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6646in"/>
    </style:style>
    <style:style style:name="co3" style:family="table-column">
      <style:table-column-properties fo:break-before="auto" style:column-width="0.8819in"/>
    </style:style>
    <style:style style:name="co4" style:family="table-column">
      <style:table-column-properties fo:break-before="auto" style:column-width="0.4102in"/>
    </style:style>
    <style:style style:name="co5" style:family="table-column">
      <style:table-column-properties fo:break-before="auto" style:column-width="6.8016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489in" fo:break-before="auto" style:use-optimal-row-height="true"/>
    </style:style>
    <style:style style:name="ro4" style:family="table-row">
      <style:table-row-properties style:row-height="0.8in" fo:break-before="auto" style:use-optimal-row-height="true"/>
    </style:style>
    <style:style style:name="ro5" style:family="table-row">
      <style:table-row-properties style:row-height="0.6445in" fo:break-before="auto" style:use-optimal-row-height="true"/>
    </style:style>
    <style:style style:name="ro6" style:family="table-row">
      <style:table-row-properties style:row-height="0.9555in" fo:break-before="auto" style:use-optimal-row-height="true"/>
    </style:style>
    <style:style style:name="ro7" style:family="table-row">
      <style:table-row-properties style:row-height="1.111in" fo:break-before="auto" style:use-optimal-row-height="true"/>
    </style:style>
    <style:style style:name="ro8" style:family="table-row">
      <style:table-row-properties style:row-height="1.2665in" fo:break-before="auto" style:use-optimal-row-height="true"/>
    </style:style>
    <style:style style:name="ro9" style:family="table-row">
      <style:table-row-properties style:row-height="1.8882in" fo:break-before="auto" style:use-optimal-row-height="true"/>
    </style:style>
    <style:style style:name="ro10" style:family="table-row">
      <style:table-row-properties style:row-height="1.422in" fo:break-before="auto" style:use-optimal-row-height="true"/>
    </style:style>
    <style:style style:name="ro11" style:family="table-row">
      <style:table-row-properties style:row-height="2.0437in" fo:break-before="auto" style:use-optimal-row-height="true"/>
    </style:style>
    <style:style style:name="ro12" style:family="table-row">
      <style:table-row-properties style:row-height="1.5772in" fo:break-before="auto" style:use-optimal-row-height="true"/>
    </style:style>
    <style:style style:name="ro13" style:family="table-row">
      <style:table-row-properties style:row-height="1.7327in" fo:break-before="auto" style:use-optimal-row-height="true"/>
    </style:style>
    <style:style style:name="ro14" style:family="table-row">
      <style:table-row-properties style:row-height="2.3547in" fo:break-before="auto" style:use-optimal-row-height="true"/>
    </style:style>
    <style:style style:name="ro15" style:family="table-row">
      <style:table-row-properties style:row-height="2.5102in" fo:break-before="auto" style:use-optimal-row-height="true"/>
    </style:style>
    <style:style style:name="ro16" style:family="table-row">
      <style:table-row-properties style:row-height="2.1992in" fo:break-before="auto" style:use-optimal-row-height="true"/>
    </style:style>
    <style:style style:name="ro17" style:family="table-row">
      <style:table-row-properties style:row-height="2.6661in" fo:break-before="auto" style:use-optimal-row-height="true"/>
    </style:style>
    <style:style style:name="ro18" style:family="table-row">
      <style:table-row-properties style:row-height="2.9764in" fo:break-before="auto" style:use-optimal-row-height="true"/>
    </style:style>
    <style:style style:name="ro19" style:family="table-row">
      <style:table-row-properties style:row-height="2.8217in" fo:break-before="auto" style:use-optimal-row-height="true"/>
    </style:style>
    <style:style style:name="ro20" style:family="table-row">
      <style:table-row-properties style:row-height="3.1319in" fo:break-before="auto" style:use-optimal-row-height="true"/>
    </style:style>
    <style:style style:name="ro21" style:family="table-row">
      <style:table-row-properties style:row-height="3.5984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labels_3" table:style-name="ta1">
        <office:forms form:automatic-focus="false" form:apply-design-mode="false"/>
        <table:table-column table:style-name="co1" table:default-cell-style-name="Default"/>
        <table:table-column table:style-name="co2" table:default-cell-style-name="ce1"/>
        <table:table-column table:style-name="co3" table:number-columns-repeated="2" table:default-cell-style-name="Default"/>
        <table:table-column table:style-name="co4" table:default-cell-style-name="Default"/>
        <table:table-column table:style-name="co5" table:default-cell-style-name="ce1"/>
        <table:table-row table:style-name="ro1">
          <table:table-cell office:value-type="string" calcext:value-type="string">
            <text:p>id</text:p>
          </table:table-cell>
          <table:table-cell table:style-name="ce2"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text:p>label</text:p>
          </table:table-cell>
          <table:table-cell table:style-name="ce2" office:value-type="string" calcext:value-type="string">
            <text:p>para</text:p>
          </table:table-cell>
        </table:table-row>
        <table:table-row table:style-name="ro1" table:visibility="filter">
          <table:table-cell office:value-type="float" office:value="1602.06797" calcext:value-type="float">
            <text:p>1602.06797</text:p>
          </table:table-cell>
          <table:table-cell office:value-type="string" calcext:value-type="string">
            <text:p>data</text:p>
          </table:table-cell>
          <table:table-cell office:value-type="float" office:value="6" calcext:value-type="float">
            <text:p>6</text:p>
          </table:table-cell>
          <table:table-cell/>
          <table:table-cell office:value-type="float" office:value="0" calcext:value-type="float">
            <text:p>0</text:p>
          </table:table-cell>
          <table:table-cell office:value-type="string" calcext:value-type="string">
            <text:p>of data with given labels.</text:p>
          </table:table-cell>
        </table:table-row>
        <table:table-row table:style-name="ro1" table:visibility="filter">
          <table:table-cell office:value-type="float" office:value="1602.06797" calcext:value-type="float">
            <text:p>1602.06797</text:p>
          </table:table-cell>
          <table:table-cell office:value-type="string" calcext:value-type="string">
            <text:p>data</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Guan. sparse co-occurrence data. Computer Society.</text:p>
          </table:table-cell>
        </table:table-row>
        <table:table-row table:style-name="ro1" table:visibility="filter">
          <table:table-cell office:value-type="float" office:value="1602.06797" calcext:value-type="float">
            <text:p>1602.06797</text:p>
          </table:table-cell>
          <table:table-cell office:value-type="string" calcext:value-type="string">
            <text:p>data</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Figure 5: Inﬂuence of labeled data, where the x-axis is the ratio</text:p>
          </table:table-cell>
        </table:table-row>
        <table:table-row table:style-name="ro1" table:visibility="filter">
          <table:table-cell office:value-type="float" office:value="1602.06797" calcext:value-type="float">
            <text:p>1602.06797</text:p>
          </table:table-cell>
          <table:table-cell office:value-type="string" calcext:value-type="string">
            <text:p>data</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In other words, µk is equal to the mean of all the data points assigned to cluster k.</text:p>
          </table:table-cell>
        </table:table-row>
        <table:table-row table:style-name="ro2" table:visibility="filter">
          <table:table-cell office:value-type="float" office:value="1602.06797" calcext:value-type="float">
            <text:p>1602.06797</text:p>
          </table:table-cell>
          <table:table-cell office:value-type="string" calcext:value-type="string">
            <text:p>data</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metric-learn-ave-vec also uses the metric learning method, and learns to project an averaged word vector into a 100-dimensional vector based on labeled data.</text:p>
          </table:table-cell>
        </table:table-row>
        <table:table-row table:style-name="ro2" table:visibility="filter">
          <table:table-cell office:value-type="float" office:value="1602.06797" calcext:value-type="float">
            <text:p>1602.06797</text:p>
          </table:table-cell>
          <table:table-cell office:value-type="string" calcext:value-type="string">
            <text:p>data</text:p>
          </table:table-cell>
          <table:table-cell office:value-type="float" office:value="30" calcext:value-type="float">
            <text:p>30</text:p>
          </table:table-cell>
          <table:table-cell/>
          <table:table-cell office:value-type="float" office:value="0" calcext:value-type="float">
            <text:p>0</text:p>
          </table:table-cell>
          <table:table-cell office:value-type="string" calcext:value-type="string">
            <text:p>the metric learning method proposed by Weinberger et al. (2005), and learns to project a bag-of-words vector into a 300-dimensional vector based on labeled data.</text:p>
          </table:table-cell>
        </table:table-row>
        <table:table-row table:style-name="ro2" table:visibility="filter">
          <table:table-cell office:value-type="float" office:value="1602.06797" calcext:value-type="float">
            <text:p>1602.06797</text:p>
          </table:table-cell>
          <table:table-cell office:value-type="string" calcext:value-type="string">
            <text:p>data</text:p>
          </table:table-cell>
          <table:table-cell office:value-type="float" office:value="32" calcext:value-type="float">
            <text:p>32</text:p>
          </table:table-cell>
          <table:table-cell/>
          <table:table-cell office:value-type="float" office:value="0" calcext:value-type="float">
            <text:p>0</text:p>
          </table:table-cell>
          <table:table-cell office:value-type="string" calcext:value-type="string">
            <text:p>[Davidson and Basu2007] Ian Davidson and Sugato Basu. 2007. A survey of clustering with instance level constraints. ACM Transactions on Knowledge Discovery from Data, 1:1–41.</text:p>
          </table:table-cell>
        </table:table-row>
        <table:table-row table:style-name="ro2" table:visibility="filter">
          <table:table-cell office:value-type="float" office:value="1602.06797" calcext:value-type="float">
            <text:p>1602.06797</text:p>
          </table:table-cell>
          <table:table-cell office:value-type="string" calcext:value-type="string">
            <text:p>data</text:p>
          </table:table-cell>
          <table:table-cell office:value-type="float" office:value="32" calcext:value-type="float">
            <text:p>32</text:p>
          </table:table-cell>
          <table:table-cell/>
          <table:table-cell office:value-type="float" office:value="0" calcext:value-type="float">
            <text:p>0</text:p>
          </table:table-cell>
          <table:table-cell office:value-type="string" calcext:value-type="string">
            <text:p>[Hinton and Salakhutdinov2006] Geoffrey E Hinton and Ruslan R Salakhutdinov. 2006. Reducing the dimensionality of data with neural networks. Science, 313(5786):504–507.</text:p>
          </table:table-cell>
        </table:table-row>
        <table:table-row table:style-name="ro2" table:visibility="filter">
          <table:table-cell office:value-type="float" office:value="1602.06797" calcext:value-type="float">
            <text:p>1602.06797</text:p>
          </table:table-cell>
          <table:table-cell office:value-type="string" calcext:value-type="string">
            <text:p>data</text:p>
          </table:table-cell>
          <table:table-cell office:value-type="float" office:value="38" calcext:value-type="float">
            <text:p>38</text:p>
          </table:table-cell>
          <table:table-cell/>
          <table:table-cell office:value-type="float" office:value="0" calcext:value-type="float">
            <text:p>0</text:p>
          </table:table-cell>
          <table:table-cell office:value-type="string" calcext:value-type="string">
            <text:p>k-means algorithm. In this step, we also calculate the mappings between the given labels {yi} and the cluster IDs (with the Hungarian algorithm) based on cluster assignments of all labeled data.</text:p>
          </table:table-cell>
        </table:table-row>
        <table:table-row table:style-name="ro3" table:visibility="filter">
          <table:table-cell office:value-type="float" office:value="1602.06797" calcext:value-type="float">
            <text:p>1602.06797</text:p>
          </table:table-cell>
          <table:table-cell office:value-type="string" calcext:value-type="string">
            <text:p>data</text:p>
          </table:table-cell>
          <table:table-cell office:value-type="float" office:value="55" calcext:value-type="float">
            <text:p>55</text:p>
          </table:table-cell>
          <table:table-cell/>
          <table:table-cell office:value-type="float" office:value="0" calcext:value-type="float">
            <text:p>0</text:p>
          </table:table-cell>
          <table:table-cell office:value-type="string" calcext:value-type="string">
            <text:p>By increasing the value of α, we acquired progressive improvements, and reached to the peak point at α=0.01. After that, the performance dropped. Therefore, we choose α=0.01 in the following experiments. This results also indicate that the unlabeled data are useful for the text representation learning process.</text:p>
          </table:table-cell>
        </table:table-row>
        <table:table-row table:style-name="ro3" table:visibility="filter">
          <table:table-cell office:value-type="float" office:value="1602.06797" calcext:value-type="float">
            <text:p>1602.06797</text:p>
          </table:table-cell>
          <table:table-cell office:value-type="string" calcext:value-type="string">
            <text:p>data</text:p>
          </table:table-cell>
          <table:table-cell office:value-type="float" office:value="66" calcext:value-type="float">
            <text:p>66</text:p>
          </table:table-cell>
          <table:table-cell/>
          <table:table-cell office:value-type="float" office:value="0" calcext:value-type="float">
            <text:p>0</text:p>
          </table:table-cell>
          <table:table-cell office:value-type="string" calcext:value-type="string">
            <text:p>(4), which tunes the importance of unlabeled data. We varied α among {0.00001, 0.0001, 0.001, 0.01, 0.1}, and remain the other options as the last experiment. Figure 4 shows the AMIs from both CNN and LSTM models. We found that the clustering performance is not good when using a very small α.</text:p>
          </table:table-cell>
        </table:table-row>
        <table:table-row table:style-name="ro4" table:visibility="filter">
          <table:table-cell office:value-type="float" office:value="1602.06797" calcext:value-type="float">
            <text:p>1602.06797</text:p>
          </table:table-cell>
          <table:table-cell office:value-type="string" calcext:value-type="string">
            <text:p>data</text:p>
          </table:table-cell>
          <table:table-cell office:value-type="float" office:value="72" calcext:value-type="float">
            <text:p>72</text:p>
          </table:table-cell>
          <table:table-cell/>
          <table:table-cell office:value-type="float" office:value="0" calcext:value-type="float">
            <text:p>0</text:p>
          </table:table-cell>
          <table:table-cell office:value-type="string" calcext:value-type="string">
            <text:p>The classical k-means algorithm only uses unlabeled data, and solves the clustering problem under the unsupervised learning framework. As already mentioned, the clustering results may not be consistent to our intention. In order to acquire useful clustering results, some supervised information should be introduced into the learning procedure. To this end, we employ a small amount of labeled data to guide the clustering process.</text:p>
          </table:table-cell>
        </table:table-row>
        <table:table-row table:style-name="ro5" table:visibility="filter">
          <table:table-cell office:value-type="float" office:value="1602.06797" calcext:value-type="float">
            <text:p>1602.06797</text:p>
          </table:table-cell>
          <table:table-cell office:value-type="string" calcext:value-type="string">
            <text:p>data</text:p>
          </table:table-cell>
          <table:table-cell office:value-type="float" office:value="72" calcext:value-type="float">
            <text:p>72</text:p>
          </table:table-cell>
          <table:table-cell/>
          <table:table-cell office:value-type="float" office:value="0" calcext:value-type="float">
            <text:p>0</text:p>
          </table:table-cell>
          <table:table-cell office:value-type="string" calcext:value-type="string">
            <text:p>num_dim <text:s/>  <text:s/>  <text:s/> alpha <text:s/>  <text:s/>  <text:s/>  <text:s/> 0.2 0.25 0.3 0.35 0.4 0.45 50 100 300 500 1000 AMI CNN LSTM 0 0.05 0.1 0.15 0.2 0.25 0.3 0.35 0.4 0.45 0.5 0.00001 0.0001 0.001 0.01 0.1 AMI CNN LSTM 0 0.05 0.1 0.15 0.2 0.25 0.3 0.35 0.4 0.45 0.01 0.02 0.03 0.04 0.05 0.06 0.07 0.08 0.09 0.1 AMI CNN LSTM Figure 4: Inﬂuence of unlabeled data, where the x-axis is α in</text:p>
          </table:table-cell>
        </table:table-row>
        <table:table-row table:style-name="ro5" table:visibility="filter">
          <table:table-cell office:value-type="float" office:value="1602.06797" calcext:value-type="float">
            <text:p>1602.06797</text:p>
          </table:table-cell>
          <table:table-cell office:value-type="string" calcext:value-type="string">
            <text:p>data</text:p>
          </table:table-cell>
          <table:table-cell office:value-type="float" office:value="86" calcext:value-type="float">
            <text:p>86</text:p>
          </table:table-cell>
          <table:table-cell/>
          <table:table-cell office:value-type="float" office:value="0" calcext:value-type="float">
            <text:p>0</text:p>
          </table:table-cell>
          <table:table-cell office:value-type="string" calcext:value-type="string">
            <text:p>The assign cluster step minimizes Jsemi with respect to {rnk} by keeping f (·) and {µk} ﬁxed. Its goal is to assign a cluster ID for each data point. We can see that the second term in Eq. (4) has no relation with {rnk}. Thus, we only need to minimize the ﬁrst term by assigning each text to its nearest cluster centroid, which is identical to the E-step in the</text:p>
          </table:table-cell>
        </table:table-row>
        <table:table-row table:style-name="ro3" table:visibility="filter">
          <table:table-cell office:value-type="float" office:value="1602.06797" calcext:value-type="float">
            <text:p>1602.06797</text:p>
          </table:table-cell>
          <table:table-cell office:value-type="string" calcext:value-type="string">
            <text:p>data</text:p>
          </table:table-cell>
          <table:table-cell office:value-type="float" office:value="94" calcext:value-type="float">
            <text:p>94</text:p>
          </table:table-cell>
          <table:table-cell/>
          <table:table-cell office:value-type="float" office:value="0" calcext:value-type="float">
            <text:p>0</text:p>
          </table:table-cell>
          <table:table-cell office:value-type="string" calcext:value-type="string">
            <text:p>where δ(x1, x2)=1 if x1 is equal to x2, otherwise δ(x1, x2)=0, and δ(x)=1 if x is true, otherwise δ(x)=0. The ﬁrst term in the numerator of Eq. (5) is the contributions from all data points, and αrnk is the weight of sn for µk. The second term is acquired from labeled data, and wnk is the weight of a labeled instance sn for µk.</text:p>
          </table:table-cell>
        </table:table-row>
        <table:table-row table:style-name="ro6" table:visibility="filter">
          <table:table-cell office:value-type="float" office:value="1602.06797" calcext:value-type="float">
            <text:p>1602.06797</text:p>
          </table:table-cell>
          <table:table-cell office:value-type="string" calcext:value-type="string">
            <text:p>data</text:p>
          </table:table-cell>
          <table:table-cell office:value-type="float" office:value="96" calcext:value-type="float">
            <text:p>96</text:p>
          </table:table-cell>
          <table:table-cell/>
          <table:table-cell office:value-type="float" office:value="0" calcext:value-type="float">
            <text:p>0</text:p>
          </table:table-cell>
          <table:table-cell office:value-type="string" calcext:value-type="string">
            <text:p>We designed two classiﬁers (cnn-classiﬁer and lstm-classiﬁer) by adding a softmax layer on top of our CNN and LSTM models. We trained these two classiﬁers with labeled data, and utilized them to predict labels for unlabeled data. We also built two text representation models (“cnn-represent.” and “lstm-represent.”) by setting parameters of our CNN and LSTM models with the corresponding parameters in cnn-classiﬁer and lstm-classiﬁer. Then, we used them to represent short texts into vectors, and applied the k-means algorithm for clustering.</text:p>
          </table:table-cell>
        </table:table-row>
        <table:table-row table:style-name="ro4" table:visibility="filter">
          <table:table-cell office:value-type="float" office:value="1602.06797" calcext:value-type="float">
            <text:p>1602.06797</text:p>
          </table:table-cell>
          <table:table-cell office:value-type="string" calcext:value-type="string">
            <text:p>data</text:p>
          </table:table-cell>
          <table:table-cell office:value-type="float" office:value="100" calcext:value-type="float">
            <text:p>100</text:p>
          </table:table-cell>
          <table:table-cell/>
          <table:table-cell office:value-type="float" office:value="0" calcext:value-type="float">
            <text:p>0</text:p>
          </table:table-cell>
          <table:table-cell office:value-type="string" calcext:value-type="string">
            <text:p>The k-means algorithm optimizes Junsup through the gradient descent approach, and results in an iterative procedure (Bishop, 2006). Each iteration In the Einvolves two steps: E-step and M-step. step, the algorithm minimizes Junsup with respect to {rnk} by keeping {µk} ﬁxed. Junsup is a linear function for {rnk}, so we can optimize for each data point separately by simply assigning the n-th data point to the closest cluster centroid. In the M-step, the algorithm minimizes Junsup with respect to {µk}</text:p>
          </table:table-cell>
        </table:table-row>
        <table:table-row table:style-name="ro7" table:visibility="filter">
          <table:table-cell office:value-type="float" office:value="1602.06797" calcext:value-type="float">
            <text:p>1602.06797</text:p>
          </table:table-cell>
          <table:table-cell office:value-type="string" calcext:value-type="string">
            <text:p>data</text:p>
          </table:table-cell>
          <table:table-cell office:value-type="float" office:value="116" calcext:value-type="float">
            <text:p>116</text:p>
          </table:table-cell>
          <table:table-cell/>
          <table:table-cell office:value-type="float" office:value="0" calcext:value-type="float">
            <text:p>0</text:p>
          </table:table-cell>
          <table:table-cell office:value-type="string" calcext:value-type="string">
            <text:p>In this paper, we propose a uniﬁed framework for the short text clustering task. We employ a deep neural network model to represent short sentences, and integrate it into a semi-supervised algorithm. Concretely, we extend the objective in the classical unsupervised k-means algorithm by adding a penalty term from labeled data. Thus, the new objective covers three key groups of parameters: centroids of clusters, the cluster assignment for each text, and the parameters within deep neural networks. In the training procedure, we start from random initialization of centroids and neural networks, and then optimize the objective iteratively through three steps until converge:</text:p>
          </table:table-cell>
        </table:table-row>
        <table:table-row table:style-name="ro8" table:visibility="filter">
          <table:table-cell office:value-type="float" office:value="1602.06797" calcext:value-type="float">
            <text:p>1602.06797</text:p>
          </table:table-cell>
          <table:table-cell office:value-type="string" calcext:value-type="string">
            <text:p>data</text:p>
          </table:table-cell>
          <table:table-cell office:value-type="float" office:value="178" calcext:value-type="float">
            <text:p>178</text:p>
          </table:table-cell>
          <table:table-cell/>
          <table:table-cell office:value-type="float" office:value="0" calcext:value-type="float">
            <text:p>0</text:p>
          </table:table-cell>
          <table:table-cell office:value-type="string" calcext:value-type="string">
            <text:p>The objective function contains two terms. The ﬁrst term is adapted from the unsupervised k-means algorithm in Eq. (1), and the second term is deﬁned to encourage labeled data being clustered in correlation with the given labels. α ∈ [0, 1] is used to tune the importance of unlabeled data. The second term contains two parts. The ﬁrst part penalizes large distance between each labeled instance and its correct cluster centroid, where gn = G(yn) is the cluster ID mapped from the given label yn, and the mapping function G(·) is implemented with the Hungarian algorithm (Munkres, 1957). The second part is denoted as a hinge loss with a margin l, where [x]+ = max(x, 0). This part incurs some loss if the distance to the correct centroid is not shorter (by the margin l) than distances to any of incorrect cluster centroids.</text:p>
          </table:table-cell>
        </table:table-row>
        <table:table-row table:style-name="ro9" table:visibility="filter">
          <table:table-cell office:value-type="float" office:value="1602.06797" calcext:value-type="float">
            <text:p>1602.06797</text:p>
          </table:table-cell>
          <table:table-cell office:value-type="string" calcext:value-type="string">
            <text:p>data</text:p>
          </table:table-cell>
          <table:table-cell office:value-type="float" office:value="198" calcext:value-type="float">
            <text:p>198</text:p>
          </table:table-cell>
          <table:table-cell/>
          <table:table-cell office:value-type="float" office:value="0" calcext:value-type="float">
            <text:p>0</text:p>
          </table:table-cell>
          <table:table-cell office:value-type="string" calcext:value-type="string">
            <text:p>clustering methods Existing constraint-based and fall representation-based. In constraint-based methods (Davidson and Basu, 2007), some labeled information is used to constrain the clustering process. In representation-based methods (Bair, 2013), a representation model is ﬁrst trained to satisfy the labeled information, and all data points are clustered based on representations from the representation model. Bilenko et al. (2004) proposed to integrate there two methods into a uniﬁed framework, which shares the same idea of our proposed method. However, they only employed the metric learning model for representation learning, which is a linear projection. Whereas, our method utilized deep learning models to learn representations in a more ﬂexible non-linear space. Xu et al. (2015) also employed deep learning models for short text clustering. However, their method separated the representation learning process from the clustering process, so it belongs to the representation-based method. Whereas, our method combined the representation learning process and the clustering process together, and utilized both labeled data and unlabeled data for representation learning and clustering.</text:p>
          </table:table-cell>
        </table:table-row>
        <table:table-row table:style-name="ro5">
          <table:table-cell office:value-type="float" office:value="1602.06797" calcext:value-type="float">
            <text:p>1602.06797</text:p>
          </table:table-cell>
          <table:table-cell office:value-type="string" calcext:value-type="string">
            <text:p>data, dataset</text:p>
          </table:table-cell>
          <table:table-cell office:value-type="float" office:value="81" calcext:value-type="float">
            <text:p>81</text:p>
          </table:table-cell>
          <table:table-cell/>
          <table:table-cell office:value-type="float" office:value="0" calcext:value-type="float">
            <text:p>0</text:p>
          </table:table-cell>
          <table:table-cell office:value-type="string" calcext:value-type="string">
            <text:p>Third, we tested the inﬂuence of the size of labeled data. We tuned the ratio of labeled instances from the whole dataset among [1%, 10%], and kept the other conﬁgurations as the previous experiment. The AMIs are shown in Figure 5. We can see that the more labeled data we use, the better performance we get. Therefore, the labeled data are quite useful for the clustering process.</text:p>
          </table:table-cell>
        </table:table-row>
        <table:table-row table:style-name="ro4">
          <table:table-cell office:value-type="float" office:value="1602.06797" calcext:value-type="float">
            <text:p>1602.06797</text:p>
          </table:table-cell>
          <table:table-cell office:value-type="string" calcext:value-type="string">
            <text:p>data, dataset</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labels in the dataset. We then trained the model through the classiﬁcation task using all labeled data. After this process, we removed the top layer, and used the remaining parameters to initialize our CNN and LSTM models. The performance for our models with and without pre-training strategy are given in Figure 6. We can see that the pre-training strategy is quite effective for our models. Therefore, we use the pre-training strategy in the following experiments.</text:p>
          </table:table-cell>
        </table:table-row>
        <table:table-row table:style-name="ro4">
          <table:table-cell office:value-type="float" office:value="1602.06797" calcext:value-type="float">
            <text:p>1602.06797</text:p>
          </table:table-cell>
          <table:table-cell office:value-type="string" calcext:value-type="string">
            <text:p>data, dataset</text:p>
          </table:table-cell>
          <table:table-cell office:value-type="float" office:value="89" calcext:value-type="float">
            <text:p>89</text:p>
          </table:table-cell>
          <table:table-cell/>
          <table:table-cell office:value-type="float" office:value="0" calcext:value-type="float">
            <text:p>0</text:p>
          </table:table-cell>
          <table:table-cell office:value-type="string" calcext:value-type="string">
            <text:p>In this paper, we proposed a semi-supervised clustering algorithm for short texts. We utilized deep learning models to learn representations for short texts, and employed a small amount of labeled data to specify our intention for clustering. We integrated the representation learning process and the clustering process into a uniﬁed framework, so that both of the two processes get some beneﬁts from labeled data and unlabeled data. Experimental results on four datasets show that our method is more effective than other competitors.</text:p>
          </table:table-cell>
        </table:table-row>
        <table:table-row table:style-name="ro4">
          <table:table-cell office:value-type="float" office:value="1602.06797" calcext:value-type="float">
            <text:p>1602.06797</text:p>
          </table:table-cell>
          <table:table-cell office:value-type="string" calcext:value-type="string">
            <text:p>data, dataset</text:p>
          </table:table-cell>
          <table:table-cell office:value-type="float" office:value="124" calcext:value-type="float">
            <text:p>124</text:p>
          </table:table-cell>
          <table:table-cell/>
          <table:table-cell office:value-type="float" office:value="0" calcext:value-type="float">
            <text:p>0</text:p>
          </table:table-cell>
          <table:table-cell office:value-type="string" calcext:value-type="string">
            <text:p>Following Section 2, we represent each text s as a dense vector x via neural networks f (s). Instead of training the text representation model separately, we integrate the training process into the k-means algorithm, so that both the labeled data and the unlabeled data can be used for representation learning and text clustering. Let us denote the labeled data set as {(s1, y1), (s2, y2), ..., (sL, yL)}, and the unlabeled data set as {sL+1, sL+2, ..., sN }, where yi is the given label for si. We then deﬁne the objective function as:</text:p>
          </table:table-cell>
        </table:table-row>
        <table:table-row table:style-name="ro10">
          <table:table-cell office:value-type="float" office:value="1602.06797" calcext:value-type="float">
            <text:p>1602.06797</text:p>
          </table:table-cell>
          <table:table-cell office:value-type="string" calcext:value-type="string">
            <text:p>data, dataset</text:p>
          </table:table-cell>
          <table:table-cell office:value-type="float" office:value="151" calcext:value-type="float">
            <text:p>151</text:p>
          </table:table-cell>
          <table:table-cell/>
          <table:table-cell office:value-type="float" office:value="0" calcext:value-type="float">
            <text:p>0</text:p>
          </table:table-cell>
          <table:table-cell office:value-type="string" calcext:value-type="string">
            <text:p>In this work, we propose a semi-supervised method for short text clustering, where we represent texts as distributed vectors with neural networks, and use a small amount of labeled data to specify our intention for clustering. We design a novel objective to combine the representation learning process and the kmeans clustering process together, and optimize the objective with both labeled data and unlabeled data iteratively until convergence through three steps: (1) assign each short text to its nearest centroid based on its representation from the current neural networks; (2) reestimate the cluster centroids based on cluster assignments from step (1); (3) update neural networks according to the objective by keeping centroids and cluster assignments ﬁxed. Experimental results on four datasets show that our method works signiﬁcantly better than several other text clustering methods.</text:p>
          </table:table-cell>
        </table:table-row>
        <table:table-row table:style-name="ro10">
          <table:table-cell office:value-type="float" office:value="1602.06797" calcext:value-type="float">
            <text:p>1602.06797</text:p>
          </table:table-cell>
          <table:table-cell office:value-type="string" calcext:value-type="string">
            <text:p>data, dataset</text:p>
          </table:table-cell>
          <table:table-cell office:value-type="float" office:value="156" calcext:value-type="float">
            <text:p>156</text:p>
          </table:table-cell>
          <table:table-cell/>
          <table:table-cell office:value-type="float" office:value="0" calcext:value-type="float">
            <text:p>0</text:p>
          </table:table-cell>
          <table:table-cell office:value-type="string" calcext:value-type="string">
            <text:p>Table 4 summarizes the results of all systems on each dataset, where “semi-cnn” is our semisupervised clustering algorithm with the CNN model, and “semi-lstm” is our semi-supervised clustering algorithm with the LSTM model. We grouped all the systems into three categories: unsupervised (Unsup.), supervised (Sup.), and semi-supervised (Semisup.) 2. We found that the supervised systems worked much better than the unsupervised counterparts, which implies that the small amount of labeled data is necessary for better performance. We also noticed that within the supervised systems, the systems using deep learning (CNN or LSTM) models worked better than the systems using metric learning method, which shows the power of deep learning models for short text modeling. Our “semi-cnn” system got the best performance on almost all the datasets.</text:p>
          </table:table-cell>
        </table:table-row>
        <table:table-row table:style-name="ro7">
          <table:table-cell office:value-type="float" office:value="1602.06797" calcext:value-type="float">
            <text:p>1602.06797</text:p>
          </table:table-cell>
          <table:table-cell office:value-type="string" calcext:value-type="string">
            <text:p>data, dataset</text:p>
          </table:table-cell>
          <table:table-cell office:value-type="float" office:value="182" calcext:value-type="float">
            <text:p>182</text:p>
          </table:table-cell>
          <table:table-cell/>
          <table:table-cell office:value-type="float" office:value="0" calcext:value-type="float">
            <text:p>0</text:p>
          </table:table-cell>
          <table:table-cell office:value-type="string" calcext:value-type="string">
            <text:p>Given a set of texts {s1, s2, ..., sN }, we represent them as a set of data points {x1, x2, ..., xN }, where xi can be a bag-of-words or TF-IDF vector in traditional approaches, or a dense vector in Section 2. The task of text clustering is to partition the data set into some number K of clusters, such that the sum of the squared distance of each data point to its closest cluster centroid is minimized. For each data point xn, we deﬁne a set of binary variables rnk ∈ {0, 1}, where k ∈ {1, ..., K} describing which of the K clusters xn is assigned to. So that if xn is assigned to cluster k, then rnk = 1, and rnj = 0 for j (cid:54)= k. Let’s deﬁne µk as the centroid of the k-th cluster. We can then formulate the objective function as</text:p>
          </table:table-cell>
        </table:table-row>
        <table:table-row table:style-name="ro11">
          <table:table-cell office:value-type="float" office:value="1602.06797" calcext:value-type="float">
            <text:p>1602.06797</text:p>
          </table:table-cell>
          <table:table-cell office:value-type="string" calcext:value-type="string">
            <text:p>data, dataset</text:p>
          </table:table-cell>
          <table:table-cell office:value-type="float" office:value="261" calcext:value-type="float">
            <text:p>261</text:p>
          </table:table-cell>
          <table:table-cell/>
          <table:table-cell office:value-type="float" office:value="1" calcext:value-type="float">
            <text:p>1</text:p>
          </table:table-cell>
          <table:table-cell office:value-type="string" calcext:value-type="string">
            <text:p>We evaluate our method on four short text datasets. (1) question type is the TREC question dataset (Li and Roth, 2002), where all the questions are classiﬁed into 6 categories: abbreviation, description, (2) ag news entity, human, location and numeric. dataset contains short texts extracted from the AG’s news corpus, where all the texts are classiﬁed into 4 categories: World, Sports, Business, and Sci/Tech (Zhang and LeCun, 2015). (3) dbpedia is the DBpedia ontology dataset, which is constructed by picking 14 non-overlapping classes from DBpedia 2014 (4) yahoo answer is the (Lehmann et al., 2014). 10 topics classiﬁcation dataset extracted from Yahoo! Answers Comprehensive Questions and Answers version 1.0 dataset by Zhang and LeCun (2015). We use all the 5,952 questions for the question type dataset. But the other three datasets contain too many instances (e.g. 1,400,000 instances in yahoo answer). Running clustering experiments on such a large dataset is quite inefﬁcient. Following the same solution in (Xu et al., 2015), we randomly choose 1,000 samples for each classes individually for the other three datasets. Within each dataset, we randomly sample 10% of the instances as labeled data, and evaluate the performance on the remaining 90% instances. Table 3 summarizes the statistics of these datasets.</text:p>
          </table:table-cell>
        </table:table-row>
        <table:table-row table:style-name="ro1">
          <table:table-cell office:value-type="float" office:value="1602.06797" calcext:value-type="float">
            <text:p>1602.06797</text:p>
          </table:table-cell>
          <table:table-cell office:value-type="string" calcext:value-type="string">
            <text:p>datase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dataset</text:p>
          </table:table-cell>
        </table:table-row>
        <table:table-row table:style-name="ro1">
          <table:table-cell office:value-type="float" office:value="1602.06797" calcext:value-type="float">
            <text:p>1602.06797</text:p>
          </table:table-cell>
          <table:table-cell office:value-type="string" calcext:value-type="string">
            <text:p>dataset</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Table 3: Statistics for the short text datasets</text:p>
          </table:table-cell>
        </table:table-row>
        <table:table-row table:style-name="ro1">
          <table:table-cell office:value-type="float" office:value="1602.06797" calcext:value-type="float">
            <text:p>1602.06797</text:p>
          </table:table-cell>
          <table:table-cell office:value-type="string" calcext:value-type="string">
            <text:p>dataset</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Table 4: Performance of all systems on each dataset.</text:p>
          </table:table-cell>
        </table:table-row>
        <table:table-row table:style-name="ro2">
          <table:table-cell office:value-type="float" office:value="1602.06797" calcext:value-type="float">
            <text:p>1602.06797</text:p>
          </table:table-cell>
          <table:table-cell office:value-type="string" calcext:value-type="string">
            <text:p>dataset</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Experimental results on four different datasets show that our method achieves signiﬁcant improvements over several other text clustering methods.</text:p>
          </table:table-cell>
        </table:table-row>
        <table:table-row table:style-name="ro3">
          <table:table-cell office:value-type="float" office:value="1602.06797" calcext:value-type="float">
            <text:p>1602.06797</text:p>
          </table:table-cell>
          <table:table-cell office:value-type="string" calcext:value-type="string">
            <text:p>dataset</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In following parts, we ﬁrst describe our neural network models for text representaion (Section 2). Then we introduce our semi-supervised clustering method and the learning algorithm (Section 3). Finally, we evaluate our method on four different datasets (Section 4).</text:p>
          </table:table-cell>
        </table:table-row>
        <table:table-row table:style-name="ro3">
          <table:table-cell office:value-type="float" office:value="1602.06797" calcext:value-type="float">
            <text:p>1602.06797</text:p>
          </table:table-cell>
          <table:table-cell office:value-type="string" calcext:value-type="string">
            <text:p>dataset</text:p>
          </table:table-cell>
          <table:table-cell office:value-type="float" office:value="56" calcext:value-type="float">
            <text:p>56</text:p>
          </table:table-cell>
          <table:table-cell/>
          <table:table-cell office:value-type="float" office:value="0" calcext:value-type="float">
            <text:p>0</text:p>
          </table:table-cell>
          <table:table-cell office:value-type="string" calcext:value-type="string">
            <text:p>Figure 7 visualizes clustering results on the question type dataset from four representative systems. In Figure 7(a), clusters severely overlap with each other. When using the CNN sentence representation model, we can clearly identify all clusters in Figure 7(b), but the boundaries between clusters are</text:p>
          </table:table-cell>
        </table:table-row>
        <table:table-row table:style-name="ro4">
          <table:table-cell office:value-type="float" office:value="1602.06797" calcext:value-type="float">
            <text:p>1602.06797</text:p>
          </table:table-cell>
          <table:table-cell office:value-type="string" calcext:value-type="string">
            <text:p>dataset</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There are several hyper-parameters in our model, e.g., the output dimension of the text representation models, and the α in Eq. (4). The choice of these hyper-parameters may affect the ﬁnal performance. In this subsection, we present some experiments to demonstrate the properties of our model, and ﬁnd a good conﬁguration that we use to evaluate our ﬁnal model. All the experiments in this subsection were performed on the question type dataset.</text:p>
          </table:table-cell>
        </table:table-row>
        <table:table-row table:style-name="ro6">
          <table:table-cell office:value-type="float" office:value="1602.06797" calcext:value-type="float">
            <text:p>1602.06797</text:p>
          </table:table-cell>
          <table:table-cell office:value-type="string" calcext:value-type="string">
            <text:p>dataset</text:p>
          </table:table-cell>
          <table:table-cell office:value-type="float" office:value="116" calcext:value-type="float">
            <text:p>116</text:p>
          </table:table-cell>
          <table:table-cell/>
          <table:table-cell office:value-type="float" office:value="0" calcext:value-type="float">
            <text:p>0</text:p>
          </table:table-cell>
          <table:table-cell office:value-type="string" calcext:value-type="string">
            <text:p>In all experiments, we set the size of word vector dimension as d=300 1, and pre-train the word vectors with the word2vec toolkit (Mikolov et al., 2013) on the English Gigaword (LDC2011T07). The number of clusters is set to be the same number of labels in the dataset. The clustering performance is eval 1We tuned different dimensions for word vectors. When the size is small (50 or 100), performance drops signiﬁcantly. When the size is larger (300, 500 or 1000), the curve ﬂattens out. To make our model more efﬁcient, we ﬁxed it as 300.</text:p>
          </table:table-cell>
        </table:table-row>
        <table:table-row table:style-name="ro4">
          <table:table-cell office:value-type="float" office:value="1704.00783" calcext:value-type="float">
            <text:p>1704.00783</text:p>
          </table:table-cell>
          <table:table-cell office:value-type="string" calcext:value-type="string">
            <text:p>code, source code</text:p>
          </table:table-cell>
          <table:table-cell office:value-type="float" office:value="75" calcext:value-type="float">
            <text:p>75</text:p>
          </table:table-cell>
          <table:table-cell/>
          <table:table-cell office:value-type="float" office:value="0" calcext:value-type="float">
            <text:p>0</text:p>
          </table:table-cell>
          <table:table-cell office:value-type="string" calcext:value-type="string">
            <text:p>The distinction between hard takeoﬀ and soft takeoﬀ has been used to describe diﬀerent possible scenarios following the arrival of human-level artiﬁcial intelligence. The basic premise underlying these concepts is that software-based agents would have the ability to improve their own intelligence by analyzing and rewriting their source code, whereas biological organisms are signiﬁcantly more restricted in their capacity for self-improvement [1, 2, 3, 4, 5].</text:p>
          </table:table-cell>
        </table:table-row>
        <table:table-row table:style-name="ro2">
          <table:table-cell office:value-type="float" office:value="1709.00588" calcext:value-type="float">
            <text:p>1709.00588</text:p>
          </table:table-cell>
          <table:table-cell office:value-type="string" calcext:value-type="string">
            <text:p>benchmark</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Next, we use the upper bound as the performance benchmark to test our proposed algorithms.</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then the inner code can be expressed by</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end-to-end reliable communications in multi-hop wireless networks. A BATS code consists of</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over multi-hop transmissions. The inner code directly affects the empirical rank distribution that</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In this paper, we investigate the optimal inner code problem for BATS code in multi-hop</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number of columns of Φ is closely related to the performance of a BATS cod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even if the original BATS code uses a greater M , our approach still has a good performanc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A BATS code consists of an outer code and an inner code. The outer code is only performed</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Code,” IEEE Transactions on Communications, 2016, 64(2), pp: 706-714.</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forwarding node (including the source node), a random linear network code as an inner code is</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linear network code, one main research topic for BATS codes is to design an inner code with good</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node along the path. The source packets are encoded by a BATS code. More speciﬁcally, th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plays a crucial role for the design of the outer code. The destination node can utilize a belief</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BATched Sparse (BATS) code [7] as a promising new technique, is proposed to achieve th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some inherent properties of the inner code described in Eq. (1). By combining the properties with</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1" calcext:value-type="float">
            <text:p>21</text:p>
          </table:table-cell>
          <table:table-cell/>
          <table:table-cell office:value-type="float" office:value="0" calcext:value-type="float">
            <text:p>0</text:p>
          </table:table-cell>
          <table:table-cell office:value-type="string" calcext:value-type="string">
            <text:p>outer code and an inner code [7]. The outer code is a matrix generalized fountain code to generat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1" calcext:value-type="float">
            <text:p>21</text:p>
          </table:table-cell>
          <table:table-cell/>
          <table:table-cell office:value-type="float" office:value="0" calcext:value-type="float">
            <text:p>0</text:p>
          </table:table-cell>
          <table:table-cell office:value-type="string" calcext:value-type="string">
            <text:p>wireless networks. As a BATS code consists of an outer code and an inner code that typically is a random</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is a prime power. Fix an integer M ≥ 1 as the batch size. Using the outer code, a sequence of</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received packets by means of an inner code. Let Xin be a batch cached by node vk, 1 ≤ k ≤ l,</text:p>
          </table:table-cell>
        </table:table-row>
        <table:table-row table:style-name="ro2">
          <table:table-cell office:value-type="float" office:value="1709.00588" calcext:value-type="float">
            <text:p>1709.00588</text:p>
          </table:table-cell>
          <table:table-cell office:value-type="string" calcext:value-type="string">
            <text:p>code</text:p>
          </table:table-cell>
          <table:table-cell office:value-type="float" office:value="43" calcext:value-type="float">
            <text:p>43</text:p>
          </table:table-cell>
          <table:table-cell/>
          <table:table-cell office:value-type="float" office:value="0" calcext:value-type="float">
            <text:p>0</text:p>
          </table:table-cell>
          <table:table-cell office:value-type="string" calcext:value-type="string">
            <text:p>As a crucial component of BATS code, the design of inner codes has received widely atten tions [11][17]. Tang et al. [11] pointed out that the random scheduling scheme is not efﬁcient for</text:p>
          </table:table-cell>
        </table:table-row>
        <table:table-row table:style-name="ro3">
          <table:table-cell office:value-type="float" office:value="1709.00588" calcext:value-type="float">
            <text:p>1709.00588</text:p>
          </table:table-cell>
          <table:table-cell office:value-type="string" calcext:value-type="string">
            <text:p>code</text:p>
          </table:table-cell>
          <table:table-cell office:value-type="float" office:value="72" calcext:value-type="float">
            <text:p>72</text:p>
          </table:table-cell>
          <table:table-cell/>
          <table:table-cell office:value-type="float" office:value="0" calcext:value-type="float">
            <text:p>0</text:p>
          </table:table-cell>
          <table:table-cell office:value-type="string" calcext:value-type="string">
            <text:p>node. All vectors are column vectors throughout this paper. Then, we can design an outer code such that the coding rate N/n1 ≈ (cid:80)M r=1 rhl+1,r (cid:44) (cid:126)l+1 when N is sufﬁciently large [7]. In this paper, we use the average rank (cid:126)l+1 to approximate N/n1 and, then, redeﬁne transmission</text:p>
          </table:table-cell>
        </table:table-row>
        <table:table-row table:style-name="ro1" table:visibility="filter">
          <table:table-cell office:value-type="float" office:value="1709.00588" calcext:value-type="float">
            <text:p>1709.00588</text:p>
          </table:table-cell>
          <table:table-cell office:value-type="string" calcext:value-type="string">
            <text:p>data</text:p>
          </table:table-cell>
          <table:table-cell office:value-type="float" office:value="15" calcext:value-type="float">
            <text:p>15</text:p>
          </table:table-cell>
          <table:table-cell/>
          <table:table-cell office:value-type="float" office:value="0" calcext:value-type="float">
            <text:p>0</text:p>
          </table:table-cell>
          <table:table-cell office:value-type="string" calcext:value-type="string">
            <text:p>even non-replaceable in many applications. One of the biggest consumers of energy is data</text:p>
          </table:table-cell>
        </table:table-row>
        <table:table-row table:style-name="ro1" table:visibility="filter">
          <table:table-cell office:value-type="float" office:value="1709.00588" calcext:value-type="float">
            <text:p>1709.00588</text:p>
          </table:table-cell>
          <table:table-cell office:value-type="string" calcext:value-type="string">
            <text:p>data</text:p>
          </table:table-cell>
          <table:table-cell office:value-type="float" office:value="15" calcext:value-type="float">
            <text:p>15</text:p>
          </table:table-cell>
          <table:table-cell/>
          <table:table-cell office:value-type="float" office:value="0" calcext:value-type="float">
            <text:p>0</text:p>
          </table:table-cell>
          <table:table-cell office:value-type="string" calcext:value-type="string">
            <text:p>source node would like to reliably transmit data to a destination node via multiple intermediate</text:p>
          </table:table-cell>
        </table:table-row>
        <table:table-row table:style-name="ro1" table:visibility="filter">
          <table:table-cell office:value-type="float" office:value="1709.00588" calcext:value-type="float">
            <text:p>1709.00588</text:p>
          </table:table-cell>
          <table:table-cell office:value-type="string" calcext:value-type="string">
            <text:p>data</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and its neighbors) can transmit data at the same time due to the limited bandwidth resources. In</text:p>
          </table:table-cell>
        </table:table-row>
        <table:table-row table:style-name="ro2">
          <table:table-cell office:value-type="float" office:value="1709.00588" calcext:value-type="float">
            <text:p>1709.00588</text:p>
          </table:table-cell>
          <table:table-cell office:value-type="string" calcext:value-type="string">
            <text:p>data, code</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Batched sparse (BATS) code is a promising technology for reliable data transmission in multi-hop</text:p>
          </table:table-cell>
        </table:table-row>
        <table:table-row table:style-name="ro1">
          <table:table-cell office:value-type="float" office:value="1711.05683" calcext:value-type="float">
            <text:p>1711.05683</text:p>
          </table:table-cell>
          <table:table-cell office:value-type="string" calcext:value-type="string">
            <text:p>code</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4. Code examples and performance measurements</text:p>
          </table:table-cell>
        </table:table-row>
        <table:table-row table:style-name="ro2">
          <table:table-cell office:value-type="float" office:value="1711.05683" calcext:value-type="float">
            <text:p>1711.05683</text:p>
          </table:table-cell>
          <table:table-cell office:value-type="string" calcext:value-type="string">
            <text:p>code</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Listing 3. Using overloaded arithmetic operators to build up expressions using functors. If A, B and C are Hydra functors, the code above is completely legal.</text:p>
          </table:table-cell>
        </table:table-row>
        <table:table-row table:style-name="ro3">
          <table:table-cell office:value-type="float" office:value="1711.05683" calcext:value-type="float">
            <text:p>1711.05683</text:p>
          </table:table-cell>
          <table:table-cell office:value-type="string" calcext:value-type="string">
            <text:p>code</text:p>
          </table:table-cell>
          <table:table-cell office:value-type="float" office:value="39" calcext:value-type="float">
            <text:p>39</text:p>
          </table:table-cell>
          <table:table-cell/>
          <table:table-cell office:value-type="float" office:value="0" calcext:value-type="float">
            <text:p>0</text:p>
          </table:table-cell>
          <table:table-cell office:value-type="string" calcext:value-type="string">
            <text:p>Hydra overloads the basic arithmetic operators for all objects deriving from hydra:: BaseFunctor. Composition of functors is supported as well. For example, the lines shown in Listing 3 are completely legal C++11 code.</text:p>
          </table:table-cell>
        </table:table-row>
        <table:table-row table:style-name="ro3">
          <table:table-cell office:value-type="float" office:value="1711.05683" calcext:value-type="float">
            <text:p>1711.05683</text:p>
          </table:table-cell>
          <table:table-cell office:value-type="string" calcext:value-type="string">
            <text:p>code</text:p>
          </table:table-cell>
          <table:table-cell office:value-type="float" office:value="40" calcext:value-type="float">
            <text:p>40</text:p>
          </table:table-cell>
          <table:table-cell/>
          <table:table-cell office:value-type="float" office:value="0" calcext:value-type="float">
            <text:p>0</text:p>
          </table:table-cell>
          <table:table-cell office:value-type="string" calcext:value-type="string">
            <text:p>For mono-back-end applications, source ﬁles written using Hydra and standard C++ compile for GPU and CPU just exchanging the extension from .cu to .cpp and one or two compiler ﬂags. There is no need for re-factory code.</text:p>
          </table:table-cell>
        </table:table-row>
        <table:table-row table:style-name="ro7">
          <table:table-cell office:value-type="float" office:value="1711.05683" calcext:value-type="float">
            <text:p>1711.05683</text:p>
          </table:table-cell>
          <table:table-cell office:value-type="string" calcext:value-type="string">
            <text:p>code</text:p>
          </table:table-cell>
          <table:table-cell office:value-type="float" office:value="105" calcext:value-type="float">
            <text:p>105</text:p>
          </table:table-cell>
          <table:table-cell/>
          <table:table-cell office:value-type="float" office:value="0" calcext:value-type="float">
            <text:p>0</text:p>
          </table:table-cell>
          <table:table-cell office:value-type="string" calcext:value-type="string">
            <text:p>for stability and performance when running on GPUs and minimizes the overhead introduced by the user interface when engaging the actual calculations. Furthermore, the combination of static polymorphism and templates allows exposure of the maximum amount of code to the compiler, in the context in which the code will be used, contributing to activate many compile time optimizations that could not be accessible otherwise. Hydra’s interface and implementation details extensively deploy patterns and idioms that enforce thread-safety and eﬃcient memory access and management. The following list summarizes some of the main design choices adopted in Hydra:</text:p>
          </table:table-cell>
        </table:table-row>
        <table:table-row table:style-name="ro6">
          <table:table-cell office:value-type="float" office:value="1711.05683" calcext:value-type="float">
            <text:p>1711.05683</text:p>
          </table:table-cell>
          <table:table-cell office:value-type="string" calcext:value-type="string">
            <text:p>code</text:p>
          </table:table-cell>
          <table:table-cell office:value-type="float" office:value="108" calcext:value-type="float">
            <text:p>108</text:p>
          </table:table-cell>
          <table:table-cell/>
          <table:table-cell office:value-type="float" office:value="0" calcext:value-type="float">
            <text:p>0</text:p>
          </table:table-cell>
          <table:table-cell office:value-type="string" calcext:value-type="string">
            <text:p>In all situations where custom calculations need to be performed, Hydra framework instantiates algorithms to call the user’s code that is passed using functors or C++11 lambdas. Hydra adds features and type information to generic functors using the CRTP idiom. To be compliant with Hydra’s interface, the functors need to derive from the hydra::BaseFunctor&lt;Functor, ReturnType,NParameters&gt; class and to implement the __host__ __device__ Evaluate(...) method. Functor’s values can be cached. The Listing 1 shows how to implement a simple functor to calculate a Gaussian function.</text:p>
          </table:table-cell>
        </table:table-row>
        <table:table-row table:style-name="ro6">
          <table:table-cell office:value-type="float" office:value="1711.05683" calcext:value-type="float">
            <text:p>1711.05683</text:p>
          </table:table-cell>
          <table:table-cell office:value-type="string" calcext:value-type="string">
            <text:p>code open-source, data, python, code</text:p>
          </table:table-cell>
          <table:table-cell office:value-type="float" office:value="88" calcext:value-type="float">
            <text:p>88</text:p>
          </table:table-cell>
          <table:table-cell/>
          <table:table-cell office:value-type="float" office:value="0" calcext:value-type="float">
            <text:p>0</text:p>
          </table:table-cell>
          <table:table-cell office:value-type="string" calcext:value-type="string">
            <text:p>dataEntries <text:s text:c="5"/>2e+07Mean <text:s/>5.499Std Dev <text:s text:c="2"/>3.694X02468101214Yield100200300400500600700800900310·dataEntries <text:s text:c="5"/>2e+07Mean <text:s/>5.499Std Dev <text:s text:c="2"/>3.694dataEntries <text:s text:c="5"/>2e+07Mean <text:s/>5.499Std Dev <text:s text:c="2"/>3.694beyond the inclusion of the required headers. Hydra has been presented at several conferences, including NVidia’s GTC 2017[5]. It is currently being used in a data analysis aiming to measure the charged Kaon mass at the LHCb Experiment at CERN[6]. The initial development of Python bindings for Hydra was one of the projects of Google Summer of Code 2017[7].</text:p>
          </table:table-cell>
        </table:table-row>
        <table:table-row table:style-name="ro1" table:visibility="filter">
          <table:table-cell office:value-type="float" office:value="1711.05683" calcext:value-type="float">
            <text:p>1711.05683</text:p>
          </table:table-cell>
          <table:table-cell office:value-type="string" calcext:value-type="string">
            <text:p>data</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data distributions.</text:p>
          </table:table-cell>
        </table:table-row>
        <table:table-row table:style-name="ro1" table:visibility="filter">
          <table:table-cell office:value-type="float" office:value="1711.05683" calcext:value-type="float">
            <text:p>1711.05683</text:p>
          </table:table-cell>
          <table:table-cell office:value-type="string" calcext:value-type="string">
            <text:p>data</text:p>
          </table:table-cell>
          <table:table-cell office:value-type="float" office:value="12" calcext:value-type="float">
            <text:p>12</text:p>
          </table:table-cell>
          <table:table-cell/>
          <table:table-cell office:value-type="float" office:value="0" calcext:value-type="float">
            <text:p>0</text:p>
          </table:table-cell>
          <table:table-cell office:value-type="string" calcext:value-type="string">
            <text:p>Hydra: a C++11 framework for data analysis in massively parallel platforms</text:p>
          </table:table-cell>
        </table:table-row>
        <table:table-row table:style-name="ro3" table:visibility="filter">
          <table:table-cell office:value-type="float" office:value="1711.05683" calcext:value-type="float">
            <text:p>1711.05683</text:p>
          </table:table-cell>
          <table:table-cell office:value-type="string" calcext:value-type="string">
            <text:p>data</text:p>
          </table:table-cell>
          <table:table-cell office:value-type="float" office:value="37" calcext:value-type="float">
            <text:p>37</text:p>
          </table:table-cell>
          <table:table-cell/>
          <table:table-cell office:value-type="float" office:value="0" calcext:value-type="float">
            <text:p>0</text:p>
          </table:table-cell>
          <table:table-cell office:value-type="string" calcext:value-type="string">
            <text:p>• Data handled using iterators and all classes manage allocated resources using RAII idiom. • The framework is type and thread-safe. • No limitation on the maximum number of dimensions that containers and algorithms can</text:p>
          </table:table-cell>
        </table:table-row>
        <table:table-row table:style-name="ro5" table:visibility="filter">
          <table:table-cell office:value-type="float" office:value="1711.05683" calcext:value-type="float">
            <text:p>1711.05683</text:p>
          </table:table-cell>
          <table:table-cell office:value-type="string" calcext:value-type="string">
            <text:p>data</text:p>
          </table:table-cell>
          <table:table-cell office:value-type="float" office:value="53" calcext:value-type="float">
            <text:p>53</text:p>
          </table:table-cell>
          <table:table-cell/>
          <table:table-cell office:value-type="float" office:value="0" calcext:value-type="float">
            <text:p>0</text:p>
          </table:table-cell>
          <table:table-cell office:value-type="string" calcext:value-type="string">
            <text:p>Hydra framework provides one dimensional STL-like vector container for each supported Beyond this, Hydra implements two back-end, aliasing the underlying Thrust types. native multidimensional containers: hydra::multivector and hydra::multiarray. In these containers, the data corresponding to each dimension is stored in contiguous memory regions</text:p>
          </table:table-cell>
        </table:table-row>
        <table:table-row table:style-name="ro4" table:visibility="filter">
          <table:table-cell office:value-type="float" office:value="1711.05683" calcext:value-type="float">
            <text:p>1711.05683</text:p>
          </table:table-cell>
          <table:table-cell office:value-type="string" calcext:value-type="string">
            <text:p>data</text:p>
          </table:table-cell>
          <table:table-cell office:value-type="float" office:value="76" calcext:value-type="float">
            <text:p>76</text:p>
          </table:table-cell>
          <table:table-cell/>
          <table:table-cell office:value-type="float" office:value="0" calcext:value-type="float">
            <text:p>0</text:p>
          </table:table-cell>
          <table:table-cell office:value-type="string" calcext:value-type="string">
            <text:p>On the other hand, computer processors will not increase clock frequency anymore in order to reach higher performance. Indeed, the current road-map to improve overall performance is to deploy diﬀerent levels of concurrency. One eﬀect of which is the proliferation of multithread friendly and multi-platform environments among HPC data centers. Unfortunately, HEP software is not completely prepared yet to fully exploit concurrency and to deploy more opportunistic computing strategies.</text:p>
          </table:table-cell>
        </table:table-row>
        <table:table-row table:style-name="ro4" table:visibility="filter">
          <table:table-cell office:value-type="float" office:value="1711.05683" calcext:value-type="float">
            <text:p>1711.05683</text:p>
          </table:table-cell>
          <table:table-cell office:value-type="string" calcext:value-type="string">
            <text:p>data</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Despite the ongoing eﬀorts of modernization, a large fraction of the software used in High Energy Physics (HEP) is legacy. It mostly consists of libraries assembling single threaded, Fortran and C++03 mono-platform routines. Concomitantly, HEP experiments keep collecting samples with unprecedented large statistics, while data analyses become increasingly complex. Even deploying powerful computers, it is common to spend days performing calculations to reach a result, and they often need re-tuning anyway.</text:p>
          </table:table-cell>
        </table:table-row>
        <table:table-row table:style-name="ro4" table:visibility="filter">
          <table:table-cell office:value-type="float" office:value="1711.05683" calcext:value-type="float">
            <text:p>1711.05683</text:p>
          </table:table-cell>
          <table:table-cell office:value-type="string" calcext:value-type="string">
            <text:p>data</text:p>
          </table:table-cell>
          <table:table-cell office:value-type="float" office:value="99" calcext:value-type="float">
            <text:p>99</text:p>
          </table:table-cell>
          <table:table-cell/>
          <table:table-cell office:value-type="float" office:value="0" calcext:value-type="float">
            <text:p>0</text:p>
          </table:table-cell>
          <table:table-cell office:value-type="string" calcext:value-type="string">
            <text:p>Listing 5 shows how to build a simple model composed of two pdfs, respectively representing a Gaussian and an exponential distributions. The model is used to perform an extended likelihood ﬁt. The FCN object provided by Hydra parallelizes the function calls in the back-end the data is stored in. The processing of a sample with 20 million events takes 4.8 seconds in a Tesla K40c and 299.8 seconds in a Intel Xeon(R) CPU E5-2680 v3 @ 2.50 GHz (one thread), resulting in a speed-up of a factor ∼62x.</text:p>
          </table:table-cell>
        </table:table-row>
        <table:table-row table:style-name="ro5">
          <table:table-cell office:value-type="float" office:value="1711.05683" calcext:value-type="float">
            <text:p>1711.05683</text:p>
          </table:table-cell>
          <table:table-cell office:value-type="string" calcext:value-type="string">
            <text:p>data, code</text:p>
          </table:table-cell>
          <table:table-cell office:value-type="float" office:value="66" calcext:value-type="float">
            <text:p>66</text:p>
          </table:table-cell>
          <table:table-cell/>
          <table:table-cell office:value-type="float" office:value="0" calcext:value-type="float">
            <text:p>0</text:p>
          </table:table-cell>
          <table:table-cell office:value-type="string" calcext:value-type="string">
            <text:p>Listing 5. This code snippet shows how to build simple model composed by two pdfs, respectively representing a Gaussian and an exponential distributions. The model is used to perform a extended likelihood ﬁt, able to predict the yields of each component. The FCN object provided by Hydra, will parallelize the function calls in the back-end the data is stored.</text:p>
          </table:table-cell>
        </table:table-row>
        <table:table-row table:style-name="ro6">
          <table:table-cell office:value-type="float" office:value="1711.05683" calcext:value-type="float">
            <text:p>1711.05683</text:p>
          </table:table-cell>
          <table:table-cell office:value-type="string" calcext:value-type="string">
            <text:p>data, code</text:p>
          </table:table-cell>
          <table:table-cell office:value-type="float" office:value="100" calcext:value-type="float">
            <text:p>100</text:p>
          </table:table-cell>
          <table:table-cell/>
          <table:table-cell office:value-type="float" office:value="0" calcext:value-type="float">
            <text:p>0</text:p>
          </table:table-cell>
          <table:table-cell office:value-type="string" calcext:value-type="string">
            <text:p>Abstract. Hydra is a header-only, templated and C++11-compliant framework designed to perform the typical bottleneck calculations found in common HEP data analyses on massively parallel platforms. The framework is implemented on top of the C++11 Standard Library and a variadic version of the Thrust library and is designed to run on Linux systems, using OpenMP, CUDA and TBB enabled devices. This contribution summarizes the main features of Hydra. A basic description of the overall design, functionality and user interface is provided, along with some code examples and measurements of performance.</text:p>
          </table:table-cell>
        </table:table-row>
        <table:table-row table:style-name="ro7">
          <table:table-cell office:value-type="float" office:value="1711.05683" calcext:value-type="float">
            <text:p>1711.05683</text:p>
          </table:table-cell>
          <table:table-cell office:value-type="string" calcext:value-type="string">
            <text:p>data, code</text:p>
          </table:table-cell>
          <table:table-cell office:value-type="float" office:value="123" calcext:value-type="float">
            <text:p>123</text:p>
          </table:table-cell>
          <table:table-cell/>
          <table:table-cell office:value-type="float" office:value="0" calcext:value-type="float">
            <text:p>0</text:p>
          </table:table-cell>
          <table:table-cell office:value-type="string" calcext:value-type="string">
            <text:p>The types of devices in which Hydra can be deployed are classiﬁed by back-end type, according to the device compatibility with certain computing models. Currently, Hydra supports four backends, which are CPP, OpenMP, CUDA and TBB. Code can be dispached and executed in all supported back-ends concurrently and asynchronously in the same program, using the suitable policies represented by the symbols hydra::omp::sys, hydra::cuda::sys, hydra::tbb::sys , hydra::cpp::sys, hydra::host::sys and hydra::device::sys. These policies deﬁne the memory space where resources should be allocated to run algorithms and store data.</text:p>
          </table:table-cell>
        </table:table-row>
        <table:table-row table:style-name="ro3">
          <table:table-cell office:value-type="float" office:value="1711.05683" calcext:value-type="float">
            <text:p>1711.05683</text:p>
          </table:table-cell>
          <table:table-cell office:value-type="string" calcext:value-type="string">
            <text:p>data, data available</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Currently, Hydra provides a collection of parallelized high-level algorithms, addressing some computing-intensive tasks commonly found in data analyses in HEP. The available high-level algorithms are listed below:</text:p>
          </table:table-cell>
        </table:table-row>
        <table:table-row table:style-name="ro2">
          <table:table-cell office:value-type="float" office:value="1711.05683" calcext:value-type="float">
            <text:p>1711.05683</text:p>
          </table:table-cell>
          <table:table-cell office:value-type="string" calcext:value-type="string">
            <text:p>data, 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data-sets using SoA1</text:p>
          </table:table-cell>
        </table:table-row>
        <table:table-row table:style-name="ro2">
          <table:table-cell office:value-type="float" office:value="1711.05683" calcext:value-type="float">
            <text:p>1711.05683</text:p>
          </table:table-cell>
          <table:table-cell office:value-type="string" calcext:value-type="string">
            <text:p>data, dataset</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likelihood ﬁts over multidimensional large data-sets.</text:p>
          </table:table-cell>
        </table:table-row>
        <table:table-row table:style-name="ro3">
          <table:table-cell office:value-type="float" office:value="1711.05683" calcext:value-type="float">
            <text:p>1711.05683</text:p>
          </table:table-cell>
          <table:table-cell office:value-type="string" calcext:value-type="string">
            <text:p>data, dataset</text:p>
          </table:table-cell>
          <table:table-cell office:value-type="float" office:value="41" calcext:value-type="float">
            <text:p>41</text:p>
          </table:table-cell>
          <table:table-cell/>
          <table:table-cell office:value-type="float" office:value="0" calcext:value-type="float">
            <text:p>0</text:p>
          </table:table-cell>
          <table:table-cell office:value-type="string" calcext:value-type="string">
            <text:p>• Multidimensional p.d.f. sampling. • Parallel function evaluation on multidimensional data-sets. • Five fully parallelized numerical integration algorithms: Genz-Malik, self-adaptive and static Gauss-Kronrod quadratures, plain, self-adaptive importance sampling and phasespace Monte Carlo integration.</text:p>
          </table:table-cell>
        </table:table-row>
        <table:table-row table:style-name="ro3">
          <table:table-cell office:value-type="float" office:value="1711.05683" calcext:value-type="float">
            <text:p>1711.05683</text:p>
          </table:table-cell>
          <table:table-cell office:value-type="string" calcext:value-type="string">
            <text:p>data, dataset</text:p>
          </table:table-cell>
          <table:table-cell office:value-type="float" office:value="47" calcext:value-type="float">
            <text:p>47</text:p>
          </table:table-cell>
          <table:table-cell/>
          <table:table-cell office:value-type="float" office:value="0" calcext:value-type="float">
            <text:p>0</text:p>
          </table:table-cell>
          <table:table-cell office:value-type="string" calcext:value-type="string">
            <text:p>Hydra implements an interface to ROOT::Minuit2 that parallelizes the FCN calculation [1]. This dramatically accelerates the calculation over large data-sets. Hydra normalizes the pdfs on-theﬂy using analytical or numerical integration algorithms provided by the framework and handles data using iterators.</text:p>
          </table:table-cell>
        </table:table-row>
        <table:table-row table:style-name="ro5">
          <table:table-cell office:value-type="float" office:value="1711.05683" calcext:value-type="float">
            <text:p>1711.05683</text:p>
          </table:table-cell>
          <table:table-cell office:value-type="string" calcext:value-type="string">
            <text:p>data, dataset</text:p>
          </table:table-cell>
          <table:table-cell office:value-type="float" office:value="54" calcext:value-type="float">
            <text:p>54</text:p>
          </table:table-cell>
          <table:table-cell/>
          <table:table-cell office:value-type="float" office:value="0" calcext:value-type="float">
            <text:p>0</text:p>
          </table:table-cell>
          <table:table-cell office:value-type="string" calcext:value-type="string">
            <text:p>Hydra also provides two multidimensional containers optimized to store large POD data-sets with dimensions represented by numbers with the same or diﬀerent types. A signiﬁcant number of facilities are also available to ﬁlter, copy and perform other operations. In the following subsections, some of the basic features are described.</text:p>
          </table:table-cell>
        </table:table-row>
        <table:table-row table:style-name="ro6">
          <table:table-cell office:value-type="float" office:value="1711.05683" calcext:value-type="float">
            <text:p>1711.05683</text:p>
          </table:table-cell>
          <table:table-cell office:value-type="string" calcext:value-type="string">
            <text:p>data, dataset</text:p>
          </table:table-cell>
          <table:table-cell office:value-type="float" office:value="99" calcext:value-type="float">
            <text:p>99</text:p>
          </table:table-cell>
          <table:table-cell/>
          <table:table-cell office:value-type="float" office:value="0" calcext:value-type="float">
            <text:p>0</text:p>
          </table:table-cell>
          <table:table-cell office:value-type="string" calcext:value-type="string">
            <text:p>and when the container is traversed, each entry is accessed as a hydra::tuple, where each ﬁeld holds a value corresponding to a dimension. Both classes implement an interface completely compliant with a STL vector and also provides constant and non-constant accessors for the single dimensional data. The container hydra::multivector is suitable to store data-sets where the dimensions are represented by entries with diﬀerent POD types. hydra::multiarray is designed to store data-sets where all dimensions are represented by the same type. Data is copiable across diﬀerent back-ends.</text:p>
          </table:table-cell>
        </table:table-row>
        <table:table-row table:style-name="ro3">
          <table:table-cell office:value-type="float" office:value="1711.05683" calcext:value-type="float">
            <text:p>1711.05683</text:p>
          </table:table-cell>
          <table:table-cell office:value-type="string" calcext:value-type="string">
            <text:p>data, dataset provided</text:p>
          </table:table-cell>
          <table:table-cell office:value-type="float" office:value="62" calcext:value-type="float">
            <text:p>62</text:p>
          </table:table-cell>
          <table:table-cell/>
          <table:table-cell office:value-type="float" office:value="0" calcext:value-type="float">
            <text:p>0</text:p>
          </table:table-cell>
          <table:table-cell office:value-type="string" calcext:value-type="string">
            <text:p>1 Structure of arrays or SoA is a layout separating elements of a structure into one parallel array per ﬁeld. This ease the data manipulation with SIMD instructions and, if only a speciﬁc ﬁeld of the structure is needed, only this ﬁeld can to be iterated over, allowing more data to ﬁt onto a single cache line.</text:p>
          </table:table-cell>
        </table:table-row>
        <table:table-row table:style-name="ro1">
          <table:table-cell office:value-type="float" office:value="1711.05683" calcext:value-type="float">
            <text:p>1711.05683</text:p>
          </table:table-cell>
          <table:table-cell office:value-type="string" calcext:value-type="string">
            <text:p>github</text:p>
          </table:table-cell>
          <table:table-cell office:value-type="float" office:value="6" calcext:value-type="float">
            <text:p>6</text:p>
          </table:table-cell>
          <table:table-cell/>
          <table:table-cell office:value-type="float" office:value="2" calcext:value-type="float">
            <text:p>2</text:p>
          </table:table-cell>
          <table:table-cell office:value-type="string" calcext:value-type="string">
            <text:p>GitHub at https://github.com/MultithreadCorner/Hydra.</text:p>
          </table:table-cell>
        </table:table-row>
        <table:table-row table:style-name="ro2">
          <table:table-cell office:value-type="float" office:value="1711.05683" calcext:value-type="float">
            <text:p>1711.05683</text:p>
          </table:table-cell>
          <table:table-cell office:value-type="string" calcext:value-type="string">
            <text:p>open-source</text:p>
          </table:table-cell>
          <table:table-cell office:value-type="float" office:value="17" calcext:value-type="float">
            <text:p>17</text:p>
          </table:table-cell>
          <table:table-cell/>
          <table:table-cell office:value-type="float" office:value="2" calcext:value-type="float">
            <text:p>2</text:p>
          </table:table-cell>
          <table:table-cell office:value-type="string" calcext:value-type="string">
            <text:p>Hydra is open source and released under GPL version 3 license. The project is hosted on</text:p>
          </table:table-cell>
        </table:table-row>
        <table:table-row table:style-name="ro2">
          <table:table-cell office:value-type="float" office:value="1711.05683" calcext:value-type="float">
            <text:p>1711.05683</text:p>
          </table:table-cell>
          <table:table-cell office:value-type="string" calcext:value-type="string">
            <text:p>package</text:p>
          </table:table-cell>
          <table:table-cell office:value-type="float" office:value="26" calcext:value-type="float">
            <text:p>26</text:p>
          </table:table-cell>
          <table:table-cell/>
          <table:table-cell office:value-type="float" office:value="0" calcext:value-type="float">
            <text:p>0</text:p>
          </table:table-cell>
          <table:table-cell office:value-type="string" calcext:value-type="string">
            <text:p>• Phase-space Monte Carlo generation, integration and modeling. • Interface to ROOT::Minuit2[1] minimization package, allowing to accelerate maximum</text:p>
          </table:table-cell>
        </table:table-row>
        <table:table-row table:style-name="ro2">
          <table:table-cell office:value-type="float" office:value="1711.05683" calcext:value-type="float">
            <text:p>1711.05683</text:p>
          </table:table-cell>
          <table:table-cell office:value-type="string" calcext:value-type="string">
            <text:p>package</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References [1] Minuit2 Package https://root.cern.ch/root/html/MATH_MINUIT2_Index.html [2] Pivk M and Le Diberder F R 2005 Nucl. Instrum. Meth. A555 356–369 (Preprint physics/</text:p>
          </table:table-cell>
        </table:table-row>
        <table:table-row table:style-name="ro1">
          <table:table-cell office:value-type="float" office:value="1711.05683" calcext:value-type="float">
            <text:p>1711.05683</text:p>
          </table:table-cell>
          <table:table-cell office:value-type="string" calcext:value-type="string">
            <text:p>python</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7] Hydra.Python:</text:p>
          </table:table-cell>
        </table:table-row>
        <table:table-row table:style-name="ro1">
          <table:table-cell office:value-type="float" office:value="1711.05683" calcext:value-type="float">
            <text:p>1711.05683</text:p>
          </table:table-cell>
          <table:table-cell office:value-type="string" calcext:value-type="string">
            <text:p>python</text:p>
          </table:table-cell>
          <table:table-cell office:value-type="float" office:value="7" calcext:value-type="float">
            <text:p>7</text:p>
          </table:table-cell>
          <table:table-cell/>
          <table:table-cell office:value-type="float" office:value="2" calcext:value-type="float">
            <text:p>2</text:p>
          </table:table-cell>
          <table:table-cell office:value-type="string" calcext:value-type="string">
            <text:p>python bindings for Hydra https://summerofcode.withgoogle.com/</text:p>
          </table:table-cell>
        </table:table-row>
        <table:table-row table:style-name="ro4">
          <table:table-cell office:value-type="float" office:value="1803.00101" calcext:value-type="float">
            <text:p>1803.00101</text:p>
          </table:table-cell>
          <table:table-cell office:value-type="string" calcext:value-type="string">
            <text:p>benchmark</text:p>
          </table:table-cell>
          <table:table-cell office:value-type="float" office:value="71" calcext:value-type="float">
            <text:p>71</text:p>
          </table:table-cell>
          <table:table-cell/>
          <table:table-cell office:value-type="float" office:value="0" calcext:value-type="float">
            <text:p>0</text:p>
          </table:table-cell>
          <table:table-cell office:value-type="string" calcext:value-type="string">
            <text:p>In this paper, we introduce the model-based value expansion (MVE) method, an algorithm for incorporating predictive models of system dynamics into model-free value function estimation. Our approach provides for improved sample complexity on a range of continuous action benchmark tasks, and our analysis illuminates some of the design decisions that are involved in choosing how to combine model-based predictions with model-free value function learning.</text:p>
          </table:table-cell>
        </table:table-row>
        <table:table-row table:style-name="ro1" table:visibility="filter">
          <table:table-cell office:value-type="float" office:value="1803.00101" calcext:value-type="float">
            <text:p>1803.0010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 characterization of the error that arises from valuebased methods applied to imaginary data (Sec. 4.2).</text:p>
          </table:table-cell>
        </table:table-row>
        <table:table-row table:style-name="ro2" table:visibility="filter">
          <table:table-cell office:value-type="float" office:value="1803.00101" calcext:value-type="float">
            <text:p>1803.00101</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e plot the mean learning curve, along with the standard deviation. We smooth each graph with a 20 point window (evaluation data is collected at intervals of at most 103 timesteps).</text:p>
          </table:table-cell>
        </table:table-row>
        <table:table-row table:style-name="ro3" table:visibility="filter">
          <table:table-cell office:value-type="float" office:value="1803.00101" calcext:value-type="float">
            <text:p>1803.0010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o encourage exploration, the data collected may be offpolicy. To reconcile the use of off-policy data with an on policy estimator, Silver et al. (2014) brieﬂy note an analogous off-policy policy improvement theorem in the case of ﬁnite state spaces (Degris et al., 2012).</text:p>
          </table:table-cell>
        </table:table-row>
        <table:table-row table:style-name="ro5" table:visibility="filter">
          <table:table-cell office:value-type="float" office:value="1803.00101" calcext:value-type="float">
            <text:p>1803.0010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 number of prior works have sought to incorporate dynamics models into model-free RL and value estimation. We observe three general approaches: (1) direct incorporation of dynamics into the value gradient, (2) use of imagination as additional training data, and (3) use of imagination as context for value estimation.</text:p>
          </table:table-cell>
        </table:table-row>
        <table:table-row table:style-name="ro4" table:visibility="filter">
          <table:table-cell office:value-type="float" office:value="1803.00101" calcext:value-type="float">
            <text:p>1803.0010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Silver et al. (2014) describe an off-policy actor-critic MF algorithm. For a deterministic, parameterized policy πθ and parameterized critic ˆQ (we leave its parameters implicit), Silver et al. (2014) prove that a tractable form of the policy θJd0 (θ) exists when f is continuously differengradient tiable with respect to actions taken by the policy. This result, the deterministic policy gradient theorem, expresses the policy gradient as an expectation over on-policy data.</text:p>
          </table:table-cell>
        </table:table-row>
        <table:table-row table:style-name="ro5" table:visibility="filter">
          <table:table-cell office:value-type="float" office:value="1803.00101" calcext:value-type="float">
            <text:p>1803.0010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te the approximation). Heess et al. (2015) does not consider the case of SVG(n) for off-policy data and n &gt; 1, likely due s) = π(a|s) the use of the importance weight w(a β(a|s) , which | may vanish for model-based expansion of longer lengths. This is not a problem for the on-policy SVG( ), but by the ∞ authors’ own account SVG( ) is less sample-efﬁcient than SVG(1).</text:p>
          </table:table-cell>
        </table:table-row>
        <table:table-row table:style-name="ro8" table:visibility="filter">
          <table:table-cell office:value-type="float" office:value="1803.00101" calcext:value-type="float">
            <text:p>1803.00101</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Recent model-free reinforcement learning algorithms have proposed incorporating learned dynamics models as a source of additional data with the intention of reducing sample complexity. Such methods hold the promise of incorporating imagined data coupled with a notion of model uncertainty to accelerate the learning of continuous control tasks. Unfortunately, they rely on heuristics that limit usage of the dynamics model. We present model-based value expansion, which controls for uncertainty in the model by only allowing imagination to ﬁxed depth. By enabling wider use of learned dynamics models within a model-free reinforcement learning algorithm, we improve value estimation, which, in turn, reduces the sample complexity of learning.</text:p>
          </table:table-cell>
        </table:table-row>
        <table:table-row table:style-name="ro7" table:visibility="filter">
          <table:table-cell office:value-type="float" office:value="1803.00101" calcext:value-type="float">
            <text:p>1803.0010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In this scheme, our trust in the model informs the selection of the horizon up to which we believe the model can make accurate estimates. This horizon is an interpretable metric applicable to many dynamics model classes. Prior approaches that combine model-based and model-free RL, such as model-based acceleration (Gu et al., 2016), incorporate data from the model directly into the model-free RL algorithm, which we show can lead to poor results. Alternatively, imagination-augmented agents (I2A) ofﬂoads all uncertainty estimation and model use into an implicit neural network training process, inheriting the inefﬁciency of model-free methods (Racani`ere et al., 2017).</text:p>
          </table:table-cell>
        </table:table-row>
        <table:table-row table:style-name="ro6" table:visibility="filter">
          <table:table-cell office:value-type="float" office:value="1803.00101" calcext:value-type="float">
            <text:p>1803.00101</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where Qϕ(cid:48) and and ˆat = πθ(cid:48)(ˆst) use target parameter values (Lines 11-13 of Alg. 1). As such, every observation of the Bellman error always relies on some real data. For the dynamics ˆf , we use a neural network network with 8 layers of 128 neurons each with a ﬁxed 10−3 learning rate trained to predict the difference in real-vector-valued states, similar to previous work (Kurutach et al., 2018). While we expect more accurate and carefully tuned models to allow us to use large H, even a weak model with shared hyperparameters across all tasks from a ﬂexible class sufﬁces to</text:p>
          </table:table-cell>
        </table:table-row>
        <table:table-row table:style-name="ro8" table:visibility="filter">
          <table:table-cell office:value-type="float" office:value="1803.00101" calcext:value-type="float">
            <text:p>1803.0010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Recent progress in model-free (MF) reinforcement learning has demonstrated the capacity of rich value function approximators to master complex tasks. However, these model-free approaches require access to an impractically large number of training interactions for most real-world problems. In contrast, model-based (MB) methods can quickly arrive at near-optimal control with learned models under fairly restricted dynamics classes (Dean et al., 2017). In settings with nonlinear dynamics, fundamental issues arise with the MB approach: complex dynamics demand high-capacity models, which in turn are prone to overﬁtting in precisely those low-data regimes where they are most needed. Model inaccuracy is further exacerbated by the difﬁculty of longterm dynamics predictions (Fig. 1).</text:p>
          </table:table-cell>
        </table:table-row>
        <table:table-row table:style-name="ro8" table:visibility="filter">
          <table:table-cell office:value-type="float" office:value="1803.00101" calcext:value-type="float">
            <text:p>1803.00101</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Existing approaches following a general Dyna-like approach to using imagination rollouts for improvement of model-free value estimates either use stale data in an imagination buffer or use the model to imagine past horizons where the prediction is accurate. Multiple heuristics (Kurutach et al., 2018; Kalweit &amp; Boedecker, 2017) have been proposed to reduce model usage to combat such problems, but these techniques generally involve a complex combination of uncertainty estimation and additional hyperparameters and may not always appropriately restrict model usage to reasonable horizon lengths. MVE offers a single, simple, and adjustable notion of model trust (H), and fully utilizes the model to that extent. MVE also demonstrates that state dynamics prediction enables on-policy imagination via the TD-k trick starting from off-policy data.</text:p>
          </table:table-cell>
        </table:table-row>
        <table:table-row table:style-name="ro12" table:visibility="filter">
          <table:table-cell office:value-type="float" office:value="1803.00101" calcext:value-type="float">
            <text:p>1803.00101</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Another prior approach is model-ensemble trust region policy optimization (ME-TRPO) (Kurutach et al., 2018). Here, real data is used to train the dynamics model only, and a TRPO algorithm learns from imagination rollouts alone. ME-TRPO limits over-training to the imagined data by using an ensemble metric for policy performance. In other words, ME-TRPO bootstraps the dynamics model prediction, as opposed to the critic as in MA-BDDPG. However, dynamics model predictions are treated equally regardless of imagination depth, and the lack of use of real data for policy training may become problematic if dynamics models fail to capture phenomena occurring in reality. In any case, ME-TRPO demonstrates the success of using the bootstrap for estimating the degree of uncertainty in models, and we believe that this notion can be incorporated in future work combined with MVE. ME-TRPO is orthogonal and complementary to our method.</text:p>
          </table:table-cell>
        </table:table-row>
        <table:table-row table:style-name="ro8" table:visibility="filter">
          <table:table-cell office:value-type="float" office:value="1803.00101" calcext:value-type="float">
            <text:p>1803.0010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ries (Heess et al., 2015). By applying a differentiable dynamics model to real data only, SVG avoids instability from planning with an overﬁtted dynamics model, since the model is used for its gradients rather than its forward predictions. A major limitation of this approach is that the dynamics model can now only be used to retrieve information that is already present in the observed data, albeit with lower variance, so the actual improvement in efﬁciency is relatively small. Applied to a horizon of length one, given off-policy data from β, SVG(1) estimates Jβ(π) S) with | S, A, r(S, A) observed from the transition taken according to some sampling distribution β and ˆS following the probabilistic dynamics model (the stochastic value gradient is achieved by using the reparameterization trick to differenti r(S, A) + γ ˆV ( ˆS)</text:p>
          </table:table-cell>
        </table:table-row>
        <table:table-row table:style-name="ro13" table:visibility="filter">
          <table:table-cell office:value-type="float" office:value="1803.00101" calcext:value-type="float">
            <text:p>1803.0010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2) Alternatively, Dyna-like approaches use the learned model for imagination rollouts (Sutton, 1990). Providing imagined data to model-free value estimation algorithms is potentially a more robust use of a potentially erroneous view of a task’s dynamics compared to planning. A number of follow-up methods have expanded on this idea. For instance, in model-based acceleration (MBA), imagination rollouts are used as additional training data for a parameterized value network (Gu et al., 2016). The original MBA proposal adds a replay buffer with the imagined data. Imagined states may then be used as the starting point for further imagination at later iterations. This reuse violates the rule of trusting the model for only H steps of simulation. The authors ﬁnd that this approach does not work well with neural network models, and settle for locally linear ones. Even with this modiﬁcation, the model is deactivated in the middle of training heuristically to attain the best results. Our analysis and comparisons shed light on why this approach may be ineffective.</text:p>
          </table:table-cell>
        </table:table-row>
        <table:table-row table:style-name="ro13" table:visibility="filter">
          <table:table-cell office:value-type="float" office:value="1803.00101" calcext:value-type="float">
            <text:p>1803.00101</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In addition, we verify that the TD-k trick is essential to training ˆQ appropriately. To do so, we conduct an ablation analysis on the cheetah environment: we hold all parameters constant and substitute the learned dynamics model ˆf with the true dynamics model f , making model error zero. If MSEβ( ˆQ) MSE(f π)H β( ˆQ), the MVE estimates must improve exponentially in H, even without the TD-k trick. However, this is not the case. With the TD-k trick, increasing H yields increasing but diminishing returns (Fig. 6). Without the adjustment for distribution mismatch, past a certain point, increasing H hurts performance. Because the dynamics model is ideal in these cases, the only difference is that the critic ˆQ is trained on the distribution of states ν = 1 t=0 (f π)tβ instead of β, where β is the empirical H distribution resulting from the replay buffer. Since the TD-k trick increases the support of the training data on which ˆQ is trained, the function class for the critic may need to have sufﬁcient capacity to capture the new distribution, but we did not ﬁnd this to be an issue in our experiments.</text:p>
          </table:table-cell>
        </table:table-row>
        <table:table-row table:style-name="ro11" table:visibility="filter">
          <table:table-cell office:value-type="float" office:value="1803.00101" calcext:value-type="float">
            <text:p>1803.00101</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MVE-DDPG improves on similar approaches, such as MADDPG, by its treatment of synthetic data obtained from the dynamics model. This alternative approach adds simulated data back into a separate imagination buffer, effectively modifying β from Alg. 1 into a mixture between β and simulated data (where the mixture is dependent on the relative number of samples taken from each buffer). This is problematic because the policy changes during training, so the data from this mixed distribution of real and fake data is stale relative to ν in terms of representing actions that would be taken by π. In our implementation of MA-DDPG, we do not reuse imagined states in this manner, but MVE-DDPG still outperforms MA-DDPG. We suspect this is due to two factors: (1) the staleness of the imaginary states in the IB approach, and (2) the delicate interaction between using more imaginary data and overtraining the actor. In order to use the additional synthetic data, an IB approach must take more gradient steps with imaginary batches. On the other hand, since MVE-DDPG uses a gradient averaged over both real and simulated data, the choice to make additional gradient steps becomes an independent consideration dependent on the stability of the actor-critic method being trained.</text:p>
          </table:table-cell>
        </table:table-row>
        <table:table-row table:style-name="ro14" table:visibility="filter">
          <table:table-cell office:value-type="float" office:value="1803.00101" calcext:value-type="float">
            <text:p>1803.00101</text:p>
          </table:table-cell>
          <table:table-cell office:value-type="string" calcext:value-type="string">
            <text:p>data</text:p>
          </table:table-cell>
          <table:table-cell office:value-type="float" office:value="267" calcext:value-type="float">
            <text:p>267</text:p>
          </table:table-cell>
          <table:table-cell table:number-columns-repeated="2"/>
          <table:table-cell office:value-type="string" calcext:value-type="string">
            <text:p>(3) The use of imagination as context for value estimation is most similar to MVE, but existing literature does not address model accuracy. In particular, unlike the aforementioned works, which focus on quantiﬁcation of model uncertainty to limit model use, an end-to-end approach, I2A, avoids explicit reasoning about model inaccuracy (Racani`ere et al., 2017). I2A supplies imagined rollouts as inputs to critic and actor networks, which are free to interpret the imaginary data in whatever way they learn to. A related approach is proposed by value prediction networks (VPN), which expand encoded state predictions and perform backups on a set of expanded imagined paths to compute an improved target estimate (Oh et al., 2017). Both I2A and VPN are tested on planning problems in discrete spaces. However, in continuous spaces, some degree of dynamics prediction error is unavoidable and may affect I2A stability or sample complexity as the network must learn to deal with uncertain rollouts. In addition, VPN crucially relies on the ability to perform stable backups on imagined paths with respect to current and future actions. These backups amount to optimizing over the action space to maximize the value function, which may be problematic in the continuous case. However, we believe that a stable model-based value expansion, which may be achieved with the TD-k trick, along with careful optimization, may make a VPN-like approach viable in continuous contexts.</text:p>
          </table:table-cell>
        </table:table-row>
        <table:table-row table:style-name="ro15" table:visibility="filter">
          <table:table-cell office:value-type="float" office:value="1803.00101" calcext:value-type="float">
            <text:p>1803.00101</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Finally, we note that MVE has some high-level similarity to n-step return methods. Both use short horizon rollouts to improve the value estimate, frequently used as a target value in computing Bellman error. Usually, n-step return methods are on-policy: they estimate target Q-values at some state-action pair as (cid:80)H−1 t=0 γtrt + γH ˆQ(sH , aH ) for a trace of rewards rt in an observed H-step trajectory (Peng &amp; Williams, 1994). The main difference of MVE from n-step return methods, explicit state prediction via dynamics modeling, is essential because it enables faster learning by use of off-policy data. Recent work, path consistency learning (PCL), relieves the on-policy requirements: PCL trains on a soft consistency error that is compatible with offpolicy trajectories (Nachum et al., 2017). We believe that model-based extension of PCL with imagined rollouts may be possible following the algorithm design lessons MVE recommends. In particular, using an imagination buffer of rollouts to augment paths chosen for consistency learning may result in stale data and requires model use to be tempered by the stability of the algorithm to taking many gradient steps without gathering additional data. An MVE approach could augment paths with imagined branches that would be followed by the current policy, and the path consistency value would be the average over such branches. In other words, MVE may be complimentary to PCL, similar to how off-policy actor-critic methods can still be improved with MVE value estimation from imagined data, even though they are already off-policy.</text:p>
          </table:table-cell>
        </table:table-row>
        <table:table-row table:style-name="ro2">
          <table:table-cell office:value-type="float" office:value="1803.0582" calcext:value-type="float">
            <text:p>1803.0582</text:p>
          </table:table-cell>
          <table:table-cell office:value-type="string" calcext:value-type="string">
            <text:p>benchmark</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This benchmark quantifies how well a system is able to detect synonyms and</text:p>
          </table:table-cell>
        </table:table-row>
        <table:table-row table:style-name="ro2">
          <table:table-cell office:value-type="float" office:value="1803.0582" calcext:value-type="float">
            <text:p>1803.0582</text:p>
          </table:table-cell>
          <table:table-cell office:value-type="string" calcext:value-type="string">
            <text:p>benchmark</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Table 6. 10 best models according to the HJ benchmark. Top 5 models are in bold font</text:p>
          </table:table-cell>
        </table:table-row>
        <table:table-row table:style-name="ro2">
          <table:table-cell office:value-type="float" office:value="1803.0582" calcext:value-type="float">
            <text:p>1803.0582</text:p>
          </table:table-cell>
          <table:table-cell office:value-type="string" calcext:value-type="string">
            <text:p>benchmark</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Table 7. 10 best models according to the RT benchmark. Top 5 models are in bold font</text:p>
          </table:table-cell>
        </table:table-row>
        <table:table-row table:style-name="ro2">
          <table:table-cell office:value-type="float" office:value="1803.0582" calcext:value-type="float">
            <text:p>1803.0582</text:p>
          </table:table-cell>
          <table:table-cell office:value-type="string" calcext:value-type="string">
            <text:p>benchmark</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Table 8. 10 best models according to the AE benchmark. Top 5 models are in bold font</text:p>
          </table:table-cell>
        </table:table-row>
        <table:table-row table:style-name="ro2">
          <table:table-cell office:value-type="float" office:value="1803.0582" calcext:value-type="float">
            <text:p>1803.0582</text:p>
          </table:table-cell>
          <table:table-cell office:value-type="string" calcext:value-type="string">
            <text:p>benchmark</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Table 9. 10 best models according to the AE2 benchmark. Top 5 models are in bold font</text:p>
          </table:table-cell>
        </table:table-row>
        <table:table-row table:style-name="ro8">
          <table:table-cell office:value-type="float" office:value="1803.0582" calcext:value-type="float">
            <text:p>1803.0582</text:p>
          </table:table-cell>
          <table:table-cell office:value-type="string" calcext:value-type="string">
            <text:p>benchmark</text:p>
          </table:table-cell>
          <table:table-cell office:value-type="float" office:value="123" calcext:value-type="float">
            <text:p>123</text:p>
          </table:table-cell>
          <table:table-cell/>
          <table:table-cell office:value-type="float" office:value="0" calcext:value-type="float">
            <text:p>0</text:p>
          </table:table-cell>
          <table:table-cell office:value-type="string" calcext:value-type="string">
            <text:p>Results of the RT benchmark (synonyms and hypernyms) are summarized in Table 7 in the appendix. The first place belongs to a knowledge-based model that builds upon Wiktionary and Wikipedia. Otherwise, all other models at the top are either based on standard word2vec tools or on a hybrid model that relies on word2vec embeddings. Tables 8 and 9 list models that were able to successfully capture cognitive associations. The supervised models 5-ae-3 and 1-ae-1 that rely on heterogeneous features, including those from CBOW/skip-gram models, showed excellent results on both AE and AE2 benchmarks. Like in the other tasks, the word2vec, GloVe and distributional context window models show very prominent results.</text:p>
          </table:table-cell>
        </table:table-row>
        <table:table-row table:style-name="ro6">
          <table:table-cell office:value-type="float" office:value="1803.0582" calcext:value-type="float">
            <text:p>1803.0582</text:p>
          </table:table-cell>
          <table:table-cell office:value-type="string" calcext:value-type="string">
            <text:p>benchmark, dataset</text:p>
          </table:table-cell>
          <table:table-cell office:value-type="float" office:value="96" calcext:value-type="float">
            <text:p>96</text:p>
          </table:table-cell>
          <table:table-cell/>
          <table:table-cell office:value-type="float" office:value="0" calcext:value-type="float">
            <text:p>0</text:p>
          </table:table-cell>
          <table:table-cell office:value-type="string" calcext:value-type="string">
            <text:p>To build the test sets we gathered 976 and 1,501 associations respectively from the Russian Associative Thesaurus and the Sociation.org. At this step, we used the target words with the highest association value between stimulus and reaction. Similarly to the RT dataset, we used only single-word nouns. Negative word pairs i.e. semantically unrelated words, were generated with the procedure described in the previous section. In the same fashion as the RT, we use average precision to measure the performance on the AE and AE2 benchmark datasets.</text:p>
          </table:table-cell>
        </table:table-row>
        <table:table-row table:style-name="ro7">
          <table:table-cell office:value-type="float" office:value="1803.0582" calcext:value-type="float">
            <text:p>1803.0582</text:p>
          </table:table-cell>
          <table:table-cell office:value-type="string" calcext:value-type="string">
            <text:p>benchmark, dataset</text:p>
          </table:table-cell>
          <table:table-cell office:value-type="float" office:value="140" calcext:value-type="float">
            <text:p>140</text:p>
          </table:table-cell>
          <table:table-cell/>
          <table:table-cell office:value-type="float" office:value="0" calcext:value-type="float">
            <text:p>0</text:p>
          </table:table-cell>
          <table:table-cell office:value-type="string" calcext:value-type="string">
            <text:p>Finally, Table 5 lists the 11 most successful systems overall, ranked by the sum of scores. Each model in this table is among the top 5 of at least one of the four benchmark datasets. The best models either rely on big corpora (ruWaC, Russian National Corpus, lib.rus.ec, etc.) or on huge databases of lexical semantic knowledge, such as Wiktionary. While classical distributional models estimated on a big corpus yield good results, they are challenged by more recent models such as skip-gram, CBOW and GloVe. Finally, supervised models show that it is helpful in this context to adopt an unsupervised model for a certain type of semantic relations (e.g. synonymy vs. association) and to combine heterogeneous features for other types.</text:p>
          </table:table-cell>
        </table:table-row>
        <table:table-row table:style-name="ro12">
          <table:table-cell office:value-type="float" office:value="1803.0582" calcext:value-type="float">
            <text:p>1803.0582</text:p>
          </table:table-cell>
          <table:table-cell office:value-type="string" calcext:value-type="string">
            <text:p>benchmark, dataset</text:p>
          </table:table-cell>
          <table:table-cell office:value-type="float" office:value="183" calcext:value-type="float">
            <text:p>183</text:p>
          </table:table-cell>
          <table:table-cell/>
          <table:table-cell office:value-type="float" office:value="0" calcext:value-type="float">
            <text:p>0</text:p>
          </table:table-cell>
          <table:table-cell office:value-type="string" calcext:value-type="string">
            <text:p>The first dataset is based on human judgments about semantic similarity. This is arguably the most common way to assess a semantic similarity measure. The HJ dataset contains word pairs translated from the widely used benchmarks for English: MC [27], RG [32] and WordSim353 [9]. We translated all English words as Russian nouns, trying to keep constant the Russian translation of each individual English word. It is not possible to keep exact translations for all pairs that have an exact match between lexical semantic relations between the two languages because of the different structure of polysemy in English and Russian. For example, the pair train vs. car was translated as поезд—машина rather than поезд—вагон to keep the Russian equivalent of car consistent with other pairs in the datset. Evaluation metric in this benchmark is Spear) between a vector of human judgments and the man’s rank correlation coefficient ( similarity scores. Table 2 shows an example of some relations from the HJ collection.</text:p>
          </table:table-cell>
        </table:table-row>
        <table:table-row table:style-name="ro11">
          <table:table-cell office:value-type="float" office:value="1803.0582" calcext:value-type="float">
            <text:p>1803.0582</text:p>
          </table:table-cell>
          <table:table-cell office:value-type="string" calcext:value-type="string">
            <text:p>benchmark, dataset</text:p>
          </table:table-cell>
          <table:table-cell office:value-type="float" office:value="213" calcext:value-type="float">
            <text:p>213</text:p>
          </table:table-cell>
          <table:table-cell/>
          <table:table-cell office:value-type="float" office:value="0" calcext:value-type="float">
            <text:p>0</text:p>
          </table:table-cell>
          <table:table-cell office:value-type="string" calcext:value-type="string">
            <text:p>The paper gives an overview of the Russian Semantic Similarity Evaluation (RUSSE) shared task held in conjunction with the Dialogue 2015 conference. There exist a lot of comparative studies on semantic similarity, yet no analysis of such measures was ever performed for the Russian language. Exploring this problem for the Russian language is even more interesting, because this language has features, such as rich morphology and free word order, which make it significantly different from English, German, and other wellstudied languages. We attempt to bridge this gap by proposing a shared task on the semantic similarity of Russian nouns. Our key contribution is an evaluation methodology based on four novel benchmark datasets for the Russian language. Our analysis of the 105 submissions from 19 teams reveals that successful approaches for English, such as distributional and skip-gram models, are directly applicable to Russian as well. On the one hand, the best results in the contest were obtained by sophisticated supervised models that combine evidence from different sources. On the other hand, completely unsupervised approaches, such as a skip-gram model estimated on a largescale corpus, were able score among the top 5 systems.</text:p>
          </table:table-cell>
        </table:table-row>
        <table:table-row table:style-name="ro6">
          <table:table-cell office:value-type="float" office:value="1803.0582" calcext:value-type="float">
            <text:p>1803.0582</text:p>
          </table:table-cell>
          <table:table-cell office:value-type="string" calcext:value-type="string">
            <text:p>benchmark, dataset, case study data</text:p>
          </table:table-cell>
          <table:table-cell office:value-type="float" office:value="52" calcext:value-type="float">
            <text:p>52</text:p>
          </table:table-cell>
          <table:table-cell/>
          <table:table-cell office:value-type="float" office:value="0" calcext:value-type="float">
            <text:p>0</text:p>
          </table:table-cell>
          <table:table-cell office:value-type="string" calcext:value-type="string">
            <text:p>We did not limit the number of submissions per participant. Therefore, it was possible to present several models each optimised for a given type of semantic relation: synonyms, hypernyms or free associations. We describe each benchmark dataset below and summarize their key characteristics in Table 1.</text:p>
          </table:table-cell>
        </table:table-row>
        <table:table-row table:style-name="ro5">
          <table:table-cell office:value-type="float" office:value="1803.0582" calcext:value-type="float">
            <text:p>1803.0582</text:p>
          </table:table-cell>
          <table:table-cell office:value-type="string" calcext:value-type="string">
            <text:p>data, dataset</text:p>
          </table:table-cell>
          <table:table-cell office:value-type="float" office:value="81" calcext:value-type="float">
            <text:p>81</text:p>
          </table:table-cell>
          <table:table-cell/>
          <table:table-cell office:value-type="float" office:value="0" calcext:value-type="float">
            <text:p>0</text:p>
          </table:table-cell>
          <table:table-cell office:value-type="string" calcext:value-type="string">
            <text:p>In order to help participants to build their systems, we provided training data for each of the benchmarks (see Table 1). In case of the HJ dataset, it was only a small validation set of 66 pairs as annotation of word pairs is expensive. On the other hand, for the RT, AE and AE2, we had prepared substantial training collections of 104,518, 20,968, and 104,518 word pairs, respectively.</text:p>
          </table:table-cell>
        </table:table-row>
        <table:table-row table:style-name="ro8">
          <table:table-cell office:value-type="float" office:value="1803.0582" calcext:value-type="float">
            <text:p>1803.0582</text:p>
          </table:table-cell>
          <table:table-cell office:value-type="string" calcext:value-type="string">
            <text:p>data, dataset</text:p>
          </table:table-cell>
          <table:table-cell office:value-type="float" office:value="134" calcext:value-type="float">
            <text:p>134</text:p>
          </table:table-cell>
          <table:table-cell/>
          <table:table-cell office:value-type="float" office:value="0" calcext:value-type="float">
            <text:p>0</text:p>
          </table:table-cell>
          <table:table-cell office:value-type="string" calcext:value-type="string">
            <text:p>This research was partially supported by the ERC 2011 Starting Independent Research Grant n. 283554 (COMPOSES), German Research Foundation (DFG) under the project JOIN-T, and Digital Society Laboratory LLC. We thank Denis Egorov for providing the Sociation.org data; Yuri N. Philippovich, Andrey Philippovich and Galina Cherkasova for preparing the evaluation dataset based on the Russian Associative Thesaurus. We would like to thank all those who participated in the crowdsourced annotation process during the construction of the dataset of human judgement. We thank Higher School of Economics’ students who annotated unrelated word pairs used in the evaluation materials. Finally, we thank Prof. Iryna Gurevych and Ilia Chetviorkin for their help with the design of the experimental tasks and user interface.</text:p>
          </table:table-cell>
        </table:table-row>
        <table:table-row table:style-name="ro1">
          <table:table-cell office:value-type="float" office:value="1803.0582" calcext:value-type="float">
            <text:p>1803.0582</text:p>
          </table:table-cell>
          <table:table-cell office:value-type="string" calcext:value-type="string">
            <text:p>database</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synonym database, prefix dictionary, orthographic similarity</text:p>
          </table:table-cell>
        </table:table-row>
        <table:table-row table:style-name="ro1">
          <table:table-cell office:value-type="float" office:value="1803.0582" calcext:value-type="float">
            <text:p>1803.0582</text:p>
          </table:table-cell>
          <table:table-cell office:value-type="string" calcext:value-type="string">
            <text:p>databas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300d vectors) on ruwac + lib.ru + ru-wiki, synonym database, prefix dictionary, orthographic similarity</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300d vectors) on ruwac + lib.ru + ru-wiki, bigrams on the same corpus, synonym database, prefix dictionary, orthographic similarity</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28" calcext:value-type="float">
            <text:p>28</text:p>
          </table:table-cell>
          <table:table-cell/>
          <table:table-cell office:value-type="float" office:value="0" calcext:value-type="float">
            <text:p>0</text:p>
          </table:table-cell>
          <table:table-cell office:value-type="string" calcext:value-type="string">
            <text:p>40. Zhang E., Zhang Y. (2009), Average Precision, Encyclopedia of Database Sys tems, Springer US, pp. 192–193.</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0.7071 Word2vec (skip-gram, window size 10, 300d vectors) on ruwac + lib.ru + ru-wiki, bigrams on the same corpus, synonym database, prefix dictionary, orthographic similarity</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0.9185 Word2vec (skip-gram, window size 10, 300d vectors) on ruwac + lib.ru + ru-wiki, bigrams on the same corpus, synonym database, prefix dictionary, orthographic similarity</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0.9550 Word2vec (skip-gram, window size 10, 300d vectors) on ruwac + lib.ru + ru-wiki, bigrams on the same corpus, synonym database, prefix dictionary, orthographic similarity</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0.9835 Word2vec (skip-gram, window size 10, 300d vectors) on ruwac + lib.ru + ru-wiki, bigrams on the same corpus, synonym database, prefix dictionary, orthographic similarity</text:p>
          </table:table-cell>
        </table:table-row>
        <table:table-row table:style-name="ro1">
          <table:table-cell office:value-type="float" office:value="1803.0582" calcext:value-type="float">
            <text:p>1803.0582</text:p>
          </table:table-cell>
          <table:table-cell office:value-type="string" calcext:value-type="string">
            <text:p>dataset</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Table 1. Evaluation datasets used in the RUSSE shared task</text:p>
          </table:table-cell>
        </table:table-row>
        <table:table-row table:style-name="ro1">
          <table:table-cell office:value-type="float" office:value="1803.0582" calcext:value-type="float">
            <text:p>1803.0582</text:p>
          </table:table-cell>
          <table:table-cell office:value-type="string" calcext:value-type="string">
            <text:p>dataset</text:p>
          </table:table-cell>
          <table:table-cell office:value-type="float" office:value="15" calcext:value-type="float">
            <text:p>15</text:p>
          </table:table-cell>
          <table:table-cell/>
          <table:table-cell office:value-type="float" office:value="0" calcext:value-type="float">
            <text:p>0</text:p>
          </table:table-cell>
          <table:table-cell office:value-type="string" calcext:value-type="string">
            <text:p>Fig. 1. Precision-recall curves of the best models on AE2 and RT datasets</text:p>
          </table:table-cell>
        </table:table-row>
        <table:table-row table:style-name="ro5">
          <table:table-cell office:value-type="float" office:value="1803.0582" calcext:value-type="float">
            <text:p>1803.0582</text:p>
          </table:table-cell>
          <table:table-cell office:value-type="string" calcext:value-type="string">
            <text:p>dataset</text:p>
          </table:table-cell>
          <table:table-cell office:value-type="float" office:value="59" calcext:value-type="float">
            <text:p>59</text:p>
          </table:table-cell>
          <table:table-cell/>
          <table:table-cell office:value-type="float" office:value="0" calcext:value-type="float">
            <text:p>0</text:p>
          </table:table-cell>
          <table:table-cell office:value-type="string" calcext:value-type="string">
            <text:p>The very goal of the Russian Semantic Similarity Evaluation (RUSSE) shared task1 is to fill this gap, conducting a systematic comparison and evaluation of semantic similarity measures for the Russian language. The event is organized as a competition where systems are calculating similarity between words of a joint, previously unseen gold standard dataset.</text:p>
          </table:table-cell>
        </table:table-row>
        <table:table-row table:style-name="ro4">
          <table:table-cell office:value-type="float" office:value="1803.0582" calcext:value-type="float">
            <text:p>1803.0582</text:p>
          </table:table-cell>
          <table:table-cell office:value-type="string" calcext:value-type="string">
            <text:p>dataset</text:p>
          </table:table-cell>
          <table:table-cell office:value-type="float" office:value="77" calcext:value-type="float">
            <text:p>77</text:p>
          </table:table-cell>
          <table:table-cell/>
          <table:table-cell office:value-type="float" office:value="0" calcext:value-type="float">
            <text:p>0</text:p>
          </table:table-cell>
          <table:table-cell office:value-type="string" calcext:value-type="string">
            <text:p>The evaluation dataset follows the structure of the BLESS dataset [3]. Each target word has the same number of related and unrelated source words as exemplified in Table 3. First, we gathered 4,774 synonyms and hypernyms from the RuThes Lite thesaurus [23]. We used only single word nouns at this step. These relations were considered positive examples. To generate negative examples we used the following procedure:</text:p>
          </table:table-cell>
        </table:table-row>
        <table:table-row table:style-name="ro4">
          <table:table-cell office:value-type="float" office:value="1803.0582" calcext:value-type="float">
            <text:p>1803.0582</text:p>
          </table:table-cell>
          <table:table-cell office:value-type="string" calcext:value-type="string">
            <text:p>dataset</text:p>
          </table:table-cell>
          <table:table-cell office:value-type="float" office:value="92" calcext:value-type="float">
            <text:p>92</text:p>
          </table:table-cell>
          <table:table-cell/>
          <table:table-cell office:value-type="float" office:value="0" calcext:value-type="float">
            <text:p>0</text:p>
          </table:table-cell>
          <table:table-cell office:value-type="string" calcext:value-type="string">
            <text:p>It is important to note that average precision of a random baseline for the semantic relation classification benchmarks RT, AE and AE2 is 0.5 as these datasets are balanced (each {𝑃𝑃 ∪ 𝑁𝑁} word has 50% of related and 50% of unrelated candidates). Therefore, RT, AE and AE2 scores should not be confused with semantic relation extraction evaluation, a task where ∑𝑃𝑃@𝑐𝑐𝑟𝑟 the ratio of related and unrelated candidates and the average precision are close to 0.0. 𝑅𝑅</text:p>
          </table:table-cell>
        </table:table-row>
        <table:table-row table:style-name="ro10">
          <table:table-cell office:value-type="float" office:value="1803.0582" calcext:value-type="float">
            <text:p>1803.0582</text:p>
          </table:table-cell>
          <table:table-cell office:value-type="string" calcext:value-type="string">
            <text:p>dataset</text:p>
          </table:table-cell>
          <table:table-cell office:value-type="float" office:value="166" calcext:value-type="float">
            <text:p>166</text:p>
          </table:table-cell>
          <table:table-cell/>
          <table:table-cell office:value-type="float" office:value="0" calcext:value-type="float">
            <text:p>0</text:p>
          </table:table-cell>
          <table:table-cell office:value-type="string" calcext:value-type="string">
            <text:p>The first strand of research is testing of automatic approaches relative to human judgments of word pair similarity. Most known gold standards for this task include the RG dataset [32], the MC dataset [27] and WordSim353 [9]. These datasets were created for English. To enable similar experiments in other languages, there have been several attempts to translate these datasets into other languages. Gurevych translated the RG and MC datasets into German [13]; Hassan and Mihalcea translated them into Spanish, Arabic and Romanian [14]; Postma and Vossen [29] translate the datasets into Dutch; Jin and Wu [15] present a shared task for Chinese semantic similarity, where the authors translated the WordSim353 dataset. Yang and Powers [37] proposed a dataset specifically for measuring verb similarity, which was later translated into German by Meyer and Gurevych [25].</text:p>
          </table:table-cell>
        </table:table-row>
        <table:table-row table:style-name="ro13">
          <table:table-cell office:value-type="float" office:value="1803.0582" calcext:value-type="float">
            <text:p>1803.0582</text:p>
          </table:table-cell>
          <table:table-cell office:value-type="string" calcext:value-type="string">
            <text:p>dataset</text:p>
          </table:table-cell>
          <table:table-cell office:value-type="float" office:value="174" calcext:value-type="float">
            <text:p>174</text:p>
          </table:table-cell>
          <table:table-cell/>
          <table:table-cell office:value-type="float" office:value="1" calcext:value-type="float">
            <text:p>1</text:p>
          </table:table-cell>
          <table:table-cell office:value-type="string" calcext:value-type="string">
            <text:p>The RUSSE shared task became the first systematic attempt to evaluate semantic similarity measures for the Russian language. The 19 participating teams prepared 105 submissions based on distributional, network, knowledge and neural network-based similarity measures. The systems were trained on a wide variety of corpora ranging from the Russian National Corpus to Google N-grams. Our main contribution is an opensource evaluation framework that relies on our four novel evaluation datasets. This evaluation methodology lets us identify the most practical approaches to Russian semantic similarity. While the best results in the shared task were obtained with complex methods that combine lexical, morphological, semantic, and orthographic features, surprisingly, the unsupervised skip-gram model trained a completely raw text corpus was able to deliver results in top 5 best submissions according to 3 of the 4 benchmarks. Overall, the experiments show that common approaches to semantic similarity for English, such as CBOW or distributional models, can be successfully applied to Russian.</text:p>
          </table:table-cell>
        </table:table-row>
        <table:table-row table:style-name="ro7">
          <table:table-cell office:value-type="float" office:value="1803.0582" calcext:value-type="float">
            <text:p>1803.0582</text:p>
          </table:table-cell>
          <table:table-cell office:value-type="string" calcext:value-type="string">
            <text:p>dataset</text:p>
          </table:table-cell>
          <table:table-cell office:value-type="float" office:value="179" calcext:value-type="float">
            <text:p>179</text:p>
          </table:table-cell>
          <table:table-cell/>
          <table:table-cell office:value-type="float" office:value="0" calcext:value-type="float">
            <text:p>0</text:p>
          </table:table-cell>
          <table:table-cell office:value-type="string" calcext:value-type="string">
            <text:p>• Rank the candidates by target word frequency freq ( wj ): • Add two top relations &lt;wi , wk&gt; and &lt;wi, wm&gt; to negative examples N. • Remove all relations &lt;*, wk&gt; and &lt;*, wm&gt; from consideration: &lt; 𝑤𝑤𝑖𝑖, 𝑤𝑤𝑗𝑗 &gt; ∈ P sij = 0, for all i and j {k, m}. &lt;∗, 𝑤𝑤𝑘𝑘 &gt; {&lt; 𝑤𝑤𝑖𝑖, 𝑤𝑤𝑗𝑗 &gt; : 𝑤𝑤𝑖𝑖 <text:s/>= 𝑠𝑠𝑙𝑙𝑐𝑐𝑐𝑐𝑐𝑐𝑐𝑐, 𝑠𝑠𝑖𝑖𝑗𝑗 &gt; 0} Filter false negative relations with the help of human annotators. Each relation was annotated by at least two annotators. If at least one annotator indicates an error, remove this negative example from N. 𝑓𝑓𝑐𝑐𝑐𝑐𝑓𝑓(𝑤𝑤𝑗𝑗) N}. Balance this da The dataset PN is a union of positive and negative examples: {P 𝑖𝑖 taset, so the number of positive and negative relations is equal for each source word. &lt; 𝑤𝑤𝑖𝑖, 𝑤𝑤𝑚𝑚 &gt; Return PN.</text:p>
          </table:table-cell>
        </table:table-row>
        <table:table-row table:style-name="ro12">
          <table:table-cell office:value-type="float" office:value="1803.0582" calcext:value-type="float">
            <text:p>1803.0582</text:p>
          </table:table-cell>
          <table:table-cell office:value-type="string" calcext:value-type="string">
            <text:p>dataset</text:p>
          </table:table-cell>
          <table:table-cell office:value-type="float" office:value="183" calcext:value-type="float">
            <text:p>183</text:p>
          </table:table-cell>
          <table:table-cell/>
          <table:table-cell office:value-type="float" office:value="0" calcext:value-type="float">
            <text:p>0</text:p>
          </table:table-cell>
          <table:table-cell office:value-type="string" calcext:value-type="string">
            <text:p>The second strand of research consists in testing of automated systems with respect to relations described in a lexical-semantic resource such as WordNet. Baroni and Lenci [3] stress that semantically related words differ in the type of relations between them, so they generate the BLESS dataset containing tuples of the form (w1, w2, relation). Types of relations include COORD (co-hyponyms), HYPER (hypernyms), MERO (meronyms), ATTRI (attributes—relation between a noun and an adjective expressing an attribute), EVENT (relation between a noun and a verb referring to actions or events). BLESS also contains, for each concept, a number of random words that were checked to be semantically unrelated to the target word. BLESS includes 200 English concrete single-word nouns having reasonably high frequency that are not very polysemous. The relata of the non-random relations are English nouns, verbs and adjectives selected and validated using several sources including WordNet, Wikipedia and the Web-derived ukWaC corpus.</text:p>
          </table:table-cell>
        </table:table-row>
        <table:table-row table:style-name="ro13">
          <table:table-cell office:value-type="float" office:value="1803.0582" calcext:value-type="float">
            <text:p>1803.0582</text:p>
          </table:table-cell>
          <table:table-cell office:value-type="string" calcext:value-type="string">
            <text:p>dataset</text:p>
          </table:table-cell>
          <table:table-cell office:value-type="float" office:value="200" calcext:value-type="float">
            <text:p>200</text:p>
          </table:table-cell>
          <table:table-cell/>
          <table:table-cell office:value-type="float" office:value="0" calcext:value-type="float">
            <text:p>0</text:p>
          </table:table-cell>
          <table:table-cell office:value-type="string" calcext:value-type="string">
            <text:p>The third strand of research evaluates possibilities of current automated systems to simulate the results of human word association experiments. The task originally captured the attention of psychologists, such as Griffiths and Steyvers [10–11]. One such task was organized in the framework of the CogALex workshop [30]. The participants received lists of five given words (primes) such as circus, funny, nose, fool, and Coco and were supposed to compute the word most closely associated to all of them. In this specific case, the word clown would be the expected response. 2,000 sets of five input words, together with the expected target words (associative responses) were provided as a training set to the participants. The test dataset contained another 2,000 sets of five input words. The training and the test datasets were both derived from the Edinburgh Associative Thesaurus (EAT) [16]. For each stimulus word, only the top five associations, i.e. the associations produced by the largest number of respondents, were retained, and all other associations were discarded.</text:p>
          </table:table-cell>
        </table:table-row>
        <table:table-row table:style-name="ro9">
          <table:table-cell office:value-type="float" office:value="1803.0582" calcext:value-type="float">
            <text:p>1803.0582</text:p>
          </table:table-cell>
          <table:table-cell office:value-type="string" calcext:value-type="string">
            <text:p>dataset</text:p>
          </table:table-cell>
          <table:table-cell office:value-type="float" office:value="234" calcext:value-type="float">
            <text:p>234</text:p>
          </table:table-cell>
          <table:table-cell/>
          <table:table-cell office:value-type="float" office:value="0" calcext:value-type="float">
            <text:p>0</text:p>
          </table:table-cell>
          <table:table-cell office:value-type="string" calcext:value-type="string">
            <text:p>Semantic similarity measures proved useful in text processing applications, including text similarity, query expansion, question answering and word sense disambiguation [28]. A wide variety of measures were proposed and tested during the last 20 years, ranging from lexical-resource-based [31] to vector-based approaches, which in their turn evolved from Hyperspace Analogue to Language (HAL) by Lund and Burgess [24] to Latent Semantic Analysis (LSA) by Landauer and Dumais [20], topic models [12], Distributional Memory [2] and finally to neural network language models [26]. Many authors tried to perform exhaustive comparisons of existing approaches and developed a whole range of benchmarks and evaluation datasets. See Lee [22], Agirre et al. [1], Ferret [8], Panchenko [28], Baroni [4], Sahlgren [33], Curran [7], Zesch and Gurevych [38] and Van de Cruys [36] for an overview of the state-of-theart techniques for English. A recent study of semantic similarity for morphologically rich languages, such as German and Greek, by Zervanou et al. [40] is relevant to our research. However, Russian is not considered in the latter experiment.</text:p>
          </table:table-cell>
        </table:table-row>
        <table:table-row table:style-name="ro7">
          <table:table-cell office:value-type="float" office:value="1803.0582" calcext:value-type="float">
            <text:p>1803.0582</text:p>
          </table:table-cell>
          <table:table-cell office:value-type="string" calcext:value-type="string">
            <text:p>dataset, open-source</text:p>
          </table:table-cell>
          <table:table-cell office:value-type="float" office:value="118" calcext:value-type="float">
            <text:p>118</text:p>
          </table:table-cell>
          <table:table-cell/>
          <table:table-cell office:value-type="float" office:value="3" calcext:value-type="float">
            <text:p>3</text:p>
          </table:table-cell>
          <table:table-cell office:value-type="string" calcext:value-type="string">
            <text:p>To this end, we release four novel test datasets for Russian and an open-source tool for evaluating semantic similarity measures2. Using this standardized evaluation methodology, we expect that each new semantic similarity measure for the Russian language can be seamlessly compared to the existing ones. To the best of our knowledge, RUSSE is the largest and most comprehensive evaluation of Russian similarity measures to date. This paper is organized as follows: First, we describe previous shared tasks covering other languages. In Section 3, we outline the proposed evaluation methodology. Finally, Section 4 presents the key results of the shared task along with a brief discussion.</text:p>
          </table:table-cell>
        </table:table-row>
        <table:table-row table:style-name="ro1">
          <table:table-cell office:value-type="float" office:value="1803.0582" calcext:value-type="float">
            <text:p>1803.0582</text:p>
          </table:table-cell>
          <table:table-cell office:value-type="string" calcext:value-type="string">
            <text:p>github</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2 https://github.com/nlpub/russe-evaluation/tree/master/russe/evaluation</text:p>
          </table:table-cell>
        </table:table-row>
        <table:table-row table:style-name="ro1">
          <table:table-cell office:value-type="float" office:value="1803.0582" calcext:value-type="float">
            <text:p>1803.0582</text:p>
          </table:table-cell>
          <table:table-cell office:value-type="string" calcext:value-type="string">
            <text:p>github</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3 https://github.com/nlpub/russe-evaluation/blob/master/russe/evaluation/test.csv</text:p>
          </table:table-cell>
        </table:table-row>
        <table:table-row table:style-name="ro3">
          <table:table-cell office:value-type="float" office:value="1803.0582" calcext:value-type="float">
            <text:p>1803.0582</text:p>
          </table:table-cell>
          <table:table-cell office:value-type="string" calcext:value-type="string">
            <text:p>publicly available</text:p>
          </table:table-cell>
          <table:table-cell office:value-type="float" office:value="55" calcext:value-type="float">
            <text:p>55</text:p>
          </table:table-cell>
          <table:table-cell/>
          <table:table-cell office:value-type="float" office:value="0" calcext:value-type="float">
            <text:p>0</text:p>
          </table:table-cell>
          <table:table-cell office:value-type="string" calcext:value-type="string">
            <text:p>23. Loukachevitch N. V., Dobrov B. V., Chetviorkin I. I. (2014), RuThes-Lite, a Publicly Available Version of Thesauru of Russian Language RuThes, Computational Linguistics and Intellectual Technologies: Papers from the Annual International Conference “Dialogue”, Bekasovo, Russia, pp. 340–349.</text:p>
          </table:table-cell>
        </table:table-row>
        <table:table-row table:style-name="ro1">
          <table:table-cell office:value-type="float" office:value="1807.04475" calcext:value-type="float">
            <text:p>1807.04475</text:p>
          </table:table-cell>
          <table:table-cell office:value-type="string" calcext:value-type="string">
            <text:p>code</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Title + Description (Code tokens only) Title + Description (Without code tokens)</text:p>
          </table:table-cell>
        </table:table-row>
        <table:table-row table:style-name="ro2">
          <table:table-cell office:value-type="float" office:value="1807.04475" calcext:value-type="float">
            <text:p>1807.04475</text:p>
          </table:table-cell>
          <table:table-cell office:value-type="string" calcext:value-type="string">
            <text:p>code</text:p>
          </table:table-cell>
          <table:table-cell office:value-type="float" office:value="36" calcext:value-type="float">
            <text:p>36</text:p>
          </table:table-cell>
          <table:table-cell/>
          <table:table-cell office:value-type="float" office:value="0" calcext:value-type="float">
            <text:p>0</text:p>
          </table:table-cell>
          <table:table-cell office:value-type="string" calcext:value-type="string">
            <text:p>[43] P. Thongtanunam, R. G. Kula, N. Yoshida, H. Iida, and K. Matsumoto. Who Should Review my Code ? In Proc. SANER, pages 141–150, 2015.</text:p>
          </table:table-cell>
        </table:table-row>
        <table:table-row table:style-name="ro2">
          <table:table-cell office:value-type="float" office:value="1807.04475" calcext:value-type="float">
            <text:p>1807.04475</text:p>
          </table:table-cell>
          <table:table-cell office:value-type="string" calcext:value-type="string">
            <text:p>code</text:p>
          </table:table-cell>
          <table:table-cell office:value-type="float" office:value="37" calcext:value-type="float">
            <text:p>37</text:p>
          </table:table-cell>
          <table:table-cell/>
          <table:table-cell office:value-type="float" office:value="0" calcext:value-type="float">
            <text:p>0</text:p>
          </table:table-cell>
          <table:table-cell office:value-type="string" calcext:value-type="string">
            <text:p>[22] M. J. Howard, S. Gupta, L. Pollock, and K. VijayShanker. Automatically Mining Software-based, Semantically-Similar Words from Comment-Code Mappings. In Proc. MSR, pages 377–386, 2013.</text:p>
          </table:table-cell>
        </table:table-row>
        <table:table-row table:style-name="ro2">
          <table:table-cell office:value-type="float" office:value="1807.04475" calcext:value-type="float">
            <text:p>1807.04475</text:p>
          </table:table-cell>
          <table:table-cell office:value-type="string" calcext:value-type="string">
            <text:p>code</text:p>
          </table:table-cell>
          <table:table-cell office:value-type="float" office:value="39" calcext:value-type="float">
            <text:p>39</text:p>
          </table:table-cell>
          <table:table-cell/>
          <table:table-cell office:value-type="float" office:value="0" calcext:value-type="float">
            <text:p>0</text:p>
          </table:table-cell>
          <table:table-cell office:value-type="string" calcext:value-type="string">
            <text:p>[2] G. Antoniol, G. Canfora, G. Casazza, A. De Lucia, and E. Merlo. Recovering Traceability Links between Code and Documentation. TSE, 28(10):970–983, 2002.</text:p>
          </table:table-cell>
        </table:table-row>
        <table:table-row table:style-name="ro7">
          <table:table-cell office:value-type="float" office:value="1807.04475" calcext:value-type="float">
            <text:p>1807.04475</text:p>
          </table:table-cell>
          <table:table-cell office:value-type="string" calcext:value-type="string">
            <text:p>code</text:p>
          </table:table-cell>
          <table:table-cell office:value-type="float" office:value="118" calcext:value-type="float">
            <text:p>118</text:p>
          </table:table-cell>
          <table:table-cell/>
          <table:table-cell office:value-type="float" office:value="0" calcext:value-type="float">
            <text:p>0</text:p>
          </table:table-cell>
          <table:table-cell office:value-type="string" calcext:value-type="string">
            <text:p>Fig. 2 shows the schematic diagram and Algorithms 1, 2 show the pseudo code of our proposed technique–STRICT– for search term identiﬁcation from a change request. We ﬁrst collect Title and Description of the request submitted by the user, combine them to prepare a complete request text, and then perform standard natural language preprocessing (Lines 3–6, Algorithm 1). Then we develop two text graphs based on co-occurrences and grammatical dependencies among the terms from the preprocessed text (Lines 7–9, Algorithm 1). The goal is to identify the most important terms that could be used as a search query for concept location. We then analyze</text:p>
          </table:table-cell>
        </table:table-row>
        <table:table-row table:style-name="ro10">
          <table:table-cell office:value-type="float" office:value="1807.04475" calcext:value-type="float">
            <text:p>1807.04475</text:p>
          </table:table-cell>
          <table:table-cell office:value-type="string" calcext:value-type="string">
            <text:p>code</text:p>
          </table:table-cell>
          <table:table-cell office:value-type="float" office:value="163" calcext:value-type="float">
            <text:p>163</text:p>
          </table:table-cell>
          <table:table-cell/>
          <table:table-cell office:value-type="float" office:value="0" calcext:value-type="float">
            <text:p>0</text:p>
          </table:table-cell>
          <table:table-cell office:value-type="string" calcext:value-type="string">
            <text:p>Answering RQ1–Comparison with Baseline Queries: Developers often copy and paste the text from a software change request on an ad-hoc basis for searching the source code that needs to be changed. Thus, change requests can be considered as the baseline queries for evaluation or validation of our suggested queries [4, 18, 24]. We consider three types of baseline queries from the ﬁelds of each request–Title, Description, and Title+Description, run them against our search engine, and then collect the rank of the ﬁrst correctly returned result for each of those queries. We also collect similar ranks returned by our suggested queries for each of those change requests, and compare with that of baseline queries. Tables V and IV report our comparative analysis. From Table V, we see that our suggested queries are more effective than the baseline queries. Our queries provide better ranks than the baseline</text:p>
          </table:table-cell>
        </table:table-row>
        <table:table-row table:style-name="ro15">
          <table:table-cell office:value-type="float" office:value="1807.04475" calcext:value-type="float">
            <text:p>1807.04475</text:p>
          </table:table-cell>
          <table:table-cell office:value-type="string" calcext:value-type="string">
            <text:p>code available, code, source code</text:p>
          </table:table-cell>
          <table:table-cell office:value-type="float" office:value="309" calcext:value-type="float">
            <text:p>309</text:p>
          </table:table-cell>
          <table:table-cell/>
          <table:table-cell office:value-type="float" office:value="0" calcext:value-type="float">
            <text:p>0</text:p>
          </table:table-cell>
          <table:table-cell office:value-type="string" calcext:value-type="string">
            <text:p>already challenging [24], our technique can complement their techniques. Howard et al. [22] suggest semantically similar query for a given query by mining comment-code mapping from a source code repository. It could also possibly perform better if the initial query is prepared carefully which our technique does, rather than the query is chosen randomly. Bassett and Kraft [4] apply structural term weighting to feature location by emphasizing on source code tokens during query formulation. However, as our ﬁnding suggests (RQ1, Section IV-D), code tokens might not be always available, and thus queries based on them could be limited in performance. Other related studies apply ontology [45], query-based conﬁgurations [4, 31, 32] and phrasal concepts [21, 42] in concept location. Search Mechanisms: There also exist a number of studies on search mechanisms [2, 27, 29, 34, 38, 41] in the literature that apply the search queries to actually locate the concepts, features, concerns or bugs within the source code. These studies adopt static analyses, dynamic analyses or perform both analyses on the source code to identify the items of interest (e.g., methods to be changed). Revelle et al. [38] combine information from three different processes–textual analysis, dynamic analysis and web mining–and apply PageRank algorithm [7] like ours. However, they apply that algorithm in a different context–ranking methods within the project source–rather than search term identiﬁcation from a change request. Other studies are not strongly related to our work– search term identiﬁcation, and we did not compare with them directly in our experiments.</text:p>
          </table:table-cell>
        </table:table-row>
        <table:table-row table:style-name="ro11">
          <table:table-cell office:value-type="float" office:value="1807.04475" calcext:value-type="float">
            <text:p>1807.04475</text:p>
          </table:table-cell>
          <table:table-cell office:value-type="string" calcext:value-type="string">
            <text:p>code, dataset, source code</text:p>
          </table:table-cell>
          <table:table-cell office:value-type="float" office:value="248" calcext:value-type="float">
            <text:p>248</text:p>
          </table:table-cell>
          <table:table-cell/>
          <table:table-cell office:value-type="float" office:value="0" calcext:value-type="float">
            <text:p>0</text:p>
          </table:table-cell>
          <table:table-cell office:value-type="string" calcext:value-type="string">
            <text:p>starting point for code search during code change, and (2) can potentially reduce the query reformulation efforts spent by the developers. It should be noted that this paper is a signiﬁcantly extended version of our preliminary work on search term identiﬁcation [35]. While the earlier work explores the potential of TextRank using a limited dataset, this work (1) extends that idea by applying another appropriate term-weighting technique–POSRank, (2) proposes a novel search term ranking algorithm, and (3) then evaluates and validates the technique extensively using a larger dataset [1]. Experiments using 1,939 change requests from eight subject systems (i.e., three Apache systems and ﬁve Eclipse systems) report that our technique–STRICT–can provide better quality search terms than 52%–62% of the baseline queries which is highly promising according to relevant literature [18, 32]. Our suggested queries can retrieve relevant source code ﬁles for 30%–57% of the change tasks with about 30% mean average precision@10 where the ﬁrst relevant ﬁle is mostly found within the Top-4 positions, which are also promising [2, 5]. Comparison with two state-of-the-art techniques–Kevic and Fritz [24] and Rocchio [39]– not only validates our empirical ﬁndings but also demonstrates the superiority of our technique. We thus make the following contributions:</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Tasks to Source Code. 2014.</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Static Concept Location in Source Code. In Proc. ICPC, pages 1–10, 2011.</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23" calcext:value-type="float">
            <text:p>23</text:p>
          </table:table-cell>
          <table:table-cell/>
          <table:table-cell office:value-type="float" office:value="0" calcext:value-type="float">
            <text:p>0</text:p>
          </table:table-cell>
          <table:table-cell office:value-type="string" calcext:value-type="string">
            <text:p>Improving Source Code Search with Natural Language Phrasal In Proc. ASE, Representations of Method Signatures. pages 524–527, 2011.</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23" calcext:value-type="float">
            <text:p>23</text:p>
          </table:table-cell>
          <table:table-cell/>
          <table:table-cell office:value-type="float" office:value="0" calcext:value-type="float">
            <text:p>0</text:p>
          </table:table-cell>
          <table:table-cell office:value-type="string" calcext:value-type="string">
            <text:p>no source code ﬁles (i.e., Java classes) were changed or the relevant code ﬁles were missing from the system.</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34] D. Poshyvanyk and A. Marcus. Combining Formal Concept Analysis with Information Retrieval for Concept Location in Source Code. In Proc. ICPC, pages 37–48, 2007.</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49" calcext:value-type="float">
            <text:p>49</text:p>
          </table:table-cell>
          <table:table-cell/>
          <table:table-cell office:value-type="float" office:value="0" calcext:value-type="float">
            <text:p>0</text:p>
          </table:table-cell>
          <table:table-cell office:value-type="string" calcext:value-type="string">
            <text:p>[19] S. Haiduc, G. De Rosa, G. Bavota, R. Oliveto, A. De Lucia, and A. Marcus. Query Quality Prediction and Reformulation for Source Code Search: The Refoqus Tool. In Proc. ICSE, pages 1307–1310, 2013.</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55" calcext:value-type="float">
            <text:p>55</text:p>
          </table:table-cell>
          <table:table-cell/>
          <table:table-cell office:value-type="float" office:value="0" calcext:value-type="float">
            <text:p>0</text:p>
          </table:table-cell>
          <table:table-cell office:value-type="string" calcext:value-type="string">
            <text:p>for Concept Location in Source Code. Engineering, volume 7171, pages 126–158. 2013. [29] A. Marcus, A. Sergeyev, V. Rajlich, and J.I. Maletic. An Information Retrieval Approach to Concept Location in Source Code. In Proc. WCRE, pages 214–223, 2004.</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69" calcext:value-type="float">
            <text:p>69</text:p>
          </table:table-cell>
          <table:table-cell/>
          <table:table-cell office:value-type="float" office:value="0" calcext:value-type="float">
            <text:p>0</text:p>
          </table:table-cell>
          <table:table-cell office:value-type="string" calcext:value-type="string">
            <text:p>Effectiveness (E): It is a measure that approximates the developer’s effort for locating a concept in the source code [31]. In short, the measure returns the rank of the ﬁrst occurred ﬁle (i.e., from the gold set) in the search result list. The lower the effectiveness value is, the more effective a query is.</text:p>
          </table:table-cell>
        </table:table-row>
        <table:table-row table:style-name="ro5">
          <table:table-cell office:value-type="float" office:value="1807.04475" calcext:value-type="float">
            <text:p>1807.04475</text:p>
          </table:table-cell>
          <table:table-cell office:value-type="string" calcext:value-type="string">
            <text:p>code, source code</text:p>
          </table:table-cell>
          <table:table-cell office:value-type="float" office:value="75" calcext:value-type="float">
            <text:p>75</text:p>
          </table:table-cell>
          <table:table-cell/>
          <table:table-cell office:value-type="float" office:value="0" calcext:value-type="float">
            <text:p>0</text:p>
          </table:table-cell>
          <table:table-cell office:value-type="string" calcext:value-type="string">
            <text:p>We also investigate the retrieval performance of baseline queries containing source code tokens only and without any code tokens. From Table VI, we see that combination of both token types produced better quality search queries (41% Top10 accuracy) than any single type alone (i.e., 30%–34% Top10 accuracy). However, our technique provides even better queries in terms of all retrieval performance metrics.</text:p>
          </table:table-cell>
        </table:table-row>
        <table:table-row table:style-name="ro8">
          <table:table-cell office:value-type="float" office:value="1807.04475" calcext:value-type="float">
            <text:p>1807.04475</text:p>
          </table:table-cell>
          <table:table-cell office:value-type="string" calcext:value-type="string">
            <text:p>code, source code</text:p>
          </table:table-cell>
          <table:table-cell office:value-type="float" office:value="144" calcext:value-type="float">
            <text:p>144</text:p>
          </table:table-cell>
          <table:table-cell/>
          <table:table-cell office:value-type="float" office:value="0" calcext:value-type="float">
            <text:p>0</text:p>
          </table:table-cell>
          <table:table-cell office:value-type="string" calcext:value-type="string">
            <text:p>Earlier studies report signiﬁcant beneﬁt in including source code tokens in the search query during bug localization [31] and feature location [4]. We also thus compare with codeonly baseline queries where each query comprises of camel case tokens extracted from the change request. We found that our queries provide better ranks than 63% of the code-only baseline queries while returning lower ranks for only 29%. We manually investigated, and found that 37% of our baseline queries do not contain any source code tokens, which possibly explains such ﬁnding. Thus, while source code tokens might make a good search query, their presence in the change request cannot be guaranteed and thus, queries based on them could also be limited. On the contrary, we suggest relatively better</text:p>
          </table:table-cell>
        </table:table-row>
        <table:table-row table:style-name="ro7">
          <table:table-cell office:value-type="float" office:value="1807.04475" calcext:value-type="float">
            <text:p>1807.04475</text:p>
          </table:table-cell>
          <table:table-cell office:value-type="string" calcext:value-type="string">
            <text:p>code, source code</text:p>
          </table:table-cell>
          <table:table-cell office:value-type="float" office:value="145" calcext:value-type="float">
            <text:p>145</text:p>
          </table:table-cell>
          <table:table-cell/>
          <table:table-cell office:value-type="float" office:value="0" calcext:value-type="float">
            <text:p>0</text:p>
          </table:table-cell>
          <table:table-cell office:value-type="string" calcext:value-type="string">
            <text:p>generally starts with a search within the project which requires one or more suitable search terms. Previous studies [12, 24, 27] suggest that on average, developers perform poorly in coming up with good search terms for a change task regardless of their experience. For example, Kevic and Fritz [24] report from a user study that only 12.20% of the search terms from the developers were able to retrieve relevant results. According to Furnas et al. [12], there is a small chance (10%–15%) that developers guess the exact words used in the source code. One way to help them overcome this challenge is to automatically suggest suitable search terms for the change task at hand, and our work addresses this research problem.</text:p>
          </table:table-cell>
        </table:table-row>
        <table:table-row table:style-name="ro16">
          <table:table-cell office:value-type="float" office:value="1807.04475" calcext:value-type="float">
            <text:p>1807.04475</text:p>
          </table:table-cell>
          <table:table-cell office:value-type="string" calcext:value-type="string">
            <text:p>code, source code</text:p>
          </table:table-cell>
          <table:table-cell office:value-type="float" office:value="218" calcext:value-type="float">
            <text:p>218</text:p>
          </table:table-cell>
          <table:table-cell/>
          <table:table-cell office:value-type="float" office:value="0" calcext:value-type="float">
            <text:p>0</text:p>
          </table:table-cell>
          <table:table-cell office:value-type="string" calcext:value-type="string">
            <text:p>Abstract—During maintenance, software developers deal with numerous change requests that are written in an unstructured fashion using natural language texts illustrate the change requirement involving various domain related concepts. Software developers need to ﬁnd appropriate search terms from those concepts so that they could locate the possible locations in the source code using a search technique. Once such locations are identiﬁed, they can implement the requested changes there. Studies suggest that developers often perform poorly in coming up with good search terms for a change task. In this paper, we propose a novel technique– STRICT–that automatically identiﬁes suitable search terms for a software change task by analyzing its task description using two information retrieval (IR) techniques– TextRank and POSRank. These IR techniques determine a term’s importance based on not only its co-occurrences with other important terms but also its syntactic relationships with them. Experiments using 1,939 change requests from eight subject systems report that STRICT can identify better quality search terms than baseline terms from 52%–62% of the requests with 30%–57% Top-10 retrieval accuracy which are promising. Comparison with two state-ofthe-art techniques not only validates our empirical ﬁndings and but also demonstrates the superiority of our technique.</text:p>
          </table:table-cell>
        </table:table-row>
        <table:table-row table:style-name="ro16">
          <table:table-cell office:value-type="float" office:value="1807.04475" calcext:value-type="float">
            <text:p>1807.04475</text:p>
          </table:table-cell>
          <table:table-cell office:value-type="string" calcext:value-type="string">
            <text:p>code, source code</text:p>
          </table:table-cell>
          <table:table-cell office:value-type="float" office:value="252" calcext:value-type="float">
            <text:p>252</text:p>
          </table:table-cell>
          <table:table-cell/>
          <table:table-cell office:value-type="float" office:value="0" calcext:value-type="float">
            <text:p>0</text:p>
          </table:table-cell>
          <table:table-cell office:value-type="string" calcext:value-type="string">
            <text:p>During maintenance, software developers deal with numerous change requests as a part of software change implementation. Identiﬁcation of exact source location (i.e., also called concept location) during software code change (e.g., new feature addition, bug ﬁxation) is a major challenge, even for a medium sized system [46]. Change requests are often made by the users of a software system, and these requests are generally written using unstructured natural language texts [25]. While the software users might be familiar with the application domain of a software system, they generally lack the idea of how a particular software feature is implemented in the source code. Hence, a change request from them generally involves one or more “high level” concepts (i.e., functional requirement) related to the application domain. A developer needs to map these concepts to the relevant source locations within the project for implementing the change [25, 28]. Such mapping is possibly trivial for the developer who has substantial knowledge on the target project. However, developers involved in the maintenance might not be aware of the low-level architecture of the software project, and the design documents might not be available either [10, 33]. Thus, they often experience difﬁculties in identifying the exact source locations (e.g., methods) to be changed. The mapping task</text:p>
          </table:table-cell>
        </table:table-row>
        <table:table-row table:style-name="ro16">
          <table:table-cell office:value-type="float" office:value="1807.04475" calcext:value-type="float">
            <text:p>1807.04475</text:p>
          </table:table-cell>
          <table:table-cell office:value-type="string" calcext:value-type="string">
            <text:p>code, source code</text:p>
          </table:table-cell>
          <table:table-cell office:value-type="float" office:value="262" calcext:value-type="float">
            <text:p>262</text:p>
          </table:table-cell>
          <table:table-cell/>
          <table:table-cell office:value-type="float" office:value="0" calcext:value-type="float">
            <text:p>0</text:p>
          </table:table-cell>
          <table:table-cell office:value-type="string" calcext:value-type="string">
            <text:p>We use a Vector Space Model (VSM) based search engine– Apache Lucene [15, 18]–to search ﬁles that were changed for implementing the change requests. Search engines generally index the ﬁles in a corpus prior to search. Since Lucene indexer is targeted for simple text documents (e.g., news article) and the source code ﬁles in our selected projects contain items beyond regular texts, i.e., code segments, we apply limited preprocessing on them. In particular, we extract method bodies from each of the Java classes (i.e., source ﬁles), and consider each method as an individual document in the corpus (Table III). We remove all programming keywords and punctuation characters, and split all dotted and camel case tokens [11]. Please note that we avoid stemming of the tokens for aforementioned reasons as described in Section III-B [24]. This preprocessing step transforms the source ﬁles into text like ﬁles, and the indexer becomes able to perform index more effectively, especially in choosing meaningful terms. Once a search is initiated using a query, the search engine collects relevant documents from the corpus using a Boolean Search Model, and then applies a tf-idf based scoring technique to return a ranked list of relevant documents. As existing studies suggest [24, 26], we consider the Top-10 results from the search engine for calculating the performance of our suggested queries.</text:p>
          </table:table-cell>
        </table:table-row>
        <table:table-row table:style-name="ro2" table:visibility="filter">
          <table:table-cell office:value-type="float" office:value="1807.04475" calcext:value-type="float">
            <text:p>1807.0447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38] M. Revelle, B. Dit, and D. Poshyvanyk. Using data fusion and web mining to support feature location in software. In Proc. ICPC, pages 14–23, 2010.</text:p>
          </table:table-cell>
        </table:table-row>
        <table:table-row table:style-name="ro2" table:visibility="filter">
          <table:table-cell office:value-type="float" office:value="1807.04475" calcext:value-type="float">
            <text:p>1807.0447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3] A. Bachmann and A. Bernstein. Software process data quality and characteristics: A historical view on open and closed source projects. In Proc. IWPSE, pages 119–128, 2009.</text:p>
          </table:table-cell>
        </table:table-row>
        <table:table-row table:style-name="ro15" table:visibility="filter">
          <table:table-cell office:value-type="float" office:value="1807.04475" calcext:value-type="float">
            <text:p>1807.04475</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They also perform different query quality analyses [14, 15, 16, 17] and data mining activities [22, 25, 46]. However, most of these approaches (1) expect a developer to provide the initial search query which they can improve upon, and (2) their main focus is improving a given query from the change request. Unfortunately, as existing studies [12, 24] suggest, preparing an initial search query is equally challenging, and those approaches do not provide much support in this regard. In this study, we propose a novel technique–STRICT–that suggests a list of suitable terms as an initial search query from a change request. Kevic and Fritz [24] consider a list of heuristics such as frequency, location, parts of speech and notation of the terms in the task description, and employ a prediction model for identifying search terms from a change request. Our work is closely related to theirs, and we compare with it directly in our experiments. In essence, our work is also aligned with query reformulation domain since it reformulates a baseline query by discarding the low quality search terms from the query. According to Haiduc et al. [18], Rocchio’s method [39] is found to be one of the best query reformulation strategies, and thus is also closely related to ours. We also directly compare with this existing technique, and the detailed comparison can be found in Sections IV-E. Haiduc et al. and colleagues conduct several other studies on how to reformulate a given search query that apply machine learning [18] and query quality analyses [15, 17]. Given that a well-formed initial query requires less reformulation and preparing the initial query is</text:p>
          </table:table-cell>
        </table:table-row>
        <table:table-row table:style-name="ro17" table:visibility="filter">
          <table:table-cell office:value-type="float" office:value="1807.04475" calcext:value-type="float">
            <text:p>1807.04475</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VI. RELATED WORK Search Query Suggestion &amp; Reformulation: A number of studies in the literature attempt to support software developers in concept/feature/concern location tasks using search query suggestion. They apply different lightweight heuristics [24], structural analyses [4, 31] and query reformulation strategies [13, 18, 19, 42]. They also perform different query quality analyses [14, 15, 16, 17] and data mining activities [22, 25, 46]. However, most of these approaches (1) expect a developer to provide the initial search query which they can improve upon, and (2) their main focus is improving a given query from the change request. Unfortunately, as existing studies [12, 24] suggest, preparing an initial search query is equally challenging, and those approaches do not provide much support in this regard. In this study, we propose a novel technique–STRICT–that suggests a list of suitable terms as an initial search query from a change request. Kevic and Fritz [24] consider a list of heuristics such as frequency, location, parts of speech and notation of the terms in the task description, and employ a prediction model for identifying search terms from a change request. Our work is closely related to theirs, and we compare with it directly in our experiments. In essence, our work is also aligned with query reformulation domain since it reformulates a baseline query by discarding the low quality search terms from the query. According to Haiduc et al. [18], Rocchio’s method [39] is found to be one of the best query reformulation strategies, and thus is also closely related to ours. We also directly compare with this existing technique, and the detailed comparison can be found in Sections IV-E. Haiduc et al.</text:p>
          </table:table-cell>
        </table:table-row>
        <table:table-row table:style-name="ro12">
          <table:table-cell office:value-type="float" office:value="1807.04475" calcext:value-type="float">
            <text:p>1807.04475</text:p>
          </table:table-cell>
          <table:table-cell office:value-type="string" calcext:value-type="string">
            <text:p>data, data available</text:p>
          </table:table-cell>
          <table:table-cell office:value-type="float" office:value="163" calcext:value-type="float">
            <text:p>163</text:p>
          </table:table-cell>
          <table:table-cell/>
          <table:table-cell office:value-type="float" office:value="0" calcext:value-type="float">
            <text:p>0</text:p>
          </table:table-cell>
          <table:table-cell office:value-type="string" calcext:value-type="string">
            <text:p>VII. CONCLUSION &amp; FUTURE WORK Studies suggest that preparing a search query from a change request is challenging for the developers. In this paper, we propose a novel technique–STRICT–that automatically suggests suitable search terms from a change request. It employs two term-weighting techniques–TextRank and POSRank– from information-retrieval to capture a term’s importance. Experiments with 1,939 change requests from 8 subject systems show that our technique can identify better quality search terms than baseline for 52%–62% of the requests, and retrieves relevant results with 30%–57% Top-10 accuracy and about 30% mean average precision, which are promising. Comparison with two state-of-the-art techniques validates our empirical ﬁndings and also conﬁrms the superiority of our technique. In future, we plan to further extend our evaluation and implement the technique as an Eclipse plug-in tool. Experimental data along with supporting materials are available elsewhere [1].</text:p>
          </table:table-cell>
        </table:table-row>
        <table:table-row table:style-name="ro2">
          <table:table-cell office:value-type="float" office:value="1807.04475" calcext:value-type="float">
            <text:p>1807.04475</text:p>
          </table:table-cell>
          <table:table-cell office:value-type="string" calcext:value-type="string">
            <text:p>data, data https</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Replication: All experimental data and supporting materials</text:p>
          </table:table-cell>
        </table:table-row>
        <table:table-row table:style-name="ro2">
          <table:table-cell office:value-type="float" office:value="1807.04475" calcext:value-type="float">
            <text:p>1807.04475</text:p>
          </table:table-cell>
          <table:table-cell office:value-type="string" calcext:value-type="string">
            <text:p>data, data https</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1] STRICT: Experimental Data. URL http://homepage.</text:p>
          </table:table-cell>
        </table:table-row>
        <table:table-row table:style-name="ro17">
          <table:table-cell office:value-type="float" office:value="1807.04475" calcext:value-type="float">
            <text:p>1807.04475</text:p>
          </table:table-cell>
          <table:table-cell office:value-type="string" calcext:value-type="string">
            <text:p>data, dataset</text:p>
          </table:table-cell>
          <table:table-cell office:value-type="float" office:value="325" calcext:value-type="float">
            <text:p>325</text:p>
          </table:table-cell>
          <table:table-cell/>
          <table:table-cell office:value-type="float" office:value="0" calcext:value-type="float">
            <text:p>0</text:p>
          </table:table-cell>
          <table:table-cell office:value-type="string" calcext:value-type="string">
            <text:p>literature apply various lightweight heuristics [24] and query reformulation strategies [13, 18, 42, 46]. They also perform different query quality analyses [14, 15, 17, 18] and data mining activities [22, 25, 46]. However, most of these approaches expect a developer to provide the initial search query which they can improve upon. Unfortunately, preparing such a query is often a nontrivial task for the developers as well [12, 24]. One can think of the whole change request as the initial query. However, this might lead the developers to major query reformulation tasks [13] or suboptimal solutions. Kevic and Fritz propose the only heuristic model for automatically identifying initial search terms for a change task where they consider different heuristics associated with frequency, location, parts of speech and notation of the terms from the change request. Although their model is found promising according to the preliminary evaluation, it suffers from two major limitations. First, their model is neither trained using a large dataset (i.e., uses only 20 change requests) nor cross-validated using the change requests from multiple software projects (i.e., uses only one project). Thus, the model is yet to be matured and reliable. Second, tf–idf is the most dominating feature of their model which is subject to the size of the change request dataset for inverse document frequency (idf) calculation. Hence, their model is likely to be affected signiﬁcantly by the size of the dataset. That is, it might require frequent re-training to keep itself useful for search term identiﬁcation. Thus, an approach that overcomes such limitations and yet can identify appropriate search terms from a given change request is warranted.</text:p>
          </table:table-cell>
        </table:table-row>
        <table:table-row table:style-name="ro3">
          <table:table-cell office:value-type="float" office:value="1807.04475" calcext:value-type="float">
            <text:p>1807.04475</text:p>
          </table:table-cell>
          <table:table-cell office:value-type="string" calcext:value-type="string">
            <text:p>data, dataset provided</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A. Data Collection</text:p>
          </table:table-cell>
        </table:table-row>
        <table:table-row table:style-name="ro12">
          <table:table-cell office:value-type="float" office:value="1807.04475" calcext:value-type="float">
            <text:p>1807.04475</text:p>
          </table:table-cell>
          <table:table-cell office:value-type="string" calcext:value-type="string">
            <text:p>data, github, dataset</text:p>
          </table:table-cell>
          <table:table-cell office:value-type="float" office:value="196" calcext:value-type="float">
            <text:p>196</text:p>
          </table:table-cell>
          <table:table-cell/>
          <table:table-cell office:value-type="float" office:value="0" calcext:value-type="float">
            <text:p>0</text:p>
          </table:table-cell>
          <table:table-cell office:value-type="string" calcext:value-type="string">
            <text:p>Data Collection: We collect 1,939 software change requests from eight Java-based subject systems (i.e., ﬁve Eclipse systems and three Apache systems) for our experiments. Table III shows the details of our selected systems. Each of these change requests was marked as RESOLVED, and we follow a careful approach in their selection. We ﬁrst collect the RESOLVED change requests from BugZilla and JIRA bug repositories of those systems, and then map them to the commit history of their corresponding projects at GitHub and SVN. We analyze the commit messages from each project, and look for speciﬁc Issue ID (i.e., identiﬁer of a change task) in each of those messages [3]. Then, we include any change request in the experimental dataset only if there exists a corresponding commit in the collected commit history. Such evaluation approach is regularly adopted by the relevant literature [4, 18, 24, 48], and we also follow the same. In order to ensure a fair evaluation, we also discard the change requests from our dataset for which</text:p>
          </table:table-cell>
        </table:table-row>
        <table:table-row table:style-name="ro2">
          <table:table-cell office:value-type="float" office:value="1807.04475" calcext:value-type="float">
            <text:p>1807.04475</text:p>
          </table:table-cell>
          <table:table-cell office:value-type="string" calcext:value-type="string">
            <text:p>database</text:p>
          </table:table-cell>
          <table:table-cell office:value-type="float" office:value="32" calcext:value-type="float">
            <text:p>32</text:p>
          </table:table-cell>
          <table:table-cell/>
          <table:table-cell office:value-type="float" office:value="0" calcext:value-type="float">
            <text:p>0</text:p>
          </table:table-cell>
          <table:table-cell office:value-type="string" calcext:value-type="string">
            <text:p>[47] T. Yuan, D. Lo, and J. Lawall. Automated Construction In of a Software-speciﬁc Word Similarity Database. Proc. CSMR-WCRE, pages 44–53, 2014.</text:p>
          </table:table-cell>
        </table:table-row>
        <table:table-row table:style-name="ro1">
          <table:table-cell office:value-type="float" office:value="1807.04475" calcext:value-type="float">
            <text:p>1807.04475</text:p>
          </table:table-cell>
          <table:table-cell office:value-type="string" calcext:value-type="string">
            <text:p>dataset</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A. Experimental Dataset</text:p>
          </table:table-cell>
        </table:table-row>
        <table:table-row table:style-name="ro1">
          <table:table-cell office:value-type="float" office:value="1807.04475" calcext:value-type="float">
            <text:p>1807.04475</text:p>
          </table:table-cell>
          <table:table-cell office:value-type="string" calcext:value-type="string">
            <text:p>dataset</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TABLE III EXPERIMENTAL DATASET</text:p>
          </table:table-cell>
        </table:table-row>
        <table:table-row table:style-name="ro12">
          <table:table-cell office:value-type="float" office:value="1807.04475" calcext:value-type="float">
            <text:p>1807.04475</text:p>
          </table:table-cell>
          <table:table-cell office:value-type="string" calcext:value-type="string">
            <text:p>dataset</text:p>
          </table:table-cell>
          <table:table-cell office:value-type="float" office:value="191" calcext:value-type="float">
            <text:p>191</text:p>
          </table:table-cell>
          <table:table-cell/>
          <table:table-cell office:value-type="float" office:value="0" calcext:value-type="float">
            <text:p>0</text:p>
          </table:table-cell>
          <table:table-cell office:value-type="string" calcext:value-type="string">
            <text:p>STRICT can be considered both as (1) a search term identiﬁcation technique and (2) a search query reformulation technique. It not only identiﬁes good quality search terms from a change request but also, in essence, reformulates the baseline queries by discarding low quality search terms. We thus compare our technique with two relevant existing studies– Kevic and Fritz [24] and Haiduc et al. [18]–that identify search terms and reformulate search queries from software change requests respectively. To the best of our knowledge, Kevic and Fritz [24] is the only available study in the literature for search term identiﬁcation, and Rocchio’s expansion [39] is reported to be one of the best performing strategies for query reformulation by Haiduc et al. [18]. Thus, these two can be considered as the state-of-the-art techniques. We select them for comparison using our experimental dataset (Section IV-A), and Table VIII, Fig. 5 and Fig. 6 report our comparative analyses as follows.</text:p>
          </table:table-cell>
        </table:table-row>
        <table:table-row table:style-name="ro10">
          <table:table-cell office:value-type="float" office:value="1807.04475" calcext:value-type="float">
            <text:p>1807.04475</text:p>
          </table:table-cell>
          <table:table-cell office:value-type="string" calcext:value-type="string">
            <text:p>github</text:p>
          </table:table-cell>
          <table:table-cell office:value-type="float" office:value="161" calcext:value-type="float">
            <text:p>161</text:p>
          </table:table-cell>
          <table:table-cell/>
          <table:table-cell office:value-type="float" office:value="0" calcext:value-type="float">
            <text:p>0</text:p>
          </table:table-cell>
          <table:table-cell office:value-type="string" calcext:value-type="string">
            <text:p>Goldset Development: In GitHub and SVN, we note that any commit that either solves a software bug or implements a feature request generally mentions the corresponding Issue ID in the very title of the commit. We identify such commits from the commit history of each of the selected projects using suitable regular expressions, and select them for our experiments [3]. Then, we collect the changeset (i.e., list of changed ﬁles) for each of those commit operations, and develop solution set (i.e., goldset) for the corresponding change tasks. Thus, for experiments, we collect not only the actual change requests from the reputed subject systems but also their solutions which were applied in practice by the developers [17]. We use several utility commands such as git, clone, rev-list and log on GitHub and SVN consoles for collecting those information.</text:p>
          </table:table-cell>
        </table:table-row>
        <table:table-row table:style-name="ro5">
          <table:table-cell office:value-type="float" office:value="1807.04475" calcext:value-type="float">
            <text:p>1807.04475</text:p>
          </table:table-cell>
          <table:table-cell office:value-type="string" calcext:value-type="string">
            <text:p>open-source</text:p>
          </table:table-cell>
          <table:table-cell office:value-type="float" office:value="69" calcext:value-type="float">
            <text:p>69</text:p>
          </table:table-cell>
          <table:table-cell/>
          <table:table-cell office:value-type="float" office:value="0" calcext:value-type="float">
            <text:p>0</text:p>
          </table:table-cell>
          <table:table-cell office:value-type="string" calcext:value-type="string">
            <text:p>[9] J. Cordeiro, B. Antunes, and P. Gomes. Context-based Recommendation to Support Problem Solving in Software Development. In Proc. RSSE, pages 85 –89, 2012. [10] B. Dagenais and M. P. Robillard. Creating and Evolving Developer Documentation: Understanding the Decisions of Open Source Contributors. In Proc. FSE, pages 127– 136, 2010.</text:p>
          </table:table-cell>
        </table:table-row>
        <table:table-row table:style-name="ro6">
          <table:table-cell office:value-type="float" office:value="1807.08654" calcext:value-type="float">
            <text:p>1807.08654</text:p>
          </table:table-cell>
          <table:table-cell office:value-type="string" calcext:value-type="string">
            <text:p>benchmark, code</text:p>
          </table:table-cell>
          <table:table-cell office:value-type="float" office:value="105" calcext:value-type="float">
            <text:p>105</text:p>
          </table:table-cell>
          <table:table-cell/>
          <table:table-cell office:value-type="float" office:value="0" calcext:value-type="float">
            <text:p>0</text:p>
          </table:table-cell>
          <table:table-cell office:value-type="string" calcext:value-type="string">
            <text:p>Training staff to use Stratus for testing and benchmarking took significantly more effort than anticipated. The first hurdle for staff was to understand the entirely new vocabulary of cloud. For example, the differences between a CPU-core and a vCPU, or the meaning of Block versus Object storage. When asked to benchmark a VM, the pain point became the absence of a queuing system and software libraries/modules that allowed their benchmark code to run. Such hurdles were obviously going to arise with regular users as well, so the lessons were well received. Ultimately, this was a</text:p>
          </table:table-cell>
        </table:table-row>
        <table:table-row table:style-name="ro2" table:visibility="filter">
          <table:table-cell office:value-type="float" office:value="1807.08654" calcext:value-type="float">
            <text:p>1807.0865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KEYWORDS ACM proceedings, Cloud Infrastructure, Controlled-Access Data, OpenStack, Cost-Recovery, Lessons Learned</text:p>
          </table:table-cell>
        </table:table-row>
        <table:table-row table:style-name="ro2" table:visibility="filter">
          <table:table-cell office:value-type="float" office:value="1807.08654" calcext:value-type="float">
            <text:p>1807.086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as that using the additional upfront effort would simplify efforts later if Stratus was hardened to manage more stringent data-use agreements later.</text:p>
          </table:table-cell>
        </table:table-row>
        <table:table-row table:style-name="ro3" table:visibility="filter">
          <table:table-cell office:value-type="float" office:value="1807.08654" calcext:value-type="float">
            <text:p>1807.0865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prepares for protected data. Periodic reminders were also necessary to keep staff focused on dbGaP controls and avoid generalizing to the myriad of other data types and compliances; those could be added incrementally later.</text:p>
          </table:table-cell>
        </table:table-row>
        <table:table-row table:style-name="ro3" table:visibility="filter">
          <table:table-cell office:value-type="float" office:value="1807.08654" calcext:value-type="float">
            <text:p>1807.086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is issue was the fact that many of these groups lacked an alternative place–internal or external to the University–to conduct what was generally considered to be data-intensive research, but which didn’t quite fit the mold for traditional HPC.</text:p>
          </table:table-cell>
        </table:table-row>
        <table:table-row table:style-name="ro5" table:visibility="filter">
          <table:table-cell office:value-type="float" office:value="1807.08654" calcext:value-type="float">
            <text:p>1807.0865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A short while ago, researchers across disciplines began to appear with increasingly large storage and computational requirements, as well as more stringent data-use policies. What were once “edgecases” became cumbersome to manage and an increasingly large portion of our externally funded research portfolio. Compounding</text:p>
          </table:table-cell>
        </table:table-row>
        <table:table-row table:style-name="ro5" table:visibility="filter">
          <table:table-cell office:value-type="float" office:value="1807.08654" calcext:value-type="float">
            <text:p>1807.0865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2 CONCLUSION In conclusion, this document has presented 12 lessons learned during the design, acquisition and operation of an OpenStack Compute Cloud for the Minnesota Supercomputing Institute. These lessons should assist similar institutions which seek to deploy a local cloud, or to manage NIH dbGaP data.</text:p>
          </table:table-cell>
        </table:table-row>
        <table:table-row table:style-name="ro5" table:visibility="filter">
          <table:table-cell office:value-type="float" office:value="1807.08654" calcext:value-type="float">
            <text:p>1807.0865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Early efforts to accommodate dbGaP on MSI core-services exposed difficulties in handling the data with one-off modifications. For example, on global Tier I storage, a dedicated “single_copy” volume was created with data snapshots disabled. However, since the volume is part of global-namespace storage, it presents a huge</text:p>
          </table:table-cell>
        </table:table-row>
        <table:table-row table:style-name="ro5" table:visibility="filter">
          <table:table-cell office:value-type="float" office:value="1807.08654" calcext:value-type="float">
            <text:p>1807.0865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In the same vein of protected data clouds for dbGaP data, the Cancer Genome Collaboratory [12] at the Ontario Institute for Cancer Research, is a Ceph-backed OpenStack cloud for cancer-related data. Collaboratory is designed for maximum storage capacity, which is used to persistently clone, among other things, dbGaP data dealing</text:p>
          </table:table-cell>
        </table:table-row>
        <table:table-row table:style-name="ro5" table:visibility="filter">
          <table:table-cell office:value-type="float" office:value="1807.08654" calcext:value-type="float">
            <text:p>1807.08654</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Lesson Learned 4. The NIH GDS Policy is a good launching point. MSI used the NIH dbGaP Best-Practices Guide [11] as a checklist assuming every control to be required. This may seem excessive, but the controls for dbGaP data are fairly lax, and were easily met technically with OpenStack and Ceph. Also, the assumption</text:p>
          </table:table-cell>
        </table:table-row>
        <table:table-row table:style-name="ro4" table:visibility="filter">
          <table:table-cell office:value-type="float" office:value="1807.08654" calcext:value-type="float">
            <text:p>1807.08654</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ttached to all compute services is a 4 PB global-namespace highperformance Tier I storage for hot data and user home directories— this ensures that wherever a user computes, their data is immediately within reach. Similarly, Second Tier Storage (a.k.a. Tier II storage) is a globally accessible S3 object store for cool data. On top of all core-services, MSI also integrates the University’s central services for authentication and identity management.</text:p>
          </table:table-cell>
        </table:table-row>
        <table:table-row table:style-name="ro4" table:visibility="filter">
          <table:table-cell office:value-type="float" office:value="1807.08654" calcext:value-type="float">
            <text:p>1807.0865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Holistically, the homogenous environment at the Institute satisfies the majority of MSI’s more than 4,000 user workflows, and fits most data-use agreements. For infrequent edge-cases that are not an obvious fit, one-off concessions or tweaks to services are often possible. What motivated the Stratus project, however, was the realization that some edge-cases could not be satisfied, and other cases were quickly becoming untenable for time-limited staff, especially due to complexity and quantity.</text:p>
          </table:table-cell>
        </table:table-row>
        <table:table-row table:style-name="ro4" table:visibility="filter">
          <table:table-cell office:value-type="float" office:value="1807.08654" calcext:value-type="float">
            <text:p>1807.08654</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3] Evan F. Bollig, Graham T. Allan, Benjamin J. Lynch, Yectli Huerta, Mathew Mix, Brent Swartz, Edward A. Munsell, Joshua Leibfried, and Naomi Hospodarsky. 2017. Managing dbGaP Data with Stratus, a Research Cloud for Protected Data. In Proceedings of the Practice and Experience in Advanced Research Computing 2017 on Sustainability, Success and Impact (PEARC17). ACM, New York, NY, USA, Article 65, 4 pages. https://doi.org/10.1145/3093338.3104185</text:p>
          </table:table-cell>
        </table:table-row>
        <table:table-row table:style-name="ro6" table:visibility="filter">
          <table:table-cell office:value-type="float" office:value="1807.08654" calcext:value-type="float">
            <text:p>1807.08654</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Based on benchmarking data from the development cluster, and encouraged by success in deploying OpenStack in-house, MSI saw an opportunity to use a slightly modified reference Ceph architecture from HPE for storage, and acquire HPC-specific hardware for OpenStack. The resulting architecture of Stratus is shown in Figure 4 where 20 compute nodes, each a Mesabi 256 GB node (HPE XL230a), are attached to HPE 4200 high-density storage servers via two 40 GbE switches. Each HPE 4200 server contains 24 8 TB hard drives, six 960 GB SSDs and two 800 GB NVMe flash cards in 2U of rack space.</text:p>
          </table:table-cell>
        </table:table-row>
        <table:table-row table:style-name="ro7" table:visibility="filter">
          <table:table-cell office:value-type="float" office:value="1807.08654" calcext:value-type="float">
            <text:p>1807.0865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When early plans for Stratus were first introduced, some staff vehemently opposed the idea, arguing that self-managed VMs would undermine the security of the Institute’s entire infrastructure. Empowering users to manage their own VMs was seen as the inverse of the fully-managed HPC philosophy that MSI was founded on. Questions also arose around the choice of MSI, not another organization, to shoulder this research-centric service. Lastly, concerns were voiced about managing controlled-access data in an Institute that had a long history of denying requests for users to work with protected data. These were very clearly areas of cultural resistance that MSI had to hash through.</text:p>
          </table:table-cell>
        </table:table-row>
        <table:table-row table:style-name="ro6" table:visibility="filter">
          <table:table-cell office:value-type="float" office:value="1807.08654" calcext:value-type="float">
            <text:p>1807.08654</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The next extensions to compliance in Stratus could be FISMA or HIPAA. While these are “desired” by users, the “need” for either is much harder to establish. For most requests thus far, the solution to the problem is not a HIPAA compliant service, but rather a modified workflow that de-identifies data or distills it to a state that can be processed on MSI services, and then re-integrates the results once it leaves MSI. However, it is worth noting that new datatypes have emerged (e.g., whole-genomes), which now pose the challenge: how does one protect data when the data itself is the identifying information?</text:p>
          </table:table-cell>
        </table:table-row>
        <table:table-row table:style-name="ro7" table:visibility="filter">
          <table:table-cell office:value-type="float" office:value="1807.08654" calcext:value-type="float">
            <text:p>1807.08654</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For many years, MSI strove to support the computational requirements of a fairly diverse user base by maintaining a relatively open and homogeneous platform. Infrastructure and workflows were generalized to simplify management and provide consistency in the user experience. In rare instances, “edge-cases” arose and small alterations to service building blocks could be made to accommodate most data-use agreements without greatly adding to Institute’s systems monitoring and maintenance overhead. For example, if an agency’s data-use guidelines prohibited archiving data as part of a regular backup routine, then a separate volume could be created on our high performance file system that would not be part of a backup routine.</text:p>
          </table:table-cell>
        </table:table-row>
        <table:table-row table:style-name="ro7" table:visibility="filter">
          <table:table-cell office:value-type="float" office:value="1807.08654" calcext:value-type="float">
            <text:p>1807.0865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4.2 On-Demand Resources The Institute also recognized the growing need for other on-demand data-intensive (i.e., “big data”) research. Although capacity exists for these cases on the global Tier I filesystem and Mesabi, the ultimate challenge has always been meeting requests on-demand. It can often be difficult to reserve more than a couple nodes for interactive use on Mesabi, even during off-peak hours. Furthermore, this type of research often depends on non-traditional HPC software and interactive workflows that do not integrate well with multiuser, scheduled resources. It is also worth noting that this gap requires resources with higher availability of services, as well as a self-service mode of operation.</text:p>
          </table:table-cell>
        </table:table-row>
        <table:table-row table:style-name="ro8" table:visibility="filter">
          <table:table-cell office:value-type="float" office:value="1807.08654" calcext:value-type="float">
            <text:p>1807.0865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4.3 Long-Running Jobs MSI implements an operational plan for core services that includes a mandatory monthly maintenance window. On the first Wednesday of every month, the Institute performs routine updates, security patches, and necessary reboots on infrastructure. To avoid data loss, jobs are held in queues when impacted by the scheduled outages. Consequently, batch jobs can have a maximum wall-time of 29 days, and jobs near the limit can only run immediately following scheduled downtimes. Although solutions exist to checkpoint and restart software, it is not always possible to integrate such technology into black-box software, and thus a need still exists for MSI to support continuous operation beyond the 29-day mark.</text:p>
          </table:table-cell>
        </table:table-row>
        <table:table-row table:style-name="ro8" table:visibility="filter">
          <table:table-cell office:value-type="float" office:value="1807.08654" calcext:value-type="float">
            <text:p>1807.08654</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potential for data leakage. Users could inadvertently copy dbGaP data onto another volume where the data would roll into an automatic snapshot. Cleaning up such an incident would necessarily trigger a purge of Tier I snapshots for compliance, to the detriment of users who depend on snapshots to exist. In similar fashion, file permissions could be recklessly opened, leaving data visible to any number of unauthorized users across services. In the end, MSI put substantial staff effort into user trainings to combat such scenarios, but the solution was ultimately seen as a short-term stop-gap. Managing dbGaP on existing core-services was too heavy-weight and unscalable, and the Institute opted to invest in a new environment where the controlled-access data experience is integrated into the design.</text:p>
          </table:table-cell>
        </table:table-row>
        <table:table-row table:style-name="ro10" table:visibility="filter">
          <table:table-cell office:value-type="float" office:value="1807.08654" calcext:value-type="float">
            <text:p>1807.0865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Minnesota Supercomputing Institute (MSI) has been supporting computationally intensive research since 1984. High-Performance Computing services are provided to approximately 700 different user groups representing both public and private entities on our campuses and throughout the state of Minnesota, with an active user base exceeding 4,000 annually. The Institute operates as an academic unit under the Office of the Vice President for Research. Its 42 full time staff belong to one of five functional groups. Three of these groups are focused on providing solutions for internal and external funded projects, while the other two groups fulfill general functions related to onboarding new users, accounts management, and supporting our data storage and computational infrastructure. On average, MSI recaptures less than half of its staffing costs from externally supported work.</text:p>
          </table:table-cell>
        </table:table-row>
        <table:table-row table:style-name="ro10" table:visibility="filter">
          <table:table-cell office:value-type="float" office:value="1807.08654" calcext:value-type="float">
            <text:p>1807.0865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7 SECURITY PLANNING Stratus is operated as a shared-responsibility security model similar to most cloud providers. Traditional cloud providers absolve themselves from responsibility of protecting users, focusing instead on achieving compliance within the underlying cloud hardware and leaving users to individually manage and vet whatever they run on top of the cloud; a potentially dangerous situation for novice users with protected data. Stratus was built with an MSI-first mentality, prioritizing security of the hardware, OpenStack, and Ceph. However, a fair amount of effort also went into sandboxing user VMs and providing sane defaults for security that users can opt-out of at their own risk. For example, Stratus only allows campus network traffic on ports and 443, and 8443 with SSL-encryption required, and projects cannot connect to VMs in other projects.</text:p>
          </table:table-cell>
        </table:table-row>
        <table:table-row table:style-name="ro8" table:visibility="filter">
          <table:table-cell office:value-type="float" office:value="1807.08654" calcext:value-type="float">
            <text:p>1807.0865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s the number of projects subscribing to Stratus grows, a recurring scene has played out during on-boarding tutorials. Generally, most users are excited to get to the cloud because they heard about the wealth of opportunity and flexibility promised by self-service and on-demand. In stark contrast to their expectations, however, the most popular questions asked during training revolve around: a) “How do I run jobs?”; b) “What happened to my data and software? It was in my home directory.”; and c) “Where do I send requests for software installs, or system administration?”. Clearly, users have grown accustomed to the Institute’s fully-managed environment, globally mounted storage, and the ability to lean on technical staff to assist them at each stage of their work.</text:p>
          </table:table-cell>
        </table:table-row>
        <table:table-row table:style-name="ro12" table:visibility="filter">
          <table:table-cell office:value-type="float" office:value="1807.08654" calcext:value-type="float">
            <text:p>1807.08654</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Over the course of six months, MSI received all hardware, put in the necessary effort to install OpenStack and Ceph, and built the user experience. The assumption was that the cluster was complete, and the service ready to roll. Therefore, friendly users with dbGaP data were invited to take Stratus for a test-drive. One such user appeared with 120 TB of dbGaP data prepared to move into the cluster. The Institute discovered that the footprint of this user’s data was not typical, but it was necessary to assume two or three heavy users of this magnitude would be active on the cluster at one time. Based on this feedback, the dbGaP Cache needed about 400 TB of object storage capacity (1 PB raw) capacity—the initial purchase of Stratus only accounted for approximately 100 TB of usable storage. Consequently, MSI was forced to delay the project timeline while an additional 5 nodes of storage were acquired, installed and testing could resume.</text:p>
          </table:table-cell>
        </table:table-row>
        <table:table-row table:style-name="ro6">
          <table:table-cell office:value-type="float" office:value="1807.08654" calcext:value-type="float">
            <text:p>1807.08654</text:p>
          </table:table-cell>
          <table:table-cell office:value-type="string" calcext:value-type="string">
            <text:p>data, code</text:p>
          </table:table-cell>
          <table:table-cell office:value-type="float" office:value="97" calcext:value-type="float">
            <text:p>97</text:p>
          </table:table-cell>
          <table:table-cell/>
          <table:table-cell office:value-type="float" office:value="0" calcext:value-type="float">
            <text:p>0</text:p>
          </table:table-cell>
          <table:table-cell office:value-type="string" calcext:value-type="string">
            <text:p>3 BACKGROUND The Institute’s core-service portfolio is shown in Figure 1. At the center, MSI’s focal point is traditional HPC clusters for batchscheduled jobs. The batch experience extends behind web portals and workflow managers (e.g., Galaxy [1] and JupyterHub [10]) where job workflow and submission are abstracted with web interfaces. In addition to batch, interactive computing resources and remote desktop solutions are first-tier services at MSI, but focus predominantly on workflow prototyping, debugging code, and data visualization.</text:p>
          </table:table-cell>
        </table:table-row>
        <table:table-row table:style-name="ro7">
          <table:table-cell office:value-type="float" office:value="1807.08654" calcext:value-type="float">
            <text:p>1807.08654</text:p>
          </table:table-cell>
          <table:table-cell office:value-type="string" calcext:value-type="string">
            <text:p>data, data available, dataset</text:p>
          </table:table-cell>
          <table:table-cell office:value-type="float" office:value="113" calcext:value-type="float">
            <text:p>113</text:p>
          </table:table-cell>
          <table:table-cell/>
          <table:table-cell office:value-type="float" office:value="0" calcext:value-type="float">
            <text:p>0</text:p>
          </table:table-cell>
          <table:table-cell office:value-type="string" calcext:value-type="string">
            <text:p>Though other entities at the University manage access-controlled data—e.g., the University’s Academic Health Center is the primary covered entity for HIPAA data, the Office of Information Technology handles ITAR data, etc.—the intended purpose of dbGaP is for research and does not align well with the mission of those entities. Likewise, the sheer size of dbGaP data would be a challenge for the expertise, capacities, and compute resources around the University, but fits easily within the wheelhouse of MSI. Thus, a compelling case was made for MSI to accommodate dbGaP data and prepare for other emerging controlled-access datasets in the future.</text:p>
          </table:table-cell>
        </table:table-row>
        <table:table-row table:style-name="ro16">
          <table:table-cell office:value-type="float" office:value="1807.08654" calcext:value-type="float">
            <text:p>1807.08654</text:p>
          </table:table-cell>
          <table:table-cell office:value-type="string" calcext:value-type="string">
            <text:p>data, data available, dataset</text:p>
          </table:table-cell>
          <table:table-cell office:value-type="float" office:value="252" calcext:value-type="float">
            <text:p>252</text:p>
          </table:table-cell>
          <table:table-cell/>
          <table:table-cell office:value-type="float" office:value="0" calcext:value-type="float">
            <text:p>0</text:p>
          </table:table-cell>
          <table:table-cell office:value-type="string" calcext:value-type="string">
            <text:p>Two ports of entry exist into Stratus: a) a web-interface called Horizon through which users can self-manage virtual machines, storage, etc.; and b) the Stratus Bastion terminal server for secure shell access into the interior. Both paths into Stratus require Duo [15] two-factor authentication against the University’s central identity management system. Inside the environment, users are allowed to create Virtual Machines (VMs), self-manage software—including containers—and attach/detach storage as needed for their research. Three tiers of storage are accessible in Stratus: 1) Volumes suitable for active/hot data for open- and controlled-access datasets; 2) Two types of object storage for cool data that remain controlledaccess; and 3) External access to MSI’s Tier II storage for openaccess data—this includes distilled derivatives that qualify for openaccess. Shields denote storage suitable for controlled-access dbGaP data. With respect to 2), the first object storage is a “dbGaP Cache” (S3Cache), or short-term storage intended for dbGaP reference data. The Cache not only has capacity for the large datasets, but also a life-cycle policy to purge data periodically. The second object store (S3Secure) matches the Cache in everything except lifecycle, and thus allows for more persistent storage of data. Note that on all tiers, users must abide by their data-use agreements and purge data when necessary.</text:p>
          </table:table-cell>
        </table:table-row>
        <table:table-row table:style-name="ro4">
          <table:table-cell office:value-type="float" office:value="1807.08654" calcext:value-type="float">
            <text:p>1807.08654</text:p>
          </table:table-cell>
          <table:table-cell office:value-type="string" calcext:value-type="string">
            <text:p>data, database</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4.1 Controlled-Access Data Enclave The primary need for Stratus was an enclave for research on controlledaccess data demanding large amounts of storage and compute for analysis. The principal example of data demanding this environment is the NIH Database for Genotype and Phenotype (dbGaP) [8], which is currently on the order of hundreds of TBs of data and growing. dbGaP is actively used by as many as 40 groups at the University, with interest increasing annually.</text:p>
          </table:table-cell>
        </table:table-row>
        <table:table-row table:style-name="ro7">
          <table:table-cell office:value-type="float" office:value="1807.08654" calcext:value-type="float">
            <text:p>1807.08654</text:p>
          </table:table-cell>
          <table:table-cell office:value-type="string" calcext:value-type="string">
            <text:p>data, database</text:p>
          </table:table-cell>
          <table:table-cell office:value-type="float" office:value="123" calcext:value-type="float">
            <text:p>123</text:p>
          </table:table-cell>
          <table:table-cell/>
          <table:table-cell office:value-type="float" office:value="0" calcext:value-type="float">
            <text:p>0</text:p>
          </table:table-cell>
          <table:table-cell office:value-type="string" calcext:value-type="string">
            <text:p>2 RELATED WORK Stratus is a subscription-based Infrastructure-as-a-Service for research on controlled-access data (a.k.a. protected data, restricteduse data, etc.) within a self-service environment. It was designed expressly to satisfy the NIH Genomic Data Sharing (GDS) Policy for the Database of Genotypes and Phenotypes (dbGaP) [8]. Stratus is powered by the Newton version of the OpenStack cloud platform [14], and is backed by the Luminous release of Ceph storage [18]. The integration, stability, scalability, and value of OpenStack and Ceph have been vetted by large deployments like CERN [2] and the NSF funded JetStream project [17].</text:p>
          </table:table-cell>
        </table:table-row>
        <table:table-row table:style-name="ro6">
          <table:table-cell office:value-type="float" office:value="1807.08654" calcext:value-type="float">
            <text:p>1807.08654</text:p>
          </table:table-cell>
          <table:table-cell office:value-type="string" calcext:value-type="string">
            <text:p>data, dataset</text:p>
          </table:table-cell>
          <table:table-cell office:value-type="float" office:value="105" calcext:value-type="float">
            <text:p>105</text:p>
          </table:table-cell>
          <table:table-cell/>
          <table:table-cell office:value-type="float" office:value="0" calcext:value-type="float">
            <text:p>0</text:p>
          </table:table-cell>
          <table:table-cell office:value-type="string" calcext:value-type="string">
            <text:p>In recent years, MSI—like many other HPC centers—has observed a growing need for self-service, on-demand, data-intensive research, as well as the emergence of many new controlled-access datasets for research purposes. In light of this, MSI constructed a new onpremise cloud service, named Stratus, which is architected from the ground up to easily satisfy data-use agreements and fill four gaps left by traditional HPC. The resulting OpenStack cloud, constructed from HPC-specific compute nodes and backed by Ceph storage, is designed to fully comply with controls set forth by the NIH Genomic Data Sharing Policy.</text:p>
          </table:table-cell>
        </table:table-row>
        <table:table-row table:style-name="ro16">
          <table:table-cell office:value-type="float" office:value="1807.08654" calcext:value-type="float">
            <text:p>1807.08654</text:p>
          </table:table-cell>
          <table:table-cell office:value-type="string" calcext:value-type="string">
            <text:p>data, open-source data</text:p>
          </table:table-cell>
          <table:table-cell office:value-type="float" office:value="265" calcext:value-type="float">
            <text:p>265</text:p>
          </table:table-cell>
          <table:table-cell/>
          <table:table-cell office:value-type="float" office:value="0" calcext:value-type="float">
            <text:p>0</text:p>
          </table:table-cell>
          <table:table-cell office:value-type="string" calcext:value-type="string">
            <text:p>Stratus is most similar in spirit to the Bionimbus Protected Data Cloud (PDC) [7]; a fully GDS- and HIPAA-compliant platform operated at FISMA Moderate at the University of Chicago as part of the Open Science Data Cloud. Both Stratus and Bionimbus PDC are built on OpenStack and have Ceph storage. Stratus storage is entirely Ceph, in contrast to the current Bionimbus PDC, which has two object stores for protected data: 400 TB Ceph S3 and 1.7 PB IBM CleverSafe S3. The Bionimbus PDC cluster has 136 compute nodes for a total of 3168 vCPUs and 18 TB of RAM. At present, Stratus is a much denser system with 2240 vCPUs and 5 TB of RAM on only 20 compute nodes. The scale of Bionimbus PDC, as well as its FISMA qualification, have helped the project achieve NIH Trusted Partner status, which allows for a complete persistent clone of the dbGaP data to be maintained in storage. Meanwhile, Stratus presents users a multi-tiered storage environment with a “dbGaP Cache”, for a scratch-like lifecycled object store where active subsets of the dbGaP data are cached for up to 60-days. When an object lifecycle is complete, the data is automatically purged from the dbGaP Cache; thereby avoiding bit rot, satisfying data-use requirements, and conserving storage costs. Under the Open Science Data Cloud, Bionimbus PDC does not charge for usage, but investigators must apply for project quota allocations.</text:p>
          </table:table-cell>
        </table:table-row>
        <table:table-row table:style-name="ro6">
          <table:table-cell office:value-type="float" office:value="1807.08654" calcext:value-type="float">
            <text:p>1807.08654</text:p>
          </table:table-cell>
          <table:table-cell office:value-type="string" calcext:value-type="string">
            <text:p>data, open-source data, data available</text:p>
          </table:table-cell>
          <table:table-cell office:value-type="float" office:value="96" calcext:value-type="float">
            <text:p>96</text:p>
          </table:table-cell>
          <table:table-cell/>
          <table:table-cell office:value-type="float" office:value="0" calcext:value-type="float">
            <text:p>0</text:p>
          </table:table-cell>
          <table:table-cell office:value-type="string" calcext:value-type="string">
            <text:p>dbGaP data is classified as either open- or controlled-access. Open-access data can be freely accessed and processed on any system at the University, whereas controlled-access data is constrained to users with an appropriate data-use agreement, and must be processed on resources that meet an adequate number of controls. Examples of such controls include disabled backups for the data storage, two-factor authentication, access logging, etc. The nature of the data is sensitive and therefore necessitates moderate security as prescribed by the NIH Best Practices Guide [11].</text:p>
          </table:table-cell>
        </table:table-row>
        <table:table-row table:style-name="ro3">
          <table:table-cell office:value-type="float" office:value="1807.08654" calcext:value-type="float">
            <text:p>1807.08654</text:p>
          </table:table-cell>
          <table:table-cell office:value-type="string" calcext:value-type="string">
            <text:p>data, retrieve</text:p>
          </table:table-cell>
          <table:table-cell office:value-type="float" office:value="41" calcext:value-type="float">
            <text:p>41</text:p>
          </table:table-cell>
          <table:table-cell/>
          <table:table-cell office:value-type="float" office:value="0" calcext:value-type="float">
            <text:p>0</text:p>
          </table:table-cell>
          <table:table-cell office:value-type="string" calcext:value-type="string">
            <text:p>[11] NIH. 2015. NIH Security Best Practices for Controlled-Access Data Subject to the NIH Genomic Data Sharing (GDS) Policy. (March 2015). Retrieved June 1, 2017 from https://www.ncbi.nlm.nih.gov/projects/gap/pdf/dbgap_2b_security_ procedures.pdf</text:p>
          </table:table-cell>
        </table:table-row>
        <table:table-row table:style-name="ro5">
          <table:table-cell office:value-type="float" office:value="1807.08654" calcext:value-type="float">
            <text:p>1807.08654</text:p>
          </table:table-cell>
          <table:table-cell office:value-type="string" calcext:value-type="string">
            <text:p>database</text:p>
          </table:table-cell>
          <table:table-cell office:value-type="float" office:value="66" calcext:value-type="float">
            <text:p>66</text:p>
          </table:table-cell>
          <table:table-cell/>
          <table:table-cell office:value-type="float" office:value="0" calcext:value-type="float">
            <text:p>0</text:p>
          </table:table-cell>
          <table:table-cell office:value-type="string" calcext:value-type="string">
            <text:p>Sirotkin, Minghong Ward, Michael Kholodov, Kerry Zbicz, Jeffrey Beck, Michael Kimelman, Sergey Shevelev, Don Preuss, Eugene Yaschenko, Alan Graeff, James Ostell, and Stephen T. Sherry. 2007. The NCBI dbGaP database of genotypes and phenotypes. Nature genetics 39, 10 (01 Oct. 2007), 1181–1186. https://doi.org/10. 1038/ng1007-1181</text:p>
          </table:table-cell>
        </table:table-row>
        <table:table-row table:style-name="ro5">
          <table:table-cell office:value-type="float" office:value="1807.08654" calcext:value-type="float">
            <text:p>1807.08654</text:p>
          </table:table-cell>
          <table:table-cell office:value-type="string" calcext:value-type="string">
            <text:p>dataset</text:p>
          </table:table-cell>
          <table:table-cell office:value-type="float" office:value="73" calcext:value-type="float">
            <text:p>73</text:p>
          </table:table-cell>
          <table:table-cell/>
          <table:table-cell office:value-type="float" office:value="0" calcext:value-type="float">
            <text:p>0</text:p>
          </table:table-cell>
          <table:table-cell office:value-type="string" calcext:value-type="string">
            <text:p>[7] Allison P Heath, Matthew Greenway, Raymond Powell, Jonathan Spring, Rafael Suarez, David Hanley, Chai Bandlamudi, Megan E McNerney, Kevin P White, and Robert L Grossman. 2014. Bionimbus: a cloud for managing, analyzing and sharing large genomics datasets. Journal of the American Medical Informatics Association : JAMIA 21, 6 (11 2014), 969–975.</text:p>
          </table:table-cell>
        </table:table-row>
        <table:table-row table:style-name="ro3">
          <table:table-cell office:value-type="float" office:value="1807.08654" calcext:value-type="float">
            <text:p>1807.08654</text:p>
          </table:table-cell>
          <table:table-cell office:value-type="string" calcext:value-type="string">
            <text:p>open-source</text:p>
          </table:table-cell>
          <table:table-cell office:value-type="float" office:value="34" calcext:value-type="float">
            <text:p>34</text:p>
          </table:table-cell>
          <table:table-cell/>
          <table:table-cell office:value-type="float" office:value="0" calcext:value-type="float">
            <text:p>0</text:p>
          </table:table-cell>
          <table:table-cell office:value-type="string" calcext:value-type="string">
            <text:p>CCS CONCEPTS • Applied computing → Service-oriented architectures; • Computer systems organization → Cloud computing; • Information systems → Open source software; • Security and privacy → Virtualization and security;</text:p>
          </table:table-cell>
        </table:table-row>
        <table:table-row table:style-name="ro12">
          <table:table-cell office:value-type="float" office:value="1807.08654" calcext:value-type="float">
            <text:p>1807.08654</text:p>
          </table:table-cell>
          <table:table-cell office:value-type="string" calcext:value-type="string">
            <text:p>open-source</text:p>
          </table:table-cell>
          <table:table-cell office:value-type="float" office:value="183" calcext:value-type="float">
            <text:p>183</text:p>
          </table:table-cell>
          <table:table-cell/>
          <table:table-cell office:value-type="float" office:value="0" calcext:value-type="float">
            <text:p>0</text:p>
          </table:table-cell>
          <table:table-cell office:value-type="string" calcext:value-type="string">
            <text:p>Before the Stratus project kickoff, the choice to use OpenStack [14] and Ceph [18] had already been made. OpenStack was selected for multiple reasons: a) it has built-in support for multi-tenancy, software defined networking, logging, SSL/TLS encrypted traffic and other features to make compliance easier; b) the modular OpenStack services enable mix-and-match configuration and are decoupled for fault tolerance; and c) a massive open source community, including groups from the NSF JetStream project, CERN, and NASA distinguish the project as the leading software for cloud deployments across both industry and scientific computing. Similarly, Ceph is free, open source, and backed by much of the same community as OpenStack. Ceph excels as an efficient, low-cost storage platform with the ability to scale to many PBs. MSI had already deployed an instance of Ceph for its S3 Second Tier Storage for core-services, and the stability, scalability, and success of that service motivated its reuse for Stratus.</text:p>
          </table:table-cell>
        </table:table-row>
        <table:table-row table:style-name="ro4">
          <table:table-cell office:value-type="float" office:value="1807.08654" calcext:value-type="float">
            <text:p>1807.08654</text:p>
          </table:table-cell>
          <table:table-cell office:value-type="string" calcext:value-type="string">
            <text:p>package</text:p>
          </table:table-cell>
          <table:table-cell office:value-type="float" office:value="88" calcext:value-type="float">
            <text:p>88</text:p>
          </table:table-cell>
          <table:table-cell/>
          <table:table-cell office:value-type="float" office:value="0" calcext:value-type="float">
            <text:p>0</text:p>
          </table:table-cell>
          <table:table-cell office:value-type="string" calcext:value-type="string">
            <text:p>Table 1 presents the FY2018 estimates for Stratus internal rates1. To simplify enrollment, the Institute requires that projects subscribe to a minimum base package of 16 vCPUs, 32 GB RAM, and 2 TB of storage. Beyond the base subscription, à la carte pricing allows for additional vCPUs, TBs of block storage, and TBs of object storage. Memory is granted at a ratio of 2 GB per vCPU purchased. dbGaP users get free access to the dbGaP Cache.</text:p>
          </table:table-cell>
        </table:table-row>
        <table:table-row table:style-name="ro6">
          <table:table-cell office:value-type="float" office:value="1807.08654" calcext:value-type="float">
            <text:p>1807.08654</text:p>
          </table:table-cell>
          <table:table-cell office:value-type="string" calcext:value-type="string">
            <text:p>publicly available, data</text:p>
          </table:table-cell>
          <table:table-cell office:value-type="float" office:value="109" calcext:value-type="float">
            <text:p>109</text:p>
          </table:table-cell>
          <table:table-cell/>
          <table:table-cell office:value-type="float" office:value="0" calcext:value-type="float">
            <text:p>0</text:p>
          </table:table-cell>
          <table:table-cell office:value-type="string" calcext:value-type="string">
            <text:p>The NIH has also sponsored three public cloud pilots for their dbGaP data: a) Broad Institute FireCloud [5]; b) Seven Bridges Cancer Genomics Cloud [4]; and c) the Institute for Systems Biology Cancer Genomics Cloud [6]. All three pilots run on public cloud providers (Google/Amazon), where the annual cost of computing is substantially higher than on a local on-premise cloud. To alleviate this burden, each of the pilots is offering new investigators $300 in credits to get started, and grant opportunities of up to $10,000 per project.</text:p>
          </table:table-cell>
        </table:table-row>
        <table:table-row table:style-name="ro1">
          <table:table-cell office:value-type="float" office:value="1807.08654" calcext:value-type="float">
            <text:p>1807.08654</text:p>
          </table:table-cell>
          <table:table-cell office:value-type="string" calcext:value-type="string">
            <text:p>retrieve</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15] Duo Security. 2017. The Trusted Access Company. (May 2017). Retrieved June</text:p>
          </table:table-cell>
        </table:table-row>
        <table:table-row table:style-name="ro1">
          <table:table-cell office:value-type="float" office:value="1807.08654" calcext:value-type="float">
            <text:p>1807.08654</text:p>
          </table:table-cell>
          <table:table-cell office:value-type="string" calcext:value-type="string">
            <text:p>retrieve</text:p>
          </table:table-cell>
          <table:table-cell office:value-type="float" office:value="21" calcext:value-type="float">
            <text:p>21</text:p>
          </table:table-cell>
          <table:table-cell/>
          <table:table-cell office:value-type="float" office:value="0" calcext:value-type="float">
            <text:p>0</text:p>
          </table:table-cell>
          <table:table-cell office:value-type="string" calcext:value-type="string">
            <text:p>[4] Seven Bridges. 2017. Cancer Genomics Cloud. (June 2017). Retrieved June 1,</text:p>
          </table:table-cell>
        </table:table-row>
        <table:table-row table:style-name="ro1">
          <table:table-cell office:value-type="float" office:value="1807.08654" calcext:value-type="float">
            <text:p>1807.08654</text:p>
          </table:table-cell>
          <table:table-cell office:value-type="string" calcext:value-type="string">
            <text:p>retrieve</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5] FireCloud. 2017. FireCloud Home Page. (June 2017). Retrieved June 1, 2017 from</text:p>
          </table:table-cell>
        </table:table-row>
        <table:table-row table:style-name="ro2">
          <table:table-cell office:value-type="float" office:value="1807.08654" calcext:value-type="float">
            <text:p>1807.08654</text:p>
          </table:table-cell>
          <table:table-cell office:value-type="string" calcext:value-type="string">
            <text:p>retrieve</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12] Ontario Institute of Cancer Research. 2018. Cancer Genome Collaboratory. (March 2018). Retrieved March 1, 2018 from https://www.cancercollaboratory. org/</text:p>
          </table:table-cell>
        </table:table-row>
        <table:table-row table:style-name="ro7">
          <table:table-cell office:value-type="float" office:value="1807.08654" calcext:value-type="float">
            <text:p>1807.08654</text:p>
          </table:table-cell>
          <table:table-cell office:value-type="string" calcext:value-type="string">
            <text:p>retrieve</text:p>
          </table:table-cell>
          <table:table-cell office:value-type="float" office:value="123" calcext:value-type="float">
            <text:p>123</text:p>
          </table:table-cell>
          <table:table-cell/>
          <table:table-cell office:value-type="float" office:value="0" calcext:value-type="float">
            <text:p>0</text:p>
          </table:table-cell>
          <table:table-cell office:value-type="string" calcext:value-type="string">
            <text:p>[16] Amazon Web Services. 2018. AWS Simple Monthly Calculator. (March 2018). Retrieved March 25, 2018 from https://calculator.s3.amazonaws.com/index.html [17] Craig A. Stewart, Timothy M. Cockerill, Ian Foster, David Hancock, Nirav Merchant, Edwin Skidmore, Daniel Stanzione, James Taylor, Steven Tuecke, George Turner, Matthew Vaughn, and Niall I. Gaffney. 2015. Jetstream: A Selfprovisioned, Scalable Science and Engineering Cloud Environment. In Proceedings of the 2015 XSEDE Conference: Scientific Advancements Enabled by Enhanced Cyberinfrastructure (XSEDE ’15). ACM, New York, NY, USA, Article 29, 8 pages. https://doi.org/10.1145/2792745.2792774</text:p>
          </table:table-cell>
        </table:table-row>
        <table:table-row table:style-name="ro5">
          <table:table-cell office:value-type="float" office:value="1807.08654" calcext:value-type="float">
            <text:p>1807.08654</text:p>
          </table:table-cell>
          <table:table-cell office:value-type="string" calcext:value-type="string">
            <text:p>retrieve, open-source</text:p>
          </table:table-cell>
          <table:table-cell office:value-type="float" office:value="60" calcext:value-type="float">
            <text:p>60</text:p>
          </table:table-cell>
          <table:table-cell/>
          <table:table-cell office:value-type="float" office:value="0" calcext:value-type="float">
            <text:p>0</text:p>
          </table:table-cell>
          <table:table-cell office:value-type="string" calcext:value-type="string">
            <text:p>[13] OpenStack. 2013. Fun fact - #OpenStack Cloud Engineer job posting salaries 36% higher than industry average http://bit.ly/openstackpays. (Sept. 2013). Retrieved March 25, 2018 from https://twitter.com/openstack/status/379732982132535297 [14] OpenStack. 2017. Open Source Cloud Computing Software. (June 2017). Retrieved</text:p>
          </table:table-cell>
        </table:table-row>
        <table:table-row table:style-name="ro5">
          <table:table-cell office:value-type="float" office:value="1807.10528" calcext:value-type="float">
            <text:p>1807.10528</text:p>
          </table:table-cell>
          <table:table-cell office:value-type="string" calcext:value-type="string">
            <text:p>code</text:p>
          </table:table-cell>
          <table:table-cell office:value-type="float" office:value="65" calcext:value-type="float">
            <text:p>65</text:p>
          </table:table-cell>
          <table:table-cell/>
          <table:table-cell office:value-type="float" office:value="0" calcext:value-type="float">
            <text:p>0</text:p>
          </table:table-cell>
          <table:table-cell office:value-type="string" calcext:value-type="string">
            <text:p>Second, by using an existing blockchain, we can rapidly develop and deploy InBlock. For example, Ethereum is already available and working. By using Ethereum, we reduce the development time, as we only need to focus in the implementation of the registry service. All blockchain code evolution and testing5 are taken care of by the Ethereum community.</text:p>
          </table:table-cell>
        </table:table-row>
        <table:table-row table:style-name="ro5">
          <table:table-cell office:value-type="float" office:value="1807.10528" calcext:value-type="float">
            <text:p>1807.10528</text:p>
          </table:table-cell>
          <table:table-cell office:value-type="string" calcext:value-type="string">
            <text:p>code</text:p>
          </table:table-cell>
          <table:table-cell office:value-type="float" office:value="66" calcext:value-type="float">
            <text:p>66</text:p>
          </table:table-cell>
          <table:table-cell/>
          <table:table-cell office:value-type="float" office:value="0" calcext:value-type="float">
            <text:p>0</text:p>
          </table:table-cell>
          <table:table-cell office:value-type="string" calcext:value-type="string">
            <text:p>To guarantee uniqueness in the address assignment, we ﬁrst require that the block of globally routable IPv6 addresses assigned to InBlock is unique (reserved exclusively for this purpose). Then we rely on the InBlock code, stored state, and the blockchain consensus mechanism to ensure that only unique assignments are valid, and thus, included in the blockchain registry.</text:p>
          </table:table-cell>
        </table:table-row>
        <table:table-row table:style-name="ro4">
          <table:table-cell office:value-type="float" office:value="1807.10528" calcext:value-type="float">
            <text:p>1807.10528</text:p>
          </table:table-cell>
          <table:table-cell office:value-type="string" calcext:value-type="string">
            <text:p>code</text:p>
          </table:table-cell>
          <table:table-cell office:value-type="float" office:value="76" calcext:value-type="float">
            <text:p>76</text:p>
          </table:table-cell>
          <table:table-cell/>
          <table:table-cell office:value-type="float" office:value="0" calcext:value-type="float">
            <text:p>0</text:p>
          </table:table-cell>
          <table:table-cell office:value-type="string" calcext:value-type="string">
            <text:p>Ethereum enables the deployment of a Decentralized Autonomous Organization (DAO) [25], an organization that is fully implemented in the form of one or more smart contracts without any human involved in the daily operation of the organization. In particular, the bylaws of the organization are embedded into the code of the smart contracts. DAO’s ﬁnancial transaction records and program rules are maintained on a blockchain.</text:p>
          </table:table-cell>
        </table:table-row>
        <table:table-row table:style-name="ro6">
          <table:table-cell office:value-type="float" office:value="1807.10528" calcext:value-type="float">
            <text:p>1807.10528</text:p>
          </table:table-cell>
          <table:table-cell office:value-type="string" calcext:value-type="string">
            <text:p>code</text:p>
          </table:table-cell>
          <table:table-cell office:value-type="float" office:value="109" calcext:value-type="float">
            <text:p>109</text:p>
          </table:table-cell>
          <table:table-cell/>
          <table:table-cell office:value-type="float" office:value="0" calcext:value-type="float">
            <text:p>0</text:p>
          </table:table-cell>
          <table:table-cell office:value-type="string" calcext:value-type="string">
            <text:p>As it is the case for most new disrupting technologies, there are many open questions about blockchains including how sustainable are they, how they will evolve, among many others. We now lie on a crossroad: we have a technology that has the potential to bring decentralized governance to the Internet, but it is still too immature to be fully adopted. On one hand it is in the Internet’s genetic code to embrace innovation, but on the other hand, there is too much uncertainty about blockchains and too much at stake to simply adopt an Internet-wide Blockchain-based registry.</text:p>
          </table:table-cell>
        </table:table-row>
        <table:table-row table:style-name="ro6">
          <table:table-cell office:value-type="float" office:value="1807.10528" calcext:value-type="float">
            <text:p>1807.10528</text:p>
          </table:table-cell>
          <table:table-cell office:value-type="string" calcext:value-type="string">
            <text:p>code</text:p>
          </table:table-cell>
          <table:table-cell office:value-type="float" office:value="114" calcext:value-type="float">
            <text:p>114</text:p>
          </table:table-cell>
          <table:table-cell/>
          <table:table-cell office:value-type="float" office:value="0" calcext:value-type="float">
            <text:p>0</text:p>
          </table:table-cell>
          <table:table-cell office:value-type="string" calcext:value-type="string">
            <text:p>• Cost. In order to run in Ethereum, InBlock needs to pay to the Ethereum network in the form of a transaction fee. Executing InBlock implies the following expenses. First, the deployment of the InBlock code in the Ethereum network requires a transaction fee. We estimate roughly between US$ 400 and US$ 800 for this. Assuming that the InBlock is managing a /20 address block, this results in less than US$ 0.5 per block (but this cost needs to be paid upfront when InBlock is launched). Once deployed, we estimate in around US$ 15 the costs of the</text:p>
          </table:table-cell>
        </table:table-row>
        <table:table-row table:style-name="ro7">
          <table:table-cell office:value-type="float" office:value="1807.10528" calcext:value-type="float">
            <text:p>1807.10528</text:p>
          </table:table-cell>
          <table:table-cell office:value-type="string" calcext:value-type="string">
            <text:p>code</text:p>
          </table:table-cell>
          <table:table-cell office:value-type="float" office:value="128" calcext:value-type="float">
            <text:p>128</text:p>
          </table:table-cell>
          <table:table-cell/>
          <table:table-cell office:value-type="float" office:value="0" calcext:value-type="float">
            <text:p>0</text:p>
          </table:table-cell>
          <table:table-cell office:value-type="string" calcext:value-type="string">
            <text:p>validating the blockchain will execute the code of the contract, written in the blockchain itself, reaching the same ﬁnal state. Ethereum [24] is a public blockchain platform created to facilitate the development of smart contracts. Ethereum has a built-in Turing-complete programming language that allow developers to easily write smart contracts. Every operation in the network is triggered by transactions between accounts, that can be externally owned accounts (EOAs), owned and controlled by users, and contract accounts, associated to a smart contract which code and state stored with the account itself. Being a public blockchain, any party can create one or more EOAs and any party can run a smart contract in Ethereum.</text:p>
          </table:table-cell>
        </table:table-row>
        <table:table-row table:style-name="ro8">
          <table:table-cell office:value-type="float" office:value="1807.10528" calcext:value-type="float">
            <text:p>1807.10528</text:p>
          </table:table-cell>
          <table:table-cell office:value-type="string" calcext:value-type="string">
            <text:p>code</text:p>
          </table:table-cell>
          <table:table-cell office:value-type="float" office:value="136" calcext:value-type="float">
            <text:p>136</text:p>
          </table:table-cell>
          <table:table-cell/>
          <table:table-cell office:value-type="float" office:value="0" calcext:value-type="float">
            <text:p>0</text:p>
          </table:table-cell>
          <table:table-cell office:value-type="string" calcext:value-type="string">
            <text:p>that transfers a predetermined fee (paid in Ether, the Ethereum cryptocurrency) to InBlock. InBlock veriﬁes that the transaction is valid and that the fee has been correctly transferred. Upon reception of the transaction, the InBlock code goes through its associated state (stored in the blockchain) and ﬁnds an address block that is not currently allocated. InBlock associates the available block with the identity of the entity performing the request. This allocation information is recorded in the blockchain, and is associated to a predeﬁned lifetime. The holder of the resources can renew the allocation making a new transaction transferring the yearly fee to the InBlock before the expiration date. If this happens, InBlock extends the lifetime of the allocation for another period.</text:p>
          </table:table-cell>
        </table:table-row>
        <table:table-row table:style-name="ro8">
          <table:table-cell office:value-type="float" office:value="1807.10528" calcext:value-type="float">
            <text:p>1807.10528</text:p>
          </table:table-cell>
          <table:table-cell office:value-type="string" calcext:value-type="string">
            <text:p>code</text:p>
          </table:table-cell>
          <table:table-cell office:value-type="float" office:value="143" calcext:value-type="float">
            <text:p>143</text:p>
          </table:table-cell>
          <table:table-cell/>
          <table:table-cell office:value-type="float" office:value="0" calcext:value-type="float">
            <text:p>0</text:p>
          </table:table-cell>
          <table:table-cell office:value-type="string" calcext:value-type="string">
            <text:p>Ethereum has implemented a PoW-based consensus mechanism. Miners are rewarded in Ether, the Ethereum cryptocurrency, for the storage and processing power they contribute to. Users that want to run a smart contract or to use one issue a transaction in the Ethereum network which includes a transaction fee payable to the miners. The value (in Ether) of the transaction fee is set by the user generating the transaction and should reﬂect the number of operation steps to be performed to accomplish a certain work and the priority that the user wants to get from the blockchain miners, as higher transaction fees imply that the transaction will be processed earlier by the miners. Transaction conﬁrmation times are estimated around 10 to 15 seconds, depending on storage needs, code complexity and bandwidth usage.</text:p>
          </table:table-cell>
        </table:table-row>
        <table:table-row table:style-name="ro10">
          <table:table-cell office:value-type="float" office:value="1807.10528" calcext:value-type="float">
            <text:p>1807.10528</text:p>
          </table:table-cell>
          <table:table-cell office:value-type="string" calcext:value-type="string">
            <text:p>code</text:p>
          </table:table-cell>
          <table:table-cell office:value-type="float" office:value="148" calcext:value-type="float">
            <text:p>148</text:p>
          </table:table-cell>
          <table:table-cell/>
          <table:table-cell office:value-type="float" office:value="0" calcext:value-type="float">
            <text:p>0</text:p>
          </table:table-cell>
          <table:table-cell office:value-type="string" calcext:value-type="string">
            <text:p>InBlock is a Decentralized Autonomous Organization that performs IPv6 address allocation registry functions. By autonomous, we mean that the whole organization lies in the blockchain, in the form of smart contracts that run in the is decentralized blockchain without human intervention. It because the smart contracts run on the nodes that are part of the blockchain. The behaviour of the registry is governed by the code of the smart contract. Modiﬁcations to the information regarding the registry of IPv6 address blocks are triggered by blockchain transactions and subject to the consensus mechanism of the blockchain. Therefore, the smart contracts deﬁne what a valid transaction is and then all the nodes of the blockchain will enforce that only valid transactions modify the address allocation registry information. Once included in the blockchain, the allocation of a block is irrevocable.</text:p>
          </table:table-cell>
        </table:table-row>
        <table:table-row table:style-name="ro13">
          <table:table-cell office:value-type="float" office:value="1807.10528" calcext:value-type="float">
            <text:p>1807.10528</text:p>
          </table:table-cell>
          <table:table-cell office:value-type="string" calcext:value-type="string">
            <text:p>code, database</text:p>
          </table:table-cell>
          <table:table-cell office:value-type="float" office:value="200" calcext:value-type="float">
            <text:p>200</text:p>
          </table:table-cell>
          <table:table-cell/>
          <table:table-cell office:value-type="float" office:value="0" calcext:value-type="float">
            <text:p>0</text:p>
          </table:table-cell>
          <table:table-cell office:value-type="string" calcext:value-type="string">
            <text:p>as a ledger of the address assignment for any interested party accessing to the blockchain. Note that, following the paradigm of code is law, the governance bylaws are deﬁned in the InBlock code and executed in the same way by any node validating the blockchain. The human action is limited to the initial deﬁnition of the allocations rules. As a blockchain-based registry, it is not controlled by any single entity, so when applied to IP address assignment, it results in a mechanism that reﬂects more accurately the current Internet reality as a global network. This approach provides clear and transparent rules without any kind of human discretion. Address conservation is preserved by a fee mechanism which mimics the current fees charged by the RIRs to the recipients of IP address allocations. In addition, InBlock provides the means to become the authoritative database in which the assignee of the preﬁx can associate the basic information for the Internet routing system to operate, currently stored in the Internet Routing Registries [7], along with the cryptographic information that may be used to secure the routing system.</text:p>
          </table:table-cell>
        </table:table-row>
        <table:table-row table:style-name="ro2" table:visibility="filter">
          <table:table-cell office:value-type="float" office:value="1807.10528" calcext:value-type="float">
            <text:p>1807.10528</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7] B. Kuerbis and M. Mueller, “Internet routing registries, data governance and security” in Journal of Cyber Policy, 2017.</text:p>
          </table:table-cell>
        </table:table-row>
        <table:table-row table:style-name="ro3" table:visibility="filter">
          <table:table-cell office:value-type="float" office:value="1807.10528" calcext:value-type="float">
            <text:p>1807.105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he blockchain is composed of a growing list of blocks, securely linked between each other through cryptography [20]. Every block contains a hash pointer to a parent block, a timestamp and transactions´ data.</text:p>
          </table:table-cell>
        </table:table-row>
        <table:table-row table:style-name="ro5" table:visibility="filter">
          <table:table-cell office:value-type="float" office:value="1807.10528" calcext:value-type="float">
            <text:p>1807.10528</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hash structure of the blockchain makes computationally unfeasible to alter the data of one block without the manipulation of all subsequent blocks. Tampering the ledger then requires both the collusion of the majority of the network and an enormous amount of computational power to rebuild the chain from the replaced block. This is the sense in which we interpret the immutability of the blockchain.</text:p>
          </table:table-cell>
        </table:table-row>
        <table:table-row table:style-name="ro4" table:visibility="filter">
          <table:table-cell office:value-type="float" office:value="1807.10528" calcext:value-type="float">
            <text:p>1807.10528</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routing policy information repositories by using Blockstack, a blockchain which facilitates decentralized naming systems. Integration with RPKI key data can ensure the authenticity and integrity of the data. InBlock is similar in the sense that it stores the minimal metadata in the blockchain, and points elsewhere to the storage of the information. In this case, the authenticity and integrity of the routing policy data is cryptographically linked to the identity to which the addresses where allocated.</text:p>
          </table:table-cell>
        </table:table-row>
        <table:table-row table:style-name="ro2">
          <table:table-cell office:value-type="float" office:value="1807.10528" calcext:value-type="float">
            <text:p>1807.10528</text:p>
          </table:table-cell>
          <table:table-cell office:value-type="string" calcext:value-type="string">
            <text:p>database</text:p>
          </table:table-cell>
          <table:table-cell office:value-type="float" office:value="34" calcext:value-type="float">
            <text:p>34</text:p>
          </table:table-cell>
          <table:table-cell/>
          <table:table-cell office:value-type="float" office:value="0" calcext:value-type="float">
            <text:p>0</text:p>
          </table:table-cell>
          <table:table-cell office:value-type="string" calcext:value-type="string">
            <text:p>1 This is different than other distributed databases, where different parts of the database are stored in different nodes and there could be some level of replication just for redundancy and performance beneﬁts</text:p>
          </table:table-cell>
        </table:table-row>
        <table:table-row table:style-name="ro4">
          <table:table-cell office:value-type="float" office:value="1807.10528" calcext:value-type="float">
            <text:p>1807.10528</text:p>
          </table:table-cell>
          <table:table-cell office:value-type="string" calcext:value-type="string">
            <text:p>database</text:p>
          </table:table-cell>
          <table:table-cell office:value-type="float" office:value="82" calcext:value-type="float">
            <text:p>82</text:p>
          </table:table-cell>
          <table:table-cell table:number-columns-repeated="2"/>
          <table:table-cell office:value-type="string" calcext:value-type="string">
            <text:p>• Registration: Contact and other information associated with allocations is stored to help the normal operation of the Internet, such as serving to troubleshoot connectivity incidents. The current IANA-RIR based system maintains both a private and a public database with information regarding the allocations: ﬁrst, any registry allocating an address block keeps (internal) records on the party receiving the resources. This typically involves a contract which includes detailed contact information. This information is</text:p>
          </table:table-cell>
        </table:table-row>
        <table:table-row table:style-name="ro7">
          <table:table-cell office:value-type="float" office:value="1807.10528" calcext:value-type="float">
            <text:p>1807.10528</text:p>
          </table:table-cell>
          <table:table-cell office:value-type="string" calcext:value-type="string">
            <text:p>database</text:p>
          </table:table-cell>
          <table:table-cell office:value-type="float" office:value="109" calcext:value-type="float">
            <text:p>109</text:p>
          </table:table-cell>
          <table:table-cell table:number-columns-repeated="2"/>
          <table:table-cell office:value-type="string" calcext:value-type="string">
            <text:p>However, new opportunities for managing namespaces (in our case, the IP address namespace) surface with the recent introduction of the blockchain technology. Blockchains are distributed databases that are controlled through consensus. By design, they prevent any central authority to control the content of the database. The blockchain technology provides an opportunity to explore alternative Internet governance approaches. In particular, it provides the grounds to create a blockchain-based registry for Internet resources that is not controlled by any single entity. This is appealing, as it would more accurately reﬂect the current Internet reality as a global network.</text:p>
          </table:table-cell>
        </table:table-row>
        <table:table-row table:style-name="ro4">
          <table:table-cell office:value-type="float" office:value="1807.10528" calcext:value-type="float">
            <text:p>1807.10528</text:p>
          </table:table-cell>
          <table:table-cell office:value-type="string" calcext:value-type="string">
            <text:p>download</text:p>
          </table:table-cell>
          <table:table-cell office:value-type="float" office:value="95" calcext:value-type="float">
            <text:p>95</text:p>
          </table:table-cell>
          <table:table-cell table:number-columns-repeated="2"/>
          <table:table-cell office:value-type="string" calcext:value-type="string">
            <text:p>Currently, each RIR has its own RPKI root certiﬁcate i.e., each RIR has issued self-signed certiﬁcates for the whole address space range of IPv4 and IPv6 [19]. Therefore, a network willing to perform origin validation for the routes to the networks of any region of the world can conﬁgure the root certiﬁcates of the ﬁve RIRs as Trust Anchors, and download the repositories they hold. Then, they can use this information to build the router conﬁguration that will ﬁlter BGP route information in real time.</text:p>
          </table:table-cell>
        </table:table-row>
        <table:table-row table:style-name="ro2">
          <table:table-cell office:value-type="float" office:value="1807.10528" calcext:value-type="float">
            <text:p>1807.10528</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Friendly https://github.com/ethereum/research/blob/master/ papers/casper-basics/casper_basics.pdf, Accessed May-2018.</text:p>
          </table:table-cell>
        </table:table-row>
        <table:table-row table:style-name="ro1">
          <table:table-cell office:value-type="float" office:value="1807.10528" calcext:value-type="float">
            <text:p>1807.10528</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33] “Proof-Of-Stake” available online: https://github.com/</text:p>
          </table:table-cell>
        </table:table-row>
        <table:table-row table:style-name="ro2">
          <table:table-cell office:value-type="float" office:value="1807.10528" calcext:value-type="float">
            <text:p>1807.10528</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36] “Gas Price Oracle” available online: https://github.com/ ethereum/go-ethereum/wiki/Gas-Price-Oracle, Accessed 09-May-2018.</text:p>
          </table:table-cell>
        </table:table-row>
        <table:table-row table:style-name="ro2">
          <table:table-cell office:value-type="float" office:value="1807.10528" calcext:value-type="float">
            <text:p>1807.10528</text:p>
          </table:table-cell>
          <table:table-cell office:value-type="string" calcext:value-type="string">
            <text:p>github</text:p>
          </table:table-cell>
          <table:table-cell office:value-type="float" office:value="21" calcext:value-type="float">
            <text:p>21</text:p>
          </table:table-cell>
          <table:table-cell table:number-columns-repeated="2"/>
          <table:table-cell office:value-type="string" calcext:value-type="string">
            <text:p>[24] V. Buterin, “Ethereum White Paper” available online: https://github.com/ethereum/wiki/wiki/White-Paper, Accessed 09-May-2018.</text:p>
          </table:table-cell>
        </table:table-row>
        <table:table-row table:style-name="ro10">
          <table:table-cell office:value-type="float" office:value="1807.10528" calcext:value-type="float">
            <text:p>1807.10528</text:p>
          </table:table-cell>
          <table:table-cell office:value-type="string" calcext:value-type="string">
            <text:p>publicly available</text:p>
          </table:table-cell>
          <table:table-cell office:value-type="float" office:value="148" calcext:value-type="float">
            <text:p>148</text:p>
          </table:table-cell>
          <table:table-cell table:number-columns-repeated="2"/>
          <table:table-cell office:value-type="string" calcext:value-type="string">
            <text:p>InBlock, a distributed autonomous Internet address registry. The proposed approach uses blockchain technology to perform the IPv6 address registry functions. While InBlock supports both IPv4 and IPv6, we focus on IPv6, as IPv6 has a large remaining pool of unassigned addresses, while the vast majority of the IPv4 address space has already been assigned [5]. InBlock makes different trade-offs than the current hierarchical allocation system. First and most importantly, InBlock is not centrally is controlled, but, as any blockchain-based mechanism, controlled through distributed consensus. InBlock provides a distributed, automatic, tamper-free, publicly accessible, privacy-preserving resource allocation mechanism, designed with the appropriate (economic) incentives to enforce address conservation. In addition, this solution is compatible with the cryptographic security architecture developed for the Internet routing system.</text:p>
          </table:table-cell>
        </table:table-row>
        <table:table-row table:style-name="ro15">
          <table:table-cell office:value-type="float" office:value="1811.00146" calcext:value-type="float">
            <text:p>1811.00146</text:p>
          </table:table-cell>
          <table:table-cell office:value-type="string" calcext:value-type="string">
            <text:p>benchmark</text:p>
          </table:table-cell>
          <table:table-cell office:value-type="float" office:value="276" calcext:value-type="float">
            <text:p>276</text:p>
          </table:table-cell>
          <table:table-cell table:number-columns-repeated="2"/>
          <table:table-cell office:value-type="string" calcext:value-type="string">
            <text:p>Scripts and Narrative Reasoning Other work has focused more speciﬁcally on representing and reasoning about sequences of events, similarly to ATOMIC. Early work on event sequences studied scripts, a kind of structured representation for prototypical sequences of events (Schank and Abelson 1977). More recently, narrative event chains have been proposed as a similar formalism for prototypical sequences of events that may be learned from raw text (Chambers and Jurafsky 2008). This work additionally proposed the Narrative Cloze Test as a benchmark for story understanding. In contrast to narrative event chains, the ROC Stories Corpus crowdsources event sequences represented as natural language stories rather than using a speciﬁc formalism (Mostafazadeh et al. 2016). Additionally, the Story Cloze Test adapts these stories into a new benchmark by requiring systems to choose between the true and a false ending to the story. Our work interpolates between these two approaches by representing events in natural language while structuring the relationships between events into the edges of a graph. The Choice of Plausible Alternatives (COPA) task offers a similar benchmark for commonsense understanding of events and their relationships (Roemmele, Bejan, and Gordon 2011). In COPA, a system is presented a premise and two alternatives that might have a causal relationship with the premise. While COPA, like ATOMIC, represents events as free-form text with structured relationships, it covers only a limited number of relations (cause and effect) and is smaller in scale (contains only 1,000 instances).</text:p>
          </table:table-cell>
        </table:table-row>
        <table:table-row table:style-name="ro1" table:visibility="filter">
          <table:table-cell office:value-type="float" office:value="1811.00146" calcext:value-type="float">
            <text:p>1811.00146</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7" table:visibility="filter">
          <table:table-cell office:value-type="float" office:value="1811.00146" calcext:value-type="float">
            <text:p>1811.00146</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As is common in generation tasks, we minimize the cross entropy of the distribution over predicted targets compared to the gold distribution in our data.6 During multitask training, we average the cross entropy of each task. Since multiple crowdworkers annotated each event, we deﬁne our training instances to be the combination of one worker’s annotations. During experiments, we use the 300-dimensional GloVe embeddings, yielding an encoder input size of ienc = 1324 once concatenated with the 1,024-dimensional ELMo embeddings. In the encoder, ELMo’s character-level modeling allows for an unlimited vocabulary. We set the encoder and decoder hidden sizes to henc = 100 and hdec = 100.</text:p>
          </table:table-cell>
        </table:table-row>
        <table:table-row table:style-name="ro4">
          <table:table-cell office:value-type="float" office:value="1811.00146" calcext:value-type="float">
            <text:p>1811.00146</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EventPersonX pays PersonY a complimentFull Instructions <text:s text:c="2"/>(Expand/Collapse)...Additional Examples (Expand/Collapse)Additional Examples (Expand/Collapse)Before1. Does PersonX typically need to do anything before this event?After2. What does PersonX likely want to do next after this event?3. Does this event affect people other than PersonX?(e.g., PersonY, people included but not mentioned in the event)Yes No a). What do they likely want to do next after this event?Dataset Model</text:p>
          </table:table-cell>
        </table:table-row>
        <table:table-row table:style-name="ro4">
          <table:table-cell office:value-type="float" office:value="1811.00146" calcext:value-type="float">
            <text:p>1811.00146</text:p>
          </table:table-cell>
          <table:table-cell office:value-type="string" calcext:value-type="string">
            <text:p>dataset</text:p>
          </table:table-cell>
          <table:table-cell office:value-type="float" office:value="100" calcext:value-type="float">
            <text:p>100</text:p>
          </table:table-cell>
          <table:table-cell table:number-columns-repeated="2"/>
          <table:table-cell office:value-type="string" calcext:value-type="string">
            <text:p>while observing only on a small fraction of them. It also enables us to develop Theories of Mind about others (Moore 2013). However, this ability, while common and trivial for humans, is lacking in today’s AI systems. This is in part because the vast majority of AI systems are trained for taskspeciﬁc datasets and objectives, which lead to models that are effective at ﬁnding task-speciﬁc correlations but lack simple and explainable commonsense reasoning (Davis and Marcus 2015; Lake et al. 2017; Marcus 2018).</text:p>
          </table:table-cell>
        </table:table-row>
        <table:table-row table:style-name="ro9">
          <table:table-cell office:value-type="float" office:value="1811.00146" calcext:value-type="float">
            <text:p>1811.00146</text:p>
          </table:table-cell>
          <table:table-cell office:value-type="string" calcext:value-type="string">
            <text:p>dataset</text:p>
          </table:table-cell>
          <table:table-cell office:value-type="float" office:value="218" calcext:value-type="float">
            <text:p>218</text:p>
          </table:table-cell>
          <table:table-cell table:number-columns-repeated="2"/>
          <table:table-cell office:value-type="string" calcext:value-type="string">
            <text:p>Automatic Scores We automatically evaluate the sequence generation for each model and each inference dimension using BLEU scores. Speciﬁcally, we compute the average BLEU score (n = 2, Smoothing1; Chen and Cherry, 2014) between each sequence in the top 10 predictions and the corresponding set of MTurk annotations. As an event may not involve all nine inference dimensions (e.g., “PersonX sees PersonX’s house” has no implications for anybody other than “PersonX”), annotators may decide to leave an inference dimension empty. When computing BLEU scores, we omit instances with onethird or more empty annotations. Table 3 presents the results on both DEV and TEST datasets. The experiments show that models that exploit the hierarchical structure of the commonsense relations perform better than the model that uses separate parameters (9ENC9DEC). Importantly, BLEU is a crude measure of performance as it is based on the exact match of n-grams and fails to capture semantically relevant generations that are worded differently (Liu et al. 2016). As shown in Figure 4, the generated samples depict varying word and phrase choices, thus we also perform human evaluation to complement automatic evaluations.</text:p>
          </table:table-cell>
        </table:table-row>
        <table:table-row table:style-name="ro14">
          <table:table-cell office:value-type="float" office:value="1811.00146" calcext:value-type="float">
            <text:p>1811.00146</text:p>
          </table:table-cell>
          <table:table-cell office:value-type="string" calcext:value-type="string">
            <text:p>dataset</text:p>
          </table:table-cell>
          <table:table-cell office:value-type="float" office:value="340" calcext:value-type="float">
            <text:p>340</text:p>
          </table:table-cell>
          <table:table-cell table:number-columns-repeated="2"/>
          <table:table-cell office:value-type="string" calcext:value-type="string">
            <text:p>Eventnet: Inferring temporal relations between commonsense events. In MICAI. Gal´arraga, L.; Teﬂioudi, C.; Hose, K.; and Suchanek, F. M. 2013. Amie: association rule mining under incomplete evidence in ontological knowledge bases. In WWW. Gardner, M.; Grus, J.; Neumann, M.; Tafjord, O.; Dasigi, P.; Liu, N. F.; Peters, M.; Schmitz, M.; and Zettlemoyer, L. S. 2017. Allennlp: A deep semantic natural language processing platform. Goldberg, Y., and Orwant, J. 2013. A dataset of syntacticngrams over time from a very large corpus of english books. In SEM2013. Gordon, A. S., and Hobbs, J. R. 2017. A Formal Theory of Commonsense Psychology: How People Think People Think. Cambridge University Press. Gordon, A. S., and Swanson, R. 2008. StoryUpgrade: ﬁnding stories in internet weblogs. In ICWSM. Gordon, J., and Van Durme, B. 2013. Reporting bias and In Proceedings of the 2013 Workknowledge acquisition. shop on Automated Knowledge Base Construction, AKBC ’13, 25–30. New York, NY, USA: ACM. Lake, B. M.; Ullman, T. D.; Tenenbaum, J. B.; and Gershman, S. J. 2017. Building machines that learn and think like people. The Behavioral and brain sciences 40:e253. 1995. Cyc: A large-scale investment in Lenat, D. B. knowledge infrastructure. Communications of the ACM 38(11):33–38. Liu, C.-W.; Lowe, R.; Serban, I. V.; Noseworthy, M.; Charlin, L.; and Pineau, J. 2016. How not to evaluate your dialogue system: An empirical study of unsupervised evaluation metrics for dialogue response generation. In EMNLP.</text:p>
          </table:table-cell>
        </table:table-row>
        <table:table-row table:style-name="ro15">
          <table:table-cell office:value-type="float" office:value="1811.00146" calcext:value-type="float">
            <text:p>1811.00146</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References Chambers, N., and Jurafsky, D. 2008. Unsupervised learning of narrative event chains. In ACL. Chen, B., and Cherry, C. 2014. A systematic comparison of smoothing techniques for sentence-level bleu. In Proceedings of the Ninth Workshop on Statistical Machine Translation, 362–367. Cho, K.; van Merrienboer, B.; Bahdanau, D.; and Bengio, Y. 2014. On the properties of neural machine translation: Encoder-decoder approaches. In SSST@EMNLP. Chu, C. X.; Tandon, N.; and Weikum, G. 2017. Distilling task knowledge from how-to communities. In WWW. Davis, E., and Marcus, G. 2015. Commonsense reasoning and commonsense knowledge in artiﬁcial intelligence. Commun. ACM 58:92–103. de Marneffe, M.-C.; Manning, C. D.; and Potts, C. 2012. Did it happen? the pragmatic complexity of veridicality assessment. Comput. Linguist. 38(2):301–333. Espinosa, J. H., and Lieberman, H. 2005. Eventnet: Inferring temporal relations between commonsense events. In MICAI. Gal´arraga, L.; Teﬂioudi, C.; Hose, K.; and Suchanek, F. M. 2013. Amie: association rule mining under incomplete evidence in ontological knowledge bases. In WWW. Gardner, M.; Grus, J.; Neumann, M.; Tafjord, O.; Dasigi, P.; Liu, N. F.; Peters, M.; Schmitz, M.; and Zettlemoyer, L. S. 2017. Allennlp: A deep semantic natural language processing platform. Goldberg, Y., and Orwant, J. 2013. A dataset of syntacticngrams over time from a very large corpus of english books. In SEM2013. Gordon, A. S., and Hobbs, J. R. 2017. A Formal Theory of Commonsense Psychology: How People Think People Think. Cambridge University Press.</text:p>
          </table:table-cell>
        </table:table-row>
        <table:table-row table:style-name="ro2">
          <table:table-cell office:value-type="float" office:value="1811.00146" calcext:value-type="float">
            <text:p>1811.00146</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1An ATlas Of MachIne Commonsense, available to download or browse at https://homes.cs.washington.edu/˜msap/atomic/.</text:p>
          </table:table-cell>
        </table:table-row>
        <table:table-row table:style-name="ro2">
          <table:table-cell office:value-type="float" office:value="1812.07699" calcext:value-type="float">
            <text:p>1812.07699</text:p>
          </table:table-cell>
          <table:table-cell office:value-type="string" calcext:value-type="string">
            <text:p>benchmark</text:p>
          </table:table-cell>
          <table:table-cell office:value-type="float" office:value="28" calcext:value-type="float">
            <text:p>28</text:p>
          </table:table-cell>
          <table:table-cell table:number-columns-repeated="2"/>
          <table:table-cell office:value-type="string" calcext:value-type="string">
            <text:p>the benchmark LSTM consistently performed around the 58% range which is in line with the best models currently available which usually reach performances around 60%.</text:p>
          </table:table-cell>
        </table:table-row>
        <table:table-row table:style-name="ro2">
          <table:table-cell office:value-type="float" office:value="1812.07699" calcext:value-type="float">
            <text:p>1812.07699</text:p>
          </table:table-cell>
          <table:table-cell office:value-type="string" calcext:value-type="string">
            <text:p>benchmark</text:p>
          </table:table-cell>
          <table:table-cell office:value-type="float" office:value="30" calcext:value-type="float">
            <text:p>30</text:p>
          </table:table-cell>
          <table:table-cell table:number-columns-repeated="2"/>
          <table:table-cell office:value-type="string" calcext:value-type="string">
            <text:p>Figure 2: Price and volatility of small stocks (Agilent, Benchmark Electronics - top) and large stocks (Intel, Wells Fargo, Amazon - bottom)</text:p>
          </table:table-cell>
        </table:table-row>
        <table:table-row table:style-name="ro2">
          <table:table-cell office:value-type="float" office:value="1812.07699" calcext:value-type="float">
            <text:p>1812.07699</text:p>
          </table:table-cell>
          <table:table-cell office:value-type="string" calcext:value-type="string">
            <text:p>benchmark</text:p>
          </table:table-cell>
          <table:table-cell office:value-type="float" office:value="36" calcext:value-type="float">
            <text:p>36</text:p>
          </table:table-cell>
          <table:table-cell table:number-columns-repeated="2"/>
          <table:table-cell office:value-type="string" calcext:value-type="string">
            <text:p>The two models investigated in this paper are a vanilla LSTM (as a benchmark) and an LSTM with an attention mechanism. A diagram of these models is shown in ﬁgure 1 below.</text:p>
          </table:table-cell>
        </table:table-row>
        <table:table-row table:style-name="ro2">
          <table:table-cell office:value-type="float" office:value="1812.07699" calcext:value-type="float">
            <text:p>1812.07699</text:p>
          </table:table-cell>
          <table:table-cell office:value-type="string" calcext:value-type="string">
            <text:p>benchmark</text:p>
          </table:table-cell>
          <table:table-cell office:value-type="float" office:value="40" calcext:value-type="float">
            <text:p>40</text:p>
          </table:table-cell>
          <table:table-cell table:number-columns-repeated="2"/>
          <table:table-cell office:value-type="string" calcext:value-type="string">
            <text:p>In order to tune this benchmark model, a grid search is undertaken. The LSTM performance during this grid search hyperparameter tuning, evaluated on the validation set, can be seen by the following 3D loss plots.</text:p>
          </table:table-cell>
        </table:table-row>
        <table:table-row table:style-name="ro5">
          <table:table-cell office:value-type="float" office:value="1812.07699" calcext:value-type="float">
            <text:p>1812.07699</text:p>
          </table:table-cell>
          <table:table-cell office:value-type="string" calcext:value-type="string">
            <text:p>benchmark</text:p>
          </table:table-cell>
          <table:table-cell office:value-type="float" office:value="52" calcext:value-type="float">
            <text:p>52</text:p>
          </table:table-cell>
          <table:table-cell table:number-columns-repeated="2"/>
          <table:table-cell office:value-type="string" calcext:value-type="string">
            <text:p>Another possible extension would be to investigate how the LSTM with attention performs compared to other benchmark models for FTS forecasting. One particular interesting comparison could be done with cutting edge Temporal Convolutional Networks (TCN) as they are currently showing promising performances compared to RNNs in NLP applications.</text:p>
          </table:table-cell>
        </table:table-row>
        <table:table-row table:style-name="ro5">
          <table:table-cell office:value-type="float" office:value="1812.07699" calcext:value-type="float">
            <text:p>1812.07699</text:p>
          </table:table-cell>
          <table:table-cell office:value-type="string" calcext:value-type="string">
            <text:p>benchmark</text:p>
          </table:table-cell>
          <table:table-cell office:value-type="float" office:value="63" calcext:value-type="float">
            <text:p>63</text:p>
          </table:table-cell>
          <table:table-cell table:number-columns-repeated="2"/>
          <table:table-cell office:value-type="string" calcext:value-type="string">
            <text:p>In addition, the LSTM with attention was successfully implemented and leveraged for FTS forecasting. This task, while totally novel, did nonetheless closely follow methods used in other FTS papers and papers using attention for NLP. This LSTM with attention achieved performances of around 60% and above, albeit with a higher variability than the benchmark LSTM.</text:p>
          </table:table-cell>
        </table:table-row>
        <table:table-row table:style-name="ro5">
          <table:table-cell office:value-type="float" office:value="1812.07699" calcext:value-type="float">
            <text:p>1812.07699</text:p>
          </table:table-cell>
          <table:table-cell office:value-type="string" calcext:value-type="string">
            <text:p>benchmark</text:p>
          </table:table-cell>
          <table:table-cell office:value-type="float" office:value="67" calcext:value-type="float">
            <text:p>67</text:p>
          </table:table-cell>
          <table:table-cell table:number-columns-repeated="2"/>
          <table:table-cell office:value-type="string" calcext:value-type="string">
            <text:p>It is now important to show the model performance of our tuned benchmark LSTM using these different shufﬂing techniques. Using regular ﬁxed origin our tuned LSTM achieved a loss of 0.000805 and an up-down accuracy of 57%. Let’s compare these values with top six values of rolling window (RW) and rolling origin recalibration (ROR) in table 1.</text:p>
          </table:table-cell>
        </table:table-row>
        <table:table-row table:style-name="ro8">
          <table:table-cell office:value-type="float" office:value="1812.07699" calcext:value-type="float">
            <text:p>1812.07699</text:p>
          </table:table-cell>
          <table:table-cell office:value-type="string" calcext:value-type="string">
            <text:p>benchmark</text:p>
          </table:table-cell>
          <table:table-cell office:value-type="float" office:value="137" calcext:value-type="float">
            <text:p>137</text:p>
          </table:table-cell>
          <table:table-cell table:number-columns-repeated="2"/>
          <table:table-cell office:value-type="string" calcext:value-type="string">
            <text:p>One major possible extension to the work presented here would be the use of Bayesian optimisation. Bayesian optimisation is a technique commonly used in ﬁnancial time series forecasting for the tuning of hyperparameters. While this was not done in this report for time constraints, it is essential for a more detailed comparison of the potential of attention mechanisms in LSTMs for FTS forecasting. Indeed, as revealed by this paper, hyperparameters have different sensitivities in the benchmark LSTM and in the LSTM with attention. Future work would consist of choosing an appropriate surrogate function and acquisition function (such as expected improvement) in an attempt to explore the hyperparameter space with a smart explore-exploit trade-off. This is indeed still an open problem in the ﬁeld of FTS forecasting.</text:p>
          </table:table-cell>
        </table:table-row>
        <table:table-row table:style-name="ro2">
          <table:table-cell office:value-type="float" office:value="1812.07699" calcext:value-type="float">
            <text:p>1812.07699</text:p>
          </table:table-cell>
          <table:table-cell office:value-type="string" calcext:value-type="string">
            <text:p>benchmark, data</text:p>
          </table:table-cell>
          <table:table-cell office:value-type="float" office:value="39" calcext:value-type="float">
            <text:p>39</text:p>
          </table:table-cell>
          <table:table-cell table:number-columns-repeated="2"/>
          <table:table-cell office:value-type="string" calcext:value-type="string">
            <text:p>It is worth showing some loss curves for the benchmark LSTM in order to examine how well the model generalises to the validation data with increasing numbers of epochs. This is shown in Figure 3 as follows.</text:p>
          </table:table-cell>
        </table:table-row>
        <table:table-row table:style-name="ro5">
          <table:table-cell office:value-type="float" office:value="1812.07699" calcext:value-type="float">
            <text:p>1812.07699</text:p>
          </table:table-cell>
          <table:table-cell office:value-type="string" calcext:value-type="string">
            <text:p>benchmark, data</text:p>
          </table:table-cell>
          <table:table-cell office:value-type="float" office:value="62" calcext:value-type="float">
            <text:p>62</text:p>
          </table:table-cell>
          <table:table-cell table:number-columns-repeated="2"/>
          <table:table-cell office:value-type="string" calcext:value-type="string">
            <text:p>This paper has demonstrated the performance of a benchmark LSTM. Investigations were undertaken to avoid using a single number as a benchmark and a wide range of experimentation was conducted. This includes the investigation of data shufﬂing methods such as rolling window and rolling origin recalibration, which showed the impact of volatility on estimating model performance. Ultimately,</text:p>
          </table:table-cell>
        </table:table-row>
        <table:table-row table:style-name="ro10">
          <table:table-cell office:value-type="float" office:value="1812.07699" calcext:value-type="float">
            <text:p>1812.07699</text:p>
          </table:table-cell>
          <table:table-cell office:value-type="string" calcext:value-type="string">
            <text:p>benchmark, data</text:p>
          </table:table-cell>
          <table:table-cell office:value-type="float" office:value="176" calcext:value-type="float">
            <text:p>176</text:p>
          </table:table-cell>
          <table:table-cell table:number-columns-repeated="2"/>
          <table:table-cell office:value-type="string" calcext:value-type="string">
            <text:p>The ﬁxed origin method is the most naive and common method used. Given a certain split size, the start of the data is the training set and the end is the validation set. However, this is a particularly rudimentary method to choose, especially for a high-growth stock like Amazon. The reason why this is the case is that the Amazon’s stock price starts off with low volatility and, as the stock grows, experiences increasingly volatile behaviour. We would therefore be training a model on low volatility dynamics and expect it to deal with unseen high volatility dynamics for its predictions. This has indeed shown itself to be difﬁcult and come at a cost in performance for these types of stocks as we will see in table 1. Therefore our benchmark for validation loss and performance may be misleading if we only consider this. However, for stocks like Intel that are more constant in their volatility, this method is reasonable.</text:p>
          </table:table-cell>
        </table:table-row>
        <table:table-row table:style-name="ro8">
          <table:table-cell office:value-type="float" office:value="1812.07699" calcext:value-type="float">
            <text:p>1812.07699</text:p>
          </table:table-cell>
          <table:table-cell office:value-type="string" calcext:value-type="string">
            <text:p>benchmark, dataset</text:p>
          </table:table-cell>
          <table:table-cell office:value-type="float" office:value="123" calcext:value-type="float">
            <text:p>123</text:p>
          </table:table-cell>
          <table:table-cell table:number-columns-repeated="2"/>
          <table:table-cell office:value-type="string" calcext:value-type="string">
            <text:p>While LSTMs show increasingly promising results for forecasting Financial Time Series (FTS), this paper seeks to assess if attention mechanisms can further improve performance. The hypothesis is that attention can help prevent long-term dependencies experienced by LSTM models. To test this hypothesis, the main contribution of this paper is the implementation of an LSTM with attention. Both the benchmark LSTM and the LSTM with attention were compared and both achieved reasonable performances of up to 60% on ﬁve stocks from Kaggle’s Two Sigma dataset. This comparative analysis demonstrates that an LSTM with attention can indeed outperform standalone LSTMs but further investigation is required as issues do arise with such model architectures.</text:p>
          </table:table-cell>
        </table:table-row>
        <table:table-row table:style-name="ro7">
          <table:table-cell office:value-type="float" office:value="1812.07699" calcext:value-type="float">
            <text:p>1812.07699</text:p>
          </table:table-cell>
          <table:table-cell office:value-type="string" calcext:value-type="string">
            <text:p>benchmark, dataset</text:p>
          </table:table-cell>
          <table:table-cell office:value-type="float" office:value="135" calcext:value-type="float">
            <text:p>135</text:p>
          </table:table-cell>
          <table:table-cell table:number-columns-repeated="2"/>
          <table:table-cell office:value-type="string" calcext:value-type="string">
            <text:p>To gain a good benchmark for the performance of an LSTM on forecasting stock prices from the Two Sigma dataset, we ﬁrst consider a subset of stocks. This subset of stocks contains three very large companies (Intel, Wells Fargo, Amazon), one SME (Agilent Technologies) and one smaller company (Benchmark Electronics). These stocks were carefully chosen to have a wide variety of market cap, volatility and overall trend. Larger market cap stocks tend to be less volatile compared to smaller stocks. In addition, tech companies (like Amazon) tend to be less affected by the 2009 crash than ﬁnance companies (like Wells Fargo). These stocks and their volatility are shown in ﬁgure 2 as follows.</text:p>
          </table:table-cell>
        </table:table-row>
        <table:table-row table:style-name="ro1" table:visibility="filter">
          <table:table-cell office:value-type="float" office:value="1812.07699" calcext:value-type="float">
            <text:p>1812.07699</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Typical LSTM loss for training and validation data per epoch</text:p>
          </table:table-cell>
        </table:table-row>
        <table:table-row table:style-name="ro1" table:visibility="filter">
          <table:table-cell office:value-type="float" office:value="1812.07699" calcext:value-type="float">
            <text:p>1812.07699</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6: Typical LSTM+A loss for training and validation data per epoch</text:p>
          </table:table-cell>
        </table:table-row>
        <table:table-row table:style-name="ro1" table:visibility="filter">
          <table:table-cell office:value-type="float" office:value="1812.07699" calcext:value-type="float">
            <text:p>1812.07699</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5] John Parker Burg. A new analysis technique for time series data. Paper presented at NATO</text:p>
          </table:table-cell>
        </table:table-row>
        <table:table-row table:style-name="ro2" table:visibility="filter">
          <table:table-cell office:value-type="float" office:value="1812.07699" calcext:value-type="float">
            <text:p>1812.07699</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error of multiple rolling windows of data. This means the ﬁnal values we get are more representative of recent model performance, as we are less biased by strong or poor performance in the distant past.</text:p>
          </table:table-cell>
        </table:table-row>
        <table:table-row table:style-name="ro3" table:visibility="filter">
          <table:table-cell office:value-type="float" office:value="1812.07699" calcext:value-type="float">
            <text:p>1812.0769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rolling origin recalibration method is slightly less vulnerable than ﬁxed origin as it allows the validation loss to be computed by taking the average of various different splits of the data to avoid running into unrepresentative issues with high volatility timeframes.</text:p>
          </table:table-cell>
        </table:table-row>
        <table:table-row table:style-name="ro3" table:visibility="filter">
          <table:table-cell office:value-type="float" office:value="1812.07699" calcext:value-type="float">
            <text:p>1812.0769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Now that reasonable benchmarks have been ascertained, we can compare them to the performance of our LSTM with attention. The LSTM models with attention generated here had a strong tendency to overﬁt the training data for multiple epochs as shown in ﬁgure 6.</text:p>
          </table:table-cell>
        </table:table-row>
        <table:table-row table:style-name="ro6" table:visibility="filter">
          <table:table-cell office:value-type="float" office:value="1812.07699" calcext:value-type="float">
            <text:p>1812.0769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As shown in the loss curves of ﬁgure 6, we can see that performance at train time continually decreases while validation performance rises suggesting overﬁtting. Due to the high number of weights used in our implementation of the attention mechanism (with 16 cells, there are around 10 000 parameters), there are more parameters than the number of data points themselves, which inevitably leads to overﬁtting. Due to a large amount of parameters compared to the number of our data points, the loss values are very low and the training loss does not ﬂuctuate a lot. This explains how the validation</text:p>
          </table:table-cell>
        </table:table-row>
        <table:table-row table:style-name="ro7" table:visibility="filter">
          <table:table-cell office:value-type="float" office:value="1812.07699" calcext:value-type="float">
            <text:p>1812.07699</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In the modern day however, LSTM RNNs remain amongst some of the most popular and promising models for predicting FTS. While LSTMs originally came to light in the seminal 1997 paper (15) by Hochreiter and Schmidhuber, they only recently rose to prominence for FTS forecasting. Amongst the most successful LSTM implementations, the pioneering paper by Bao et al. in (2) implements a variety of the most modern LSTM architectures coupled with autoencoders and applies them to stock data. The work presented here extends and builds on the insight of this paper by exploring the impact of leveraging attention models for sentiment analysis built on top of LSTMs.</text:p>
          </table:table-cell>
        </table:table-row>
        <table:table-row table:style-name="ro12" table:visibility="filter">
          <table:table-cell office:value-type="float" office:value="1812.07699" calcext:value-type="float">
            <text:p>1812.07699</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From table 2 above, we can observe multiple interesting dynamics at play. The ﬁrst being that the optimal parameters chosen by grid search with the Intel stock fail to generalise to other stocks for the LSTM and the LSTM with attention. While this was somewhat expected it is interesting nonetheless to observe this limitation. Further time would allow the tuning of hyperparameters for each stock but this is outside the scope of this paper and will be discussed in the following section. In addition, it seems that the LSTM with attention has a higher variability in its performances. This makes sense as we know that the model is very complex in terms of parameter number with respect to the data input. Overall in this comparison, the LSTM with attention has outperformed the regular LSTM. Indeed, it does seem like we can tentatively conﬁrm our original hypothesis albeit further work is certainly required. In addition, the attention architecture used in this paper does involve certain limitations and has a caveat of inherent complexity.</text:p>
          </table:table-cell>
        </table:table-row>
        <table:table-row table:style-name="ro13" table:visibility="filter">
          <table:table-cell office:value-type="float" office:value="1812.07699" calcext:value-type="float">
            <text:p>1812.0769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Financial Time Series (FTS) modelling is a practice with a long history which ﬁrst revolutionised algorithmic trading in the early 1970s. The analysis of FTS was divided into two categories: fundamental analysis and technical analysis. Fundamental analysis is the study of a stock or currency’s price based on economic factors. These include the overall state of the business or economy, revenue, interest rates and others. On the other hand, technical analysis, as deﬁned by J. Murphy in (26), is the study of market action to forecast future trends. This is achieved through the analysis of shorter term ﬁnancial data, primarily price and volume. Both fundamental and technical analysis are put into question by the Efﬁcient Market Hypothesis (EMH). The EMH, highly disputed since its initial publication in 1970, hypothesizes that stock prices are ultimately unpredictable (25). This has not stopped research attempting to model FTS through the use of linear, non-linear and ML-based models, as mentioned hereafter. Together these approaches form the main subcategories of existing solutions in FTS analysis.</text:p>
          </table:table-cell>
        </table:table-row>
        <table:table-row table:style-name="ro5">
          <table:table-cell office:value-type="float" office:value="1812.07699" calcext:value-type="float">
            <text:p>1812.07699</text:p>
          </table:table-cell>
          <table:table-cell office:value-type="string" calcext:value-type="string">
            <text:p>data, dataset</text:p>
          </table:table-cell>
          <table:table-cell office:value-type="float" office:value="78" calcext:value-type="float">
            <text:p>78</text:p>
          </table:table-cell>
          <table:table-cell table:number-columns-repeated="2"/>
          <table:table-cell office:value-type="string" calcext:value-type="string">
            <text:p>Once the hyperparameters are tuned, a common FTS investigation worth pursuing is that of dataset shufﬂing techniques. In FTS, the choice of which piece of data to use as the validation set is not trivial. Indeed, there exist a myriad of ways of doing this which must be carefully considered before comparing this LSTM to an LSTM with attention. The three methods investigated in this paper are visualised in ﬁgure 5.</text:p>
          </table:table-cell>
        </table:table-row>
        <table:table-row table:style-name="ro7">
          <table:table-cell office:value-type="float" office:value="1812.07699" calcext:value-type="float">
            <text:p>1812.07699</text:p>
          </table:table-cell>
          <table:table-cell office:value-type="string" calcext:value-type="string">
            <text:p>data, dataset</text:p>
          </table:table-cell>
          <table:table-cell office:value-type="float" office:value="115" calcext:value-type="float">
            <text:p>115</text:p>
          </table:table-cell>
          <table:table-cell table:number-columns-repeated="2"/>
          <table:table-cell office:value-type="string" calcext:value-type="string">
            <text:p>In this paper we propose a novel approach to FTS forecasting by combining these two ﬁelds of research. The idea is to leverage the developments in attention mechanisms to improve the performance of promising LSTM RNN architectures currently in use for FTS forecasting. The main contribution in this paper is the implementation of an LSTM that uses attention for parsing both news headlines and ﬁnancial data. The performance of this model is then compared with that of a regular LSTM without attention. This performance is then evaluated using ﬁve stocks from Kaggle’s Two Sigma dataset (17) and using various methods of data preprocessing (3).</text:p>
          </table:table-cell>
        </table:table-row>
        <table:table-row table:style-name="ro7">
          <table:table-cell office:value-type="float" office:value="1812.07699" calcext:value-type="float">
            <text:p>1812.07699</text:p>
          </table:table-cell>
          <table:table-cell office:value-type="string" calcext:value-type="string">
            <text:p>data, python</text:p>
          </table:table-cell>
          <table:table-cell office:value-type="float" office:value="116" calcext:value-type="float">
            <text:p>116</text:p>
          </table:table-cell>
          <table:table-cell table:number-columns-repeated="2"/>
          <table:table-cell office:value-type="string" calcext:value-type="string">
            <text:p>We can now move onto the implementation of the baseline LSTM. Both this baseline LSTM and the LSTM with attention were implemented within the Kaggle kernel environment in Python using the Keras library. It is worth noting here that special care was taken for sensible crosschecks. For example, the Kaggle kernel environment was set up to block the use of ‘future’ data when training, preventing look-ahead bias. Indeed, look-ahead bias is a signiﬁcant source of malpractice in the ﬁeld of FTS so was worthy of extra consideration here. In addition, all implementations closely followed existing literature from the related work discussed in section 2.</text:p>
          </table:table-cell>
        </table:table-row>
        <table:table-row table:style-name="ro18" table:visibility="filter">
          <table:table-cell office:value-type="float" office:value="1905.10934" calcext:value-type="float">
            <text:p>1905.10934</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However, how to control the HVAC systems to achieve the desired zone temperature is circumvented and not discussed. In these studies, the zone temperature dynamics are usually assumed to be linear and the problems are convex. Decentralized methods based on decoupling [22], incentive price [23] and Dantzig-Wolf decomposition [24] have been applied to solve the problems. In the other category, the control of the HVAC system is directly discussed. In this case, the thermal dynamic of each individual zone is usually nonlinear, which not only depends on its own local decision variables but also depends on those of the adjacent zones due to thermal couplings. The problem is usually very complicated and difﬁcult. In the literature, most of the existing works ignore the thermal couplings between the adjacent zones [25], [26]. In [25], a real-time decentralized algorithm based on Lyapunov optimization and some approximation techniques was proposed. In [26], to protect privacy, a decentralized method based on a multi-level virtual market was proposed. Different from the above works where the heat transfer between neighbouring thermal zones is ignored, [2], [27] regarded the heat transfer from the adjacent zone as external thermal disturbances that are measured through sensors or learned from data at the beginning of each planning horizon. To cope with the difﬁculties and challenges to solve the problem, a hierarchical distributed method was proposed, in which the original optimization problem was divided into three-level subproblems and each corresponds to a part of the global objective function. Different from those mentioned above, [28], [29] studied the steady-state temperature regulation of the HVAC system for an energy-efﬁcient building via a decentralized primal-dual gradient method while relaxing the global objective function. The problem was formulated as a</text:p>
          </table:table-cell>
        </table:table-row>
        <table:table-row table:style-name="ro19" table:visibility="filter">
          <table:table-cell office:value-type="float" office:value="1905.10934" calcext:value-type="float">
            <text:p>1905.10934</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As aforementioned, there already exist various centralized methods for control of HVAC systems. However, decentralized or distributed methods for the control of HVAC system in multi-zone buildings have not been well studied. Generally, the existing decentralized or distributed methods can be divided into two categories based on the decision variables. The ﬁrst category is mainly focused on zone temperature regulation [22]–[24]. In this category of works, the zone temperature are regarded as the decision variables. However, how to control the HVAC systems to achieve the desired zone temperature is circumvented and not discussed. In these studies, the zone temperature dynamics are usually assumed to be linear and the problems are convex. Decentralized methods based on decoupling [22], incentive price [23] and Dantzig-Wolf decomposition [24] have been applied to solve the problems. In the other category, the control of the HVAC system is directly discussed. In this case, the thermal dynamic of each individual zone is usually nonlinear, which not only depends on its own local decision variables but also depends on those of the adjacent zones due to thermal couplings. The problem is usually very complicated and difﬁcult. In the literature, most of the existing works ignore the thermal couplings between the adjacent zones [25], [26]. In [25], a real-time decentralized algorithm based on Lyapunov optimization and some approximation techniques was proposed. In [26], to protect privacy, a decentralized method based on a multi-level virtual market was proposed. Different from the above works where the heat transfer between neighbouring thermal zones is ignored, [2], [27] regarded the heat transfer from the adjacent zone as external thermal disturbances that are measured through sensors or learned from data at the beginning of each planning horizon.</text:p>
          </table:table-cell>
        </table:table-row>
        <table:table-row table:style-name="ro2">
          <table:table-cell office:value-type="float" office:value="1907.02005" calcext:value-type="float">
            <text:p>1907.02005</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A. Benchmark</text:p>
          </table:table-cell>
        </table:table-row>
        <table:table-row table:style-name="ro3">
          <table:table-cell office:value-type="float" office:value="1907.02005" calcext:value-type="float">
            <text:p>1907.02005</text:p>
          </table:table-cell>
          <table:table-cell office:value-type="string" calcext:value-type="string">
            <text:p>benchmark</text:p>
          </table:table-cell>
          <table:table-cell office:value-type="float" office:value="39" calcext:value-type="float">
            <text:p>39</text:p>
          </table:table-cell>
          <table:table-cell table:number-columns-repeated="2"/>
          <table:table-cell office:value-type="string" calcext:value-type="string">
            <text:p>21At present, many companies only provide several capacity choices for consumers. For example, Tesla Powerwall only offers ﬁxed capacity of 13.5KWh to consumers. In benchmark BMi, we let users ﬂexibly determine the capacity.</text:p>
          </table:table-cell>
        </table:table-row>
        <table:table-row table:style-name="ro3">
          <table:table-cell office:value-type="float" office:value="1907.02005" calcext:value-type="float">
            <text:p>1907.02005</text:p>
          </table:table-cell>
          <table:table-cell office:value-type="string" calcext:value-type="string">
            <text:p>benchmark</text:p>
          </table:table-cell>
          <table:table-cell office:value-type="float" office:value="68" calcext:value-type="float">
            <text:p>68</text:p>
          </table:table-cell>
          <table:table-cell table:number-columns-repeated="2"/>
          <table:table-cell office:value-type="string" calcext:value-type="string">
            <text:p>3) Beneﬁts of reducing users’ cost: In Figure 10, we show how the users’ cost and the aggregator’s proﬁt change from the LNP price ql to the OP price q(cid:63). In Figure 8, we show users’ cost reduction in our model compared with the benchmark under the price ql and q(cid:63).15</text:p>
          </table:table-cell>
        </table:table-row>
        <table:table-row table:style-name="ro6">
          <table:table-cell office:value-type="float" office:value="1907.02005" calcext:value-type="float">
            <text:p>1907.02005</text:p>
          </table:table-cell>
          <table:table-cell office:value-type="string" calcext:value-type="string">
            <text:p>benchmark</text:p>
          </table:table-cell>
          <table:table-cell office:value-type="float" office:value="106" calcext:value-type="float">
            <text:p>106</text:p>
          </table:table-cell>
          <table:table-cell table:number-columns-repeated="2"/>
          <table:table-cell office:value-type="string" calcext:value-type="string">
            <text:p>For the benchmark system for comparison, we consider a system (without virtual storage) where each user invests in a physical storage product (e.g., Tesla Powerwall) by himself. He will optimize the (ﬁxed) capacity of the physical storage, and can only use his own storage during the lifespan of the storage. Apart from the capacity cost, each user also bears the power rating cost and the operational cost by himself. User i solves an optimization problem BMi as follows to minimize his cost and determines the optimal storage size over the investment phase.</text:p>
          </table:table-cell>
        </table:table-row>
        <table:table-row table:style-name="ro7">
          <table:table-cell office:value-type="float" office:value="1907.02005" calcext:value-type="float">
            <text:p>1907.02005</text:p>
          </table:table-cell>
          <table:table-cell office:value-type="string" calcext:value-type="string">
            <text:p>benchmark</text:p>
          </table:table-cell>
          <table:table-cell office:value-type="float" office:value="106" calcext:value-type="float">
            <text:p>106</text:p>
          </table:table-cell>
          <table:table-cell table:number-columns-repeated="2"/>
          <table:table-cell office:value-type="string" calcext:value-type="string">
            <text:p>i with the day-ahead prediction load and renewable generation, and obtain the optimal decisions of the charge/discharge and the purchased virtual capacities as a benchmark. Then, given 50 realizations of the real-time load and renewable proﬁles, we also solve the users’ optimization problem UPPω i , and obtain the corresponding optimal decisions of the charge/discharge and the purchased capacity. We regard the optimal decisions under the day-ahead predicted proﬁles as the benchmark. For the optimal decisions under 50 realizations of the real-time load and renewable proﬁles, we show their maximum deviation from the benchmark in Figure 16.</text:p>
          </table:table-cell>
        </table:table-row>
        <table:table-row table:style-name="ro10">
          <table:table-cell office:value-type="float" office:value="1907.02005" calcext:value-type="float">
            <text:p>1907.02005</text:p>
          </table:table-cell>
          <table:table-cell office:value-type="string" calcext:value-type="string">
            <text:p>benchmark</text:p>
          </table:table-cell>
          <table:table-cell office:value-type="float" office:value="195" calcext:value-type="float">
            <text:p>195</text:p>
          </table:table-cell>
          <table:table-cell table:number-columns-repeated="2"/>
          <table:table-cell office:value-type="string" calcext:value-type="string">
            <text:p>We then show each user’s cost reduction in our virtualization model compared with the benchmark in Figure 11. At the LNP price ql in Figure 11(a), a user’s cost can be reduced by up to 34.7% compared with the benchmark where the user affords retailer price cr, and the cost reduction can still be up to 18.2% if the user pays the production cost cp in the benchmark. At the OP price q(cid:63) as shown in Figure 11(b), the user’s cost reduction is not signiﬁcant (up to 8.8%) if the user pays the production cost cp in the benchmark. This result is natural, as the OP price maximizes the aggregator’s proﬁt at the expense of the users’ beneﬁt. Nonetheless, compared with the user’s cost in the benchmark when user affords the retailer price cr, the user’s cost can still be reduced by up to 27.2%. Furthermore, as shown in ﬁgures, Type-1 user obtains higher</text:p>
          </table:table-cell>
        </table:table-row>
        <table:table-row table:style-name="ro13">
          <table:table-cell office:value-type="float" office:value="1907.02005" calcext:value-type="float">
            <text:p>1907.02005</text:p>
          </table:table-cell>
          <table:table-cell office:value-type="string" calcext:value-type="string">
            <text:p>benchmark</text:p>
          </table:table-cell>
          <table:table-cell office:value-type="float" office:value="224" calcext:value-type="float">
            <text:p>224</text:p>
          </table:table-cell>
          <table:table-cell table:number-columns-repeated="2"/>
          <table:table-cell office:value-type="string" calcext:value-type="string">
            <text:p>To study the impact of uncertainties in loads and renewable generations, we incorporate prediction errors in the simulations for users’ load and renewable proﬁles. Recall that we consider three types of users with seven scenarios in the simulation part of Section V. For the impact of uncertainties in loads and renewable proﬁles, we focus on one type of users and consider one scenario of the load and renewable proﬁles as the benchmark of the day-ahead prediction. Speciﬁcally, we choose Type-2 user of Scenario 1, whose (day-ahead predicted) load and renewable proﬁles are shown as the solid lines in Figure 15. We assume that the prediction error errl of the load proﬁle is characterized by the uniform distribution U (−βP ω,l [t]], where the coefﬁcient β denotes the maximum deviation range of the error errl. Thus, in the real-time operation, the load proﬁle is characterized by P ω,l [t] + errl when considering i the prediction error. Similarly, for the renewable generation, we assume that the prediction error errr is characterized by the uniform distribution U (−βP ω,r [t]). Then, in the real-time operation, the renewable generation is characterized</text:p>
          </table:table-cell>
        </table:table-row>
        <table:table-row table:style-name="ro6">
          <table:table-cell office:value-type="float" office:value="1907.02005" calcext:value-type="float">
            <text:p>1907.02005</text:p>
          </table:table-cell>
          <table:table-cell office:value-type="string" calcext:value-type="string">
            <text:p>benchmark, data</text:p>
          </table:table-cell>
          <table:table-cell office:value-type="float" office:value="126" calcext:value-type="float">
            <text:p>126</text:p>
          </table:table-cell>
          <table:table-cell table:number-columns-repeated="2"/>
          <table:table-cell office:value-type="string" calcext:value-type="string">
            <text:p>in our virtualization model. Case 2 is similar to the user’s benchmark problem BMi except that in Case 2 users will only pay for the capacity without paying for the power rating cost and operational cost. This may make the comparison between Case 1 and Case 2 more fair. To illustrate the beneﬁts of ﬂexibility in choosing virtual capacities, we focus on the realistic load and renewable generation data of Type-1 user in one week (from 2012.10.1 to 2012.10.7), as shown in Figure 9(a). We compare the user’s cost during this week in both cases under the same storage price, and show the cost reduction (in percentage) in</text:p>
          </table:table-cell>
        </table:table-row>
        <table:table-row table:style-name="ro10">
          <table:table-cell office:value-type="float" office:value="1907.02005" calcext:value-type="float">
            <text:p>1907.02005</text:p>
          </table:table-cell>
          <table:table-cell office:value-type="string" calcext:value-type="string">
            <text:p>benchmark, data</text:p>
          </table:table-cell>
          <table:table-cell office:value-type="float" office:value="173" calcext:value-type="float">
            <text:p>173</text:p>
          </table:table-cell>
          <table:table-cell table:number-columns-repeated="2"/>
          <table:table-cell office:value-type="string" calcext:value-type="string">
            <text:p>just select an example with three types of users for illustration. Furthermore, since our framework for virtual energy storage sharing is general, interested readers can also use their own data as inputs to examine the performance of the framework. 2) Benchmark: To show the performance of our virtualization model, we consider a benchmark where each user invests in a physical storage product (e.g., Tesla Powerwall) by himself. He will optimize the (ﬁxed) capacity of the physical storage, and can only use his own storage over the investment phase. Apart from the capacity cost, each user also bears the power rating cost and the operational cost by himself. Each user i’ solves an optimization problem BMi to minimize his cost and determines the storage size over the investment phase. We present the details of Problem BMi in Appendix K [11]. 3) Storage price: For the benchmark problem, we consider</text:p>
          </table:table-cell>
        </table:table-row>
        <table:table-row table:style-name="ro1" table:visibility="filter">
          <table:table-cell office:value-type="float" office:value="1907.02005" calcext:value-type="float">
            <text:p>1907.0200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technical report [11] based on the data from [10].</text:p>
          </table:table-cell>
        </table:table-row>
        <table:table-row table:style-name="ro2" table:visibility="filter">
          <table:table-cell office:value-type="float" office:value="1907.02005" calcext:value-type="float">
            <text:p>1907.0200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We refer to the residential load data from [52] and demonstrate that users’ load proﬁles can be signiﬁcantly diverse in a localized region.</text:p>
          </table:table-cell>
        </table:table-row>
        <table:table-row table:style-name="ro3" table:visibility="filter">
          <table:table-cell office:value-type="float" office:value="1907.02005" calcext:value-type="float">
            <text:p>1907.0200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47] “Electric vehicle battery cost dropped 80% in 6 years down to $227/kwh.” [Online]. Available: https://electrek.co/2017/01/30/ electric-vehicle-battery-cost-dropped-80-6-years-227kwh-tesla-190kwh [Onhttps://data.bloomberglp.com/bnef/sites/14/2017/07/</text:p>
          </table:table-cell>
        </table:table-row>
        <table:table-row table:style-name="ro5" table:visibility="filter">
          <table:table-cell office:value-type="float" office:value="1907.02005" calcext:value-type="float">
            <text:p>1907.0200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We use the electricity price data from [28], which is a monthly demand charge tariff. However, note that in users’ models, we consider a daily billing period and thus adopt the daily demand charge tariff. Under a monthly demand charge tariff, the peak power consumption is charged only once over 28-31 days (depending on which month is concerned).</text:p>
          </table:table-cell>
        </table:table-row>
        <table:table-row table:style-name="ro5" table:visibility="filter">
          <table:table-cell office:value-type="float" office:value="1907.02005" calcext:value-type="float">
            <text:p>1907.0200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 Realistic-data simulations: In Section V, we conduct the simulation using realistic load data from PG&amp;E Corporation and meteorology data from Hong Kong Observatory. We show that our model enables the aggregator to save the physical storage investment cost by 54.3% and the users to reduce energy costs by 34.7%, compared with the case where users acquire their own physical storage.</text:p>
          </table:table-cell>
        </table:table-row>
        <table:table-row table:style-name="ro5" table:visibility="filter">
          <table:table-cell office:value-type="float" office:value="1907.02005" calcext:value-type="float">
            <text:p>1907.0200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e obtain the one-year historical data, namely 366 scenarios for users’ load and renewable proﬁle jointly. As a large number of scenarios lead to a high computational complexity, we choose a smaller subset of 7 typical scenarios that can approximate the original scenario set as shown in Figure 7: Type-1 user has the peak load around noon (typical for some commercial users) and produces more wind power at night;</text:p>
          </table:table-cell>
        </table:table-row>
        <table:table-row table:style-name="ro4" table:visibility="filter">
          <table:table-cell office:value-type="float" office:value="1907.02005" calcext:value-type="float">
            <text:p>1907.0200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e simulate a system based on realistic data where users have diverse load and renewable proﬁles. We demonstrate that, as long as there are groups of users with diverse load and renewable proﬁles, our virtualization model can promote more efﬁcient use of the physical storage, offer ﬂexibility to users in the choices of virtual capacities, and reduce users’ costs compared with the case where users acquire their own physical storage.</text:p>
          </table:table-cell>
        </table:table-row>
        <table:table-row table:style-name="ro5" table:visibility="filter">
          <table:table-cell office:value-type="float" office:value="1907.02005" calcext:value-type="float">
            <text:p>1907.0200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32] ——, “Beneﬁts of using virtual energy storage system for power system frequency response,” Applied energy, vol. 194, pp. 376–385, 2017. [33] J. Kwac, J. Flora, and R. Rajagopal, “Lifestyle segmentation based on energy consumption data,” IEEE Transactions on Smart Grid, vol. 9, no. 4, pp. 2409–2418, July 2018.</text:p>
          </table:table-cell>
        </table:table-row>
        <table:table-row table:style-name="ro5" table:visibility="filter">
          <table:table-cell office:value-type="float" office:value="1907.02005" calcext:value-type="float">
            <text:p>1907.02005</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35] H. Wang and J. Huang, “Incentivizing energy trading for interconnected microgrids,” IEEE Trans. on Smart Grid, vol. PP, no. 99, pp. 1–13, 2016. [36] Y. Guo and Y. Fang, “Electricity cost saving strategy in data centers by using energy storage,” IEEE Trans. on Parallel and Distributed Systems, vol. 24, no. 6, pp. 1149–1160, 2013.</text:p>
          </table:table-cell>
        </table:table-row>
        <table:table-row table:style-name="ro4" table:visibility="filter">
          <table:table-cell office:value-type="float" office:value="1907.02005" calcext:value-type="float">
            <text:p>1907.0200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We consider the lithium-ion battery as the energy storage technology. We use realistic load data from PG&amp;E Corporation in 2012 [40] to simulate users’ load proﬁles, and we use wind speed and solar radiation data from Hong Kong Observatory [41] to calculate users’ renewable generations. To illustrate our storage virtualization model, we simulate a system with three users of different types, and choose 7 typical scenarios to approximate the original scenario set.</text:p>
          </table:table-cell>
        </table:table-row>
        <table:table-row table:style-name="ro6" table:visibility="filter">
          <table:table-cell office:value-type="float" office:value="1907.02005" calcext:value-type="float">
            <text:p>1907.02005</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1) Parameters: We consider the lithium-ion battery as the energy storage technology. We use realistic load data from PG&amp;E Corporation in 2012 [40] to characterize users’ load proﬁles, and we use wind speed and solar radiation data from Hong Kong Observatory [41] to characterize users’ renewable generations. To illustrate how our storage virtualization model works, we simulate a system as in Figure 1 with three users of different types. Type-1 user owns the local wind generation, while Type-2 and Type-3 users own solar panels (with the same capacity).14</text:p>
          </table:table-cell>
        </table:table-row>
        <table:table-row table:style-name="ro10" table:visibility="filter">
          <table:table-cell office:value-type="float" office:value="1907.02005" calcext:value-type="float">
            <text:p>1907.02005</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In order to solve the aggregator’s investment and pricing problem over the investment horizon, the aggregator needs to incorporate users’ responses across different operational horizons in the entire investment horizon. Since users’ responses depend on different operational conditions (e.g., local renewable generations and loads), we use historical data to build a set of scenarios Ω that empirically models the joint distribution of all users’ load and renewable generation proﬁles. For each operational horizon d, scenario ω ∈ Ω occurs with a probability ρω. In scenario ω, we denote user i’s load proﬁle as P ω,l [t], ∀t ∈ T } and his renewable proﬁle as P ω,r i = {P ω,r [t], ∀t ∈ T }. Each user will report a set of the threshold decisions (explained in detail later in Algorithm 1) in each operational scenario to the aggregator. Based on users’ reported information, the aggregator makes the investment and</text:p>
          </table:table-cell>
        </table:table-row>
        <table:table-row table:style-name="ro5">
          <table:table-cell office:value-type="float" office:value="1907.02005" calcext:value-type="float">
            <text:p>1907.02005</text:p>
          </table:table-cell>
          <table:table-cell office:value-type="string" calcext:value-type="string">
            <text:p>data, data available, data https</text:p>
          </table:table-cell>
          <table:table-cell office:value-type="float" office:value="16" calcext:value-type="float">
            <text:p>16</text:p>
          </table:table-cell>
          <table:table-cell table:number-columns-repeated="2"/>
          <table:table-cell office:value-type="string" calcext:value-type="string">
            <text:p>[41] “Summary of wind and solar meteorological data in hong kong.”</text:p>
          </table:table-cell>
        </table:table-row>
        <table:table-row table:style-name="ro5">
          <table:table-cell office:value-type="float" office:value="1907.02005" calcext:value-type="float">
            <text:p>1907.02005</text:p>
          </table:table-cell>
          <table:table-cell office:value-type="string" calcext:value-type="string">
            <text:p>data, data available, data https</text:p>
          </table:table-cell>
          <table:table-cell office:value-type="float" office:value="20" calcext:value-type="float">
            <text:p>20</text:p>
          </table:table-cell>
          <table:table-cell table:number-columns-repeated="2"/>
          <table:table-cell office:value-type="string" calcext:value-type="string">
            <text:p>[44] “Data of vritual storage sharing.” [Online]. Available: https://drive.</text:p>
          </table:table-cell>
        </table:table-row>
        <table:table-row table:style-name="ro5">
          <table:table-cell office:value-type="float" office:value="1907.02005" calcext:value-type="float">
            <text:p>1907.02005</text:p>
          </table:table-cell>
          <table:table-cell office:value-type="string" calcext:value-type="string">
            <text:p>data, data https</text:p>
          </table:table-cell>
          <table:table-cell office:value-type="float" office:value="73" calcext:value-type="float">
            <text:p>73</text:p>
          </table:table-cell>
          <table:table-cell table:number-columns-repeated="2"/>
          <table:table-cell office:value-type="string" calcext:value-type="string">
            <text:p>Hao Wang Hao Wang (M’16) is a Postdoctoral Scholar at Stanford University. He received his Ph.D. from The Chinese University of Hong Kong and has been a Washington Research Foundation Innovation Fellow at University of Washington, Seattle. His main research interests are in the optimization, machine learning, and data analytics of power and energy systems. More information at https://web.stanford.edu/ haowang6/.</text:p>
          </table:table-cell>
        </table:table-row>
        <table:table-row table:style-name="ro4">
          <table:table-cell office:value-type="float" office:value="1907.02005" calcext:value-type="float">
            <text:p>1907.02005</text:p>
          </table:table-cell>
          <table:table-cell office:value-type="string" calcext:value-type="string">
            <text:p>data, dataset</text:p>
          </table:table-cell>
          <table:table-cell office:value-type="float" office:value="94" calcext:value-type="float">
            <text:p>94</text:p>
          </table:table-cell>
          <table:table-cell table:number-columns-repeated="2"/>
          <table:table-cell office:value-type="string" calcext:value-type="string">
            <text:p>Type-2 and Type-3 users have the peak load in the morning and evening (typical for residential users), and their solar power reaches peak supply around noon. For more details regarding the data of renewable generation and load, we include them in the online dataset [44]. For other parameters of electricity bill and energy storage, we present them in Appendix K [11]. Note that we do not make any assumptions on the correlation between users’ load proﬁles and renewable generations; we</text:p>
          </table:table-cell>
        </table:table-row>
        <table:table-row table:style-name="ro4">
          <table:table-cell office:value-type="float" office:value="1907.02005" calcext:value-type="float">
            <text:p>1907.02005</text:p>
          </table:table-cell>
          <table:table-cell office:value-type="string" calcext:value-type="string">
            <text:p>data, dataset provided</text:p>
          </table:table-cell>
          <table:table-cell office:value-type="float" office:value="77" calcext:value-type="float">
            <text:p>77</text:p>
          </table:table-cell>
          <table:table-cell table:number-columns-repeated="2"/>
          <table:table-cell office:value-type="string" calcext:value-type="string">
            <text:p>Speciﬁcally, we acquired residential load data from [52], which is provided by the Pecan Street Smart Grid Demonstration Program [10]. Over 1000 households in the Mueller community of Austin, Texas, U.S., participated in the program and shared their electricity consumption data with the project. We take the hourly load proﬁles of four different households on January 1, 2017 as an illustrative example to show diverse</text:p>
          </table:table-cell>
        </table:table-row>
        <table:table-row table:style-name="ro15">
          <table:table-cell office:value-type="float" office:value="1907.02005" calcext:value-type="float">
            <text:p>1907.02005</text:p>
          </table:table-cell>
          <table:table-cell office:value-type="string" calcext:value-type="string">
            <text:p>dataset</text:p>
          </table:table-cell>
          <table:table-cell office:value-type="float" office:value="306" calcext:value-type="float">
            <text:p>306</text:p>
          </table:table-cell>
          <table:table-cell table:number-columns-repeated="2"/>
          <table:table-cell office:value-type="string" calcext:value-type="string">
            <text:p>The appendices below provide the proofs of our main results, as well as algorithms and simulation setup used in the main body of the paper. Speciﬁcally, Appendix A provides equivalent reformulations of Problems UPω i , which allows us to apply results in Appendix B from parametric linear programming. The results in Appendices A and B will be used to in Appendix C for the proof of Proposition 1 as well as in Appendix D for Algorithm 3. Furthermore, Appendix F introduces the Maximum Theorem, which will be used in Appendix G for the proof of Theorem 1 as well as in Appendix I for the proof of Proposition 3. Based on the proof of Theorem 1 in Appendix G, we present Algorithm 4 in Appendix H. In addition, we prove Proposition 2 in Appendix E. We give the formulation and the solution method for ﬁnding the zeroproﬁt price in Appendix J. We present the simulation setup in Appendix K and the daily capital recovery factor in Appendix L. In Appendix M, N, and P, we show more simulation results based on the simulation settings in Section V of the main text. In Appendix M, we conduct simulation for the case where one user has no renewable generation while the other two users have solar energy. In Appendix N, we conduct simulation to discuss the impact of the uncertainty of the load and renewable generation on users’ decisions. In Appendix P, we numerically demonstrate that our storage virtualization model can lead to a peak load reduction in the system. Finally, in Appendix O, we refer to a residential load dataset to show the diversity of load proﬁles in a local community.</text:p>
          </table:table-cell>
        </table:table-row>
        <table:table-row table:style-name="ro2">
          <table:table-cell office:value-type="float" office:value="1907.10864" calcext:value-type="float">
            <text:p>1907.10864</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We then compare our proposed algorithms to the following benchmark schemes:</text:p>
          </table:table-cell>
        </table:table-row>
        <table:table-row table:style-name="ro2">
          <table:table-cell office:value-type="float" office:value="1907.10864" calcext:value-type="float">
            <text:p>1907.10864</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superior performance over the other two benchmark schemes. Additionally, the performance gap</text:p>
          </table:table-cell>
        </table:table-row>
        <table:table-row table:style-name="ro2">
          <table:table-cell office:value-type="float" office:value="1907.10864" calcext:value-type="float">
            <text:p>1907.10864</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range of M , and both of them signiﬁcantly outperform the other two benchmark schemes. The</text:p>
          </table:table-cell>
        </table:table-row>
        <table:table-row table:style-name="ro2">
          <table:table-cell office:value-type="float" office:value="1907.10864" calcext:value-type="float">
            <text:p>1907.10864</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the other benchmark schemes. It is interesting to observe that the WSR achieved by the proposed</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Individual data rate under two sets of weights.</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data rate of the kth user in the lth cell is given by</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original problem into an equivalent one by exploiting the equivalence between the data</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n the following, we exploit the relationship between the data rate and the mean-square error</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ultiple data streams can be transmitted simultaneously, which boost the throughput. Therefore, in</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emphasized that compared to the model in Section II, the data should be shared among multiple</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or higher data rates driven by emerging applications such as augmented reality (AR) and virtual</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Network MIMO, where the data streams of all the users should be exchanged. By contrast, only</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users, for the case of unequal weights, a more balanced data rate distribution can be achieved</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re illustrated. For the case of the equal weights, the ﬁrst user and the third user have higher data</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data to each user. In this scenario, the antennas of all BSs form a giant antenna array and jointly</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of data streams of d = 2, number of reﬂection elements of M = 50, maximum BS power of</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n, the achievable data rate (nat/s/Hz) of the kth user in the lth cell is given by [4]</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 CSI has to be shared among the BSs, the amount of which is much lower than that of the data.</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0.85, ω3 = 0.3, ω4 = 0.7. In Fig. 11, the individual data rates achieved under two sets of weights</text:p>
          </table:table-cell>
        </table:table-row>
        <table:table-row table:style-name="ro1" table:visibility="filter">
          <table:table-cell office:value-type="float" office:value="1907.10864" calcext:value-type="float">
            <text:p>1907.1086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ata rate expression, the techniques conceived in [15]–[23], [27]–[30] cannot be directly applied.</text:p>
          </table:table-cell>
        </table:table-row>
        <table:table-row table:style-name="ro3" table:visibility="filter">
          <table:table-cell office:value-type="float" office:value="1907.10864" calcext:value-type="float">
            <text:p>1907.1086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ere sl,k is the (d × 1)-element symbol vector transmitted to the kth user in its cell, satisfying E (cid:2)sl,ksH = 0, for {l, k} (cid:54)= {i, j}, and Fl,k ∈ CNt×d is the linear TPC matrix used by the lth BS for transmitting its data vector sl,k to the kth user. The baseband channels</text:p>
          </table:table-cell>
        </table:table-row>
        <table:table-row table:style-name="ro1">
          <table:table-cell office:value-type="float" office:value="1908.06637" calcext:value-type="float">
            <text:p>1908.06637</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Figure 2: Pocket Code’s UI.</text:p>
          </table:table-cell>
        </table:table-row>
        <table:table-row table:style-name="ro2">
          <table:table-cell office:value-type="float" office:value="1908.06637" calcext:value-type="float">
            <text:p>1908.06637</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Keywords: Computer Science Education, Digital Literacy, Technology Enhanced Learning, MOOC, Pocket Code</text:p>
          </table:table-cell>
        </table:table-row>
        <table:table-row table:style-name="ro3">
          <table:table-cell office:value-type="float" office:value="1908.06637" calcext:value-type="float">
            <text:p>1908.06637</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The goal of the lecture was to create a playful and easy entry point into the world of programming and to create a personalised gaming app with the Pocket Code tool. This interactive lecture combined several concepts, e.g.,</text:p>
          </table:table-cell>
        </table:table-row>
        <table:table-row table:style-name="ro5">
          <table:table-cell office:value-type="float" office:value="1908.06637" calcext:value-type="float">
            <text:p>1908.06637</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After the completion of the MOOC, students will have the possibility to attend an one week lecture (2 hours per day) in September 2019, with the goal to do programming lessons together, ask questions and to work on their final submission (i.e., the Pocket Code gaming app) at the end of September 2019. This concept is very similar to the previous described Get-Fit-In-Math-MOOC (see Section 2.1)</text:p>
          </table:table-cell>
        </table:table-row>
        <table:table-row table:style-name="ro7">
          <table:table-cell office:value-type="float" office:value="1908.06637" calcext:value-type="float">
            <text:p>1908.06637</text:p>
          </table:table-cell>
          <table:table-cell office:value-type="string" calcext:value-type="string">
            <text:p>code</text:p>
          </table:table-cell>
          <table:table-cell office:value-type="float" office:value="127" calcext:value-type="float">
            <text:p>127</text:p>
          </table:table-cell>
          <table:table-cell table:number-columns-repeated="2"/>
          <table:table-cell office:value-type="string" calcext:value-type="string">
            <text:p>In January 2019, we started to design a MOOC with the title “Get FIT in Computer Science”, which is based on the experiences and feedback gained from the obligatory lecture “Design your own App” and follows the ideas of the MOOC created for Math. It will provide a general introduction to the field of CS and programming. Besides videos, the MOOC will include interactive exercises and programming tasks, where beginners are supposed to apply game design strategies by using Pocket Code. The MOOC will be launched on August 5th, 2019 on iMooX.at and will consist of seven modules, which are presented in Figure 4. Course registration is already open: https://imoox.at/mooc/go/Info-Fit19</text:p>
          </table:table-cell>
        </table:table-row>
        <table:table-row table:style-name="ro12">
          <table:table-cell office:value-type="float" office:value="1908.06637" calcext:value-type="float">
            <text:p>1908.06637</text:p>
          </table:table-cell>
          <table:table-cell office:value-type="string" calcext:value-type="string">
            <text:p>code</text:p>
          </table:table-cell>
          <table:table-cell office:value-type="float" office:value="187" calcext:value-type="float">
            <text:p>187</text:p>
          </table:table-cell>
          <table:table-cell table:number-columns-repeated="2"/>
          <table:table-cell office:value-type="string" calcext:value-type="string">
            <text:p>A critical approach to new technologies requires a general understanding of the logical and technical aspects behind them. However, European school systems are mostly concerned with Digital Literacy and Information and Communication Technology (ICT) as a supporting context-free medium/technology to enhance learning.” (CECE, 2017). On the one hand, pupils should learn how to operate a computer in an efficient way, with a focus on standard software tools and services of the World Wide Web. On the other hand, CS is more than just using the computer as a tool. It is a “distinct scientific discipline” that plays an insignificant and insufficient role in the school curricula of most European school systems (ibid.). Consequently, CS remains a great unknown for many pupils worldwide. The “Hour of Code”, a global event organized by the non-profit organization Code.org, is one example of many initiatives with the goal, to help people, especially children and teenager, to understand the fundamental concepts of CS.</text:p>
          </table:table-cell>
        </table:table-row>
        <table:table-row table:style-name="ro9">
          <table:table-cell office:value-type="float" office:value="1908.06637" calcext:value-type="float">
            <text:p>1908.06637</text:p>
          </table:table-cell>
          <table:table-cell office:value-type="string" calcext:value-type="string">
            <text:p>code</text:p>
          </table:table-cell>
          <table:table-cell office:value-type="float" office:value="204" calcext:value-type="float">
            <text:p>204</text:p>
          </table:table-cell>
          <table:table-cell table:number-columns-repeated="2"/>
          <table:table-cell office:value-type="string" calcext:value-type="string">
            <text:p>New technologies and tools influenced the ways of learning and teaching in the 21st century (Kahn, 2017). Game Development-based approaches could be easily applied with block-based visual oriented programming tools, (https://snap.berkeley.edu/), or AppInventor (http://appinventor.mit.edu). These tools have all had very similar goals: they focus on younger learners, support novices in their ﬁrst programming steps, and provide a block-based visual-oriented programming language which allows students to recognize blocks instead of recalling syntax (Tumlin, 2017). In 2010, the Catrobat team (https://catrobat.org) at TU Graz started to develop an educational app with the purpose of showing teenagers an interesting and engaging tool for learning programming. One of our apps is Pocket Code (free on Google Play: https://catrob.at/pc and iTunes: https://catrob.at/iosPC), a visual programming language environment that allows the creation of games, stories, animations, and many types of other apps directly on smartphones or tablets. With the use of simple graphic blocks, users can create apps directly on the mobile phone, see Figure 2.</text:p>
          </table:table-cell>
        </table:table-row>
        <table:table-row table:style-name="ro13">
          <table:table-cell office:value-type="float" office:value="1908.06637" calcext:value-type="float">
            <text:p>1908.06637</text:p>
          </table:table-cell>
          <table:table-cell office:value-type="string" calcext:value-type="string">
            <text:p>code</text:p>
          </table:table-cell>
          <table:table-cell office:value-type="float" office:value="241" calcext:value-type="float">
            <text:p>241</text:p>
          </table:table-cell>
          <table:table-cell table:number-columns-repeated="2"/>
          <table:table-cell office:value-type="string" calcext:value-type="string">
            <text:p>Students had 10 units at one hour each. All lectures followed a similar structure. At the beginning, they received a 30-minute lecture explaining theoretical input (e.g., history of CS, game design principles, etc.) followed by a 15-minute hands-on activity with Pocket Code (kind of “small challenges”). At the end, voluntary students were able to present their challenge. From unit to unit, they received a small homework example to be completed in Pocket Code. After unit four, the groups for the final projects were formed (students with different majors were assigned randomly to groups of two). For the final project, students could choose three out of four tasks: 1) create a short video (who are you? what is your project about?), 2) design your own gaming app with Pocket Code (this task was mandatory), 3) share your knowledge (teach Pocket Code to someone from our main target group: teenagers between 11-17 years old), and 4) write a report, e.g., a lesson plan to integrate Pocket Code in school classes or a “lesson learnt” review. For task 2 - the app - the student had to fulfill the following requirements (Spieler and Slany, 2018):</text:p>
          </table:table-cell>
        </table:table-row>
        <table:table-row table:style-name="ro18">
          <table:table-cell office:value-type="float" office:value="1908.06637" calcext:value-type="float">
            <text:p>1908.06637</text:p>
          </table:table-cell>
          <table:table-cell office:value-type="string" calcext:value-type="string">
            <text:p>code</text:p>
          </table:table-cell>
          <table:table-cell office:value-type="float" office:value="346" calcext:value-type="float">
            <text:p>346</text:p>
          </table:table-cell>
          <table:table-cell table:number-columns-repeated="2"/>
          <table:table-cell office:value-type="string" calcext:value-type="string">
            <text:p>Even if companies want to hire women in technology, the number of women who enter these fields is remarkably low. In high schools, most teenagers acquire only low-level skills in CS. Thus, they may never understand the fundamental concepts of CS, have unrealistic expectations or preconceptions, and are influenced by stereotype-based expectations. Consequently, many teenagers exclude computing as a career path. In this research study, we present two promising concepts to overcome these challenges. First, we consider alternative paths to enter the field of CS. In 2018, a voluntary lecture “Design your own app” at the University of Graz for students of all degree programs was introduced. In total, 202 students participated. We applied a Game Development-Based Learning (GDBL) approach with the visual coding tool Pocket Code, a mobile app developed at Graz University of Technology. The students were supposed to create simple games directly on smartphones. The course received positive evaluations and led to our second concept; In January 2019, we started to design a MOOC (Massive Open Online Course) with the title “Get FIT in Computer Science”. The MOOC will be launched in August 2019 on the platform iMooX.at and will provide a general introduction to the field of CS. For exercises and the final submission, the students need to apply game design strategies by using Pocket Code. The MOOC has several target groups. First, this course can be used to encourage young women who have little to no previous knowledge in CS. Second, it should help all teenagers to get a more realistic picture of CS to its basic concepts. Third, teachers can use the course materials to lead high school classes (Open Educational Resources). Finally, the MOOC can be accessed by everyone interested in this topic, thus students of other majors can acquire CS skills.</text:p>
          </table:table-cell>
        </table:table-row>
        <table:table-row table:style-name="ro18">
          <table:table-cell office:value-type="float" office:value="1908.06637" calcext:value-type="float">
            <text:p>1908.06637</text:p>
          </table:table-cell>
          <table:table-cell office:value-type="string" calcext:value-type="string">
            <text:p>code</text:p>
          </table:table-cell>
          <table:table-cell office:value-type="float" office:value="348" calcext:value-type="float">
            <text:p>348</text:p>
          </table:table-cell>
          <table:table-cell table:number-columns-repeated="2"/>
          <table:table-cell office:value-type="string" calcext:value-type="string">
            <text:p>Abstract: Knowledge in Computer Science (CS) is essential, and companies have increased their demands for CS professionals. Despite this, many jobs remain unﬁlled. Furthermore, employees with computational thinking (CT) skills are required, even if they are not actual technicians. Moreover, the gender disparity in technology related ﬁelds is a serious problem. Even if companies want to hire women in technology, the number of women who enter these fields is remarkably low. In high schools, most teenagers acquire only low-level skills in CS. Thus, they may never understand the fundamental concepts of CS, have unrealistic expectations or preconceptions, and are influenced by stereotype-based expectations. Consequently, many teenagers exclude computing as a career path. In this research study, we present two promising concepts to overcome these challenges. First, we consider alternative paths to enter the field of CS. In 2018, a voluntary lecture “Design your own app” at the University of Graz for students of all degree programs was introduced. In total, 202 students participated. We applied a Game Development-Based Learning (GDBL) approach with the visual coding tool Pocket Code, a mobile app developed at Graz University of Technology. The students were supposed to create simple games directly on smartphones. The course received positive evaluations and led to our second concept; In January 2019, we started to design a MOOC (Massive Open Online Course) with the title “Get FIT in Computer Science”. The MOOC will be launched in August 2019 on the platform iMooX.at and will provide a general introduction to the field of CS. For exercises and the final submission, the students need to apply game design strategies by using Pocket Code. The MOOC has several target groups. First, this course can be used to encourage young women who have little to no previous knowledge in CS.</text:p>
          </table:table-cell>
        </table:table-row>
        <table:table-row table:style-name="ro6" table:visibility="filter">
          <table:table-cell office:value-type="float" office:value="1908.06637" calcext:value-type="float">
            <text:p>1908.066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Computer Science for all”: Concepts to engage teenagers and nonCS students in technology Bernadette Spieler1, Maria Grandl2, Martin Ebner3, Wolfgang Slany1 1Graz University of Technology, Institute of Software Technology, Graz, Austria 2Graz University of Technology, Institute of Interactive Systems and Data Science, Graz, Austria 3Graz University of Technology, Department Educational Technology, Graz, Austria bernadette.spieler@ist.tugraz.at maria.grandl@tugraz.at <text:s/>martin.ebner@tugraz.at <text:s/>wolfgang.slany@tugraz.at</text:p>
          </table:table-cell>
        </table:table-row>
        <table:table-row table:style-name="ro15" table:visibility="filter">
          <table:table-cell office:value-type="float" office:value="1908.06637" calcext:value-type="float">
            <text:p>1908.06637</text:p>
          </table:table-cell>
          <table:table-cell office:value-type="string" calcext:value-type="string">
            <text:p>data</text:p>
          </table:table-cell>
          <table:table-cell office:value-type="float" office:value="323" calcext:value-type="float">
            <text:p>323</text:p>
          </table:table-cell>
          <table:table-cell table:number-columns-repeated="2"/>
          <table:table-cell office:value-type="string" calcext:value-type="string">
            <text:p>On the other hand, degree courses in computer science have very high drop-out rates (European Commission, 2015). There are many reasons why students drop out of university, but this report pointing out that students who have no previous knowledge in CS are more likely to drop out in comparison to students who already have programming experience and a basic understanding of the important concepts of CS. In addition, data from European Statistics Eurostat (2019) confirm a low percentage of female students in studies related to Information and Communication Technologies (ICT). In Austria, the percentage is only about 14%, which is even lower than the EU average (17%), but higher than the share of women in ICT studies in Luxembourg (10%), Belgium (8%) and in the Netherlands (6%). Female students who decide to enter the field of ICT or CS are then confronted with various challenges and prejustices. During the study of CS, an already homogeneous group of male students tends to become more and more similar, or rather, those who have a different mindset tend to drop out. In STEM (Science, Technology, Engineering and Math’s) subjects in Austria, all male and female students in bachelor programs have the same success rates of about one third (Binder et al., 2017). However, more men (16%) further enrol for a graduate study (master’s or doctoral program) than women (10%). Degree programs of other, non-STEM ﬁelds are more likely to be completed by women. Here, it is apparent that the higher the proportion of women in a subject, the more frequently women complete their</text:p>
          </table:table-cell>
        </table:table-row>
        <table:table-row table:style-name="ro17" table:visibility="filter">
          <table:table-cell office:value-type="float" office:value="1908.06637" calcext:value-type="float">
            <text:p>1908.06637</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IT specialists are needed worldwide in order for businesses to be competitive in science and technology. Thus, there is a growing demand for IT professionals (Cuff, 2015). On the one hand, the enrolment of students in Computer Science (CS) programs according to Informatics Europe (2015) in European countries in general has slightly increased. On the other hand, degree courses in computer science have very high drop-out rates (European Commission, 2015). There are many reasons why students drop out of university, but this report pointing out that students who have no previous knowledge in CS are more likely to drop out in comparison to students who already have programming experience and a basic understanding of the important concepts of CS. In addition, data from European Statistics Eurostat (2019) confirm a low percentage of female students in studies related to Information and Communication Technologies (ICT). In Austria, the percentage is only about 14%, which is even lower than the EU average (17%), but higher than the share of women in ICT studies in Luxembourg (10%), Belgium (8%) and in the Netherlands (6%). Female students who decide to enter the field of ICT or CS are then confronted with various challenges and prejustices. During the study of CS, an already homogeneous group of male students tends to become more and more similar, or rather, those who have a different mindset tend to drop out. In STEM (Science, Technology, Engineering and Math’s) subjects in Austria, all male and female students in bachelor programs have the same success rates of about one third (Binder et al., 2017). However, more men (16%) further enrol for a graduate study (master’s or doctoral program) than women (10%).</text:p>
          </table:table-cell>
        </table:table-row>
        <table:table-row table:style-name="ro5">
          <table:table-cell office:value-type="float" office:value="1908.06637" calcext:value-type="float">
            <text:p>1908.06637</text:p>
          </table:table-cell>
          <table:table-cell office:value-type="string" calcext:value-type="string">
            <text:p>data, data available, data https</text:p>
          </table:table-cell>
          <table:table-cell office:value-type="float" office:value="18" calcext:value-type="float">
            <text:p>18</text:p>
          </table:table-cell>
          <table:table-cell table:number-columns-repeated="2"/>
          <table:table-cell office:value-type="string" calcext:value-type="string">
            <text:p>Key Data 2009-2014. [online] Available at: http://www.informaticseurope.org/images/documents/informatics-education-europe-data-2009-2014.pdf. Last access: 05.04.2019</text:p>
          </table:table-cell>
        </table:table-row>
        <table:table-row table:style-name="ro5">
          <table:table-cell office:value-type="float" office:value="1908.06637" calcext:value-type="float">
            <text:p>1908.06637</text:p>
          </table:table-cell>
          <table:table-cell office:value-type="string" calcext:value-type="string">
            <text:p>download</text:p>
          </table:table-cell>
          <table:table-cell office:value-type="float" office:value="43" calcext:value-type="float">
            <text:p>43</text:p>
          </table:table-cell>
          <table:table-cell table:number-columns-repeated="2"/>
          <table:table-cell office:value-type="string" calcext:value-type="string">
            <text:p>The Same Boat? Report by The Committee on European Computing Education (CECE). Jointly established by Informatics Europe &amp; ACM Europe. [online] Available at: https://www.informaticseurope.org/component/phocadownload/category/10-reports.html?download=60:cece-report. Last access: 16.05.2019</text:p>
          </table:table-cell>
        </table:table-row>
        <table:table-row table:style-name="ro2" table:visibility="filter">
          <table:table-cell office:value-type="float" office:value="1910.06838" calcext:value-type="float">
            <text:p>1910.06838</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 D. Wang and C. Li are also with CSIRO’s Data 61, Australia; • D. Wang and C. Li contributed equally to this paper.</text:p>
          </table:table-cell>
        </table:table-row>
        <table:table-row table:style-name="ro3" table:visibility="filter">
          <table:table-cell office:value-type="float" office:value="1910.06838" calcext:value-type="float">
            <text:p>1910.0683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2] X. Li and J. She. Collaborative variational autoencoder for recIn Proceedings of the 23rd ACM SIGKDD ommender systems. international conference on knowledge discovery and data mining, pages 305–314. ACM, 2017.</text:p>
          </table:table-cell>
        </table:table-row>
        <table:table-row table:style-name="ro2" table:visibility="filter">
          <table:table-cell office:value-type="float" office:value="1910.06838" calcext:value-type="float">
            <text:p>1910.0683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3] J. Liu, F. Chen, J. Yan, and D. Wang. Cbn-vae: A data compression model with efﬁcient convolutional structure for wireless sensor networks. Sensors (Basel, Switzerland), 19(16), 2019.</text:p>
          </table:table-cell>
        </table:table-row>
        <table:table-row table:style-name="ro3" table:visibility="filter">
          <table:table-cell office:value-type="float" office:value="1910.06838" calcext:value-type="float">
            <text:p>1910.06838</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Notice that minimising the second term in the cost function is actually minimising the reconstruction error of the VAE. In practice, the VAE encoder determines the mean µ and the variance δ2 of N (µ, δ), and the decoder takes latent variables z sampled from N (µ, δ) and then generate data examples.</text:p>
          </table:table-cell>
        </table:table-row>
        <table:table-row table:style-name="ro3" table:visibility="filter">
          <table:table-cell office:value-type="float" office:value="1910.06838" calcext:value-type="float">
            <text:p>1910.06838</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 D. Wang, C. Li, S. Wen, and Y. Xiang are with School of Software and Electrical Engineering, Swinburne University of Technology, Hawthorn, VIC 3122, Australia; E-mail: {deruiwang, chaoranli, swen, yxiang}@swin.edu.au; S. Nepal is with CSIRO’s Data 61, Australia; E-mail:surya.nepal@data61.csiro.au;</text:p>
          </table:table-cell>
        </table:table-row>
        <table:table-row table:style-name="ro4" table:visibility="filter">
          <table:table-cell office:value-type="float" office:value="1910.06838" calcext:value-type="float">
            <text:p>1910.06838</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According to the deﬁnition of the problem in Section 4.1, the attacker acts as an insider who designs and plants malicious generative models into the victim model pipeline prior to the development of the model. Here we discuss possible adaptive defence means towards two scenarios. In the ﬁrst scenario, the attacker secretly inserts a malicious VAE between input data and a classiﬁer. In the second scenario, the attacker replaces a VAE decoder of a VAEclassiﬁer structured model to the MVD .</text:p>
          </table:table-cell>
        </table:table-row>
        <table:table-row table:style-name="ro5" table:visibility="filter">
          <table:table-cell office:value-type="float" office:value="1910.06838" calcext:value-type="float">
            <text:p>1910.06838</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Deﬁnition 1: Given a victim model f , a benign input example x, the problem of man-in-the-middle attack can be interpreted as f (gθ(x)) (cid:54)= f (x). Herein gθ is an adversarial transformation in between the input and the model. Otherwise, the attacker cannot alter x by any form of data injection. The attacker’s objective is to ﬁnd the best θ that results in the adversarial consequence (i.e., misclassiﬁcation).</text:p>
          </table:table-cell>
        </table:table-row>
        <table:table-row table:style-name="ro6" table:visibility="filter">
          <table:table-cell office:value-type="float" office:value="1910.06838" calcext:value-type="float">
            <text:p>1910.06838</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If the victim model has a VAE-classiﬁer structure, the VAE inputs might not be accessed by the classiﬁer. For instance, VAE encoder and decoder have been used for compressing data in sensor networks [23]. A data receiver, in this case, cannot obtain the inputs to the encoder. Henceforth, simultaneously monitoring the classiﬁcation results on the input and the output from the VAE might not be an applicable defence. The proactive defence methods applied to the classiﬁer can partially foil adversarial attacks. However, they still suffer from white-box adversaries.</text:p>
          </table:table-cell>
        </table:table-row>
        <table:table-row table:style-name="ro7" table:visibility="filter">
          <table:table-cell office:value-type="float" office:value="1910.06838" calcext:value-type="float">
            <text:p>1910.06838</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n this paper, We propose a Malicious VAE Decoder (MVD) for generating adversarial examples of DNN classiﬁers. First, the MVD can be used together with VAE encoders as a generative model that produce data-agnostic adversarial examples in real-time. Second, in VAE-classiﬁer structured machine learning systems, the MVD can decode the input data examples of benign black-box VAE encoders to their adversarial counterparts. In both cases, the evaluation results suggest that the MVD can produce adversarial examples that lead to misclassiﬁcation of the DNN classiﬁers with high success rates. This enhances the adaptability of MitM adversaries.</text:p>
          </table:table-cell>
        </table:table-row>
        <table:table-row table:style-name="ro7" table:visibility="filter">
          <table:table-cell office:value-type="float" office:value="1910.06838" calcext:value-type="float">
            <text:p>1910.06838</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trained 10 MVD targeting at different data categories, in the black-box-encoder setting and the white-box setting, respectively. We then recorded the minimum, mean, and maximum of the MVD attack success rates against the victim classiﬁer in Table 5. In both the black-box-encoder and double-white-box settings, the MVD attacks achieved above 95% minimal success rate. Moreover, the black-box encoder barely affected the attack success rate. We also compared the performance of all the four attacks on random misclassiﬁcation targets. We plotted their success rates in Figure 12. It could be observed that, on both MNIST</text:p>
          </table:table-cell>
        </table:table-row>
        <table:table-row table:style-name="ro6" table:visibility="filter">
          <table:table-cell office:value-type="float" office:value="1910.06838" calcext:value-type="float">
            <text:p>1910.06838</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A VAE contains an encoder and a decoder parameterised by φ and θ, respectively. Given a set X of data examples, the VAE maximises the log-likelihood log p(x), x ∈ X based on observations. The encoder portion of the VAE models a posterior pφ(z|x) of latent variables z conditioning on x. Suppose the real conditional probability of the latent variable z obeys a distribution pd(z|x). The objective of the VAE encoder is thus to minimise the distance between pφ(z|x) and pd(z|x). The distance is measured by the KullbackLeibler (KL) divergence between pφ(z|x) and pd(z|x), that is:</text:p>
          </table:table-cell>
        </table:table-row>
        <table:table-row table:style-name="ro8" table:visibility="filter">
          <table:table-cell office:value-type="float" office:value="1910.06838" calcext:value-type="float">
            <text:p>1910.06838</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To study the above research questions, in this paper, we design a Malicious Variational Decoder (MVD) which can be concatenated to arbitrary VAE encoders to generate adversarial examples of benign inputs of the VAE encoders. The MVD is ﬂexible as an MitM adversary. The MVD can either be used together with a VAE encoder to generate adversarial examples in real-time against DNN classiﬁers, or it can replace the decoders in DNN-based systems with a VAE-classiﬁer structure (e.g. classiﬁers collecting data by wireless sensor networks [23]) to maliciously decode the output from benign VAE encoders. To the best of our knowledge, we make the ﬁrst attempt towards crafting adversarial examples using VAEs. We summarise our contributions as follows:</text:p>
          </table:table-cell>
        </table:table-row>
        <table:table-row table:style-name="ro7" table:visibility="filter">
          <table:table-cell office:value-type="float" office:value="1910.06838" calcext:value-type="float">
            <text:p>1910.06838</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In this study, we ﬁrst study using VAE to transform benign inputs into adversarial ones. Second, we consider MitM attacks against applications that have a VAE-classiﬁer structure. That is, a VAE is inserted between the raw input data and a classiﬁer. This structure can often be seen in applications such as data denoising [8], [38] anomaly detection [2], and collaborative feature extraction [22]. To minimise the changes that need to be made by the attacker, we suppose that the attacker can only alter the parameters of the decoder to result in misclassiﬁcation of the classiﬁer. The encoder eφ parameterised by φ is kept benign, and it conventionally encodes the inputs into the latent space.</text:p>
          </table:table-cell>
        </table:table-row>
        <table:table-row table:style-name="ro8" table:visibility="filter">
          <table:table-cell office:value-type="float" office:value="1910.06838" calcext:value-type="float">
            <text:p>1910.0683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For an MitM adversary, the aforementioned methods for crafting adversarial examples are not practically sound. First, these attacks are one-off, which means that the adversarial perturbations or the learnt experience cannot be directly applied on new examples to make them adversarial (i.e., the attacks are not data-agnostic). Second, instead of initialising cold-start attacks, these methods require the attacker to query the victim model multiple times beforehand. In practice, it might be impossible to query the victim model without alerting defences [32]. There are attempts to craft universal perturbations to address the problems [27]. Otherwise, generative models such as Generative Adversarial Networks (GANs) have been trained to produce adversarial counterparts of benign inputs. Variational Auto-Encoder</text:p>
          </table:table-cell>
        </table:table-row>
        <table:table-row table:style-name="ro8" table:visibility="filter">
          <table:table-cell office:value-type="float" office:value="1910.06838" calcext:value-type="float">
            <text:p>1910.06838</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when pφ(z|x) is the same with p(z). In other words, this posterior collapse property of VAEs suggests that, the generator is encoder-agnostic if the encoder can perfectly model p(z). Minimising the KL divergence between pφ(z|x) and p(z) during training VAEs actually decreases the dependency between VAE generators and VAE encoders.However, in practice, the KL divergence should not be reduced to 0. Otherwise, the VAE falls into a posterior collapse problem. That is, the VAE becomes inexpressive and cannot reconstruct data examples. Therefore, in practice, the MVD should estimate the mean and the variance of the encoded distributions. Otherwise, the MVD cannot correctly decode the output from black-box encoders.</text:p>
          </table:table-cell>
        </table:table-row>
        <table:table-row table:style-name="ro10" table:visibility="filter">
          <table:table-cell office:value-type="float" office:value="1910.06838" calcext:value-type="float">
            <text:p>1910.06838</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Machine Learning (ML) tasks. However, compared to other ML models, DNNs are more vulnerable towards adversarial attacks such as adversarial examples [13] and back-door attacks [17]. As one major threat to ML security, the problem of adversarial example was ﬁrst investigated in [34]. Adversarial examples denote data examples that are quasi-imperceptibly perturbed to achieve particular adversarial objectives (e.g., misclassiﬁcation of ML classiﬁers and mis-detection of object detectors). Existing methods for crafting adversarial examples are mostly based on a queryoptimised framework. Given a data example, an attacker needs to query a target DNN model to calculate an adversarial cost/ﬁtness score. Based on the adversarial cost/ﬁtness score, the attacker can then adopt optimisation techniques (e.g., gradient descent, or zeroth-order optimisation methods) to adjust the feature values of the data example to make it an adversarial one.</text:p>
          </table:table-cell>
        </table:table-row>
        <table:table-row table:style-name="ro10" table:visibility="filter">
          <table:table-cell office:value-type="float" office:value="1910.06838" calcext:value-type="float">
            <text:p>1910.06838</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Previous research about adversarial examples focuses on attacks based on ﬁrst-order information of DNNs. In whitebox settings, adversarial examples can be generated by either gradient-based methods or forward-derivative-based methods. The gradient-based methods compute adversarial gradients based on adversarial objective functions and update a data example according to the adversarial gradients, such that the example becomes its adversarial counterpart [7], [13], [20], [28], [34]. Forward-derivative-based attack perturbs salient features based on the Jacobian between the model inputs and outputs [31]. Additionally, there are evolved attacks that use different distortion metrics to make adversarial examples that are more imperceptible to human eyes [12], [15]. Furthermore, there are methods crafting adversarial examples of data that have discrete features (e.g. text) [11], [14], [18].</text:p>
          </table:table-cell>
        </table:table-row>
        <table:table-row table:style-name="ro12" table:visibility="filter">
          <table:table-cell office:value-type="float" office:value="1910.06838" calcext:value-type="float">
            <text:p>1910.06838</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adversarial goals. In the ﬁeld of machine learning, the vulnerability of DNN models has not been extensively studied within the scope of MitM attacks. A typical ML task that can be exploited by MitM attackers is classiﬁcation/example labelling. For instance, in the case of smart manufacturing, camera-captured images are sent to either a local or an online DNN classiﬁer for classiﬁcation. Based on the classiﬁcation results, possible security issues or faulty products can be detected and then resolved. ML applications taking the same spirit can also be discovered in the systems such as autonomous vehicles, and ML-as-a-service supported mobile devices. In these applications, an adversary can stand in between the collected data and the DNN classiﬁer to launch MitM attacks. The attacks aim to fool the DNN model by stealthy manipulating the submitted data, such that the model generates incorrect outputs which may satisfy the malicious goal of the attacker.</text:p>
          </table:table-cell>
        </table:table-row>
        <table:table-row table:style-name="ro12" table:visibility="filter">
          <table:table-cell office:value-type="float" office:value="1910.06838" calcext:value-type="float">
            <text:p>1910.06838</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However, accessing the ﬁrst-order derivatives of the target DNNs is less practical in real-world attacks. As an enhancement, Zeroth-Order (ZO) optimisation techniques can be used in attacks when the victim models are blackboxes to an attacker. [16], [29], and [24] employed gradient estimate techniques to ﬁnd adversarial examples of blackbox classiﬁers. Particle swarm optimisation was used in [33] to attack black-box face recognition models. Similarly, [1] adopted genetic algorithm to attack DNN models. The ZO attacks mainly focus on reducing query complexity and minimising required information during the attacks. However, the attacker still needs to obtain the output from the DNN models. Moreover, the attack is not data-agnostic. On the other hand, using generative models to craft adversarial example can launch data-agnostic attacks without accessing the output of the DNN models. Adversarial examples have not been extensively researched together with</text:p>
          </table:table-cell>
        </table:table-row>
        <table:table-row table:style-name="ro13" table:visibility="filter">
          <table:table-cell office:value-type="float" office:value="1910.06838" calcext:value-type="float">
            <text:p>1910.06838</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As a more stealthy means of launching MitM attacks, the attacker can plant an adversarial generative model into the client terminal. The attacker can fake the Ml APIs and redirect the client requests to the adversarial generative model. Later, the data processed by the adversarial generative model will be submitted to the online server for processing. There are several pathways for achieving this (e.g., trojaned API client distributions, malware, and DLL injections). Then, the attacker can ﬁrst redirect the API requests to the local adversarial model. The adversarial model will process the data examples in the requests locally and then forward them to the online server. This attack vector has several advantages. First, the attacker can complete attacks without accessing other devices (e.g., routers) between the client and the server. Second, the attacker does not need to decrypt the transmitted data trafﬁc. Third, unlike directly replacing data examples submitted by the client, the attacker is not required to inspect the details of the data before launching</text:p>
          </table:table-cell>
        </table:table-row>
        <table:table-row table:style-name="ro16" table:visibility="filter">
          <table:table-cell office:value-type="float" office:value="1910.06838" calcext:value-type="float">
            <text:p>1910.06838</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We ﬁrst evaluated the MitM attack in black-box settings. We evaluated MVD attacks in the double-black-box and blackbox-classiﬁer settings. For FGSM, C&amp;W, and advGAN, we considered that the classiﬁer is a black-box. Hence, in the MVD attacks, we ﬁrst trained a shadow VAE composed of a shadow VAE encoder and an MVD. We also trained another VAE and used its encoder as the black-box encoder. Next, we employed a shadow classiﬁer trained to estimate the victim model into the training process. The trained shadow VAE was then concatenated to either the shadow classiﬁer for training the MVD to be malicious. We used the trained MVDs to craft adversarial examples of both MNIST and CIFAR10 data. Regarding to other attacks, we adopted them to craft adversarial examples based on the same shadow classiﬁer. In the attacking stage, we applied the MVDs and the other attacks to attack the same victim classiﬁer. We compared the success rate (i.e., ratio of the attacks that lead to misclassiﬁcation) of the attacks. We also compared the precision, recall, and F1-score of the victim classiﬁer under attacks from the MVDs with that of the same classiﬁer attacked by FGSM, C&amp;W, and advGAN. The comparisons of the attacks are shown in Figure 3, 4, 5, and 6. In this stage, all the attacks were non-targeted (i.e., without specifying a misclassiﬁcation target).</text:p>
          </table:table-cell>
        </table:table-row>
        <table:table-row table:style-name="ro3">
          <table:table-cell office:value-type="float" office:value="1910.06838" calcext:value-type="float">
            <text:p>1910.06838</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All experiments were running on a server with an RTX20180-ti GPU and 128G memory. We adopted the original training-testing data split from MNIST and CIFAR10 during training and testing the MVD. We adopted two different MVD architectures to cope with the two datasets.</text:p>
          </table:table-cell>
        </table:table-row>
        <table:table-row table:style-name="ro8">
          <table:table-cell office:value-type="float" office:value="1910.06838" calcext:value-type="float">
            <text:p>1910.06838</text:p>
          </table:table-cell>
          <table:table-cell office:value-type="string" calcext:value-type="string">
            <text:p>data, dataset</text:p>
          </table:table-cell>
          <table:table-cell office:value-type="float" office:value="132" calcext:value-type="float">
            <text:p>132</text:p>
          </table:table-cell>
          <table:table-cell table:number-columns-repeated="2"/>
          <table:table-cell office:value-type="string" calcext:value-type="string">
            <text:p>First, as for the attacks in the black-box-encoder setting, the calibration process ensured that the MVD could decode the latent variables that had similar distributions with that output by the black-box encoder. However, we would like to investigate whether we can use fewer data to query the encoder during the calibration. In other words, we wanted to ﬁnd out the minimal number of data required for estimating the mean µ and the variance δ of the latent distribution. We adopted stratiﬁed sampling with a rate of p to downsample the data from each data category. Given the sampled sub-dataset, we then estimated the µ and the δ of the black-box encoder and calibrated the MVD to generate adversarial examples from the distributions.</text:p>
          </table:table-cell>
        </table:table-row>
        <table:table-row table:style-name="ro17">
          <table:table-cell office:value-type="float" office:value="1910.06838" calcext:value-type="float">
            <text:p>1910.06838</text:p>
          </table:table-cell>
          <table:table-cell office:value-type="string" calcext:value-type="string">
            <text:p>data, dataset</text:p>
          </table:table-cell>
          <table:table-cell office:value-type="float" office:value="285" calcext:value-type="float">
            <text:p>285</text:p>
          </table:table-cell>
          <table:table-cell table:number-columns-repeated="2"/>
          <table:table-cell office:value-type="string" calcext:value-type="string">
            <text:p>Abstract—Deep Neural Networks (DNNs) are vulnerable to deliberately crafted adversarial examples. In the past few years, many efforts have been spent on exploring query-optimisation attacks to ﬁnd adversarial examples of either black-box or white-box DNN models, as well as the defending countermeasures against those attacks. In this work, we explore vulnerabilities of DNN models under the umbrella of Man-in-the-Middle (MitM) attacks, which has not been investigated before. From the perspective of an MitM adversary, the aforementioned adversarial example attacks are not viable anymore. First, such attacks must acquire the outputs from the models by multiple times before actually launching attacks, which is difﬁcult for the MitM adversary in practice. Second, such attacks are one-off and cannot be directly generalised onto new data examples, which decreases the rate of return for the attacker. In contrast, using generative models to craft adversarial examples on the ﬂy can mitigate the drawbacks. However, the adversarial capability of the generative models, such as Variational Auto-Encoder (VAE), has not been extensively studied. Therefore, given a classiﬁer, we investigate using a VAE decoder to either transform benign inputs to their adversarial counterparts or decode outputs from benign VAE encoders to be adversarial examples. The proposed method can endue more capability to MitM attackers. Based on our evaluation, the proposed attack can achieve above 95% success rate on both MNIST and CIFAR10 datasets, which is better or comparable with state-of-the-art query-optimisation attacks. At the meantime, the attack is 104 times faster than the query-optimisation attacks.</text:p>
          </table:table-cell>
        </table:table-row>
        <table:table-row table:style-name="ro1">
          <table:table-cell office:value-type="float" office:value="1910.06838" calcext:value-type="float">
            <text:p>1910.0683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valuation datasets were randomly drawn from the original MNIST/CIFAR10 test dataset.</text:p>
          </table:table-cell>
        </table:table-row>
        <table:table-row table:style-name="ro1">
          <table:table-cell office:value-type="float" office:value="1910.06838" calcext:value-type="float">
            <text:p>1910.06838</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given a training dataset X, the optimised ELBO can be rewritten as follows:</text:p>
          </table:table-cell>
        </table:table-row>
        <table:table-row table:style-name="ro2">
          <table:table-cell office:value-type="float" office:value="1910.06838" calcext:value-type="float">
            <text:p>1910.06838</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and CIFAR10 datasets, the MVD targeted attacks achieved equivalent success rate with C&amp;W and advGAN.</text:p>
          </table:table-cell>
        </table:table-row>
        <table:table-row table:style-name="ro5">
          <table:table-cell office:value-type="float" office:value="1910.06838" calcext:value-type="float">
            <text:p>1910.0683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We included MNIST dataset and CIFAR10 dataset in the evaluation. For each dataset, we evaluated the performance of the evaluated attacks in both black-box settings and white-box settings. For the sake of comparison, we included the double-black-box, black-box-classiﬁer, and black-boxencoder settings in the black-box evaluation of MVD attacks.</text:p>
          </table:table-cell>
        </table:table-row>
        <table:table-row table:style-name="ro3">
          <table:table-cell office:value-type="float" office:value="1910.06838" calcext:value-type="float">
            <text:p>1910.06838</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1 + log(δ2) − δ2 − µ2] + E∼pφ(z|x)log qθ(x|z). (6) Hence, training the VAE is actually minimising the negative of Equation (6). Given the dataset X, the objective cost function to minimise can then be written as:</text:p>
          </table:table-cell>
        </table:table-row>
        <table:table-row table:style-name="ro6">
          <table:table-cell office:value-type="float" office:value="1910.06838" calcext:value-type="float">
            <text:p>1910.06838</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We selected 1,000 MNIST examples and 1,000 CIFAR10 examples as our evaluation datasets. For making a fair comparison, we ablated the errors brought by the VAEs and the classiﬁers during the evaluation. Speciﬁcally, the selected examples in the evaluation dataset held the following two attributes: 1) the examples can be correctly classiﬁed by the classiﬁer in individual evaluations, and 2) the classiﬁer can correctly classify their reconstructed counterparts from the benign VAEs in individual evaluations. Otherwise, the</text:p>
          </table:table-cell>
        </table:table-row>
        <table:table-row table:style-name="ro4">
          <table:table-cell office:value-type="float" office:value="1910.06838" calcext:value-type="float">
            <text:p>1910.06838</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In the ﬁrst threat model, the attacker gθ has every access to the victim classiﬁer f , the VAE encoder eφ and a training dataset ¨X that comes from a similar distribution with the one modelled by the classiﬁer. This deﬁnes a double-white-box setting. In this setting, gθ can launch attacks directly based on the latent distribution modelled by the encoder eφ, and it optimise the parameters θ according to the ﬁrst-order information f (cid:48)(gθ(x)) of the victim classiﬁer f .</text:p>
          </table:table-cell>
        </table:table-row>
        <table:table-row table:style-name="ro6">
          <table:table-cell office:value-type="float" office:value="1910.06838" calcext:value-type="float">
            <text:p>1910.06838</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the MVD onto the victim classiﬁer and trained the MVD based on the method depicted in Fig 2. FGSM and C&amp;W attacks directly generated adversarial examples based on the gradients of the victim classiﬁer. Given the test dataset from MNIST/CIFAR10, we recorded the accuracy, precision, recall, and F1-score of the victim classiﬁer under the whitebox attacks. The comparisons are shown in Figure 8, 9, 10, and 11. According to the results, the precision, recall, and F1-score of the classiﬁer were signiﬁcantly reduced by the MVD-be and MVD-dw attacks.</text:p>
          </table:table-cell>
        </table:table-row>
        <table:table-row table:style-name="ro7">
          <table:table-cell office:value-type="float" office:value="1910.06838" calcext:value-type="float">
            <text:p>1910.06838</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In a double-black-box setting, gθ can only query f rather than accessing the gradients (i.e., the ﬁrst-order information) of f . Furthermore, the attacker does not have the distribution of the latent variable beforehand, and the attacker is not allowed to estimate the latent distribution by querying the encoder. However, the attacker should have access to the dimensionality of the VAE encoder output and the dataset ¨X. In this setting, ﬁrst, the attacker is allowed to train a shadow VAE encoder to estimate the latent distribution. Second, a shadow model ¨f can be training locally by the attacker to estimate f . gθ can use the gradients ¨f (cid:48)gθ to achieve an adversarial objective ¨f (gθ(x)) (cid:54)= ¨f (x)</text:p>
          </table:table-cell>
        </table:table-row>
        <table:table-row table:style-name="ro8">
          <table:table-cell office:value-type="float" office:value="1910.06838" calcext:value-type="float">
            <text:p>1910.06838</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rable distortions with that of advGAN. We also randomly selected ten examples from each dataset and visualised their adversarial examples generated by different attacking methods, in Figure 13. The CIFAR10 examples generated by the MVD are blurry compared to that of the other attacks. However, this was due to the reconstruction quality of the benign VAEs. Techniques such as VAE-GAN [21] or Twostage VAE [9] can improve the ﬁdelity of the VAEs. On the MNIST examples, the adversarial perturbations generated by the MVD attacks are comparable to that of advGAN. instead of masking perturbations onto the Interestingly, examples as the other attacks did, the MVD decoded the examples to be adversarial. As a result, the MVD attacks slight transformed the image content without changing the visual-semantics of the examples.</text:p>
          </table:table-cell>
        </table:table-row>
        <table:table-row table:style-name="ro10">
          <table:table-cell office:value-type="float" office:value="1910.06838" calcext:value-type="float">
            <text:p>1910.06838</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In the plots, MVD-bc notates the MVD in the black-boxclassiﬁer setting, and MVD-db stands for the MVD in the black-box-classiﬁer setting. According to the plotted results, we could observe that the MVD attacks outperformed C&amp;W and advGAN in terms of attack success rate, on both MNIST and CIFAR10 datasets. As for C&amp;W attacks, it may increase the misclassiﬁcation conﬁdence to enhance its success rate. However, the MVD attacks could also increase its misclassiﬁcation conﬁdence. Also, there is a correlation between the misclassiﬁcation conﬁdence and the perceptibility of the C&amp;W perturbations. Thus, here we only made the comparison by applying a border misclassiﬁcation conﬁdence (i.e., κ = 0) to both the C&amp;W and the MVD. Compared to the performance on benign examples, the precision, recall, and F1-score of the victim classiﬁer were signiﬁcantly reduced</text:p>
          </table:table-cell>
        </table:table-row>
        <table:table-row table:style-name="ro12">
          <table:table-cell office:value-type="float" office:value="1910.06838" calcext:value-type="float">
            <text:p>1910.06838</text:p>
          </table:table-cell>
          <table:table-cell office:value-type="string" calcext:value-type="string">
            <text:p>dataset provided, data, data available, data https</text:p>
          </table:table-cell>
          <table:table-cell office:value-type="float" office:value="182" calcext:value-type="float">
            <text:p>182</text:p>
          </table:table-cell>
          <table:table-cell table:number-columns-repeated="2"/>
          <table:table-cell office:value-type="string" calcext:value-type="string">
            <text:p>An application that might be exploited by an MitM attacker is cloud-based ML API service. Users of the ML services usually stream their data to online DNN models by using provided API functions. For example, Google Cloud Vision APIs transmit a client’s requests through HTTPS protocol to an online server for processing (e.g., image labelling, face detection, and logo detection). The processed results will then be returned to the client. One primary objective of MitM attacks against such a client-server system might be impersonating the server and generating incorrect returns to the client. Directly manipulating the data or the returns from the server during transmission is difﬁcult since 1) the data is encrypted and 2) the possible access points (e.g., routers) to the transmitted data are protected. Alternatively, the attacker may manipulate the data within the client machine and generate returns locally. However, this attack can be easily detected by monitoring the inbound/outbound network trafﬁc of the client machine.</text:p>
          </table:table-cell>
        </table:table-row>
        <table:table-row table:style-name="ro2">
          <table:table-cell office:value-type="float" office:value="1910.06838" calcext:value-type="float">
            <text:p>1910.06838</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https://github.com/tensorﬂow/cleverhans https://github.com/tensorﬂow/cleverhans https://github.com/ctargon/AdvGAN-tf</text:p>
          </table:table-cell>
        </table:table-row>
        <table:table-row table:style-name="ro11">
          <table:table-cell office:value-type="float" office:value="1910.06838" calcext:value-type="float">
            <text:p>1910.06838</text:p>
          </table:table-cell>
          <table:table-cell office:value-type="string" calcext:value-type="string">
            <text:p>used dataset, dataset</text:p>
          </table:table-cell>
          <table:table-cell office:value-type="float" office:value="250" calcext:value-type="float">
            <text:p>250</text:p>
          </table:table-cell>
          <table:table-cell table:number-columns-repeated="2"/>
          <table:table-cell office:value-type="string" calcext:value-type="string">
            <text:p>In the black-box setting, the MVD cannot access the parameters of both the victim classiﬁer and the victim encoder. Therefore, we ﬁrst train a shadow classiﬁer to approximate the victim. We then train the MVD based on the trained shadow classiﬁer. In the white-box setting, we directly train the MVD based on the victim classiﬁer. All the classiﬁers achieved accuracy above 95% and 80% on the MNIST examples and the CIFAR10 examples, respectively. The architectures of the adopted classiﬁers are summarised in Table 1. The architectures of the VAE encoders are in Table 2. The structures of the MVD is presented in Table 3. We ran a grid search from {0.003, 0.01, 0.05, 0.1, 1} to select the best constant c in the adversarial loss function 11. For other attacks, we used the recommend hyper-parameters from the original papers. As for advGAN, we did not adopt the static/dynamic distillation process in our evaluation since we wanted to set the attacks under the same prerequisites. For the reference, the hyper-parameter settings of FGSM, C&amp;W, advGAN, and MVD during the comparisons are summarised in Table 4. In the table, the hyper-parameters with a superscript m were used in the evaluation on the MNIST dataset, and those with a superscript c were used for the CIFAR10 dataset.</text:p>
          </table:table-cell>
        </table:table-row>
        <table:table-row table:style-name="ro7">
          <table:table-cell office:value-type="float" office:value="1910.12086" calcext:value-type="float">
            <text:p>1910.12086</text:p>
          </table:table-cell>
          <table:table-cell office:value-type="string" calcext:value-type="string">
            <text:p>code, source code</text:p>
          </table:table-cell>
          <table:table-cell office:value-type="float" office:value="128" calcext:value-type="float">
            <text:p>128</text:p>
          </table:table-cell>
          <table:table-cell table:number-columns-repeated="2"/>
          <table:table-cell office:value-type="string" calcext:value-type="string">
            <text:p>adapts this metric to the A2S task by deﬁning note duration errors instead of onsets/offsets errors. However, we believe this metric is still insufﬁcient to properly evaluate a notation-level AMT method since, for instance, it does not take into account barlines and their effect in subsequent predictions of note durations and ties. The MV2H metric (Multi-pitch detection, Voice separation, Metrical alignment, note Value detection, and Harmonic analysis) was introduced in [13]. This metric is closer to our needs, although its source code uses timing information in seconds that is not provided by our method. We leave it as an open point for future work to establish a proper notationlevel AMT metric.</text:p>
          </table:table-cell>
        </table:table-row>
        <table:table-row table:style-name="ro1" table:visibility="filter">
          <table:table-cell office:value-type="float" office:value="1910.12086" calcext:value-type="float">
            <text:p>1910.12086</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com/humdrum-tools/humdrum-data.git.</text:p>
          </table:table-cell>
        </table:table-row>
        <table:table-row table:style-name="ro1" table:visibility="filter">
          <table:table-cell office:value-type="float" office:value="1910.12086" calcext:value-type="float">
            <text:p>1910.1208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 DATA</text:p>
          </table:table-cell>
        </table:table-row>
        <table:table-row table:style-name="ro1" table:visibility="filter">
          <table:table-cell office:value-type="float" office:value="1910.12086" calcext:value-type="float">
            <text:p>1910.1208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3 Data Preparation</text:p>
          </table:table-cell>
        </table:table-row>
        <table:table-row table:style-name="ro2" table:visibility="filter">
          <table:table-cell office:value-type="float" office:value="1910.12086" calcext:value-type="float">
            <text:p>1910.1208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1 depicts the data acquisition pipeline we implemented to build our ground truth. The major inconvenience</text:p>
          </table:table-cell>
        </table:table-row>
        <table:table-row table:style-name="ro2" table:visibility="filter">
          <table:table-cell office:value-type="float" office:value="1910.12086" calcext:value-type="float">
            <text:p>1910.1208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ure 1: Data acquisition pipeline showing the manual and automated steps required to build the ground truth.</text:p>
          </table:table-cell>
        </table:table-row>
        <table:table-row table:style-name="ro5" table:visibility="filter">
          <table:table-cell office:value-type="float" office:value="1910.12086" calcext:value-type="float">
            <text:p>1910.12086</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Chorales audioLog-spaced bin STFThumdrum-data @GitHubhum2mid + FluidSynthSequence EncodingFix TiesCleanup + Split 3-6humdrum-data @GitHubChorales MP3 @StanfordYXChorales MP3 ShortenedRemove repetitionshumdrum-data FixedFix Errors + Add TempoManualAutomatedNumber of samples Total duration Max duration Data Augmentation Polyphony voices</text:p>
          </table:table-cell>
        </table:table-row>
        <table:table-row table:style-name="ro5" table:visibility="filter">
          <table:table-cell office:value-type="float" office:value="1910.12086" calcext:value-type="float">
            <text:p>1910.12086</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6] Alex Graves, Santiago Fernández, Faustino Gómez, and Jürgen Schmidhuber. Connectionist Temporal Classiﬁcation: Labelling Unsegmented Sequence Data with Recurrent Neural Networks. In Proc. of the 23rd International Conference on Machine Learning, International Conference on Machine Learning, pages 369– 376. ACM, 2006.</text:p>
          </table:table-cell>
        </table:table-row>
        <table:table-row table:style-name="ro5" table:visibility="filter">
          <table:table-cell office:value-type="float" office:value="1910.12086" calcext:value-type="float">
            <text:p>1910.1208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model struggles at predicting ties and triplets, which requires further analysis to determine whether it is related to barline errors, to the output representation format based on **kern, or to the lack of enough samples in the training set (i.e., ties and triplets are very infrequent in our training data compared to other symbols).</text:p>
          </table:table-cell>
        </table:table-row>
        <table:table-row table:style-name="ro6" table:visibility="filter">
          <table:table-cell office:value-type="float" office:value="1910.12086" calcext:value-type="float">
            <text:p>1910.12086</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raining with unaligned data, i.e. without needing the input audio frames to be aligned with the music symbols, is a clear advantage as much more data can be gathered without going through the tedious task of manually annotating the location of the output symbols in their corresponding input audio frames. Nevertheless, monophonic audio transcription does not exhibit the essential challenge coming from simultaneous sound events. The present work goes one step beyond by showing that a similar formulation can also be reliable for polyphonic music.</text:p>
          </table:table-cell>
        </table:table-row>
        <table:table-row table:style-name="ro7" table:visibility="filter">
          <table:table-cell office:value-type="float" office:value="1910.12086" calcext:value-type="float">
            <text:p>1910.12086</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As previously mentioned, the fact that we do not require data alignments is a clear advantage to easily build the ground truth needed to train our model. However, the majority of scores available in the public domain are usually in printed form, so we cannot automatically obtain the symbolic representation we need unless we make use of an Optical Music Recognition system. A lot of progress has been made in this area of study but unfortunately it is still insufﬁcient to meet our precision needs, driving us to look for existing text based scores instead. After some analysis of the various types of music encoding formats within reach, we chose the humdrum toolkit [9] due to its versatility to represent polyphonic music.</text:p>
          </table:table-cell>
        </table:table-row>
        <table:table-row table:style-name="ro13">
          <table:table-cell office:value-type="float" office:value="1910.12086" calcext:value-type="float">
            <text:p>1910.12086</text:p>
          </table:table-cell>
          <table:table-cell office:value-type="string" calcext:value-type="string">
            <text:p>data available, code available, data, code, github, data https, source code</text:p>
          </table:table-cell>
          <table:table-cell office:value-type="float" office:value="13" calcext:value-type="float">
            <text:p>13</text:p>
          </table:table-cell>
          <table:table-cell table:number-columns-repeated="2"/>
          <table:table-cell office:value-type="string" calcext:value-type="string">
            <text:p>1 The source code and data are available at https://github.</text:p>
          </table:table-cell>
        </table:table-row>
        <table:table-row table:style-name="ro4">
          <table:table-cell office:value-type="float" office:value="1910.12086" calcext:value-type="float">
            <text:p>1910.12086</text:p>
          </table:table-cell>
          <table:table-cell office:value-type="string" calcext:value-type="string">
            <text:p>data, data available, dataset</text:p>
          </table:table-cell>
          <table:table-cell office:value-type="float" office:value="89" calcext:value-type="float">
            <text:p>89</text:p>
          </table:table-cell>
          <table:table-cell table:number-columns-repeated="2"/>
          <table:table-cell office:value-type="string" calcext:value-type="string">
            <text:p>With the purpose of reducing overﬁtting, Batch Normalization layers [10] are added between any other layer excluding the input and output layers, as well as Dropout layers [20] added after all the convolutional layers and after the last recurrent layer, with a drop probability of 0.1 for the Quartets dataset and 0.2 for the Chorales dataset. A higher drop probability is required for the Chorales dataset since less data is available for training, which increases the risk of overﬁtting.</text:p>
          </table:table-cell>
        </table:table-row>
        <table:table-row table:style-name="ro16">
          <table:table-cell office:value-type="float" office:value="1910.12086" calcext:value-type="float">
            <text:p>1910.12086</text:p>
          </table:table-cell>
          <table:table-cell office:value-type="string" calcext:value-type="string">
            <text:p>data, data repository, dataset</text:p>
          </table:table-cell>
          <table:table-cell office:value-type="float" office:value="254" calcext:value-type="float">
            <text:p>254</text:p>
          </table:table-cell>
          <table:table-cell table:number-columns-repeated="2"/>
          <table:table-cell office:value-type="string" calcext:value-type="string">
            <text:p>We created two datasets out of the **kern ﬁles available in the humdrum-data repository [18]: the chorales dataset, containing 370 chorales of Bach, and the quartets dataset, containing most of the string quartets of Haydn, Mozart and Beethoven. In the chorales dataset we take each chorale as one training sample, and we use audio from expressive MIDI ﬁles synthesized with a high quality pipe organ soundfont [7]. As we did not synthesize the audio, we had to manually remove repetitions to ensure that samples are not unnecessarily long. In the quartets dataset we randomly split the scores in fragments of 3-6 measures each, and we synthesized the corresponding MIDI ﬁle obtained from the hum2mid tool, which converts **kern to MIDI using dynamic spines and articulation marks when available in the original **kern ﬁle. We removed grace notes and ornaments from the score as they cannot be properly synthesized. We also removed split spines and upper notes of all chords to ensure no more than 4 simultaneous voices were present at any given time. Samples with double dots, double sharps or double ﬂats are out of the scope of this work and therefore discarded. On the training set only, we allow overlapping of fragments as a means of data augmentation technique. Table 1 summarizes the main characteristics of both datasets used in this work.</text:p>
          </table:table-cell>
        </table:table-row>
        <table:table-row table:style-name="ro3">
          <table:table-cell office:value-type="float" office:value="1910.12086" calcext:value-type="float">
            <text:p>1910.12086</text:p>
          </table:table-cell>
          <table:table-cell office:value-type="string" calcext:value-type="string">
            <text:p>data, github, data https</text:p>
          </table:table-cell>
          <table:table-cell office:value-type="float" office:value="13" calcext:value-type="float">
            <text:p>13</text:p>
          </table:table-cell>
          <table:table-cell table:number-columns-repeated="2"/>
          <table:table-cell office:value-type="string" calcext:value-type="string">
            <text:p>[18] Craig S. Sapp. humdrum-data. https://github.</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a) Chorales dataset example</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b) Quartets dataset example</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b) Quartets dataset.</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1: Summary of the datasets’ characteristics.</text:p>
          </table:table-cell>
        </table:table-row>
        <table:table-row table:style-name="ro2">
          <table:table-cell office:value-type="float" office:value="1910.12086" calcext:value-type="float">
            <text:p>1910.1208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pectrogramCTC / DecoderBatch Norm Fully ConnectedBidirectional LSTM2D ConvolutionTime(a) Chorales dataset.</text:p>
          </table:table-cell>
        </table:table-row>
        <table:table-row table:style-name="ro2">
          <table:table-cell office:value-type="float" office:value="1910.12086" calcext:value-type="float">
            <text:p>1910.12086</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Figure 5: Excerpt of original (top row) and predicted scores (bottom row) from a test sample in a) Chorales dataset, b) Quartets dataset. The differences between original and prediction are highlight in red.</text:p>
          </table:table-cell>
        </table:table-row>
        <table:table-row table:style-name="ro3">
          <table:table-cell office:value-type="float" office:value="1910.12086" calcext:value-type="float">
            <text:p>1910.12086</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4: Evolution of loss, validation WER and CER during 100 epochs of training with a) Chorales dataset and b) Quartets dataset. Chorales WER is 30.96% and CER is 18.10%. Quartets WER is 18.10% and CER is 13.53%.</text:p>
          </table:table-cell>
        </table:table-row>
        <table:table-row table:style-name="ro3">
          <table:table-cell office:value-type="float" office:value="1910.12086" calcext:value-type="float">
            <text:p>1910.12086</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The best model obtained after the training process is then evaluated against the test set for both the Chorales and Quartets datasets, giving a WER of 30.96% and CER of 18.10% for Chorales, and WER of 21.02% and CER of 13.53% for Quartets.</text:p>
          </table:table-cell>
        </table:table-row>
        <table:table-row table:style-name="ro5">
          <table:table-cell office:value-type="float" office:value="1910.12086" calcext:value-type="float">
            <text:p>1910.12086</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The Chorales dataset, whose samples are full-length chorales, is trained with a batch size of 4. The Quartets dataset, whose samples are small excerpts extracted from the full-length quartets, is trained with a batch size of 16. Figure 4 shows the evolution of the CTC loss, WER and CER at training time on both datasets. Each ﬁgure also highlights the epoch where the best model was obtained.</text:p>
          </table:table-cell>
        </table:table-row>
        <table:table-row table:style-name="ro6">
          <table:table-cell office:value-type="float" office:value="1910.12086" calcext:value-type="float">
            <text:p>1910.12086</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For the Quartets dataset, output frames from the convolutional block are split in half, effectively doubling the number of frames feeding the next recurrent block. This is necessary to comply with the CTC loss function precondition for which the number of input frames must be greater or equal to the number of output symbols. Considering the high number of symbols per second in our sequence-based representation of a polyphonic score of the Quartets dataset, we apply this frame doubling technique at a lesser computational cost than increasing the density of the input spectogram.</text:p>
          </table:table-cell>
        </table:table-row>
        <table:table-row table:style-name="ro6">
          <table:table-cell office:value-type="float" office:value="1910.12086" calcext:value-type="float">
            <text:p>1910.12086</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One of the main limitations of the proposed approach is the maximum-length of input sequences due to memory constraints. For example, this prevents an end-to-end training with complete songs, only allowing fragments of 2 minutes at a maximum on a typical training infrastructure. For this, we plan in a future work to explore other architectures such as the Transformer XL [5], a sequence-tosequence model that can deal with much longer sequences. Other future works include deﬁning an evaluation metric for A2S and building a dataset from real audio to validate the approach with actual music performances.</text:p>
          </table:table-cell>
        </table:table-row>
        <table:table-row table:style-name="ro8">
          <table:table-cell office:value-type="float" office:value="1910.12086" calcext:value-type="float">
            <text:p>1910.12086</text:p>
          </table:table-cell>
          <table:table-cell office:value-type="string" calcext:value-type="string">
            <text:p>dataset</text:p>
          </table:table-cell>
          <table:table-cell office:value-type="float" office:value="144" calcext:value-type="float">
            <text:p>144</text:p>
          </table:table-cell>
          <table:table-cell table:number-columns-repeated="2"/>
          <table:table-cell office:value-type="string" calcext:value-type="string">
            <text:p>The resulting **kern scores after the preprocessing stage were then encoded in a special symbolic notation intended to reduce the number of characters and ease the training process. Accordingly, each canonical duration for notes and rests including their dotted version were encoded with just one symbol of the vocabulary. Likewise, note pitches were also encoded with one symbol condensing name and octave. In our **kern dataset, barlines are always repeated for all spines, so only one barline is maintained in the output representation referring to all spines. The rest of characters are preserved in the output representation in the same way, i.e. tabs, new lines, tie symbols, fermatas and the “dot” character, which indicates that the previous note/rest still affects the current row.</text:p>
          </table:table-cell>
        </table:table-row>
        <table:table-row table:style-name="ro2">
          <table:table-cell office:value-type="float" office:value="1911.13154" calcext:value-type="float">
            <text:p>1911.13154</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existing benchmark algorithms.</text:p>
          </table:table-cell>
        </table:table-row>
        <table:table-row table:style-name="ro2">
          <table:table-cell office:value-type="float" office:value="1911.13154" calcext:value-type="float">
            <text:p>1911.13154</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over the benchmark solutions such as the conventional long packet transmission scheme,</text:p>
          </table:table-cell>
        </table:table-row>
        <table:table-row table:style-name="ro1">
          <table:table-cell office:value-type="float" office:value="1911.13154" calcext:value-type="float">
            <text:p>1911.13154</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not applicable for secure URLLC applications, where short channel code/blocklength is adopted</text:p>
          </table:table-cell>
        </table:table-row>
        <table:table-row table:style-name="ro1" table:visibility="filter">
          <table:table-cell office:value-type="float" office:value="1911.13154" calcext:value-type="float">
            <text:p>1911.1315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 Achievable Secrecy Data Rate Under Finite Blocklength</text:p>
          </table:table-cell>
        </table:table-row>
        <table:table-row table:style-name="ro1" table:visibility="filter">
          <table:table-cell office:value-type="float" office:value="1911.13154" calcext:value-type="float">
            <text:p>1911.1315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he achievable data rate can be approximated as</text:p>
          </table:table-cell>
        </table:table-row>
        <table:table-row table:style-name="ro1" table:visibility="filter">
          <table:table-cell office:value-type="float" office:value="1911.13154" calcext:value-type="float">
            <text:p>1911.13154</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requires more power to transmit the targeted data amount.</text:p>
          </table:table-cell>
        </table:table-row>
        <table:table-row table:style-name="ro1" table:visibility="filter">
          <table:table-cell office:value-type="float" office:value="1911.13154" calcext:value-type="float">
            <text:p>1911.1315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last decade for the use case of eMBB characterized by high throughput and data rate. Some</text:p>
          </table:table-cell>
        </table:table-row>
        <table:table-row table:style-name="ro1" table:visibility="filter">
          <table:table-cell office:value-type="float" office:value="1911.13154" calcext:value-type="float">
            <text:p>1911.1315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complicated expression of data rate Rk makes Problem (28) difﬁcult to solve. To make it</text:p>
          </table:table-cell>
        </table:table-row>
        <table:table-row table:style-name="ro1" table:visibility="filter">
          <table:table-cell office:value-type="float" office:value="1911.13154" calcext:value-type="float">
            <text:p>1911.1315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ata rate is lower than the secrecy capacity, we can always ﬁnd a channel coding scheme such that</text:p>
          </table:table-cell>
        </table:table-row>
        <table:table-row table:style-name="ro1" table:visibility="filter">
          <table:table-cell office:value-type="float" office:value="1911.13154" calcext:value-type="float">
            <text:p>1911.131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k &lt; 1, ˜Rk is actually a lower bound of the original data rate Rk. Hence, if ˜Rk ≥ Dmin</text:p>
          </table:table-cell>
        </table:table-row>
        <table:table-row table:style-name="ro2" table:visibility="filter">
          <table:table-cell office:value-type="float" office:value="1911.13154" calcext:value-type="float">
            <text:p>1911.1315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of (cid:15)k. When (cid:15)k is small, more power is required to achieve the desired data amount requirement.</text:p>
          </table:table-cell>
        </table:table-row>
        <table:table-row table:style-name="ro2" table:visibility="filter">
          <table:table-cell office:value-type="float" office:value="1911.13154" calcext:value-type="float">
            <text:p>1911.1315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5] H. Ren, C. Pan, K. Wang, Y. Deng, M. Elkashlan, and A. Nallanathan, “Achievable data rate for URLLC-enabled UAV</text:p>
          </table:table-cell>
        </table:table-row>
        <table:table-row table:style-name="ro2" table:visibility="filter">
          <table:table-cell office:value-type="float" office:value="1911.13154" calcext:value-type="float">
            <text:p>1911.1315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In [2], the authors ﬁrst derived the approximate expression of the data rate for a point-to point AWGN channel under the case of ﬁnite channel blocklength, which is a function of the</text:p>
          </table:table-cell>
        </table:table-row>
        <table:table-row table:style-name="ro2" table:visibility="filter">
          <table:table-cell office:value-type="float" office:value="1911.13154" calcext:value-type="float">
            <text:p>1911.1315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channel with the same capacity [17], and Q−1(·) is the inverse of the Q-function Q(x) = (cid:82) ∞ x ensure a positive data rate, which is equivalent to gd</text:p>
          </table:table-cell>
        </table:table-row>
        <table:table-row table:style-name="ro3">
          <table:table-cell office:value-type="float" office:value="2001.01982" calcext:value-type="float">
            <text:p>2001.01982</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Figure 3. Images encoded and decoded using the convolutional autoencoder. The top row shows the original images. The bottom row shows the result of encoding each input image into a latent code and then decoding it back to the original image resolution.</text:p>
          </table:table-cell>
        </table:table-row>
        <table:table-row table:style-name="ro11">
          <table:table-cell office:value-type="float" office:value="2001.01982" calcext:value-type="float">
            <text:p>2001.01982</text:p>
          </table:table-cell>
          <table:table-cell office:value-type="string" calcext:value-type="string">
            <text:p>code</text:p>
          </table:table-cell>
          <table:table-cell office:value-type="float" office:value="268" calcext:value-type="float">
            <text:p>268</text:p>
          </table:table-cell>
          <table:table-cell table:number-columns-repeated="2"/>
          <table:table-cell office:value-type="string" calcext:value-type="string">
            <text:p>The inverse and forward models have been implemented as shallow artiﬁcial neural networks and are trained in an online fashion during the experiment. The structure of the forward model is characterised by the following layer. An input layer is fed with a two-dimensional vector (the (x,y) motor command applied to the CNC machine), which is expanded to a dense layer of 32 neurons, followed by two dense layers of 320 neurons, and a dense layer of 32 neurons (the latent code dimensionality), representing the output of the forward model. The structure of the inverse model is characterised by the following layers. An input layer is fed with a 32-dimensional vector (the latent code, representing the goal image), which is passed to a dense layer of the same size, then expanded to two dense layers of 320 neurons, and compressed back to a dense layer of 2 neurons, representing the output of the inverse model (the (x,y) motor command to apply to the CNC machine). For both the inverse and forward models, the dense layers have tanh activation functions. A standard gradient descent (LR: 0.0014, decay: 0.0, momentum: 0.8) is used as optimiser on an MSE loss function. The training of the CAE, the inverse and forward model updates, as well as the predictive processes are run on a machine equipped with an NVIDIA graphics card.</text:p>
          </table:table-cell>
        </table:table-row>
        <table:table-row table:style-name="ro1" table:visibility="filter">
          <table:table-cell office:value-type="float" office:value="2001.01982" calcext:value-type="float">
            <text:p>2001.0198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s updated with the recorded sensorimotor data and the elements stored in the memory.</text:p>
          </table:table-cell>
        </table:table-row>
        <table:table-row table:style-name="ro5" table:visibility="filter">
          <table:table-cell office:value-type="float" office:value="2001.01982" calcext:value-type="float">
            <text:p>2001.0198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s discussed in the previous section, the experiment consisted of two phases. In an initial ofﬂine stage, a convolutional autoencoder has been trained with the images stored in the simulated robot data (24,964 images, see section 2.2). This neural network has been used to compress the images (sensory inputs and goals) to be used in the online learning process.</text:p>
          </table:table-cell>
        </table:table-row>
        <table:table-row table:style-name="ro5" table:visibility="filter">
          <table:table-cell office:value-type="float" office:value="2001.01982" calcext:value-type="float">
            <text:p>2001.0198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5 shows the predictions of the inverse models over time. The inverse model is fed with the encoded goal image as input and returns as output the (x,y) coordinates of the motor. It can be clearly seen that the learning process brings the prediction towards the target motor goals (ground truth data). The episodic memory makes sure that previous</text:p>
          </table:table-cell>
        </table:table-row>
        <table:table-row table:style-name="ro4" table:visibility="filter">
          <table:table-cell office:value-type="float" office:value="2001.01982" calcext:value-type="float">
            <text:p>2001.01982</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It has to be noted that we do not update the inverse and forward models at each iteration but only after a given batch size has been completed. The ﬁtting is then done using the history of sensory and motor data for that batch. We use batches for performance reasons and for preventing less accurate gradient estimations due to the big ﬂuctuations that would be produced, otherwise, by stochastic learning (i.e. batch size of one sample).</text:p>
          </table:table-cell>
        </table:table-row>
        <table:table-row table:style-name="ro4" table:visibility="filter">
          <table:table-cell office:value-type="float" office:value="2001.01982" calcext:value-type="float">
            <text:p>2001.0198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inverse and forward models are updated at constant frequency, that is, every time a new buffer of 16 sensorimotor samples (each consisting of (x,y) motor commands and 32dimensional compressed image codes gathered along the exploration) is available. In particular, a new ﬁt for both the inverse and forward models is triggered, passing as training data the buffer with the new 16 observations together with all the samples stored in the episodic memory.</text:p>
          </table:table-cell>
        </table:table-row>
        <table:table-row table:style-name="ro4" table:visibility="filter">
          <table:table-cell office:value-type="float" office:value="2001.01982" calcext:value-type="float">
            <text:p>2001.0198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Both models are learned and updated in runtime in an incremental fashion. At the beginning of the learning session, the inverse model - whose weights are randomly initialised - is likely to generate random motor commands. This movement produces sensorimotor data that are used to update the model on the ﬂy. Learning is thus coupled with behaviour, meaning that the training data are produced by the behaviours generated by the models, that are being updated in parallel - during the activity.</text:p>
          </table:table-cell>
        </table:table-row>
        <table:table-row table:style-name="ro4" table:visibility="filter">
          <table:table-cell office:value-type="float" office:value="2001.01982" calcext:value-type="float">
            <text:p>2001.0198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As discussed in the previous sections, we adopt an episodic memory system that maintains a subset of previously experienced sensorimotor data and replays them, along with the new samples, to the networks during the training. As soon as they are available, new samples (image and motor information) are added into the memory. When the memory reaches its full size, random elements are removed from the memory and replaced with new ones (see section 3.4 for more details).</text:p>
          </table:table-cell>
        </table:table-row>
        <table:table-row table:style-name="ro6" table:visibility="filter">
          <table:table-cell office:value-type="float" office:value="2001.01982" calcext:value-type="float">
            <text:p>2001.01982</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The learning architecture controls the movements of the end-effector camera of the LettuceThink platform using an exploration behaviour driven by artiﬁcial curiosity. Differently to adopting pre-deﬁned trajectories, the behaviours generated by this system aim at autonomously maximising the information obtained with the image sensors. In particular, the aim of the learning architecture is to direct the movements of the camera towards positions that produce informative views of objects of interest, and in parallel to update the internal models with the sensorimotor data generated by the latest movements.</text:p>
          </table:table-cell>
        </table:table-row>
        <table:table-row table:style-name="ro7" table:visibility="filter">
          <table:table-cell office:value-type="float" office:value="2001.01982" calcext:value-type="float">
            <text:p>2001.0198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As mentioned in the introduction of this paper, training artiﬁcial neural networks in an online fashion may produce catastrophic forgetting issues. In the current architecture, the shallow neural networks used in the forward and inverse model are trained on new tasks on the ﬂy. Such training on new samples may disrupt connection weights that were encoding previous mappings (Masse et al. 2018). Different strategies have been proposed to overcome this problem. We adopt an episodic memory system that maintains a subset of previously experienced sensorimotor data and replays them, along with the new samples, to the networks during the</text:p>
          </table:table-cell>
        </table:table-row>
        <table:table-row table:style-name="ro7" table:visibility="filter">
          <table:table-cell office:value-type="float" office:value="2001.01982" calcext:value-type="float">
            <text:p>2001.01982</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A simulator of the LettuceThink robot has been developed to ease the testing of different conﬁgurations of the learning system. The simulator generates sensorimotor data from requested trajectories of the end-effector camera. Knowing the initial position of the CNC machine and the target position, the simulator linearly interpolates the trajectory and returns the intermediate positions of the camera together with the images captured from each speciﬁc position. The sensorimotor data returned by the simulator have been prerecorded by performing a full scan of the (x,y) plane of the CNC machine using a resolution of 5mm. This resulted in 24,964 images, each mapped to an (x,y) position of the CNC machine.</text:p>
          </table:table-cell>
        </table:table-row>
        <table:table-row table:style-name="ro13" table:visibility="filter">
          <table:table-cell office:value-type="float" office:value="2001.01982" calcext:value-type="float">
            <text:p>2001.01982</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networks using an episodic memory system for facing catastrophic forgetting issues. We adopted and trained a convolutional autoencoder for compressing image goals and observations into low-dimensional features, that can be more easily processed by our models. We showed the performance of our system under different conﬁgurations, where plasticity and stability of the learning process can be modulated. Of fundamental importance were the predictive processes implemented through the forward models. In fact, processes of anticipation of sensorimotor activity have enabled the advanced behaviours showed in our experiments. We strongly believe that similar mechanisms may represent a bridge between motor and cognitive development in humans, and a promising tool for cognitive robotics. We tested the models on simulated sensorimotor data from a microfarming robot. This paper has contributed also to the widening of the developmental robotics approach towards applications and robotic platforms that are non-conventional in this ﬁeld.</text:p>
          </table:table-cell>
        </table:table-row>
        <table:table-row table:style-name="ro10" table:visibility="filter">
          <table:table-cell office:value-type="float" office:value="2001.01982" calcext:value-type="float">
            <text:p>2001.01982</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Related to this issue is also the problem of ﬁnding an appropriate balance between plasticity and stability of the models, when training them in an online fashion (Mermillod et al. 2013). Typically, when a model is being trained with new information, previously learned knowledge quickly becomes overwritten by the new one. This is a wellknown issue in machine learning, especially in the context of artiﬁcial neural networks, named catastrophic forgetting (McClelland et al. 1995). In fact, the training on new samples may disrupt connection weights in the neural network that were encoding previous mappings (Masse et al. 2018). Different strategies have been proposed to overcome this problem. One of such approaches is known as memory consolidation or system-level consolidation (McClelland et al. 1995): an episodic memory system maintains a subset of previously experienced sensorimotor data and replays</text:p>
          </table:table-cell>
        </table:table-row>
        <table:table-row table:style-name="ro13" table:visibility="filter">
          <table:table-cell office:value-type="float" office:value="2001.01982" calcext:value-type="float">
            <text:p>2001.01982</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Figure 2. The architecture that generates goal-directed movements driven by artiﬁcial curiosity. In the illustration, the system selects a goal (an image) and encodes it into a lower-dimensional features vector using the convolutional autoencoder. The compressed goal is fed into the inverse model, which infers the required motor command to reach it. An efferent copy of the motor command is fed into the forward model, which estimates the sensory input that would be observed after the execution of the command. Once the action is performed and the new sensory observation is available, this is compared to the prediction, resulting in a prediction error. Prediction error is thus used to update the learning progress of the current goal. The system thus decides whether to keep exploring this goal or to switch to another, according to their expected learning progress. The sensorimotor data gathered throughout the exploration behaviour are used to update the inverse and forward models, and the episodic memory, in an online fashion. See section 3.5 for further details.</text:p>
          </table:table-cell>
        </table:table-row>
        <table:table-row table:style-name="ro9" table:visibility="filter">
          <table:table-cell office:value-type="float" office:value="2001.01982" calcext:value-type="float">
            <text:p>2001.01982</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Using images as sensory states raises the issue about how to measure dissimilarity between predictions and observations. Images are high-dimensional data. Typically, in machine learning, dissimilarity between images is not computed by pixelwise comparisons, but rather by comparing features extracted from them (Chen and Chu 2005). In this work, we used an unsupervised learning technique to extract lowthe resulting dimensional features from images, so that features can be simply compared using Euclidean distances. We adopted deep convolutional autoencoders (CAEs) for this task. A convolutional autoencoder (Masci et al. 2011) is trained to reproduce is a deep neural network that the same data passed as input. The dimensionality of the layers in the network decreases from the input layer to a central one (the latent layer), and then increases back layer. This to the original dimensionality at enables the learning of low-dimensional features in the latent layer, representing the input data. Autoencoders are typically used for compressing high-dimensional data, such as raw images, into low-dimensional codes, and eventually for reconstructing the input from these features.</text:p>
          </table:table-cell>
        </table:table-row>
        <table:table-row table:style-name="ro4">
          <table:table-cell office:value-type="float" office:value="2001.01982" calcext:value-type="float">
            <text:p>2001.01982</text:p>
          </table:table-cell>
          <table:table-cell office:value-type="string" calcext:value-type="string">
            <text:p>data, data available, python, dataset</text:p>
          </table:table-cell>
          <table:table-cell office:value-type="float" office:value="34" calcext:value-type="float">
            <text:p>34</text:p>
          </table:table-cell>
          <table:table-cell table:number-columns-repeated="2"/>
          <table:table-cell office:value-type="string" calcext:value-type="string">
            <text:p>The simulator is freely available as as a python script that generates sensorimotor data† from the recorded dataset‡. All the software developed for this work is freely available in an online repository§.</text:p>
          </table:table-cell>
        </table:table-row>
        <table:table-row table:style-name="ro6">
          <table:table-cell office:value-type="float" office:value="2001.01982" calcext:value-type="float">
            <text:p>2001.01982</text:p>
          </table:table-cell>
          <table:table-cell office:value-type="string" calcext:value-type="string">
            <text:p>data, data https</text:p>
          </table:table-cell>
          <table:table-cell office:value-type="float" office:value="96" calcext:value-type="float">
            <text:p>96</text:p>
          </table:table-cell>
          <table:table-cell table:number-columns-repeated="2"/>
          <table:table-cell office:value-type="string" calcext:value-type="string">
            <text:p>There is however an important challenge in intrinsic motivation systems. Intrinsically motivated agents collect data and acquire skills in an incremental fashion through the online self-generation of training samples (Parisi et al. 2019). Learning is tightly coupled with the behaviour of the agent. When ”wrong” behaviours are generated in the initial phases of the learning sessions, the computational model may converge to sub-optimal solutions and local minima, thus preventing the system to generate further explorative behaviours. Adaptive systems should be escaping such situations, perhaps</text:p>
          </table:table-cell>
        </table:table-row>
        <table:table-row table:style-name="ro7">
          <table:table-cell office:value-type="float" office:value="2001.01982" calcext:value-type="float">
            <text:p>2001.01982</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Figure 4 shows an example of a run of the exploration behaviour under a speciﬁc conﬁguration (memsize = 20, pem = 0.1) and over different time steps (50, 1000, 2000, 3000, 4000 and 5000 iterations). The axes specify the x and y motor positions of the CNC machine. Red dots represents the motor projections of the 9 image goals (ground truth data from the simulator dataset). Green dots represent the explored positions of the robot. As it can be seen, the behaviour of the robot successfully tends towards exploring more the regions around the goals. The effect of the (cid:15)-greedy strategy is also evident from the almost uniformly distributed green points within the action space.</text:p>
          </table:table-cell>
        </table:table-row>
        <table:table-row table:style-name="ro7">
          <table:table-cell office:value-type="float" office:value="2001.01982" calcext:value-type="float">
            <text:p>2001.01982</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Figure 4. An example of a goal-directed exploration session driven by artiﬁcial curiosity (run no. 5, conﬁguration (memsize = 20, pem = 0.1)). A set of 9 goals are deﬁned from the pre-recorded image dataset. The red dots show the (x,y) motor conﬁgurations which are stored as ground truth data in the dataset - that correspond to the image goals. Each of the plots shows the experienced (x,y) motor commands after 50 (top left plot), 1000, 2000 (top right), 3000 (bottom left), 4000 and 5000 (bottom right) samples. Green dots represent the (x,y) motor positions captured from the CNC machine while exploring. The red dashed line shows the convex hull computed around the explored points.</text:p>
          </table:table-cell>
        </table:table-row>
        <table:table-row table:style-name="ro8">
          <table:table-cell office:value-type="float" office:value="2001.01982" calcext:value-type="float">
            <text:p>2001.01982</text:p>
          </table:table-cell>
          <table:table-cell office:value-type="string" calcext:value-type="string">
            <text:p>data, open-source code, open-source, code</text:p>
          </table:table-cell>
          <table:table-cell office:value-type="float" office:value="129" calcext:value-type="float">
            <text:p>129</text:p>
          </table:table-cell>
          <table:table-cell table:number-columns-repeated="2"/>
          <table:table-cell office:value-type="string" calcext:value-type="string">
            <text:p>A Raspberry Pi embedded computer connects to the XCarve controller over a serial connection and to the endeffector depth camera over USB. The X-Carve controller consists of an Arduino board running the Grbl ﬁrmware, an open source software that interprets G-code instructions and controls the stepper motors of the CNC machine∗. The stepper motors are not equipped with rotary encoders but their status are obtained through a Grbl WPos (working position) request that returns the offset of each motor from the initial position by counting the steps performed from the beginning of the operation. The Raspberry Pi uses the ROS (Robot Operating System) middleware to let external computers control the robot hardware and to synchronise the motor and image data.</text:p>
          </table:table-cell>
        </table:table-row>
        <table:table-row table:style-name="ro13">
          <table:table-cell office:value-type="float" office:value="2001.01982" calcext:value-type="float">
            <text:p>2001.01982</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Once having trained the CAE, the full learning process can be performed as described in Section 3.5. We carried out a series of experiments, in which we varied two parameters of the system: the size of the episodic memory memsize and the probability of updating the memory elements pem. In particular, we tested three different values for memsize : {0, 10, 20} (with 0 meaning that no episodic memory available) and two values of pem : {0.1, 0.01}, for a total of 6 experiments. The values of memsize specify the number of batches (each batch has 16 sensorimotor samples) that are contained in the memory. Each experiment has been run 5 times, for a total of 30 runs. Each run consisted of 5000 iterations of the algorithm described in Section 3.5. During each run, the mean squared error of the forward and inverse models, calculated on the same test dataset (consisting of 50 images randomly chosen from the simulator dataset) have been monitored. The MSEs have been calculated every 50 iterations of the algorithm (behaviour and model updates). A set of 9 goal images have been chosen from the simulator dataset.</text:p>
          </table:table-cell>
        </table:table-row>
        <table:table-row table:style-name="ro5">
          <table:table-cell office:value-type="float" office:value="2001.01982" calcext:value-type="float">
            <text:p>2001.01982</text:p>
          </table:table-cell>
          <table:table-cell office:value-type="string" calcext:value-type="string">
            <text:p>github</text:p>
          </table:table-cell>
          <table:table-cell office:value-type="float" office:value="44" calcext:value-type="float">
            <text:p>44</text:p>
          </table:table-cell>
          <table:table-cell table:number-columns-repeated="2"/>
          <table:table-cell office:value-type="string" calcext:value-type="string">
            <text:p>∗For further informations, please refer to https://github.com/grbl/grbl/wiki †The here: https://github.com/ guidoschillaci/sonylettucethink_dataset ‡The repository containing the images will be made freely downloadable in a ZENODO. §The latest version can be downloaded here: https://github.com/ guidoschillaci/goal_babbling_cae_episodic_memory.</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Path Query Data Structur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XX:10 Path Query Data Structur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XX:14 Path Query Data Structur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XX:16 Path Query Data Structur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 Data Structures for Path Queri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Path Query Data Structures in Practice</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1 Data structures based on heavy-path decomposition</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2 Data structures based on tree extraction</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012 ACM Subject Classiﬁcation Information systems → Data structur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y r e u XX:12 Path Query Data Structures q</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We now conduct experimental studies on data structures for path queri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3 MOLA Mars Orbiter Laser Altimeter data from NASA Mars Global Surveyor.</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is section gives the design details of the whp and ext data structur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r ease of reference, we outline the data structures implemented in Table 1.</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able 1 – The implemented data structures and the abbreviations used to refer to them.</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is section introduces notation and main algorithmic techniques at the core of our data structure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8 Meng He, J. Ian Munro, and Gelin Zhou. Data structures for path queries. ACM Trans. Algorithms,</text:p>
          </table:table-cell>
        </table:table-row>
        <table:table-row table:style-name="ro1" table:visibility="filter">
          <table:table-cell office:value-type="float" office:value="2001.10567" calcext:value-type="float">
            <text:p>2001.1056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of the succinct data structures whpp,whpc,extp, and extc. The succinct naïve structure nvc is not shown.</text:p>
          </table:table-cell>
        </table:table-row>
        <table:table-row table:style-name="ro2" table:visibility="filter">
          <table:table-cell office:value-type="float" office:value="2001.10567" calcext:value-type="float">
            <text:p>2001.1056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Naïve data structure in Section 4.1 Naïve data structure in Section 4.1, augmented with O(1) query-time LCA of [10] A solution based on tree extraction [28] in Section 2</text:p>
          </table:table-cell>
        </table:table-row>
        <table:table-row table:style-name="ro2" table:visibility="filter">
          <table:table-cell office:value-type="float" office:value="2001.10567" calcext:value-type="float">
            <text:p>2001.1056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A single data structure we implement (be it ever nv-, ext-, or whp-family), taken individually, answers all three types of queries (PM, PC, and PR). Hence, we consider space consumption ﬁrst.</text:p>
          </table:table-cell>
        </table:table-row>
        <table:table-row table:style-name="ro3" table:visibility="filter">
          <table:table-cell office:value-type="float" office:value="2001.10567" calcext:value-type="float">
            <text:p>2001.1056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3 – (upper) Space occupancy of our data structures, in bits per node, when loaded into memory; (lower) peak memory usage (m in bits per node) during construction and construction time (t in seconds) shown as m/t.</text:p>
          </table:table-cell>
        </table:table-row>
        <table:table-row table:style-name="ro5" table:visibility="filter">
          <table:table-cell office:value-type="float" office:value="2001.10567" calcext:value-type="float">
            <text:p>2001.1056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e have designed and experimentally evaluated recent algorithmic proposals in path queries in weighted trees, by either faithfully replicating them or offering practical alternatives. Our data structures include both plain pointer-based and succinct implementations. Our succinct realizations are themselves further specialized to be either plain or entropy-compressed.</text:p>
          </table:table-cell>
        </table:table-row>
        <table:table-row table:style-name="ro5" table:visibility="filter">
          <table:table-cell office:value-type="float" office:value="2001.10567" calcext:value-type="float">
            <text:p>2001.10567</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Naïve data structure of Section 4.1, using succinct data structures to represent the tree structure and weights 3n lg σ + O(n lg σ )-bits-of-space scheme for tree extraction of Section 3.2, with compressed bitmaps 3n lg σ + O(n lg σ )-bits-of-space scheme for tree extraction of Section 3.2, with uncompressed bitmaps</text:p>
          </table:table-cell>
        </table:table-row>
        <table:table-row table:style-name="ro4" table:visibility="filter">
          <table:table-cell office:value-type="float" office:value="2001.10567" calcext:value-type="float">
            <text:p>2001.1056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Despite the vast body of work, little is known on the practical performance of the data structures for path queries, with empirical studies on weighted trees deﬁnitely lacking, and existing related experiments being limited to navigation in unlabeled trees only [8], or to very speciﬁc domains [5, 38]. By contrast, the empirical study of traditional orthogonal range queries have attracted much attention [9, 12, 29]. We therefore contribute to remedying this imbalance.</text:p>
          </table:table-cell>
        </table:table-row>
        <table:table-row table:style-name="ro4" table:visibility="filter">
          <table:table-cell office:value-type="float" office:value="2001.10567" calcext:value-type="float">
            <text:p>2001.1056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succinct nvc’s empirical space occupancy is close to the information-theoretic minimum given by lg σ + 2 (Table 2). The structures extc/extp occupy about three times as much, which is consistent with the design of our practical solution (Section 3.2). It is interesting to note that the data structure whpc occupies space close to bare succinct storage of the input alone (nvc). Entropy-compression signiﬁcantly impacts both families of succinct structures, whp and ext, saving up to 20 bits per</text:p>
          </table:table-cell>
        </table:table-row>
        <table:table-row table:style-name="ro4" table:visibility="filter">
          <table:table-cell office:value-type="float" office:value="2001.10567" calcext:value-type="float">
            <text:p>2001.10567</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Rajeev Raman, Venkatesh Raman, and Srinivasa Rao Satti. Succinct indexable dictionaries with applications to encoding k-ary trees, preﬁx sums and multisets. ACM Trans. Algorithms, 3(4):43, 2007. doi:10.1145/1290672.1290680. A. Rényi and G. Szekeres. On the height of trees. Journal of the Australian Mathematical Society, 7(4):497–507, 1967. Daniel D. Sleator and Robert Endre Tarjan. A data structure for dynamic trees. J. Comput. Syst. Sci., 26(3):362–391, June 1983. doi:10.1016/0022-0000(83)90006-5.</text:p>
          </table:table-cell>
        </table:table-row>
        <table:table-row table:style-name="ro7" table:visibility="filter">
          <table:table-cell office:value-type="float" office:value="2001.10567" calcext:value-type="float">
            <text:p>2001.10567</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ur design of the practical succinct structure based on tree extraction (ext) results in a theoretical space occupancy of 3n lg σ + O(n lg σ ) bits, which helps explain its somewhat higher empirical space cost when compared to the succinct whp family. At the same time, verbatim implementation of the space-optimal solution by He et al. [28] draws on components that are likely to be cumbersome in practice. For the path query types considered in this study, therefore, realization of the theoretically time- and space-optimal data structure — or indeed some feasible alternative thereof — remains an interesting open problem in algorithm engineering.</text:p>
          </table:table-cell>
        </table:table-row>
        <table:table-row table:style-name="ro4" table:visibility="filter">
          <table:table-cell office:value-type="float" office:value="2001.10567" calcext:value-type="float">
            <text:p>2001.1056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Previous work includes that of Krizanc et al. [32], who were the ﬁrst to introduce path median query problem (henceforth PM) in trees, and gave an O(lg n) query-time data structure with the space cost of O(n lg2 n) words. They also gave an O(n logb n) words data structure to answer PM queries in time O(b lg3 n/ lg b), for any ﬁxed 1 ≤ b ≤ n. Chazelle [15] gave an emulation dag-based linear-space data structure for solving path counting (henceforth PC) queries in trees in time O(lg n).</text:p>
          </table:table-cell>
        </table:table-row>
        <table:table-row table:style-name="ro6" table:visibility="filter">
          <table:table-cell office:value-type="float" office:value="2001.10567" calcext:value-type="float">
            <text:p>2001.1056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he upper part of the Table 3 shows the space usage of our data structures. The structures nv/nvL are lighter than ext†/whp†, as expected. Adding fast LCA support doubles the space requirement for nv, whereas succinctness (nvc) uses up to 20 times less space than nv. The difference between ext† and whp†, in turn, is in explicit storage of the 0-views for each of the Θ(n lg σ ) nodes occurring during tree extraction. In whp†, by contrast, rank0 is induced from rank1 (via subtraction) – hence the difference in the empirical sizes of the otherwise Θ(n lg σ )-word data structures.</text:p>
          </table:table-cell>
        </table:table-row>
        <table:table-row table:style-name="ro10" table:visibility="filter">
          <table:table-cell office:value-type="float" office:value="2001.10567" calcext:value-type="float">
            <text:p>2001.10567</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We measure both query time and space performance of our data structures on large practical sets. We ﬁnd that the succinct structures we implement offer an attractive alternative to plain pointer-based solutions, in scenarios with critical space- and query time-performance and reasonable tolerance to slow-down. Some of the structures we implement (whpc) occupy space equal to bare compressed storage (nvc) of the object and yet offer fast queries on top of it, while another structure (extc/extp) occupies space comparable to nvc, offers fast queries and low peak memory in construction. While whp succinct family performs well in average case, thus offering attractive trade-offs between query time and space occupancy, ext is robust to the structure of the underlying tree, and is therefore recommended when strong worst-case guarantees are vital.</text:p>
          </table:table-cell>
        </table:table-row>
        <table:table-row table:style-name="ro10" table:visibility="filter">
          <table:table-cell office:value-type="float" office:value="2001.10567" calcext:value-type="float">
            <text:p>2001.1056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Richard F. Geary, Naila Rahman, Rajeev Raman, and Venkatesh Raman. A simple optimal representation for balanced parentheses. Theor. Comput. Sci., 368(3):231–246, 2006. doi:10.1016/j.tcs.2006.09.014. Richard F. Geary, Rajeev Raman, and Venkatesh Raman. Succinct ordinal trees with level-ancestor queries. ACM Trans. Algorithms, 2(4):510–534, 2006. doi:10.1145/1198513.1198516. Simon Gog, Timo Beller, Alistair Moffat, and Matthias Petri. From theory to practice: Plug and play with succinct data structures. In Experimental Algorithms - 13th International Symposium, SEA 2014, Copenhagen, Denmark, June 29 - July 1, 2014. Proceedings, pages 326–337, 2014. doi:10.1007/978-3-319-07959-2\_28. Torben Hagerup. Parallel preprocessing for path queries without concurrent reading. Inf. Comput., 158(1):18–28, 2000. doi:10.1006/inco.1999.2814.</text:p>
          </table:table-cell>
        </table:table-row>
        <table:table-row table:style-name="ro7" table:visibility="filter">
          <table:table-cell office:value-type="float" office:value="2001.10567" calcext:value-type="float">
            <text:p>2001.10567</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Path Counting: return |{z ∈ Px,y | w(z) ∈ Q}|. Path Reporting: enumerate {z ∈ Px,y | w(z) ∈ Q}. Path Selection: return the kth (0 ≤ k &lt; |Px,y|) weight in the sorted list of weights on Px,y; k is given at query time. In the special case of k = (cid:98)|Px,y|/2(cid:99), a path selection is a path median query. Path queries is a widely-researched topic in computer science community [7, 15, 23, 32, 28, 13, 24]. Apart from theoretical appeal, queries on tree topologies reﬂect the needs of efﬁcient information retrieval from hierarchical data, and are gaining ground in established domains such as RDBMS [2]. 2πn [42], this calls for the development of methods beyond naïve. The expected height of T being</text:p>
          </table:table-cell>
        </table:table-row>
        <table:table-row table:style-name="ro7" table:visibility="filter">
          <table:table-cell office:value-type="float" office:value="2001.10567" calcext:value-type="float">
            <text:p>2001.1056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e combined cost of S and B is 2n + n + O(n) = 3n + O(n) bits. At each of the lg σ levels of extraction, we encode 0/1-labeled trees in the same way, so the total space is 3n lg σ + O(n lg σ ) bits. Query algorithms in the ext data structure proceed within the generic framework of extracting T0 and T1. Let n(cid:48) = |Pu0,v0|. In PM, we recurse on T0 if k &lt; n(cid:48), for a query that asks for a node with the kth smallest weight on the path Pu0,v0; otherwise, we recurse on T1 with k ← k − n(cid:48) and u1, v1. We stop upon encountering a tree with homogeneous weights. This logic is embodied in Algorithm 2 in Appendix A. Theoretical running time is O(lg σ ), as all the primitives used are O(1)-time.</text:p>
          </table:table-cell>
        </table:table-row>
        <table:table-row table:style-name="ro11" table:visibility="filter">
          <table:table-cell office:value-type="float" office:value="2001.10567" calcext:value-type="float">
            <text:p>2001.1056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We perform experimental studies on data structures that answer path median, path counting, and path reporting queries in weighted trees. These query problems generalize the well-known range median query problem in arrays, as well as the 2d orthogonal range counting and reporting problems in planar point sets, to tree structured data. We propose practical realizations of the latest theoretical results on path queries. Our data structures, which use tree extraction, heavy-path decomposition and wavelet trees, are implemented in both succinct and pointer-based form. Our succinct data structures are further specialized to be plain or entropy-compressed. Through experiments on large sets, we show that succinct data structures for path queries may present a viable alternative to standard pointer-based realizations, in practical scenarios. Compared to naïve approaches that compute the answer by explicit traversal of the query path, our succinct data structures are several times faster in path median queries and perform comparably in path counting and path reporting queries, while being several times more space-efﬁcient. Plain pointer-based realizations of our data structures, requiring a few times more space than the naïve ones, yield up to 100-times speed-up over them.</text:p>
          </table:table-cell>
        </table:table-row>
        <table:table-row table:style-name="ro16" table:visibility="filter">
          <table:table-cell office:value-type="float" office:value="2001.10567" calcext:value-type="float">
            <text:p>2001.10567</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They also use this representation to identify, in constant time, which extractions to explore. Therefore, at each of the O(lg σ / lg lg n) levels of the hierarchy of extractions, constant time work is done, yielding an O(lg σ / lg lg n)-time algorithm for PC. Spacewise, it is shown that each of the O(lg σ / lg lg n) levels can be stored in 2n + nH0(W ) + O(n lg σ ) bits of space in total (where W is the multiset of weights on the level) which, summed over all the levels, yields nH0(WT ) + O(n lg σ / lg lg n) bits of space. The components of this optimal result, however, use word-parallel techniques that are unlikely to be practical. In addition, one of the components, tree covering (TC) for trees labeled over [σ ], σ = O(lgε n) has not been implemented and experimentally evaluated even for unlabeled versions thereof. Finally, lookup tables for the word-RAM data structures may either be rendered too heavy by word alignment, or too slow by the concomitant arithmetic for accessing its entries. In practice, small blocks of data are usually explicitly scanned [8]. However, we can see no fast way to scan small labeled trees. At the same time, a generic multi-parentheses approach [37] would spare the effort altogether, immediately yielding a 4n lg σ + 2n + O(n lg σ )-bit encoding of the tree, with O(1)-time support for 0/1-parents. We achieve instead 3n lg σ + O(n lg σ ) bits of space, as we proceed to describe next.</text:p>
          </table:table-cell>
        </table:table-row>
        <table:table-row table:style-name="ro11" table:visibility="filter">
          <table:table-cell office:value-type="float" office:value="2001.10567" calcext:value-type="float">
            <text:p>2001.10567</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The running times for PS/PC were O(lg σ ), while a PR query is answered in O((1 + κ) lg σ ) time, with κ henceforth denoting output size. Also given is an O(n lg lg σ )-words and O(lg σ + κ lg lg σ ) query time solution, for PR, in the RAM model. Further, solutions based on succinct data structures started to appear. (In the interests of brevity, the convention throughout this paper is that a data structure is succinct if its size in bits is close to the information-theoretic lower bound.) Patil et al. [40] presented an O(lg n · lg σ ) query time data structure for PS/PC, occupying 6n + n lg σ + O(n lg σ ) bits of space. Therein, the tree structure and the weights distribution are decoupled and delegated to respectively heavy-path decomposition [43] and wavelet trees [37]. Their data structure also solves PR in O(lg n lg σ + (1 + κ) lg σ ) query time. Parallel to [40], He et al. [26, 28] devised a succinct data structure occupying nH(WT ) + O(n lg σ ) bits of space to answer PS/PC in O( lg σ lg log n + 1)) time. Here, WT is the multiset of weights of the tree T , and H(WT ) is there entropy thereof. Combining tree extraction and the ball-inheritance problem [14], Chan et al. [13] proposed further trade-offs, one of them being an O(n lgε n)-word structure with O(lg lg n + κ) query time, for PR.</text:p>
          </table:table-cell>
        </table:table-row>
        <table:table-row table:style-name="ro14" table:visibility="filter">
          <table:table-cell office:value-type="float" office:value="2001.10567" calcext:value-type="float">
            <text:p>2001.10567</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Patil et al. [40] used HPD to decompose a path query into O(lg n) queries in sequences. To save space, they designed the following data structure to represent the tree and its HPD. If x is the head of a chain φ , all the nodes in φ have a (conceptual) reference pointing to x, while x points to itself. A reference count of a node x (denoted as rcx) stands for the number of times a node serves as a reference. Obviously, only heads feature non-zero reference counts – precisely the lengths of their respective chain. The reference counts of all the nodes are stored in unary in preorder in a bitmap B = 10rc110rc2 . . . 10rcn using 2n + O(n) bits. Then, one has that rcx = rank0(B, select1(B, x + 1)) − rank0(B, select1(B, x)). The topology of the original tree T is represented succinctly in another 2n + O(n) bits. In addition, they encode the HPD structure of T using a new tree T (cid:48) that is obtained from T via the following transformation. All the non-head nodes become leaves and are directly connected to their respective heads; the heads themselves (except the root) become children of the references of their original parents. All these connections are established respecting the preorder ranks of the nodes in the original tree T . Namely, a node farther from the head attaches to it only after the higher-residing nodes of the chain have done so. This transformation preserves the original preorder ranks. On T (cid:48), operation ref(x) is supported, which returns the head of chain to which the node x in the original tree belongs.</text:p>
          </table:table-cell>
        </table:table-row>
        <table:table-row table:style-name="ro11" table:visibility="filter">
          <table:table-cell office:value-type="float" office:value="2001.10567" calcext:value-type="float">
            <text:p>2001.10567</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While [32, 15] design different data structures for PM and PC, He et al. [26, 28] use tree extraction to solve both PC and the path selection problem (henceforth PS), as well as the path reporting problem (henceforth PR), which they were the ﬁrst to introduce. The running times for PS/PC were O(lg σ ), while a PR query is answered in O((1 + κ) lg σ ) time, with κ henceforth denoting output size. Also given is an O(n lg lg σ )-words and O(lg σ + κ lg lg σ ) query time solution, for PR, in the RAM model. Further, solutions based on succinct data structures started to appear. (In the interests of brevity, the convention throughout this paper is that a data structure is succinct if its size in bits is close to the information-theoretic lower bound.) Patil et al. [40] presented an O(lg n · lg σ ) query time data structure for PS/PC, occupying 6n + n lg σ + O(n lg σ ) bits of space. Therein, the tree structure and the weights distribution are decoupled and delegated to respectively heavy-path decomposition [43] and wavelet trees [37]. Their data structure also solves PR in O(lg n lg σ + (1 + κ) lg σ ) query time. Parallel to [40], He et al. [26, 28] devised a succinct data structure occupying nH(WT ) + O(n lg σ ) bits of space to answer PS/PC in O( lg σ lg log n + 1)) time. Here, WT is the multiset of weights of the tree T , and H(WT ) is there entropy thereof.</text:p>
          </table:table-cell>
        </table:table-row>
        <table:table-row table:style-name="ro16" table:visibility="filter">
          <table:table-cell office:value-type="float" office:value="2001.10567" calcext:value-type="float">
            <text:p>2001.10567</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The key insight of tree extraction is that the number of nodes n(cid:48) with weights from I0 on the path from u to v equals n(cid:48) = depth0(u0) + depth0(v0) − 2 · depth0(z0) + 1w(z)∈I0, where depth0(·) is the depth function in T0, z = LCA(u, v), u0, v0, z0 are the T0-views of u, v, and z, and 1pred is 1 if predicate pred is TRUE, and 0 otherwise. The key step is then, for a given node x, how to efﬁciently ﬁnd its 0/1-parent, whose purpose is analogous to a rank-query when descending down the WT. Consider a node x ∈ T and its T0-view x0. The corresponding node x(cid:48) ∈ T of x0 ∈ T0 is then called 0-parent of x. The 1-parent is deﬁned analogously. Supporting 0/1-parents in compact space is one of the main implementation challenges of the technique, as storing the views explicitly is spaceexpensive. In [28], the hierarchy of extractions is done by dividing the range not to 2 but f = O(lgε n) parts, with 0 &lt; ε &lt; 1 being a constant. They classify the nodes according to weights using these f = (cid:100)lgε n(cid:101) labels and use tree covering to represent the tree with small labels in order to ﬁnd Tα -views for arbitrary α ∈ [σ ], in constant time. They also use this representation to identify, in constant time, which extractions to explore. Therefore, at each of the O(lg σ / lg lg n) levels of the hierarchy of extractions, constant time work is done, yielding an O(lg σ / lg lg n)-time algorithm for PC.</text:p>
          </table:table-cell>
        </table:table-row>
        <table:table-row table:style-name="ro14" table:visibility="filter">
          <table:table-cell office:value-type="float" office:value="2001.10567" calcext:value-type="float">
            <text:p>2001.10567</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The 1-parent is deﬁned analogously. Supporting 0/1-parents in compact space is one of the main implementation challenges of the technique, as storing the views explicitly is spaceexpensive. In [28], the hierarchy of extractions is done by dividing the range not to 2 but f = O(lgε n) parts, with 0 &lt; ε &lt; 1 being a constant. They classify the nodes according to weights using these f = (cid:100)lgε n(cid:101) labels and use tree covering to represent the tree with small labels in order to ﬁnd Tα -views for arbitrary α ∈ [σ ], in constant time. They also use this representation to identify, in constant time, which extractions to explore. Therefore, at each of the O(lg σ / lg lg n) levels of the hierarchy of extractions, constant time work is done, yielding an O(lg σ / lg lg n)-time algorithm for PC. Spacewise, it is shown that each of the O(lg σ / lg lg n) levels can be stored in 2n + nH0(W ) + O(n lg σ ) bits of space in total (where W is the multiset of weights on the level) which, summed over all the levels, yields nH0(WT ) + O(n lg σ / lg lg n) bits of space. The components of this optimal result, however, use word-parallel techniques that are unlikely to be practical. In addition, one of the components, tree covering (TC) for trees labeled over [σ ], σ = O(lgε n) has not been implemented and experimentally evaluated even for unlabeled versions thereof. Finally, lookup tables for the word-RAM data structures may either be rendered too heavy by word alignment, or too slow by the concomitant arithmetic for accessing its entries.</text:p>
          </table:table-cell>
        </table:table-row>
        <table:table-row table:style-name="ro4">
          <table:table-cell office:value-type="float" office:value="2001.10567" calcext:value-type="float">
            <text:p>2001.10567</text:p>
          </table:table-cell>
          <table:table-cell office:value-type="string" calcext:value-type="string">
            <text:p>data, code, github, source code</text:p>
          </table:table-cell>
          <table:table-cell office:value-type="float" office:value="76" calcext:value-type="float">
            <text:p>76</text:p>
          </table:table-cell>
          <table:table-cell table:number-columns-repeated="2"/>
          <table:table-cell office:value-type="string" calcext:value-type="string">
            <text:p>the pointer-machine model, which uses tree extraction. In it, the views x0 ∈ T0, x1 ∈ T1 for each node that arises in the hierarchy of extractions, as well as the depths in T , are explicitly stored. Similarly, whp† is a plain pointer-based implementation of the data structure by Patil et al. [40]. The relevant source code is accessible at https://github.com/serkazi/tree_path_queries.</text:p>
          </table:table-cell>
        </table:table-row>
        <table:table-row table:style-name="ro5">
          <table:table-cell office:value-type="float" office:value="2001.10567" calcext:value-type="float">
            <text:p>2001.10567</text:p>
          </table:table-cell>
          <table:table-cell office:value-type="string" calcext:value-type="string">
            <text:p>data, dataset</text:p>
          </table:table-cell>
          <table:table-cell office:value-type="float" office:value="70" calcext:value-type="float">
            <text:p>70</text:p>
          </table:table-cell>
          <table:table-cell table:number-columns-repeated="2"/>
          <table:table-cell office:value-type="string" calcext:value-type="string">
            <text:p>The platform used is a 128GiB RAM, Intel(R) Xeon(R) Gold 6234 CPU 3.30GHz server running 4.15.0-54-generic 58-Ubuntu SMP x86_64 kernel. The build is due to clang-8 with -g,-O2, -std=c++17,mcmodel=large,-NDEBUG ﬂags. Our datasets originate from geographical information systems (GIS). In Table 2, the relevant meta-data on our datasets is given.</text:p>
          </table:table-cell>
        </table:table-row>
        <table:table-row table:style-name="ro19">
          <table:table-cell office:value-type="float" office:value="2001.10567" calcext:value-type="float">
            <text:p>2001.10567</text:p>
          </table:table-cell>
          <table:table-cell office:value-type="string" calcext:value-type="string">
            <text:p>data, dataset</text:p>
          </table:table-cell>
          <table:table-cell office:value-type="float" office:value="332" calcext:value-type="float">
            <text:p>332</text:p>
          </table:table-cell>
          <table:table-cell table:number-columns-repeated="2"/>
          <table:table-cell office:value-type="string" calcext:value-type="string">
            <text:p>Succinct structures whpc/whpp/extc/extp perform well on these queries, with a slow-down of at most 20-30 times from their respective pointer-based counterparts. Using entropy-compression degrades the speed of whp almost twice. Overall, the families whp and ext seem to perform at the same order of magnitude. This is surprising, as in theory whp should be a factor of lg n slower. The discrepancy is explained partly by small average number of segments in HPD, averaging 9 ± 2 for our queries. (The number of unary-degree nodes in our datasets is 35%-56%, which makes smaller number of heavy-path segments prevalent. We did not use trees with few unary-degree nodes in our experiments, as the height of such trees are not large enough to make constructing data structures for path queries worthwhile.) When the queries are partitioned by the number of chains in the HPD, the curves for extc/extp stay ﬂat whereas those for whpc/whpp grow linearly (see Figure 3 in Appendix B). Take eu.mst.dmcs as an example. When the query path is partitioned into 9 chains, extp is only slightly faster than whpp, but when the query path contains 19 chains, extp is about 2.3 times so. This suggests to favour the ext family over whp whenever performance in the worst case is important. Furthermore, navigational operations in extp/extc and whpp/whpc, despite of similar theoretical worst-case guarantees, involve different patterns of using the rank/select primitives. For one, whpp/whpc does not call LCA during the search – mapping of the search ranges when descending down the recursion is accomplished by a single rank call, whereas extp/extc computes LCA at each level of descent (for its its own analog of rank – the view computation in Algorithm 1). Now, LCA is a non-trivial combination of rank/select calls.</text:p>
          </table:table-cell>
        </table:table-row>
        <table:table-row table:style-name="ro15">
          <table:table-cell office:value-type="float" office:value="2001.10567" calcext:value-type="float">
            <text:p>2001.10567</text:p>
          </table:table-cell>
          <table:table-cell office:value-type="string" calcext:value-type="string">
            <text:p>data, dataset</text:p>
          </table:table-cell>
          <table:table-cell office:value-type="float" office:value="345" calcext:value-type="float">
            <text:p>345</text:p>
          </table:table-cell>
          <table:table-cell table:number-columns-repeated="2"/>
          <table:table-cell office:value-type="string" calcext:value-type="string">
            <text:p>However, it builds on components that are likely to be cumbersome in practice. We therefore present a practical compact implementation of this data structure that uses 3n lg σ + O(n lg σ ) bits of space as opposed to the original nH(WT ) + O(n lg σ ) bits of space in [28]. For brevity, we henceforth refer to the data structures based on tree extraction as ext. Our implementation of ext achieves the query time of O(lg σ ) for PM and PC queries, and O((1 + κ) lg σ ) time for PR. Further, we present an exact implementation of the data structure (henceforth whp) by Patil et al. [40]. The theoretical guarantees of whp are 6n + n lg σ + O(n lg σ ) bits of space, with O(lg n lg σ ) and O(lg n lg σ + (1 + κ) lg σ ) query times for respectively PM/PC and PR. Although whp is optimal neither in space nor in time, it proves competitive with ext on the practical datasets we use. Further, we evaluate time- and space-impact of succinctness by realizing plain pointer-based versions of both ext and whp. We show that succinct data structures based on ext and whp offer an attractive alternative for their fast but space-consuming counterparts, with query-time slow-down of 30-40 times yet commensurate savings in space. We also implement, in pointer-based and succinct variations, a naïve approach of not preprocessing the tree at all but rather answering the query by explicit scanning. The succinct solutions compare favourably to the naïve ones, the slowest former being 7-8 times faster than naïve PM, while occupying up to 20 times less space. We also compare the performance of different succinct solutions relative to each other.</text:p>
          </table:table-cell>
        </table:table-row>
        <table:table-row table:style-name="ro14">
          <table:table-cell office:value-type="float" office:value="2001.10567" calcext:value-type="float">
            <text:p>2001.10567</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In this article, we provide an experimental study of data structures for path queries. The types of queries we consider are PM, PC, and PR. The theoretical foundation of our work are the data structures and algorithms developed in [26, 40, 27, 28]. The succinct data structure by He et al. [28] is optimal both in space and time in the RAM model. However, it builds on components that are likely to be cumbersome in practice. We therefore present a practical compact implementation of this data structure that uses 3n lg σ + O(n lg σ ) bits of space as opposed to the original nH(WT ) + O(n lg σ ) bits of space in [28]. For brevity, we henceforth refer to the data structures based on tree extraction as ext. Our implementation of ext achieves the query time of O(lg σ ) for PM and PC queries, and O((1 + κ) lg σ ) time for PR. Further, we present an exact implementation of the data structure (henceforth whp) by Patil et al. [40]. The theoretical guarantees of whp are 6n + n lg σ + O(n lg σ ) bits of space, with O(lg n lg σ ) and O(lg n lg σ + (1 + κ) lg σ ) query times for respectively PM/PC and PR. Although whp is optimal neither in space nor in time, it proves competitive with ext on the practical datasets we use. Further, we evaluate time- and space-impact of succinctness by realizing plain pointer-based versions of both ext and whp. We show that succinct data structures based on ext and whp offer an attractive alternative for their fast but space-consuming counterparts, with query-time slow-down of 30-40 times yet commensurate savings in space.</text:p>
          </table:table-cell>
        </table:table-row>
        <table:table-row table:style-name="ro19">
          <table:table-cell office:value-type="float" office:value="2001.10567" calcext:value-type="float">
            <text:p>2001.10567</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Using entropy-compression degrades the speed of whp almost twice. Overall, the families whp and ext seem to perform at the same order of magnitude. This is surprising, as in theory whp should be a factor of lg n slower. The discrepancy is explained partly by small average number of segments in HPD, averaging 9 ± 2 for our queries. (The number of unary-degree nodes in our datasets is 35%-56%, which makes smaller number of heavy-path segments prevalent. We did not use trees with few unary-degree nodes in our experiments, as the height of such trees are not large enough to make constructing data structures for path queries worthwhile.) When the queries are partitioned by the number of chains in the HPD, the curves for extc/extp stay ﬂat whereas those for whpc/whpp grow linearly (see Figure 3 in Appendix B). Take eu.mst.dmcs as an example. When the query path is partitioned into 9 chains, extp is only slightly faster than whpp, but when the query path contains 19 chains, extp is about 2.3 times so. This suggests to favour the ext family over whp whenever performance in the worst case is important. Furthermore, navigational operations in extp/extc and whpp/whpc, despite of similar theoretical worst-case guarantees, involve different patterns of using the rank/select primitives. For one, whpp/whpc does not call LCA during the search – mapping of the search ranges when descending down the recursion is accomplished by a single rank call, whereas extp/extc computes LCA at each level of descent (for its its own analog of rank – the view computation in Algorithm 1). Now, LCA is a non-trivial combination of rank/select calls. The difference between extp/extc and whpp/whpc will therefore become pronounced in a large enough tree; with tangible HPD sizes, the constants involved in (albeit theoretically O(1)) LCA calls are overcome by lg n.</text:p>
          </table:table-cell>
        </table:table-row>
        <table:table-row table:style-name="ro7">
          <table:table-cell office:value-type="float" office:value="2001.10567" calcext:value-type="float">
            <text:p>2001.10567</text:p>
          </table:table-cell>
          <table:table-cell office:value-type="string" calcext:value-type="string">
            <text:p>data, dataset provided</text:p>
          </table:table-cell>
          <table:table-cell office:value-type="float" office:value="152" calcext:value-type="float">
            <text:p>152</text:p>
          </table:table-cell>
          <table:table-cell table:number-columns-repeated="2"/>
          <table:table-cell office:value-type="string" calcext:value-type="string">
            <text:p>Succinct structures extc/extp/whpc/whpp are implemented with the help of the succinct data structures library sdsl-lite of Gog et al. [22]. To implement whp and the practical variant of ext we designed in Section 3.2, two types of bitmaps are used: a compressed bitmap [41] (implemented in sdsl::rrr_vector of sdsl-lite) and plain bitmap (implemented in sdsl::bit_vector of sdsl-lite). For nvc, the weights are stored using (cid:100)lg σ (cid:101) bits each in a sequence and the structure theoretically occupies 2n + n lg σ + O(n lg σ ) bits. For uniformity, across our data structures, tree navigation is provided solely by a BP representation based on [21] (implemented in sdsl::bp_support_gg), chosen on the basis of our benchmarks.</text:p>
          </table:table-cell>
        </table:table-row>
        <table:table-row table:style-name="ro20">
          <table:table-cell office:value-type="float" office:value="2001.10567" calcext:value-type="float">
            <text:p>2001.10567</text:p>
          </table:table-cell>
          <table:table-cell office:value-type="string" calcext:value-type="string">
            <text:p>data, retrieve</text:p>
          </table:table-cell>
          <table:table-cell office:value-type="float" office:value="346" calcext:value-type="float">
            <text:p>346</text:p>
          </table:table-cell>
          <table:table-cell table:number-columns-repeated="2"/>
          <table:table-cell office:value-type="string" calcext:value-type="string">
            <text:p>12(4):53:1–53:32, 2016. doi:10.1145/2905368. Kazuki Ishiyama and Kunihiko Sadakane. A succinct data structure for multidimensional orthogonal range searching. In 2017 Data Compression Conference, DCC 2017, Snowbird, UT, USA, April 4-7, 2017, pages 270–279, 2017. doi:10.1109/DCC.2017.47. Guy Jacobson. Space-efﬁcient static trees and graphs. In 30th Annual Symposium on Foundations of Computer Science, Research Triangle Park, North Carolina, USA, 30 October - 1 November 1989, pages 549–554, 1989. doi:10.1109/SFCS.1989.63533. Jesper Jansson, Kunihiko Sadakane, and Wing-Kin Sung. Ultra-succinct representation of ordered trees with applications. J. Comput. Syst. Sci., 78(2):619–631, 2012. doi:10.1016/j.jcss.2011.09.002. Danny Krizanc, Pat Morin, and Michiel H. M. Smid. Range mode and range median queries on lists and trees. Nord. J. Comput., 12(1):1–17, 2005. Hsueh-I Lu and Chia-Chi Yeh. Balanced parentheses strike back. ACM Trans. Algorithms, 4(3):28:1–28:13, 2008. doi:10.1145/1367064.1367068. J. Ian Munro, Rajeev Raman, Venkatesh Raman, and S. Srinivasa Rao. Succinct representations of permutations and functions. Theor. Comput. Sci., 438:74–88, 2012. doi:10.1016/j.tcs.2012.03.005. J. Ian Munro and Venkatesh Raman. Succinct representation of balanced parentheses and static trees. SIAM J. Comput., 31(3):762–776, 2001. URL: https://doi.org/10.1137/S0097539799364092, doi:10.1137/S0097539799364092. David R. Musser. Introspective sorting and selection algorithms. Softw., Pract. Exper., 27(8):983–993, 1997. Gonzalo Navarro. Compact Data Structures - A Practical Approach. Cambridge University Press, 2016. Gonzalo Navarro and Alberto Ordóñez Pereira. Faster compressed sufﬁx trees for repetitive collections. ACM Journal of Experimental Algorithmics, 21(1):1.8:1–1.8:38, 2016. doi:10.1145/2851495. OpenStreetMap contributors. Planet dump retrieved from https://planet.osm.org . https://www.openstreetmap.org, 2017.</text:p>
          </table:table-cell>
        </table:table-row>
        <table:table-row table:style-name="ro1">
          <table:table-cell office:value-type="float" office:value="2001.10567" calcext:value-type="float">
            <text:p>2001.1056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001.10567" calcext:value-type="float">
            <text:p>2001.10567</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Counting queries for eu.emst.dem dataset</text:p>
          </table:table-cell>
        </table:table-row>
        <table:table-row table:style-name="ro1">
          <table:table-cell office:value-type="float" office:value="2001.10567" calcext:value-type="float">
            <text:p>2001.10567</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Median queries for eu.emst.dem dataset</text:p>
          </table:table-cell>
        </table:table-row>
        <table:table-row table:style-name="ro1">
          <table:table-cell office:value-type="float" office:value="2001.10567" calcext:value-type="float">
            <text:p>2001.10567</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 Median queries for eu.emst.dem dataset g a r e v a</text:p>
          </table:table-cell>
        </table:table-row>
        <table:table-row table:style-name="ro3">
          <table:table-cell office:value-type="float" office:value="2001.10567" calcext:value-type="float">
            <text:p>2001.10567</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Overall, the succinct whpp/whpc/extp/extc perform very well, being all well-under 1 gigabyte for the large datasets we use. This suggests scalability: when trees are so large as not to ﬁt into main memory, it is clear that the succinct solutions are the method of choice.</text:p>
          </table:table-cell>
        </table:table-row>
        <table:table-row table:style-name="ro4">
          <table:table-cell office:value-type="float" office:value="2001.10567" calcext:value-type="float">
            <text:p>2001.10567</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able 2 – Datasets metadata. DEM stands for Digital Elevation Model, and MST for minimum spanning tree. Weights are over {0, 1, . . . , σ − 1}, and H0 is the entropy of the multiset of weights. In DEM, elevation (in meters) is used as weights. For eu.mst.osm, distance in meters between locations, and for eu.mst.dmcs, travel time between locations, for a proprietary “car” proﬁle in tenths of a second, are used as weights.</text:p>
          </table:table-cell>
        </table:table-row>
        <table:table-row table:style-name="ro7">
          <table:table-cell office:value-type="float" office:value="2001.10567" calcext:value-type="float">
            <text:p>2001.10567</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We generated query paths by choosing a pair uniformly at random (u.a.r.). To generate a range of weights, [a, b], we follow the methodology of [16] and consider large, medium, and small conﬁgurations: given K, we generate the left bound a ∈ [W ] u.a.r., whereas b is generated u.a.r. from [a, a + (cid:100) W −a K (cid:101)]. We set K = 1, 10, and 100 for respectively large, medium, and small. To counteract skew in weight distribution in some of the datasets, when generating the weight-range [a, b], we in fact generate a pair from [n] rather than [σ ] and map the positions to the sorted list of input-weights, ensuring the number of nodes covered by the generated weight-range to be proportional to K−1.</text:p>
          </table:table-cell>
        </table:table-row>
        <table:table-row table:style-name="ro2">
          <table:table-cell office:value-type="float" office:value="2003.14402" calcext:value-type="float">
            <text:p>2003.14402</text:p>
          </table:table-cell>
          <table:table-cell office:value-type="string" calcext:value-type="string">
            <text:p>benchmark</text:p>
          </table:table-cell>
          <table:table-cell office:value-type="float" office:value="11" calcext:value-type="float">
            <text:p>11</text:p>
          </table:table-cell>
          <table:table-cell table:number-columns-repeated="2"/>
          <table:table-cell office:value-type="string" calcext:value-type="string">
            <text:p>LOW-RESOURCE NEURAL MACHINE TRANSLATION: A BENCHMARK FOR FIVE AFRICAN LANGUAGES</text:p>
          </table:table-cell>
        </table:table-row>
        <table:table-row table:style-name="ro12">
          <table:table-cell office:value-type="float" office:value="2003.14402" calcext:value-type="float">
            <text:p>2003.14402</text:p>
          </table:table-cell>
          <table:table-cell office:value-type="string" calcext:value-type="string">
            <text:p>benchmark, data</text:p>
          </table:table-cell>
          <table:table-cell office:value-type="float" office:value="181" calcext:value-type="float">
            <text:p>181</text:p>
          </table:table-cell>
          <table:table-cell table:number-columns-repeated="2"/>
          <table:table-cell office:value-type="string" calcext:value-type="string">
            <text:p>Recent advents in Neural Machine Translation (NMT) have shown improvements in low-resource language (LRL) translation tasks. In this work, we benchmark NMT between English and ﬁve African LRL pairs (Swahili, Amharic, Tigrigna, Oromo, Somali [SATOS]). We collected the available resources on the SATOS languages to evaluate the current state of NMT for LRLs. Our evaluation, comparing a baseline single language pair NMT model against semi-supervised learning, transfer learning, and multilingual modeling, shows signiﬁcant performance improvements both in the En → LRL and LRL → En directions. In terms of averaged BLEU score, the multilingual approach shows the largest gains, up to +5 points, in six out of ten translation directions. To demonstrate the generalization capability of each model, we also report results on multi-domain test sets. We release the standardized experimental data and the test sets for future works addressing the challenges of NMT in under-resourced settings, in particular for the SATOS languages.1</text:p>
          </table:table-cell>
        </table:table-row>
        <table:table-row table:style-name="ro6">
          <table:table-cell office:value-type="float" office:value="2003.14402" calcext:value-type="float">
            <text:p>2003.14402</text:p>
          </table:table-cell>
          <table:table-cell office:value-type="string" calcext:value-type="string">
            <text:p>benchmark, open-source data, dataset</text:p>
          </table:table-cell>
          <table:table-cell office:value-type="float" office:value="111" calcext:value-type="float">
            <text:p>111</text:p>
          </table:table-cell>
          <table:table-cell table:number-columns-repeated="2"/>
          <table:table-cell office:value-type="string" calcext:value-type="string">
            <text:p>Therefore, the objectives of this work are: i) to benchmark and expand the current boundary of NMT into ﬁve prominent languages used in the East African region (i.e. Swahili, Amharic, Tigrigna, ii) Oromo, and Somali), which have not been extensively studied yet within the NMT paradigm, iii) to to investigate strengths and weakness of NMT applied to LRLs and deﬁne open problems, release a standardized training dataset for the ﬁve LRL, as well as multi-domain test sets for up to 20 directions, to encourage future research in zero-shot and unsupervised translation between LRLs.</text:p>
          </table:table-cell>
        </table:table-row>
        <table:table-row table:style-name="ro1" table:visibility="filter">
          <table:table-cell office:value-type="float" office:value="2003.14402" calcext:value-type="float">
            <text:p>2003.1440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2 DATA AND STATISTICS</text:p>
          </table:table-cell>
        </table:table-row>
        <table:table-row table:style-name="ro1" table:visibility="filter">
          <table:table-cell office:value-type="float" office:value="2003.14402" calcext:value-type="float">
            <text:p>2003.1440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with monolingual data. arXiv preprint arXiv:1511.06709, 2015.</text:p>
          </table:table-cell>
        </table:table-row>
        <table:table-row table:style-name="ro1" table:visibility="filter">
          <table:table-cell office:value-type="float" office:value="2003.14402" calcext:value-type="float">
            <text:p>2003.1440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nd synthetic data generated with back-translation for each language pair.</text:p>
          </table:table-cell>
        </table:table-row>
        <table:table-row table:style-name="ro1" table:visibility="filter">
          <table:table-cell office:value-type="float" office:value="2003.14402" calcext:value-type="float">
            <text:p>2003.1440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i. SS-NMT: semi-supervised models trained with the original parallel data of an S-NMT model</text:p>
          </table:table-cell>
        </table:table-row>
        <table:table-row table:style-name="ro1" table:visibility="filter">
          <table:table-cell office:value-type="float" office:value="2003.14402" calcext:value-type="float">
            <text:p>2003.14402</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J¨org Tiedemann. Parallel data, tools and interfaces in opus. In Proceedings of Language Resources</text:p>
          </table:table-cell>
        </table:table-row>
        <table:table-row table:style-name="ro1" table:visibility="filter">
          <table:table-cell office:value-type="float" office:value="2003.14402" calcext:value-type="float">
            <text:p>2003.14402</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ii. TL: adapted child model for each language pair parallel data from the massively multilingual</text:p>
          </table:table-cell>
        </table:table-row>
        <table:table-row table:style-name="ro1" table:visibility="filter">
          <table:table-cell office:value-type="float" office:value="2003.14402" calcext:value-type="float">
            <text:p>2003.1440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v. M-NMT: a single multilingual model trained on the aggregation of all the SATOS ↔En data.</text:p>
          </table:table-cell>
        </table:table-row>
        <table:table-row table:style-name="ro2" table:visibility="filter">
          <table:table-cell office:value-type="float" office:value="2003.14402" calcext:value-type="float">
            <text:p>2003.1440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Table 3: Data statistics in number of examples for each pair of the SATOS languages paired with English, across four domains.</text:p>
          </table:table-cell>
        </table:table-row>
        <table:table-row table:style-name="ro3" table:visibility="filter">
          <table:table-cell office:value-type="float" office:value="2003.14402" calcext:value-type="float">
            <text:p>2003.1440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able 4: Monolingual data size of the SATOS languages collected from Wiki dump and the Habit (Rychl`y &amp; Suchomel, 2016) project. Note, the En side monolingual is only from Wiki and selected proportional with each LRL monolingual data.</text:p>
          </table:table-cell>
        </table:table-row>
        <table:table-row table:style-name="ro5" table:visibility="filter">
          <table:table-cell office:value-type="float" office:value="2003.14402" calcext:value-type="float">
            <text:p>2003.1440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reported results in Table 1, and the discussion conﬁrms what has been reported in the literature on back-translation, transfer-learning, and multilingual modeling to improve LRL translation tasks. However, there are still open problems that require further investigation with respect to the SATOS languages and other languages with small training data:</text:p>
          </table:table-cell>
        </table:table-row>
        <table:table-row table:style-name="ro3" table:visibility="filter">
          <table:table-cell office:value-type="float" office:value="2003.14402" calcext:value-type="float">
            <text:p>2003.1440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expectation is that, with the augmented data, the Source → Target translation performance can be further improved. There are other variants of back-translation based SS-NMT (Edunov et al., 2018; Caswell et al., 2019), however, for this work we focus on the above three stages following Sennrich et al. (2015).</text:p>
          </table:table-cell>
        </table:table-row>
        <table:table-row table:style-name="ro3" table:visibility="filter">
          <table:table-cell office:value-type="float" office:value="2003.14402" calcext:value-type="float">
            <text:p>2003.1440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data, dropout (Srivastava et al., 2014) is set to 0.3. The multilingual models (M-NMT and MNMT116) are run for 1M steps, while the S-NMT, SS-NMT, and the adaptations steps of the TL approach vary based on the amount of data used. In all runs, models’ convergence is checked based on the validation loss.</text:p>
          </table:table-cell>
        </table:table-row>
        <table:table-row table:style-name="ro4" table:visibility="filter">
          <table:table-cell office:value-type="float" office:value="2003.14402" calcext:value-type="float">
            <text:p>2003.1440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Given the diversity of languages and writing scripts, in this work, we utilize the dynamic TL mechanism following the experimental setup in Lakew et al. (2018). In other words, assuming a parent model pre-trained with large scale multilingual data, but not the SATOS languages, the TL stage must involve the customization to the LRL pair. Our goal is to investigate how far the pre-trained model helps to improve a new LRL pair than comparing the different TL approaches.</text:p>
          </table:table-cell>
        </table:table-row>
        <table:table-row table:style-name="ro6" table:visibility="filter">
          <table:table-cell office:value-type="float" office:value="2003.14402" calcext:value-type="float">
            <text:p>2003.1440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In semi-supervised NMT (SS-NMT) monolingual data is utilized to improve over the S-NMT model. The primary way of achieving SS-NMT is known as back-translation (Bertoldi &amp; Federico, 2009; Sennrich et al., 2015). Hence, to improve a Source → Target model with target language monolingual data, an SS-NMT can be formalized in three stages: i) train Target → Source model by reversing the parallel data, ii) translate the target monolingual data with the reverse model, and iii) train the Source → Target model by merging the original and the newly generated synthetic parallel data.</text:p>
          </table:table-cell>
        </table:table-row>
        <table:table-row table:style-name="ro7" table:visibility="filter">
          <table:table-cell office:value-type="float" office:value="2003.14402" calcext:value-type="float">
            <text:p>2003.1440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ter shows either comparable or better performance. Particularly, for the less-resourced Om/So-En pairs, the TL approach improves over SS-NMT. Indeed, these comparisons highly depend on several factors: the type of training data (monolingual for SS-NMT, and parallel corpora for TL), size and data distribution, and domain mismatch between the monolingual and parallel data. For instance, for the So-En pair, the SS-NMT shows a drop even if there is more training data from the backtranslation stage. Perhaps, in addition to the poor quality of the back-translation, the drop can be attributed to the dissimilarity of the target monolingual data from the original parallel corpora.</text:p>
          </table:table-cell>
        </table:table-row>
        <table:table-row table:style-name="ro6" table:visibility="filter">
          <table:table-cell office:value-type="float" office:value="2003.14402" calcext:value-type="float">
            <text:p>2003.1440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Zoph et al. (2016) proposed a TL paradigm, where a model trained with a high-resource pair (parent) is used to initialize a model training for LRL pair (child). Later the TL approach is improved by incorporating related languages in the parent-child transfer setup (Nguyen &amp; Chiang, 2017; Kocmi &amp; Bojar, 2018). The parent can also be trained with a large scale multilingual data (Neubig &amp; Hu, 2018) and adapted to the LRL pair. Moreover, by tailoring the parent vocabulary and associated model parameters to the child/new LRL pair (Lakew et al., 2017b) have shown a better positive TL, also known as dynamic TL.</text:p>
          </table:table-cell>
        </table:table-row>
        <table:table-row table:style-name="ro8" table:visibility="filter">
          <table:table-cell office:value-type="float" office:value="2003.14402" calcext:value-type="float">
            <text:p>2003.1440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M-NMT can be considered under the umbrella of TL approach, however, within a single (parent) model that aggregates all the parallel data of N language pairs. Hence, the TL can occur implicitly, based on the assumption that the combination of all the available pairs data brings more diversity to the model training corpus. Though there are several M-NMT modeling mechanisms (Dong et al., 2015; Firat et al., 2016), we follow the single encoder-decoder based approach (Johnson et al., 2017; Ha et al., 2016), that works by appending target language-ﬂag at the beginning of each source language example. Our goal is to comparatively evaluate the signiﬁcance of the M-NMT model that leverages the aggregation of all the SATOS languages data.</text:p>
          </table:table-cell>
        </table:table-row>
        <table:table-row table:style-name="ro8" table:visibility="filter">
          <table:table-cell office:value-type="float" office:value="2003.14402" calcext:value-type="float">
            <text:p>2003.1440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Domain Shift: can be characterized by scenarios such as domain imbalance within a training data or the domain mismatch between a parallel and monolingual data. The poor performance of each modeling type on the Ted talks are a good indication to easily identify and assess the weakness of NMT, more so in the low-resource setting. Moreover, the poor performance of the SS-NMT is another example where back-translation can also harm the initial model (S-NMT) performance if the monolingual data is too distant from the in-domain data. Thus, with the absence of enough training material, learning a better translation model by exploiting all available domains is an important criterion. This direction requires a model that can generalize well across domains while minimizing the negative effect as observed in the SS-NMT case.</text:p>
          </table:table-cell>
        </table:table-row>
        <table:table-row table:style-name="ro8" table:visibility="filter">
          <table:table-cell office:value-type="float" office:value="2003.14402" calcext:value-type="float">
            <text:p>2003.1440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At preprocessing time, data is split into train, dev and test sets. To avoid bias towards speciﬁc domains, balanced dev and test sets are built by randomly selecting up to 5K segments. The remaining material is left as training data, after ﬁltering out segments similar to those contained in the dev and test sets in order to avoid potential overlap. Then, the standardized data is segmented into subword units using SentencePiece (Kudo &amp; Richardson, 2018).5 The segmentation rules are set to 16K for all models, except for the multilingual models that utilize 32K subwords. When required, particularly for evaluation, the Moses toolkit Koehn et al. (2007) is used to tokenize/detokenize segments. Unless otherwise speciﬁed, we use the same pre-processing stages to train all the models.</text:p>
          </table:table-cell>
        </table:table-row>
        <table:table-row table:style-name="ro10" table:visibility="filter">
          <table:table-cell office:value-type="float" office:value="2003.14402" calcext:value-type="float">
            <text:p>2003.14402</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Since the introduction of recurrent neural networks (Sutskever et al., 2014; Cho et al., 2014; Bahdanau et al., 2014) and recently with the wide use of the Transformer model (Vaswani et al., 2017), NMT has shown increasingly better translation quality (Bentivogli et al., 2018). Despite this progress, the NMT paradigm is data demanding and still shows limitations when models are trained on small parallel corpora (Koehn &amp; Knowles, 2017). Unfortunately, most of the 7,000+ languages and language varieties currently spoken around the world fall under this low-resource condition. For these languages, the absence of usable NMT models, creates a barrier in the increasingly digitized social, economic and political dimensions. To overcome this barrier, building effective NMT models from small-sized training sets has become a primary challenge in MT research.</text:p>
          </table:table-cell>
        </table:table-row>
        <table:table-row table:style-name="ro10" table:visibility="filter">
          <table:table-cell office:value-type="float" office:value="2003.14402" calcext:value-type="float">
            <text:p>2003.14402</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Table 1 shows the performance of the different LRL modeling criteria with multi-domain test sets. Looking at the single pair NMT models (S-NMT), we observe that in all the test domains they underperform with respect to the SS-NMT, TL, or M-NMT models in terms of averaged (AVG) BLEU scores. Speciﬁcally to each domain, the S-NMT models perform reasonably well on the indomain test sets while, for the out-of-domain Ted test set we often observe rather large degradations. For instance, on the Sw/Am/So-En Ted test sets, there is a consistent performance drop in both in the LRL ↔ En translation directions. The performance drop with test sets featuring a domain shift with respect to the training data shows the susceptibility of NMT in a low-resource training condition. We expect that the S-NMT model performance can be improved with the more robust models described in Sec. A.3.</text:p>
          </table:table-cell>
        </table:table-row>
        <table:table-row table:style-name="ro12" table:visibility="filter">
          <table:table-cell office:value-type="float" office:value="2003.14402" calcext:value-type="float">
            <text:p>2003.14402</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Moreover, domain-level performance of the SS-NMT, TL and M-NMT models shows a similar pattern as in the S-NMT. An interesting aspect is that the performance on the out-of-domain test set (Ted∗) shows a larger improvement margin than the in-domain test sets, where the best performance comes from the TL and M-NMT models. For instance, TL improves the Sw→En to 19.74 BLEU from the baseline S-NMT at 16.63 and the En→Sw to 14.81 from 11.92. Note that these improvements can be attributed to the domain similarity between the M-NMT116 model that is trained with Ted talks data and used for TL stages. However, using all the SATOS pairs, the M-NMT model improves all the out-of-domain test cases, with large gains in the extremely low-resourced (Om/So-En) pairs. Overall, utilizing all the data at our disposal we can show improvements over the baseline S-NMT models. A summary of open problems for LRL NMT based on the ﬁndings of this work is presented in Section A.4.</text:p>
          </table:table-cell>
        </table:table-row>
        <table:table-row table:style-name="ro12" table:visibility="filter">
          <table:table-cell office:value-type="float" office:value="2003.14402" calcext:value-type="float">
            <text:p>2003.14402</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Language and Data: As shown in Table 2, we explored ﬁve languages that are low-resource, as well as highly diverse. Where the varied characteristics of these languages can pose new challenges, more so in the low-resource NMT setting. Meaning, each language can exhibit its characteristics that might require a specialized modeling criterion. For instance, Am and Ti is a highly morphological language (Tachbelie et al., 2009), that might be improved with alternative input modeling methods than the segmentation approach (Kudo &amp; Richardson, 2018) we utilized in this work. More importantly the availability of model training resources both in parallel and monolingual format is limited. Hence, data generation approaches that can diversify the existing examples can be a key ingredient to further improve the current model performance. In this direction, Arivazhagan et al. (2019) indicated the importance of formulating sample efﬁcient learning algorithms and approaches that can leverage from other forms of data, such as speech and images.</text:p>
          </table:table-cell>
        </table:table-row>
        <table:table-row table:style-name="ro9" table:visibility="filter">
          <table:table-cell office:value-type="float" office:value="2003.14402" calcext:value-type="float">
            <text:p>2003.14402</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Indeed, the AVG BLEU scores of the SS-NMT, TL, and M-NMT models show better performance in most of the cases compared to the S-NMT model. Speciﬁcally, M-NMT achieves the highest results in six out of ten directions. Interestingly, except for En→Om/So, all the other improvements of the M-NMT occur when translating into En, these are: Am/Ti/Om/So→En directions. These improvements are highly related to the fact that all the LRL s are paired with En, maximizing the distribution of the En data both on the encoder and decoder side. M-NMT also shows the largest drops when compared to all the other models. These drops occur particularly for the Sw-En pair, with a -1.82 and -3.67 decrease respectively in comparison with the best performing approaches (TL, SS-NMT). Similarly, a slight degradation is observed in the En→Am/Ti directions. Our observation is that Sw-En can exploit the largest amount of parallel data, followed by Am-En and Ti-En. This indicates that the least resourced pairs (Om-En and So-En) beneﬁt most from MNMT modeling. Moreover, it is easy to notice that most of the performance degradation occurs when translating into the LRL.</text:p>
          </table:table-cell>
        </table:table-row>
        <table:table-row table:style-name="ro9" table:visibility="filter">
          <table:table-cell office:value-type="float" office:value="2003.14402" calcext:value-type="float">
            <text:p>2003.14402</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Zero-Resource Language: As we have noted in Sec 1, the majority of the world languages do not have parallel training material. Hence, for languages pairs with only monolingual data (i.e., zeroresource languages), alternative modeling strategies are needed. We highlight this aspect, considering a real low-resource NMT modeling should aim at enabling and improving translation between the LRL pairs. Indeed, recent progress in zero-shot Johnson et al. (2017); Ha et al. (2016) and unsupervised Artetxe et al. (2018); Lample et al. (2018) approaches remain as the primary options to explore. However, in light of recent studies (Neubig &amp; Hu, 2018; Guzm´an et al., 2019), that shows the weakness of zero-resource approaches, further investigation are required for languages such as SATOS. In other words, certain LRL share few similarities (e.g. Am Vs. Sw), and with the absence of comparable and large amount of monolingual data, zero-resource NMT settings become highly challenging. In such type of resource scarce setting, perhaps incrementally learning and improving zero-resource directions from monolingual data by leveraging multilingual model (Lakew et al., 2017a; Gu et al., 2019) could be a promising alternative to investigate.</text:p>
          </table:table-cell>
        </table:table-row>
        <table:table-row table:style-name="ro12">
          <table:table-cell office:value-type="float" office:value="2003.14402" calcext:value-type="float">
            <text:p>2003.14402</text:p>
          </table:table-cell>
          <table:table-cell office:value-type="string" calcext:value-type="string">
            <text:p>data, dataset</text:p>
          </table:table-cell>
          <table:table-cell office:value-type="float" office:value="183" calcext:value-type="float">
            <text:p>183</text:p>
          </table:table-cell>
          <table:table-cell table:number-columns-repeated="2"/>
          <table:table-cell office:value-type="string" calcext:value-type="string">
            <text:p>For the ﬁve languages aligned to English, we collect all available parallel data from the Opus corpus (Tiedemann, 2012), including JW300 (Agi´c &amp; Vuli´c, 2019), Bible (Christodouloupoulos &amp; Steedman, 2015), Tanzil, and Ted talks (Cettolo et al., 2012). For pre-training a massive multilingual model for our transfer learning (TL) experiments, we utilize the Ted talks corpus by Qi et al. (2018), which contains English-aligned parallel data for 58 languages but does not include the SATOS ones. Monolingual data for each SATOS language are extracted from Wikipedia dumps 2 and the Habit corpus (Rychl`y &amp; Suchomel, 2016).3 Note that, given the data scarcity conditions characterizing SATOS languages, our goal is to collect all the corpora available for these languages, so to ultimately provide a standardized dataset comprising multi-domain test benchmarks facilitating future research. Tables 3 and 4 show the amount of data collected in parallel and monolingual settings.4</text:p>
          </table:table-cell>
        </table:table-row>
        <table:table-row table:style-name="ro6">
          <table:table-cell office:value-type="float" office:value="2003.14402" calcext:value-type="float">
            <text:p>2003.14402</text:p>
          </table:table-cell>
          <table:table-cell office:value-type="string" calcext:value-type="string">
            <text:p>data, github, data available, data https</text:p>
          </table:table-cell>
          <table:table-cell office:value-type="float" office:value="96" calcext:value-type="float">
            <text:p>96</text:p>
          </table:table-cell>
          <table:table-cell table:number-columns-repeated="2"/>
          <table:table-cell office:value-type="string" calcext:value-type="string">
            <text:p>In this work, we analyzed the state of NMT approaches using ﬁve low-resource languages. Our investigation shows that the baseline single-pair model can be signiﬁcantly improved by the more robust semi-supervised, transfer-learning, and multilingual modeling approaches. However, a test on out-of-domain data shows the poor performance of all the approaches. This work will hopefully set the stage for further research on low-resource NMT modeling. Data, models, and scripts are available at https://github.com/surafelml/Afro-NMT. For open problems observed in this work see Section A.4.</text:p>
          </table:table-cell>
        </table:table-row>
        <table:table-row table:style-name="ro3">
          <table:table-cell office:value-type="float" office:value="2003.14402" calcext:value-type="float">
            <text:p>2003.14402</text:p>
          </table:table-cell>
          <table:table-cell office:value-type="string" calcext:value-type="string">
            <text:p>data, github, data https</text:p>
          </table:table-cell>
          <table:table-cell office:value-type="float" office:value="13" calcext:value-type="float">
            <text:p>13</text:p>
          </table:table-cell>
          <table:table-cell table:number-columns-repeated="2"/>
          <table:table-cell office:value-type="string" calcext:value-type="string">
            <text:p>1 Data, models and scripts can be accessed at https://github.com/surafelml/Afro-NMT</text:p>
          </table:table-cell>
        </table:table-row>
        <table:table-row table:style-name="ro1">
          <table:table-cell office:value-type="float" office:value="2003.14402" calcext:value-type="float">
            <text:p>2003.14402</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1 DATASET AND PREPROCESSING</text:p>
          </table:table-cell>
        </table:table-row>
        <table:table-row table:style-name="ro3">
          <table:table-cell office:value-type="float" office:value="2003.14402" calcext:value-type="float">
            <text:p>2003.14402</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rancisco Guzm´an, Peng-Jen Chen, Myle Ott, Juan Pino, Guillaume Lample, Philipp Koehn, Vishrav Chaudhary, and Marc’Aurelio Ranzato. Two new evaluation datasets for low-resource machine translation: Nepali-english and sinhala-english. arXiv preprint arXiv:1902.01382, 2019.</text:p>
          </table:table-cell>
        </table:table-row>
        <table:table-row table:style-name="ro2">
          <table:table-cell office:value-type="float" office:value="2003.14402" calcext:value-type="float">
            <text:p>2003.14402</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5SentencePiece: https://github.com/google/sentencepiece 6Moses Toolkit: http://www.statmt.org/moses 7OpenNMT: http://opennmt.net/</text:p>
          </table:table-cell>
        </table:table-row>
        <table:table-row table:style-name="ro2">
          <table:table-cell office:value-type="float" office:value="2003.14402" calcext:value-type="float">
            <text:p>2003.14402</text:p>
          </table:table-cell>
          <table:table-cell office:value-type="string" calcext:value-type="string">
            <text:p>open-source</text:p>
          </table:table-cell>
          <table:table-cell office:value-type="float" office:value="19" calcext:value-type="float">
            <text:p>19</text:p>
          </table:table-cell>
          <table:table-cell table:number-columns-repeated="2"/>
          <table:table-cell office:value-type="string" calcext:value-type="string">
            <text:p>Philipp Koehn, Hieu Hoang, Alexandra Birch, Chris Callison-Burch, et al. Moses: Open source</text:p>
          </table:table-cell>
        </table:table-row>
        <table:table-row table:style-name="ro2">
          <table:table-cell office:value-type="float" office:value="2003.14402" calcext:value-type="float">
            <text:p>2003.14402</text:p>
          </table:table-cell>
          <table:table-cell office:value-type="string" calcext:value-type="string">
            <text:p>open-source</text:p>
          </table:table-cell>
          <table:table-cell office:value-type="float" office:value="32" calcext:value-type="float">
            <text:p>32</text:p>
          </table:table-cell>
          <table:table-cell table:number-columns-repeated="2"/>
          <table:table-cell office:value-type="string" calcext:value-type="string">
            <text:p>Guillaume Klein, Yoon Kim, Yuntian Deng, Jean Senellart, and Alexander M Rush. Opennmt: Open-source toolkit for neural machine translation. arXiv preprint arXiv:1701.02810, 2017.</text:p>
          </table:table-cell>
        </table:table-row>
        <table:table-row table:style-name="ro6">
          <table:table-cell office:value-type="float" office:value="2006.11206" calcext:value-type="float">
            <text:p>2006.11206</text:p>
          </table:table-cell>
          <table:table-cell office:value-type="string" calcext:value-type="string">
            <text:p>code</text:p>
          </table:table-cell>
          <table:table-cell office:value-type="float" office:value="107" calcext:value-type="float">
            <text:p>107</text:p>
          </table:table-cell>
          <table:table-cell table:number-columns-repeated="2"/>
          <table:table-cell office:value-type="string" calcext:value-type="string">
            <text:p>Note that the columns of S are simply the codewords of the Hadamard code, viewed as vectors in . A similar construction works for all binary codes with an appropriate minimum distance. If we view the codewords as vectors with 1 entries and form a matrix S whose columns are these codewords, then the minimum ± distance condition will imply that the columns are nearly orthogonal, and thus that the diagonal entries of S∗S will be much larger than the oﬀ-diagonal entries. Thus, S will be k-Hadamard for a value of k depending on the minimum distance of the code.</text:p>
          </table:table-cell>
        </table:table-row>
        <table:table-row table:style-name="ro2" table:visibility="filter">
          <table:table-cell office:value-type="float" office:value="2007.00595" calcext:value-type="float">
            <text:p>2007.0059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Bernhard Lehner, Kristine Verdin, and Andy Jarvis. New global hydrography derived from space borne elevation data. Eos, Transactions American Geophysical Union, 89(10):93–94, 2008.</text:p>
          </table:table-cell>
        </table:table-row>
        <table:table-row table:style-name="ro2" table:visibility="filter">
          <table:table-cell office:value-type="float" office:value="2007.00595" calcext:value-type="float">
            <text:p>2007.00595</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Bernhard Lehner and G¨unther Grill. Global river hydrography and network routing: baseline data and new approaches to study the world’s large river systems. Hydrological Processes, 27(15): 2171–2186, 2013.</text:p>
          </table:table-cell>
        </table:table-row>
        <table:table-row table:style-name="ro5" table:visibility="filter">
          <table:table-cell office:value-type="float" office:value="2007.00595" calcext:value-type="float">
            <text:p>2007.00595</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Global climate changes resulting in new weather patterns can cause rapid distributional shifts that make learned models irrelevant. In particular, relevant or recent data is scarce by deﬁnition and learning from such data can lead to substantial overﬁtting. Our goal in this work is to incorporate useful prior knowledge into machine learned hydrologic models so as to overcome this obstacle.</text:p>
          </table:table-cell>
        </table:table-row>
        <table:table-row table:style-name="ro6" table:visibility="filter">
          <table:table-cell office:value-type="float" office:value="2007.00595" calcext:value-type="float">
            <text:p>2007.00595</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We presented HydroNets, a family of architectures for hydrologic modeling. A distinct advantage of the HydroNets architecture is that it reduces the sample complexity. This property enables forecasting in basins where training data is scarce, or when patterns change rapidly, perhaps due to climate change. HydroNets is a ﬂexible family of models and in this work we only considered linear instantiations of its sub-models. Future work may include non-linear and recurrent sub-models, experimenting in other regions, working with discharge as the label and adding static basin features to the implementation.</text:p>
          </table:table-cell>
        </table:table-row>
        <table:table-row table:style-name="ro8" table:visibility="filter">
          <table:table-cell office:value-type="float" office:value="2007.00595" calcext:value-type="float">
            <text:p>2007.00595</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We present HydroNets, a family of deep neural network models designed for hydrologic forecasting. HydroNets leverages the prior knowledge of the sub-basins’ structure of a hydrologic region. HydroNets also enforce some weight sharing between sub-basins, resulting in a shared model and basin-speciﬁc models that correspond to the general-physical hydrologic modeling which is shared among basins vs. the basin-speciﬁc modeling that account for basin properties. The proposed architecture is modular, thus making it convenient to understand and improve. We present experimental results over two regions in India which convincingly show that the proposed model utilizes learning examples from the whole region, avoids overﬁtting, and performs better when training data is scarce.</text:p>
          </table:table-cell>
        </table:table-row>
        <table:table-row table:style-name="ro7" table:visibility="filter">
          <table:table-cell office:value-type="float" office:value="2007.00595" calcext:value-type="float">
            <text:p>2007.00595</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Up to date, most hydrologic models are physical models such as SAC-SMA (Burnash et al., 1973) and WRF-hydro (Salas et al., 2018). Kratzert et al. (2019) presented a regional model for hundreds of gauged basins that strongly depends on basin-speciﬁc static features such as area, soil type, etc. and exhibited state-of-the-art streamﬂow forecasting performance. While in the work of Kratzert et al. (2019) the network used static catchment attributes derived from gridded data products, Shalev et al. (2019) showed that in the fully gauged setting the same model can be used without static catchment attributes but with a learned site embedding.</text:p>
          </table:table-cell>
        </table:table-row>
        <table:table-row table:style-name="ro8" table:visibility="filter">
          <table:table-cell office:value-type="float" office:value="2007.00595" calcext:value-type="float">
            <text:p>2007.00595</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Prior knowledge plays an important role in machine learning and AI. On one extreme of the spectrum there are expert systems, which exclusively rely on domain expertise encoded into a model. On the other extreme there are general purpose methods, which are exclusively data-driven. In the context of hydrologic modeling, conceptual models such as the Sacramento Soil Moisture Accounting Model (SAC-SMA) (Burnash et al., 1973), are analogues to expert systems and require explicit functional modeling of water volume ﬂow. Instances of agnostic methods have recently been presented by Kratzert et al. (2018; 2019) and by Shalev et al. (2019), showing that general purpose deep recurrent neural networks can achieve state-of-the-art hydrologic forecasts at scale.</text:p>
          </table:table-cell>
        </table:table-row>
        <table:table-row table:style-name="ro12" table:visibility="filter">
          <table:table-cell office:value-type="float" office:value="2007.00595" calcext:value-type="float">
            <text:p>2007.00595</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Accurate and scalable hydrologic models are essential building blocks of several important applications, from water resource management to timely ﬂood warnings. However, as the climate changes, precipitation and rainfall-runoff pattern variations become more extreme, and accurate training data that can account for the resulting distributional shifts become more scarce. In this work we present a novel family of hydrologic models, called HydroNets, which leverages river network structure. HydroNets are deep neural network models designed to exploit both basin speciﬁc rainfall-runoff signals, and upstream network dynamics, which can lead to improved predictions at longer horizons. The injection of the river structure prior knowledge reduces sample complexity and allows for scalable and more accurate hydrologic modeling even with only a few years of data. We present an empirical study over two large basins in India that convincingly support the proposed model and its advantages.</text:p>
          </table:table-cell>
        </table:table-row>
        <table:table-row table:style-name="ro3">
          <table:table-cell office:value-type="float" office:value="2007.00595" calcext:value-type="float">
            <text:p>2007.00595</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rederik Kratzert, Daniel Klotz, Guy Shalev, G¨unter Klambauer, Sepp Hochreiter, and G Nearing. Towards learning universal, regional, and local hydrological behaviors via machine learning applied to large-sample datasets. Hydrology and Earth System Sciences, 23(12):5089–5110, 2019.</text:p>
          </table:table-cell>
        </table:table-row>
        <table:table-row table:style-name="ro5">
          <table:table-cell office:value-type="float" office:value="2007.00595" calcext:value-type="float">
            <text:p>2007.00595</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ure 6 shows the two hydrologic regions we used to construct the Brahmaputra and Ganga datasets that were used in our empirical study. Both regions are in India, where the Brahmaputra region is located in the east part of the Brahmaputra river, and the Ganga region is a small part of the whole Ganga basin, which is located near the city of Lucknow.</text:p>
          </table:table-cell>
        </table:table-row>
        <table:table-row table:style-name="ro4">
          <table:table-cell office:value-type="float" office:value="2007.00595" calcext:value-type="float">
            <text:p>2007.00595</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The Ganga and Brahmaputra Datasest. The datasets used in our experimental study were constructed from two main sources. For precipitation we relied on JAXA’s GSMap satellite (Ushio et al., 2003), which generates hourly images of rainfall intensity. Water level measurements were taken from the Indian Central Water Commission. For this study we constructed two sub-regions from the Brahmaputra and the Ganga rivers. More detailed maps are in Appendix-B.</text:p>
          </table:table-cell>
        </table:table-row>
        <table:table-row table:style-name="ro6">
          <table:table-cell office:value-type="float" office:value="2007.00595" calcext:value-type="float">
            <text:p>2007.00595</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Experiment 3: Learning from fewer samples. We examine the performance achieved using a signiﬁcantly smaller training set. Instead of utilizing the entire four years in our datasets, in this study we present forecasting performance when using only the last years for training. In all cases, the test set is ﬁxed to be the ﬁfth year in our datasets. The results indicate that HydroNets has a substantial and increasing advantage over the ﬂat linear baseline when the training set becomes smaller. Figure 5 shows the results for three examples of sub-basins.</text:p>
          </table:table-cell>
        </table:table-row>
        <table:table-row table:style-name="ro6">
          <table:table-cell office:value-type="float" office:value="2007.00595" calcext:value-type="float">
            <text:p>2007.00595</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We extracted the polygon describing each basin’s geo-spatial location using the HydroSHEDS datasets (Lehner et al., 2008; Lehner &amp; Grill, 2013) and calculated the lumped average rain intensity over the basin. Every example (i.e., timestamp) in the dataset contains a historical window of length T of the precipitation and past water-levels as the features, and the measurement at t + h as the label. Our dataset contains ﬁve monsoon periods (Jun to Oct) during the years 2014 to 2018. We used the ﬁrst four years for training and the last one for testing.</text:p>
          </table:table-cell>
        </table:table-row>
        <table:table-row table:style-name="ro2">
          <table:table-cell office:value-type="float" office:value="2007.01675" calcext:value-type="float">
            <text:p>2007.01675</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The aVB algorithm was implemented using the C++ code included as part of fabber within the FMRIB Software Library (www.fmrib.ox.ac.uk/fsl).</text:p>
          </table:table-cell>
        </table:table-row>
        <table:table-row table:style-name="ro1" table:visibility="filter">
          <table:table-cell office:value-type="float" office:value="2007.01675" calcext:value-type="float">
            <text:p>2007.0167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 Assessing Convergence with Simulated Data</text:p>
          </table:table-cell>
        </table:table-row>
        <table:table-row table:style-name="ro1" table:visibility="filter">
          <table:table-cell office:value-type="float" office:value="2007.01675" calcext:value-type="float">
            <text:p>2007.0167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Assessing Convergence with Simulated Data</text:p>
          </table:table-cell>
        </table:table-row>
        <table:table-row table:style-name="ro1" table:visibility="filter">
          <table:table-cell office:value-type="float" office:value="2007.01675" calcext:value-type="float">
            <text:p>2007.016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B. Comparison of sVB and aVB on simulated data</text:p>
          </table:table-cell>
        </table:table-row>
        <table:table-row table:style-name="ro1" table:visibility="filter">
          <table:table-cell office:value-type="float" office:value="2007.01675" calcext:value-type="float">
            <text:p>2007.016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problem of inferring parameters from series data using a</text:p>
          </table:table-cell>
        </table:table-row>
        <table:table-row table:style-name="ro1" table:visibility="filter">
          <table:table-cell office:value-type="float" office:value="2007.01675" calcext:value-type="float">
            <text:p>2007.0167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 Choice of prior and initial posterior distributions on simulated data</text:p>
          </table:table-cell>
        </table:table-row>
        <table:table-row table:style-name="ro1" table:visibility="filter">
          <table:table-cell office:value-type="float" office:value="2007.01675" calcext:value-type="float">
            <text:p>2007.0167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nd D. B. Rubin, Bayesian Data Analysis 3rd Edition, Chapman and Hall/CRC, 2013.</text:p>
          </table:table-cell>
        </table:table-row>
        <table:table-row table:style-name="ro1" table:visibility="filter">
          <table:table-cell office:value-type="float" office:value="2007.01675" calcext:value-type="float">
            <text:p>2007.0167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method for parametric imaging of PET data," Neuroimage, vol. 150, pp. 136-149, 2017.</text:p>
          </table:table-cell>
        </table:table-row>
        <table:table-row table:style-name="ro2" table:visibility="filter">
          <table:table-cell office:value-type="float" office:value="2007.01675" calcext:value-type="float">
            <text:p>2007.0167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S5: Number of epochs to convergence for different combinations of prior and initial posterior distribution in the biexponential model fitting to simulated data experiments.</text:p>
          </table:table-cell>
        </table:table-row>
        <table:table-row table:style-name="ro2" table:visibility="filter">
          <table:table-cell office:value-type="float" office:value="2007.01675" calcext:value-type="float">
            <text:p>2007.0167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Fig. S3 shows box plots of the parameter estimates using both aVB and sVB algorithms on the simulated data, for sVB the best choice of learning rate, posterior sample and batch sizes</text:p>
          </table:table-cell>
        </table:table-row>
        <table:table-row table:style-name="ro2" table:visibility="filter">
          <table:table-cell office:value-type="float" office:value="2007.01675" calcext:value-type="float">
            <text:p>2007.0167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These parameter choices were explored for the example problem of fitting a biexponential model to simulated data corrupted by white noise, following the analysis in [5]. The model was defined as</text:p>
          </table:table-cell>
        </table:table-row>
        <table:table-row table:style-name="ro2" table:visibility="filter">
          <table:table-cell office:value-type="float" office:value="2007.01675" calcext:value-type="float">
            <text:p>2007.0167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7: Summary of the minimum mean free energy achieved with real ASLMRI data and tie to convergence for the brain imaging data application for variation in learning rate, posterior sample size and batch size.</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b) Data: initial posterior with amplitudes estimated from the data by setting the means for these parameters based on half the maximum amplitude of the data and true decay rates. Standard deviations matched those of the prior.</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S4: minimum free energy achieved for different combinations of prior and initial posterior distributions in the biexponential model fitting to simulated data experiments. This is the full set of combinations tested, Figure 5 shows a subset of these results.</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wo inference scenarios were considered on the simulated data: inference of the full posterior covariance matrix, C, and a simpler version where C was assumed to be diagonal (i.e., only the posterior variances of the model parameters where inferred).</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Figure S2: Mean free energy achieved in the biexponential model fitting to simulated data experiments as learning rate and number of posterior samples used was varied. Showing data size (N) of 20 for a range of different magnitude of added white noise.</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ig. 4: Run time to convergence in the biexponential model fitting to simulated data experiments as a function of batch size with posterior sample size of 20 and learning rate of 0.05. Batch sizes around 10 resulted in consistently shortest run time to convergence.</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Fig. 6: ASL-MRI perfusion images after kinetic analysis using sVB and aVB algorithms, representative slices shown, and example fit to series data in a voxel. simulated data very small posterior sample size (i.e., L=2) was generally acceptable in comparison with the best results achieved.</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g. 3: Mean free energy at convergence in the biexponential model fitting to simulated data experiments as a function of learning rate and batch size with posterior sample size of 20. The same free energy value could be achieved at all batch sizes, with smaller batch sizes favoring smaller learning rate values.</text:p>
          </table:table-cell>
        </table:table-row>
        <table:table-row table:style-name="ro5" table:visibility="filter">
          <table:table-cell office:value-type="float" office:value="2007.01675" calcext:value-type="float">
            <text:p>2007.01675</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improve computational efficiency, where the forward model calculations are a bottleneck to computation, is to use ‘mini-batches’. This involves computing the gradients using only a subset of the data points at each iteration of the sGD algorithm. Typically, an implementation would split the data into multiple batches and run sequentially though them.</text:p>
          </table:table-cell>
        </table:table-row>
        <table:table-row table:style-name="ro5" table:visibility="filter">
          <table:table-cell office:value-type="float" office:value="2007.01675" calcext:value-type="float">
            <text:p>2007.0167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 1: Mean free energy achieved in the biexponential model fitting to simulated data experiments as learning rate and number of posterior samples used was varied. Across a range of data size (N) the optimal learning rate was around 0.05 and differences in mean free energy achieved were minimal for posterior samples size of 5 or more.</text:p>
          </table:table-cell>
        </table:table-row>
        <table:table-row table:style-name="ro5" table:visibility="filter">
          <table:table-cell office:value-type="float" office:value="2007.01675" calcext:value-type="float">
            <text:p>2007.01675</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inference of the parameters of a non-linear forward model from serial data using VB [5], where at each iteration of the algorithm a Taylor series approximation was used to linearize the model to make it tractable for classical VB. This solution has subsequently been applied in a range of medical imaging applications [6] [7] [8].</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𝐲 = 𝐠(𝜽) + 𝐞 where y is a vector of measured data of length N, with N being the number of samples, g is a non-linear model with parameters 𝜃, and e is vector of noise contributions of length N. If we assume white noise of the form 𝐞~𝑁(𝟎, 𝜙𝐈), then for N observations the log-likelihood is</text:p>
          </table:table-cell>
        </table:table-row>
        <table:table-row table:style-name="ro5" table:visibility="filter">
          <table:table-cell office:value-type="float" office:value="2007.01675" calcext:value-type="float">
            <text:p>2007.01675</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 2: Run time to convergence in the biexponential model fitting to simulated data experiments for a range of posterior sample size showing time to achieve a value within the specified tolerance of the minimum free energy achieved across all posterior sample sizes used, using a learning rate of 0.05. The shortest time to convergence was generally achieved using posterior sample size in the range 1-20.</text:p>
          </table:table-cell>
        </table:table-row>
        <table:table-row table:style-name="ro3" table:visibility="filter">
          <table:table-cell office:value-type="float" office:value="2007.01675" calcext:value-type="float">
            <text:p>2007.0167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which gives the posterior probability of the parameters given the data and the model, 𝑝(𝑤|𝑦, 𝑀), in terms of: the likelihood of the data given the model, 𝑝(𝑦|𝑤, 𝑀), the prior probability of the parameters for this model, 𝑝(𝑤|𝑀), and the evidence for the measurements given the chosen model, 𝑝(𝑦|𝑀).</text:p>
          </table:table-cell>
        </table:table-row>
        <table:table-row table:style-name="ro5" table:visibility="filter">
          <table:table-cell office:value-type="float" office:value="2007.01675" calcext:value-type="float">
            <text:p>2007.01675</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ith 𝐴&amp; = 𝐴2 = 10 and 𝑅&amp; = 1, 𝑅2 = 10. Data were generated with 𝑁 = 10, 20, 50, 100 time points evenly spaced between 𝑡 = 0 and 𝑡 = 5. White noise was added using random draws from a normal distribution with zero mean and standard deviation of 1.0 and for each case 1000 noisy realizations were generated. Added noise with standard deviation of 2.0, 5.0 and</text:p>
          </table:table-cell>
        </table:table-row>
        <table:table-row table:style-name="ro4" table:visibility="filter">
          <table:table-cell office:value-type="float" office:value="2007.01675" calcext:value-type="float">
            <text:p>2007.01675</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2) Sample size: 𝐿 = 1, 2, 5, 10, 20, 50, 100, 200, to find the sample size that achieved the fastest convergence; 3) Batch size: 𝐵 = 5, 10, 20, 50, 100 (larger batch sizes only being used where there were sufficient timepoints in the data), using the learning rate and sample size from experiment 1. Batches were generated from uniform strides through the time series, so each contained examples from the full range of timepoints.</text:p>
          </table:table-cell>
        </table:table-row>
        <table:table-row table:style-name="ro4" table:visibility="filter">
          <table:table-cell office:value-type="float" office:value="2007.01675" calcext:value-type="float">
            <text:p>2007.0167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Fig. 2 shows the run time to convergence as a function of posterior sample size when using 𝛼 = 0.05. Overall, larger sample size resulted in slower convergence, but very small values, 𝐿 &lt; 5, reversed this trend in some cases. The results support sample sizes of 𝐿 = 10 − 20 for the larger number of time points in the data (𝑁 = 50 − 100), with there being a benefit of having more samples, 𝐿 = 20 − 50, with fewer data points, 𝑁 &lt; 20.</text:p>
          </table:table-cell>
        </table:table-row>
        <table:table-row table:style-name="ro8" table:visibility="filter">
          <table:table-cell office:value-type="float" office:value="2007.01675" calcext:value-type="float">
            <text:p>2007.01675</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AYESIAN methods have proved popular in a wide range inference of of data analysis applications for parameters in the presence of noise from both well-specified deterministic mathematical models of systems, as well as in data-driven machine learning applications. One of the appeals of Bayesian inference methods is that they take a principled approach to incorporating prior information and the ability to derive measures of confidence, or uncertainty, in the estimated parameter values. However, few practical analytical algorithms exist for Bayesian inference applications, apart from trivial problems, because the integrals involved in finding the posterior distribution, or summary statistics of the posterior distribution, are often intractable.</text:p>
          </table:table-cell>
        </table:table-row>
        <table:table-row table:style-name="ro7" table:visibility="filter">
          <table:table-cell office:value-type="float" office:value="2007.01675" calcext:value-type="float">
            <text:p>2007.01675</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The algorithm was in all cases run for 500 epochs, where an epoch represents a complete pass through the data, i.e., where the batch size is smaller than the data size a single epoch might include multiple iterations of the gradient descent. The choice of parameters was determined by comparing the run time for convergence to be achieved (within a set percentage of the best achieved free energy value) and the mean of best free energy value achieved across the 1000 realizations. Run time was used in place of number of training epochs as it is more representative of real-world application, and to account for the fact that batch processing uses multiple iterations of the optimization loop within one epoch.</text:p>
          </table:table-cell>
        </table:table-row>
        <table:table-row table:style-name="ro7" table:visibility="filter">
          <table:table-cell office:value-type="float" office:value="2007.01675" calcext:value-type="float">
            <text:p>2007.01675</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Figure S3: Parameter recovery for aVB and aVB algorithms applied to simulated data with 𝛼 = 0.05, L = 20 and B = 10. For small N (10 or 20) both aVB and sVB methods tended to estimate a single dominant exponential component. In these results this appears for aVB in the first estimates component: an increase in A1 and R1 compared to the true value. For aVB this appears in the second estimated component as an increase an A2 and a decrease in R2 compared to the true value. However, this difference is somewhat artificial and arbitrary since it depends on the sorting of the components done post-inference and doesn’t necessarily represent any specific difference in the solutions found in practice.</text:p>
          </table:table-cell>
        </table:table-row>
        <table:table-row table:style-name="ro12" table:visibility="filter">
          <table:table-cell office:value-type="float" office:value="2007.01675" calcext:value-type="float">
            <text:p>2007.0167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bstract—Variational Bayes (VB) has been used to facilitate the calculation of the posterior distribution in the context of Bayesian inference of the parameters of nonlinear models from data. Previously an analytical formulation of VB has been derived for nonlinear model inference on data with additive gaussian noise as an alternative to nonlinear least squares. Here a stochastic solution is derived that avoids some of the approximations required of the analytical formulation, offering a solution that can be more flexibly deployed for nonlinear model inference problems. The stochastic VB solution was used for inference on a biexponential toy case and the algorithmic parameter space explored, before being deployed on real data from a magnetic resonance imaging study of perfusion. The new method was found to achieve comparable parameter recovery to the analytic solution and be competitive in terms of computational speed despite being reliant on sampling.</text:p>
          </table:table-cell>
        </table:table-row>
        <table:table-row table:style-name="ro8" table:visibility="filter">
          <table:table-cell office:value-type="float" office:value="2007.01675" calcext:value-type="float">
            <text:p>2007.0167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Fig. 5: Minimum free energy achieved for different combinations of prior and initial posterior distributions in the biexponential model fitting to simulated data experiments. as the prior and initial posterior distribution was varied (not showing the cases where the initial posterior was non-informed, the full results can be found in Fig. S4). A small but significant difference was seen between the use of an informative and noninformative prior. Otherwise, the choice of initial posterior was not important as long as it was not non-informed (i.e., the standard deviation of the initial posterior was not set to be ~103). This was the case even if the initial estimate for the mean of the distribution was far from the true value. Where this was the case, convergence took a greater number of epochs (see Fig. S5).</text:p>
          </table:table-cell>
        </table:table-row>
        <table:table-row table:style-name="ro12" table:visibility="filter">
          <table:table-cell office:value-type="float" office:value="2007.01675" calcext:value-type="float">
            <text:p>2007.01675</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A range of approximate or sampling-based solutions have been developed [1]. Notably Variational Bayesian (VB) methods have been developed that approximate the true posterior distribution by means of another tractable distribution (or product of distributions), recasting the inference problems as one of achieving the best match between approximate and true distribution using the information-theoretic Kullback Leibler (KL) divergence measure [2]. VB solutions are typically less computationally demanding than alternative approaches that involve sampling the posterior distribution and have thus become popular in data analysis methods. However, the original implementation of the VB method requires tractable integrals in the evaluation of the KL-divergence, restricting the combination of problems and approximating distributions that can be used [3]. More recently stochastic VB inference schemes have been proposed which adopt the same approximate posterior strategy, but perform the optimization using stochastic gradient descent [4].</text:p>
          </table:table-cell>
        </table:table-row>
        <table:table-row table:style-name="ro9" table:visibility="filter">
          <table:table-cell office:value-type="float" office:value="2007.01675" calcext:value-type="float">
            <text:p>2007.01675</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he aVB algorithm was also applied to kinetic model-fitting for perfusion estimation from real Arterial Spin Labelling MRI brain data. This is similar to the application of aVB in [5] and represents an example of non-linear model fitting that has been shown to benefit from the application of prior information within a Bayesian inference setting. Briefly, ASL MRI is a perfusion imaging technique that can supply time series measurements of the inflow of a bolus of magnetically labeled blood water into individual voxels of tissue [11]. In this work, we consider a form of ASL MRI that uses pseudo-continuous labelling (PCASL), wherein blood-water is magnetically labeled in the arteries as it passes through a plane, with labeling continuing for a specified label duration. An image is subsequently acquired after a post label delay (PLD) that contains signal from both brain tissue and inflowing labeled blood water. By subtracting this image from another ‘control’ image without labeling, an image of inflow is obtained. Repetition of this process, varying the PLD, generates timeseries data in every voxel, allowing perfusion and other haemodynamic parameters to be estimated from this data using the kinetic model:</text:p>
          </table:table-cell>
        </table:table-row>
        <table:table-row table:style-name="ro15" table:visibility="filter">
          <table:table-cell office:value-type="float" office:value="2007.01675" calcext:value-type="float">
            <text:p>2007.01675</text:p>
          </table:table-cell>
          <table:table-cell office:value-type="string" calcext:value-type="string">
            <text:p>data</text:p>
          </table:table-cell>
          <table:table-cell office:value-type="float" office:value="302" calcext:value-type="float">
            <text:p>302</text:p>
          </table:table-cell>
          <table:table-cell table:number-columns-repeated="2"/>
          <table:table-cell office:value-type="string" calcext:value-type="string">
            <text:p>Unlike the analytic solution, sVB has a number of algorithmic parameters that affect convergence that need to be chosen. These have been explored the context of biexponential fitting. A range of parameter values were found in which convergence was robustly achieved. These were then used in an application to kinetic model fitting with success. The choice of learning rate and posterior sample size affected the best free energy achieved at convergence, although the actual variation observed in the data was relatively small. The use of a large learning rate could result in a solution near to, but not quite reaching, the global minimum due to the use of too coarse a search. Likewise, too small posterior sample size could lead the algorithm to only approach but never reach the global minimum. For small learning rates, it is possible that the algorithm takes too small a step on each iteration and either the minimum is never reached or was not reached within the maximum number of epochs allowed here. In general, very small posterior sample sizes were acceptable, as long as they were not combined with too large a learning rate, especially when there were a relatively large number of measurements in the data set. This is consistent with wider practice in the machine learning community of using a single posterior sample for the gradient calculation. This is, however, generally done in the context of far larger data than is seen in the problems explored here (i.e., a value of N orders of magnitude larger than here), as demonstrated here there is greater robustness to small posterior sample size when there are more samples in the data.</text:p>
          </table:table-cell>
        </table:table-row>
        <table:table-row table:style-name="ro18" table:visibility="filter">
          <table:table-cell office:value-type="float" office:value="2007.01675" calcext:value-type="float">
            <text:p>2007.01675</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The use of a large learning rate could result in a solution near to, but not quite reaching, the global minimum due to the use of too coarse a search. Likewise, too small posterior sample size could lead the algorithm to only approach but never reach the global minimum. For small learning rates, it is possible that the algorithm takes too small a step on each iteration and either the minimum is never reached or was not reached within the maximum number of epochs allowed here. In general, very small posterior sample sizes were acceptable, as long as they were not combined with too large a learning rate, especially when there were a relatively large number of measurements in the data set. This is consistent with wider practice in the machine learning community of using a single posterior sample for the gradient calculation. This is, however, generally done in the context of far larger data than is seen in the problems explored here (i.e., a value of N orders of magnitude larger than here), as demonstrated here there is greater robustness to small posterior sample size when there are more samples in the data. The combination of limited posterior sample size combined with the use of batches, resulted in substantial reductions in the time to convergence, which is particularly helpful for applications such as ASL kinetic model fitting where a large number of series need to be analyzed representing a full volume of brain imaging data. A practical approach, but not explored here, would be to vary the learning rate and sample size during the iterative process, something that has been adopted in other machine learning applications of stochastic variational methods. This would allow a process of progressive refinement where in early stages large and ‘noisy’ steps are made toward the solution, with progressively smaller and more precise calculations being performed as the solution is approached.</text:p>
          </table:table-cell>
        </table:table-row>
        <table:table-row table:style-name="ro3">
          <table:table-cell office:value-type="float" office:value="2007.01675" calcext:value-type="float">
            <text:p>2007.01675</text:p>
          </table:table-cell>
          <table:table-cell office:value-type="string" calcext:value-type="string">
            <text:p>data, data available</text:p>
          </table:table-cell>
          <table:table-cell office:value-type="float" office:value="39" calcext:value-type="float">
            <text:p>39</text:p>
          </table:table-cell>
          <table:table-cell table:number-columns-repeated="2"/>
          <table:table-cell office:value-type="string" calcext:value-type="string">
            <text:p>The test data was from a single individual in which ASL MRI had been acquired using pcASL labeling with label duration 𝜏 = 1.8 𝑠 (this data is used in [11] and can be found at</text:p>
          </table:table-cell>
        </table:table-row>
        <table:table-row table:style-name="ro4">
          <table:table-cell office:value-type="float" office:value="2007.01675" calcext:value-type="float">
            <text:p>2007.01675</text:p>
          </table:table-cell>
          <table:table-cell office:value-type="string" calcext:value-type="string">
            <text:p>data, dataset</text:p>
          </table:table-cell>
          <table:table-cell office:value-type="float" office:value="89" calcext:value-type="float">
            <text:p>89</text:p>
          </table:table-cell>
          <table:table-cell table:number-columns-repeated="2"/>
          <table:table-cell office:value-type="string" calcext:value-type="string">
            <text:p>Fig. 6 shows example perfusion and ATT images from the ASL MRI data from both sVB and aVB analysis, along with an example timeseries and model fit. Fig. 7 summarizes the convergence results for the ASL MRI dataset. Overall, the results were similar to the biexponential model and a learning rate of 0.05, posterior sample size of 5 and batch size of 12-18 resulted in the best convergence properties, with similar performance being found for values around those. Like the</text:p>
          </table:table-cell>
        </table:table-row>
        <table:table-row table:style-name="ro8">
          <table:table-cell office:value-type="float" office:value="2007.01675" calcext:value-type="float">
            <text:p>2007.01675</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The convergence properties were examined on this data using the same procedure as for the biexponential model, examining minimum free energy achieved and time to convergence across all the voxels identified as being within the brain based on an existing brain mask. The same parameters were used are for the simulated data experiments, except that batch sizes of 𝐵 = 5, 6, 9, 12, 18, 24, 48 were tested. As previously, these were generated from uniform strides through the timeseries. The ASL data set used contained all the repeats at a single PLD grouped together, so this strategy ensured that samples from all PLDs were included in each batch. The comparison of batch sizes of 5 and 6 was intended to assess whether there was any advantage to aligning the batches directly with the repeats of each PLD.</text:p>
          </table:table-cell>
        </table:table-row>
        <table:table-row table:style-name="ro8">
          <table:table-cell office:value-type="float" office:value="2007.01675" calcext:value-type="float">
            <text:p>2007.01675</text:p>
          </table:table-cell>
          <table:table-cell office:value-type="string" calcext:value-type="string">
            <text:p>data, dataset</text:p>
          </table:table-cell>
          <table:table-cell office:value-type="float" office:value="175" calcext:value-type="float">
            <text:p>175</text:p>
          </table:table-cell>
          <table:table-cell table:number-columns-repeated="2"/>
          <table:table-cell office:value-type="string" calcext:value-type="string">
            <text:p>www.neuroimagingprimers.org). The dataset contained a total of 96 measurements (48 pairs of labeled and control images) which included 6 PLDS (0.25, 0.5, 0.75, 1.0, 1.25, 1.5) each repeated eight times. The data contains a full 3D volume image of the brain acquired as a series of 2D slices, later slices thus had a longer PLD than earlier ones (each being 45.2 ms later than the one immediately preceding), this was incorporated into the model for estimation. The sVB and aVB methods were used to estimate 𝑓 and Δ𝑡 subject to priors 𝑃(𝑓)~𝑁(0,103) and 𝑃(Δ𝑡)~𝑁(1.3,1), implemented via the MVN prior specified for both sVB and aVB with zero off-diagonal terms in the covariance matrix. The noise parameter was subject to the prior with mean 1.0 and variance 10-6, with initial posterior variance determined from the variance of the individual data series.</text:p>
          </table:table-cell>
        </table:table-row>
        <table:table-row table:style-name="ro12">
          <table:table-cell office:value-type="float" office:value="2007.01675" calcext:value-type="float">
            <text:p>2007.01675</text:p>
          </table:table-cell>
          <table:table-cell office:value-type="string" calcext:value-type="string">
            <text:p>data, dataset</text:p>
          </table:table-cell>
          <table:table-cell office:value-type="float" office:value="178" calcext:value-type="float">
            <text:p>178</text:p>
          </table:table-cell>
          <table:table-cell table:number-columns-repeated="2"/>
          <table:table-cell office:value-type="string" calcext:value-type="string">
            <text:p>A particularly common class of data analysis problem for which Bayesian inference can be beneficial is that of inferring parameters of a non-linear mathematical model from noisy data. In the context of this work, a good example of this problem being the analysis of functional MRI data, where a series of images with different contrasts are exploited to make measurements of some underlying process. Notably, the relationship between the parameters of interest and the measured imaging data in each image element (voxel) can be described in terms of a non-linear mathematical model. This type of application involves individual model fitting in tens to hundreds of thousands of voxels for one dataset, using data that typically has a poor signal-to-noise ratio (SNR). The availability of a mathematical model and the value of including prior information to help regularize the output in the face of poor SNR, has motivated the use of Bayesian inference for this type of data. Previously, a framework was developed for</text:p>
          </table:table-cell>
        </table:table-row>
        <table:table-row table:style-name="ro12">
          <table:table-cell office:value-type="float" office:value="2007.01675" calcext:value-type="float">
            <text:p>2007.01675</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with the non-linear model, and no encoder is required, as the ‘learning’ process is used to obtain optimal values for the latent variables from a given dataset. Since the latent variables in this application are defined by the non-linear model, they are directly interpretable and are the target of the inference procedure. Unlike the typical application of auto-encoders, where the learning process is applied once on a large dataset to learn a representation of the data, for subsequent application to new data. Here, the framework is applied to ‘learn’ the parameters of a model every time it sees new data. Thus, the computational cost of ‘learning’ is more critical than in other machine learning applications since it determines how long it takes for new data to be processed. The results obtained here on brain imaging data suggest that sVB can be competitive in comparison to the existing aVB algorithm. In practice, the sVB framework offers various opportunities for parallelization of processing that haven’t been exploited here.</text:p>
          </table:table-cell>
        </table:table-row>
        <table:table-row table:style-name="ro13">
          <table:table-cell office:value-type="float" office:value="2007.01675" calcext:value-type="float">
            <text:p>2007.01675</text:p>
          </table:table-cell>
          <table:table-cell office:value-type="string" calcext:value-type="string">
            <text:p>data, dataset</text:p>
          </table:table-cell>
          <table:table-cell office:value-type="float" office:value="197" calcext:value-type="float">
            <text:p>197</text:p>
          </table:table-cell>
          <table:table-cell table:number-columns-repeated="2"/>
          <table:table-cell office:value-type="string" calcext:value-type="string">
            <text:p>function of learning rate and posterior sample size for the different datasets generated using the biexponential model. Fig. S1 shows the mean free energy plotted as a function of run time for example cases. Overall, the lowest mean free energy value was achieved with 𝛼 in the range 0.25 to 0.05, with the minimum free energy achieved most consistently at or near 0.05 across the range of posterior sample sizes tested. <text:s/>Small posterior samples sizes and larger values of learning rate were not reliably able to achieve a free energy near to the minimum. Posterior sample sizes above 10 were generally able to achieve the same minimum free energy as larger sample size values. Inference without covariance terms was more tolerant to a range of algorithmic parameters than the problems that included posterior covariance. Similar results were seen for data with greater noise added (see Fig. S2 for results with N=20), except that with greater noise the influence of learning rate and posterior sample size on best free energy achieved was reduced. A learning rate of 0.05 was adopted for subsequent experiments.</text:p>
          </table:table-cell>
        </table:table-row>
        <table:table-row table:style-name="ro3">
          <table:table-cell office:value-type="float" office:value="2007.01675" calcext:value-type="float">
            <text:p>2007.01675</text:p>
          </table:table-cell>
          <table:table-cell office:value-type="string" calcext:value-type="string">
            <text:p>python</text:p>
          </table:table-cell>
          <table:table-cell office:value-type="float" office:value="56" calcext:value-type="float">
            <text:p>56</text:p>
          </table:table-cell>
          <table:table-cell table:number-columns-repeated="2"/>
          <table:table-cell office:value-type="string" calcext:value-type="string">
            <text:p>The sVB algorithm was implemented in Python 3.6.7 using the Tensor Flow library 1.10.0 and the Adam optimizer [10], the loss function was defined as the negative free energy, -F, given in (16) (i.e., in practice the algorithm sought to minimize the non-negative free energy).</text:p>
          </table:table-cell>
        </table:table-row>
        <table:table-row table:style-name="ro1" table:visibility="filter">
          <table:table-cell office:value-type="float" office:value="2009.05893" calcext:value-type="float">
            <text:p>2009.0589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elemedicine, the data rate demands in future wireless communication are expected to grow explosively [1].</text:p>
          </table:table-cell>
        </table:table-row>
        <table:table-row table:style-name="ro2" table:visibility="filter">
          <table:table-cell office:value-type="float" office:value="2009.05893" calcext:value-type="float">
            <text:p>2009.05893</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Problem (14) is still diﬃcult to solve since each common element of the analog beamforming F needs to cater all users and subcarriers. Furthermore, the data streams of diﬀerent users may own diﬀerent priority</text:p>
          </table:table-cell>
        </table:table-row>
        <table:table-row table:style-name="ro5" table:visibility="filter">
          <table:table-cell office:value-type="float" office:value="2009.05893" calcext:value-type="float">
            <text:p>2009.0589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where Ue[k] is the set of right singular vector according to the NRF largest singular value of ˆH[k]F(FHF)−1/2, and Γe[k] is a diagonal matrix of the power allocated to the data streams on each subcarrier. Here, we assume i f j (cid:28) 1 (i (cid:44) j) with high that there are NRF data streams. In addition, it is obvious that f H probability for a large NTX. Therefore, the analog beamforming satisﬁes FHF ≈ I that can always be</text:p>
          </table:table-cell>
        </table:table-row>
        <table:table-row table:style-name="ro2">
          <table:table-cell office:value-type="float" office:value="2010.15597" calcext:value-type="float">
            <text:p>2010.15597</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43] Bijan Samali and Mohammed Al-Dawod. Performance of a ﬁve-storey benchmark model using an active tuned</text:p>
          </table:table-cell>
        </table:table-row>
        <table:table-row table:style-name="ro2">
          <table:table-cell office:value-type="float" office:value="2010.15597" calcext:value-type="float">
            <text:p>2010.15597</text:p>
          </table:table-cell>
          <table:table-cell office:value-type="string" calcext:value-type="string">
            <text:p>benchmark</text:p>
          </table:table-cell>
          <table:table-cell office:value-type="float" office:value="20" calcext:value-type="float">
            <text:p>20</text:p>
          </table:table-cell>
          <table:table-cell table:number-columns-repeated="2"/>
          <table:table-cell office:value-type="string" calcext:value-type="string">
            <text:p>[17] S. N. Deshmukh and N. K. Chandiramani. LQR Control of Wind Excited Benchmark Building Using Variable</text:p>
          </table:table-cell>
        </table:table-row>
        <table:table-row table:style-name="ro3">
          <table:table-cell office:value-type="float" office:value="2010.15597" calcext:value-type="float">
            <text:p>2010.15597</text:p>
          </table:table-cell>
          <table:table-cell office:value-type="string" calcext:value-type="string">
            <text:p>benchmark</text:p>
          </table:table-cell>
          <table:table-cell office:value-type="float" office:value="38" calcext:value-type="float">
            <text:p>38</text:p>
          </table:table-cell>
          <table:table-cell table:number-columns-repeated="2"/>
          <table:table-cell office:value-type="string" calcext:value-type="string">
            <text:p>[10] Khaldoon Bani-Hani and Jamshid Ghaboussi. Neural networks for structural control of a benchmark problem, active tendon system. Earthquake Engineering &amp; Structural Dynamics, 27(11):1225–1245, November 1998.</text:p>
          </table:table-cell>
        </table:table-row>
        <table:table-row table:style-name="ro3">
          <table:table-cell office:value-type="float" office:value="2010.15597" calcext:value-type="float">
            <text:p>2010.15597</text:p>
          </table:table-cell>
          <table:table-cell office:value-type="string" calcext:value-type="string">
            <text:p>benchmark</text:p>
          </table:table-cell>
          <table:table-cell office:value-type="float" office:value="47" calcext:value-type="float">
            <text:p>47</text:p>
          </table:table-cell>
          <table:table-cell table:number-columns-repeated="2"/>
          <table:table-cell office:value-type="string" calcext:value-type="string">
            <text:p>[44] Mehdi Soleymani and Masoud Khodadadi. Adaptive fuzzy controller for active tuned mass damper of a benchmark tall building subjected to seismic and wind loads. The Structural Design of Tall and Special Buildings, 23(10):781– 800, 2014.</text:p>
          </table:table-cell>
        </table:table-row>
        <table:table-row table:style-name="ro11">
          <table:table-cell office:value-type="float" office:value="2010.15597" calcext:value-type="float">
            <text:p>2010.15597</text:p>
          </table:table-cell>
          <table:table-cell office:value-type="string" calcext:value-type="string">
            <text:p>benchmark</text:p>
          </table:table-cell>
          <table:table-cell office:value-type="float" office:value="221" calcext:value-type="float">
            <text:p>221</text:p>
          </table:table-cell>
          <table:table-cell table:number-columns-repeated="2"/>
          <table:table-cell office:value-type="string" calcext:value-type="string">
            <text:p>Optimal Control. Optimal control algorithms aim to optimize an objective function while considering the problem constraints. When the system dynamics are described by a set of linear differential equations and the cost function is deﬁned by a quadratic function, the control problem is called a linear-quadratic control (LQC) problem [30]. Several studies have been carried out on optimal control of smart structures. One of the main solutions for such control problems is provided by the linear quadratic regulator (LQR) [3]. The LQR solves the control problem using a mathematical algorithm that minimizes the quadratic cost function given the problem characteristics [45]. Such algorithms are widely used for solving structural control problems. Ikeda et al. [23] utilized an LQR control algorithm to control the lateral displacement and torsional motions of a 10-story building in Tokyo using two adaptive TMDs (ATMDs). This building had afterwards experienced one earthquake and several heavy storms and showed a very good performance in terms of reducing the motions. In another study, Deshmukh and Chandiramani [17] used an LQR algorithm to control the wind-induced motions of a benchmark building equipped with a semi-active controller with a variable stiffness TMD.</text:p>
          </table:table-cell>
        </table:table-row>
        <table:table-row table:style-name="ro2" table:visibility="filter">
          <table:table-cell office:value-type="float" office:value="2010.15597" calcext:value-type="float">
            <text:p>2010.1559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41] Pelayo Quirós, Pedro Alonso, Irene Díaz, and Susana Montes. On the use of fuzzy partitions to protect data.</text:p>
          </table:table-cell>
        </table:table-row>
        <table:table-row table:style-name="ro4" table:visibility="filter">
          <table:table-cell office:value-type="float" office:value="2010.15597" calcext:value-type="float">
            <text:p>2010.15597</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state shall include all the required data for determining the actions to be an Markov state. In this regard, for the structural control problem, the ground accelerations as well as the structural responses including acceleration, velocity, and displacement responses are included in the each state St. Based on the author’s experience, including the displacements in the last three time steps helps the agent to understand the direction of the motion which is important specially when reaching the maximums in the oscillations.</text:p>
          </table:table-cell>
        </table:table-row>
        <table:table-row table:style-name="ro1">
          <table:table-cell office:value-type="float" office:value="2010.15597" calcext:value-type="float">
            <text:p>2010.15597</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1] PEER Ground Motion Database - PEER Center. https://ngawest2.berkeley.edu/.</text:p>
          </table:table-cell>
        </table:table-row>
        <table:table-row table:style-name="ro2">
          <table:table-cell office:value-type="float" office:value="2010.15597" calcext:value-type="float">
            <text:p>2010.15597</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In order to train the intelligent controller, the acceleration record of Landers earthquake is considered which is obtained from the NGA strong motion database [1] (See Figure 3).</text:p>
          </table:table-cell>
        </table:table-row>
        <table:table-row table:style-name="ro12" table:visibility="filter">
          <table:table-cell office:value-type="float" office:value="2011.03617" calcext:value-type="float">
            <text:p>2011.03617</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Order-k Voronoi tessellations are a generalization of ordinary Voronoi tessellations. Instead of each domain corresponding to a single point in the input, A ⊆ Rd, each order-k domain corresponds to a subset, Q ⊆ A, of size k, and consists of the set of points x ∈ Rd for whom the points in Q are the closest k points within A. Its dual is the order-k Delaunay mosaic. We will formally deﬁne both in Section 2. Order-k Voronoi tessellations were introduced by [21] as a data structure for fast k closest point queries, namely in time O(k + log n) with n = #A. A less direct application is the computation of the distance-to-measure introduced in [5] and related to k closest point search in [13]. Furthermore, certain subcomplexes of the order-k Delaunay mosaic realize the order-k α-shapes introduced in [14]. Order-k α-shapes are a generalization of α-shapes [9] used to approximate the shape of a point set. Unlike ordinary α-shapes and depending on the parameter k, they exhibit robustness to noisy data points.</text:p>
          </table:table-cell>
        </table:table-row>
        <table:table-row table:style-name="ro1">
          <table:table-cell office:value-type="float" office:value="2011.03617" calcext:value-type="float">
            <text:p>2011.03617</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20 G. Osang. Rhomboid tiling and order-k Delaunay mosaics in C++. https://github.com/</text:p>
          </table:table-cell>
        </table:table-row>
        <table:table-row table:style-name="ro2">
          <table:table-cell office:value-type="float" office:value="2011.03617" calcext:value-type="float">
            <text:p>2011.03617</text:p>
          </table:table-cell>
          <table:table-cell office:value-type="string" calcext:value-type="string">
            <text:p>github, python</text:p>
          </table:table-cell>
          <table:table-cell office:value-type="float" office:value="16" calcext:value-type="float">
            <text:p>16</text:p>
          </table:table-cell>
          <table:table-cell table:number-columns-repeated="2"/>
          <table:table-cell office:value-type="string" calcext:value-type="string">
            <text:p>19 G. Osang. Higher order Delaunay mosaics in C++ and python. https://github.com/geoo89/</text:p>
          </table:table-cell>
        </table:table-row>
        <table:table-row table:style-name="ro11">
          <table:table-cell office:value-type="float" office:value="2011.03617" calcext:value-type="float">
            <text:p>2011.03617</text:p>
          </table:table-cell>
          <table:table-cell office:value-type="string" calcext:value-type="string">
            <text:p>open-source</text:p>
          </table:table-cell>
          <table:table-cell office:value-type="float" office:value="240" calcext:value-type="float">
            <text:p>240</text:p>
          </table:table-cell>
          <table:table-cell table:number-columns-repeated="2"/>
          <table:table-cell office:value-type="string" calcext:value-type="string">
            <text:p>In this paper, we describe a new algorithm for computing order-k Delaunay mosaics in Euclidean space of any ﬁnite dimension that stands out in its simplicity. It employs an algorithm for weighted ﬁrst-order Delaunay mosaics, and otherwise uses only combinatorial operations. It thus beneﬁts from highly optimized existing implementations and, if desired, can build upon their use of exact arithmetic. Its complexity depends on the complexity of the algorithm used for weighted Delaunay mosaics. Assuming it is linear in its output size, then out algorithm is also linear in its output size. We implement this algorithm and run it on various point sets, shedding light on the size and other properties of order-k Delaunay mosaics. In particular, we compare the total size of the ﬁrst k Delaunay mosaics of random point sets with the (tight) worst-case upper bound, and we study the size of individual order-k Delaunay mosaics, for which no tight bounds are known in general. As far as we are aware, no such experimental investigations have been performed in the past, possibly due to the lack of a practical algorithm. We extend our algorithm to compute the radius function on an order-k Delaunay mosaic, which gives us the subcomplexes realizing order-k α-shapes. Open-source implementations of our algorithm are available [19, 20].</text:p>
          </table:table-cell>
        </table:table-row>
        <table:table-row table:style-name="ro7">
          <table:table-cell office:value-type="float" office:value="2011.03617" calcext:value-type="float">
            <text:p>2011.03617</text:p>
          </table:table-cell>
          <table:table-cell office:value-type="string" calcext:value-type="string">
            <text:p>provide implementation, open-source</text:p>
          </table:table-cell>
          <table:table-cell office:value-type="float" office:value="99" calcext:value-type="float">
            <text:p>99</text:p>
          </table:table-cell>
          <table:table-cell table:number-columns-repeated="2"/>
          <table:table-cell office:value-type="string" calcext:value-type="string">
            <text:p>We present a simple algorithm for computing higher-order Delaunay mosaics that works in Euclidean spaces of any ﬁnite dimensions. The algorithm selects the vertices of the order-k mosaic from incrementally constructed lower-order mosaics and uses an algorithm for weighted ﬁrst-order Delaunay mosaics as a black-box to construct the order-k mosaic from its vertices. Beyond this black-box, the algorithm uses only combinatorial operations, thus facilitating easy implementation. We extend this algorithm to compute higher-order α-shapes and provide open-source implementations. We present experimental results for properties of higher-order Delaunay mosaics of random point sets.</text:p>
          </table:table-cell>
        </table:table-row>
        <table:table-row table:style-name="ro3">
          <table:table-cell office:value-type="float" office:value="2011.03617" calcext:value-type="float">
            <text:p>2011.03617</text:p>
          </table:table-cell>
          <table:table-cell office:value-type="string" calcext:value-type="string">
            <text:p>python</text:p>
          </table:table-cell>
          <table:table-cell office:value-type="float" office:value="47" calcext:value-type="float">
            <text:p>47</text:p>
          </table:table-cell>
          <table:table-cell table:number-columns-repeated="2"/>
          <table:table-cell office:value-type="string" calcext:value-type="string">
            <text:p>This paper presents a simple algorithm for computing order-k Delaunay mosaics in Euclidean space of constant dimension. Implementations of the algorithm—in C++ for points in R2 and R3 and in python for points in Rd—are provided [19, 20]. This software includes the</text:p>
          </table:table-cell>
        </table:table-row>
        <table:table-row table:style-name="ro5">
          <table:table-cell office:value-type="float" office:value="2011.03617" calcext:value-type="float">
            <text:p>2011.03617</text:p>
          </table:table-cell>
          <table:table-cell office:value-type="string" calcext:value-type="string">
            <text:p>python</text:p>
          </table:table-cell>
          <table:table-cell office:value-type="float" office:value="74" calcext:value-type="float">
            <text:p>74</text:p>
          </table:table-cell>
          <table:table-cell table:number-columns-repeated="2"/>
          <table:table-cell office:value-type="string" calcext:value-type="string">
            <text:p>Algorithm 1 is a more formal write-up of the above outline, and Figure 4 visualizes the process. A dimension-agnostic python implementation and a 2- and 3-dimensional C++ implementation using CGAL [22] are available at [19, 20]. If we store all ﬁrst-generation cells with their anchor vertices, we can use this algorithm to implicitly construct the rhomboid tiling, as done in [20].</text:p>
          </table:table-cell>
        </table:table-row>
        <table:table-row table:style-name="ro1" table:visibility="filter">
          <table:table-cell office:value-type="float" office:value="2011.05504" calcext:value-type="float">
            <text:p>2011.0550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Morphological disambiguation from stemming data</text:p>
          </table:table-cell>
        </table:table-row>
        <table:table-row table:style-name="ro3" table:visibility="filter">
          <table:table-cell office:value-type="float" office:value="2011.05504" calcext:value-type="float">
            <text:p>2011.0550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then the annotated raw data consists of the 5 labeled pairs: gatwikirwa/ik:0/1, gatwikirwa/kir:0/1, gatwikirwa/twik:0/1, gatwikirwa/twikirw:0/2 and gatwikirwa/twikir:1/1. Step 3. Generate inﬂection sets Sj = {yi}N i</text:p>
          </table:table-cell>
        </table:table-row>
        <table:table-row table:style-name="ro3" table:visibility="filter">
          <table:table-cell office:value-type="float" office:value="2011.05504" calcext:value-type="float">
            <text:p>2011.0550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eature extraction example Here we present a working example of how features are extracted. Given the input the input word ’gatwikirwa’ to be lemmatized by the annotator, we follow the following steps to extract the training data.</text:p>
          </table:table-cell>
        </table:table-row>
        <table:table-row table:style-name="ro5" table:visibility="filter">
          <table:table-cell office:value-type="float" office:value="2011.05504" calcext:value-type="float">
            <text:p>2011.0550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nnotator performance – Our ﬁnal evaluation looked at how our ﬁne-tune model rated different individual annotator labels depending on their linguistic training level and the mode of active learning used (Table 6). The 3 reported annotators in the table were identiﬁed contacts of the author and together contributed more than 30% of the labeled data. Our interpretation of the results is that the model might</text:p>
          </table:table-cell>
        </table:table-row>
        <table:table-row table:style-name="ro11" table:visibility="filter">
          <table:table-cell office:value-type="float" office:value="2011.05504" calcext:value-type="float">
            <text:p>2011.05504</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analysis is even more important for morphologically rich languages because it reveals more information than what can be covered by a ﬁnite set of tags. Other work on Kinyarwanda has been more linguistic in nature (Kimenyi, 1980); (Jerro, 2016), especially due to that Kinyarwanda is considered as a more generic prototype of the larger group of Bantu languages, owing to its rich morphology and tonal system. The problem of morphological disambiguation has been researched on for other morphologically rich languages such as Turkish, Arabic and Modern Hebrew. Proposed methods range from statistical ones (Hakkani-T¨ur et al., 2002) (Cohen and Smith, 2007), to rule based approaches (Yuret and T¨ure, 2006), and more recently using recurrent neural networks (Zalmout and Habash, 2017). Most of these methods are usually trained and evaluated on richly annotated tree-banks which are not available for low resource languages like Kinyarwanda. The only labeled data required by our method is a list of inﬂection/stem pairs which can be conveniently collected by untrained native speakers. Another major difference is also that our disambiguation focuses on uncontextualized morphology of Kinyarwanda verbal forms. We reserve contextual disambiguation and part of speech tagging for a future study.</text:p>
          </table:table-cell>
        </table:table-row>
        <table:table-row table:style-name="ro3">
          <table:table-cell office:value-type="float" office:value="2011.05504" calcext:value-type="float">
            <text:p>2011.05504</text:p>
          </table:table-cell>
          <table:table-cell office:value-type="string" calcext:value-type="string">
            <text:p>data, data available</text:p>
          </table:table-cell>
          <table:table-cell office:value-type="float" office:value="23" calcext:value-type="float">
            <text:p>23</text:p>
          </table:table-cell>
          <table:table-cell table:number-columns-repeated="2"/>
          <table:table-cell office:value-type="string" calcext:value-type="string">
            <text:p>volunteers used the stemming application, only data from 37 annotators was found to be consistent and then used in this study.</text:p>
          </table:table-cell>
        </table:table-row>
        <table:table-row table:style-name="ro4">
          <table:table-cell office:value-type="float" office:value="2011.05504" calcext:value-type="float">
            <text:p>2011.05504</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The ﬁrst step in our experiments was to generate stem morphological indicator features from user annotations as explained in section 3.4. The second step involves preparing the dataset for training and evaluation. After features are extracted, we split the data between in training and validation set and then train a baseline classiﬁer using only the data from user annotations. We up-sample by 4 factors the annotations from the best trained annotator who is equipped with subtle linguistic understanding of</text:p>
          </table:table-cell>
        </table:table-row>
        <table:table-row table:style-name="ro7">
          <table:table-cell office:value-type="float" office:value="2011.05504" calcext:value-type="float">
            <text:p>2011.05504</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The dataset for this project comes from a crowd-sourcing effort where users labeled inﬂected forms of Kinyarwanda verbs with corresponding lemma. From a web-crawled corpus, our toolkit detects potential verb inﬂections, auto-segments them and asks volunteers to choose the right lemma from a proposed list of candidates. For convenience of use, volunteers are asked to lemmatize the inﬂected verbs using a simple mobile application (see Figure 2) and the labeled data are sent to a back-end server. The raw labeled dataset was ﬁltered for potential random user inputs by using a baseline classiﬁer and removing data for users who performed poorly on the otherwise least ambiguous instances. While more than 200</text:p>
          </table:table-cell>
        </table:table-row>
        <table:table-row table:style-name="ro10">
          <table:table-cell office:value-type="float" office:value="2011.05504" calcext:value-type="float">
            <text:p>2011.05504</text:p>
          </table:table-cell>
          <table:table-cell office:value-type="string" calcext:value-type="string">
            <text:p>data, dataset</text:p>
          </table:table-cell>
          <table:table-cell office:value-type="float" office:value="163" calcext:value-type="float">
            <text:p>163</text:p>
          </table:table-cell>
          <table:table-cell table:number-columns-repeated="2"/>
          <table:table-cell office:value-type="string" calcext:value-type="string">
            <text:p>After expanding our labeled data through active learning and semi-supervised learning, we repeat the ﬁrst step of feature extraction to form our ﬁnal training and evaluation dataset, which contains about 170,000 examples. We split our dataset into training, development and test set in the ratio of 70%+15%+15% respectively. All our models are trained with gradient descent using ADAM update rule (Kingma and Ba, 2014) using 0.01 learning rate in 256-sized mini-batches and for 50 epochs. For our best ﬁne-tuned model, we re-train the model with large batches of 4000 examples each using LAMB method (You et al., 2019) for 100 more epochs. Since all features are precomputed, training each feedforward neural network takes less than 5 minutes on an quad-core machine. We use POSIX C and C++11 for this project with the only external dependency being Eigen matrix algebra library 1.</text:p>
          </table:table-cell>
        </table:table-row>
        <table:table-row table:style-name="ro12">
          <table:table-cell office:value-type="float" office:value="2011.05504" calcext:value-type="float">
            <text:p>2011.05504</text:p>
          </table:table-cell>
          <table:table-cell office:value-type="string" calcext:value-type="string">
            <text:p>data, dataset</text:p>
          </table:table-cell>
          <table:table-cell office:value-type="float" office:value="163" calcext:value-type="float">
            <text:p>163</text:p>
          </table:table-cell>
          <table:table-cell table:number-columns-repeated="2"/>
          <table:table-cell office:value-type="string" calcext:value-type="string">
            <text:p>While several morphologically rich languages such as Turkish, Arabic and Modern Hebrew already have mature tools for morphological segmentation (C¨oltekin, 2010) (C¸ ¨oltekin, 2014) (Itai and Segal, 2003) (Habash and Rambow, 2006), Kinyarwanda still lacks appropriate tools for the task. A key limitation in the effort is the need to have high quality datasets manually annotated by language experts. With limited funding opportunities, research on NLP for low resource languages lags behind recent advancements made for NLP on high resource languages. In this work, we leverage an easy to collect stemming dataset and transform it into a resource for morphological disambiguation. While the focus here is on Kinyarwanda verbal forms, the method can be applied to other morphologically rich languages. Collecting stemming data is much faster and less prone to errors than full morphological segmentations which require subtle linguistic knowledge.</text:p>
          </table:table-cell>
        </table:table-row>
        <table:table-row table:style-name="ro1">
          <table:table-cell office:value-type="float" office:value="2011.05504" calcext:value-type="float">
            <text:p>2011.0550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1 Dataset development</text:p>
          </table:table-cell>
        </table:table-row>
        <table:table-row table:style-name="ro5">
          <table:table-cell office:value-type="float" office:value="2011.05504" calcext:value-type="float">
            <text:p>2011.05504</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This research was partly made possible by access to the S3C Laboratory facility in the Department of Geography at the University of Oregon. We thank the volunteers who contributed to the stemming dataset through Kinyarwanda Stemmer mobile application. We also thank the anonymous reviewers for their insightful feedback.</text:p>
          </table:table-cell>
        </table:table-row>
        <table:table-row table:style-name="ro6">
          <table:table-cell office:value-type="float" office:value="2011.05504" calcext:value-type="float">
            <text:p>2011.05504</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This work focused on morphological disambiguation of Kinyarwanda verb forms using maximum entropy model on new crowd-sourced stemming dataset. High disambiguation accuracy was achieved through careful feature engineering. Intuitively curated inﬂectional features emerged as important parsimonious predictors. Future work should look at how to directly use morpheme embedding methods as a way to more generically represent both semantics and morphology in a uniﬁed form. Achieving total disambiguation ultimately requires complete contextual information which may not be available in written form.</text:p>
          </table:table-cell>
        </table:table-row>
        <table:table-row table:style-name="ro10">
          <table:table-cell office:value-type="float" office:value="2011.05504" calcext:value-type="float">
            <text:p>2011.05504</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Morphological analysis and disambiguation is an important task and a crucial preprocessing step in natural language processing of morphologically rich languages. Kinyarwanda, a morphologically rich language, currently lacks tools for automated morphological analysis. While linguistically curated ﬁnite state tools can be easily developed for morphological analysis, the morphological richness of the language allows many ambiguous analyses to be produced, requiring effective disambiguation. In this paper, we propose learning to morphologically disambiguate Kinyarwanda verbal forms from a new stemming dataset collected through crowd-sourcing. Using feature engineering and a feed-forward neural network based classiﬁer, we achieve about 89% non-contextualized disambiguation accuracy. Our experiments reveal that inﬂectional properties of stems and morpheme association rules are the most discriminative features for disambiguation.</text:p>
          </table:table-cell>
        </table:table-row>
        <table:table-row table:style-name="ro10">
          <table:table-cell office:value-type="float" office:value="2011.05504" calcext:value-type="float">
            <text:p>2011.05504</text:p>
          </table:table-cell>
          <table:table-cell office:value-type="string" calcext:value-type="string">
            <text:p>dataset</text:p>
          </table:table-cell>
          <table:table-cell office:value-type="float" office:value="148" calcext:value-type="float">
            <text:p>148</text:p>
          </table:table-cell>
          <table:table-cell table:number-columns-repeated="2"/>
          <table:table-cell office:value-type="string" calcext:value-type="string">
            <text:p>Morphological indicator features The second type of features evaluates the appropriateness of ”morphological features” present in a given segmentation versus typical features associated with its stem in the training dataset. These indicator features include the use of special morphemes, morpheme associations and special morpho-graphemic rules inherent in the segmentation. For example, passivization (transformation from active to passive form) is expressed by a special sufﬁx but not all verbs can be used in passive form. The same applies to transitivity (the number and type of object pronouns a verb can take), the use of special sufﬁxes, personal pronouns, locatives, and so on. Essentially, the M linguistically-motivated indicator features fi(x) are compared to their selection ratio scores in the training dataset. By selection ratio scores, we mean:</text:p>
          </table:table-cell>
        </table:table-row>
        <table:table-row table:style-name="ro12">
          <table:table-cell office:value-type="float" office:value="2011.05504" calcext:value-type="float">
            <text:p>2011.05504</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Computational morphology has been studied for decades, but most implementations and evaluations have been conducted on languages that are not related to Kinyarwanda. Finite state methods for morphological analysis have been proposed by Beesley and Karttunen (Karttunen, 2000) and have been popular for morphological analysis. Our morphological analyzer is based on the underlying principle of two level morphology (Koskenniemi, 1983), but our custom implementation does not follow the exact formalism of ﬁnite state transducers. We rather focus on reﬁning rules that are speciﬁc to Kinyarwanda through extensive empirical examination. In (Muhirwe, 2007), a morphological alternation model for Kinyarwanda was presented using Xerox tools, but no empirical evaluation was conducted. In (Garrette et al., 2013), an experiment was conducted on learning POS taggers for Kinyarwanda and Malgasay using a small dataset of frequent words annotated by linguists. While POS tagging is an important task, morphological</text:p>
          </table:table-cell>
        </table:table-row>
        <table:table-row table:style-name="ro2">
          <table:table-cell office:value-type="float" office:value="2011.05504" calcext:value-type="float">
            <text:p>2011.05504</text:p>
          </table:table-cell>
          <table:table-cell office:value-type="string" calcext:value-type="string">
            <text:p>open-source</text:p>
          </table:table-cell>
          <table:table-cell office:value-type="float" office:value="24" calcext:value-type="float">
            <text:p>24</text:p>
          </table:table-cell>
          <table:table-cell table:number-columns-repeated="2"/>
          <table:table-cell office:value-type="string" calcext:value-type="string">
            <text:p>C¸ agri C¸ ¨oltekin. 2014. A set of open source tools for turkish natural language processing. In LREC, pages 1079–</text:p>
          </table:table-cell>
        </table:table-row>
        <table:table-row table:style-name="ro5">
          <table:table-cell office:value-type="float" office:value="2011.08596" calcext:value-type="float">
            <text:p>2011.08596</text:p>
          </table:table-cell>
          <table:table-cell office:value-type="string" calcext:value-type="string">
            <text:p>benchmark</text:p>
          </table:table-cell>
          <table:table-cell office:value-type="float" office:value="61" calcext:value-type="float">
            <text:p>61</text:p>
          </table:table-cell>
          <table:table-cell table:number-columns-repeated="2"/>
          <table:table-cell office:value-type="string" calcext:value-type="string">
            <text:p>[35] Patryk Orzechowski, William La Cava, and Jason H. Moore. Where are we now? a large benchmark study of recent symbolic regression methods. In Proceedings of the Genetic and Evolutionary Computation Conference, GECCO ’18, page 1183–1190, New York, NY, USA, 2018. Association for Computing Machinery.</text:p>
          </table:table-cell>
        </table:table-row>
        <table:table-row table:style-name="ro4">
          <table:table-cell office:value-type="float" office:value="2011.08596" calcext:value-type="float">
            <text:p>2011.08596</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The pseudo code of Symbolic Pursuit is provided in Section 5 of the supplementary material, in which we write our algorithm that solves this optimization problem step by step. It should be stressed that, on a mathematical ground, using Meijer G-functions in optimization problems is far from anodyne. We elaborate on some theoretical impact of this choice on the behavior of the loss function in Section 3 of the supplementary material.</text:p>
          </table:table-cell>
        </table:table-row>
        <table:table-row table:style-name="ro3">
          <table:table-cell office:value-type="float" office:value="2011.08596" calcext:value-type="float">
            <text:p>2011.08596</text:p>
          </table:table-cell>
          <table:table-cell office:value-type="string" calcext:value-type="string">
            <text:p>code available, code</text:p>
          </table:table-cell>
          <table:table-cell office:value-type="float" office:value="12" calcext:value-type="float">
            <text:p>12</text:p>
          </table:table-cell>
          <table:table-cell table:number-columns-repeated="2"/>
          <table:table-cell office:value-type="string" calcext:value-type="string">
            <text:p>6The code for Symbolic Pursuit is available at https://bitbucket.org/mvdschaar/mlforhealthlabpub and</text:p>
          </table:table-cell>
        </table:table-row>
        <table:table-row table:style-name="ro1" table:visibility="filter">
          <table:table-cell office:value-type="float" office:value="2011.08596" calcext:value-type="float">
            <text:p>2011.0859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6.1 Synthetic data</text:p>
          </table:table-cell>
        </table:table-row>
        <table:table-row table:style-name="ro1" table:visibility="filter">
          <table:table-cell office:value-type="float" office:value="2011.08596" calcext:value-type="float">
            <text:p>2011.0859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6.2 Real world data</text:p>
          </table:table-cell>
        </table:table-row>
        <table:table-row table:style-name="ro1" table:visibility="filter">
          <table:table-cell office:value-type="float" office:value="2011.08596" calcext:value-type="float">
            <text:p>2011.08596</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able 2: Symbolic Pursuit on synthetic data.</text:p>
          </table:table-cell>
        </table:table-row>
        <table:table-row table:style-name="ro1" table:visibility="filter">
          <table:table-cell office:value-type="float" office:value="2011.08596" calcext:value-type="float">
            <text:p>2011.0859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mining, inference, and prediction. Springer Science &amp; Business Media, 2009.</text:p>
          </table:table-cell>
        </table:table-row>
        <table:table-row table:style-name="ro1" table:visibility="filter">
          <table:table-cell office:value-type="float" office:value="2011.08596" calcext:value-type="float">
            <text:p>2011.0859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8] Pat Langley and Jan M Zytkow. Data-driven approaches to empirical discovery. Artiﬁcial</text:p>
          </table:table-cell>
        </table:table-row>
        <table:table-row table:style-name="ro3" table:visibility="filter">
          <table:table-cell office:value-type="float" office:value="2011.08596" calcext:value-type="float">
            <text:p>2011.0859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8] Tianqi Chen and Carlos Guestrin. XGBoost: A scalable tree boosting system. In Proceedings of the 22nd ACM SIGKDD International Conference on Knowledge Discovery and Data Mining, KDD ’16, pages 785–794, New York, NY, USA, 2016. ACM.</text:p>
          </table:table-cell>
        </table:table-row>
        <table:table-row table:style-name="ro3" table:visibility="filter">
          <table:table-cell office:value-type="float" office:value="2011.08596" calcext:value-type="float">
            <text:p>2011.0859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9] Paulo Cortez, António Cerdeira, Fernando Almeida, Telmo Matos, and José Reis. Modeling wine preferences by data mining from physicochemical properties. Decision Support Systems, 47(4):547 – 553, 2009. Smart Business Networks: Concepts and Empirical Evidence.</text:p>
          </table:table-cell>
        </table:table-row>
        <table:table-row table:style-name="ro5" table:visibility="filter">
          <table:table-cell office:value-type="float" office:value="2011.08596" calcext:value-type="float">
            <text:p>2011.0859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30] Yin Lou, Rich Caruana, Johannes Gehrke, and Giles Hooker. Accurate intelligible models with pairwise interactions. In Proceedings of the 19th ACM SIGKDD International Conference on Knowledge Discovery and Data Mining, KDD ’13, page 623–631, New York, NY, USA, 2013. Association for Computing Machinery.</text:p>
          </table:table-cell>
        </table:table-row>
        <table:table-row table:style-name="ro5" table:visibility="filter">
          <table:table-cell office:value-type="float" office:value="2011.08596" calcext:value-type="float">
            <text:p>2011.0859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As detailed in Section 5, a substantial literature in the ML community follows the latter approach, but not entirely successfully. To understand the challenge that we are addressing here, it is instructive to make a simple thought experiment. Let us assume that the data follows a Cox proportional hazards model [10]. For such a model, the hazard rate at time t is given by</text:p>
          </table:table-cell>
        </table:table-row>
        <table:table-row table:style-name="ro4" table:visibility="filter">
          <table:table-cell office:value-type="float" office:value="2011.08596" calcext:value-type="float">
            <text:p>2011.08596</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6] Lars Buitinck, Gilles Louppe, Mathieu Blondel, Fabian Pedregosa, Andreas Mueller, Olivier Grisel, Vlad Niculae, Peter Prettenhofer, Alexandre Gramfort, Jaques Grobler, Robert Layton, Jake VanderPlas, Arnaud Joly, Brian Holt, and Gaël Varoquaux. API design for machine learning software: experiences from the scikit-learn project. In ECML PKDD Workshop: Languages for Data Mining and Machine Learning, pages 108–122, 2013.</text:p>
          </table:table-cell>
        </table:table-row>
        <table:table-row table:style-name="ro13">
          <table:table-cell office:value-type="float" office:value="2011.08596" calcext:value-type="float">
            <text:p>2011.08596</text:p>
          </table:table-cell>
          <table:table-cell office:value-type="string" calcext:value-type="string">
            <text:p>data, data repository</text:p>
          </table:table-cell>
          <table:table-cell office:value-type="float" office:value="180" calcext:value-type="float">
            <text:p>180</text:p>
          </table:table-cell>
          <table:table-cell table:number-columns-repeated="2"/>
          <table:table-cell office:value-type="string" calcext:value-type="string">
            <text:p>Machine Learning has proved its ability to produce accurate models – but the deployment of these models outside the machine learning community has been hindered by the difﬁculties of interpreting these models. This paper proposes an algorithm that produces a continuous global interpretation of any given continuous black-box function. Our algorithm employs a variation of projection pursuit in which the ridge functions are chosen to be Meijer G-functions, rather than the usual polynomial splines. Because Meijer G-functions are differentiable in their parameters, we can “tune” the parameters of the representation by gradient descent; as a consequence, our algorithm is efﬁcient. Using ﬁve familiar data sets from the UCI repository and two familiar machine learning algorithms, we demonstrate that our algorithm produces global interpretations that are both highly accurate and parsimonious (involve a small number of terms). Our interpretations permit easy understanding of the relative importance of features and feature interactions. Our interpretation algorithm represents a leap forward from the previous state of the art.</text:p>
          </table:table-cell>
        </table:table-row>
        <table:table-row table:style-name="ro1">
          <table:table-cell office:value-type="float" office:value="2011.08596" calcext:value-type="float">
            <text:p>2011.0859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1">
          <table:table-cell office:value-type="float" office:value="2011.08596" calcext:value-type="float">
            <text:p>2011.0859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3: Symbolic Pursuit results on the ﬁve UCI datasets [12].</text:p>
          </table:table-cell>
        </table:table-row>
        <table:table-row table:style-name="ro5">
          <table:table-cell office:value-type="float" office:value="2011.08596" calcext:value-type="float">
            <text:p>2011.08596</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In this section, we evaluate the performance of Symbolic Pursuit on several synthetic datasets 6. In order to compare the performance of our method against popular interpretability methods, we shall restrict to explanations in the form of feature importance. More precisely, we focus on a pseudo black-box f for which the feature importance is known unambiguously. Here, we consider a three dimensional linear model</text:p>
          </table:table-cell>
        </table:table-row>
        <table:table-row table:style-name="ro6">
          <table:table-cell office:value-type="float" office:value="2011.08596" calcext:value-type="float">
            <text:p>2011.08596</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To solve these issues, we introduced the Symbolic Pursuit algorithm which beneﬁts from the ability to produce parsimonious expressions. More precisely, this method encapsulates perfectly the trade-off between accuracy and interpretability as larger (and therefore less interpretable) expressions will typically be more accurate. Therefore, parsimony naturally translates into stopping the optimization when a reasonable accuracy has been achieved. We will show in Section 6 that, even for real world datasets, this does not require a large number of terms.</text:p>
          </table:table-cell>
        </table:table-row>
        <table:table-row table:style-name="ro6">
          <table:table-cell office:value-type="float" office:value="2011.08596" calcext:value-type="float">
            <text:p>2011.08596</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To make the paper self-contained, we start with a short presentation of the projection pursuit algorithm and Meijer G-functions in Section 2. We address the hyperparameter optimization problem of Meijer G-functions in Section 3. After these theoretical considerations, we assemble all the pieces to construct the Symbolic Pursuit algorithm in Section 4. We compare this algorithm to the state-ofthe-art interpretability methods in Section 5. Finally, we demonstrate that our algorithm produces globally symbolic models with outstanding approximation power and parsimonious expressions on ﬁve real-world datasets in Section 6.</text:p>
          </table:table-cell>
        </table:table-row>
        <table:table-row table:style-name="ro7">
          <table:table-cell office:value-type="float" office:value="2011.08596" calcext:value-type="float">
            <text:p>2011.08596</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In this section, we evaluate the performance of Symbolic Pursuit on two popular black-box models – a Multilayer Perceptron (MLP) and Support Vector Machine (SVM) – applied to ﬁve UCI datasets [12] including Wine Quality Red (Wine) and Yacht Hydrodynamics (Yacht), Boston Housing (Boston), Energy Efﬁciency (Energy) and Concrete Strength (Concrete). Both models are implemented using the scikit-learn library [6] with the default hyperparameters. For each experiment, we split the dataset into a training set (80%) and a test set (20%). The training set is used to produce the Black-Box model and the Symbolic Model (via a mixup strategy for the later, as detailed in Section</text:p>
          </table:table-cell>
        </table:table-row>
        <table:table-row table:style-name="ro9">
          <table:table-cell office:value-type="float" office:value="2011.08596" calcext:value-type="float">
            <text:p>2011.08596</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Contribution. In this paper, we introduce a new algorithm called Symbolic Pursuit that produces an interpretable model for a given black-box. As in a projection pursuit, our algorithm gradually adds more terms in the model until the desired precision is achieved. In our analysis, we address a major difﬁculty introduced by using G-functions as ridge functions : the hyperparameters. As aforementioned, each G-function has four hyperparameters to tune. Fortunately, we show that there exist a set of ﬁve hyperparameter conﬁgurations that covers most familiar functions (polynomial, rational, exponential, trigonometric and hypergeometric functions). By restricting to these conﬁgurations, each G-function is optimized efﬁciently over a sufﬁciently large class of functions. Consequently, we demonstrate that our Symbolic Pursuit algorithm allows to produce highly accurate global models (that we call symbolic models) for black-boxes with a small number of G-functions. With our algorithm, one to ﬁve G-functions are enough to approximate a black-box model ﬁtting a real world dataset. This is a leap forward from the previous state-of-the-art.</text:p>
          </table:table-cell>
        </table:table-row>
        <table:table-row table:style-name="ro12">
          <table:table-cell office:value-type="float" office:value="2011.08596" calcext:value-type="float">
            <text:p>2011.08596</text:p>
          </table:table-cell>
          <table:table-cell office:value-type="string" calcext:value-type="string">
            <text:p>dataset</text:p>
          </table:table-cell>
          <table:table-cell office:value-type="float" office:value="192" calcext:value-type="float">
            <text:p>192</text:p>
          </table:table-cell>
          <table:table-cell table:number-columns-repeated="2"/>
          <table:table-cell office:value-type="string" calcext:value-type="string">
            <text:p>In this setup, it is possible to do algebraic manipulations on a symbolic model to extract transparent information of the black-box model. For instance, we could simply inspect the components of each vector vk to get an idea of the feature importance. We could also differentiate the G-function gk with respect to the features to obtain the gradients in closed form expression. Most importantly, it is realistic to do these operations by hand at this stage since the expressions are short, the Meijer G-functions can be differentiated with respect to their argument easily [31] and their arguments are linear combinations of features. To illustrate, we use one of the interpretations of MLP on the Wine dataset; in order not to make the task too easy, we use the split that produces two terms in the interpretation, rather than any of the splits that produce a single term. With our notations, f denotes the MLP black-box and ˆf denotes its symbolic model. Because ˆf has two terms, it can be written as (cid:19)</text:p>
          </table:table-cell>
        </table:table-row>
        <table:table-row table:style-name="ro1">
          <table:table-cell office:value-type="float" office:value="2011.08596" calcext:value-type="float">
            <text:p>2011.08596</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https://github.com/JonathanCrabbe/Symbolic-Pursuit.</text:p>
          </table:table-cell>
        </table:table-row>
        <table:table-row table:style-name="ro2">
          <table:table-cell office:value-type="float" office:value="2011.08596" calcext:value-type="float">
            <text:p>2011.08596</text:p>
          </table:table-cell>
          <table:table-cell office:value-type="string" calcext:value-type="string">
            <text:p>python</text:p>
          </table:table-cell>
          <table:table-cell office:value-type="float" office:value="36" calcext:value-type="float">
            <text:p>36</text:p>
          </table:table-cell>
          <table:table-cell table:number-columns-repeated="2"/>
          <table:table-cell office:value-type="string" calcext:value-type="string">
            <text:p>[20] Peter J Huber. Projection pursuit. The annals of Statistics, pages 435–475, 1985. [21] Fredrik Johansson et al. mpmath: a Python library for arbitrary-precision ﬂoating-point</text:p>
          </table:table-cell>
        </table:table-row>
        <table:table-row table:style-name="ro5">
          <table:table-cell office:value-type="float" office:value="2011.08596" calcext:value-type="float">
            <text:p>2011.08596</text:p>
          </table:table-cell>
          <table:table-cell office:value-type="string" calcext:value-type="string">
            <text:p>python</text:p>
          </table:table-cell>
          <table:table-cell office:value-type="float" office:value="69" calcext:value-type="float">
            <text:p>69</text:p>
          </table:table-cell>
          <table:table-cell table:number-columns-repeated="2"/>
          <table:table-cell office:value-type="string" calcext:value-type="string">
            <text:p>[36] F. Pedregosa, G. Varoquaux, A. Gramfort, V. Michel, B. Thirion, O. Grisel, M. Blondel, P. Prettenhofer, R. Weiss, V. Dubourg, J. Vanderplas, A. Passos, D. Cournapeau, M. Brucher, M. Perrot, and E. Duchesnay. Scikit-learn: Machine learning in Python. Journal of Machine Learning Research, 12:2825–2830, 2011.</text:p>
          </table:table-cell>
        </table:table-row>
        <table:table-row table:style-name="ro7">
          <table:table-cell office:value-type="float" office:value="2011.08596" calcext:value-type="float">
            <text:p>2011.08596</text:p>
          </table:table-cell>
          <table:table-cell office:value-type="string" calcext:value-type="string">
            <text:p>python</text:p>
          </table:table-cell>
          <table:table-cell office:value-type="float" office:value="144" calcext:value-type="float">
            <text:p>144</text:p>
          </table:table-cell>
          <table:table-cell table:number-columns-repeated="2"/>
          <table:table-cell office:value-type="string" calcext:value-type="string">
            <text:p>[43] Pauli Virtanen, Ralf Gommers, Travis E. Oliphant, Matt Haberland, Tyler Reddy, David Cournapeau, Evgeni Burovski, Pearu Peterson, Warren Weckesser, Jonathan Bright, Stéfan J. van der Walt, Matthew Brett, Joshua Wilson, K. Jarrod Millman, Nikolay Mayorov, Andrew R. J. Nelson, Eric Jones, Robert Kern, Eric Larson, CJ Carey, ˙Ilhan Polat, Yu Feng, Eric W. Moore, Jake Vand erPlas, Denis Laxalde, Josef Perktold, Robert Cimrman, Ian Henriksen, E. A. Quintero, Charles R Harris, Anne M. Archibald, Antônio H. Ribeiro, Fabian Pedregosa, Paul van Mulbregt, and SciPy 1. 0 Contributors. SciPy 1.0: Fundamental Algorithms for Scientiﬁc Computing in Python. Nature Methods, 17:261–272, 2020.</text:p>
          </table:table-cell>
        </table:table-row>
        <table:table-row table:style-name="ro2" table:visibility="filter">
          <table:table-cell office:value-type="float" office:value="2012.02404" calcext:value-type="float">
            <text:p>2012.0240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acceleration and rotation that are sent to outlets in the Pure Data patch. Our render ﬁle and installation instructions for the MyoLinux library are freely available.3</text:p>
          </table:table-cell>
        </table:table-row>
        <table:table-row table:style-name="ro2" table:visibility="filter">
          <table:table-cell office:value-type="float" office:value="2012.02404" calcext:value-type="float">
            <text:p>2012.0240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5] G. Moro, A. Bin, R. H. Jack, C. Heinrichs, and A. P. e. a. McPherson. Making high-performance embedded instruments with Bela and Pure Data. In Int. Conf. on Live Interfaces, Sussex, UK, 2016.</text:p>
          </table:table-cell>
        </table:table-row>
        <table:table-row table:style-name="ro8" table:visibility="filter">
          <table:table-cell office:value-type="float" office:value="2012.02404" calcext:value-type="float">
            <text:p>2012.0240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2.1 Myo-to-Bela in C++ Working with Myo interfaces on the Bela platform is complicated by the fact that Linux operating systems are not oﬃcially supported. However, the BLE speciﬁcation for the Myo is openly available1 and several community-developed Myo libraries have emerged. For integration with Bela, we used MyoLinux2, a C++ library for Myo that uses the virtual serial port provided by the Myo’s included BLE dongle. We implemented a custom render callback (render.cpp ﬁle) based on the Bela’s libpd-enabled render ﬁle that establishes a Myo connection and sets the Myo to stream EMG and IMU data. Functions are included to process the incoming accelerometer and gyroscope vectors and quaternions, and produce Euler rotation angles and magnitudes of</text:p>
          </table:table-cell>
        </table:table-row>
        <table:table-row table:style-name="ro7">
          <table:table-cell office:value-type="float" office:value="2012.02404" calcext:value-type="float">
            <text:p>2012.02404</text:p>
          </table:table-cell>
          <table:table-cell office:value-type="string" calcext:value-type="string">
            <text:p>data, python</text:p>
          </table:table-cell>
          <table:table-cell office:value-type="float" office:value="106" calcext:value-type="float">
            <text:p>106</text:p>
          </table:table-cell>
          <table:table-cell table:number-columns-repeated="2"/>
          <table:table-cell office:value-type="string" calcext:value-type="string">
            <text:p>2.2 Myo-to-OSC in Python In parallel with our eﬀorts to connect Myo to Bela, we have also developed a pure-Python solution for connecting Myo armbands to OSC applications, particularly on Linux, although other platforms are also supported. Our Myo-toOSC4 application builds on previous Python Myo libraries but adds a command line interface for listing the MAC addresses and names of available Myos, and processes the Myo’s data into useful parameters, such as the Euler angles and movement magnitudes listed above. We use Myoto-OSC to test performance interactions with a Myo before transferring to the Bela platform.</text:p>
          </table:table-cell>
        </table:table-row>
        <table:table-row table:style-name="ro1">
          <table:table-cell office:value-type="float" office:value="2012.02404" calcext:value-type="float">
            <text:p>2012.0240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ext:p>
          </table:table-cell>
        </table:table-row>
        <table:table-row table:style-name="ro1">
          <table:table-cell office:value-type="float" office:value="2012.02404" calcext:value-type="float">
            <text:p>2012.02404</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1Myo Bluetooth Speciﬁcation: thalmiclabs/myo-bluetooth 2https://github.com/brokenpylons/MyoLinux</text:p>
          </table:table-cell>
        </table:table-row>
        <table:table-row table:style-name="ro6">
          <table:table-cell office:value-type="float" office:value="2012.02404" calcext:value-type="float">
            <text:p>2012.02404</text:p>
          </table:table-cell>
          <table:table-cell office:value-type="string" calcext:value-type="string">
            <text:p>package, data</text:p>
          </table:table-cell>
          <table:table-cell office:value-type="float" office:value="106" calcext:value-type="float">
            <text:p>106</text:p>
          </table:table-cell>
          <table:table-cell table:number-columns-repeated="2"/>
          <table:table-cell office:value-type="string" calcext:value-type="string">
            <text:p>1. The Myo armband from Thalmic Labs Inc. is a commercial gesture control interface that includes a 9-axis inertial measurement unit (IMU), as well as 8 electromyograph (EMG) sensors, in a convenient battery-powered package. The device communicates wirelessly via Bluetooth Low Energy (BLE). The Myo is typically worn on a user’s lower arm, and the EMG sensors pick up signals from muscles connected to the hand and ﬁngers. Continuous data streams from the EMG and IMU sensors can be used for interactive applications, including music performance [6].</text:p>
          </table:table-cell>
        </table:table-row>
        <table:table-row table:style-name="ro4">
          <table:table-cell office:value-type="float" office:value="2012.02404" calcext:value-type="float">
            <text:p>2012.02404</text:p>
          </table:table-cell>
          <table:table-cell office:value-type="string" calcext:value-type="string">
            <text:p>python</text:p>
          </table:table-cell>
          <table:table-cell office:value-type="float" office:value="89" calcext:value-type="float">
            <text:p>89</text:p>
          </table:table-cell>
          <table:table-cell table:number-columns-repeated="2"/>
          <table:table-cell office:value-type="string" calcext:value-type="string">
            <text:p>In this paper we describe our solutions to these problems. We have implemented a custom Bela render ﬁle that connects Bela to the Myo, as well as a pure-Python Myo-toOSC bridge that allows composition with Myos on desktop Linux as well as other platforms. By connecting Myos to Belas, we work around the limitations of holding multiple BLE connections by simply using one Bela per performer. In Section 3 we discuss how these setups are applied in our standstill ensemble work for Myo.</text:p>
          </table:table-cell>
        </table:table-row>
        <table:table-row table:style-name="ro2" table:visibility="filter">
          <table:table-cell office:value-type="float" office:value="2012.03168" calcext:value-type="float">
            <text:p>2012.0316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8] Jeannette Bohg, Antonio Morales, Tamim Asfour, and Danica Kragic. Data-driven grasp synthesis—a survey.</text:p>
          </table:table-cell>
        </table:table-row>
        <table:table-row table:style-name="ro3" table:visibility="filter">
          <table:table-cell office:value-type="float" office:value="2012.03168" calcext:value-type="float">
            <text:p>2012.0316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1] Sergey Levine, Peter Pastor, Alex Krizhevsky, Julian Ibarz, and Deirdre Quillen. Learning hand-eye coordination for robotic grasping with deep learning and large-scale data collection. The International Journal of Robotics Research, 37(4-5):421–436, 2018.</text:p>
          </table:table-cell>
        </table:table-row>
        <table:table-row table:style-name="ro5" table:visibility="filter">
          <table:table-cell office:value-type="float" office:value="2012.03168" calcext:value-type="float">
            <text:p>2012.0316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When the ﬁnger interacts with the environment, deformation and force data are collected simultaneously. If combining the vector composed of the luminous ﬂux loss data obtained from the photoresistance group with the vector composed of the six-dimensional force data obtained from OnRobot HEX-E v2, we can get the following vector.</text:p>
          </table:table-cell>
        </table:table-row>
        <table:table-row table:style-name="ro4" table:visibility="filter">
          <table:table-cell office:value-type="float" office:value="2012.03168" calcext:value-type="float">
            <text:p>2012.03168</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prerequisites of our optimization algorithm is to get Fx, Tz of each ﬁnger. To calibrate our ﬁnger, in other words, to establish a map f : a = (a1, a2, a3, a4, a5) → ˜r = (Fn, Tz), we push a set of standard objects, as shown in Fig.1 (d) , against soft ﬁnger with random continuous external force magnitude in arbitrary direction to simulate real grasp. Force and torque data is collected by OnRobot HEX-E v2 mounted on the bottom of soft ﬁnger, as shown in Fig 1 (c).</text:p>
          </table:table-cell>
        </table:table-row>
        <table:table-row table:style-name="ro6" table:visibility="filter">
          <table:table-cell office:value-type="float" office:value="2012.03168" calcext:value-type="float">
            <text:p>2012.03168</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t is necessary to establish a deformation-and-reaction map. Therefore, during the calibration experiment, while receiving the ﬁnger deformation data, we also need to obtain the reaction caused by interacting with the environment. OnRobot HEX-E v2 is used to capture force and torque data in X-, Y-, and Z-axes. The ﬁnger’s bottom is attached to OnRobot HEX-E v2, which establishes 6D reaction data referenced to the coordinate system whose origin is the bottom center of the ﬁnger. OnRobot HEX-E v2 provides a vector, r = (Fx, Fy, Fz, Tx, Ty, Tz), containing force and torque data in the X-, Y-, and Z-axes.</text:p>
          </table:table-cell>
        </table:table-row>
        <table:table-row table:style-name="ro13">
          <table:table-cell office:value-type="float" office:value="2012.03168" calcext:value-type="float">
            <text:p>2012.03168</text:p>
          </table:table-cell>
          <table:table-cell office:value-type="string" calcext:value-type="string">
            <text:p>data, dataset</text:p>
          </table:table-cell>
          <table:table-cell office:value-type="float" office:value="214" calcext:value-type="float">
            <text:p>214</text:p>
          </table:table-cell>
          <table:table-cell table:number-columns-repeated="2"/>
          <table:table-cell office:value-type="string" calcext:value-type="string">
            <text:p>With the advances in computer visions, there has been a recent paradigm shift in robotic grasp planning to the data-driven learning method [8]. A great number of data set have been proposed with human-labeled similarly in computer vision ﬁeld [2], [9], with model-based synthetic data set [3, 10], or using physical trials directly [1, 11]. However, when humans manipulate objects, visual information is not the only stimuli they rely on. Tactile information plays an even more important role when humans are executing manipulation skills, especially when visual information is not precise or partly blocked [12]. There has been evidence that the robot can grasp without seeing [13]. Some vision-based sensors have been proposed to acquire tactile information [4, 5]. They take pictures of the sensor surface using a camera and transfer this visual data to tactile data such as deformation and force. Proprioception is another way to get plentiful tactile information to interpret end effector deformation to the tactile sensor. Soft ﬁnger with compliant materials is a feasible choice for end effector with proprioception [14, 15].</text:p>
          </table:table-cell>
        </table:table-row>
        <table:table-row table:style-name="ro2">
          <table:table-cell office:value-type="float" office:value="2012.03168" calcext:value-type="float">
            <text:p>2012.03168</text:p>
          </table:table-cell>
          <table:table-cell office:value-type="string" calcext:value-type="string">
            <text:p>open-source</text:p>
          </table:table-cell>
          <table:table-cell office:value-type="float" office:value="20" calcext:value-type="float">
            <text:p>20</text:p>
          </table:table-cell>
          <table:table-cell table:number-columns-repeated="2"/>
          <table:table-cell office:value-type="string" calcext:value-type="string">
            <text:p>[6] Raymond Ma and Aaron Dollar. Yale openhand project: Optimizing open-source hand designs for ease of</text:p>
          </table:table-cell>
        </table:table-row>
        <table:table-row table:style-name="ro5">
          <table:table-cell office:value-type="float" office:value="2012.03168" calcext:value-type="float">
            <text:p>2012.03168</text:p>
          </table:table-cell>
          <table:table-cell office:value-type="string" calcext:value-type="string">
            <text:p>python</text:p>
          </table:table-cell>
          <table:table-cell office:value-type="float" office:value="69" calcext:value-type="float">
            <text:p>69</text:p>
          </table:table-cell>
          <table:table-cell table:number-columns-repeated="2"/>
          <table:table-cell office:value-type="string" calcext:value-type="string">
            <text:p>[22] F. Pedregosa, G. Varoquaux, A. Gramfort, V. Michel, B. Thirion, O. Grisel, M. Blondel, P. Prettenhofer, R. Weiss, V. Dubourg, J. Vanderplas, A. Passos, D. Cournapeau, M. Brucher, M. Perrot, and E. Duchesnay. Scikit-learn: Machine learning in Python. Journal of Machine Learning Research, 12:2825–2830, 2011.</text:p>
          </table:table-cell>
        </table:table-row>
        <table:table-row table:style-name="ro13">
          <table:table-cell office:value-type="float" office:value="2012.03168" calcext:value-type="float">
            <text:p>2012.03168</text:p>
          </table:table-cell>
          <table:table-cell office:value-type="string" calcext:value-type="string">
            <text:p>python</text:p>
          </table:table-cell>
          <table:table-cell office:value-type="float" office:value="189" calcext:value-type="float">
            <text:p>189</text:p>
          </table:table-cell>
          <table:table-cell table:number-columns-repeated="2"/>
          <table:table-cell office:value-type="string" calcext:value-type="string">
            <text:p>The gripper consists of three identical ﬁngers, and each has two actuated DoFs. ROBOTIS Dynamixel smart actuators provide all of these six DoFs. In order to obtain excellent reliability and reduce the cost, we choose ROBOTIS Dynamixel AX-12A as our actuators, which features fully integrated motors with low price and small size. For each ﬁnger, two actuators are daisy-chained, and each can provide a rotational joint around the same or different axis. A 12V power supply is used to power the gripper, which helps the actuators output enough torque to complete the grasping action. High-level Python API provided by Dynamixel SDK is used for communication between the gripper hardware and host computer. The information transferred includes the current position, goal position, and torque limit for adjusting the ﬁnger’s stiffness when interacting with different objects. The whole gripper only consists of off-the-shelf components (actuators, printed circuit boards, and optical ﬁbers) and 3D printing products (soft ﬁngers and other assembly parts), which cost several hours replicate.</text:p>
          </table:table-cell>
        </table:table-row>
        <table:table-row table:style-name="ro2" table:visibility="filter">
          <table:table-cell office:value-type="float" office:value="2012.04418" calcext:value-type="float">
            <text:p>2012.0441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with homogeneous Dirichlet boundary data is a pair of square integrable F-adapted processes 0) ∩ L2 that satisﬁes the following varia(Y, Z) ∈ F tional form P-a.s. for all t ∈ [0, T ], (cid:0)</text:p>
          </table:table-cell>
        </table:table-row>
        <table:table-row table:style-name="ro5" table:visibility="filter">
          <table:table-cell office:value-type="float" office:value="2012.04418" calcext:value-type="float">
            <text:p>2012.04418</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3. Compared to BSPDEh (3.12)2, the adjoint equation (3.6)2 for problem SLQh contains Zh in the drift term. This induces extra diﬃculties (such as to estimate E[kZh(t)−Zh(s)k2 L2 ], s, t ∈ [0, T ]) when deducing a convergence rate for the temporal discretization (3.6)2. In this work, without any extra assumptions on data, we adopt the stochastic Riccati equation to overcome these diﬃculties; see Section 3.3 for further details.</text:p>
          </table:table-cell>
        </table:table-row>
        <table:table-row table:style-name="ro6" table:visibility="filter">
          <table:table-cell office:value-type="float" office:value="2012.04418" calcext:value-type="float">
            <text:p>2012.04418</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this part, we discretize the original problem SLQ within two steps, starting with its semidiscretization in space (which is referred to as SLQh), which is then followed by a discretization in space and time (which is referred to as SLQhτ ). Our goal in this section is to prove rates of convergence in both cases. By [13], problem SLQ is uniquely solvable, and its optimal pair (X ∗, U ∗) may be characterized by the following coupled FBSPDE (supplemented by homogeneous Dirichlet data for X ∗, Y ) with a unique solution (X ∗, Y, Z, U ∗),</text:p>
          </table:table-cell>
        </table:table-row>
        <table:table-row table:style-name="ro4" table:visibility="filter">
          <table:table-cell office:value-type="float" office:value="2012.04418" calcext:value-type="float">
            <text:p>2012.04418</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for a proper function σ : [0, T ] → L2, a suitable initial datum X0, homogeneous Dirichlet boundary conditions, and a Wiener process W := {W (t) : t ∈ [0, T ]}, which here is R-valued for the sake of simplicity. A unique (strong) minimizer (X ∗, U ∗) of the stochastic optimal control problem: ‘minimize (1.1) subject to (1.2)’ may then be deduced — which we below refer to as problem SLQ; see e.g. [2, 13], and Section 2 for a further speciﬁcation of the data.</text:p>
          </table:table-cell>
        </table:table-row>
        <table:table-row table:style-name="ro5">
          <table:table-cell office:value-type="float" office:value="2012.0564" calcext:value-type="float">
            <text:p>2012.0564</text:p>
          </table:table-cell>
          <table:table-cell office:value-type="string" calcext:value-type="string">
            <text:p>benchmark</text:p>
          </table:table-cell>
          <table:table-cell office:value-type="float" office:value="72" calcext:value-type="float">
            <text:p>72</text:p>
          </table:table-cell>
          <table:table-cell table:number-columns-repeated="2"/>
          <table:table-cell office:value-type="string" calcext:value-type="string">
            <text:p>We emphasize that this last result is not a real convergence result, which is indeed impossible to derive with a constant step-size stochastic algorithm. Nevertheless, it may be seen as a benchmark result following the usages in non-convex machine learning optimization. It is a convenient way to assess a mean square convergence of stochastic optimization algorithm with non-convex landscape (see e.g. [GL13]).</text:p>
          </table:table-cell>
        </table:table-row>
        <table:table-row table:style-name="ro3">
          <table:table-cell office:value-type="float" office:value="2012.0564" calcext:value-type="float">
            <text:p>2012.0564</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he state-of-the-art method to handle massive datasets, SGD suﬀers from several issues: diﬃculty to tune the step-size sequence or dependence on the gradient ﬂow that may be lazy in ﬂat areas, which is especially the case when looking at non-convex neural network problems.</text:p>
          </table:table-cell>
        </table:table-row>
        <table:table-row table:style-name="ro1">
          <table:table-cell office:value-type="float" office:value="2012.05684" calcext:value-type="float">
            <text:p>2012.05684</text:p>
          </table:table-cell>
          <table:table-cell office:value-type="string" calcext:value-type="string">
            <text:p>code</text:p>
          </table:table-cell>
          <table:table-cell office:value-type="float" office:value="3" calcext:value-type="float">
            <text:p>3</text:p>
          </table:table-cell>
          <table:table-cell table:number-columns-repeated="2"/>
          <table:table-cell office:value-type="string" calcext:value-type="string">
            <text:p>code,”</text:p>
          </table:table-cell>
        </table:table-row>
        <table:table-row table:style-name="ro12">
          <table:table-cell office:value-type="float" office:value="2012.05684" calcext:value-type="float">
            <text:p>2012.05684</text:p>
          </table:table-cell>
          <table:table-cell office:value-type="string" calcext:value-type="string">
            <text:p>code, data, code available, source code</text:p>
          </table:table-cell>
          <table:table-cell office:value-type="float" office:value="140" calcext:value-type="float">
            <text:p>140</text:p>
          </table:table-cell>
          <table:table-cell table:number-columns-repeated="2"/>
          <table:table-cell office:value-type="string" calcext:value-type="string">
            <text:p>Abstract—Deep neural network models represent the stateof-the-art methodologies for natural language processing. Here we build on top of these methodologies to incorporate temporal information and model how review data changes with time. Speciﬁcally, we use the dynamic representations of recurrent point process models, which encode the history of how business or service reviews are received in time, to generate instantaneous language models with improved prediction capabilities. Simultaneously, our methodologies enhance the predictive power of our point process models by incorporating summarized review content representations. We provide recurrent network and temporal convolution solutions for modeling the review content. We deploy our methodologies in the context of recommender systems, effectively characterizing the change in preference and taste of users as time evolves. Source code is available at [1].</text:p>
          </table:table-cell>
        </table:table-row>
        <table:table-row table:style-name="ro4">
          <table:table-cell office:value-type="float" office:value="2012.05684" calcext:value-type="float">
            <text:p>2012.05684</text:p>
          </table:table-cell>
          <table:table-cell office:value-type="string" calcext:value-type="string">
            <text:p>code, source code</text:p>
          </table:table-cell>
          <table:table-cell office:value-type="float" office:value="105" calcext:value-type="float">
            <text:p>105</text:p>
          </table:table-cell>
          <table:table-cell table:number-columns-repeated="2"/>
          <table:table-cell office:value-type="string" calcext:value-type="string">
            <text:p>We use Adam [44] to optimize the language model components of our models, with learning rate 0.0002 and β1 = 0.9. The optimization of the temporal component was done with Adadelta [47], initialized with a learning rate of 1. The size of the BPTT window for the RPP model is 20, since the average number of arrivals per business is 17.57. We limit the length of each review to be of 80 tokens. All methods are implemented using PyTorch v1.36. Source code for all models can be found at [1].</text:p>
          </table:table-cell>
        </table:table-row>
        <table:table-row table:style-name="ro1" table:visibility="filter">
          <table:table-cell office:value-type="float" office:value="2012.05684" calcext:value-type="float">
            <text:p>2012.0568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 5: Empirical distribution for different aspects of the data.</text:p>
          </table:table-cell>
        </table:table-row>
        <table:table-row table:style-name="ro3" table:visibility="filter">
          <table:table-cell office:value-type="float" office:value="2012.05684" calcext:value-type="float">
            <text:p>2012.0568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24] Q. Yu and W. Lam, “Aware answer prediction for product-related questions incorporating aspects,” in Proceedings of the Eleventh ACM International Conference on Web Search and Data Mining. ACM, 2018, pp. 691–699.</text:p>
          </table:table-cell>
        </table:table-row>
        <table:table-row table:style-name="ro3" table:visibility="filter">
          <table:table-cell office:value-type="float" office:value="2012.05684" calcext:value-type="float">
            <text:p>2012.0568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38] ——, “Recurrent marked temporal point processes: Embedding event history to vector,” in Proceedings of the 22nd ACM SIGKDD International Conference on Knowledge Discovery and Data Mining. ACM, 2016, pp. 1555–1564.</text:p>
          </table:table-cell>
        </table:table-row>
        <table:table-row table:style-name="ro3" table:visibility="filter">
          <table:table-cell office:value-type="float" office:value="2012.05684" calcext:value-type="float">
            <text:p>2012.0568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5] L. Zheng, V. Noroozi, and P. S. Yu, “Joint deep modeling of users and items using reviews for recommendation,” in Proceedings of the Tenth ACM International Conference on Web Search and Data Mining. ACM, 2017, pp. 425–434.</text:p>
          </table:table-cell>
        </table:table-row>
        <table:table-row table:style-name="ro3" table:visibility="filter">
          <table:table-cell office:value-type="float" office:value="2012.05684" calcext:value-type="float">
            <text:p>2012.0568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3] S. Chen, C. Li, F. Ji, W. Zhou, and H. Chen, “Driven answer generation for product-related questions in e-commerce,” in Proceedings of the Twelfth ACM International Conference on Web Search and Data Mining. ACM, 2019, pp. 411–419.</text:p>
          </table:table-cell>
        </table:table-row>
        <table:table-row table:style-name="ro3" table:visibility="filter">
          <table:table-cell office:value-type="float" office:value="2012.05684" calcext:value-type="float">
            <text:p>2012.05684</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37] N. Du, H. Dai, R. Trivedi, U. Upadhyay, M. Gomez-Rodriguez, and L. Song, “Recurrent marked temporal point processes: Embedding event history to vector,” in Proceedings of the 22nd ACM SIGKDD International Conference on Knowledge Discovery and Data Mining. ACM, 2016, pp. 1555–1564.</text:p>
          </table:table-cell>
        </table:table-row>
        <table:table-row table:style-name="ro6" table:visibility="filter">
          <table:table-cell office:value-type="float" office:value="2012.05684" calcext:value-type="float">
            <text:p>2012.05684</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In this work we introduced neural dynamic language models of text for review data. We are able to leverage dynamic representations of point process models in language modelling tasks, and augment the point processes with text representations. We showed that our approach improves performance on both content and arrival times prediction, as well as opens the door for dynamic generative language models. Future work includes the implementation of attention mechanisms, as well as the inclusion of neural factorization machines aimed at predicting ratings values.</text:p>
          </table:table-cell>
        </table:table-row>
        <table:table-row table:style-name="ro6" table:visibility="filter">
          <table:table-cell office:value-type="float" office:value="2012.05684" calcext:value-type="float">
            <text:p>2012.05684</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Costumer reviews provide a rich and natural source of unstructured data which can be leverage to improve recommender system performance [2]. Indeed, reviews are effectively a form of recommendation. Recently, a variety of deep learning solutions for recommendation have proﬁt from their ability to extract latent representations from review data, encoding rich information related to both users and items. Time represents yet another dimension of context, as user preference and item availability change with time – and indeed, causal and temporal relations have been known to improve</text:p>
          </table:table-cell>
        </table:table-row>
        <table:table-row table:style-name="ro6" table:visibility="filter">
          <table:table-cell office:value-type="float" office:value="2012.05684" calcext:value-type="float">
            <text:p>2012.05684</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inally, within the recommender system realm deep neural networks models of review data for rating predictions use embedding representations, as well as convolutional neural networks [19]. They also provide characterization of review usefulness [20], use reviews for product description [21], and provide better representations for rating prediction [22]. The need to interact with the costumer has also led to question answering solutions [23], [24]. Different from these works, we focus on the temporal aspects of review content.</text:p>
          </table:table-cell>
        </table:table-row>
        <table:table-row table:style-name="ro6" table:visibility="filter">
          <table:table-cell office:value-type="float" office:value="2012.05684" calcext:value-type="float">
            <text:p>2012.056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authors of this work were supported by the Fraunhofer Research Center for Machine Learning (RCML), within the Fraunhofer Cluster of Excellence Cognitive Internet Technologies (CCIT), and by the Competence Center for Machine Learning Rhine Ruhr (ML2R) which is funded by the Federal Ministry of Education and Research of Germany (grant no. 01—S18038A). Part of the work was also funded by the German Ministry for Education and Research as BIFOLDBerlin Institute for the Foundations of Learning and Data (ref. 01IS18025A and ref 01IS18037A). We gratefully acknowledge this support.</text:p>
          </table:table-cell>
        </table:table-row>
        <table:table-row table:style-name="ro4" table:visibility="filter">
          <table:table-cell office:value-type="float" office:value="2012.05684" calcext:value-type="float">
            <text:p>2012.056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15] D. Yogatama, C. Wang, B. R. Routledge, N. A. Smith, and E. P. Xing, “Dynamic language models for streaming text,” Transactions of the Association for Computational Linguistics, vol. 2, pp. 181–192, 2014. [16] N. Du, M. Farajtabar, A. Ahmed, A. J. Smola, and L. Song, “Dirichlethawkes processes with applications to clustering continuous-time document streams,” in Proceedings of the 21th ACM SIGKDD International Conference on Knowledge Discovery and Data Mining. ACM, 2015, pp. 219–228.</text:p>
          </table:table-cell>
        </table:table-row>
        <table:table-row table:style-name="ro7" table:visibility="filter">
          <table:table-cell office:value-type="float" office:value="2012.05684" calcext:value-type="float">
            <text:p>2012.05684</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2] D. Liu, J. Li, B. Du, J. Chang, and R. Gao, “Daml: Dual attention mutual learning between ratings and reviews for item recommendation,” in Proceedings of the 25th ACM SIGKDD International Conference on Knowledge Discovery &amp; Data Mining. ACM, 2019, pp. 344–352. [3] C.-Y. Wu, A. Ahmed, A. Beutel, A. J. Smola, and H. Jing, “Recurrent recommender networks,” in Proceedings of the tenth ACM international conference on web search and data mining. ACM, 2017, pp. 495–503. [4] N. Sachdeva, G. Manco, E. Ritacco, and V. Pudi, “Sequential variational autoencoders for collaborative ﬁltering,” in Proceedings of the Twelfth ACM International Conference on Web Search and Data Mining. ACM, 2019, pp. 600–608.</text:p>
          </table:table-cell>
        </table:table-row>
        <table:table-row table:style-name="ro12" table:visibility="filter">
          <table:table-cell office:value-type="float" office:value="2012.05684" calcext:value-type="float">
            <text:p>2012.0568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The work on language dynamics from the machine learning community has mainly focused on the dynamics of word embeddings and topics. On the one hand, different embeddings, as e.g. word2vec [10], are trained in slices of temporal data and alignments methods are performed a posteriori [11], [12]. The probabilistic framing of word embeddings has, in contrast, allowed for a stochastic-process point of view of embedding evolution [13]. On the other hand, within the dynamic topic modelling approach, the parameters of models like Latent Dirichlet Allocation are deﬁned to follow known stochastic processes in time [14], [15]. Likewise, self-exciting point processes in time have allowed for clustering of document streams [16], [17]. Lastly, while writing this paper we found [18], is conditioned on a global dynamic latent variable. In contrast to this work, our dynamic representations explicitly encode both timing and content of past reviews, and can capture non-Markovian dynamics.</text:p>
          </table:table-cell>
        </table:table-row>
        <table:table-row table:style-name="ro2">
          <table:table-cell office:value-type="float" office:value="2012.05684" calcext:value-type="float">
            <text:p>2012.05684</text:p>
          </table:table-cell>
          <table:table-cell office:value-type="string" calcext:value-type="string">
            <text:p>data, dataset</text:p>
          </table:table-cell>
          <table:table-cell office:value-type="float" office:value="4" calcext:value-type="float">
            <text:p>4</text:p>
          </table:table-cell>
          <table:table-cell table:number-columns-repeated="2"/>
          <table:table-cell office:value-type="string" calcext:value-type="string">
            <text:p>A. Data set</text:p>
          </table:table-cell>
        </table:table-row>
        <table:table-row table:style-name="ro6">
          <table:table-cell office:value-type="float" office:value="2012.05684" calcext:value-type="float">
            <text:p>2012.05684</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information from the reviews’ content. The RMSE obtained via these models is shown in the ﬁrst two rows of Table IV. Note how the RPP model slightly outperforms the LSTM model. Likewise, consider the aggregated set of all review content received by all the businesses we study. We compute the perplexity per word of all reviews with respect to two language model, one parametrized by a LSTM and the other by a TCN. Let us refer to these models as LM-RNN and LMTCN. Their perplexity is shown in the third and fourth rows of Table IV. Note that for this data set the RNN performs better than the TCN.</text:p>
          </table:table-cell>
        </table:table-row>
        <table:table-row table:style-name="ro1">
          <table:table-cell office:value-type="float" office:value="2012.05684" calcext:value-type="float">
            <text:p>2012.0568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Yelp-Shopping</text:p>
          </table:table-cell>
        </table:table-row>
        <table:table-row table:style-name="ro1">
          <table:table-cell office:value-type="float" office:value="2012.05684" calcext:value-type="float">
            <text:p>2012.0568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https://www.yelp.com/dataset</text:p>
          </table:table-cell>
        </table:table-row>
        <table:table-row table:style-name="ro1">
          <table:table-cell office:value-type="float" office:value="2012.05684" calcext:value-type="float">
            <text:p>2012.05684</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II: Yelp shopping category dataset statistics.</text:p>
          </table:table-cell>
        </table:table-row>
        <table:table-row table:style-name="ro3">
          <table:table-cell office:value-type="float" office:value="2012.05684" calcext:value-type="float">
            <text:p>2012.0568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or performance validation of the models we choose the Yelp19 dataset.4 We take all reviews for businesses that are labeled with the shopping parent category from 01 Jan 2016 to 30 Nov 2018. The creation time of a review is deﬁned as the difference in days between the original timestamp and 01</text:p>
          </table:table-cell>
        </table:table-row>
        <table:table-row table:style-name="ro8">
          <table:table-cell office:value-type="float" office:value="2012.05684" calcext:value-type="float">
            <text:p>2012.05684</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Model Conﬁguration. In our experiments, we randomly split each dataset into two parts: training set (80%) and test set (20%). We use grid search for hyper-parameters tuning. The temporal component of all dynamic review models have hidden state size of H = 128, and we project ¯sj into a 16dimensional space before concatenation. The LM-RNN model has a hidden dimension S of 1024. We set the convolution ﬁlter to size k = 3 for the LM-CNN model, and choose to use 6 residual blocks with dilation [1, 2, 4, 8, 16, 32], respectively. Weight normalization [45] is used between the convolution layers. The vocabulary size is V = 3000 for all sequential language models and we use the GloVe word embeddings [46], with dimension W = 300.</text:p>
          </table:table-cell>
        </table:table-row>
        <table:table-row table:style-name="ro10">
          <table:table-cell office:value-type="float" office:value="2012.05684" calcext:value-type="float">
            <text:p>2012.05684</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Dynamic models of text aim at characterizing temporal changes in patterns of document generation. Most successful dynamic language models are Bayesian in nature, and lag behind state-of-the-art deep language models in terms of expressibility. A natural space to study some of the temporal aspects of language is that of the large review datasets found in e-commerce sites. The availability of millions of reviewed items, such as business or services, books or movies, whose reviews have been recorded in time scales of years, opens up the possibility to develop deep scalable models that can predict the change in taste and preference of users as time evolves. Originally, the interaction of users in these e-commerce sites were studied in the context of collaborative ﬁltering, where the goal was to predict user ratings, based on user interaction metrics. Here we aim to look directly at the content of reviews as time evolves.</text:p>
          </table:table-cell>
        </table:table-row>
        <table:table-row table:style-name="ro1">
          <table:table-cell office:value-type="float" office:value="2012.05684" calcext:value-type="float">
            <text:p>2012.0568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cvejoski/</text:p>
          </table:table-cell>
        </table:table-row>
        <table:table-row table:style-name="ro5">
          <table:table-cell office:value-type="float" office:value="2012.1508" calcext:value-type="float">
            <text:p>2012.1508</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The second beneﬁt is provided by the use of incremental methods and automation. This enables a less human errorprone and efﬁcient certiﬁcation process. Without these two elements, the overhead costs for certiﬁcation is very high as already observed in the avionics domain where the change of a single line of code can imply costs of in the order of millions of USD.</text:p>
          </table:table-cell>
        </table:table-row>
        <table:table-row table:style-name="ro5">
          <table:table-cell office:value-type="float" office:value="2012.1508" calcext:value-type="float">
            <text:p>2012.1508</text:p>
          </table:table-cell>
          <table:table-cell office:value-type="string" calcext:value-type="string">
            <text:p>code</text:p>
          </table:table-cell>
          <table:table-cell office:value-type="float" office:value="72" calcext:value-type="float">
            <text:p>72</text:p>
          </table:table-cell>
          <table:table-cell table:number-columns-repeated="2"/>
          <table:table-cell office:value-type="string" calcext:value-type="string">
            <text:p>The considered increment may lead to new threats to the headlamp system as new ﬂows are generated between public elements (e.g., OBD-II connector) and the headlamp system. A potential threat is an attacker injecting malicious code into the Body Control ECU (asset) in an unauthorized fashion. This potential threat may lead to loss of integrity of the Body Control ECU due to unauthorized access.</text:p>
          </table:table-cell>
        </table:table-row>
        <table:table-row table:style-name="ro4">
          <table:table-cell office:value-type="float" office:value="2012.1508" calcext:value-type="float">
            <text:p>2012.1508</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Secondly, the use of incremental methods and automation greatly increases the efﬁciency of re-certiﬁcation in terms of time and cost. Efﬁciency is key for enabling continuous certiﬁcation. Otherwise, the overhead costs of recertiﬁcation are very high without adequate automation. This has been observed, for example, in the avionics domain, where the change of a single line of code can imply costs of in the order of millions of USD.3</text:p>
          </table:table-cell>
        </table:table-row>
        <table:table-row table:style-name="ro5" table:visibility="filter">
          <table:table-cell office:value-type="float" office:value="2012.1508" calcext:value-type="float">
            <text:p>2012.1508</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2] Ashish Gupta, Inderpal Singh Mumick, and V. S. Subrahmanian. Maintaining views incrementally. In Peter Buneman and Sushil Jajodia, editors, Proceedings of the 1993 ACM SIGMOD International Conference on Management of Data, Washington, DC, USA, May 2628, 1993, pages 157–166. ACM Press, 1993.</text:p>
          </table:table-cell>
        </table:table-row>
        <table:table-row table:style-name="ro14" table:visibility="filter">
          <table:table-cell office:value-type="float" office:value="2012.1508" calcext:value-type="float">
            <text:p>2012.1508</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A headlamp system is responsible for turning on/off the headlamp of a vehicle following the demand of the driver. It has two speciﬁc features, namely high-beam light and low-beam light. If the headlamp is in high-beam mode, the headlamp system switches the headlamp automatically to the low-beam mode when an oncoming vehicle is detected. It returns automatically the headlamp to the high-beam mode if the oncoming vehicle is no longer detected [3]. The headlamp system is a critical system as harm, e.g., accidents, may occur if the lamp is unexpectedly turned off over night. A preliminary architecture of the headlamp system is depicted in Figure 2. The Body Control ECU sends messages to the Power Switch Actuator through the CAN bus. These messages are requests to turn on/off the headlamp. A Camera ECU is connected to the Power Switch Actuator so that oncoming vehicles can be detected. This is needed to automatically switch the headlamp from high-beam mode to low-beam mode and vice versa. The CAN bus is connected with a Gateway ECU. This Gateway ECU controls access to the CAN bus from other ECUs located outside the headlamp system such as the Navigation ECU. The Navigation ECU has two interfaces, namely Cellular and Bluetooth, that may be used to send requests to turn on/off the lamp. The Gateway ECU is also connected to an OBD-II connector through another CAN bus. OBD-II is an on-board computer that monitors data about the vehicle such as speed. Both the Bluetooth and Cellular interfaces and the ODB-II connector</text:p>
          </table:table-cell>
        </table:table-row>
        <table:table-row table:style-name="ro6">
          <table:table-cell office:value-type="float" office:value="2012.1508" calcext:value-type="float">
            <text:p>2012.1508</text:p>
          </table:table-cell>
          <table:table-cell office:value-type="string" calcext:value-type="string">
            <text:p>publicly available</text:p>
          </table:table-cell>
          <table:table-cell office:value-type="float" office:value="101" calcext:value-type="float">
            <text:p>101</text:p>
          </table:table-cell>
          <table:table-cell table:number-columns-repeated="2"/>
          <table:table-cell office:value-type="string" calcext:value-type="string">
            <text:p>by an attacker. The machinery expects as input the public elements of the system architecture, i.e., the elements that may be accessible by external users. Bluetooth and Cellular interfaces and OBD-II connector are considered to be public elements. Reachability rules are speciﬁed to automatically check whether from a public element (e.g., Bluetooth) an attacker may access an asset (e.g., CAN bus) through a path P. The machinery identiﬁed three possible paths to access the CAN bus (located between Gateway ECU and headlamp system) from the public elements.</text:p>
          </table:table-cell>
        </table:table-row>
        <table:table-row table:style-name="ro10">
          <table:table-cell office:value-type="float" office:value="2012.1508" calcext:value-type="float">
            <text:p>2012.1508</text:p>
          </table:table-cell>
          <table:table-cell office:value-type="string" calcext:value-type="string">
            <text:p>publicly available</text:p>
          </table:table-cell>
          <table:table-cell office:value-type="float" office:value="169" calcext:value-type="float">
            <text:p>169</text:p>
          </table:table-cell>
          <table:table-cell table:number-columns-repeated="2"/>
          <table:table-cell office:value-type="string" calcext:value-type="string">
            <text:p>Expertise is the skill level required to exploit an attack path. This paper considers that an expert is required to compromise the Navigation ECU though the Cellular interface (attack step (a)). It also considers that the total time for an expert to exploit attack step (a) is 14 days. Equipment refers to hardware or software required to exploit an attack path. The Cellular interface may be readily available and easily accessible by the attacker though, e.g., wireless network. Therefore, the equipment required for exploiting attack step (a) is standard. The knowledge required by the attack is public, as information regarding the Cellular interface may be available on the Internet. Opportunity is the amount of access required by the attack to exploit an attack path. The opportunity is unlimited for step (a), because the Cellular interface may be available without any time limitation to the attacker.</text:p>
          </table:table-cell>
        </table:table-row>
        <table:table-row table:style-name="ro4">
          <table:table-cell office:value-type="float" office:value="2012.1508" calcext:value-type="float">
            <text:p>2012.1508</text:p>
          </table:table-cell>
          <table:table-cell office:value-type="string" calcext:value-type="string">
            <text:p>publicly available, data</text:p>
          </table:table-cell>
          <table:table-cell office:value-type="float" office:value="74" calcext:value-type="float">
            <text:p>74</text:p>
          </table:table-cell>
          <table:table-cell table:number-columns-repeated="2"/>
          <table:table-cell office:value-type="string" calcext:value-type="string">
            <text:p>Automated Design Exploration. Next, the machinery automatically suggests solutions for mitigating the identiﬁed threat. Two solutions are depicted in Figure 6. It suggested the deployment of a security monitor to mitigate the identiﬁed threat. The goal is to mitigate malicious access from public elements by enforcing access control policies, such as “only authorized users from public elements may write data into the Body Control ECU”.</text:p>
          </table:table-cell>
        </table:table-row>
        <table:table-row table:style-name="ro5" table:visibility="filter">
          <table:table-cell office:value-type="float" office:value="2101.00254" calcext:value-type="float">
            <text:p>2101.0025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s users made their investment allocation decisions, interface features were available to them upon activation, presenting the average allocations to the 77 funds made by previous participants, in that same round. This information was based on real users’ data obtained from the users’ choices in a control condition (no intervention) in a prior study [35].</text:p>
          </table:table-cell>
        </table:table-row>
        <table:table-row table:style-name="ro6" table:visibility="filter">
          <table:table-cell office:value-type="float" office:value="2101.00254" calcext:value-type="float">
            <text:p>2101.0025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The funds users could invest in were provided fictional names, but were based on commercial financial products such as stock and bond funds, representing different levels of risk and reward. This is a realistic scenario, similar to many investment environments people face when they save. Funds’ performance in the experiment was based on real historic market data, but this was unknown to the users. Every round, users allocated their budget across funds, and once they submitted their allocations, were informed of the return on their investment. Users then proceeded to the next round.</text:p>
          </table:table-cell>
        </table:table-row>
        <table:table-row table:style-name="ro8" table:visibility="filter">
          <table:table-cell office:value-type="float" office:value="2101.00254" calcext:value-type="float">
            <text:p>2101.0025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In Experiment 2, a logistic regression was used to examine the relationship between the likelihood that users will activate the feature, and the related costs, this time denominated in the time constraints users chose to take on in return. The analysis of users’ choices and cost data revealed an upward sloping curve (see Figure 3) and significant differences between the likelihoods of the feature use as a function of its cost level (Wald=10.72, p=0.001). That is, in this experiment too, users’ likelihood to use the feature was higher the less costly the feature was to them. Note that the x axis, representing the cost, starts on the left from high cost (more constraint on available time), unlike the x axis in the case of monetary cost which starts on the left from low</text:p>
          </table:table-cell>
        </table:table-row>
        <table:table-row table:style-name="ro8" table:visibility="filter">
          <table:table-cell office:value-type="float" office:value="2101.00254" calcext:value-type="float">
            <text:p>2101.00254</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users calibrate their time value estimates. It should be noted, however, that the effect of the training phase absence is likely to exist for all users, and therefore the patters of surplus found throughout the experiments would persist even with the presence of a training session. To check this assumption, we ran additional analyses of the experiments’ data, this time eliminating the first round’s results (that is, running the analyses only for rounds 2-10). We found that the use patterns (as a function of feature cost) were not different from the original experiments, therefore alleviating concerns about the lack of an experiment training phase. Fourth, the studies presented here did not account for differences between users in terms of their individual income constraints and risk aversion – both of which may impact users’ choices.</text:p>
          </table:table-cell>
        </table:table-row>
        <table:table-row table:style-name="ro12" table:visibility="filter">
          <table:table-cell office:value-type="float" office:value="2101.00254" calcext:value-type="float">
            <text:p>2101.00254</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The key difference between the information presented in Experiment 3 and the information presented in Experiments 1 and 2, is that other users’ average choices were now grouped into asset categories and presented as a summary of others’ choices. From a design perspective, this is a summary vs. detailed presentation of the information. With a summary view, the choice overload users faced with the detailed view of others’ choice was expected to be reduced. While there may be many other features that the original feature could have been compared to, the goal here was to examine a plausible alternative, that offers a different perspective – rather than different data – on the same information presented in Experiments 1 and 2. The cost of activating the feature was denominated in the time constraint users could take on. 63 users participated in this experiment. Their average age was 35.1 and 32.5% identified as women.</text:p>
          </table:table-cell>
        </table:table-row>
        <table:table-row table:style-name="ro9" table:visibility="filter">
          <table:table-cell office:value-type="float" office:value="2101.00254" calcext:value-type="float">
            <text:p>2101.00254</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5. Experimental procedure To elicit a range of user surplus data reflecting different constraint and feature types, randomized experiments were developed in which users were tasked with making multiple performance-incentivized investment and feature use choices: after completing a short demographic survey, users were asked to go through ten investment rounds. In each round they had a fixed budget they could invest in any combination of investment alternatives, using up to 77 different funds (see Figures 1 and 4). The large number of alternative possible investment choices presented to users was intentionally designed to induce choice overload [2, 31, 41], which is typical in many online environments, ranging from e-commerce to movie rating to dating platforms [12]. Since considering all 77 alternatives and their tradeoffs is highly time consuming, a natural heuristic for dealing with such choice overload would be for a user to seek additional information about the alternatives they face. Information about the choices of other users has been shown to have a strong effect on users’ own choices, as they implicitly assume that the popularity of an alternative reflects its quality [21, 40].</text:p>
          </table:table-cell>
        </table:table-row>
        <table:table-row table:style-name="ro1" table:visibility="filter">
          <table:table-cell office:value-type="float" office:value="2102.06363" calcext:value-type="float">
            <text:p>2102.06363</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Step (a) follows from Lemma 1 part c). Step (b) follows from the data processing inequality.</text:p>
          </table:table-cell>
        </table:table-row>
        <table:table-row table:style-name="ro2" table:visibility="filter">
          <table:table-cell office:value-type="float" office:value="2102.06363" calcext:value-type="float">
            <text:p>2102.063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Step (a) follows from Lemma 1 part c). Step (b) follows from the data processing inequality. Furthermore for i = 1, 2, we have the following chain of inequalities:</text:p>
          </table:table-cell>
        </table:table-row>
        <table:table-row table:style-name="ro2" table:visibility="filter">
          <table:table-cell office:value-type="float" office:value="2102.06363" calcext:value-type="float">
            <text:p>2102.0636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9] Y. Oohama and T. S. Han, “Universal coding for the Slepian-Wolf data compression system and the strong converse theorem,” IEEE Trans. Inform. Theory, vol. 40, no. 6, pp. 1908–1919, November 1994.</text:p>
          </table:table-cell>
        </table:table-row>
        <table:table-row table:style-name="ro3" table:visibility="filter">
          <table:table-cell office:value-type="float" office:value="2102.06363" calcext:value-type="float">
            <text:p>2102.0636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4] D. Klinc, C. Hazay, A. Jagmohan, H. Krawczyk, and T. Rabin, “On compression of data encrypted with block ciphers,” IEEE Trans. Information Theory, vol. 58, no. 11, pp. 6989–7001, 2012. [Online]. Available: https://doi.org/10.1109/TIT.2012.2210752</text:p>
          </table:table-cell>
        </table:table-row>
        <table:table-row table:style-name="ro5" table:visibility="filter">
          <table:table-cell office:value-type="float" office:value="2102.06363" calcext:value-type="float">
            <text:p>2102.063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 ——, “Secrecy ampliﬁcation of distributed encrypted sources with correlated keys using post-encryption-compression,” IEEE Trans. Information Forensics and Security, vol. 14, no. 11, pp. 3042–3056, November 2019. [3] M. Johnson, P. Ishwar, V. Prabhakaran, D. Schonberg, and K. Ramchandran, “On compressing encrypted data,” IEEE Transactions on Signal Processing, vol. 52, no. 10, pp. 2992–3006, Oct 2004.</text:p>
          </table:table-cell>
        </table:table-row>
        <table:table-row table:style-name="ro6" table:visibility="filter">
          <table:table-cell office:value-type="float" office:value="2102.06363" calcext:value-type="float">
            <text:p>2102.06363</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Outline of the proof of this theorem will be given in the next section. We next derive one outer bound by a simple observation based on previous works on the distributed source coding for correlted sources. From the communication scheme the common key cryptosysytem can be we can see that regarded as the data compression system, where for each i = 1, 2, the encoder Φ(n) and the decoder Ψ(n) can use the common side information K i. By the strong converse coding theorem for this data compression system [9], we have that if</text:p>
          </table:table-cell>
        </table:table-row>
        <table:table-row table:style-name="ro3">
          <table:table-cell office:value-type="float" office:value="2102.1278" calcext:value-type="float">
            <text:p>2102.1278</text:p>
          </table:table-cell>
          <table:table-cell office:value-type="string" calcext:value-type="string">
            <text:p>benchmark</text:p>
          </table:table-cell>
          <table:table-cell office:value-type="float" office:value="43" calcext:value-type="float">
            <text:p>43</text:p>
          </table:table-cell>
          <table:table-cell table:number-columns-repeated="2"/>
          <table:table-cell office:value-type="string" calcext:value-type="string">
            <text:p>where P ∈ CMT ×K is the DFRC BF/precoding matrix to be designed, R ∈ CMT ×MT represents the spatial covariance matrix for a benchmark radar waveform, which generates a favorable MIMO radar beampattern Pd (θ), given by</text:p>
          </table:table-cell>
        </table:table-row>
        <table:table-row table:style-name="ro3">
          <table:table-cell office:value-type="float" office:value="2102.1278" calcext:value-type="float">
            <text:p>2102.1278</text:p>
          </table:table-cell>
          <table:table-cell office:value-type="string" calcext:value-type="string">
            <text:p>benchmark</text:p>
          </table:table-cell>
          <table:table-cell office:value-type="float" office:value="49" calcext:value-type="float">
            <text:p>49</text:p>
          </table:table-cell>
          <table:table-cell table:number-columns-repeated="2"/>
          <table:table-cell office:value-type="string" calcext:value-type="string">
            <text:p>The global optimization method provides a benchmark for suboptimal multibeam optimization schemes. Simulation results in [71] demonstrate that there exist a loss up to 10% in the received signal power for communications and the BF waveform, when the subbeam combination method is applied.</text:p>
          </table:table-cell>
        </table:table-row>
        <table:table-row table:style-name="ro4">
          <table:table-cell office:value-type="float" office:value="2102.1278" calcext:value-type="float">
            <text:p>2102.1278</text:p>
          </table:table-cell>
          <table:table-cell office:value-type="string" calcext:value-type="string">
            <text:p>benchmark</text:p>
          </table:table-cell>
          <table:table-cell office:value-type="float" office:value="100" calcext:value-type="float">
            <text:p>100</text:p>
          </table:table-cell>
          <table:table-cell table:number-columns-repeated="2"/>
          <table:table-cell office:value-type="string" calcext:value-type="string">
            <text:p>It can be readily observed that the cost function in (31) is the Euclidean distance between covaraince matrices for the DFRC waveform and its pure radar benchmark. Moreover, β ≥ 0 is a scaling factor. The remaining constraints aim to ensure the SINR for each user, as well as to restrict the per-antenna transmit power, with PT being the overall power budget available. While problem (31) is non-convex, it can be sub-optimally solved via the semideﬁnite relaxation (SDR) approach or manifold based algorithms [16].</text:p>
          </table:table-cell>
        </table:table-row>
        <table:table-row table:style-name="ro4">
          <table:table-cell office:value-type="float" office:value="2102.1278" calcext:value-type="float">
            <text:p>2102.1278</text:p>
          </table:table-cell>
          <table:table-cell office:value-type="string" calcext:value-type="string">
            <text:p>benchmark</text:p>
          </table:table-cell>
          <table:table-cell office:value-type="float" office:value="107" calcext:value-type="float">
            <text:p>107</text:p>
          </table:table-cell>
          <table:table-cell table:number-columns-repeated="2"/>
          <table:table-cell office:value-type="string" calcext:value-type="string">
            <text:p>PT MT where the ﬁrst constraint is to explicitly control the distance between X and the benchmark X0 in an L∞-norm sense, with a given similarity coefﬁcient ε. The second constraint, on the other hand, requires X to be constant-modulus (CM), i.e., with a 0dB PAPR. X0 could be any CM radar signal matrix, e.g., orthogonal chirp waveform. While problem (34) is again non-convex and NP-hard in general, a branch-andbound (BnB) algorithm is developed in [25], which ﬁnds its global optimum within only tens of iterations.</text:p>
          </table:table-cell>
        </table:table-row>
        <table:table-row table:style-name="ro9">
          <table:table-cell office:value-type="float" office:value="2102.1278" calcext:value-type="float">
            <text:p>2102.1278</text:p>
          </table:table-cell>
          <table:table-cell office:value-type="string" calcext:value-type="string">
            <text:p>benchmark, data</text:p>
          </table:table-cell>
          <table:table-cell office:value-type="float" office:value="199" calcext:value-type="float">
            <text:p>199</text:p>
          </table:table-cell>
          <table:table-cell table:number-columns-repeated="2"/>
          <table:table-cell office:value-type="string" calcext:value-type="string">
            <text:p>2) Waveform/Beampattern Similarity Based: The DFRC waveform is typically expected to possess some useful properties that are beneﬁcial for radar sensing, e.g., good auto- and cross-correlations, high peak-to-sidelobe level ratio (PSLR), low peak-to-average power ratio (PAPR), and resilience to clutter and interference. Nevertheless, it could be quite challenging to implement all these features simultaneously in a single waveform, especially in the case of JCR, where the randomness in the communication data and channels may break down the structure of the waveform tailored for sensing. To cope with this issue, one may consider to optimize the DFRC waveform/beampattern while approximating a welldesigned benchmark radar signal, which is known to have the desired characteristics above. This could be achieved by imposing a ﬁgure-of-merit for the waveform/beampattern similarity, either in the objective function or in the constraints. As an example, the JCR BF design in [16] aims to approximate a baseline radar beampattern while guaranteeing the individual signal-to-interference-and-noise ratio (SINR) γk for K singleantenna downlink users. Accordingly, the optimization problem can be formulated as</text:p>
          </table:table-cell>
        </table:table-row>
        <table:table-row table:style-name="ro3">
          <table:table-cell office:value-type="float" office:value="2102.1278" calcext:value-type="float">
            <text:p>2102.1278</text:p>
          </table:table-cell>
          <table:table-cell office:value-type="string" calcext:value-type="string">
            <text:p>code</text:p>
          </table:table-cell>
          <table:table-cell office:value-type="float" office:value="64" calcext:value-type="float">
            <text:p>64</text:p>
          </table:table-cell>
          <table:table-cell table:number-columns-repeated="2"/>
          <table:table-cell office:value-type="string" calcext:value-type="string">
            <text:p>One of the particular techniques of interest is index modulation (IM). IM embeds information to different combinations of radar signals’ parameters, over one or more domains of space, time, frequency and code [8], [10], [26]. Thus IM does not change the basic radar waveform and signal structure,</text:p>
          </table:table-cell>
        </table:table-row>
        <table:table-row table:style-name="ro6">
          <table:table-cell office:value-type="float" office:value="2102.1278" calcext:value-type="float">
            <text:p>2102.1278</text:p>
          </table:table-cell>
          <table:table-cell office:value-type="string" calcext:value-type="string">
            <text:p>code</text:p>
          </table:table-cell>
          <table:table-cell office:value-type="float" office:value="117" calcext:value-type="float">
            <text:p>117</text:p>
          </table:table-cell>
          <table:table-cell table:number-columns-repeated="2"/>
          <table:table-cell office:value-type="string" calcext:value-type="string">
            <text:p>The basic waveforms ψm(t) can be any set of signals that are orthogonal in either one or multiple domains of time, frequency, space, and code. It can also take any waveform of pulsed and continuous-wave radars [27], [28]. In pulsed radar systems, short pulses of large bandwidth are transmitted either individually or in a group, followed by a silent period for receiving the echoes of the pulses, as can be seen from Fig. 1. Continuous-wave radars transmit waveforms continuously, typically scanning over a large range of frequencies. In both systems, the waveforms are typically non-modulated.</text:p>
          </table:table-cell>
        </table:table-row>
        <table:table-row table:style-name="ro7">
          <table:table-cell office:value-type="float" office:value="2102.1278" calcext:value-type="float">
            <text:p>2102.1278</text:p>
          </table:table-cell>
          <table:table-cell office:value-type="string" calcext:value-type="string">
            <text:p>code</text:p>
          </table:table-cell>
          <table:table-cell office:value-type="float" office:value="140" calcext:value-type="float">
            <text:p>140</text:p>
          </table:table-cell>
          <table:table-cell table:number-columns-repeated="2"/>
          <table:table-cell office:value-type="string" calcext:value-type="string">
            <text:p>[58] T. Huang, N. Shlezinger, X. Xu, Y. Liu, and Y. C. Eldar, “MAJoRCom: A dual-function radar communication system using index modulation,” IEEE Trans. on Signal Processing, vol. 68, pp. 3423–3438, 2020. [59] W. Baxter, E. Aboutanios, and A. Hassanien, “Dual-function MIMO radar-communications via frequency-hopping code selection,” in Asilomar Conf. on Signals, Systems, and Computers, 2018, pp. 1126–1130. [60] X. Wang, A. Hassanien, and M. G. Amin, “Dual-function MIMO radar communications system design via sparse array optimization,” IEEE Trans. Aerospace and Electronic Systems, vol. 55, no. 3, pp. 1213–1226, 2019.</text:p>
          </table:table-cell>
        </table:table-row>
        <table:table-row table:style-name="ro1" table:visibility="filter">
          <table:table-cell office:value-type="float" office:value="2102.1278" calcext:value-type="float">
            <text:p>2102.127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Generally achieve higher data rates compared to modulation with modiﬁed waveform.</text:p>
          </table:table-cell>
        </table:table-row>
        <table:table-row table:style-name="ro3" table:visibility="filter">
          <table:table-cell office:value-type="float" office:value="2102.1278" calcext:value-type="float">
            <text:p>2102.1278</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Methods Apply various combinations of amplitude, phase and/or frequency shift keying to radar chirp signals [4], [6], [52], or map data to multiple chirp subcarriers via the use of fractional Fourier Transform [53].</text:p>
          </table:table-cell>
        </table:table-row>
        <table:table-row table:style-name="ro3" table:visibility="filter">
          <table:table-cell office:value-type="float" office:value="2102.1278" calcext:value-type="float">
            <text:p>2102.127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e JCR beamformer, and sk (t) being the data stream. The signal is partially received by the vehicle’s antenna array, and is partially reﬂected back to the RSU. The received echo signal can be expressed in the form of</text:p>
          </table:table-cell>
        </table:table-row>
        <table:table-row table:style-name="ro5" table:visibility="filter">
          <table:table-cell office:value-type="float" office:value="2102.1278" calcext:value-type="float">
            <text:p>2102.127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where pk is the power of the data stream sk (t). It can be seen that the achievable rate relies critically on the sensing and prediction accuracy of the AoA. Once the next AoA is accurately predicted, the RSU can keep tracking the vehicle while offering high-quality communication service when it is within the RSU’s coverage.</text:p>
          </table:table-cell>
        </table:table-row>
        <table:table-row table:style-name="ro3" table:visibility="filter">
          <table:table-cell office:value-type="float" office:value="2102.1278" calcext:value-type="float">
            <text:p>2102.1278</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he sensing can be based on (12) with the signals ˜xq,n,k corresponding to both the pilots and data symbols, as will be detailed next. For more details on the signals usable for sensing, as well as solutions to the full-duplex problems in PMNs, the readers are referred to [12], [24].</text:p>
          </table:table-cell>
        </table:table-row>
        <table:table-row table:style-name="ro4" table:visibility="filter">
          <table:table-cell office:value-type="float" office:value="2102.1278" calcext:value-type="float">
            <text:p>2102.1278</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 Radar-centric design. Conversely, such approaches aim at modulating or introducing information signalling in known radar waveform. Since the radar signalling remains largely unaltered, the resulting approaches beneﬁt from a near optimal radar performance. The main drawback of such approaches is the limited data rates achieved. Some performance loss may be tolerated by the radar to enable better communication functionality; and</text:p>
          </table:table-cell>
        </table:table-row>
        <table:table-row table:style-name="ro5" table:visibility="filter">
          <table:table-cell office:value-type="float" office:value="2102.1278" calcext:value-type="float">
            <text:p>2102.1278</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 Thirdly, the quantization error generated in the uplink the estimation of the feedback is avoided. As such, vehicle’s state can be performed in a continuous manner. • Finally, JCR signalling achieves higher matched-ﬁltering gain than that of beam training and tracking approaches, as the whole downlink frame, rather than a part of it, is tailored for both downlink sensing and data transmission.</text:p>
          </table:table-cell>
        </table:table-row>
        <table:table-row table:style-name="ro5" table:visibility="filter">
          <table:table-cell office:value-type="float" office:value="2102.1278" calcext:value-type="float">
            <text:p>2102.127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ne method, which may be called as direct sensing, directly feeds the received signals to sensing algorithms. In some cases, e.g., sensing using the data payload in a MIMO system, this is the only option as ˜xq,n,k cannot be readily removed even when they are known. The presence of ˜xq,n,k often limits the optional algorithms for sensing parameter estimation.</text:p>
          </table:table-cell>
        </table:table-row>
        <table:table-row table:style-name="ro6" table:visibility="filter">
          <table:table-cell office:value-type="float" office:value="2102.1278" calcext:value-type="float">
            <text:p>2102.1278</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In [22], for a single data-stream single-carrier JCR system based on 802.11ad, non-uniformly placed preambles are proposed to enhance velocity estimation accuracy. The signal has a packet structure, consisting preamble and data payload. Radar sensing uses the preamble only. A novel metric of distortion MMSE (DMMSE) is developed for communications in [22]. A log-scale is then applied to the DMMSE and the to achieve proportional fairness between CRLB for radar, C&amp;R, such that the two log-scaled metrics can directly be</text:p>
          </table:table-cell>
        </table:table-row>
        <table:table-row table:style-name="ro7" table:visibility="filter">
          <table:table-cell office:value-type="float" office:value="2102.1278" calcext:value-type="float">
            <text:p>2102.127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BF for mmWave communications relies on the AoA and AoD parameters of signal propagation paths. With such angular information at hand, the Tx and the Rx can accurately align their beams, such that a high-quality communication link can be established. Conventionally, the AoA and AoD are acquired by beam training or beam tracking techniques, i.e., communication-only approaches. The basic idea of these schemes is to send pilots from the Tx to the Rx before data transmission, with each pilot being beamformed to a different direction. The Rx then estimates the angles from the received pilot signal and feeds them back to the Tx.</text:p>
          </table:table-cell>
        </table:table-row>
        <table:table-row table:style-name="ro7" table:visibility="filter">
          <table:table-cell office:value-type="float" office:value="2102.1278" calcext:value-type="float">
            <text:p>2102.1278</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Based on the two MI expressions, we can formulate various optimization problems. In [3], the estimation rate, deﬁned as the MI within a unit time, is used for analyzing the radar performance, together with the capacity metric for communications. In [65], a weighted sum of MI for both C&amp;R is formulated as the objective function of optimization for a singleantenna OFDM DFRC system. In [64], a more complicated MI-based joint optimization is conducted for MIMO DFRC systems, by taking into consideration practical packet structure with orthogonal training sequences and random data symbols, and the channel estimation error.</text:p>
          </table:table-cell>
        </table:table-row>
        <table:table-row table:style-name="ro10" table:visibility="filter">
          <table:table-cell office:value-type="float" office:value="2102.1278" calcext:value-type="float">
            <text:p>2102.1278</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Radar systems, particularly military radar, have the extraordinary capability of long-range operation, up to hundreds of kilometers. Therefore, a major advantage of implementing communication in radar systems is the possibility of achieving very long range communications, with much lower latency compared to satellite communications. However, the achievable data rates for such systems are typically limited, due to the inherent limitation in the radar waveform [3], [4], [8], [51]. Research on radar-centric JCR has been mainly focused on the information embedding technologies, and there are only limited works on other aspects such as communication protocol and receiver design based on the radar-centric JCR signals. In this section, we concentrate on more recent DFRC systems based on MIMO-OFDM, CAESAR and FH-MIMO radar, because of the remarkable beneﬁts they can offer as described in Section II-C.</text:p>
          </table:table-cell>
        </table:table-row>
        <table:table-row table:style-name="ro12" table:visibility="filter">
          <table:table-cell office:value-type="float" office:value="2102.1278" calcext:value-type="float">
            <text:p>2102.1278</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It can be observed from the above procedure that there exists an inherent tradeoff between the estimation accuracy and the signalling overhead. Indeed, the beam information can be more precisely attained by transmitting more pilots, which, however, is at the price of reducing the effective transmission time of the useful data, as well as of increasing the latency. This problem is particularly pronounced in high-mobility V2X scenarios, where the trained beams can be easily outdated. To cope with this issue, radar sensing is exploited to enhance the BF performance via providing accurate positioning information for vehicles, such that the beam search interval can be narrowed down. Recent results show that with the aid of an extra radar sensor mounted on the road side unit (RSU), the beam training overhead incurred in the vehicle-to-infrastructure (V2I) links can be signiﬁcantly reduced to 6.5% of that of the Global Navigation Satellite System assisted approach [46], [47].</text:p>
          </table:table-cell>
        </table:table-row>
        <table:table-row table:style-name="ro16" table:visibility="filter">
          <table:table-cell office:value-type="float" office:value="2102.1278" calcext:value-type="float">
            <text:p>2102.1278</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JCR is a promising technology that can be used to revolutionize both traditional communication and radar systems. Although the potentials and prospects for integrating C&amp;R are great, there are many challenges and open research problems to be addressed due to the inherent differences of the signal formats, and system and network structures between them. Signal processing techniques are key enablers to make the integration happen. For communication-centric JCR, accurate and practical sensing parameter estimation algorithms are the key, and a viable solution to the clock asynchrony problem can relax the full-duplex requirement. Sensing assisted communications is a great way of exploiting the beneﬁt of integration. For radar-centric JCR, how to improve the communication rates without notable impact on radar operation is a big challenge. While it is shown that applying index modulation to frequency-hopping DFRC is an attractive solution, more signal processing techniques are needed for improving the communication receiver. For joint design and optimization, the journey is just started, with most work being focused on waveform optimization in existing systems. A fresh look at the joint requirements for C&amp;R may lead to more efﬁcient solutions, particularly those underlying frequency hopping and millimeter wave signals that have excellent potentials for both high data rates and radar resolution.</text:p>
          </table:table-cell>
        </table:table-row>
        <table:table-row table:style-name="ro15" table:visibility="filter">
          <table:table-cell office:value-type="float" office:value="2102.1278" calcext:value-type="float">
            <text:p>2102.1278</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Standalone BSCRAN CentralBBU PoolSensing ProcessingUnitRRU 1RRU 2ClutterUplink Comm. &amp; SensingClutter ReflectionFronthaulDownlink Comm. SignalDownlink Active SensingDownlink Passive SensingClutterMobile CoreTransmitter (Multiuser-MIMO OFDMA Signal)ChannelRF ProcessingA/D conversionConvert to frequency domainSynchro-nizationChannel EstimationMIMO EqualizationDemodulation and decodingSensing Parameter Estimation &amp; Pattern AnalysisC&amp;R CooperationShared by C&amp;RC onlyR onlytextA typical DFRC transceiverUEUEMIMO-OFDM signal models in Section III-B, we review key techniques in sensing parameter estimation. Most of them are also applicable to single carrier systems such as the IEEE802.11ad DFRC. We ﬁrst discuss two important problems to be resolved, before we review optional sensing algorithms. 1) Direct and Indirect Sensing: The ﬁrst problem is how to deal with ˜xq,n,k in the received signals, which can represent either known pilots or (unknown) data payload in a packet. Both can be used for sensing. For unknown data payload, it can be demodulated after channel estimation, as in conventional communications. Using data payload can signiﬁcantly extend the sensing capability such as the range, as it is much longer than the pilot. Here, the receiver is assumed to know ˜xq,n,k or its estimate via demodulating ˜sq,n,k. For multiuser-MIMO signals, for example, signals received at an RRU from multiple RRUs in downlink sensing, or signals received at a standalone BS from multiple UEs, we can use two methods to formulate the estimation problem.</text:p>
          </table:table-cell>
        </table:table-row>
        <table:table-row table:style-name="ro5">
          <table:table-cell office:value-type="float" office:value="2102.1278" calcext:value-type="float">
            <text:p>2102.1278</text:p>
          </table:table-cell>
          <table:table-cell office:value-type="string" calcext:value-type="string">
            <text:p>data, code</text:p>
          </table:table-cell>
          <table:table-cell office:value-type="float" office:value="90" calcext:value-type="float">
            <text:p>90</text:p>
          </table:table-cell>
          <table:table-cell table:number-columns-repeated="2"/>
          <table:table-cell office:value-type="string" calcext:value-type="string">
            <text:p>where P is the spatial precoding matrix of size MT × MS and is typically ﬁxed over a packet, and s(t) are the data vector of MS ×1. The symbols s(t) can be either the directly modulated constellation points that are unknown to the receiver, or known pilots. In the case of spread spectrum signals, each element in s(t) can be the product of a pseudo-random code and the constellation point (or pilot).</text:p>
          </table:table-cell>
        </table:table-row>
        <table:table-row table:style-name="ro16" table:visibility="filter">
          <table:table-cell office:value-type="float" office:value="2103.02878" calcext:value-type="float">
            <text:p>2103.02878</text:p>
          </table:table-cell>
          <table:table-cell office:value-type="string" calcext:value-type="string">
            <text:p>data</text:p>
          </table:table-cell>
          <table:table-cell office:value-type="float" office:value="281" calcext:value-type="float">
            <text:p>281</text:p>
          </table:table-cell>
          <table:table-cell table:number-columns-repeated="2"/>
          <table:table-cell office:value-type="string" calcext:value-type="string">
            <text:p>4) Experimental results: Table 1 gives the evaluation results on diﬀerent metrics, and we can see ft-target gets the best performance on both BLEU and si-QPS (si-QPS as 92 means about 10.87ms per query). For a real online chatbot, those two metrics are more important than other metrics, so we choose ft-target as the ﬁnal online response generation model in our chatbot - AliMe. We qualitatively analyze DV-ERG with some examples from the test data. Table 2 shows several emotional generation results with our models, we can see that most of the generative results are shorter than manually labeled results, this is a common problem of generative models, since short results are ‘safer’ than long sentences in the model training step. However, with emotional empathy and more focused vocabularies, generative results are sometimes even better than manually labeled results. For example, with a user question as ‘Then wait patiently!’, the manually labeled response is ‘Yeah, well, thank you. You’ve warmed me up!’. This response is with no problem, but it is better when user get the generated response ‘Mm-hmm, my little cute ’ with ft-target DV-ERG. Another example: with a user question as ‘Sing a song’, the manually labeled response is ‘No need to know’, and this is just a so-so response. This time, the ft-target DV-ERG generate a response as ‘Sing what?’, and this is a more reasonable one.</text:p>
          </table:table-cell>
        </table:table-row>
        <table:table-row table:style-name="ro4">
          <table:table-cell office:value-type="float" office:value="2103.02878" calcext:value-type="float">
            <text:p>2103.02878</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1) Dataset collection &amp; Implementation: We collect 132,118 frequently asked emotional user questions from the online log of our commercial chatbot, and manually labeled 1 to 3 corresponding emotional responses to each question. Finally we got 308,618 QA pairs as training dataset of the seq2seq model. In experiments, we use the 300-dimension pre-trained word embeddings, and we set hidden size to 128 both in encoder and decoder, and learning rate to 0.001.</text:p>
          </table:table-cell>
        </table:table-row>
        <table:table-row table:style-name="ro8">
          <table:table-cell office:value-type="float" office:value="2103.02878" calcext:value-type="float">
            <text:p>2103.02878</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2) Seq2Seq Model Training: For real application in online systems, with high QPS requirement, we just employ typical Bi-GRU (Gated Recurrent Unit) as encoder and GRU [7] as decoder, with an attention mechanism, instead of very complex models. Employment of typical simple response generation models also shows in other online systems, such as XiaoIce [3]. The objective function is given below, and compared to a normal function, ours is meanwhile supervised by emotional state e (in formula 1). In our training dataset, all the (cid:104)Question, Response(cid:105) pairs comply with the above mapping rules, and the e is set according to the emotion types of responses. In the prediction, e is randomly chosen from candidate mapping emotions of question emotion.</text:p>
          </table:table-cell>
        </table:table-row>
        <table:table-row table:style-name="ro2">
          <table:table-cell office:value-type="float" office:value="2103.05573" calcext:value-type="float">
            <text:p>2103.05573</text:p>
          </table:table-cell>
          <table:table-cell office:value-type="string" calcext:value-type="string">
            <text:p>benchmark</text:p>
          </table:table-cell>
          <table:table-cell office:value-type="float" office:value="1" calcext:value-type="float">
            <text:p>1</text:p>
          </table:table-cell>
          <table:table-cell table:number-columns-repeated="2"/>
          <table:table-cell office:value-type="string" calcext:value-type="string">
            <text:p>Benchmark</text:p>
          </table:table-cell>
        </table:table-row>
        <table:table-row table:style-name="ro2">
          <table:table-cell office:value-type="float" office:value="2103.05573" calcext:value-type="float">
            <text:p>2103.05573</text:p>
          </table:table-cell>
          <table:table-cell office:value-type="string" calcext:value-type="string">
            <text:p>benchmark</text:p>
          </table:table-cell>
          <table:table-cell office:value-type="float" office:value="8" calcext:value-type="float">
            <text:p>8</text:p>
          </table:table-cell>
          <table:table-cell table:number-columns-repeated="2"/>
          <table:table-cell office:value-type="string" calcext:value-type="string">
            <text:p>Figure 13. Performance evaluation of SmallBank benchmark</text:p>
          </table:table-cell>
        </table:table-row>
        <table:table-row table:style-name="ro2">
          <table:table-cell office:value-type="float" office:value="2103.05573" calcext:value-type="float">
            <text:p>2103.05573</text:p>
          </table:table-cell>
          <table:table-cell office:value-type="string" calcext:value-type="string">
            <text:p>benchmark</text:p>
          </table:table-cell>
          <table:table-cell office:value-type="float" office:value="8" calcext:value-type="float">
            <text:p>8</text:p>
          </table:table-cell>
          <table:table-cell table:number-columns-repeated="2"/>
          <table:table-cell office:value-type="string" calcext:value-type="string">
            <text:p>Figure 14. Performance evaluation of SEATS benchmark</text:p>
          </table:table-cell>
        </table:table-row>
        <table:table-row table:style-name="ro2">
          <table:table-cell office:value-type="float" office:value="2103.05573" calcext:value-type="float">
            <text:p>2103.05573</text:p>
          </table:table-cell>
          <table:table-cell office:value-type="string" calcext:value-type="string">
            <text:p>benchmark</text:p>
          </table:table-cell>
          <table:table-cell office:value-type="float" office:value="8" calcext:value-type="float">
            <text:p>8</text:p>
          </table:table-cell>
          <table:table-cell table:number-columns-repeated="2"/>
          <table:table-cell office:value-type="string" calcext:value-type="string">
            <text:p>Figure 15. Performance evaluation of TPC-C benchmark</text:p>
          </table:table-cell>
        </table:table-row>
        <table:table-row table:style-name="ro2">
          <table:table-cell office:value-type="float" office:value="2103.05573" calcext:value-type="float">
            <text:p>2103.05573</text:p>
          </table:table-cell>
          <table:table-cell office:value-type="string" calcext:value-type="string">
            <text:p>benchmark</text:p>
          </table:table-cell>
          <table:table-cell office:value-type="float" office:value="8" calcext:value-type="float">
            <text:p>8</text:p>
          </table:table-cell>
          <table:table-cell table:number-columns-repeated="2"/>
          <table:table-cell office:value-type="string" calcext:value-type="string">
            <text:p>[1] 2020. TPC-C Benchmark.</text:p>
          </table:table-cell>
        </table:table-row>
        <table:table-row table:style-name="ro2">
          <table:table-cell office:value-type="float" office:value="2103.05573" calcext:value-type="float">
            <text:p>2103.05573</text:p>
          </table:table-cell>
          <table:table-cell office:value-type="string" calcext:value-type="string">
            <text:p>benchmark</text:p>
          </table:table-cell>
          <table:table-cell office:value-type="float" office:value="31" calcext:value-type="float">
            <text:p>31</text:p>
          </table:table-cell>
          <table:table-cell table:number-columns-repeated="2"/>
          <table:table-cell office:value-type="string" calcext:value-type="string">
            <text:p>Table 1. Statically identified anomalous access pairs in the original and refactored benchmark programs. Time (s) holds the total time to analyze and repair each benchmark.</text:p>
          </table:table-cell>
        </table:table-row>
        <table:table-row table:style-name="ro4">
          <table:table-cell office:value-type="float" office:value="2103.05573" calcext:value-type="float">
            <text:p>2103.05573</text:p>
          </table:table-cell>
          <table:table-cell office:value-type="string" calcext:value-type="string">
            <text:p>benchmark</text:p>
          </table:table-cell>
          <table:table-cell office:value-type="float" office:value="70" calcext:value-type="float">
            <text:p>70</text:p>
          </table:table-cell>
          <table:table-cell table:number-columns-repeated="2"/>
          <table:table-cell office:value-type="string" calcext:value-type="string">
            <text:p>We ran further experiments on the SmallBank benchmark. This benchmark has six transactions which maintain the details of customers and their accounts. Specifically, each customer is assigned a checking entry and a savings entry in dedicated tables. By analysing this benchmark and similar banking applications from the literature, we defined the following application-level invariants which should be preserved after the execution of any transaction:</text:p>
          </table:table-cell>
        </table:table-row>
        <table:table-row table:style-name="ro8">
          <table:table-cell office:value-type="float" office:value="2103.05573" calcext:value-type="float">
            <text:p>2103.05573</text:p>
          </table:table-cell>
          <table:table-cell office:value-type="string" calcext:value-type="string">
            <text:p>benchmark</text:p>
          </table:table-cell>
          <table:table-cell office:value-type="float" office:value="141" calcext:value-type="float">
            <text:p>141</text:p>
          </table:table-cell>
          <table:table-cell table:number-columns-repeated="2"/>
          <table:table-cell office:value-type="string" calcext:value-type="string">
            <text:p>As a final measure of Atropos’s impact on correctness, we carried out a more in-depth analysis of the SmallBank benchmark, in order to understand Atropos’s ability to repair meaningful concurrency bugs. This benchmark maintains the details of customers and their accounts, with dedicated tables holding checking and savings entries for each customer. By analyzing this and similar banking applications from the literature [25, 28, 49], we identified three invariants to be preserved by each transaction2: Interestingly, we were able to detect violations of all three invariants in the original program under EC, while the repaired program violated only one. This is evidence that the statically identified serializability anomalies eliminated by Atropos are meaningful proxies to the application-level invariants that developers care about.</text:p>
          </table:table-cell>
        </table:table-row>
        <table:table-row table:style-name="ro6">
          <table:table-cell office:value-type="float" office:value="2103.05573" calcext:value-type="float">
            <text:p>2103.05573</text:p>
          </table:table-cell>
          <table:table-cell office:value-type="string" calcext:value-type="string">
            <text:p>benchmark, data, case study data</text:p>
          </table:table-cell>
          <table:table-cell office:value-type="float" office:value="106" calcext:value-type="float">
            <text:p>106</text:p>
          </table:table-cell>
          <table:table-cell table:number-columns-repeated="2"/>
          <table:table-cell office:value-type="string" calcext:value-type="string">
            <text:p>[45] Michael Stonebraker and Andy Pavlo. 2012. The SEATS Airline Ticketing Systems Benchmark. http://hstore.cs.brown.edu/projects/seats [46] Gonçalo Tomás, Peter Zeller, Valter Balegas, Deepthi Akkoorath, Annette Bieniusa, João Leitão, and Nuno Preguiça. 2017. FMKe: A Real-World Benchmark for Key-Value Data Stores. In Proceedings of the 3rd International Workshop on Principles and Practice of Consistency for Distributed Data (Belgrade, Serbia) (PaPoC ’17). Association for Computing Machinery, New York, NY, USA, Article 7, 4 pages. https://doi.org/10.1145/3064889.3064897</text:p>
          </table:table-cell>
        </table:table-row>
        <table:table-row table:style-name="ro6">
          <table:table-cell office:value-type="float" office:value="2103.05573" calcext:value-type="float">
            <text:p>2103.05573</text:p>
          </table:table-cell>
          <table:table-cell office:value-type="string" calcext:value-type="string">
            <text:p>benchmark, data, database</text:p>
          </table:table-cell>
          <table:table-cell office:value-type="float" office:value="107" calcext:value-type="float">
            <text:p>107</text:p>
          </table:table-cell>
          <table:table-cell table:number-columns-repeated="2"/>
          <table:table-cell office:value-type="string" calcext:value-type="string">
            <text:p>Figures 13, 14 and 15 present our experimental results from running SmallBank, SEATS and TPC-C benchmark on three different distributed database clusters. Results for US cluster (middle) are also presented in the paper. The VA cluster (left) consists of three AWS nodes all located in the same data center in N. Virginia. The global cluster (right) consists of three nodes located in N. Virgina, London and Tokyo. As we mentioned in the paper, M10 tier machines with 2 vCPUs and 2GB memory are used and each node runs MongoDB (v.4.2.9).</text:p>
          </table:table-cell>
        </table:table-row>
        <table:table-row table:style-name="ro7">
          <table:table-cell office:value-type="float" office:value="2103.05573" calcext:value-type="float">
            <text:p>2103.05573</text:p>
          </table:table-cell>
          <table:table-cell office:value-type="string" calcext:value-type="string">
            <text:p>benchmark, database</text:p>
          </table:table-cell>
          <table:table-cell office:value-type="float" office:value="136" calcext:value-type="float">
            <text:p>136</text:p>
          </table:table-cell>
          <table:table-cell table:number-columns-repeated="2"/>
          <table:table-cell office:value-type="string" calcext:value-type="string">
            <text:p>To assess Atropos’ effectiveness, we applied it to a corpus of standard benchmarks from the database community, including TPC-C, SEATS and SmallBank [13, 18, 25, 40, 43]. Table 1 presents the results for each benchmark. The first four columns display the number of transactions (#Txns), the number of tables in the original and refactored schemas (#Tables), and the number of anomalies detected assuming eventually consistent guarantees for the original (EC) and refactored (AT) programs. For each benchmark, Atropos was able to repair at least half the anomalies, and in many cases substantially more, suggesting that many serializability bugs can be directly repaired by our schema refactoring technique.</text:p>
          </table:table-cell>
        </table:table-row>
        <table:table-row table:style-name="ro10">
          <table:table-cell office:value-type="float" office:value="2103.05573" calcext:value-type="float">
            <text:p>2103.05573</text:p>
          </table:table-cell>
          <table:table-cell office:value-type="string" calcext:value-type="string">
            <text:p>benchmark, database</text:p>
          </table:table-cell>
          <table:table-cell office:value-type="float" office:value="174" calcext:value-type="float">
            <text:p>174</text:p>
          </table:table-cell>
          <table:table-cell table:number-columns-repeated="2"/>
          <table:table-cell office:value-type="string" calcext:value-type="string">
            <text:p>In order to compare our approach to other means of anomaly elimination – namely, by merely strengthening the consistency guarantees provided by the underlying database – we modified Atropos’s anomaly oracle to only consider executions permitted under causal consistency and repeatable read; the former enforces causal ordering in the visibility relation, while the latter prevents results of a newly committed transaction 𝑇 becoming visible to an executing transaction that has already read state that is written by 𝑇 . The next two columns of Table 1, (CC) and (RR), show the result of this analysis: causal consistency was only able to reduce the number of anomalies in one benchmark (by 12%) and repeatable read in three (by 5%, 15% and 16%). This suggests that only relying on isolation guarantees between eventual and sequential consistency is not likely to significantly reduce the number of concurrency bugs that manifest in an EC execution.</text:p>
          </table:table-cell>
        </table:table-row>
        <table:table-row table:style-name="ro12">
          <table:table-cell office:value-type="float" office:value="2103.05573" calcext:value-type="float">
            <text:p>2103.05573</text:p>
          </table:table-cell>
          <table:table-cell office:value-type="string" calcext:value-type="string">
            <text:p>benchmark, database</text:p>
          </table:table-cell>
          <table:table-cell office:value-type="float" office:value="195" calcext:value-type="float">
            <text:p>195</text:p>
          </table:table-cell>
          <table:table-cell table:number-columns-repeated="2"/>
          <table:table-cell office:value-type="string" calcext:value-type="string">
            <text:p>Figure 12 presents the latency (top) and throughput (bottom) of concurrent executions of SmallBank (left), SEATS (middle) and TPC-C (right) benchmarks. These benchmarks are representative of the kind of OLTP applications best suited for our refactoring approach. Horizontal axes show the number of clients, where each client repeatedly submits transactions to the database according to each benchmark’s specification. Each experiment was run for 90 seconds and the average performance results are presented. For each benchmark, performance of four different versions of the program are compared: (i) original version running under EC (♦ EC), (ii) refactored version running under EC (■ AT-EC), (iii) original version running under SC ( SC) and (iv) refactored version where transactions with at least one anomaly are run under SC and the rest are run under EC (▲ AT-SC). Across all benchmarks, SC results in poor performance compared to EC, due to lower concurrency and additional synchronization required between the database</text:p>
          </table:table-cell>
        </table:table-row>
        <table:table-row table:style-name="ro1">
          <table:table-cell office:value-type="float" office:value="2103.05573" calcext:value-type="float">
            <text:p>2103.05573</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23] Martin Fowler. 2019. Refactoring : improving the design of existing code.</text:p>
          </table:table-cell>
        </table:table-row>
        <table:table-row table:style-name="ro3">
          <table:table-cell office:value-type="float" office:value="2103.05573" calcext:value-type="float">
            <text:p>2103.05573</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Once all anomalies have been iterated over, Atropos performs a post-processing phase on the program to remove any remaining dead code and merge commands whenever possible. For example, the transaction regSt is refactored into its final version depicted in Figure 3 after post-processing.</text:p>
          </table:table-cell>
        </table:table-row>
        <table:table-row table:style-name="ro2">
          <table:table-cell office:value-type="float" office:value="2103.05573" calcext:value-type="float">
            <text:p>2103.05573</text:p>
          </table:table-cell>
          <table:table-cell office:value-type="string" calcext:value-type="string">
            <text:p>code, database</text:p>
          </table:table-cell>
          <table:table-cell office:value-type="float" office:value="14" calcext:value-type="float">
            <text:p>14</text:p>
          </table:table-cell>
          <table:table-cell table:number-columns-repeated="2"/>
          <table:table-cell office:value-type="string" calcext:value-type="string">
            <text:p>Figure 1. Database schemas and code snippets from an online course management program</text:p>
          </table:table-cell>
        </table:table-row>
        <table:table-row table:style-name="ro8">
          <table:table-cell office:value-type="float" office:value="2103.05573" calcext:value-type="float">
            <text:p>2103.05573</text:p>
          </table:table-cell>
          <table:table-cell office:value-type="string" calcext:value-type="string">
            <text:p>code, database</text:p>
          </table:table-cell>
          <table:table-cell office:value-type="float" office:value="135" calcext:value-type="float">
            <text:p>135</text:p>
          </table:table-cell>
          <table:table-cell table:number-columns-repeated="2"/>
          <table:table-cell office:value-type="string" calcext:value-type="string">
            <text:p>To illustrate our approach, consider an online course management program that uses a database to manage a list of course offerings and registered students. Figure 1 presents a simplified code snippet implementing such a program. The database consists of three tables, maintaining information regarding courses, students, and their email addresses. The STUDENT table maintains a reference to a student’s email entry in schema EMAIL (via secondary key st_em_id) and a reference to a course entry in table COURSE (via secondary key st_co_id) that the student has registered for. A student’s registration status is stored in field st_reg. Each entry in table COURSE also stores information about the availability of a course and the number of enrolled students.</text:p>
          </table:table-cell>
        </table:table-row>
        <table:table-row table:style-name="ro10">
          <table:table-cell office:value-type="float" office:value="2103.05573" calcext:value-type="float">
            <text:p>2103.05573</text:p>
          </table:table-cell>
          <table:table-cell office:value-type="string" calcext:value-type="string">
            <text:p>code, database</text:p>
          </table:table-cell>
          <table:table-cell office:value-type="float" office:value="163" calcext:value-type="float">
            <text:p>163</text:p>
          </table:table-cell>
          <table:table-cell table:number-columns-repeated="2"/>
          <table:table-cell office:value-type="string" calcext:value-type="string">
            <text:p>We have implemented a tool named Atropos that, given a database program, explores the space of its possible schema and program refactorings, and returns a new version with possibly many fewer concurrency bugs. The refactored program described above, for example, is automatically generated by Atropos from the original shown in Figure 1. Figure 4 presents the Atropos pipeline. A static analysis engine is used to identify potential serializability anomalies in a given program. The program is then preprocessed to extract the components which are involved in at least one anomaly, in order to put it into a form amenable for our analysis. Next, a refactoring engine applies a variety of transformations in an attempt to eliminate the bugs identified by our static analysis. Finally, the program is analyzed to eliminate dead code, and the refactored version is then reintegrated into the program from which it was extracted.</text:p>
          </table:table-cell>
        </table:table-row>
        <table:table-row table:style-name="ro2" table:visibility="filter">
          <table:table-cell office:value-type="float" office:value="2103.05573" calcext:value-type="float">
            <text:p>2103.0557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transactions in the refactored program are also modified to reflect the changes in the data model. The transaction getSt now simply selects a single record from the student</text:p>
          </table:table-cell>
        </table:table-row>
        <table:table-row table:style-name="ro2" table:visibility="filter">
          <table:table-cell office:value-type="float" office:value="2103.05573" calcext:value-type="float">
            <text:p>2103.0557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4] Shiyong Lu, Arthur Bernstein, and Philip Lewis. 2004. Correct Execution of Transactions at Different Isolation Levels. IEEE Transactions on Knowledge and Data Engineering 16, 9 (2004), 1070–1081.</text:p>
          </table:table-cell>
        </table:table-row>
        <table:table-row table:style-name="ro3" table:visibility="filter">
          <table:table-cell office:value-type="float" office:value="2103.05573" calcext:value-type="float">
            <text:p>2103.0557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30] Gowtham Kaki, Swarn Priya, KC Sivaramakrishnan, and Suresh Jagannathan. 2019. Mergeable Replicated Data Types. Proc. ACM Program. Lang. 3, OOPSLA, Article 154 (Oct. 2019), 29 pages. https: //doi.org/10.1145/3360580</text:p>
          </table:table-cell>
        </table:table-row>
        <table:table-row table:style-name="ro3" table:visibility="filter">
          <table:table-cell office:value-type="float" office:value="2103.05573" calcext:value-type="float">
            <text:p>2103.0557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More generally, in order to take advantage of a newly added value correspondence 𝑣, [[.]]𝑣 must alter every query on the source table and field in 𝑣 to use the target table of 𝑣 instead, so that the new query accesses the same data as the</text:p>
          </table:table-cell>
        </table:table-row>
        <table:table-row table:style-name="ro5" table:visibility="filter">
          <table:table-cell office:value-type="float" office:value="2103.05573" calcext:value-type="float">
            <text:p>2103.0557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7] Sudhir Jorwekar, Alan Fekete, Krithi Ramamritham, and S. Sudarshan. 2007. Automating the Detection of Snapshot Isolation Anomalies. In Proceedings of the 33rd International Conference on Very Large Data Bases, University of Vienna, Austria, September 23-27, 2007. 1263–1274. http://www.vldb.org/conf/2007/papers/industrial/p1263jorwekar.pdf</text:p>
          </table:table-cell>
        </table:table-row>
        <table:table-row table:style-name="ro3" table:visibility="filter">
          <table:table-cell office:value-type="float" office:value="2103.05573" calcext:value-type="float">
            <text:p>2103.0557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9] Philip A. Bernstein and Sudipto Das. 2013. Rethinking Eventual Consistency. In Proceedings of the 2013 ACM SIGMOD International Conference on Management of Data (New York, New York, USA) (SIGMOD ’13). ACM, New York, NY, USA, 923–928. https://doi.org/10.1145/2463676. 2465339</text:p>
          </table:table-cell>
        </table:table-row>
        <table:table-row table:style-name="ro5" table:visibility="filter">
          <table:table-cell office:value-type="float" office:value="2103.05573" calcext:value-type="float">
            <text:p>2103.0557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43] KC Sivaramakrishnan, Gowtham Kaki, and Suresh Jagannathan. 2015. Declarative Programming over Eventually Consistent Data Stores. In Proceedings of the 36th ACM SIGPLAN Conference on Programming Language Design and Implementation (Portland, OR, USA) (PLDI 2015). ACM, New York, NY, USA, 413–424. https://doi.org/10.1145/2737924. 2737981</text:p>
          </table:table-cell>
        </table:table-row>
        <table:table-row table:style-name="ro5" table:visibility="filter">
          <table:table-cell office:value-type="float" office:value="2103.05573" calcext:value-type="float">
            <text:p>2103.0557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42] Marc Shapiro, Nuno Preguiça, Carlos Baquero, and Marek Zawirski. 2011. Conflict-Free Replicated Data Types. In Stabilization, Safety, and Security of Distributed Systems, Xavier Défago, Franck Petit, and Vincent Villain (Eds.). Lecture Notes in Computer Science, Vol. 6976. Springer Berlin Heidelberg, 386–400. https://doi.org/10.1007/978-3642-24550-3_29</text:p>
          </table:table-cell>
        </table:table-row>
        <table:table-row table:style-name="ro5" table:visibility="filter">
          <table:table-cell office:value-type="float" office:value="2103.05573" calcext:value-type="float">
            <text:p>2103.0557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correctness of our approach relies on being able to show that each program transformation maintains the invariant that at every step in any history of a refactored program, it is possible to completely recover the state of the data-store for a corresponding history of the original program. To establish this property, we begin by formalizing the notion of a containment relation between tables.</text:p>
          </table:table-cell>
        </table:table-row>
        <table:table-row table:style-name="ro3" table:visibility="filter">
          <table:table-cell office:value-type="float" office:value="2103.05573" calcext:value-type="float">
            <text:p>2103.05573</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 This is defined to be the command UPDATE 𝑅 ′ SET 𝑓 ′ = duplicate(𝑒, 𝑣) WHERE duplicate(𝜙, 𝑣). n ℎ′, using the rule consistent-view, a view of the data store Σ′∗ ⊑ Σ′ 1 will be generated to determine the records which satisfy the 𝑊 𝐻𝐸𝑅𝐸 clause duplicate(𝜙, 𝑣). Since Σ1 ⊑𝑉 Σ′ 1, if 𝜃 (𝑟 ) is</text:p>
          </table:table-cell>
        </table:table-row>
        <table:table-row table:style-name="ro4" table:visibility="filter">
          <table:table-cell office:value-type="float" office:value="2103.05573" calcext:value-type="float">
            <text:p>2103.0557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38] PostgreSQL 2020. Transaction Isolation. https://www.postgresql.org/ docs/9.1/static/transaction-iso.html Accessed: 2020-01-1 10:00:00. [39] Kia Rahmani, Gowtham Kaki, and Suresh Jagannathan. 2018. Finegrained Distributed Consistency Guarantees with Effect Orchestration. In Proceedings of the 5th Workshop on the Principles and Practice of Consistency for Distributed Data (Porto, Portugal) (PaPoC ’18). ACM, New York, NY, USA, Article 6, 5 pages. https://doi.org/10.1145/3194261. 3194267</text:p>
          </table:table-cell>
        </table:table-row>
        <table:table-row table:style-name="ro6" table:visibility="filter">
          <table:table-cell office:value-type="float" office:value="2103.05573" calcext:value-type="float">
            <text:p>2103.05573</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We reason about concurrency bugs on transactions induced by our data store programming model using execution histories; finite traces of the form: Σ1, Γ1 ⇒ Σ2, Γ2 ⇒ · · · ⇒ Σ𝑘, Γ𝑘 that capture interleaved execution of concurrently executing transactions. A complete history is one in which all transactions have finished, i.e., the final Γ in the trace is of the form: {𝑡1 : skip; 𝑚1, Δ1} ∪ . . . ∪ {𝑡𝑘 : skip; 𝑚𝑘, Δ𝑘 }. As a shorthand, we refer to the final state in a history ℎ as ℎfin. A serial execution history satisfies two important properties:</text:p>
          </table:table-cell>
        </table:table-row>
        <table:table-row table:style-name="ro6" table:visibility="filter">
          <table:table-cell office:value-type="float" office:value="2103.05573" calcext:value-type="float">
            <text:p>2103.0557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4.2 Refactoring Rules We describe Atropos’s refactorings using a relation ↩−→ ⊆ 𝑉 × 𝑃 × 𝑉 × 𝑃, between programs and sets of value correspondences. The rules in Figure 8 are templates of the three categories of transformations employed by Atropos. These categories are: (1) adding a new schema to the program, captured by the rule (intro 𝜌); (2) adding a new field to an existing schema 𝜌, captured by rule (intro 𝜌.𝑓 ); and, (3) relocating certain data from one table to another while modifying the way it is accessed by the program, captured by the rule (intro 𝑣).</text:p>
          </table:table-cell>
        </table:table-row>
        <table:table-row table:style-name="ro12" table:visibility="filter">
          <table:table-cell office:value-type="float" office:value="2103.05573" calcext:value-type="float">
            <text:p>2103.05573</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able to retrieve all the requested information for a student. The transaction setSt similarly updates a single record. Note that both these operations are executed atomically, thus eliminating the problematic data accesses in the original program. Similarly, regSt updates the student’s st_co_id field and inserts a new record into the schema COURSE_CO_ST_CNT_LOG. Using the function uuid() ensures that a new record is inserted every time the transaction is called. These updates remove potential serializability anomalies by replacing the disjoint updates to fields in different tables from the original with a simple atomic row insertion. Notably, the refactored program can be shown to be a meaningful refinement of the original program, despite eliminating problematic serializability errors found in it. Program refinement ensures that the refactored program maintains all information maintained by the original program without exhibiting any new behaviour.</text:p>
          </table:table-cell>
        </table:table-row>
        <table:table-row table:style-name="ro8" table:visibility="filter">
          <table:table-cell office:value-type="float" office:value="2103.05573" calcext:value-type="float">
            <text:p>2103.05573</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4] David F. Bacon, Nathan Bales, Nico Bruno, Brian F. Cooper, Adam Dickinson, Andrew Fikes, Campbell Fraser, Andrey Gubarev, Milind Joshi, Eugene Kogan, Alexander Lloyd, Sergey Melnik, Rajesh Rao, David Shue, Christopher Taylor, Marcel van der Holst, and Dale Woodford. 2017. Spanner: Becoming a SQL System. In Proceedings of the 2017 ACM International Conference on Management of Data (Chicago, Illinois, USA) (SIGMOD ’17). Association for Computing Machinery, New York, NY, USA, 331–343. https://doi.org/10.1145/3035918.3056103 [5] Peter Bailis, Aaron Davidson, Alan Fekete, Ali Ghodsi, Joseph M. Hellerstein, and Ion Stoica. 2013. Highly Available Transactions: Virtues and Limitations. PVLDB 7, 3 (2013), 181–192. http://www.vldb.</text:p>
          </table:table-cell>
        </table:table-row>
        <table:table-row table:style-name="ro6" table:visibility="filter">
          <table:table-cell office:value-type="float" office:value="2103.05573" calcext:value-type="float">
            <text:p>2103.05573</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𝑥 := SELECT 𝑓 ′ FROM 𝑅 ′ WHERE redirect(𝑉 , [[𝜙]]𝑣, 𝑣) . In ℎ′, using the rule consistent-view, a view of the data store Σ′∗ ⊑ Σ′ 1 will be generated to determine the records which satisfy the𝑊 𝐻𝐸𝑅𝐸 clause redirect(𝑉 , [[𝜙]]𝑣, 𝑣). Since Σ1 ⊑𝑉 Σ′ 1, for any record which satisfies redirect(𝑉 , [[𝜙]]𝑣, 𝑣) and which is present in Σ′ 1, it corresponding record according to the value correspondence will also be present in Σ1. Hence, we can construct a view of the data store Σ∗ ⊑ Σ1 such that all fields of all records accessed in the 𝑊 𝐻𝐸𝑅𝐸 clause evaluate to the same value, i.e. Σ∗ ⊑ Σ′∗. Now, by</text:p>
          </table:table-cell>
        </table:table-row>
        <table:table-row table:style-name="ro10" table:visibility="filter">
          <table:table-cell office:value-type="float" office:value="2103.05573" calcext:value-type="float">
            <text:p>2103.05573</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Figure 6 presents the operational semantics of our language, which is defined by a small-step reduction relation, ⇒ ⊆ Σ × Γ × Σ × Γ, between tuples of data-store states (Σ) and a set of currently executing transaction instances (Γ ⊆ 𝑐 × 𝑒 × (Var ⇀ 𝑅id × 𝐹 )). A transaction instance is a tuple consisting of the unexecuted portion of the transaction body (i.e., its continuation), the transaction’s return expression, and a local store holding the results of previously processed query commands. The rules are parameterized over a program 𝑃 containing a set of transactions, 𝑃txn. At every step, a new transaction instance can be added to the set of currently running transactions via (txn-invoke). Alternatively, a currently running transaction instance can be processed via (txn-step). Finally, if the body of a transaction has been completely processed, its return expression is evaluated via (txn-ret); the resulting instance simply</text:p>
          </table:table-cell>
        </table:table-row>
        <table:table-row table:style-name="ro8" table:visibility="filter">
          <table:table-cell office:value-type="float" office:value="2103.05573" calcext:value-type="float">
            <text:p>2103.05573</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𝑥 := SELECT 𝑓 ′′ FROM 𝑅 ′′ WHERE [[𝜙]]𝑣 . In ℎ′, using the rule consistent-view, a view of the data store Σ′∗ ⊑ Σ′ 1 will be generated. Since the command accesses fields which are different from 𝑓 , there are identity value correspondences for all the accessed fields in 𝑉 , and since Σ1 ⊑𝑉 Σ′ 1, all the write events to fields accessed by the command in store Σ′ 1 will also be present in Σ1. Hence, there exists a view Σ∗ ⊑ Σ1 which contains the same write events to fields accessed by the command as Σ′∗. Finally, since Δ1 ⊑𝑉 Δ′ 1, by (𝑅2) all expressions 𝑒 present in the where clause 𝜙 will evaluate to same value in ℎ and ℎ′. Hence, the same records will satisfy the where clauses [[𝜙]]𝑣 and 𝜙, leading to the same selection of records and hence the same binding to 𝑥, thus preserving Δ2(𝑥) ⊑𝑉 Δ′</text:p>
          </table:table-cell>
        </table:table-row>
        <table:table-row table:style-name="ro8" table:visibility="filter">
          <table:table-cell office:value-type="float" office:value="2103.05573" calcext:value-type="float">
            <text:p>2103.05573</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ℎ′, using the rule consistent-view, a view of the data store Σ′∗ ⊑ Σ′ 1 will be generated. Since the command accesses fields in the 𝑊 𝐻𝐸𝑅𝐸 clause which are different from 𝑓 , there are identity value correspondences for all the accessed fields in 𝑉 , and since Σ1 ⊑𝑉 Σ′ 1, all the write events to the accessed fields in store Σ′ 1 will also be present in Σ1. Hence, there exists a view Σ∗ ⊑ Σ1 which contains the same write events to the accessed fields as present in Σ′∗. This guarantees that the same set of records in 𝑅 ′′ will be selected by the 𝑊 𝐻𝐸𝑅𝐸 clauses in ℎ and ℎ′ .Finally, since Δ1 ⊑𝑉 Δ′ 1, by (𝑅2), the expressions [[𝑉 , 𝑒]]𝑣 and 𝑒 will evaluate to the same value. Hence, write events to the same field in the same set of records and writing the same value will be generated in ℎ and ℎ′. This guarantees that Σ2 ⊑𝑉 Σ′ 2.</text:p>
          </table:table-cell>
        </table:table-row>
        <table:table-row table:style-name="ro7" table:visibility="filter">
          <table:table-cell office:value-type="float" office:value="2103.05573" calcext:value-type="float">
            <text:p>2103.05573</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𝑟 ∈ 𝑅id. 𝑋 (𝑟 .𝑓 ) = 𝛼 ({𝑚 | 𝑟 ′ ∈ 𝜃 (𝑟 ) ∧ 𝑋 ′(𝑟 ′.𝑓 ′) = 𝑚}) For example, the table COURSE0 is contained in the set of tables {STUDENT0, COURSE_ST_CNT_LOG0} under the pair of value correspondences, (COURSE, STUDENT, co_avail, st_co_avail, 𝜃1, any) and (COURSE, COURSE_ST_CNT_LOG, co_st_cnt, co_cnt_log, 𝜃2, sum), where 𝜃1(1) = {100, 200}, 𝜃1(2) = {300}, 𝜃2(1) = {(1, 11), (1, 33)} and 𝜃2(2) = {(2, 22)}. The aggregator function any : Val → Val returns a nondeterministically chosen value from a set of values. The containment relation on tables is straightforwardly lifted to data store states, denoted by Σ ⊑𝑉 Σ′, if all tables in Σ are contained by the set of tables in Σ′.</text:p>
          </table:table-cell>
        </table:table-row>
        <table:table-row table:style-name="ro10" table:visibility="filter">
          <table:table-cell office:value-type="float" office:value="2103.05573" calcext:value-type="float">
            <text:p>2103.05573</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Although our focus has been on preserving the semantics of refactored programs, note that as a direct consequence of our definition of program refinement, this theorem implies that sound transformations do not introduce any new anomalies. We now present the instantiations of intro 𝑣 used by Atropos, explaining along the way how they ensure R1-R3. 4.2.1 The redirect rule. Our first refactoring rule is parameterized over the choice of schemas and fields and uses the aggregator any. Given data store states Σ and Σ′, the record correspondence is defined as: ⌈ ˆ𝜃 ⌉ (𝑟 ) = {𝑟 ′ | 𝑟 ′ ∈ id ∧ ∀𝑓 ∈𝑅id∀𝑛. Σ(𝑟 .𝑓 ) ⇓ 𝑛 ⇒ Σ′(𝑟 ′. ˆ𝜃 (𝑓 )) ⇓ 𝑛}. In essence, 𝑅 ′ the lifted function ˆ𝜃 identifies how the value of the primary key 𝑓 of a record 𝑟 can be used to constrain the value of field ˆ𝜃 (𝑓 ) in the target schema to recover the set of records corresponding to 𝑟 , i.e. 𝜃 (𝑟 ). The record correspondences from Section 4.1 were defined in this manner, where</text:p>
          </table:table-cell>
        </table:table-row>
        <table:table-row table:style-name="ro9" table:visibility="filter">
          <table:table-cell office:value-type="float" office:value="2103.05573" calcext:value-type="float">
            <text:p>2103.05573</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For example, to prevent transactions from observing nonatomic updates to different rows in different tables, we can fuse the offending fields into a single row in a single table whose updates are guaranteed to be atomic under any consistency guarantee. Similarly, consecutive reads and writes on a row can be refactored into “functional” inserts into a new table, which removes the race condition between concurrently running instances of the program. By changing the schema (and altering how transactions access data accordingly), without altering a transaction’s atomicity and isolation levels, we can make clients of distributed databases safer without sacrificing performance. In our experimental evaluation, we were able to fix on average 74% of all identified serializability anomalies with only a minimal impact (less than 3% on average) on performance in an environment that provides only weak eventually consistent guarantees [14]. For the remaining 26% of anomalies that were not eliminated by our refactoring approach, simply marking the offending transactions as serializable yields a provably safe program that nonetheless improves the throughput (resp. latency) of its fully serialized counterpart by 120% (resp. 45%) on average.</text:p>
          </table:table-cell>
        </table:table-row>
        <table:table-row table:style-name="ro9" table:visibility="filter">
          <table:table-cell office:value-type="float" office:value="2103.05573" calcext:value-type="float">
            <text:p>2103.05573</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12] Lucas Brutschy, Dimitar Dimitrov, Peter Müller, and Martin T. Vechev. 2017. Serializability for Eventual Consistency: Criterion, Analysis, and Applications. In Proceedings of the 44th ACM SIGPLAN Symposium on Principles of Programming Languages, POPL 2017, Paris, France, January 18-20, 2017. 458–472. http://dl.acm.org/citation.cfm?id=3009895 [13] Lucas Brutschy, Dimitar Dimitrov, Peter Müller, and Martin T. Vechev. 2018. Static Serializability Analysis for Causal Consistency. In Proceedings of the 39th ACM SIGPLAN Conference on Programming Language Design and Implementation, PLDI 2018, Philadelphia, PA, USA, June 18-22, 2018. 90–104. https://doi.org/10.1145/3192366.3192415 [14] Sebastian Burckhardt. 2014. Principles of Eventual Consistency. Foundations and Trends® in Programming Languages 1, 1-2 (2014), 1–150. [15] Sebastian Burckhardt, Alexey Gotsman, Hongseok Yang, and Marek Zawirski. 2014. Replicated Data Types: Specification, Verification, Optimality. In Proceedings of the 41st ACM SIGPLAN-SIGACT Symposium on Principles of Programming Languages (San Diego, California, USA) (POPL ’14). ACM, New York, NY, USA, 271–284. https: //doi.org/10.1145/2535838.2535848</text:p>
          </table:table-cell>
        </table:table-row>
        <table:table-row table:style-name="ro9" table:visibility="filter">
          <table:table-cell office:value-type="float" office:value="2103.05573" calcext:value-type="float">
            <text:p>2103.05573</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The refactorings represented by (intro 𝑣) introduce a new value correspondence 𝑣, and modify the body and return expressions of a programs transactions via a rewrite function, [[.]]𝑣. A particular instantiation of [[.]]𝑣 must ensure the same data is accessed and modified by the resulting program, in order to guarantee that the refactored program refines the original. At a high-level, it is sufficient for [[·]]𝑣 to ensure the following relationship between the original (𝑃) and refactored programs (𝑃 ′) : (R1) 𝑃 ′ accesses the same data as 𝑃, which may be main tained by different schemas; (R2) 𝑃 ′ returns the same final value as 𝑃; (R3) and, 𝑃 ′ properly updates all data maintained by 𝑃. To see how a rewrite function might ensure R1 to R3, consider the original (top) and refactored (bottom) programs presented in Figure 9. This example depicts a refactoring of transactions getSt and setSt to utilize a value correspondence from em_addr to st_em_addr, moving email addresses to the STUDENT table, as described in Section 2. The select commands S1 and S3 in getS remain unchanged after the refactoring, as they do not access the affected table. However, the query S2, which originally accessed the EMAIL table is redirected to the STUDENT table.</text:p>
          </table:table-cell>
        </table:table-row>
        <table:table-row table:style-name="ro3">
          <table:table-cell office:value-type="float" office:value="2103.05573" calcext:value-type="float">
            <text:p>2103.05573</text:p>
          </table:table-cell>
          <table:table-cell office:value-type="string" calcext:value-type="string">
            <text:p>data, data available</text:p>
          </table:table-cell>
          <table:table-cell office:value-type="float" office:value="5" calcext:value-type="float">
            <text:p>5</text:p>
          </table:table-cell>
          <table:table-cell table:number-columns-repeated="2"/>
          <table:table-cell office:value-type="string" calcext:value-type="string">
            <text:p>3.2 Anomalous Data Access Pairs</text:p>
          </table:table-cell>
        </table:table-row>
        <table:table-row table:style-name="ro7">
          <table:table-cell office:value-type="float" office:value="2103.05573" calcext:value-type="float">
            <text:p>2103.05573</text:p>
          </table:table-cell>
          <table:table-cell office:value-type="string" calcext:value-type="string">
            <text:p>data, data https</text:p>
          </table:table-cell>
          <table:table-cell office:value-type="float" office:value="137" calcext:value-type="float">
            <text:p>137</text:p>
          </table:table-cell>
          <table:table-cell table:number-columns-repeated="2"/>
          <table:table-cell office:value-type="string" calcext:value-type="string">
            <text:p>[7] Peter Bailis, Alan Fekete, Joseph M. Hellerstein, Ali Ghodsi, and Ion Stoica. 2014. Scalable Atomic Visibility with RAMP Transactions. In Proceedings of the 2014 ACM SIGMOD International Conference on Management of Data (Snowbird, Utah, USA) (SIGMOD ’14). ACM, New York, NY, USA, 27–38. https://doi.org/10.1145/2588555.2588562 [8] Hal Berenson, Philip A. Bernstein, Jim Gray, Jim Melton, Elizabeth J. O’Neil, and Patrick E. O’Neil. 1995. A Critique of ANSI SQL Isolation Levels. In Proceedings of the 1995 ACM SIGMOD International Conference on Management of Data, San Jose, California, May 22-25, 1995. 1–10. https://doi.org/10.1145/223784.223785</text:p>
          </table:table-cell>
        </table:table-row>
        <table:table-row table:style-name="ro5">
          <table:table-cell office:value-type="float" office:value="2103.05573" calcext:value-type="float">
            <text:p>2103.05573</text:p>
          </table:table-cell>
          <table:table-cell office:value-type="string" calcext:value-type="string">
            <text:p>data, database</text:p>
          </table:table-cell>
          <table:table-cell office:value-type="float" office:value="59" calcext:value-type="float">
            <text:p>59</text:p>
          </table:table-cell>
          <table:table-cell table:number-columns-repeated="2"/>
          <table:table-cell office:value-type="string" calcext:value-type="string">
            <text:p>[49] Todd Warszawski and Peter Bailis. 2017. ACIDRain: ConcurrencyRelated Attacks on Database-Backed Web Applications. In Proceedings of the 2017 ACM International Conference on Management of Data (Chicago, Illinois, USA) (SIGMOD ’17). ACM, New York, NY, USA, 5–20. https://doi.org/10.1145/3035918.3064037</text:p>
          </table:table-cell>
        </table:table-row>
        <table:table-row table:style-name="ro6">
          <table:table-cell office:value-type="float" office:value="2103.05573" calcext:value-type="float">
            <text:p>2103.05573</text:p>
          </table:table-cell>
          <table:table-cell office:value-type="string" calcext:value-type="string">
            <text:p>data, database</text:p>
          </table:table-cell>
          <table:table-cell office:value-type="float" office:value="103" calcext:value-type="float">
            <text:p>103</text:p>
          </table:table-cell>
          <table:table-cell table:number-columns-repeated="2"/>
          <table:table-cell office:value-type="string" calcext:value-type="string">
            <text:p>The program shown in Figure 3 is the result of several database schema refactorings [3, 20, 23], incremental changes to a database program’s data model along with corresponding semantic-preserving modifications to its logic. Manually searching for such a refactored program is unlikely to be successful. On one hand, the set of potential solutions is large [3], rendering any manual exploration infeasible. On the other hand, the process of rewriting an application for a (even incrementally) refactored schema is extremely tedious and error-prone [48].</text:p>
          </table:table-cell>
        </table:table-row>
        <table:table-row table:style-name="ro6">
          <table:table-cell office:value-type="float" office:value="2103.05573" calcext:value-type="float">
            <text:p>2103.05573</text:p>
          </table:table-cell>
          <table:table-cell office:value-type="string" calcext:value-type="string">
            <text:p>data, database</text:p>
          </table:table-cell>
          <table:table-cell office:value-type="float" office:value="111" calcext:value-type="float">
            <text:p>111</text:p>
          </table:table-cell>
          <table:table-cell table:number-columns-repeated="2"/>
          <table:table-cell office:value-type="string" calcext:value-type="string">
            <text:p>Identifying serializability anomalies in database systems is a well-studied topic that continues to garner attention [8, 11, 21, 27, 34], although the issue of automated repair is comparatively less explored. A common approach in all these techniques is to model interactions among concurrently executing database transactions as a graph, with edges connecting transactions that have a data dependency with one another; cycles in the graph indicate a possible serializability violation. Both dynamic [12, 49] and static [13, 36, 40] techniques have been developed to discover these violations in various domains and settings.</text:p>
          </table:table-cell>
        </table:table-row>
        <table:table-row table:style-name="ro8">
          <table:table-cell office:value-type="float" office:value="2103.05573" calcext:value-type="float">
            <text:p>2103.05573</text:p>
          </table:table-cell>
          <table:table-cell office:value-type="string" calcext:value-type="string">
            <text:p>data, database</text:p>
          </table:table-cell>
          <table:table-cell office:value-type="float" office:value="121" calcext:value-type="float">
            <text:p>121</text:p>
          </table:table-cell>
          <table:table-cell table:number-columns-repeated="2"/>
          <table:table-cell office:value-type="string" calcext:value-type="string">
            <text:p>In this paper, we propose a novel language-centric approach to resolving concurrency bugs that arise in these distributed environments. Our solution is to alter the schema, or data layout, of the data maintained by the database, rather than the consistency levels of the transactions that access that data. Our key insight is that it is possible to modify shared state to remove opportunities for transactions to witness changes that are inconsistent with serializable executions. We, therefore, investigate automated schema transformations that change how client programs access data to ensure the absence of concurrency bugs, in contrast to using expensive coordination mechanisms to limit when transactions can concurrently access the database.</text:p>
          </table:table-cell>
        </table:table-row>
        <table:table-row table:style-name="ro8">
          <table:table-cell office:value-type="float" office:value="2103.05573" calcext:value-type="float">
            <text:p>2103.05573</text:p>
          </table:table-cell>
          <table:table-cell office:value-type="string" calcext:value-type="string">
            <text:p>data, database</text:p>
          </table:table-cell>
          <table:table-cell office:value-type="float" office:value="124" calcext:value-type="float">
            <text:p>124</text:p>
          </table:table-cell>
          <table:table-cell table:number-columns-repeated="2"/>
          <table:table-cell office:value-type="string" calcext:value-type="string">
            <text:p>To evaluate the performance impact of schema refactoring, we conducted further experiments on a real-world georeplicated database cluster, consisting of three AWS machines (M10 tier with 2 vCPUs and 2GB of memory) located across US in N. Virginia, Ohio and Oregon. Similar results were exhibited by experiments on a single data center and globally distributed clusters; see supplementary materials for more details. Each node runs MongoDB (v.4.2.9), a modern document database management system that supports a variety of data-model design options and consistency enforcement levels. MongoDB documents are equivalent to records and a collection of documents is equivalent to a table instance, making all our techniques applicable to MongoDB clients.</text:p>
          </table:table-cell>
        </table:table-row>
        <table:table-row table:style-name="ro7">
          <table:table-cell office:value-type="float" office:value="2103.05573" calcext:value-type="float">
            <text:p>2103.05573</text:p>
          </table:table-cell>
          <table:table-cell office:value-type="string" calcext:value-type="string">
            <text:p>data, database</text:p>
          </table:table-cell>
          <table:table-cell office:value-type="float" office:value="155" calcext:value-type="float">
            <text:p>155</text:p>
          </table:table-cell>
          <table:table-cell table:number-columns-repeated="2"/>
          <table:table-cell office:value-type="string" calcext:value-type="string">
            <text:p>3.1 Data Store Semantics Database states Σ are modeled as a triple (str, vis, cnt), where str is a set of database events (𝜂) that captures the history of all reads and writes performed by a program operating over the database, and vis is a partial order on those events. The execution counter, cnt, is an integer that represents a global timestamp that is incremented every time a database command is executed; it is used to resolve conflicts among concurrent operations performed on the same elements, which can be used to define a linearization or arbitration order on updates [15]. Given a database state (Σ), and a primary key 𝑟 ∈ 𝑅id, it is possible to reconstruct each field 𝑓 of a record 𝑟 , which we denote as Σ(𝑟 .𝑓 ).</text:p>
          </table:table-cell>
        </table:table-row>
        <table:table-row table:style-name="ro13">
          <table:table-cell office:value-type="float" office:value="2103.05573" calcext:value-type="float">
            <text:p>2103.05573</text:p>
          </table:table-cell>
          <table:table-cell office:value-type="string" calcext:value-type="string">
            <text:p>data, database</text:p>
          </table:table-cell>
          <table:table-cell office:value-type="float" office:value="158" calcext:value-type="float">
            <text:p>158</text:p>
          </table:table-cell>
          <table:table-cell table:number-columns-repeated="2"/>
          <table:table-cell office:value-type="string" calcext:value-type="string">
            <text:p>An alternative approach to eliminating serializability anomalies is to develop correct-by-construction methods. For example, to safely develop applications for eventually-consistent distributed environments, conflict-free replicated data-types (CRDTs) [42] have been proposed. CRDTs are abstract datatypes (e.g. sets, counters) equipped with commutative operations whose semantics are invariant with respect to the order in which operations are applied on their state. Alternatively, there have been recent efforts which explore enriching specifications, rather than applications, with mechanisms that characterize notions of correctness in the presence of replication [26, 43], using these specifications to guide safe implementations. These techniques, however, have not been applied to reasoning on the correctness of concurrent relational database programs which have highly-specialized structure and semantics, centered on table-based operations over inter-related schema definitions, rather than controland data-flow operations over a program heap.</text:p>
          </table:table-cell>
        </table:table-row>
        <table:table-row table:style-name="ro14">
          <table:table-cell office:value-type="float" office:value="2103.05573" calcext:value-type="float">
            <text:p>2103.05573</text:p>
          </table:table-cell>
          <table:table-cell office:value-type="string" calcext:value-type="string">
            <text:p>data, database</text:p>
          </table:table-cell>
          <table:table-cell office:value-type="float" office:value="226" calcext:value-type="float">
            <text:p>226</text:p>
          </table:table-cell>
          <table:table-cell table:number-columns-repeated="2"/>
          <table:table-cell office:value-type="string" calcext:value-type="string">
            <text:p>Serializability is a well-understood concurrency control mechanism that eases reasoning about highly-concurrent database programs. Unfortunately, enforcing serializability has a high performance cost, especially on geographically distributed database clusters. Consequently, many databases allow programmers to choose when a transaction must be executed under serializability, with the expectation that transactions would only be so marked when necessary to avoid serious concurrency bugs. However, this is a significant burden to impose on developers, requiring them to (a) reason about subtle concurrent interactions among potentially interfering transactions, (b) determine when such interactions would violate desired invariants, and (c) then identify the minimum number of transactions whose executions should be serialized to prevent these violations. To mitigate this burden, this paper presents a sound and fully automated schema refactoring procedure that transforms a program’s data layout – rather than its concurrency control logic – to eliminate statically identified concurrency bugs, allowing more transactions to be safely executed under weaker and more performant database guarantees. Experimental results over a range of realistic database benchmarks indicate that our approach is highly effective in eliminating concurrency bugs, with safe refactored programs showing an average of 120% higher throughput and 45% lower latency compared to a serialized baseline.</text:p>
          </table:table-cell>
        </table:table-row>
        <table:table-row table:style-name="ro16">
          <table:table-cell office:value-type="float" office:value="2103.05573" calcext:value-type="float">
            <text:p>2103.05573</text:p>
          </table:table-cell>
          <table:table-cell office:value-type="string" calcext:value-type="string">
            <text:p>data, database</text:p>
          </table:table-cell>
          <table:table-cell office:value-type="float" office:value="232" calcext:value-type="float">
            <text:p>232</text:p>
          </table:table-cell>
          <table:table-cell table:number-columns-repeated="2"/>
          <table:table-cell office:value-type="string" calcext:value-type="string">
            <text:p>guarantees that a transaction never observes intermediate updates of another transaction. Isolation guarantees that a transaction never observes changes to the database by other committed transactions once it begins executing. Taken together, these properties ensure that all executions of this program are serializable, yielding behavior that corresponds to some sequential interleaving of these transaction instances. While serializability is highly desirable, it requires using costly centralized locks [24] or complex version management systems [10], which severely reduce the system’s available concurrency, especially in distributed environments where database state may be replicated or partitioned to improve availability. In such environments, enforcing serializability typically either requires coordination among all replicas whenever shared data is accessed or updated, or ensuring replicas always witness the same consistent order of operations [16]. As a result, in most modern database systems, transactions can be executed under weaker isolation levels, e.g. permitting them to observe updates of other committed transactions during their execution [31, 35, 38, 41]. Unfortunately, these weaker guarantees can result in serializability anomalies, or behaviors that would not occur in a serial execution. To illustrate, Figure 2 presents three concurrent executions of this program’s transaction instances that exhibit non-serializable behaviors.</text:p>
          </table:table-cell>
        </table:table-row>
        <table:table-row table:style-name="ro15">
          <table:table-cell office:value-type="float" office:value="2103.05573" calcext:value-type="float">
            <text:p>2103.05573</text:p>
          </table:table-cell>
          <table:table-cell office:value-type="string" calcext:value-type="string">
            <text:p>data, database</text:p>
          </table:table-cell>
          <table:table-cell office:value-type="float" office:value="278" calcext:value-type="float">
            <text:p>278</text:p>
          </table:table-cell>
          <table:table-cell table:number-columns-repeated="2"/>
          <table:table-cell office:value-type="string" calcext:value-type="string">
            <text:p>Programs that concurrently access shared data are ubiquitous: bank accounts, shopping carts, inventories, and social media applications all rely on a shared database to store information. For performance and fault tolerence reasons, the underlying databases that manage state in these applications are often replicated and distributed across multiple, geographically distant locations [31, 33, 41, 44]. Writing programs which interact with such databases is notoriously difficult, because the programmer has to consider an exponential space of possible interleavings of database operations in order to ensure that a client program behaves correctly. One approach to simplifying this task is to assume that sets of operations, or transactions, executed by the program are serializable [37], i.e. that the state of the database is always consistent with some sequential ordering of those transactions. One way to achieve this is to rely on the underlying database system to seamlessly enforce this property. Unfortunately, such a strategy typically comes at a considerable performance cost. This cost is particularly significant for distributed databases, where the system must rely on expensive coordination mechanisms between different replicas, in effect limiting when a transaction can see the effects of another in a way that is consistent with a serializable execution [5]. This cost is so high that developers default to weaker consistency guarantees, using careful design and testing to ensure correctness, only relying on the underlying system to enforce serializable transactions when serious bugs are discovered [25, 34, 39, 43].</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3 Database Program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4.1 Database Containment</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5" calcext:value-type="float">
            <text:p>5</text:p>
          </table:table-cell>
          <table:table-cell table:number-columns-repeated="2"/>
          <table:table-cell office:value-type="string" calcext:value-type="string">
            <text:p>4 Refactoring of Database Program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A.1 Performance on Global and Local Database</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Distributed Database Programs Repair via Schema Refactoring</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Figure 5. Syntax of database program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Figure 3. Refactored transactions and database schema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Figure 6. Operational semantics of weakly-isolated database program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Repairing Serializability Bugs in Distributed Database Programs via Automated Schema Refactoring</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in order to eliminate problematic accesses to shared database state.</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3] Scott Ambler. 2006. Refactoring databases : evolutionary database design.</text:p>
          </table:table-cell>
        </table:table-row>
        <table:table-row table:style-name="ro5">
          <table:table-cell office:value-type="float" office:value="2103.05573" calcext:value-type="float">
            <text:p>2103.05573</text:p>
          </table:table-cell>
          <table:table-cell office:value-type="string" calcext:value-type="string">
            <text:p>database</text:p>
          </table:table-cell>
          <table:table-cell office:value-type="float" office:value="16" calcext:value-type="float">
            <text:p>16</text:p>
          </table:table-cell>
          <table:table-cell table:number-columns-repeated="2"/>
          <table:table-cell office:value-type="string" calcext:value-type="string">
            <text:p>co_idlog_idco_st_cnt_logst_idst_namest_em_idst_em_addrst_regSTUDENTCOURSE_CO_ST_CNT_LOGst_co_idst_co_availStatic Anomaly DetectorPre-processorRefactoring Engine Post-processorRefactored ProgramRefactored SchemaSchema DeclarationTransactional ProgramDistributed Database Programs Repair via Schema Refactoring</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22" calcext:value-type="float">
            <text:p>22</text:p>
          </table:table-cell>
          <table:table-cell table:number-columns-repeated="2"/>
          <table:table-cell office:value-type="string" calcext:value-type="string">
            <text:p>Definition of Σ(𝑟 .𝑓 ): Given a database state Σ = (str, vis, cnt),</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1. Effectiveness: Does schema refactoring eliminate serializability anomalies in real-world database applications? Is Atropos capable of repairing meaningful concurrency bug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25" calcext:value-type="float">
            <text:p>25</text:p>
          </table:table-cell>
          <table:table-cell table:number-columns-repeated="2"/>
          <table:table-cell office:value-type="string" calcext:value-type="string">
            <text:p>1. We observe that serializability violations in database programs can be eliminated by changing the schema of the underlying database and the client program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In this section, we establish the soundness properties on the space of database program refactorings and then introduce our particular choice of sound refactoring rule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37] Christos H. Papadimitriou. 1979. The Serializability of Concurrent Database Updates. J. ACM 26, 4 (Oct. 1979), 631–653. https://doi.org/ 10.1145/322154.322158</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The rule (R2) simply says that if the local database state Δ is contained inside Δ′, then any expression 𝑒 on Δ or Δ′ must evaluate to the same value.</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38" calcext:value-type="float">
            <text:p>38</text:p>
          </table:table-cell>
          <table:table-cell table:number-columns-repeated="2"/>
          <table:table-cell office:value-type="string" calcext:value-type="string">
            <text:p>2. Performance: What impact does Atropos have on the performance of refactored programs? How does Atropos compare to other solutions to eliminating serializability anomalies, in particular by relying on stronger database-provided consistency guarantee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24] Hector Garcia-Molina, Jeffrey D. Ullman, and Jennifer Widom. 2008. Database Systems: The Complete Book (2 ed.). Prentice Hall Press, Upper Saddle River, NJ, USA.</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This paper presents Atropos, a database refactoring tool intended to repair serializability violations. We have formalized the refactoring procedure and demonstrated experimental results that schema refactoring is a viable strategy for concurrency bug repair in modern database applications.</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2. Using this observation, we develop an automated refactoring algorithm that iteratively repairs statically identified serializability anomalies in distributed database clients. We show this algorithm both preserves the semantics of the original program and eliminates many identified serializability anomalies.</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The rule (R3) states that if the database state Σ and local state Δ are contained inside Σ′ and Δ′ respectively, and if the execution of the refactored UPDATE leads to the new database state Σ′′refactored program executes the UPDATE</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The redirect function takes a value correspondence and a WHERE clause, and returns another WHERE clause. The rule (R1) ensures that if the database state Σ and local state Δ are contained inside Σ′ and Δ′ respectively, then the output</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47] Yuepeng Wang, Isil Dillig, Shuvendu K. Lahiri, and William R. Cook. 2017. Verifying Equivalence of Database-driven Applications. Proc. ACM Program. Lang. 2, POPL, Article 56 (Dec. 2017), 29 pages. https: //doi.org/10.1145/3158144</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19] K. P. Eswaran, J. N. Gray, R. A. Lorie, and I. L. Traiger. 1976. The Notions of Consistency and Predicate Locks in a Database System. Commun. ACM 19, 11 (Nov. 1976), 624–633. https://doi.org/10.1145/ 360363.360369</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6] Peter Bailis, Alan Fekete, Michael J. Franklin, Ali Ghodsi, Joseph M. Hellerstein, and Ion Stoica. 2014. Coordination Avoidance in Database Systems. Proc. VLDB Endow. 8, 3 (Nov. 2014), 185–196. https://doi.org/ 10.14778/2735508.2735509</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53" calcext:value-type="float">
            <text:p>53</text:p>
          </table:table-cell>
          <table:table-cell table:number-columns-repeated="2"/>
          <table:table-cell office:value-type="string" calcext:value-type="string">
            <text:p>[40] Kia Rahmani, Kartik Nagar, Benjamin Delaware, and Suresh Jagannathan. 2019. CLOTHO: Directed Test Generation for Weakly Consistent Database Systems. Proc. ACM Program. Lang. 3, OOPSLA, Article 117 (Oct. 2019), 28 pages. https://doi.org/10.1145/3360543</text:p>
          </table:table-cell>
        </table:table-row>
        <table:table-row table:style-name="ro7">
          <table:table-cell office:value-type="float" office:value="2103.05573" calcext:value-type="float">
            <text:p>2103.05573</text:p>
          </table:table-cell>
          <table:table-cell office:value-type="string" calcext:value-type="string">
            <text:p>database</text:p>
          </table:table-cell>
          <table:table-cell office:value-type="float" office:value="56" calcext:value-type="float">
            <text:p>56</text:p>
          </table:table-cell>
          <table:table-cell table:number-columns-repeated="2"/>
          <table:table-cell office:value-type="string" calcext:value-type="string">
            <text:p>Number of ClientsThroughput (x100 txn/s)012345678050100150200250AT-ECAT-SCECSCUS ClusterNumber of ClientsLatency (x100 ms)0246810050100150200250AT-ECAT-SCECSCUS ClusterNumber of ClientsThroughput (x100 txn/s)01234560255075100125AT-ECAT-SCECSCUS ClusterNumber of ClientsLatency (x100 ms)04812160255075100125AT-ECAT-SCECSCUS ClusterNumber of ClientsThroughput (x100 txn/s)01230255075100125AT-ECAT-SCECSCUS ClusterNumber of ClientsLatency (x100 ms)0481216200255075100125AT-ECAT-SCECSCUS ClusterDistributed Database Programs Repair via Schema Refactoring</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58" calcext:value-type="float">
            <text:p>58</text:p>
          </table:table-cell>
          <table:table-cell table:number-columns-repeated="2"/>
          <table:table-cell office:value-type="string" calcext:value-type="string">
            <text:p>To capture these behaviors, we use a visibility relation between events, vis, that relates two events when one witnesses the other in its local view of the database at the time of ⊆ Σ×Σ its creation. A local view is captured by the relation between database states, which is constrained as follows:</text:p>
          </table:table-cell>
        </table:table-row>
        <table:table-row table:style-name="ro5">
          <table:table-cell office:value-type="float" office:value="2103.05573" calcext:value-type="float">
            <text:p>2103.05573</text:p>
          </table:table-cell>
          <table:table-cell office:value-type="string" calcext:value-type="string">
            <text:p>database</text:p>
          </table:table-cell>
          <table:table-cell office:value-type="float" office:value="65" calcext:value-type="float">
            <text:p>65</text:p>
          </table:table-cell>
          <table:table-cell table:number-columns-repeated="2"/>
          <table:table-cell office:value-type="string" calcext:value-type="string">
            <text:p>[48] Yuepeng Wang, James Dong, Rushi Shah, and Isil Dillig. 2019. Synthesizing Database Programs for Schema Refactoring. In Proceedings of the 40th ACM SIGPLAN Conference on Programming Language Design and Implementation (Phoenix, AZ, USA) (PLDI 2019). ACM, New York, NY, USA, 286–300. https://doi.org/10.1145/3314221.3314588</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ACM Reference Format: Kia Rahmani, Kartik Nagar, Benjamin Delaware, and Suresh Jagannathan. 2021. Repairing Serializability Bugs in Distributed Database Programs via Automated Schema Refactoring . In Proceedings of the 42nd ACM SIGPLAN International Conference on Programming Language Design and Implementation (PLDI ’21), June 20–25, 2021, Virtual, UK. ACM, New York, NY, USA, 20 pages. https://doi.org/10.1145/3453483.3454028</text:p>
          </table:table-cell>
        </table:table-row>
        <table:table-row table:style-name="ro5">
          <table:table-cell office:value-type="float" office:value="2103.05573" calcext:value-type="float">
            <text:p>2103.05573</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10] Philip A. Bernstein and Nathan Goodman. 1983. Multiversion Concurrency Control - Theory and Algorithms. ACM Trans. Database Syst. 8, 4 (Dec. 1983), 465–483. https://doi.org/10.1145/319996.319998 [11] Philip A. Bernstein, Vassco Hadzilacos, and Nathan Goodman. 1987. Concurrency Control and Recovery in Database Systems. AddisonWesley Longman Publishing Co., Inc., Boston, MA, USA.</text:p>
          </table:table-cell>
        </table:table-row>
        <table:table-row table:style-name="ro5">
          <table:table-cell office:value-type="float" office:value="2103.05573" calcext:value-type="float">
            <text:p>2103.05573</text:p>
          </table:table-cell>
          <table:table-cell office:value-type="string" calcext:value-type="string">
            <text:p>database</text:p>
          </table:table-cell>
          <table:table-cell office:value-type="float" office:value="80" calcext:value-type="float">
            <text:p>80</text:p>
          </table:table-cell>
          <table:table-cell table:number-columns-repeated="2"/>
          <table:table-cell office:value-type="string" calcext:value-type="string">
            <text:p>We first explain the merging approach. Two database commands can only be merged if they are of the same kind (e.g. both are selects) and if they both access the same schema. These conditions are checked in lines 2-3. Function try_merge attempts to merge the commands if it can establish that their where clauses always select the exact same set of records, i.e. condition (R1) described in Section 4.2.</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82" calcext:value-type="float">
            <text:p>82</text:p>
          </table:table-cell>
          <table:table-cell table:number-columns-repeated="2"/>
          <table:table-cell office:value-type="string" calcext:value-type="string">
            <text:p>nodes. On the other hand, AT-EC programs show negligible overhead with respect to their EC counterparts, despite having fewer anomalies. Most interestingly, refactored programs show an average of 120% higher throughput and 45% lower latency compared to their counterparts under SC, while offering the same level of safety. These results provide evidence that automated schema refactoring can play an important role in improving both the correctness and performance of modern database programs.</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90" calcext:value-type="float">
            <text:p>90</text:p>
          </table:table-cell>
          <table:table-cell table:number-columns-repeated="2"/>
          <table:table-cell office:value-type="string" calcext:value-type="string">
            <text:p>it does not witness the effect of (U4). This is an instance of a dirty-read anomaly. Lastly, the execution on the right shows two instances of regSt that attempt to increment the number of students in a course. This undesirable behavior, known as a lost update, leaves the database in a state inconsistent with any sequential execution of the two transaction instances. All of these anomalies can arise if the strong atomicity and isolation guarantees afforded by serializability are weakened.</text:p>
          </table:table-cell>
        </table:table-row>
        <table:table-row table:style-name="ro7">
          <table:table-cell office:value-type="float" office:value="2103.05573" calcext:value-type="float">
            <text:p>2103.05573</text:p>
          </table:table-cell>
          <table:table-cell office:value-type="string" calcext:value-type="string">
            <text:p>database</text:p>
          </table:table-cell>
          <table:table-cell office:value-type="float" office:value="102" calcext:value-type="float">
            <text:p>102</text:p>
          </table:table-cell>
          <table:table-cell table:number-columns-repeated="2"/>
          <table:table-cell office:value-type="string" calcext:value-type="string">
            <text:p>This paper investigates the under-explored alternative of transforming the program’s schema to reduce the number of potentially conflicting accesses to shared state. For example, by aggregating information found in multiple tables into a single row on a single table, we can exploit built-in row-level atomicity properties to eliminate concurrency bugs that arise because of multiple non-atomic accesses to different table state. Row-level atomicity, a feature supported in most database systems, guarantees that other concurrently executing transactions never observe partial updates to a particular row. Alternatively, it is possible to decompose database state</text:p>
          </table:table-cell>
        </table:table-row>
        <table:table-row table:style-name="ro11">
          <table:table-cell office:value-type="float" office:value="2103.05573" calcext:value-type="float">
            <text:p>2103.05573</text:p>
          </table:table-cell>
          <table:table-cell office:value-type="string" calcext:value-type="string">
            <text:p>database</text:p>
          </table:table-cell>
          <table:table-cell office:value-type="float" office:value="104" calcext:value-type="float">
            <text:p>104</text:p>
          </table:table-cell>
          <table:table-cell table:number-columns-repeated="2"/>
          <table:table-cell office:value-type="string" calcext:value-type="string">
            <text:p>Number of ClientsLatency (x100 ms)0246810050100150200250AT-ECAT-SCECSCVA ClusterNumber of ClientsLatency (x100 ms)0246810050100150200250AT-ECAT-SCECSCUS ClusterNumber of ClientsLatency (x100 ms)0246810050100150200250AT-ECAT-SCECSCGlobal ClusterNumber of ClientsThroughput (x100 txn/s)012345678050100150200250AT-ECAT-SCECSCVA ClusterNumber of ClientsThroughput (x100 txn/s)012345678050100150200250AT-ECAT-SCECSCUS ClusterNumber of ClientsThroughput (x100 txn/s)012345678050100150200250AT-ECAT-SCECSCGlobal ClusterNumber of ClientsLatency (x100 ms)04812160255075100125AT-ECAT-SCECSCVA ClusterNumber of ClientsLatency (x100 ms)04812160255075100125AT-ECAT-SCECSCUS ClusterNumber of ClientsLatency (x100 ms)04812160255075100125AT-ECAT-SCECSCGlobal ClusterNumber of ClientsThroughput (x100 txn/s)01234560255075100125AT-ECAT-SCECSCVA ClusterNumber of ClientsThroughput (x100 txn/s)01234560255075100125AT-ECAT-SCECSCUS ClusterNumber of ClientsThroughput (x100 txn/s)01234560255075100125AT-ECAT-SCECSCGlobal ClusterDistributed Database Programs Repair via Schema Refactoring</text:p>
          </table:table-cell>
        </table:table-row>
        <table:table-row table:style-name="ro7">
          <table:table-cell office:value-type="float" office:value="2103.05573" calcext:value-type="float">
            <text:p>2103.05573</text:p>
          </table:table-cell>
          <table:table-cell office:value-type="string" calcext:value-type="string">
            <text:p>database</text:p>
          </table:table-cell>
          <table:table-cell office:value-type="float" office:value="111" calcext:value-type="float">
            <text:p>111</text:p>
          </table:table-cell>
          <table:table-cell table:number-columns-repeated="2"/>
          <table:table-cell office:value-type="string" calcext:value-type="string">
            <text:p>[21] Alan Fekete. 2005. Allocating isolation levels to transactions. In Proceedings of the Twenty-fourth ACM SIGACT-SIGMOD-SIGART Symposium on Principles of Database Systems, June 13-15, 2005, Baltimore, Maryland, USA. 206–215. https://doi.org/10.1145/1065167.1065193 [22] Yu Feng, Ruben Martins, Osbert Bastani, and Isil Dillig. 2018. Program Synthesis Using Conflict-Driven Learning. In Proceedings of the 39th ACM SIGPLAN Conference on Programming Language Design and Implementation (Philadelphia, PA, USA) (PLDI 2018). Association for Computing Machinery, New York, NY, USA, 420–435. https://doi.org/10.1145/3192366.3192382</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113" calcext:value-type="float">
            <text:p>113</text:p>
          </table:table-cell>
          <table:table-cell table:number-columns-repeated="2"/>
          <table:table-cell office:value-type="string" calcext:value-type="string">
            <text:p>The syntax of our database programs is given in Figure 5. A program 𝑃 is defined in terms of a set of database schemas (𝑅), and a set of transactions (𝑇 ). A database schema consists of a schema name (𝜌) and a set of field names (𝑓 ). A database record (𝐹 ) for schema 𝑅 is comprised of a set of value bindings to 𝑅’s fields. A database table is a set of records. Associated with each schema is a non-empty subset of its fields that act as a primary key. Each assignment to these</text:p>
          </table:table-cell>
        </table:table-row>
        <table:table-row table:style-name="ro6">
          <table:table-cell office:value-type="float" office:value="2103.05573" calcext:value-type="float">
            <text:p>2103.05573</text:p>
          </table:table-cell>
          <table:table-cell office:value-type="string" calcext:value-type="string">
            <text:p>database</text:p>
          </table:table-cell>
          <table:table-cell office:value-type="float" office:value="114" calcext:value-type="float">
            <text:p>114</text:p>
          </table:table-cell>
          <table:table-cell table:number-columns-repeated="2"/>
          <table:table-cell office:value-type="string" calcext:value-type="string">
            <text:p>The semantics of commands are defined using a local reduction relation (→) on database states, local states, and commands. The semantics for control commands are straightforward outside of the (iter) rule, which uses an auxiliary function concat(𝑛, 𝑐) to sequence 𝑛 copies of the command 𝑐. Expression evaluation is defined using the big-step relation ⇓ ⊆ (Var ⇀ 𝑅id × 𝐹 ) × 𝑒 × Val which, given a store holding the results of previous query commands, determines the final value of the expression. The full definition of ⇓ can be found in the supplementary material.</text:p>
          </table:table-cell>
        </table:table-row>
        <table:table-row table:style-name="ro8">
          <table:table-cell office:value-type="float" office:value="2103.05573" calcext:value-type="float">
            <text:p>2103.05573</text:p>
          </table:table-cell>
          <table:table-cell office:value-type="string" calcext:value-type="string">
            <text:p>database</text:p>
          </table:table-cell>
          <table:table-cell office:value-type="float" office:value="138" calcext:value-type="float">
            <text:p>138</text:p>
          </table:table-cell>
          <table:table-cell table:number-columns-repeated="2"/>
          <table:table-cell office:value-type="string" calcext:value-type="string">
            <text:p>Unfortunately, database commands involved in anomalies are rarely on the same schema and cannot be merged as they originally are. Using the refactoring rules discussed earlier, Atropos attempts to introduce value correspondences so that the anomalous commands are redirected to the same table in the refactored program and thus mergeable. This is captured by the call to the procedure try_redirect. This procedure first introduces a set of fields into the schema accessed by 𝑐1, each corresponding a field accessed by 𝑐2. Next, it attempts to introduce a sequence of value correspondences between the two schemas using the redirect rule, such that 𝑐2 is redirected to the same table as 𝑐1. The record correspondence is constructed by analyzing the commands’ where clauses and identifying equivalent expressions used</text:p>
          </table:table-cell>
        </table:table-row>
        <table:table-row table:style-name="ro7">
          <table:table-cell office:value-type="float" office:value="2103.05573" calcext:value-type="float">
            <text:p>2103.05573</text:p>
          </table:table-cell>
          <table:table-cell office:value-type="string" calcext:value-type="string">
            <text:p>database</text:p>
          </table:table-cell>
          <table:table-cell office:value-type="float" office:value="138" calcext:value-type="float">
            <text:p>138</text:p>
          </table:table-cell>
          <table:table-cell table:number-columns-repeated="2"/>
          <table:table-cell office:value-type="string" calcext:value-type="string">
            <text:p>[16] James C. Corbett, Jeffrey Dean, Michael Epstein, Andrew Fikes, Christopher Frost, J. J. Furman, Sanjay Ghemawat, Andrey Gubarev, Christopher Heiser, Peter Hochschild, Wilson Hsieh, Sebastian Kanthak, Eugene Kogan, Hongyi Li, Alexander Lloyd, Sergey Melnik, David Mwaura, David Nagle, Sean Quinlan, Rajesh Rao, Lindsay Rolig, Yasushi Saito, Michal Szymaniak, Christopher Taylor, Ruth Wang, and Dale Woodford. 2012. Spanner: Google’s Globally-distributed Database. In Proceedings of the 10th USENIX Conference on Operating Systems Design and Implementation (Hollywood, CA, USA) (OSDI’12). USENIX Association, Berkeley, CA, USA, 251–264. http://dl.acm.org/citation. cfm?id=2387880.2387905</text:p>
          </table:table-cell>
        </table:table-row>
        <table:table-row table:style-name="ro10">
          <table:table-cell office:value-type="float" office:value="2103.05573" calcext:value-type="float">
            <text:p>2103.05573</text:p>
          </table:table-cell>
          <table:table-cell office:value-type="string" calcext:value-type="string">
            <text:p>database</text:p>
          </table:table-cell>
          <table:table-cell office:value-type="float" office:value="144" calcext:value-type="float">
            <text:p>144</text:p>
          </table:table-cell>
          <table:table-cell table:number-columns-repeated="2"/>
          <table:table-cell office:value-type="string" calcext:value-type="string">
            <text:p>Are developers obligated to sacrifice concurrency and availability in order to recover the pleasant safety properties afforded by serializability? Surprisingly, we are able to answer this question in the negative. To see why, observe that a database program consists of two main components - a set of computations that includes transactions, SQL operations (e.g., selects and updates), locks, isolation-level annotations, etc.; and a memory abstraction expressed as a relational schema that defines the layout of tables and the relationship between them. The traditional candidates picked for repairing a serializability anomaly are the transactions from the computational component: by injecting additional concurrency control through the use of locks or isolationstrengthening annotations, developers can control the degree of concurrency permitted, albeit at the expense of performance and availability.</text:p>
          </table:table-cell>
        </table:table-row>
        <table:table-row table:style-name="ro10">
          <table:table-cell office:value-type="float" office:value="2103.05573" calcext:value-type="float">
            <text:p>2103.05573</text:p>
          </table:table-cell>
          <table:table-cell office:value-type="string" calcext:value-type="string">
            <text:p>database</text:p>
          </table:table-cell>
          <table:table-cell office:value-type="float" office:value="157" calcext:value-type="float">
            <text:p>157</text:p>
          </table:table-cell>
          <table:table-cell table:number-columns-repeated="2"/>
          <table:table-cell office:value-type="string" calcext:value-type="string">
            <text:p>Our semantics enforces record-level atomicity guarantees: transactions never witness intermediate (non-committed) updates to a record in a table by another concurrently executing one. Thus, all updates to fields in a record from a database command happen atomically. This form of atomicity is offered by most commercial database systems, and is easily realized through the judicious use of locks. Enforcing stronger multi-record atomicity guarantees is more challenging, especially in distributed environments with replicated database state [6, 9, 19, 32, 50]. In this paper, we consider behaviors induced when the database guarantees only a very weak form of consistency and isolation that allows transactions to see an arbitrary subset of committed updates by other transactions. Thus, a transaction which accesses multiple records in a table is not obligated to witness all updates performed by another transaction on these records.</text:p>
          </table:table-cell>
        </table:table-row>
        <table:table-row table:style-name="ro10">
          <table:table-cell office:value-type="float" office:value="2103.05573" calcext:value-type="float">
            <text:p>2103.05573</text:p>
          </table:table-cell>
          <table:table-cell office:value-type="string" calcext:value-type="string">
            <text:p>database</text:p>
          </table:table-cell>
          <table:table-cell office:value-type="float" office:value="165" calcext:value-type="float">
            <text:p>165</text:p>
          </table:table-cell>
          <table:table-cell table:number-columns-repeated="2"/>
          <table:table-cell office:value-type="string" calcext:value-type="string">
            <text:p>Merging is sufficient to fix 𝜒1, but fails to eliminate 𝜒2. The repair algorithm next tries to translate database updates into an equivalent insert into a logging table using the try_logging procedure.This procedure first introduces a new logging schema (using the intro 𝜌 rule) and then introduces fields into that schema (using intro 𝜌.𝑓 ). It then attempts to introduce a value correspondence from the schema involved in the anomaly to the newly introduced schema using the logger rule. The function returns successfully if such a translation exists and if the select command involved in the anomaly becomes obsolete, i.e., the command is deadcode. For example, in Figure 11, a value correspondence from COURSE to the logger table COURSE_CO_ST_CNT is introduced, which translates the update command involved in the anomaly to an insert command. The select command is obsolete in the final version, since variable 𝑥 is never used.</text:p>
          </table:table-cell>
        </table:table-row>
        <table:table-row table:style-name="ro8">
          <table:table-cell office:value-type="float" office:value="2103.05573" calcext:value-type="float">
            <text:p>2103.05573</text:p>
          </table:table-cell>
          <table:table-cell office:value-type="string" calcext:value-type="string">
            <text:p>database</text:p>
          </table:table-cell>
          <table:table-cell office:value-type="float" office:value="175" calcext:value-type="float">
            <text:p>175</text:p>
          </table:table-cell>
          <table:table-cell table:number-columns-repeated="2"/>
          <table:table-cell office:value-type="string" calcext:value-type="string">
            <text:p>The program includes three sets of database operations or transactions. Transaction getSt, given a student’s id, first retrieves all information for that student (S1). It then performs two queries, (S2 and S3), on the other tables to retrieve their email address and course availability. Transaction setSt takes a student’s id and updates their name and email address. It includes a query (S4) and an update (U1) to table STUDENT and an update to the EMAIL table (U2). Finally, transaction regSt registers a student in a course. It consists of an update to the student’s entry (U3), a query to COURSE to determine the number of students enrolled in the course they wish to register for (S5), and an update to that course’s availability (U4) indicating that it is available now that a student has registered for it.</text:p>
          </table:table-cell>
        </table:table-row>
        <table:table-row table:style-name="ro12">
          <table:table-cell office:value-type="float" office:value="2103.05573" calcext:value-type="float">
            <text:p>2103.05573</text:p>
          </table:table-cell>
          <table:table-cell office:value-type="string" calcext:value-type="string">
            <text:p>database</text:p>
          </table:table-cell>
          <table:table-cell office:value-type="float" office:value="183" calcext:value-type="float">
            <text:p>183</text:p>
          </table:table-cell>
          <table:table-cell table:number-columns-repeated="2"/>
          <table:table-cell office:value-type="string" calcext:value-type="string">
            <text:p>The repair procedure next performs a preprocessing phase, where database commands are split into multiple commands such that each command is involved in at most one anomalous access pair. For example, the first step of repairing the regSt transaction is to split command U4 into two update commands, as shown in Figure 11 (top). Note that we only perform this step if the split fields are not accessed together in other parts of the program; this is to ensure that the splitting does not introduce new unwanted serializability anomalies. After preprocessing, the algorithm iterates over all detected anomalous access pairs (𝜒) and attempts to repair them one by one using try_repair. This function attempts to eliminate a given anomaly in two different ways; either by merging anomalous database commands into a single command, and/or by removing one of them by making it obsolete. In the remainder of this section, we present these two strategies in more detail, using the running example from Figure 11.</text:p>
          </table:table-cell>
        </table:table-row>
        <table:table-row table:style-name="ro11">
          <table:table-cell office:value-type="float" office:value="2103.05573" calcext:value-type="float">
            <text:p>2103.05573</text:p>
          </table:table-cell>
          <table:table-cell office:value-type="string" calcext:value-type="string">
            <text:p>database</text:p>
          </table:table-cell>
          <table:table-cell office:value-type="float" office:value="206" calcext:value-type="float">
            <text:p>206</text:p>
          </table:table-cell>
          <table:table-cell table:number-columns-repeated="2"/>
          <table:table-cell office:value-type="string" calcext:value-type="string">
            <text:p>Wang et al. [48] describe a synthesis procedure for generating programs consistent with a database refactoring, as determined by a verification procedure that establishes database program equivalence [47]. Their synthesis procedure performs enumerative search over a template whose structure is derived by value correspondences extracted by reasoning over the structure of the original and refactored schemas. Our approach has several important differences. First, our search for a target program is driven by anomalous access pairs that identify serializability anomalies in the original program and does not involve enumerative search over the space of all equivalent candidate programs. This important distinction eliminates the need for generating arbitrarily-complex templates or sketches. Second, because we simultaneously search for a target schema and program consistent with that schema given these access pairs, our technique does not need to employ conflict-driven learning [22] or related mechanisms to guide a general synthesis procedure as it recovers from a failed synthesis attempt. Instead, value correspondences derived from anomalous access pairs help define a restricted class of schema refactorings (e.g., aggregation and logging) that directly informs the structure of the target program.</text:p>
          </table:table-cell>
        </table:table-row>
        <table:table-row table:style-name="ro15">
          <table:table-cell office:value-type="float" office:value="2103.05573" calcext:value-type="float">
            <text:p>2103.05573</text:p>
          </table:table-cell>
          <table:table-cell office:value-type="string" calcext:value-type="string">
            <text:p>database</text:p>
          </table:table-cell>
          <table:table-cell office:value-type="float" office:value="272" calcext:value-type="float">
            <text:p>272</text:p>
          </table:table-cell>
          <table:table-cell table:number-columns-repeated="2"/>
          <table:table-cell office:value-type="string" calcext:value-type="string">
            <text:p>to minimize the number of distinct updates to a field, for example by logging state changes via table inserts, rather than recording such changes via updates. The former effectively acts as a functional update to a table. To be sure, these transformations affect read and write performance to database tables and change the memory footprint, but they notably impose no additional synchronization costs. In scalable settings such as replicated distributed environments, this is a highly favorable tradeoff since the cost of global concurrency control or coordination is often problematic in these settings, an observation that is borne our in our experimental results. To illustrate the intuition behind our approach, consider the database program depicted in Figure 3. This program behaves like our previous example, despite featuring very different database schemas and transactions. The first of the two tables maintained by the program, STUDENT, removes the references to other tables from the original STUDENT table, instead maintaining independent fields for the student’s email address and their course availability. These changes make the original course and email tables obsolete, so they have been removed. In addition, the number of students in each course is now stored in a dedicated table COURSE_CO_ST_CNT_LOG. Each time the enrollment of a course changes, a new record is inserted into this table to record the change. Subsequent queries can retrieve all corresponding records in the table and aggregate them in the program itself to determine the number of students in a course.</text:p>
          </table:table-cell>
        </table:table-row>
        <table:table-row table:style-name="ro16">
          <table:table-cell office:value-type="float" office:value="2103.05573" calcext:value-type="float">
            <text:p>2103.05573</text:p>
          </table:table-cell>
          <table:table-cell office:value-type="string" calcext:value-type="string">
            <text:p>database</text:p>
          </table:table-cell>
          <table:table-cell office:value-type="float" office:value="327" calcext:value-type="float">
            <text:p>327</text:p>
          </table:table-cell>
          <table:table-cell table:number-columns-repeated="2"/>
          <table:table-cell office:value-type="string" calcext:value-type="string">
            <text:p>atomic(𝜂, 𝜂 ′) ≡ ∀𝜂 ′′. (vis(𝜂, 𝜂 ′′) ⇒ vis(𝜂 ′, 𝜂 ′′))∧(vis(𝜂 ′′, 𝜂) ⇒ vis(𝜂 ′′, 𝜂 ′)). Given a program 𝑃, we define a database access pair (𝜒) 2) where 𝑐1 and 𝑐2 are database as a quadruple (𝑐1, 𝑓 1 commands from a transaction in 𝑃, and 𝑓 2) is a subset of the fields that are accessed by 𝑐1 (resp. 𝑐2). An access pair is anomalous if there is at least one execution in the execution history of P that results in an event generated by 𝑐1 accessing a field 𝑓1 ∈ 𝑓 1 which induces a serializability anomaly with another event generated by 𝑐2 accessing field 𝑓2 ∈ 𝑓 2. An example of an anomalous access pair for the program from in Section 2, is (𝑆1, {st_name}, 𝑆2, {em_addr}) and (𝑈 1, {st_name}, 𝑈 2, {em_addr}); this pair contributes to that program’s non-repeatable read anomaly from Figure 2. We now turn to the development of an automated static repair strategy that given a program 𝑃 and a set of anomalous access pairs produces a semantically equivalent program 𝑃 ′ with fewer anomalous access pairs. In particular, we repair programs by refactoring their database schemas in order to benefit from record-level atomicity guarantees offered by most databases, without introducing new observable behaviors. We elide the details of how anomalous access pairs are discovered, but note that existing tools [13, 40] can be adapted for this purpose. Section 6 provides more details about how this works in Atropos.</text:p>
          </table:table-cell>
        </table:table-row>
        <table:table-row table:style-name="ro14">
          <table:table-cell office:value-type="float" office:value="2103.05573" calcext:value-type="float">
            <text:p>2103.05573</text:p>
          </table:table-cell>
          <table:table-cell office:value-type="string" calcext:value-type="string">
            <text:p>database</text:p>
          </table:table-cell>
          <table:table-cell office:value-type="float" office:value="332" calcext:value-type="float">
            <text:p>332</text:p>
          </table:table-cell>
          <table:table-cell table:number-columns-repeated="2"/>
          <table:table-cell office:value-type="string" calcext:value-type="string">
            <text:p>can be eliminated by identifying commands which generate sets of problematic events and altering them to ensure atomic execution. Two events are executed atomically if they witness the same set of events and they are both made visible to other events simultaneously, i.e. atomic(𝜂, 𝜂 ′) ≡ ∀𝜂 ′′. (vis(𝜂, 𝜂 ′′) ⇒ vis(𝜂 ′, 𝜂 ′′))∧(vis(𝜂 ′′, 𝜂) ⇒ vis(𝜂 ′′, 𝜂 ′)). Given a program 𝑃, we define a database access pair (𝜒) 2) where 𝑐1 and 𝑐2 are database as a quadruple (𝑐1, 𝑓 1 commands from a transaction in 𝑃, and 𝑓 2) is a subset of the fields that are accessed by 𝑐1 (resp. 𝑐2). An access pair is anomalous if there is at least one execution in the execution history of P that results in an event generated by 𝑐1 accessing a field 𝑓1 ∈ 𝑓 1 which induces a serializability anomaly with another event generated by 𝑐2 accessing field 𝑓2 ∈ 𝑓 2. An example of an anomalous access pair for the program from in Section 2, is (𝑆1, {st_name}, 𝑆2, {em_addr}) and (𝑈 1, {st_name}, 𝑈 2, {em_addr}); this pair contributes to that program’s non-repeatable read anomaly from Figure 2. We now turn to the development of an automated static repair strategy that given a program 𝑃 and a set of anomalous access pairs produces a semantically equivalent program 𝑃 ′ with fewer anomalous access pairs. In particular, we repair programs by refactoring their database schemas in order to benefit from record-level atomicity guarantees offered by most databases, without introducing new observable behaviors.</text:p>
          </table:table-cell>
        </table:table-row>
        <table:table-row table:style-name="ro11">
          <table:table-cell office:value-type="float" office:value="2103.05573" calcext:value-type="float">
            <text:p>2103.05573</text:p>
          </table:table-cell>
          <table:table-cell office:value-type="string" calcext:value-type="string">
            <text:p>database, python</text:p>
          </table:table-cell>
          <table:table-cell office:value-type="float" office:value="225" calcext:value-type="float">
            <text:p>225</text:p>
          </table:table-cell>
          <table:table-cell table:number-columns-repeated="2"/>
          <table:table-cell office:value-type="string" calcext:value-type="string">
            <text:p>Atropos is a fully automated static analyzer and program repair tool implemented in Java. Its input programs are written in a DSL similar to the one described in Figure 5, but it would be straightforward to extend the front-end to support popular database programming APIs, e.g. JDBC or Python’s DBAPI. Atropos consists of a static anomaly detection engine and a program refactoring engine and outputs the repaired program. The static anomaly detector in Atropos adapts existing techniques to reason about serializability violations over abstract executions of a database application [13, 36]. In this approach, detecting a serializability violation is reduced to checking the satisfiability of an FOL formula constructed from the input program. This formula includes variables for each of the transactional dependencies, as well as the visibility and global time-stamps that can appear during a program’s execution. The assignments to these variables in any satisfying model can be used to reconstruct an anomalous execution. We use an off-the-shelf SMT solver, Z3 [17], to check for anomalies in the input program and identify a set of anomalous access pairs. These access pairs are then used by an implementation of the repair algorithm build a repaired version of the input program.</text:p>
          </table:table-cell>
        </table:table-row>
        <table:table-row table:style-name="ro12">
          <table:table-cell office:value-type="float" office:value="2103.05573" calcext:value-type="float">
            <text:p>2103.05573</text:p>
          </table:table-cell>
          <table:table-cell office:value-type="string" calcext:value-type="string">
            <text:p>database, retrieve</text:p>
          </table:table-cell>
          <table:table-cell office:value-type="float" office:value="183" calcext:value-type="float">
            <text:p>183</text:p>
          </table:table-cell>
          <table:table-cell table:number-columns-repeated="2"/>
          <table:table-cell office:value-type="string" calcext:value-type="string">
            <text:p>Transactions are uniquely named, and are defined by a sequence of parameters, a body, and a return expression. The body of a transaction (𝑐) is a sequence of database commands (𝑞) and control commands. A database command either modifies or retrieves a subset of records in a database table. The records retrieved by a database query are stored locally and can be used in subsequent commands. Control commands consist of conditional guards, loops, and return statements. Both database commands (SELECT and UPDATE ) require an explicit where clause (𝜙) to filter the records they retrieve or update. 𝜙fld denotes the set of fields appearing in a clause 𝜙. Expressions (𝑒) include constants, transaction arguments, arithmetic and Boolean operations and comparisons, iteration counters and field accessors. The values of field 𝑓 of records stored in a variable 𝑥 can be aggregated using agg(𝑥 .𝑓 ), or accessed individually, using at𝑒 (𝑥 .𝑓 ).</text:p>
          </table:table-cell>
        </table:table-row>
        <table:table-row table:style-name="ro14">
          <table:table-cell office:value-type="float" office:value="2103.05573" calcext:value-type="float">
            <text:p>2103.05573</text:p>
          </table:table-cell>
          <table:table-cell office:value-type="string" calcext:value-type="string">
            <text:p>database, retrieve</text:p>
          </table:table-cell>
          <table:table-cell office:value-type="float" office:value="302" calcext:value-type="float">
            <text:p>302</text:p>
          </table:table-cell>
          <table:table-cell table:number-columns-repeated="2"/>
          <table:table-cell office:value-type="string" calcext:value-type="string">
            <text:p>The semantics of database commands, given by the (select) and (update) rules, expose the interplay between global and local views of the database. Both rules construct a local view of the database (Σ′ Σ) that is used to select or update the contents of records. Neither rule imposes any restrictions on Σ′ other than the consistency constraints defined by (ConstructView). The key component of each rule is how it defines the set of new events (𝜀) that are added to the database. In the select rule, 𝜀1 captures the retrievals that occur on database-wide scans to identify records satisfying the SELECT command’s where clause. In an abuse of notation, we write Δ, 𝜙 (⟨𝑓 : 𝑛⟩) ⇓ 𝑛 as shorthand for Δ, 𝜙 [this.f/𝑛] ⇓ 𝑛. 𝜀2 constructs the appropriate read events of these retrieved records. The (update) rule similarly defines 𝜀, the set of write events on the appropriate fields of the records that satisfy the where clause of the UPDATE command under an arbitrary (but consistent) local view (Σ′) of the global store (Σ). Both rules increment the local timestamp, and establish new global visibility constraints reflecting the dependencies introduced by the database command, i.e., all the generated read and write events depending upon the events in the local view. All updates are performed atomically, as the set of corresponding write events all have the same timestamp value, however, other transactions are not obligated to see all the effects of an update since their local view may only capture a subset of these events.</text:p>
          </table:table-cell>
        </table:table-row>
        <table:table-row table:style-name="ro3">
          <table:table-cell office:value-type="float" office:value="2103.05573" calcext:value-type="float">
            <text:p>2103.05573</text:p>
          </table:table-cell>
          <table:table-cell office:value-type="string" calcext:value-type="string">
            <text:p>github</text:p>
          </table:table-cell>
          <table:table-cell office:value-type="float" office:value="43" calcext:value-type="float">
            <text:p>43</text:p>
          </table:table-cell>
          <table:table-cell table:number-columns-repeated="2"/>
          <table:table-cell office:value-type="string" calcext:value-type="string">
            <text:p>http://www.tpc.org/tpc_documents_ current_versions/pdf/tpc-c_v5.11.0.pdf. Online; Accessed April 2020. [2] DuyHai Doan. KillrChat, a scalable chat with Cassandra, AngularJS &amp;#38; Spring Boot. https://github.com/doanduyhai/killrchat. Online; Accessed October 2020.</text:p>
          </table:table-cell>
        </table:table-row>
        <table:table-row table:style-name="ro7" table:visibility="filter">
          <table:table-cell office:value-type="float" office:value="2103.08878" calcext:value-type="float">
            <text:p>2103.08878</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4.1. Comparing Edge-Weight State-Space Unsupervised Classiﬁcation to a Traditional ANN. In order to compare our approach with conventional machine learning, we benchmarked our model against an ANN implementation. We used Tensorﬂow to construct a sequential model with three layers: an input layer consisting of 28 · 28 nodes, a hidden layer with varying number of nodes, and an output layer with 10 nodes. To implement one-shot learning on the ANN, we trained the network until the the model over-ﬁtted the training data using randomly chosen images, one from each class. We used the Adam optimizer, Cross Entropy loss function and a ReLu node activation model.</text:p>
          </table:table-cell>
        </table:table-row>
        <table:table-row table:style-name="ro12" table:visibility="filter">
          <table:table-cell office:value-type="float" office:value="2103.08878" calcext:value-type="float">
            <text:p>2103.08878</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Following the one-shot training phase, we constructed an embedding space using 9000 images from our test set. Each dimension of the embedding space corresponded to a hidden layer node. The value of each point in this embedding space was the activation values of all hidden layer nodes. After constructing the embedding space, we used a different set consisting of 1000 test images to calculate the classiﬁcation accuracy. For each of the 1000 images, we applied a cosine distance based w-KNN. As with our CRDM spiking model above, we ran the experiment 10 times with the training and test sets redistributed each time to account for any biases in the individual selections. The data in Fig. 4 summarizes the numerical results. The ANN consistently performed worse on one-shot classiﬁcation accuracy for each of the hidden layer sizes in comparison to our model (Fig. 5A). It also used many more parameters than our approach with an apparent increasing divergent trend as a function of the size of the network (Fig. 5B).</text:p>
          </table:table-cell>
        </table:table-row>
        <table:table-row table:style-name="ro15" table:visibility="filter">
          <table:table-cell office:value-type="float" office:value="2103.08878" calcext:value-type="float">
            <text:p>2103.08878</text:p>
          </table:table-cell>
          <table:table-cell office:value-type="string" calcext:value-type="string">
            <text:p>data</text:p>
          </table:table-cell>
          <table:table-cell office:value-type="float" office:value="284" calcext:value-type="float">
            <text:p>284</text:p>
          </table:table-cell>
          <table:table-cell table:number-columns-repeated="2"/>
          <table:table-cell office:value-type="string" calcext:value-type="string">
            <text:p>In general, the tremendous success and achievements of the many ﬂavors of machine learning (ML) are based on variations of gradient descent algorithms that minimize some version of a cost or loss function ((1, 2). At their core, existing algorithms take advantage of the stochastic convergence of weights in neural networks, with individual nodes typically expressed as some version of the classical perceptron model, and the network’s ability to capture latent non-trivial statistical associations that encode inputs. A fundamental limitation, however, is the need to train these systems in either supervised or unsupervised ways by exposing them to large numbers of training examples. In some situations these limitations pose signiﬁcant issues, such as when there simply is not sufﬁcient data (or enough high quality data) for training, or when tasks such as learning and classiﬁcation need to be done ‘on the ﬂy’ in near real time to support just-intime inference or decision making. In addition to requiring large amounts of labeled data for training, state-of-the-art ML models such as GPT3, at 175 billion parameters ((3)), require a huge compute infrastructure. The compute cost of the GPT3 training cycle alone is estimated to be $4.6M (https://lambdalabs.com/blog/demystifying-gpt-3/). Current large data, large compute, and large model trends in ML will not scale. And while some existing ML can perform near real time learning, it still requires expensive pre-trained models. Clearly a more data, compute and energy efﬁcient paradigm for ML is needed.</text:p>
          </table:table-cell>
        </table:table-row>
        <table:table-row table:style-name="ro5">
          <table:table-cell office:value-type="float" office:value="2103.08878" calcext:value-type="float">
            <text:p>2103.08878</text:p>
          </table:table-cell>
          <table:table-cell office:value-type="string" calcext:value-type="string">
            <text:p>data, dataset</text:p>
          </table:table-cell>
          <table:table-cell office:value-type="float" office:value="84" calcext:value-type="float">
            <text:p>84</text:p>
          </table:table-cell>
          <table:table-cell table:number-columns-repeated="2"/>
          <table:table-cell office:value-type="string" calcext:value-type="string">
            <text:p>Fig. 1. Visualization of the ﬁrst 3 PCA components of MNIST temporal graph embeddings. A. The full data set visualized from an arbitrarily chosen perspective in the 3D space of the PCA component axes. B. Zoomed in view showing the clustering boundary of the class (digits) 1’ (brown). C. Zoomed in view (rotated to a different angle) showing the clustering boundary of the class ’9’ (blue).</text:p>
          </table:table-cell>
        </table:table-row>
        <table:table-row table:style-name="ro13">
          <table:table-cell office:value-type="float" office:value="2103.08878" calcext:value-type="float">
            <text:p>2103.08878</text:p>
          </table:table-cell>
          <table:table-cell office:value-type="string" calcext:value-type="string">
            <text:p>data, dataset</text:p>
          </table:table-cell>
          <table:table-cell office:value-type="float" office:value="202" calcext:value-type="float">
            <text:p>202</text:p>
          </table:table-cell>
          <table:table-cell table:number-columns-repeated="2"/>
          <table:table-cell office:value-type="string" calcext:value-type="string">
            <text:p>3.1. Node2Vec-like GNN Implementation with no learning Rule. We ﬁrst explored if patterns of activation using CRDM could effectively separate out input patterns without any associated learning. In this experiment, the underlying geometric structure of our model consisted of a network with 2 blocks from a stochastic-block model (SBM); constructed as a 784 node input block, which matched the resolution of the MNIST data, connected to a 200 hidden node block. We applied 60,000 training examples from the MNIST dataset as input stimuli. For each stimulation we ran our model for 10,000 steps, thus generating 60,000 unique activation patterns or temporal graphs. We then generated embeddings for these graphs using their temporal sequences (paths) ((9)). We visualized each embedding of a temporal graph in Euclidean space (Fig. 1) by plotting the ﬁrst three components of a principle component analysis (PCA). Our embedding method is similar to node2vec and graph2vec, popular graph neural network (GNN) methods, with the exception that we replaced random walk paths with temporal paths generated from our simulations.</text:p>
          </table:table-cell>
        </table:table-row>
        <table:table-row table:style-name="ro1" table:visibility="filter">
          <table:table-cell office:value-type="float" office:value="2103.10309" calcext:value-type="float">
            <text:p>2103.1030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big data classiﬁcation. Phys Rev Lett, 113(13):130503, 2014. arXiv:1307.0471.</text:p>
          </table:table-cell>
        </table:table-row>
        <table:table-row table:style-name="ro5" table:visibility="filter">
          <table:table-cell office:value-type="float" office:value="2103.10309" calcext:value-type="float">
            <text:p>2103.10309</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In the table, the quantum algorithm is based on the QRAM model. The randomized classical and quantum-inspired algorithms assume a data structure that is a classical analogue to the QRAM (see Section 3). So all those algorithms are based on similar data structures, which make the comparison in the table fair enough.</text:p>
          </table:table-cell>
        </table:table-row>
        <table:table-row table:style-name="ro4" table:visibility="filter">
          <table:table-cell office:value-type="float" office:value="2103.10309" calcext:value-type="float">
            <text:p>2103.10309</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sampling and query access deﬁned above can be viewed as a classical analogue to the QRAM data structure, which is widely used in many quantum machine learning (QML) algorithms. In QML, this data structure can be used to eﬃciently prepare the quantum states of vectors, which are usually the inputs of the QML algorithms. For matrices, it allows us to ﬁnd an eﬃcient blockencoding so that many quantum linear algebraic techniques become eﬀective. However, the QRAM</text:p>
          </table:table-cell>
        </table:table-row>
        <table:table-row table:style-name="ro6" table:visibility="filter">
          <table:table-cell office:value-type="float" office:value="2103.10309" calcext:value-type="float">
            <text:p>2103.10309</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We would like to thank Ryan Mann for useful discussions. This paper was supported by the QuantERA ERA-NET Cofund in Quantum Technologies implemented within the European Union’s Horizon 2020 Programme (QuantAlgo project), and EPSRC grants EP/L021005/1 and EP/R043957/1. This project has received funding from the European Research Council (ERC) under the European Union’s Horizon 2020 research and innovation programme (grant agreement No. 817581). No new data were created during this study.</text:p>
          </table:table-cell>
        </table:table-row>
        <table:table-row table:style-name="ro4" table:visibility="filter">
          <table:table-cell office:value-type="float" office:value="2103.10309" calcext:value-type="float">
            <text:p>2103.10309</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QRAM is a widely used data structure in many quantum machine learning algorithms (e.g. [19– 21]). It allows us eﬃciently to prepare a quantum state corresponding to the data and to perform quantum linear algebraic operations. The quantum-inspired algorithms usually assume a data structure which is a classical analogue to the QRAM. For a vector, this data structure allows us to do the sampling and query operations to the entries. The sampling operation can be viewed as measurements of the quantum state.</text:p>
          </table:table-cell>
        </table:table-row>
        <table:table-row table:style-name="ro4" table:visibility="filter">
          <table:table-cell office:value-type="float" office:value="2103.10309" calcext:value-type="float">
            <text:p>2103.10309</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ﬁrst lemma tells us how to construct the original sampling access from an over-sampled one. By Deﬁnition 6, given SQφ(v), we have Q(v). Lemma 7 tells us how to obtain S(v) from SQφ(v). So this lemma actually tells us how to obtain SQ(v) from SQφ(v). The second lemma is about how to construct a linear combination of the data structures. Equivalently, it is about constructing the data structure for M c when we have the data structures of M and c, where M is a matrix and c is a vector.</text:p>
          </table:table-cell>
        </table:table-row>
        <table:table-row table:style-name="ro7" table:visibility="filter">
          <table:table-cell office:value-type="float" office:value="2103.10309" calcext:value-type="float">
            <text:p>2103.1030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nd Deﬁnition 5) is a quite strong data structure because it contains a lot of information (e.g. (cid:107)Ai∗(cid:107) and (cid:107)A(cid:107)F ) about A, which is usually not easy to obtain. For instance, it usually needs Θ((cid:107)A(cid:107)0) operations to build this data structure, which (cid:107)A(cid:107)0 is the number of nonzero entries of A. For quantum-inspired algorithms, we need to use certain sampling techniques to make sure that the complexity has a polylog dependence on the dimension, so it seems quite natural to use the above data structure. In comparison, there are also some other eﬃcient quantum models, e.g., sparse-access model, in which the QML algorithms are still eﬃcient.</text:p>
          </table:table-cell>
        </table:table-row>
        <table:table-row table:style-name="ro10" table:visibility="filter">
          <table:table-cell office:value-type="float" office:value="2103.10309" calcext:value-type="float">
            <text:p>2103.10309</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 In Table 1, the complexity of the quantum algorithm is the cost to obtain the quantum state corresponding to the solution. For quantum-inspired algorithms, the table shows the complexity to obtain the data structure for the solution that allows sampling and querying. This output can be viewed as a classical analogue to the output of the quantum algorithm. If we want to estimate the norm of the solution, then there is an extra factor 1/(cid:15) for the quantum algorithm [4] and an extra factor 1/(cid:15)2 for the quantum-inspired algorithms [6] (also see Lemma 7). However, for the randomized classical algorithms, the complexity does not change because their outputs are sparse vectors whose sparsity has the same order as the time complexity. So to estimate the norm of the solution, the quantum and quantum-inspired algorithms are worse than the randomized classical algorithms in terms of the precision in the row sparse case.</text:p>
          </table:table-cell>
        </table:table-row>
        <table:table-row table:style-name="ro10" table:visibility="filter">
          <table:table-cell office:value-type="float" office:value="2103.10309" calcext:value-type="float">
            <text:p>2103.10309</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As for the problem of solving linear systems, in the QRAM model, the input of quantum algorithms is the QRAM data structures for A and b, and the output is |x(cid:105) such that (cid:107)|x(cid:105) − |A−1b(cid:105)(cid:107) ≤ (cid:15). In the classical setting, the input of quantum-inspired algorithms is the classical analogue of QRAM data structures for A and b, and the output is a data structure for x such that (cid:107)x − A−1b(cid:107) ≤ (cid:15)(cid:107)A−1b(cid:107). This makes the comparison of quantum/quantum-inspired algorithms reasonable. There are also some other quantum models, such as the sparse-access input model. This allows eﬃcient quantum algorithms for solving sparse linear systems [8]. However, because of the similarity between QRAM and the model used in quantum-inspired algorithms, in this paper we will mainly focus on the QRAM model for quantum linear solvers.</text:p>
          </table:table-cell>
        </table:table-row>
        <table:table-row table:style-name="ro10" table:visibility="filter">
          <table:table-cell office:value-type="float" office:value="2103.10309" calcext:value-type="float">
            <text:p>2103.10309</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 When A is row sparse, i.e., each row is sparse, the randomized Kaczmarz method can ﬁnd an approximate sparse solution in time (cid:101)O(sκ2 F ), where s is the row sparsity. Moreover, the output is a vector, which is stronger than the outputs of quantum and quantum-inspired algorithms. Assuming s = (cid:101)O(1), this result means that the quantum speedup of solving row sparse linear systems is quadratic if using the QRAM data structure. It also means that to explore large quantum speedups in solving sparse linear systems, we may need to move our attentions to other quantum models. For example, it is known that when A is row and column sparse, the quantum algorithm has complexity (cid:101)O(s(cid:107)A(cid:107)max(cid:107)A−1(cid:107)) in the sparse access input model [4], which is better than the quantum result we show in the table.</text:p>
          </table:table-cell>
        </table:table-row>
        <table:table-row table:style-name="ro10" table:visibility="filter">
          <table:table-cell office:value-type="float" office:value="2103.10309" calcext:value-type="float">
            <text:p>2103.10309</text:p>
          </table:table-cell>
          <table:table-cell office:value-type="string" calcext:value-type="string">
            <text:p>data</text:p>
          </table:table-cell>
          <table:table-cell office:value-type="float" office:value="222" calcext:value-type="float">
            <text:p>222</text:p>
          </table:table-cell>
          <table:table-cell table:number-columns-repeated="2"/>
          <table:table-cell office:value-type="string" calcext:value-type="string">
            <text:p>hides logarithmic factors in all parameters (including κ, (cid:15) and the size of A). For example, when we have the QRAM data structure for A, we can take α = (cid:107)A(cid:107)F .1 When A is s-sparse and given in the sparse-access input model, we can take α = s(cid:107)A(cid:107)max. In the classical case, the quantuminspired algorithm given in [6] costs (cid:101)O(κ6 F κ22/(cid:15)6) to output a classical analogue to |A−1b(cid:105), where κF = (cid:107)A(cid:107)F (cid:107)A−1(cid:107),2 and (cid:15) is the accuracy. This result was recently improved to (cid:101)O(κ6 F κ6/(cid:15)4) [11]. Although the quantum-inspired algorithms are polylog in the dimension, the heavy dependence on κF , κ, (cid:15) may make them hard to use in practice [1]. So it is necessary to improve the eﬃciency of quantum-inspired algorithms. Meanwhile, this can help us better understand the quantum advantages in certain problems.</text:p>
          </table:table-cell>
        </table:table-row>
        <table:table-row table:style-name="ro16" table:visibility="filter">
          <table:table-cell office:value-type="float" office:value="2103.10309" calcext:value-type="float">
            <text:p>2103.10309</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Randomized iterative methods have received a lot of attention recently in solving linear systems because of their connection to the stochastic gradient descent method. The randomized Kaczmarz method [34] is a typical example. It was ﬁrst proposed by Kaczmarz in 1937 [18], and rediscovered by Gordon, Bender and Herman in 1970 [14]. After that, there appear many generalizations [15, 26, 27, 32]. Kaczmarz method is a particular case of the stochastic gradient descent algorithm for solving linear systems. In its simplest version, at each step of iteration, it randomly chooses a row of the matrix with probability corresponding to the norm of that row, then ﬁnds the closest solution that satisﬁes this linear constraint. Geometrically, the next point is the orthogonal projection of the previous one onto the hyperplane deﬁned by the chosen linear constraint. The simple iterative structure and clear geometric meaning greatly simpliﬁes the analysis of this method and makes it popular in applications like computed tomography [3]. Usually, the randomized iterative methods need to do some importance sampling according to the norms of the rows. Sampling access is made available by the data structure for quantum-inspired algorithms and the QRAM for quantum linear solvers. So in this paper, for the fairness of comparison we also assume a similar data structure for the randomized iterative methods.</text:p>
          </table:table-cell>
        </table:table-row>
        <table:table-row table:style-name="ro14" table:visibility="filter">
          <table:table-cell office:value-type="float" office:value="2103.10309" calcext:value-type="float">
            <text:p>2103.10309</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Diﬀerently from quantum and quantum-inspired algorithms, the outputs of the above two randomized algorithms are vectors. It is known that if A has row and column sparsity s and given in the sparse access input model, the currently best known quantum algorithm for matrix inversion costs O(s(cid:107)A(cid:107)max(cid:107)A−1(cid:107) log2(1/(cid:15))), where (cid:107)A(cid:107)max refers to the maximal entry in the sense of absolute value [4]. The comparison between this quantum algorithm and the randomized algorithm stated in Theorem 14 may be not fair enough because they are building on diﬀerent models – the quantum algorithm uses the sparse access model, while the later one assumes access to SQ(A). However, if we only concentrate on the ﬁnal complexity, the quantum linear solver achieves large speedups if (cid:107)A(cid:107)F (cid:29) (cid:107)A(cid:107)max. This can often happen, especially when the rank of A is large (e.g. A is a sparse unitary). However, when the rank of A is polylog in the dimension, then (cid:107)A(cid:107)F = (cid:101)O(s(cid:107)A(cid:107)max) if A is row and column sparse. In this case, the quantum computer only achieves a quadratic speedup. For a row sparse but column dense matrix A, if it is stored in the QRAM data structure, the complexity to solve Ax = b using a quantum computer is O(κF log2(1/(cid:15))) [4]. This only gives a quadratic speedup in terms of κF over Theorem 14.</text:p>
          </table:table-cell>
        </table:table-row>
        <table:table-row table:style-name="ro11">
          <table:table-cell office:value-type="float" office:value="2103.10309" calcext:value-type="float">
            <text:p>2103.10309</text:p>
          </table:table-cell>
          <table:table-cell office:value-type="string" calcext:value-type="string">
            <text:p>data, data available</text:p>
          </table:table-cell>
          <table:table-cell office:value-type="float" office:value="290" calcext:value-type="float">
            <text:p>290</text:p>
          </table:table-cell>
          <table:table-cell table:number-columns-repeated="2"/>
          <table:table-cell office:value-type="string" calcext:value-type="string">
            <text:p>We establish an improved classical algorithm for solving linear systems in a model analogous to the QRAM that is used by quantum linear solvers. Precisely, for the linear system Ax = b, we show that there is a classical algorithm that outputs a data structure for x allowing sampling and querying to the entries, where x is such that (cid:107)x−A−1b(cid:107) ≤ (cid:15)(cid:107)A−1b(cid:107). This output can be viewed as a classical analogue to the output of quantum linear solvers. The complexity of our algorithm is (cid:101)O(κ6 F κ2/(cid:15)2), where κF = (cid:107)A(cid:107)F (cid:107)A−1(cid:107) and κ = (cid:107)A(cid:107)(cid:107)A−1(cid:107). This improves the previous best F κ6/(cid:15)4). Our algorithm algorithm [Gily´en, Song and Tang, arXiv:2009.07268] of complexity (cid:101)O(κ6 is based on the randomized Kaczmarz method, which is a particular case of stochastic gradient descent. We also ﬁnd that when A is row sparse, this method already returns an approximate solution x in time (cid:101)O(κ2 F ), while the best quantum algorithm known returns |x(cid:105) in time (cid:101)O(κF ) when A is stored in the QRAM data structure. As a result, assuming access to QRAM and if A is row sparse, the speedup based on current quantum algorithms is quadratic.</text:p>
          </table:table-cell>
        </table:table-row>
        <table:table-row table:style-name="ro4">
          <table:table-cell office:value-type="float" office:value="2103.10309" calcext:value-type="float">
            <text:p>2103.10309</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Classically, there are many algorithms for solving the LSP [13]. The best known classical algorithm might be the conjugate-gradient (CG) method. Compared to CG, the Kaczmarz algorithm has received much attention recently due to its simplicity. For instance, at each step of iteration, CG uses the whole information of the matrix A and O(mn) operations, while Kaczmarz method only uses one row of A and O(n) operations. So Kaczmarz method becomes eﬀective when the entire matrix (data set) cannot be loaded into memory.</text:p>
          </table:table-cell>
        </table:table-row>
        <table:table-row table:style-name="ro1" table:visibility="filter">
          <table:table-cell office:value-type="float" office:value="2103.13527" calcext:value-type="float">
            <text:p>2103.1352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2 Background data</text:p>
          </table:table-cell>
        </table:table-row>
        <table:table-row table:style-name="ro2" table:visibility="filter">
          <table:table-cell office:value-type="float" office:value="2103.13527" calcext:value-type="float">
            <text:p>2103.1352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Keywords: Scholarly Data, Bibliographic Metadata, Topic Classification, Topic Detection, Scholarly Ontologies, Data Mining.</text:p>
          </table:table-cell>
        </table:table-row>
        <table:table-row table:style-name="ro2" table:visibility="filter">
          <table:table-cell office:value-type="float" office:value="2103.13527" calcext:value-type="float">
            <text:p>2103.1352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by editors. This information is used by STM 2 to identify the previous edition of a conference and retrieve all relevant data.</text:p>
          </table:table-cell>
        </table:table-row>
        <table:table-row table:style-name="ro5" table:visibility="filter">
          <table:table-cell office:value-type="float" office:value="2103.13527" calcext:value-type="float">
            <text:p>2103.13527</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the last years the Semantic Web community produced a vast number of scholarly ontologies (e.g., SWRC9, BIBO10, BiDO11, PROV-O12, FABIO13) and bibliographic repositories in the Linked Data Cloud [17, 18] that can support the analysis of scholarly data. In particular, we saw the emergence of several approaches for linking textual</text:p>
          </table:table-cell>
        </table:table-row>
        <table:table-row table:style-name="ro4" table:visibility="filter">
          <table:table-cell office:value-type="float" office:value="2103.13527" calcext:value-type="float">
            <text:p>2103.13527</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fragments of texts and their frequencies such as language processing (6), text mining (6), information extraction (4), keyphrase extraction (4), textual data (3), syntactic analysis (2), and so on. These explanations are one of the most appreciated features of STM 2. Indeed, editors reported that in several occasions they assumed that a suggested topic was wrong, but, after checking the explanation, they realized it was indeed addressed in several chapters.</text:p>
          </table:table-cell>
        </table:table-row>
        <table:table-row table:style-name="ro7" table:visibility="filter">
          <table:table-cell office:value-type="float" office:value="2103.13527" calcext:value-type="float">
            <text:p>2103.13527</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2.3.4 Inference of PMCs In this step, STM 2 uses the mapping between the PMCs and CSO to infer all relevant PMC identifiers. It does so by inferring each PMC that subsumes one of the topics in CSO according to the mapping described in Section 2.2.2. For example, if the Cryptography topic was yielded by the previous step, STM will infer the identifier ‘I15033 - Data Encryption’ (at the third level), ‘I15009 - Data Structures, Cryptology and Information Theory’ (second level) and ‘I00001 - Computer Science, general’ (root). It then associates to each identifier the total number of chapters covered by the associated topics to assist the editors in assessing its significance for the book under analysis.</text:p>
          </table:table-cell>
        </table:table-row>
        <table:table-row table:style-name="ro12" table:visibility="filter">
          <table:table-cell office:value-type="float" office:value="2103.13527" calcext:value-type="float">
            <text:p>2103.13527</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2.2.4 Word2Vec model <text:s/>In order to support the classification of text, we trained a Word2Vec [15] word embedding model on a corpus extracted from the Microsoft Academic Graph (MAG), which is an heterogeneous graph containing scientific publication records, citation relationships, authors, institutions, journals, conferences, and fields of study. Specifically, we considered titles and abstracts of 4,654,062 English publications in the field of Computer Science. We pre-processed these data by replacing spaces with underscores in all n-grams matching the CSO topic labels (e.g., “semantic web” became “semantic_web”) and for frequent bigrams and trigrams (e.g., “highest_accuracies”, “highly_cited_journals”). These frequent n-grams were identified by analysing combinations of words that co-occur together (collocations), as suggested in Mikolov <text:s/>et al. [15]. This solution allows STM to better disambiguate concepts and treat terms such as “deep_learning” and “e-learning” as completely different words.</text:p>
          </table:table-cell>
        </table:table-row>
        <table:table-row table:style-name="ro13" table:visibility="filter">
          <table:table-cell office:value-type="float" office:value="2103.13527" calcext:value-type="float">
            <text:p>2103.13527</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covering conference proceedings, as these may easily contain over 100 different contributions, each of which may be relevant to several areas of research. As a result, the set of topics covered by the proceedings of a conference can be very large and it is not trivial to manually select a small number of topics that best describe the entire set of contributions. In particular, it is easy to miss the emergence of a new topic or to assume that some topics are still popular when this is no longer the case. For these reasons, this task has been entrusted to senior editors, which typically select a list of topics on the basis of their own expertise in the field, a visual exploration of titles and abstracts, and, optionally, a list of keywords derived from the call for papers of the conference in question. Hence, this process has traditionally been very expensive, timeconsuming, and confined to a few expert editors. Moreover, the resulting topics may vary according to the background of the editor and the same topic could be referred to by means of different labels (e.g., LOD, Linked Data) or at a different abstraction level (e.g., Deep Learning, Machine Learning).</text:p>
          </table:table-cell>
        </table:table-row>
        <table:table-row table:style-name="ro14" table:visibility="filter">
          <table:table-cell office:value-type="float" office:value="2103.13527" calcext:value-type="float">
            <text:p>2103.13527</text:p>
          </table:table-cell>
          <table:table-cell office:value-type="string" calcext:value-type="string">
            <text:p>data</text:p>
          </table:table-cell>
          <table:table-cell office:value-type="float" office:value="303" calcext:value-type="float">
            <text:p>303</text:p>
          </table:table-cell>
          <table:table-cell table:number-columns-repeated="2"/>
          <table:table-cell office:value-type="string" calcext:value-type="string">
            <text:p>2.1.1 Back-end. A fundamental component of the STM back-end is the classifier used for detecting a set of topics for each chapter. In the original implementation, the STM classifier identified the label of the topics from the ontology (e.g., Linked Data) and then inferred all their super topics (e.g., Semantic Web, AI, Computer Science). However, an analysis of the output with SN editors revealed that our method was missing some variations of the labels that were not covered in the ontology. For this reason, we designed a new approach (the CSO Classifier 1.0 [10]) which selects all the ontology topics which have a Levenshtein similarity higher than a threshold with n-grams extracted from the text. A new meeting with the editors confirmed that this problem was solved, but revealed a more subtle issue: some topics were never explicitly mentioned and could be inferred just by considering the text as a whole. For instance, the abstract of a chapter about “online communities” never mentioned this label, a similar variation, or any of its subtopics in the ontology. However, it mentioned several related terms, such as the name of popular social networks and words related to network analysis. Hence, we recently created a new version of the CSO Classifier (2.0 [11], described in Section 2.3.2) that uses NLP and word embeddings to detect also implicit topics. This solution outperforms previous versions in terms of both recall and Fmeasure (see Section 3.2). Editors have also confirmed that the current output is now much more comprehensive, both at book and at chapter level.</text:p>
          </table:table-cell>
        </table:table-row>
        <table:table-row table:style-name="ro6">
          <table:table-cell office:value-type="float" office:value="2103.13527" calcext:value-type="float">
            <text:p>2103.13527</text:p>
          </table:table-cell>
          <table:table-cell office:value-type="string" calcext:value-type="string">
            <text:p>data, download</text:p>
          </table:table-cell>
          <table:table-cell office:value-type="float" office:value="105" calcext:value-type="float">
            <text:p>105</text:p>
          </table:table-cell>
          <table:table-cell table:number-columns-repeated="2"/>
          <table:table-cell office:value-type="string" calcext:value-type="string">
            <text:p>The CSO data model2 is an extension of SKOS3. It includes three main semantic relations: superTopicOf, which indicates that a topic is a super-area of another one (e.g., Semantic Web is a super-area of Linked Data), relatedEquivalent, which indicates that two topics can be treated as equivalent for the purpose of exploring research data (e.g., Ontology Matching and Ontology Mapping, and contributesTo, which indicates that the research output of a topic contributes to another. CSO is licensed under a CC BY 4.0 and is available for download at https://cso.kmi.open.ac.uk/downloads.</text:p>
          </table:table-cell>
        </table:table-row>
        <table:table-row table:style-name="ro6">
          <table:table-cell office:value-type="float" office:value="2103.13527" calcext:value-type="float">
            <text:p>2103.13527</text:p>
          </table:table-cell>
          <table:table-cell office:value-type="string" calcext:value-type="string">
            <text:p>data, download, data https, data available</text:p>
          </table:table-cell>
          <table:table-cell office:value-type="float" office:value="27" calcext:value-type="float">
            <text:p>27</text:p>
          </table:table-cell>
          <table:table-cell table:number-columns-repeated="2"/>
          <table:table-cell office:value-type="string" calcext:value-type="string">
            <text:p>5 The data collected during this evaluation are available for download at http://doi.org/10.21954/ou.rd.7951496. 6 System Usability Scale (SUS) - https://www.usability.gov/how-to-andtools/methods/system-usability-scale.html</text:p>
          </table:table-cell>
        </table:table-row>
        <table:table-row table:style-name="ro14">
          <table:table-cell office:value-type="float" office:value="2103.13527" calcext:value-type="float">
            <text:p>2103.13527</text:p>
          </table:table-cell>
          <table:table-cell office:value-type="string" calcext:value-type="string">
            <text:p>data, open-source data</text:p>
          </table:table-cell>
          <table:table-cell office:value-type="float" office:value="338" calcext:value-type="float">
            <text:p>338</text:p>
          </table:table-cell>
          <table:table-cell table:number-columns-repeated="2"/>
          <table:table-cell office:value-type="string" calcext:value-type="string">
            <text:p>Sinha, A., Shen, Z., Song, Y., Ma, H., Eide, D., Hsu, B.-J. (Paul), Wang, K.: An Overview of Microsoft Academic Service (MAS) and Applications. In: Proceedings of the 24th International Conference on World Wide Web - WWW ’15 Companion. pp. 243–246 (2015). Osborne, F., Motta, E., Mulholland, P.: Exploring Scholarly Data with Rexplore. In: International Semantic Web Conference 2013, Sydney, Australia. pp. 460–477. Springer, Berlin, Heidelberg (2013). Osborne, F., Scavo, G., Motta, E.: Identifying diachronic topic-based research communities by clustering shared research trajectories. In: The Semantic Web: Trends and Challenges. pp. 114--129. Springer International Publishing (2014). Sateli, B., Witte, R.: Semantic representation of scientific literature: bringing claims, contributions and named entities onto the Linked Open Data cloud. PeerJ Computer Science. 1, e37 (2015). Khadka, A., Knoth, P.: Using citation-context to reduce topic drifting on pure citationbased recommendation. In: Proceedings of the 12th ACM Conference on Recommender Systems - RecSys ’18. pp. 362–366. ACM Press, New York, New York, USA (2018). Salatino, A.A., Osborne, F., Motta, E.: AUGUR: Forecasting the Emergence of New Research Topics. In: Joint Conference on Digital Libraries 2018, Fort Worth, Texas. pp. 1–10 (2018). Osborne, F., Salatino, A., Birukou, A., Motta, E.: Automatic classification of springer nature proceedings with smart topic miner. In: International Semantic Web Conference 2016. Springer, Kobe, Japan. (2016).</text:p>
          </table:table-cell>
        </table:table-row>
        <table:table-row table:style-name="ro14">
          <table:table-cell office:value-type="float" office:value="2103.13527" calcext:value-type="float">
            <text:p>2103.13527</text:p>
          </table:table-cell>
          <table:table-cell office:value-type="string" calcext:value-type="string">
            <text:p>data, open-source data</text:p>
          </table:table-cell>
          <table:table-cell office:value-type="float" office:value="339" calcext:value-type="float">
            <text:p>339</text:p>
          </table:table-cell>
          <table:table-cell table:number-columns-repeated="2"/>
          <table:table-cell office:value-type="string" calcext:value-type="string">
            <text:p>and Application Performance. In: International Semantic Web Conference 2018. Springer, Monterey, CA (USA). (2018). Bryl, V., Birukou, A., Eckert, K., Kessler, M.: What is in the proceedings? Combining publisher’s and researcher’s perspectives. In: SePublica 2014 Semantic Publishing. , Anissaras (2014). Mikolov, T., Chen, K., Corrado, G., Dean, J.: Distributed Representations of Words and Phrases and their Compositionality. In: Advances in neural information processing systems. pp. 3111–3119 (2013). Satopää, V., Albrecht, J., Irwin, D., Raghavan, B.: Finding a “Kneedle” in a Haystack: Detecting Knee Points in System Behavior. In: ICDCSW ’11 Proceedings of the 2011 31st International Conference on Distributed Computing Systems. pp. 166–171. IEEE Computer Society Washington (2011). Peroni, S., Dutton, A., Gray, T., Shotton, D.: Setting our bibliographic references free: towards open citation data. Journal of Documentation. 71, 253–277 (2015). Nuzzolese, A.G., Gentile, A.L., Presutti, V., Gangemi, A.: Conference Linked Data: The ScholarlyData Project. Presented at the October (2016). Mendes, P.N., Jakob, M., García-Silva, A., Bizer, C.: DBpedia spotlight: shedding light on the web of documents. In: Proceedings of the 7th International Conference on Semantic Systems - I-Semantics ’11. pp. 1–8. ACM Press, New York, USA (2011). Moro, A., Raganato, A., Navigli, R.: Entity Linking meets Word Sense Disambiguation: a Unified Approach. Transactions of the Association for Computational Linguistics. 2, 231–244 (2014).</text:p>
          </table:table-cell>
        </table:table-row>
        <table:table-row table:style-name="ro15">
          <table:table-cell office:value-type="float" office:value="2103.13527" calcext:value-type="float">
            <text:p>2103.13527</text:p>
          </table:table-cell>
          <table:table-cell office:value-type="string" calcext:value-type="string">
            <text:p>data, open-source data</text:p>
          </table:table-cell>
          <table:table-cell office:value-type="float" office:value="340" calcext:value-type="float">
            <text:p>340</text:p>
          </table:table-cell>
          <table:table-cell table:number-columns-repeated="2"/>
          <table:table-cell office:value-type="string" calcext:value-type="string">
            <text:p>Salatino, A.A., Osborne, F., Motta, E.: AUGUR: Forecasting the Emergence of New Research Topics. In: Joint Conference on Digital Libraries 2018, Fort Worth, Texas. pp. 1–10 (2018). Osborne, F., Salatino, A., Birukou, A., Motta, E.: Automatic classification of springer nature proceedings with smart topic miner. In: International Semantic Web Conference 2016. Springer, Kobe, Japan. (2016). Salatino, A.A., Thanapalasingam, T., Mannocci, A., Osborne, F., Motta, E.: The Computer Science Ontology: A Large-Scale Taxonomy of Research Areas. In: International Semantic Web Conference 2018. pp. 187–205. Springer, Cham, Monterey, USA (2018). Thanapalasingam, T., Osborne, F., Motta, E.: Ontology-Based Recommendation of Editorial Products. In: International Semantic Web Conference 2018. , Monterey, CA (USA). (2018). Salatino, A.A., Thanapalasingam, T., Mannocci, A., Osborne, F., Motta, E.: Classifying research papers with the computer science ontology. In: In International Semantic Web Conference (P&amp;D/Industry/BlueSky). CEUR Workshop Proceedings, vol. 2180. (2018). Salatino, A.A., Osborne, F., Thanapalasingam, T., Motta, E.: The CSO Classifier: Ontology-Driven Detection of Research Topics in Scholarly Articles. In: TPDL 2019: 23rd International Conference on Theory and Practice of Digital Libraries (2019). Osborne, F., Motta, E.: Klink-2: Integrating Multiple Web Sources to Generate Semantic Topic Networks. In: International Semantic Web Conference 2015. pp. 408– 424. Springer, Cham, Bethlehem, USA. (2015). Osborne, F., Motta, E.: Pragmatic Ontology Evolution: Reconciling User Requirements</text:p>
          </table:table-cell>
        </table:table-row>
        <table:table-row table:style-name="ro15">
          <table:table-cell office:value-type="float" office:value="2103.13527" calcext:value-type="float">
            <text:p>2103.13527</text:p>
          </table:table-cell>
          <table:table-cell office:value-type="string" calcext:value-type="string">
            <text:p>data, open-source data</text:p>
          </table:table-cell>
          <table:table-cell office:value-type="float" office:value="344" calcext:value-type="float">
            <text:p>344</text:p>
          </table:table-cell>
          <table:table-cell table:number-columns-repeated="2"/>
          <table:table-cell office:value-type="string" calcext:value-type="string">
            <text:p>Mendes, P.N., Jakob, M., García-Silva, A., Bizer, C.: DBpedia spotlight: shedding light on the web of documents. In: Proceedings of the 7th International Conference on Semantic Systems - I-Semantics ’11. pp. 1–8. ACM Press, New York, USA (2011). Moro, A., Raganato, A., Navigli, R.: Entity Linking meets Word Sense Disambiguation: a Unified Approach. Transactions of the Association for Computational Linguistics. 2, 231–244 (2014). Cheng, X., Roth, D.: Relational inference for wikification. In: Proceedings of the 2013 Conference on Empirical Methods in Natural Language Processing. 2013. pp. 1787– 1796. Association for Computational Linguistics (ACL) (2013). Hoffart, J., Seufert, S., Nguyen, D.B., Theobald, M., Weikum, G.: KORE: Keyphrase Overlap Relatedness for Entity Disambiguation. (2012). Usbeck, R., Ngonga Ngomo, A.-C., Röder, M., Gerber, D., Coelho, S.A., Auer, S., Both, A.: AGDISTIS - Graph-Based Disambiguation of Named Entities Using Linked Data. Presented at the October (2014). Blei, D.M., Ng, A.Y., Jordan, M.I. : Latent Dirichlet Allocation. Journal of Machine Learning Research. 3, 993–1022 (2003). Duvvuru, A., Radhakrishnan, S., More, D., Kamarthi, S.: Analyzing Structural &amp; Temporal Characteristics of Keyword System in Academic Research Articles. Procedia - Procedia Computer Science. 20, 439–445 (2013). Wu, J., Choudhury, S.R., Chiatti, A., Liang, C., Giles, C.L. : HESDK: A Hybrid Approach to Extracting Scientific Domain Knowledge Entities. In: 2017 ACM/IEEE Joint Conference on Digital Libraries (JCDL). pp. 1–4.</text:p>
          </table:table-cell>
        </table:table-row>
        <table:table-row table:style-name="ro15">
          <table:table-cell office:value-type="float" office:value="2103.13527" calcext:value-type="float">
            <text:p>2103.13527</text:p>
          </table:table-cell>
          <table:table-cell office:value-type="string" calcext:value-type="string">
            <text:p>data, open-source data</text:p>
          </table:table-cell>
          <table:table-cell office:value-type="float" office:value="349" calcext:value-type="float">
            <text:p>349</text:p>
          </table:table-cell>
          <table:table-cell table:number-columns-repeated="2"/>
          <table:table-cell office:value-type="string" calcext:value-type="string">
            <text:p>Presented at the October (2014). Blei, D.M., Ng, A.Y., Jordan, M.I. : Latent Dirichlet Allocation. Journal of Machine Learning Research. 3, 993–1022 (2003). Duvvuru, A., Radhakrishnan, S., More, D., Kamarthi, S.: Analyzing Structural &amp; Temporal Characteristics of Keyword System in Academic Research Articles. Procedia - Procedia Computer Science. 20, 439–445 (2013). Wu, J., Choudhury, S.R., Chiatti, A., Liang, C., Giles, C.L. : HESDK: A Hybrid Approach to Extracting Scientific Domain Knowledge Entities. In: 2017 ACM/IEEE Joint Conference on Digital Libraries (JCDL). pp. 1–4. IEEE (2017). Decker, S.L., Aleman-meza, B., Cameron, D., Arpinar, I.B. : Detection of Bursty and Emerging Trends towards Identification of Researchers at the Early Stage of Trends. (2007). Mai, F., Galke, L., Scherp, A.: Using Deep Learning for Title-Based Semantic Subject Indexing to Reach Competitive Performance to Full-Text. In: JCDL ’18 Proceedings of the 18th ACM/IEEE on Joint Conference on Digital Libraries. pp. 169–178. ACM New York, Fort Worth, Texas, USA (2018). Shen, Z., Ma, H., Wang, K.: A Web-scale system for scientific knowledge exploration. In: Proceedings of ACL 2018, System Demonstrations. pp. 87–92. Association for Computational Linguistics, Melbourne, Australia (2018). Herrera, M., Roberts, D.C., Gulbahce, N.: Mapping the evolution of scientific fields. PLoS ONE. 5, 3–8 (2010). Ohniwa, R.L., Hibino, A., Takeyasu, K.: Trends in research foci in life science fields over the last 30 years monitored by emerging topics. Scientometrics. 85, 111–127 (2010).</text:p>
          </table:table-cell>
        </table:table-row>
        <table:table-row table:style-name="ro4">
          <table:table-cell office:value-type="float" office:value="2103.13527" calcext:value-type="float">
            <text:p>2103.13527</text:p>
          </table:table-cell>
          <table:table-cell office:value-type="string" calcext:value-type="string">
            <text:p>data, open-source data, data https</text:p>
          </table:table-cell>
          <table:table-cell office:value-type="float" office:value="34" calcext:value-type="float">
            <text:p>34</text:p>
          </table:table-cell>
          <table:table-cell table:number-columns-repeated="2"/>
          <table:table-cell office:value-type="string" calcext:value-type="string">
            <text:p>1 Computer Science Ontology Portal - https://cso.kmi.open.ac.uk <text:s/>2 CSO Data Model - https://cso.kmi.open.ac.uk/schema/cso <text:s/>3 SKOS Simple Knowledge Organization System - http://www.w3.org/2004/02/skos <text:s/>4 Springer Link - https://link.springer.com</text:p>
          </table:table-cell>
        </table:table-row>
        <table:table-row table:style-name="ro5">
          <table:table-cell office:value-type="float" office:value="2103.13527" calcext:value-type="float">
            <text:p>2103.13527</text:p>
          </table:table-cell>
          <table:table-cell office:value-type="string" calcext:value-type="string">
            <text:p>database, dataset</text:p>
          </table:table-cell>
          <table:table-cell office:value-type="float" office:value="67" calcext:value-type="float">
            <text:p>67</text:p>
          </table:table-cell>
          <table:table-cell table:number-columns-repeated="2"/>
          <table:table-cell office:value-type="string" calcext:value-type="string">
            <text:p>2.2.3 Metadata of Springer Nature publications <text:s/>STM 2 has access to a database of metadata contains titles, abstracts, keywords and other information describing about 50K books in the field of Computer Science, including 10K proceedings [14]. In this dataset each proceedings book is associated with an ID identifying its conference series, as well as with the topics and PMCs chosen</text:p>
          </table:table-cell>
        </table:table-row>
        <table:table-row table:style-name="ro14">
          <table:table-cell office:value-type="float" office:value="2103.13527" calcext:value-type="float">
            <text:p>2103.13527</text:p>
          </table:table-cell>
          <table:table-cell office:value-type="string" calcext:value-type="string">
            <text:p>download</text:p>
          </table:table-cell>
          <table:table-cell office:value-type="float" office:value="300" calcext:value-type="float">
            <text:p>300</text:p>
          </table:table-cell>
          <table:table-cell table:number-columns-repeated="2"/>
          <table:table-cell office:value-type="string" calcext:value-type="string">
            <text:p>average number of yearly downloads for Computer Science proceedings in Springer Link has doubled since the introduction of STM, increasing from 10K to 20K downloads. This rate of growth compares very favourably with the significantly lower 47% average yearly increase for other book series in Computer Science, which in the same period went up from 7.7K to 11.3K, and with other book series that grew from 6.5K to 10.2K. Hence, considering the expected download in 2016-2018 as a baseline, we estimate that the adoption of STM has resulted in about 9.3 million additional downloads over the last three years. In details, the rate of growth for books annotated with STM increased significantly from 563 (95% Confidence Interval in the range of 106-1019)/year to 2,093 (95%CI 1308-2877)/year (p&lt;0.05, with the two 95%CIs not overlapping). The gap in the number of downloads between CS Proceedings and other books in CS had a significant boost from the adoption of STM, jumping from a yearly rate of 324 (95%CI 1-789)/year in the 2004-2015 interval, to 2,092 (95%CI 13082878)/year after 2015 (p&lt;0.05, with the two 95%CIs not overlapping). In conclusion, while it may not be technically possible to establish a direct causal link between the introduction of STM and the subsequent increase in the number of downloads, all these evidences suggests that STM had a significant positive effect on the number of downloads. This may also indicate that the users are more successful in locating valuable content when it has been annotated with STM.</text:p>
          </table:table-cell>
        </table:table-row>
        <table:table-row table:style-name="ro7">
          <table:table-cell office:value-type="float" office:value="2103.13527" calcext:value-type="float">
            <text:p>2103.13527</text:p>
          </table:table-cell>
          <table:table-cell office:value-type="string" calcext:value-type="string">
            <text:p>download, dataset</text:p>
          </table:table-cell>
          <table:table-cell office:value-type="float" office:value="126" calcext:value-type="float">
            <text:p>126</text:p>
          </table:table-cell>
          <table:table-cell table:number-columns-repeated="2"/>
          <table:table-cell office:value-type="string" calcext:value-type="string">
            <text:p>2.2.1 The Computer Science Ontology The Computer Science Ontology (CSO) [8] is a large-scale ontology of research areas that currently includes 14K topics linked by 162K semantic relationships. CSO is available through the CSO Portal1, a web application that enables users to download, explore, and provide granular feedback on CSO at different levels. It was generated by running the Klink-2 algorithm [12] on a large dataset of research publications in the field of Computer Science [2]. Since it is regularly updated by re-running Klink-2 on recent corpora and integrating user feedback from the CSO Portal, it includes also emerging topics, which are not typically covered by human crafted taxonomies.</text:p>
          </table:table-cell>
        </table:table-row>
        <table:table-row table:style-name="ro1">
          <table:table-cell office:value-type="float" office:value="2103.16146" calcext:value-type="float">
            <text:p>2103.16146</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To calculate PPLWc, we use ﬁxed style code sf ix ∈ Ws and sampled content codes c1, c2 ∈ Wc:</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28" calcext:value-type="float">
            <text:p>28</text:p>
          </table:table-cell>
          <table:table-cell table:number-columns-repeated="2"/>
          <table:table-cell office:value-type="string" calcext:value-type="string">
            <text:p>Figure 9: Network architecture for inverting pre-trained generator G. Our style encoder SE network produces multi-domain style codes. Content encoder CE produces domain-invariant content code.</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Figure 6: AFHQ results for content code interpolation. (a) Results with interpolating content codes of all layers. (b) Interpolating 8×8 layer content codes.</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Figure 17: Examples from interpolated content codes. The images of each row are sampled from the same content code. All images are samples with changing content codes across all layers.</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Figure 19: Examples from interpolated content codes. The images of each row are sampled from the same content code. All images are samples with changing content codes across all layers.</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Figure 21: Examples from interpolated content codes. The images of each row are sampled from the same content code. All images are samples with changing content codes across all layers.</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45" calcext:value-type="float">
            <text:p>45</text:p>
          </table:table-cell>
          <table:table-cell table:number-columns-repeated="2"/>
          <table:table-cell office:value-type="string" calcext:value-type="string">
            <text:p>the content code C, which is generated from per-pixel noises via the scaling network B (see Fig. 2(a)), is added to the feature X before the AdaIN layer. This leads to the following feature transform:</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51" calcext:value-type="float">
            <text:p>51</text:p>
          </table:table-cell>
          <table:table-cell table:number-columns-repeated="2"/>
          <table:table-cell office:value-type="string" calcext:value-type="string">
            <text:p>To improve the perceptual quality, the images are generated by applying truncation trick similar to [2]. More speciﬁcally, we found that best perceptual image quality was obtained by truncating mapped style code in Ws up to 0.7, whereas no truncation was used for Wc.</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For the computation of PPL for Ws (resp. Wc), for each ﬁxed code, the content codes (resp. style codes) are sampled ﬁfty times, and the average value was calculated by repeating this 200 times. Therefore, the ﬁnal PPL value is calculated using 10,000 samples.</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58" calcext:value-type="float">
            <text:p>58</text:p>
          </table:table-cell>
          <table:table-cell table:number-columns-repeated="2"/>
          <table:table-cell office:value-type="string" calcext:value-type="string">
            <text:p>Figure 15: Examples from interpolated content codes. The images of each row are sampled from same content code. (Left) samples with changing content code across all layers. (Right) Samples by varying the ﬁrst 4×4 resolution content code. We can see the global geometry (i.e rotation) changes.</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Figure 3: Generation of differential attention. With the attention mapping network M , the content code c is converted into an attention map. The map is multiplied element-wise to the convolution features. Since the attention maps of each layer contribute to the content information, they work as independent codes in the space Wc.</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 In contrast to the original styleGAN in Fig. 2(a), the content and style code generation is symmetric by using similar code generators. Similar to the AdaIN layer, diagonal attention layer (DAT) enables the spatial control of the content in a hierarchical way that is difﬁcult by SNI in Fig. 2(b).</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Figure 5: CelebA-HQ results from interpolated content codes. The images at each column are sampled from the same (interpolated) content code. (a) Results with interpolating content codes of all layers. (b) Interpolating 4×4 layer content codes. (c) Interpolating 8×8 layer content codes. (d) Interpolating content codes after 16×16 layer.</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76" calcext:value-type="float">
            <text:p>76</text:p>
          </table:table-cell>
          <table:table-cell table:number-columns-repeated="2"/>
          <table:table-cell office:value-type="string" calcext:value-type="string">
            <text:p>Accordingly, the last term, CT , works as an additional bias term, which is different from the spatial attention that is multiplicative to the feature X (see (2)). Although one could potentially generate C so that the net effect is similar to AX, this would require a complicated content code generation network. This explains the fundamental limitation of the content control in the original styleGAN.</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Figure 25: Results of content code interpolation from our model. (a,c) Similar to StarGANv2, our model can randomly change the style of the input images. (b) When interpolating the input content code between those of (a) and (c), we can obtain smooth content variation between two images. This variation is impossible in the existing image translation model such as StarGANv2.</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78" calcext:value-type="float">
            <text:p>78</text:p>
          </table:table-cell>
          <table:table-cell table:number-columns-repeated="2"/>
          <table:table-cell office:value-type="string" calcext:value-type="string">
            <text:p>Figure 14: Examples from interpolated content codes. The images at each row are sampled from the same content code. (Left) Samples by varying the content codes across entire layers. We can observe that the global attributes including rotation, facial expression, and identity changes gradually. (Right) Samples with changing 8×8 resolution content codes. We can see the lower part of faces (i.e mouth) changes.</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79" calcext:value-type="float">
            <text:p>79</text:p>
          </table:table-cell>
          <table:table-cell table:number-columns-repeated="2"/>
          <table:table-cell office:value-type="string" calcext:value-type="string">
            <text:p>Figure 12: Examples from interpolated content codes. The images of each row are sampled from the same content code. (Left) Samples by varying content codes across all layers. We can observe that the global attributes such as rotation, and shape change gradually. (Right) Samples by varying 8×8 attention maps. We can observe that this layer mainly contributes on the lower part of faces (i.e mouth).</text:p>
          </table:table-cell>
        </table:table-row>
        <table:table-row table:style-name="ro4">
          <table:table-cell office:value-type="float" office:value="2103.16146" calcext:value-type="float">
            <text:p>2103.16146</text:p>
          </table:table-cell>
          <table:table-cell office:value-type="string" calcext:value-type="string">
            <text:p>code</text:p>
          </table:table-cell>
          <table:table-cell office:value-type="float" office:value="81" calcext:value-type="float">
            <text:p>81</text:p>
          </table:table-cell>
          <table:table-cell table:number-columns-repeated="2"/>
          <table:table-cell office:value-type="string" calcext:value-type="string">
            <text:p>Our implementation is inspired by the original StyleGAN paper and the source code1 implemented on PyTorch. Similar to StyleGAN, we choose the non-saturating loss with R1 regularization for adversarial loss [27]. We also use Diversity-Sensitive (DS) loss [34] to encourage the attention network to yield diverse maps. More speciﬁcally, if we sample two content codes z1 c and a style code zs, our DS loss is deﬁned as:</text:p>
          </table:table-cell>
        </table:table-row>
        <table:table-row table:style-name="ro4">
          <table:table-cell office:value-type="float" office:value="2103.16146" calcext:value-type="float">
            <text:p>2103.16146</text:p>
          </table:table-cell>
          <table:table-cell office:value-type="string" calcext:value-type="string">
            <text:p>code</text:p>
          </table:table-cell>
          <table:table-cell office:value-type="float" office:value="91" calcext:value-type="float">
            <text:p>91</text:p>
          </table:table-cell>
          <table:table-cell table:number-columns-repeated="2"/>
          <table:table-cell office:value-type="string" calcext:value-type="string">
            <text:p>where G(zs, zc) is our generator with respect to the style code zs and the content coder zc, respectively. The objective of our DS loss is to maximize the L1 distance between the generated images from different content codes with same style. However, directly optimizing the negative L1 loss will lead to the explosion of the loss value. Therefore, we penalize DS loss with threshold λ so that the distance will not exceed λ. Accordingly, our total loss function</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92" calcext:value-type="float">
            <text:p>92</text:p>
          </table:table-cell>
          <table:table-cell table:number-columns-repeated="2"/>
          <table:table-cell office:value-type="string" calcext:value-type="string">
            <text:p>where t is a uniformly sampled between [0, 1], and G(s, c) is the generator output with respect to the style code s and content code c, respectively, and d(X, Y ) denotes the perceptual distance between two images X and Y . We use (cid:15) = 10−4 for all the calculations and report the average values that are computed using 10,000 generated samples. For calculation of PPL for Ws, we use ﬁxed content code</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18" calcext:value-type="float">
            <text:p>118</text:p>
          </table:table-cell>
          <table:table-cell table:number-columns-repeated="2"/>
          <table:table-cell office:value-type="string" calcext:value-type="string">
            <text:p>To address these issues, here we introduce a novel Diagonal spatial ATtention (DAT) module to manipulate the content feature in a hierarchical manner. Speciﬁcally, the content code is applied to multiple layer features as diagonal attention maps at various resolutions as shown in Fig. 2(c). Despite the simplicity of diagonal attention, one of the important advantages of DAT is that the image content and style can be modulated independently in a symmetric manner; and similar to AdaIN for the styles, DAT enables the hierarchical control of the spatial content. These lead to an effective disentanglement of the content and style components in generated images</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21" calcext:value-type="float">
            <text:p>121</text:p>
          </table:table-cell>
          <table:table-cell table:number-columns-repeated="2"/>
          <table:table-cell office:value-type="string" calcext:value-type="string">
            <text:p>Figure 1: Full-resolution images synthesized with different diagonal attention (DAT) content codes and AdaIN style codes. (Left) Generated 1024×1024 images by our method trained using CelebA-HQ. (Right) Generated 512×512 images by our method trained using AFHQ. (a) A source image generated from arbitrary content and style codes. Samples generated by (b) varying style codes with ﬁxed content codes, (c) varying content codes with ﬁxed style codes, and (d) varying both codes. We can see that content code controls the spatial content such as directions, whereas style codes affects the styles like gender, hair color, etc.</text:p>
          </table:table-cell>
        </table:table-row>
        <table:table-row table:style-name="ro6">
          <table:table-cell office:value-type="float" office:value="2103.16146" calcext:value-type="float">
            <text:p>2103.16146</text:p>
          </table:table-cell>
          <table:table-cell office:value-type="string" calcext:value-type="string">
            <text:p>code</text:p>
          </table:table-cell>
          <table:table-cell office:value-type="float" office:value="123" calcext:value-type="float">
            <text:p>123</text:p>
          </table:table-cell>
          <table:table-cell table:number-columns-repeated="2"/>
          <table:table-cell office:value-type="string" calcext:value-type="string">
            <text:p>The main idea of IDInvert is that when encoding a real image into a latent space, realistic reconstruction is possible only when the encoded latent code is constrained within the learned latent space. To achieve this goal, as shown in Fig. 10(b), we ﬁrst sampled the random style code s with random domain label y, and the random content code c using the pre-trained mapping networks SM and CM , and generated a fake image Xf ake. Then by putting the generated Xf ake into the encoders, we can obtain the encoded style and content codes sf and cf , respectively. Then, our loss for latent codes is given by</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24" calcext:value-type="float">
            <text:p>124</text:p>
          </table:table-cell>
          <table:table-cell table:number-columns-repeated="2"/>
          <table:table-cell office:value-type="string" calcext:value-type="string">
            <text:p>To further quantify the disentanglement performance, we additionally measure the content and style diversity in the image generation. As a measurement of image diversity, we use Learned Perceptual Image Patch Similarity (LPIPS) [37]. Since our model and the baseline SNI have two independent content and style codes, we can compare their diversity of style and content. To measure the diversity score of both codes, we compute the average value of LPIPS of 40,000 images sampled with arbitrary content and style codes. On the other hand, to measure the style and content diversity separately, we calculate the LPIPS of 40 images sampled by varying one code with another code ﬁxed,</text:p>
          </table:table-cell>
        </table:table-row>
        <table:table-row table:style-name="ro6">
          <table:table-cell office:value-type="float" office:value="2103.16146" calcext:value-type="float">
            <text:p>2103.16146</text:p>
          </table:table-cell>
          <table:table-cell office:value-type="string" calcext:value-type="string">
            <text:p>code</text:p>
          </table:table-cell>
          <table:table-cell office:value-type="float" office:value="126" calcext:value-type="float">
            <text:p>126</text:p>
          </table:table-cell>
          <table:table-cell table:number-columns-repeated="2"/>
          <table:table-cell office:value-type="string" calcext:value-type="string">
            <text:p>inator D also has a multi-head structure to simultaneously enable realistic generation and domain classiﬁcation. Step 2: After pre-training our generator network (Fig. 10(a)), we invert the real images into latent spaces with our inversion network in Step 2 (Figs. 10(b)(c)). In this step, we use the modiﬁed version of state-of-the-art GAN inversion method IDinvert [40]. To encode the real images into style and content code spaces, we introduced the style encoder SE and the content encoder CE networks. Similar to the style mapping in Step 1, our style encoder has a multihead structure after the last convolution layer.</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30" calcext:value-type="float">
            <text:p>130</text:p>
          </table:table-cell>
          <table:table-cell table:number-columns-repeated="2"/>
          <table:table-cell office:value-type="string" calcext:value-type="string">
            <text:p>For quantitative metrics, we use FID [13] for measuring the image quality and Perceptual Path Length (PPL) for measuring the disentanglement. PPL was ﬁrst proposed in StyleGAN [17] to measure the perceptual distance between output images obtained with slightly changing the interpolated codes. A low PPL value means better disentanglement, since there is little interference of irrelevant features between two latent points. This can be also interpreted to mean that the latent space follows the linear trend. To measure the performance of the mapping networks that map both style and content code into their respective linear spaces, we compare the disentanglement performance by the PPL in the W (i.e. Ws and Wc) space.</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37" calcext:value-type="float">
            <text:p>137</text:p>
          </table:table-cell>
          <table:table-cell table:number-columns-repeated="2"/>
          <table:table-cell office:value-type="string" calcext:value-type="string">
            <text:p>Table 5 is the result of LPIPS scores. When we compare the LPIPS by varying both content and style codes, both SNI and our model show similar diversity in the generated images. However, when looking at the diversity of style and content separately, the baseline SNI shows that the diversity of content is much lower than that of the style. On the other hand, our model has more balanced diversity in style and content. With SNI trained with DS loss on content code, the model shows slightly better diversity in content code than that of the baseline SNI. However, the model still shows lower content diversity than our model as it is not able to overcome the capacity limit of content control with input tensor.</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39" calcext:value-type="float">
            <text:p>139</text:p>
          </table:table-cell>
          <table:table-cell table:number-columns-repeated="2"/>
          <table:table-cell office:value-type="string" calcext:value-type="string">
            <text:p>Recently, generative models that simultaneously use AdaIN and independent content latent codes [18, 1] have shown good performance in separating global style and content information. For example, in recent structured noise injection (SNI) approach [1], the latent code for content is generated by an additional neural network, which is used as an input tensor of the image generator composed of subsequent layers for style control using AdaIN (see Fig. 2(b)). Although SNI showed good performance in disentanglement, one of the major drawbacks is that the size of the input tensor is limited to relatively small resolution (e.g. 4×4). Therefore, the intended content control often fails to work properly due to the limited capacity.</text:p>
          </table:table-cell>
        </table:table-row>
        <table:table-row table:style-name="ro8">
          <table:table-cell office:value-type="float" office:value="2103.16146" calcext:value-type="float">
            <text:p>2103.16146</text:p>
          </table:table-cell>
          <table:table-cell office:value-type="string" calcext:value-type="string">
            <text:p>code</text:p>
          </table:table-cell>
          <table:table-cell office:value-type="float" office:value="140" calcext:value-type="float">
            <text:p>140</text:p>
          </table:table-cell>
          <table:table-cell table:number-columns-repeated="2"/>
          <table:table-cell office:value-type="string" calcext:value-type="string">
            <text:p>Speciﬁcally, Fig. 2(c) describes the overall architecture of our proposed model. We adopt a method of using two different latent codes. In addition to the style latent code zs, we use an independent latent code zc to control the content information. More speciﬁcally, our style code zs is mapped into a linearly distributed space Ws by several MLPs. Then the mapped code s is transformed into the parameters that can be applied to multiple layers as AdaIN. Similar to the style code mapping, the content code zc is also mapped to a linear space WI through a mapping function consisting of a series of MLPs. The mapped intermediate content code c can change the spatial information of the convolution output through the proposed attention mapping.</text:p>
          </table:table-cell>
        </table:table-row>
        <table:table-row table:style-name="ro10">
          <table:table-cell office:value-type="float" office:value="2103.16146" calcext:value-type="float">
            <text:p>2103.16146</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Figure 3 is a detailed diagram of our attention mapping network. Here, rather than directly estimating the diagonal component of A, we are interested in estimating the perturbation from the identity attention. Speciﬁcally, the mapped content code c is converted into a vector with HW × 1 dimension. Then the vector is reshaped into a differential at Figure 4: Our 1024×1024 full-resolution examples with ﬁxed style and different content codes. The source images on top row are sampled from arbitrary DAT content and AdaIN style codes. The images on the second row are generated with changing content codes at entire layers under the ﬁxed style code. The images in the following rows are sampled with changing the content codes at speciﬁc layers while ﬁxing those of other layers. The hierarchical DAT layer can selectively control the extent of attribute changes.</text:p>
          </table:table-cell>
        </table:table-row>
        <table:table-row table:style-name="ro10">
          <table:table-cell office:value-type="float" office:value="2103.16146" calcext:value-type="float">
            <text:p>2103.16146</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To further highlight the advantage of our method, we additionally implement a GAN inversion framework in which the real images are encoded into latent spaces, from which various output images are generated by simply manipulating content and style codes. For realistic image reconstruction, we use the modiﬁed version of state-of-the-art inversion method IDinvert [40] to include both DAT and AdaIN. Speciﬁcally, we ﬁrst pretrained our Diagonal GAN with multi-domain styles. Then, as shown in Fig. 9, we train the style encoder SE which has a double-head structure so that sampled style codes from each head represent the speciﬁc domain style (e.g. male, female). Additionally, the content encoder CE is trained so that it can generate the content code. The generated style and contents codes are fed into the pre-trained Diagonal GAN through AdaIN and</text:p>
          </table:table-cell>
        </table:table-row>
        <table:table-row table:style-name="ro8">
          <table:table-cell office:value-type="float" office:value="2103.16146" calcext:value-type="float">
            <text:p>2103.16146</text:p>
          </table:table-cell>
          <table:table-cell office:value-type="string" calcext:value-type="string">
            <text:p>code</text:p>
          </table:table-cell>
          <table:table-cell office:value-type="float" office:value="156" calcext:value-type="float">
            <text:p>156</text:p>
          </table:table-cell>
          <table:table-cell table:number-columns-repeated="2"/>
          <table:table-cell office:value-type="string" calcext:value-type="string">
            <text:p>layer is a diagonal matrix obtained from a style code generator. Mathematically, the diagonal matrix T control the row space of the feature X, which turns out to be the style control. Accordingly, we conjecture that the spatial content can be controlled by manipulating the remaining factor: the column space of the feature X. Mathematically, this can be easily implemented by (4) using a diagonal attention matrix A that is obtained from another content code generator. The diagonal attention and diagonal normalization are then complimentary to each other, which are applied to different axes of the feature tensor to simultaneously control the two independent factors of the feature tensor X. Furthermore, due to the symmetric role of AdaIN and DAT, they can be applied at each layer in a hierarchical manner as shown in Fig. 2(c).</text:p>
          </table:table-cell>
        </table:table-row>
        <table:table-row table:style-name="ro10">
          <table:table-cell office:value-type="float" office:value="2103.16146" calcext:value-type="float">
            <text:p>2103.16146</text:p>
          </table:table-cell>
          <table:table-cell office:value-type="string" calcext:value-type="string">
            <text:p>code</text:p>
          </table:table-cell>
          <table:table-cell office:value-type="float" office:value="168" calcext:value-type="float">
            <text:p>168</text:p>
          </table:table-cell>
          <table:table-cell table:number-columns-repeated="2"/>
          <table:table-cell office:value-type="string" calcext:value-type="string">
            <text:p>To clearly show the strength of our model, in Figure 25, we show the results from our image translation results with content manipulation through the content code interpolation. As explained before, StarGANv2 can change the contents only by using different input images similar to In contrast, as our model can control the Figs. 25(a)(c). content code space, Figure 25(b) shows that the content information of the translated images can change smoothly with interpolating the content codes. Furthermore, Figure 26 shows the image translation experiment by changing the hierarchical content code in addition to style synthesis. Unlike StarGANv2, which can only change the style of the input, we can further change the the speciﬁc content attributes such as: face geometry by changing the 4×4 content codes, the hair shape by changing the 8×8 codes, and the mouth expression by changing the 16×16 codes.</text:p>
          </table:table-cell>
        </table:table-row>
        <table:table-row table:style-name="ro12">
          <table:table-cell office:value-type="float" office:value="2103.16146" calcext:value-type="float">
            <text:p>2103.16146</text:p>
          </table:table-cell>
          <table:table-cell office:value-type="string" calcext:value-type="string">
            <text:p>code</text:p>
          </table:table-cell>
          <table:table-cell office:value-type="float" office:value="178" calcext:value-type="float">
            <text:p>178</text:p>
          </table:table-cell>
          <table:table-cell table:number-columns-repeated="2"/>
          <table:table-cell office:value-type="string" calcext:value-type="string">
            <text:p>To support the above quantitative comparison in terms of LPIPS scores, we also qualitatively compared the effect of various content controlling methods: per-pixel noises of StyleGAN, input tensor of SNI and our DAT mapping. Since the code spaces of the baseline models are slightly different, we compare the images generated from the mean style code by varying the content codes. In Figure 22, we can see that StyleGAN with different per-pixel noises only results in the minor spatial variations such as curls of hair and fur. As for the baseline SNI, it can only change the simple geometrical information such as rotation. For SNI trained with DS loss, we can see that the generated samples have more diversity than basic SNI, but still the variation is limited to geometry similar to basic SNI. In contrast, our model allows more diverse changes on spatial information including geometry, hairstyle (fur pattern), facial expression, etc., by controlling speciﬁc DAT layers.</text:p>
          </table:table-cell>
        </table:table-row>
        <table:table-row table:style-name="ro8">
          <table:table-cell office:value-type="float" office:value="2103.16146" calcext:value-type="float">
            <text:p>2103.16146</text:p>
          </table:table-cell>
          <table:table-cell office:value-type="string" calcext:value-type="string">
            <text:p>code</text:p>
          </table:table-cell>
          <table:table-cell office:value-type="float" office:value="179" calcext:value-type="float">
            <text:p>179</text:p>
          </table:table-cell>
          <table:table-cell table:number-columns-repeated="2"/>
          <table:table-cell office:value-type="string" calcext:value-type="string">
            <text:p>Additionally, in Fig. 10(c), we put the real image Xreal with the corresponding domain label ˆy into the style and content encoders to get the content code ce and style code se, respectively. Then, the codes ce and se are used in DAT and AdaIN layers, respectively, of the pre-trained generator to obtain the reconstructed image Xrec. The goal of this step is to make Xrec as close as possible to Xreal. For realistic reconstruction, we reduce the distance between Xreal and Xrec by using a MSE loss, a LPIPS [37] loss that reduces the perceptual distance, and an adversarial loss using a new discriminator D which also has a multi-head structure. For adversarial loss, we used the same loss function as StyleGAN [17], which is composed of the non-saturating Softplus, f (t) = softplus(t) = log(1 + exp(t)), with R1 regularization.</text:p>
          </table:table-cell>
        </table:table-row>
        <table:table-row table:style-name="ro10">
          <table:table-cell office:value-type="float" office:value="2103.16146" calcext:value-type="float">
            <text:p>2103.16146</text:p>
          </table:table-cell>
          <table:table-cell office:value-type="string" calcext:value-type="string">
            <text:p>code</text:p>
          </table:table-cell>
          <table:table-cell office:value-type="float" office:value="189" calcext:value-type="float">
            <text:p>189</text:p>
          </table:table-cell>
          <table:table-cell table:number-columns-repeated="2"/>
          <table:table-cell office:value-type="string" calcext:value-type="string">
            <text:p>Figure 23 shows the generated samples synthesized from input image to follow the styles of reference images. Although StarGANv2 shows good performance in style synthesis from typical images (see Fig. 23(a)), it is still a conventional image translation model that uses spatial information of the image as it is. Therefore, as shown in Fig. 23(b), when the content information of the input is complicated or rare, we can observe that the generation performance is often severely degraded. In contrast, our model ﬁnds the content code that can best express the input content in the pre-trained space, so that it can generate realistic images even with complex or rare input contents (see Fig. 23(b)). Figs. 24(a)(b) show the result of converting the input image to follow random styles. Again, our model could generate more realistic images even if the input content is complex (see (see Fig. 24(b)).</text:p>
          </table:table-cell>
        </table:table-row>
        <table:table-row table:style-name="ro16">
          <table:table-cell office:value-type="float" office:value="2103.16146" calcext:value-type="float">
            <text:p>2103.16146</text:p>
          </table:table-cell>
          <table:table-cell office:value-type="string" calcext:value-type="string">
            <text:p>code</text:p>
          </table:table-cell>
          <table:table-cell office:value-type="float" office:value="265" calcext:value-type="float">
            <text:p>265</text:p>
          </table:table-cell>
          <table:table-cell table:number-columns-repeated="2"/>
          <table:table-cell office:value-type="string" calcext:value-type="string">
            <text:p>For quantitative evaluation, we measured the quality in terms of FID and diversity through LPIPS. Since StarGANv2 can only convert the style of the images, we only consider the style conversion by two methods for this quantitative comparison. We consider both image translation scenario: 1) latent-based image translation, which converts the style of input image to a random style by sampling the style codes, and 2) reference-based image translation, in which we convert the style of inputs to that of the reference images. At this time, we measured the performance by converting a single image of one domain into 10 different target domain images. In our GAN inversion, the experiment was conducted by varying the style codes while using the same content code of the input image. As mentioned before, this is to compare the image quality during style translation, as StarGANv2 is only for the style translation. Since the test set contains 1,000 images for each domain (female, male) and 10 target styles are used for each image, 10,000 synthesized images can be obtained. Furthermore, we consider females (cid:28) males), the domain conversion scenario (i.e. which doubles the number of synthesized images. Therefore, for each latent and reference based experiment, we measured metrics on 20,000 generated images. For more details, please refer to the original StarGANv2 paper [6], as we use the same evaluation process.</text:p>
          </table:table-cell>
        </table:table-row>
        <table:table-row table:style-name="ro14">
          <table:table-cell office:value-type="float" office:value="2103.16146" calcext:value-type="float">
            <text:p>2103.16146</text:p>
          </table:table-cell>
          <table:table-cell office:value-type="string" calcext:value-type="string">
            <text:p>code</text:p>
          </table:table-cell>
          <table:table-cell office:value-type="float" office:value="297" calcext:value-type="float">
            <text:p>297</text:p>
          </table:table-cell>
          <table:table-cell table:number-columns-repeated="2"/>
          <table:table-cell office:value-type="string" calcext:value-type="string">
            <text:p>10. The details of each step are as follows. Step 1: The ﬁrst step is to train our proposed Diagonal GAN. For domain-aware (i.e females, males) image generation, we train a multi-domain Diagonal GAN in which the style mapping network SM can sample multiple style codes with a multi-head structure. Speciﬁcally, we use two types of style codes that represent males and females domains (see Fig. 10(a)). On the other hand, the content mapping generates a uniﬁed content code c = CM (zc) that can be used for both style domains. We used mapped style codes s ∈ Ws which have the dimension of 512, and mapped content codes c ∈ WI with the dimension of 512. Our discrim where Dˆy(·) denotes the output of the discriminator D corresponding to the domain ˆy, γ is a weight parameter for gradient R1 regularization (the last term in LD). Inference time Latent-Regularized Optimization: Additionally, we try to ﬁnd better latent codes at the test time by additionally optimizing the latent code for better reconstruction. In this process, we use the latent optimization method proposed by IDinvert [40]. Speciﬁcally, as an initialization for the style and content codes s and c, respectively, we use codes se and ce from pre-trained encoders in Step 2. In addition to reducing the distance between the input and reconstruction, we include latent regularization loss to make the latent vectors s,c lie within the learned space of the encoders and the generator. The resulting loss function for optimization is:</text:p>
          </table:table-cell>
        </table:table-row>
        <table:table-row table:style-name="ro15">
          <table:table-cell office:value-type="float" office:value="2103.16146" calcext:value-type="float">
            <text:p>2103.16146</text:p>
          </table:table-cell>
          <table:table-cell office:value-type="string" calcext:value-type="string">
            <text:p>code</text:p>
          </table:table-cell>
          <table:table-cell office:value-type="float" office:value="312" calcext:value-type="float">
            <text:p>312</text:p>
          </table:table-cell>
          <table:table-cell table:number-columns-repeated="2"/>
          <table:table-cell office:value-type="string" calcext:value-type="string">
            <text:p>with varying style codes and the content code, whereas (c) illustrates samples with varying content codes and the ﬁxed style codes. We can clearly see the effect of content code: the content of faces, such as the direction and components, vary. This is different from the effect of style codes in (b), which changes the hair color, gender, etc., while the face direction and components are ﬁxed. By using speciﬁc style and content codes in (b)(c), the images in (c) shows that the face direction and components follow the content in (b), whereas the hair color, gender, etc are controlled by the style in (b). This experiments clearly indicates the powerful content and style disentanglement by our method. Hierarchical Content Disentanglement: We also show the hierarchical disentanglement ability by controlling diagonal attention map at each layer. The generated samples are presented in Figure 4. The source images on top row are sampled from arbitrary DAT content and AdaIN style codes. The images on the second row are generated with changing entire content code under the ﬁxed style codes. We can observe the variations of entire spatial attributes including shape, rotation and facial expressions with consistent styles. The images in the following rows are sampled with changing the content codes at speciﬁc layers while ﬁxing those of other layers. The ﬁrst DAT at 4×4 layer mainly focuses on geometrical change, and the second 4×4 DAT changes hairstyles and eyes accessories. The 8×8 DAT layer mainly changes the lower part of facial expressions, and the DAT layers at higher resolutions give relatively minor variations such as hair curls and eyes.</text:p>
          </table:table-cell>
        </table:table-row>
        <table:table-row table:style-name="ro19">
          <table:table-cell office:value-type="float" office:value="2103.16146" calcext:value-type="float">
            <text:p>2103.16146</text:p>
          </table:table-cell>
          <table:table-cell office:value-type="string" calcext:value-type="string">
            <text:p>code, dataset</text:p>
          </table:table-cell>
          <table:table-cell office:value-type="float" office:value="339" calcext:value-type="float">
            <text:p>339</text:p>
          </table:table-cell>
          <table:table-cell table:number-columns-repeated="2"/>
          <table:table-cell office:value-type="string" calcext:value-type="string">
            <text:p>AFHQ results: Fig. 11 shows the results of direct attention map manipulation of our full-resolution AFHQ model. Similar to our CelebA-HQ results, we could obtain the faces with the desired direction by manipulating the 4×4 map, and control the mouth opening by changing the values around mouth in 8×8 map. We also show the results of the interpolation of the content codes of our AFHQ model in Figs. 12 and 13. When the content codes at all levels are changed, the global spatial attributes are changed, and when the 8×8 maps are changed, the lower parts of the areas change. Quantitatively, our model trained with AFHQ in full resolution achieved 10.79 in FID. CelebA-HQ results: We also show more results of the content code interpolation with the model trained with fullresolution CelebA-HQ in Figure 14 and 15. When the content codes for all layers are changed, the global spatial attributes are changed, and when the ﬁrst 4×4 codes are changed, face direction changes. When the 8×8 codes are changed, lower parts of faces change. Flower results: To test the versatility of our proposed model, we trained our model using additional datasets. Fig. 16 illustrates the generated images from the model trained on ﬂower dataset. When we change the content code with ﬁxed style codes, we can change the spatial information such as ﬂower shape, number, and location of ﬂowers. On the other hand, if we vary style codes with ﬁxed content codes, we can observe the changes of the global style attributes including species, ﬂower color and background. Fig. 17 also shows the results by changing the content smoothly with interpolating the content codes. Our ﬂower model scored 46.43 in FID. Birds results: Fig. 18 shows the generated images from the model trained on birds dataset. Fig.</text:p>
          </table:table-cell>
        </table:table-row>
        <table:table-row table:style-name="ro19">
          <table:table-cell office:value-type="float" office:value="2103.16146" calcext:value-type="float">
            <text:p>2103.16146</text:p>
          </table:table-cell>
          <table:table-cell office:value-type="string" calcext:value-type="string">
            <text:p>code, dataset</text:p>
          </table:table-cell>
          <table:table-cell office:value-type="float" office:value="350" calcext:value-type="float">
            <text:p>350</text:p>
          </table:table-cell>
          <table:table-cell table:number-columns-repeated="2"/>
          <table:table-cell office:value-type="string" calcext:value-type="string">
            <text:p>Flower results: To test the versatility of our proposed model, we trained our model using additional datasets. Fig. 16 illustrates the generated images from the model trained on ﬂower dataset. When we change the content code with ﬁxed style codes, we can change the spatial information such as ﬂower shape, number, and location of ﬂowers. On the other hand, if we vary style codes with ﬁxed content codes, we can observe the changes of the global style attributes including species, ﬂower color and background. Fig. 17 also shows the results by changing the content smoothly with interpolating the content codes. Our ﬂower model scored 46.43 in FID. Birds results: Fig. 18 shows the generated images from the model trained on birds dataset. Fig. 18 (b) shows samples with varying style codes and the ﬁxed content code. We can observe the changes of the global style attributes including species, feather colors and patterns. Fig. 18 (c) illustrate samples generated with varying content codes and the ﬁxed style. We can observe that the content attributes including location, rotation and global shapes change with different content codes. Fig. 19 also shows the content interpolation results, which shows that birds smoothly change the head orientation. Our model on birds dataset scored 14.27 in FID. Cars results: Figure 20(a) shows the sample images from random content and style code. Then, Figure 20(b) shows the samples with varying style codes and the ﬁxed content code. We can observe the changes of the global style attributes including car type, colors and background. Samples generated with varying content codes and the ﬁxed style are provided in Figure 20(c). We can observe that the content attributes including rotation and global shapes change with different content codes. In Fig. 21, we can see the effect of</text:p>
          </table:table-cell>
        </table:table-row>
        <table:table-row table:style-name="ro5" table:visibility="filter">
          <table:table-cell office:value-type="float" office:value="2103.16146" calcext:value-type="float">
            <text:p>2103.1614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order to quantitatively evaluate the image quality of the generated samples, we calculated the FID values [13]. For CelebA-HQ with 30,000 training images, we computed the FID values with 50,000 generated samples. For the AFHQ and other data sets with relatively fewer training images, we calculated the FID values with 20,000 generated samples.</text:p>
          </table:table-cell>
        </table:table-row>
        <table:table-row table:style-name="ro5" table:visibility="filter">
          <table:table-cell office:value-type="float" office:value="2103.16146" calcext:value-type="float">
            <text:p>2103.16146</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or qualitative evaluation, we report the results from the model trained on 1024×1024 CelebA-HQ [16] and 512×512 AFHQ [6]. In Supplementary Material, we also provide experimental results using ﬂowers [28], birds [33], cars [20] data sets. Considering the number of parameters for attention mapping at high resolutions, we include the DAT layers up to the resolution of 256×256.</text:p>
          </table:table-cell>
        </table:table-row>
        <table:table-row table:style-name="ro14">
          <table:table-cell office:value-type="float" office:value="2103.16146" calcext:value-type="float">
            <text:p>2103.16146</text:p>
          </table:table-cell>
          <table:table-cell office:value-type="string" calcext:value-type="string">
            <text:p>data, code</text:p>
          </table:table-cell>
          <table:table-cell office:value-type="float" office:value="282" calcext:value-type="float">
            <text:p>282</text:p>
          </table:table-cell>
          <table:table-cell table:number-columns-repeated="2"/>
          <table:table-cell office:value-type="string" calcext:value-type="string">
            <text:p>style. The ﬁrst row shows results from interpolating content codes of all layers, whereas the rest of the rows illustrate the results by interpolating speciﬁc layer content codes. Although similar latent interpolation in the ﬁrst row (Figure 5(a)) could be done by StyleGAN, the ﬁne spatial detail interpolation in Figure 5(b)-(d), such as mouth expressions, is not possible in StyleGAN. On the other hand, our method allows hierarchical content interpolation by interpolating the speciﬁc layer content codes. This can be also seen in our AFHQ results in Figure 6. In addition to changes of global content in Figure 6(a), we can smooth change the speciﬁc attribute of mouth by a speciﬁc layer content code interpolation as shown in Figure 6(b). For additional interpolation results using other data sets, see Supplementary Materials. Direct Manipulation of Diagonal Attention: In order to verify the meaning of our diagonal attention maps, Figure 7 shows the generated samples by directly manipulating the diagonal attention maps at speciﬁc layers. With 4×4 maps, we can generate the faces with arbitrary direction by changing the activated regions. Also for 8×8 maps, we can control the mouth expression with high values on larger mouth areas. In 16×16 maps, we can control the size of eyes by manipulating activated pixel areas of eyes. These show that our diagonal attention maps have a clear and intuitive relationship to different spatial regions. More examples can be found in our Supplementary Materials.</text:p>
          </table:table-cell>
        </table:table-row>
        <table:table-row table:style-name="ro3">
          <table:table-cell office:value-type="float" office:value="2103.16146" calcext:value-type="float">
            <text:p>2103.16146</text:p>
          </table:table-cell>
          <table:table-cell office:value-type="string" calcext:value-type="string">
            <text:p>data, dataset</text:p>
          </table:table-cell>
          <table:table-cell office:value-type="float" office:value="60" calcext:value-type="float">
            <text:p>60</text:p>
          </table:table-cell>
          <table:table-cell table:number-columns-repeated="2"/>
          <table:table-cell office:value-type="string" calcext:value-type="string">
            <text:p>When training the models with ﬂower and car data sets, we continued the training models with up to 12 million samples. For the bird dataset, training was continued until we accessed 10 million samples. The training settings used for the AFHQ model training was also used for the ﬂower, car, and bird datasets.</text:p>
          </table:table-cell>
        </table:table-row>
        <table:table-row table:style-name="ro7">
          <table:table-cell office:value-type="float" office:value="2103.16146" calcext:value-type="float">
            <text:p>2103.16146</text:p>
          </table:table-cell>
          <table:table-cell office:value-type="string" calcext:value-type="string">
            <text:p>data, dataset</text:p>
          </table:table-cell>
          <table:table-cell office:value-type="float" office:value="125" calcext:value-type="float">
            <text:p>125</text:p>
          </table:table-cell>
          <table:table-cell table:number-columns-repeated="2"/>
          <table:table-cell office:value-type="string" calcext:value-type="string">
            <text:p>For further qualitative evaluations, we carried out experiments with additional image data sets: Oxford Flowers 102 [28], Caltech-UCSD Birds (CUB2011) [33], and Stanford Cars [20]. For the ﬂower data set, we ﬁrst extracted the ﬂower regions with center cropping. Then we resized the cropped images to 512×512. For the bird dataset, we extracted bird image areas using bounding box information. Then we changed the size of the extracted images to 256×256. For the car dataset, we also extracted the car image areas using bounding box information, then resized the cropped images to 384×512. We also used the left-right ﬂips for data augmentation.</text:p>
          </table:table-cell>
        </table:table-row>
        <table:table-row table:style-name="ro7">
          <table:table-cell office:value-type="float" office:value="2103.16146" calcext:value-type="float">
            <text:p>2103.16146</text:p>
          </table:table-cell>
          <table:table-cell office:value-type="string" calcext:value-type="string">
            <text:p>data, dataset</text:p>
          </table:table-cell>
          <table:table-cell office:value-type="float" office:value="133" calcext:value-type="float">
            <text:p>133</text:p>
          </table:table-cell>
          <table:table-cell table:number-columns-repeated="2"/>
          <table:table-cell office:value-type="string" calcext:value-type="string">
            <text:p>Then, we carried out comparative study by changing the maximum resolution of the diagonal attention (DAT) layer. In Table 4, the use of DAT up to 32×32 (single MLP-32) and 64×64 (single MLP-64) have relatively high PPL values, suggesting that DAT layers at the lower levels only result in a limited expressiveness for the various content information. The disentanglement quality is particularly impaired in the models trained with AFHQ data set. We suspect that limited capacity in content control makes it more difﬁcult to cover the variations of images in AFHQ that are more diverse than those in CelebA-HQ. Therefore, we use DAT layers up to 256×256 resolution (single MLP-256), which is our default model.</text:p>
          </table:table-cell>
        </table:table-row>
        <table:table-row table:style-name="ro13">
          <table:table-cell office:value-type="float" office:value="2103.16146" calcext:value-type="float">
            <text:p>2103.16146</text:p>
          </table:table-cell>
          <table:table-cell office:value-type="string" calcext:value-type="string">
            <text:p>data, dataset</text:p>
          </table:table-cell>
          <table:table-cell office:value-type="float" office:value="199" calcext:value-type="float">
            <text:p>199</text:p>
          </table:table-cell>
          <table:table-cell table:number-columns-repeated="2"/>
          <table:table-cell office:value-type="string" calcext:value-type="string">
            <text:p>Speciﬁcally, using full-resolution CelebA-HQ images, we trained our model by accessing 20 million training samples. For efﬁcient training with limited GPU capacity, we started with batch size of 512 in the ﬁrst 8×8 resolution, and reduced the batch size by half each time when we proceeded to a larger image size. With the aforementioned training strategy, the overall training took about one month using a single Tesla V100 GPU. For learning rate, we used 0.001 until accessing 12 million samples, then decreased the learning rate to 0.0001. To test the effect of our diagonal attention (DAT) module in the qualitative evaluation, we removed per-pixel noises at each layer. We increased the λ value of DS loss from 0.3 to 0.5 after accessing 12 million samples for the training. We used the left and right ﬂips for data augmentation in all training procedures. For the case of full resolution AFHQ images, we used the same training settings as we did before for the CelebA-HQ dataset case, except that we used the ﬁxed value of λ as 0.3 throughout the training.</text:p>
          </table:table-cell>
        </table:table-row>
        <table:table-row table:style-name="ro6">
          <table:table-cell office:value-type="float" office:value="2103.16146" calcext:value-type="float">
            <text:p>2103.16146</text:p>
          </table:table-cell>
          <table:table-cell office:value-type="string" calcext:value-type="string">
            <text:p>data, dataset, code</text:p>
          </table:table-cell>
          <table:table-cell office:value-type="float" office:value="106" calcext:value-type="float">
            <text:p>106</text:p>
          </table:table-cell>
          <table:table-cell table:number-columns-repeated="2"/>
          <table:table-cell office:value-type="string" calcext:value-type="string">
            <text:p>Figure 20: Generated 384×512 images by our method trained using car data set. (a) A source image generated from arbitrary style and content code. (b) Samples with varying style codes and the ﬁxed content code. We can observe the changes of the global style attributes including car type, colors and background. (c) Samples generated with varying content codes and the ﬁxed style. We can observe that the content attributes including rotation and global shapes change with different content codes. (d) Samples generated with both varying content and style codes.</text:p>
          </table:table-cell>
        </table:table-row>
        <table:table-row table:style-name="ro6">
          <table:table-cell office:value-type="float" office:value="2103.16146" calcext:value-type="float">
            <text:p>2103.16146</text:p>
          </table:table-cell>
          <table:table-cell office:value-type="string" calcext:value-type="string">
            <text:p>data, dataset, code</text:p>
          </table:table-cell>
          <table:table-cell office:value-type="float" office:value="108" calcext:value-type="float">
            <text:p>108</text:p>
          </table:table-cell>
          <table:table-cell table:number-columns-repeated="2"/>
          <table:table-cell office:value-type="string" calcext:value-type="string">
            <text:p>Figure 18: Generated 256×256 images by our method trained using bird data set. (a) A source image generated from arbitrary style and content code. (b) Samples with varying style codes and the ﬁxed content code. We can observe the changes of the global style attributes including species, feather colors and patterns. (c) Samples generated with varying content codes and the ﬁxed style. We can observe that the content attributes including location, rotation and global shapes change with different content codes. (d) Samples generated with both varying content and style codes.</text:p>
          </table:table-cell>
        </table:table-row>
        <table:table-row table:style-name="ro6">
          <table:table-cell office:value-type="float" office:value="2103.16146" calcext:value-type="float">
            <text:p>2103.16146</text:p>
          </table:table-cell>
          <table:table-cell office:value-type="string" calcext:value-type="string">
            <text:p>data, dataset, code</text:p>
          </table:table-cell>
          <table:table-cell office:value-type="float" office:value="112" calcext:value-type="float">
            <text:p>112</text:p>
          </table:table-cell>
          <table:table-cell table:number-columns-repeated="2"/>
          <table:table-cell office:value-type="string" calcext:value-type="string">
            <text:p>Figure 16: Generated 512×512 images by our method trained using ﬂower data set. (a) A source image generated from arbitrary style and content code. (b) Samples with varying style codes and the ﬁxed content code. We can observe the changes of the global style attributes including species, ﬂower color and background. (c) Samples generated with varying content codes and the ﬁxed style. We can observe that the content attributes including location, global shape, and the number of ﬂowers change with different content codes. (d) Samples generated with both varying content and style codes.</text:p>
          </table:table-cell>
        </table:table-row>
        <table:table-row table:style-name="ro1">
          <table:table-cell office:value-type="float" office:value="2103.16146" calcext:value-type="float">
            <text:p>2103.1614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3.16146" calcext:value-type="float">
            <text:p>2103.1614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content interpolation in terms of rotation angle. Our model on car dataset scored 8.96 in FID.</text:p>
          </table:table-cell>
        </table:table-row>
        <table:table-row table:style-name="ro2">
          <table:table-cell office:value-type="float" office:value="2103.16146" calcext:value-type="float">
            <text:p>2103.16146</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able 5: Comparison of LPIPS scores of models trained using CelebA-HQ and AFHQ datasets at 256×256 resolution. Our model has more balanced content-style control than that of the baseline models.</text:p>
          </table:table-cell>
        </table:table-row>
        <table:table-row table:style-name="ro2">
          <table:table-cell office:value-type="float" office:value="2103.16146" calcext:value-type="float">
            <text:p>2103.1614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33] C. Wah, S. Branson, P. Welinder, P. Perona, and S. Belongie. The caltech-ucsd birds-200-2011 dataset. Technical Report CNS-TR-2011-001, California Institute of Technology, 2011. 5, 9</text:p>
          </table:table-cell>
        </table:table-row>
        <table:table-row table:style-name="ro3">
          <table:table-cell office:value-type="float" office:value="2103.16146" calcext:value-type="float">
            <text:p>2103.16146</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able 1: Comparison of FID and PPL scores of models trained using CelebA-HQ and AFHQ datasets at 256×256 resolution. A lower PPL indicates better disentanglement, and a lower FID indicates higher image quality. CQ: CelebA-HQ , AQ: AFHQ, s: Style,c: Content.</text:p>
          </table:table-cell>
        </table:table-row>
        <table:table-row table:style-name="ro9">
          <table:table-cell office:value-type="float" office:value="2103.16146" calcext:value-type="float">
            <text:p>2103.16146</text:p>
          </table:table-cell>
          <table:table-cell office:value-type="string" calcext:value-type="string">
            <text:p>dataset</text:p>
          </table:table-cell>
          <table:table-cell office:value-type="float" office:value="184" calcext:value-type="float">
            <text:p>184</text:p>
          </table:table-cell>
          <table:table-cell table:number-columns-repeated="2"/>
          <table:table-cell office:value-type="string" calcext:value-type="string">
            <text:p>One of the important research topics in image generative models is to disentangle the spatial contents and styles for their separate control. Although StyleGAN can generate content feature vectors from random noises, the resulting spatial content control is primarily intended for minor spatial variations, and the disentanglement of global content and styles is by no means complete. Inspired by a mathematical understanding of normalization and attention, here we present a novel hierarchical adaptive Diagonal spatial ATtention (DAT) layers to separately manipulate the spatial contents from styles in a hierarchical manner. Using DAT and AdaIN, our method enables coarse-to-ﬁne level disen tanglement of spatial contents and styles. In addition, our generator can be easily integrated into the GAN inversion framework so that the content and style of translated images from multi-domain image translation tasks can be ﬂexibly controlled. By using various datasets, we conﬁrm that the proposed method not only outperforms the existing models in disentanglement scores, but also provides more ﬂexible control over spatial features in the generated images.</text:p>
          </table:table-cell>
        </table:table-row>
        <table:table-row table:style-name="ro1">
          <table:table-cell office:value-type="float" office:value="2103.16146" calcext:value-type="float">
            <text:p>2103.1614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rosinality/style-based-gan-pytorch</text:p>
          </table:table-cell>
        </table:table-row>
        <table:table-row table:style-name="ro1">
          <table:table-cell office:value-type="float" office:value="2103.16146" calcext:value-type="float">
            <text:p>2103.1614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yalharbi/StructuredNoiseInjection</text:p>
          </table:table-cell>
        </table:table-row>
        <table:table-row table:style-name="ro1">
          <table:table-cell office:value-type="float" office:value="2103.16146" calcext:value-type="float">
            <text:p>2103.1614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3https://github.com/clovaai/stargan-v2</text:p>
          </table:table-cell>
        </table:table-row>
        <table:table-row table:style-name="ro4">
          <table:table-cell office:value-type="float" office:value="2103.16146" calcext:value-type="float">
            <text:p>2103.16146</text:p>
          </table:table-cell>
          <table:table-cell office:value-type="string" calcext:value-type="string">
            <text:p>github</text:p>
          </table:table-cell>
          <table:table-cell office:value-type="float" office:value="85" calcext:value-type="float">
            <text:p>85</text:p>
          </table:table-cell>
          <table:table-cell table:number-columns-repeated="2"/>
          <table:table-cell office:value-type="string" calcext:value-type="string">
            <text:p>In order to show the superior disentanglement performance of our model, we compared our method with stateof-the-art diverse image translation model, StarGANv2 [6]. Note that our inverted model can control both content and style spaces using DAT and AdaIN layers, whereas StarGANv2 can only convert styles of input images due to the exclusive use of AdaIN layers. For a fair comparison, we used the pre-trained StarGANv2 that can be downloaded from the ofﬁcial GitHub repository 3.</text:p>
          </table:table-cell>
        </table:table-row>
        <table:table-row table:style-name="ro3">
          <table:table-cell office:value-type="float" office:value="2103.16146" calcext:value-type="float">
            <text:p>2103.16146</text:p>
          </table:table-cell>
          <table:table-cell office:value-type="string" calcext:value-type="string">
            <text:p>used dataset, dataset</text:p>
          </table:table-cell>
          <table:table-cell office:value-type="float" office:value="47" calcext:value-type="float">
            <text:p>47</text:p>
          </table:table-cell>
          <table:table-cell table:number-columns-repeated="2"/>
          <table:table-cell office:value-type="string" calcext:value-type="string">
            <text:p>In GAN inversion experiments, we used 256×256 resolution CelebA-HQ dataset. Total of 30,000 images, 28,000 are used as a training set, and 2,000 are used as a test set. The test set consists of 1000 male and 1000 female face images.</text:p>
          </table:table-cell>
        </table:table-row>
        <table:table-row table:style-name="ro3" table:visibility="filter">
          <table:table-cell office:value-type="float" office:value="2104.0438" calcext:value-type="float">
            <text:p>2104.0438</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Robinson-Garcia, N., Sugimoto, C.R., Murray, D., Yegros-Yegros, A., Larivière, V., Costas, R. (2019). The many faces of mobility: Using bibliometric data to measure the movement of scientists. Journal of Informetrics, 13, 50-63.</text:p>
          </table:table-cell>
        </table:table-row>
        <table:table-row table:style-name="ro17" table:visibility="filter">
          <table:table-cell office:value-type="float" office:value="2104.0438" calcext:value-type="float">
            <text:p>2104.0438</text:p>
          </table:table-cell>
          <table:table-cell office:value-type="string" calcext:value-type="string">
            <text:p>data</text:p>
          </table:table-cell>
          <table:table-cell office:value-type="float" office:value="305" calcext:value-type="float">
            <text:p>305</text:p>
          </table:table-cell>
          <table:table-cell table:number-columns-repeated="2"/>
          <table:table-cell office:value-type="string" calcext:value-type="string">
            <text:p>As national science systems become more globalized, they also become more dependent on the movement of researchers. This movement has been thought to be a driver of innovation and scientific breakthroughs, especially in receiving locations (Ganguli, 2015; Stephan &amp; Levin, 2001). However, one aspect of scientific mobility has been relatively neglected, namely, the mobility patterns of researchers across regional borders in Europe. As a result, the inter-regional structure of scientific mobility flows is still poorly understood. Yet, scholarly knowledge exchanges based on workforce mobility are vital to the transfer of tacit knowledge that cannot be transferred through formal communication channels (e.g., research articles, journals, books, e-mails) (Gertler, 2003). When mobile scholars move, they bring information and know-how, skills, and ideas that differ from natives and that are essential for knowledge recombination, interactive learning, and novelty. Based on previous theoretical and empirical work (e.g., Agrawal et al., 2006; Jaffe et al., 1993) we hypothesize that mobility is an effective mechanism for disseminating knowledge and capabilities across research institutions, fields and locations and is therefore important to our understanding of how fields evolve over time. Previous studies already point in that direction. Moser et al. (2014) showed that German-Jewish scientists fleeing from Nazi Germany into the US played a central role in the emergence of new chemistry sub-fields in which incumbents also participated. Ganguli (2015) showed that, after the 1991 breakdown of the Soviet Union, Russian scientists who migrated to the US were much more cited by US scientists than those who did not migrate. In</text:p>
          </table:table-cell>
        </table:table-row>
        <table:table-row table:style-name="ro19" table:visibility="filter">
          <table:table-cell office:value-type="float" office:value="2104.0438" calcext:value-type="float">
            <text:p>2104.0438</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Background After Europe’s enlargement in 2004, a growing number of scholars had the opportunity to collaborate and live unconstrained by national borders. Some estimates indicate for instance that in 2010 there were about 1.59 million full-time researchers in the EU27 and that the number of researchers in the active population is increasing (See, for instance, More2 final report “Support for continued data collection and analysis concerning mobility patterns and career paths of researchers”). As national science systems become more globalized, they also become more dependent on the movement of researchers. This movement has been thought to be a driver of innovation and scientific breakthroughs, especially in receiving locations (Ganguli, 2015; Stephan &amp; Levin, 2001). However, one aspect of scientific mobility has been relatively neglected, namely, the mobility patterns of researchers across regional borders in Europe. As a result, the inter-regional structure of scientific mobility flows is still poorly understood. Yet, scholarly knowledge exchanges based on workforce mobility are vital to the transfer of tacit knowledge that cannot be transferred through formal communication channels (e.g., research articles, journals, books, e-mails) (Gertler, 2003). When mobile scholars move, they bring information and know-how, skills, and ideas that differ from natives and that are essential for knowledge recombination, interactive learning, and novelty. Based on previous theoretical and empirical work (e.g., Agrawal et al., 2006; Jaffe et al., 1993) we hypothesize that mobility is an effective mechanism for disseminating knowledge and capabilities across research institutions, fields and locations and is therefore important to our understanding of how fields evolve over time. Previous studies already point in that direction. Moser et al.</text:p>
          </table:table-cell>
        </table:table-row>
        <table:table-row table:style-name="ro13">
          <table:table-cell office:value-type="float" office:value="2104.0438" calcext:value-type="float">
            <text:p>2104.0438</text:p>
          </table:table-cell>
          <table:table-cell office:value-type="string" calcext:value-type="string">
            <text:p>data, database</text:p>
          </table:table-cell>
          <table:table-cell office:value-type="float" office:value="181" calcext:value-type="float">
            <text:p>181</text:p>
          </table:table-cell>
          <table:table-cell table:number-columns-repeated="2"/>
          <table:table-cell office:value-type="string" calcext:value-type="string">
            <text:p>network of inter-regional mobility flows? We will use this approach to identify co-location effects driven by inter-regional publishing. Our expectation is that the international and regional movement of scholars can explain differences in scientific portfolios in European regions. This will include studying the inflow and outflow dynamics of regions in attracting (or sending) scholars; as well as controlling for other demographic aspects such as age and gender of these regionally mobile scholars. Finally, similar to the identification of internationally mobile researchers by Robinson-Garcia et al. (2019), this study is dependent on the number of publications to identify mobility patterns, the coverage of the database used to extract the publication data, and the completeness of the author-affiliation information. To minimize the influence of these biases, we are currently expanding the methodology to include other document types such as conference publications, book reviews, and letters, and comparing mobility statistics derived from publication data from the Web of Science with highly skilled migration statistics.</text:p>
          </table:table-cell>
        </table:table-row>
        <table:table-row table:style-name="ro8">
          <table:table-cell office:value-type="float" office:value="2104.0438" calcext:value-type="float">
            <text:p>2104.0438</text:p>
          </table:table-cell>
          <table:table-cell office:value-type="string" calcext:value-type="string">
            <text:p>data, database, dataset</text:p>
          </table:table-cell>
          <table:table-cell office:value-type="float" office:value="145" calcext:value-type="float">
            <text:p>145</text:p>
          </table:table-cell>
          <table:table-cell table:number-columns-repeated="2"/>
          <table:table-cell office:value-type="string" calcext:value-type="string">
            <text:p>a large-scale study of the Web of Science database, Sugimoto et al. (2017) found that scholars who were mobile (i.e., more than one affiliation to different countries) have approximately 40% more citations than non-mobile scholars. Three exploratory questions will be asked at this preliminary stage: (1) How is scientific mobility distributed across European regions? (2) To what extent are international and regional mobility related? (3) Which regional mobility network patterns can be seen across countries? To answer these questions, we use Web of Science publications to construct a longitudinal data set for 264 regions from 32 European countries. In this research-in-progress paper, we briefly discuss the methodology, describe the data and discuss the preliminary findings and our plans for future research.</text:p>
          </table:table-cell>
        </table:table-row>
        <table:table-row table:style-name="ro18">
          <table:table-cell office:value-type="float" office:value="2104.0438" calcext:value-type="float">
            <text:p>2104.0438</text:p>
          </table:table-cell>
          <table:table-cell office:value-type="string" calcext:value-type="string">
            <text:p>data, dataset</text:p>
          </table:table-cell>
          <table:table-cell office:value-type="float" office:value="337" calcext:value-type="float">
            <text:p>337</text:p>
          </table:table-cell>
          <table:table-cell table:number-columns-repeated="2"/>
          <table:table-cell office:value-type="string" calcext:value-type="string">
            <text:p>The data Both publication data and regional data are used to compute regional mobility. Specifically, we reconstruct career trajectories of 1,435,729 distinct authors based on 1,244,080 publications (articles and reviews) published between 2008 and 2017. These data were collected from the CWTS in-house version of the Web of Science provided by Clarivate Analytics. Authors’ profiles were isolated using the author-disambiguation algorithm developed by Caron and van Eck (2014). Since there is no consistent method for tracking scientific mobility, and categories of highly skilled workers are often too ambiguous to identify specific groups of scientists, we use author affiliations available in scientific publications. This is used to determine who moved between European regions, where and in what year. For each author we assign their affiliation addresses to the NUTS (‘Nomenclature of Territorial Units for Statistics’) classification structure, provided by Eurostat1. European countries differ in terms of size, population, number of researchers, availability of funding, and number of universities, therefore, we carry out the analysis at the regional level. We focus on regions with an average of at least 50 publications per year resulting in 264 NUTS2 European regions from 32 countries – EU-28 plus Norway, Iceland, Switzerland, and Turkey. <text:s/>Following on Robinson-Garcia et al. (2019) we define mobile scientists as those who have affiliations in at least two different regions either simultaneously (dual affiliation) or over the period of analysis (i.e., published in more than one region between 2008 and 2017). Accordingly, the dataset consists of 1,435,729 authors out of which about 14% (203,925) have published in more than one region. The mobility of scholars across regions is quantified by observed changes (movements) in the reported affiliation and corresponding region as stated by the scholars themselves in publication documents.</text:p>
          </table:table-cell>
        </table:table-row>
        <table:table-row table:style-name="ro12">
          <table:table-cell office:value-type="float" office:value="2104.0438" calcext:value-type="float">
            <text:p>2104.0438</text:p>
          </table:table-cell>
          <table:table-cell office:value-type="string" calcext:value-type="string">
            <text:p>used dataset, dataset</text:p>
          </table:table-cell>
          <table:table-cell office:value-type="float" office:value="144" calcext:value-type="float">
            <text:p>144</text:p>
          </table:table-cell>
          <table:table-cell table:number-columns-repeated="2"/>
          <table:table-cell office:value-type="string" calcext:value-type="string">
            <text:p>Abstract Knowledge production increasingly relies on mobility. However, its role as a mechanism for knowledge recombination and dissemination remains largely unknown. Based on 1,244,080 Web of Science publications from 1,435,729 authors that we used to construct a panel dataset, we study the impact of inter-regional publishing and scientists’ mobility in fostering the workforce composition of European countries during 20082017. Specifically, we collect information on scientists who have published in one region and then published elsewhere, and explore some determinants of regional and international mobility. Preliminary findings suggest that while talent pools of researchers are increasingly international, their movements seem to be steered by geographical structures. Future research will investigate the impact of mobility on the regional structure of scientific fields by accounting for the appearance and disappearance of research topics over time.</text:p>
          </table:table-cell>
        </table:table-row>
        <table:table-row table:style-name="ro1" table:visibility="filter">
          <table:table-cell office:value-type="float" office:value="2105.0103" calcext:value-type="float">
            <text:p>2105.010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obtaining the challenging data for τ sgs minimize</text:p>
          </table:table-cell>
        </table:table-row>
        <table:table-row table:style-name="ro1" table:visibility="filter">
          <table:table-cell office:value-type="float" office:value="2105.0103" calcext:value-type="float">
            <text:p>2105.010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able 2: Objective functions, training data, and testing data for primary cases studied.</text:p>
          </table:table-cell>
        </table:table-row>
        <table:table-row table:style-name="ro1" table:visibility="filter">
          <table:table-cell office:value-type="float" office:value="2105.0103" calcext:value-type="float">
            <text:p>2105.0103</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3] E. J. Parish, K. Duraisamy, A paradigm for data-driven predictive modeling using ﬁeld inversion and</text:p>
          </table:table-cell>
        </table:table-row>
        <table:table-row table:style-name="ro1" table:visibility="filter">
          <table:table-cell office:value-type="float" office:value="2105.0103" calcext:value-type="float">
            <text:p>2105.0103</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ij and ue are a priori trusted data, likely from a direct numerical simulation (DNS) or possibly from</text:p>
          </table:table-cell>
        </table:table-row>
        <table:table-row table:style-name="ro2" table:visibility="filter">
          <table:table-cell office:value-type="float" office:value="2105.0103" calcext:value-type="float">
            <text:p>2105.0103</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only recover the turbulence structure for conditions in the outer shear layers ( training data from richer ﬂows might remedy this.7</text:p>
          </table:table-cell>
        </table:table-row>
        <table:table-row table:style-name="ro2" table:visibility="filter">
          <table:table-cell office:value-type="float" office:value="2105.0103" calcext:value-type="float">
            <text:p>2105.010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To provide the direct numerical simulation training and testing data, the incompressible-ﬂuid ﬂow equations, including transport of a passive scalar ξ,</text:p>
          </table:table-cell>
        </table:table-row>
        <table:table-row table:style-name="ro1" table:visibility="filter">
          <table:table-cell office:value-type="float" office:value="2105.0103" calcext:value-type="float">
            <text:p>2105.010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9] A. Beck, D. Flad, C. D. Munz, Deep neural networks for data-driven LES closure models, J. Comp.</text:p>
          </table:table-cell>
        </table:table-row>
        <table:table-row table:style-name="ro3" table:visibility="filter">
          <table:table-cell office:value-type="float" office:value="2105.0103" calcext:value-type="float">
            <text:p>2105.010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Velocity gradients are computed from ﬁltered direct numerical simulation data for ∆ = ∆16. The ﬁnitediﬀerence approximations are evaluated for ∆les/∆dns = 16, 8, 4, 2, 1 using the same staggered variable placement as the solver (see section 2.2).</text:p>
          </table:table-cell>
        </table:table-row>
        <table:table-row table:style-name="ro3" table:visibility="filter">
          <table:table-cell office:value-type="float" office:value="2105.0103" calcext:value-type="float">
            <text:p>2105.010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4.1 Model architecture We use a deep neural network G((cid:126)φ (x, t); (cid:126)θ ), where (cid:126)φ represents space- and time-dependent input data from the running simulation, with the following architecture:</text:p>
          </table:table-cell>
        </table:table-row>
        <table:table-row table:style-name="ro3" table:visibility="filter">
          <table:table-cell office:value-type="float" office:value="2105.0103" calcext:value-type="float">
            <text:p>2105.010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8: Single jet (case A) in-sample comparison for learning (ML) and dynamics Smagorinsky (DS) models: (a) mean streamwise velocity u1 at t = 62.5tj0 and (b) half-width y1/2 evolution for the indicated ﬁlter sizes. The direct numerical simulation data are included for comparison.</text:p>
          </table:table-cell>
        </table:table-row>
        <table:table-row table:style-name="ro3" table:visibility="filter">
          <table:table-cell office:value-type="float" office:value="2105.0103" calcext:value-type="float">
            <text:p>2105.010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Finally, invariant trajectories of the h(u)-ﬁtted Clark model from section 6 are shown in ﬁgure 17 (f). Despite its apparently good mean-ﬂow prediction (ﬁgure 16 b), the turbulence produced bears little resemblance the direct numerical simulation data. Thus, this model is not expected to be extrapolative, eﬀorts</text:p>
          </table:table-cell>
        </table:table-row>
        <table:table-row table:style-name="ro4" table:visibility="filter">
          <table:table-cell office:value-type="float" office:value="2105.0103" calcext:value-type="float">
            <text:p>2105.010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In the sense of optimal LES,3 discrepancies between the formal convergence of unclosed LES solutions (or trusted DNS data) and the ideal closed LES solution are expected. The ideal LES closure, which achieves the upper limit of accuracy with respect to trusted data, must approximate Navier–Stokes physics that the ﬁlter operator (2.5) maps to its null space. These are, of course, not representable in an LES solution space even with explicit ﬁltering.3</text:p>
          </table:table-cell>
        </table:table-row>
        <table:table-row table:style-name="ro4" table:visibility="filter">
          <table:table-cell office:value-type="float" office:value="2105.0103" calcext:value-type="float">
            <text:p>2105.0103</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ith the trained model working eﬀectively in testing cases, especially when the training is based on the ﬁltered instantaneous data, it is natural to analyze its form. As for any deep-learning model, it is diﬃcult to infer the mode of its operation, which in turn risks hindrance of its physical interpretation for ﬂows.10 However, we can make some assessment of it. Here, we develop simpliﬁed functional forms based on h from the trained neural network by calibrating candidate functional forms g that minimize</text:p>
          </table:table-cell>
        </table:table-row>
        <table:table-row table:style-name="ro4" table:visibility="filter">
          <table:table-cell office:value-type="float" office:value="2105.0103" calcext:value-type="float">
            <text:p>2105.010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Figure 1: One-dimensional energy spectra from direct numerical simulation of a temporally evolving jet (case A; see table 1) at the centerline (y/H0 = 0) and in the shear layer (y/H0 = 2, shown oﬀset by a factor of 10), at time t = 62.5tj0: (a) streamwise and (b) spanwise spectra. Dashed lines are the ﬁltered direct numerical simulation data, with vertical lines indicating the ∆16 ﬁlter-cutoﬀ wavenumber. Reference ∼ κ−5/3 lines are shown.</text:p>
          </table:table-cell>
        </table:table-row>
        <table:table-row table:style-name="ro4" table:visibility="filter">
          <table:table-cell office:value-type="float" office:value="2105.0103" calcext:value-type="float">
            <text:p>2105.010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les) for order-p spatial discretizations. Here, p = 2. The deep learning model is not constrained by this: as described in section 4.1, although its inputs are the velocity ﬁrst and second derivatives at adjacent mesh points, it is nonlinear and so not constrained to show second-order convergence, at least for the resolutions we test. In theory, it can compensate for coarsegrid truncation error in a posteriori large-eddy simulation, for which numerical errors appear as additional, unclosed terms when compared to trusted target data.11</text:p>
          </table:table-cell>
        </table:table-row>
        <table:table-row table:style-name="ro4" table:visibility="filter">
          <table:table-cell office:value-type="float" office:value="2105.0103" calcext:value-type="float">
            <text:p>2105.0103</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Each sub-iteration m = 1, . . . , M selects a random time tm; the corresponding ﬁltered direct numerical simulation data for [tm, tm + Ts] is taken as the training target: F (ue) = udns. Equations (1.1) and (1.2) are solved over [tm, tm +Ts] with the ﬁltered direct numerical simulation data at tm projected onto a divergence-free manifold as the initial condition.11 For each m, the adjoint is solved on [tm + Ts, tm] with objective function, rewritten from (1.6),</text:p>
          </table:table-cell>
        </table:table-row>
        <table:table-row table:style-name="ro6" table:visibility="filter">
          <table:table-cell office:value-type="float" office:value="2105.0103" calcext:value-type="float">
            <text:p>2105.0103</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e objective functions, training data, and testing data for all cases are listed in table 2. We start in section 5.1 with an a priori τ sgs ij model, trained directly based on the sub-grid-scale stress mismatch (1.3). This simpler approach is demonstrated to be poor compared with the adjoint-based training in the following sections: in-sample results for the baseline case A jet (section 5.2) and out-of-sample analysis of cases B, C, and D (section 5.3). The performance for the averaged objective function (4.7) is assessed in section 5.4.</text:p>
          </table:table-cell>
        </table:table-row>
        <table:table-row table:style-name="ro4" table:visibility="filter">
          <table:table-cell office:value-type="float" office:value="2105.0103" calcext:value-type="float">
            <text:p>2105.0103</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Figure 17: Barycentric maps of normalized resolved Reynolds stress invariants at various cross-stream locations |y|/H0 for case A at t = 62.5tj0, with data averaged ±y: (a) direct numerical simulation, (b) machine learning model with h(u) (see table 2), (c–d) the dynamic Smagorinsky model fo ∆16,8, (e) training on averaged statistics F (u) = ((cid:104)u(cid:105); (cid:104)u(cid:48)u(cid:48)(cid:105)) (see table 2), and (f) the Clark model ﬁtted to h(u) (see section 6).</text:p>
          </table:table-cell>
        </table:table-row>
        <table:table-row table:style-name="ro10" table:visibility="filter">
          <table:table-cell office:value-type="float" office:value="2105.0103" calcext:value-type="float">
            <text:p>2105.0103</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In some sense, it is unsurprising that a high-degree-of-freedom model can outperform established models with few if any parameters, at least for the modest degree of out-of-sample extrapolation we attempted here. However, determining viable parameters for this is challenging. The adjoint-based PDE-coupled training procedures used here seem to perform well for ﬁnding parameters suﬃcient for robust and extrapolative models. The predictive agreement with trusted data for coarse meshes is striking. Still, given the number of parameters required and the challenging optimization procedures needed, this should not be taken as an unqualiﬁed improvement. Indeed, a fair way to view results is recognition of just how well dynamic Smagorinsky, as an example of established models, does with neither signiﬁcant parameterization nor a</text:p>
          </table:table-cell>
        </table:table-row>
        <table:table-row table:style-name="ro7" table:visibility="filter">
          <table:table-cell office:value-type="float" office:value="2105.0103" calcext:value-type="float">
            <text:p>2105.0103</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With a(u) = [aSmag, agrad], the model is (cid:126)τ r,Clark = a(u)(cid:126)φ . Fitting to h(u) yields Cs = 0.151 and Cg = 0.422, and ﬁtting to (cid:126)τ r dns yields Cs = 0.041 and Cg = 1.288. Of these, only the ﬁt to h(u) appears reasonable based on typical values. This is a surprise, since one might expect that the coeﬃcients could be learned directly from the ﬁltered data. However, the same assumption is the reason a priori evaluation often incorrectly predicts a model’s a posteriori performance. A posteriori results are shown in ﬁgure 16 (b). With h-learned coeﬃcients, results are comparable to the unity-coeﬃcient model, and, indeed, the DNS-ﬁtted coeﬃcients are inaccurate.</text:p>
          </table:table-cell>
        </table:table-row>
        <table:table-row table:style-name="ro8" table:visibility="filter">
          <table:table-cell office:value-type="float" office:value="2105.0103" calcext:value-type="float">
            <text:p>2105.0103</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model of section 4.1 is trained to minimize the a priori mismatch between the modeled and ﬁltered direct numerical simulation τ sgs ij . This is the simple, direct approach: training requires only 5.5 hours on 24 Nvidia K20X GPU nodes. The a priori τ sgs agreement in ﬁgure 7 (a) is good, as expected since deep neural networks are well-understood to ﬁt data well. However, this ﬁt is unconstrained by the how the model interacts with the governing equations, so it is unsurprising that the a posteriori performance in a large-eddy simulation is poor (ﬁgure 7 b), even for the mean velocity. Simply minimizing the mismatch is insuﬃcient, even for this relatively simple free-shear ﬂow. In ﬁgure 7 (b), the adjoint-trained neural network with F (u) = u, which is discussed subsequently, performs far better for the same network model.</text:p>
          </table:table-cell>
        </table:table-row>
        <table:table-row table:style-name="ro13" table:visibility="filter">
          <table:table-cell office:value-type="float" office:value="2105.0103" calcext:value-type="float">
            <text:p>2105.0103</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large-eddy simulations are initialized by ﬁltering the direct numerical simulation ﬁelds at t = 5tj0. As seen in ﬁgure 2, this is prior to the period of approximate self-similarity, which presumably increases the diﬃculty of matching statistics at later times. This initialization is also more representative of realistic LES, for which fully developed ﬁltered-DNS initial conditions are typically unavailable. Primary comparisons for the single-jet case are made at t = 62.5tj0, which is approximately four times the time for ﬁrst achieving approximate self-similarity based on the mean velocity. At this time, the jet has grown to approximately 2.75 times its original width. As an example, the vorticity magnitude of ﬁltered DNS data is compared to large-eddy simulations using the dynamic Smagorinsky and adjoint-trained machine learning model in ﬁgures 3 (b–d). On this coarse grid, the learned model, described in section 4, produces turbulence that qualitatively better matches the ﬁltered direct numerical simulation. Quantitative comparisons of these and other model predictions are presented in section 5.</text:p>
          </table:table-cell>
        </table:table-row>
        <table:table-row table:style-name="ro9" table:visibility="filter">
          <table:table-cell office:value-type="float" office:value="2105.0103" calcext:value-type="float">
            <text:p>2105.0103</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The agreement of the deep learning model prediction with the usual statistical measures (mean, turbulence stresses, energy spectrum) suggests an improved representation of realistic turbulence at the resolved scales. Whether or not this agreement translates to an improved representation of the turbulence structure, which would be important for extrapolation beyond the training metrics, is quantiﬁed with barycentric maps. These track the eigenvalue invariants of the normalized resolved Reynolds stress anisotropy aij = Rij/Rkk − δij/3,33 and as such quantify resolved turbulence componentiality. Though an obvious downside for neural network models is the lack of proof about realizability and boundedness, barycentric maps oﬀer an empirical assessment of this: the lines connecting the vertices of such maps are physical bounds, and remaining within them is not guaranteed. One could envision that a deep learning model might, despite a PDE constraint, sacriﬁce physical realism for a good ﬁt to data; this is tested in this section. The degree to which a deep learning closure recovers the ideal turbulence structure supports its extrapolative capacity and its additional adherence to the physics beyond reproduction of the training data.</text:p>
          </table:table-cell>
        </table:table-row>
        <table:table-row table:style-name="ro9" table:visibility="filter">
          <table:table-cell office:value-type="float" office:value="2105.0103" calcext:value-type="float">
            <text:p>2105.0103</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Finally, it is important to address a general challenge faced when applying adjoint methods to turbulence. It is well-understood that the chaos of turbulence will, for long enough times, lead to divergence of sensitivity ﬁelds, which diminishes the utility of computed sensitivities. This is not a challenge for the short-time adjoint solutions used in the most of the present demonstrations, and we anticipate that many applications of this method will not suﬀer from this because of the character of the problem: a sub-grid-scale model to provide a stress correction for the local instantaneous resolved-scale turbulence. Since the large turbulence scales are relatively local in space and time, the sensitivity will not accumulate signiﬁcantly. In general, however, this might limit applications with limited data availability, especially if it is sensitive to turbulence that is signiﬁcantly distant in space and time. Further work will be required to understand how the Lyapunov divergence of turbulence might hinder the adjoint-based training. We do note that the adjoint equations remained suﬃciently well-behaved when we trained and simulated over the entire time history of the jet ﬂow when training for mean statistics.</text:p>
          </table:table-cell>
        </table:table-row>
        <table:table-row table:style-name="ro13" table:visibility="filter">
          <table:table-cell office:value-type="float" office:value="2105.0103" calcext:value-type="float">
            <text:p>2105.0103</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In all cases, the model produces a reasonable prediction, unlike the a priori training on the mismatch of section 5.1. And, as expected, it performs well in-sample, which is expected since it was trained speciﬁcally to match its Reynolds stress data. For the out-of-sample symmetric dual-jet (case B), is also performs comparably to the model trained on the ﬁltered data. However, with its less rich training set, it is not expected to extrapolate as well as the model trained with the richer three-dimensional ﬁltered data. For the asymmetric out-of-sample jets (cases C and D), it only closely matches the data on the sides of the dual-jets that are similar to the case A training data (y &lt; 0; see table 1 and ﬁgure 4). On the other sides, the model overpredicts spreading, though not catastrophically, despite the huge reduction of training data size: the mean ﬂow statistics have NxNz times fewer degrees of freedom per (3.8) than the instantaneous velocity. It might be anticipated that expanded training data sets are likely necessary for this approach to be more accurate. Additional implications of the mean-statistics training are discussed in section 7.</text:p>
          </table:table-cell>
        </table:table-row>
        <table:table-row table:style-name="ro17" table:visibility="filter">
          <table:table-cell office:value-type="float" office:value="2105.0103" calcext:value-type="float">
            <text:p>2105.0103</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The attractiveness of sub-grid-scale models that reduce the resolution needs of large-eddy simulation (LES) methods is well understood.1 However, the required resolution to achieve suﬃciently universal sub-grid-scale behavior, which simpliﬁes modeling, remains higher than might be desired,2 and, even for ﬁnely resolved LES, the modeling challenge is not necessarily simple.3 Flexibility to produce diverse sub-grid-scale behaviors is, in a sense, at odds with cleanly expressed models, which are necessarily simpler than the diverse range of phenomenology that they seek to represent. Models with little empiricism, perhaps most notably dynamic models,4, 5 are obviously attractive for their anticipated convergence and concomitant portability, and are expected to see continued use indeﬁnitely, though models with greater parametric ﬂexibility might aﬀord opportunities for further relaxing mesh resolution needs. We examine such an approach here and introduce sub-grid-scale models with many parameters. The hope is that the greater empiricism will reduce the resolution requirements yet still provide useful extrapolation to new conﬁgurations, beyond the training data. Maybe most importantly for motivation, we also seek procedures that are suﬃciently ﬂexible to include additional sub-grid-scale physical eﬀects, beyond that expressed in the ﬂow equations and possibly beyond that which has been well-described to-date by governing equations. The attractiveness of the dynamic procedure depends upon the turbulence physics that underlie its spectral extrapolation procedure. Cases with coupled physics, such as turbulent combustion, do not lend themselves directly to decoupled sub-grid-scale</text:p>
          </table:table-cell>
        </table:table-row>
        <table:table-row table:style-name="ro6">
          <table:table-cell office:value-type="float" office:value="2105.0103" calcext:value-type="float">
            <text:p>2105.0103</text:p>
          </table:table-cell>
          <table:table-cell office:value-type="string" calcext:value-type="string">
            <text:p>data, data available</text:p>
          </table:table-cell>
          <table:table-cell office:value-type="float" office:value="116" calcext:value-type="float">
            <text:p>116</text:p>
          </table:table-cell>
          <table:table-cell table:number-columns-repeated="2"/>
          <table:table-cell office:value-type="string" calcext:value-type="string">
            <text:p>As discussed in section 1, direct numerical simulation data, or correspondingly resolved experimental measurements, are not available in all cases. Therefore, as a relevant example of limited availability of data, we train a model only on the mean velocity and resolved Reynolds stresses: F (u) = ( )(y, t). We u (cid:105) (cid:105) (cid:104) udns obtain target data F (ue) = ( ) from the ﬁltered case A, though in general measured data (cid:105) (cid:104) may be substituted without modiﬁcation. In this case, the objective function becomes</text:p>
          </table:table-cell>
        </table:table-row>
        <table:table-row table:style-name="ro13">
          <table:table-cell office:value-type="float" office:value="2105.0103" calcext:value-type="float">
            <text:p>2105.0103</text:p>
          </table:table-cell>
          <table:table-cell office:value-type="string" calcext:value-type="string">
            <text:p>data, dataset</text:p>
          </table:table-cell>
          <table:table-cell office:value-type="float" office:value="203" calcext:value-type="float">
            <text:p>203</text:p>
          </table:table-cell>
          <table:table-cell table:number-columns-repeated="2"/>
          <table:table-cell office:value-type="string" calcext:value-type="string">
            <text:p>Such a direct approach, using a variant of (1.3), has been employed with some success in Reynoldsaveraged Navier–Stokes (RANS) modeling to close the mismatch with trusted data.7 Of course, in Reynoldsaveraged descriptions, the mismatch is relatively simple to infer from mean ﬂow ﬁelds. In contrast, for large-eddy simulation, it is time-dependent, three-dimensional, and smaller-scale, so it is diﬃcult to design a training regimen that would with conﬁdence close the mismatch.8, 9 Still more challengingly, it is unclear how to anticipate the limits of model validity: How far from the training data will the model successfully extrapolate? For this question, how even to deﬁne distance is not obvious. Training on the mismatch (the direct approach) has the additional challenge that it requires data speciﬁcally aligned with that mismatch. Such correspondingly rich datasets likely do not exist in many machine learning applications to ﬂuid mechanics.10 The approach we pursue is designed to both reduce the need for training data and remove the requirement ij . To constrain the models by the physics in (1.1) and (1.2), we</text:p>
          </table:table-cell>
        </table:table-row>
        <table:table-row table:style-name="ro2" table:visibility="filter">
          <table:table-cell office:value-type="float" office:value="2105.01053" calcext:value-type="float">
            <text:p>2105.0105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Fridman, E. (2014a). Introduction to time-delay and sampled-data systems. In 2014 European Control Conference (pp. 1428–1433).</text:p>
          </table:table-cell>
        </table:table-row>
        <table:table-row table:style-name="ro6" table:visibility="filter">
          <table:table-cell office:value-type="float" office:value="2105.01053" calcext:value-type="float">
            <text:p>2105.01053</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of delays: input and communication delays. Input delays (IDs) are related to the existence of communication links in the feedback control loop (sensor-to-controller delay and controller-to-actuator delay) inducing delays (due to, e.g., limited bandwidth, retransmissions, and slow processing times) while exchanging data among devices. Communication delays (CDs) are attributed to the delayed information from neighboring agents via the underlying communication network (due to retransmissions, congestion, limited bandwidth, etc). Both types of delays aﬀect the stability of the whole system.</text:p>
          </table:table-cell>
        </table:table-row>
        <table:table-row table:style-name="ro2">
          <table:table-cell office:value-type="float" office:value="2105.07688" calcext:value-type="float">
            <text:p>2105.07688</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3.1 Benchmark Details</text:p>
          </table:table-cell>
        </table:table-row>
        <table:table-row table:style-name="ro2">
          <table:table-cell office:value-type="float" office:value="2105.07688" calcext:value-type="float">
            <text:p>2105.07688</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A More Benchmark Details</text:p>
          </table:table-cell>
        </table:table-row>
        <table:table-row table:style-name="ro2">
          <table:table-cell office:value-type="float" office:value="2105.07688" calcext:value-type="float">
            <text:p>2105.07688</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d See Table 6 in the Appendix for more benchmark statistics.</text:p>
          </table:table-cell>
        </table:table-row>
        <table:table-row table:style-name="ro4">
          <table:table-cell office:value-type="float" office:value="2105.07688" calcext:value-type="float">
            <text:p>2105.07688</text:p>
          </table:table-cell>
          <table:table-cell office:value-type="string" calcext:value-type="string">
            <text:p>benchmark</text:p>
          </table:table-cell>
          <table:table-cell office:value-type="float" office:value="81" calcext:value-type="float">
            <text:p>81</text:p>
          </table:table-cell>
          <table:table-cell table:number-columns-repeated="2"/>
          <table:table-cell office:value-type="string" calcext:value-type="string">
            <text:p>For comprehensive evaluation, we adopt six popular EA benchmarks including EN-FR-15K-V1/V2, EN-DE-15K-V1/V2 and D-W-15K-V1/V2 from Sun et al. (2020b), and an industrial benchmark MED-BBK-9K from Zhang et al. (2020). Note that for the cross-lingual benchmarks within DBpedia (i.e., EN-FR and EN-DE), the to-be-aligned KGs share one ontology, while for the other benchmarks, the to-be-aligned KGs have different ontologies that need to be aligned beforehand.</text:p>
          </table:table-cell>
        </table:table-row>
        <table:table-row table:style-name="ro6">
          <table:table-cell office:value-type="float" office:value="2105.07688" calcext:value-type="float">
            <text:p>2105.07688</text:p>
          </table:table-cell>
          <table:table-cell office:value-type="string" calcext:value-type="string">
            <text:p>benchmark</text:p>
          </table:table-cell>
          <table:table-cell office:value-type="float" office:value="113" calcext:value-type="float">
            <text:p>113</text:p>
          </table:table-cell>
          <table:table-cell table:number-columns-repeated="2"/>
          <table:table-cell office:value-type="string" calcext:value-type="string">
            <text:p>Table 6 shows the full statistics of all the benchmarks used in the experiments, including four cross-lingual benchmarks and two cross-KG benchmarks from OpenEA (Sun et al., 2020b), and one recent industrial cross-KG benchmark from Zhang et al. (2020). We report the benchmark statistics from three perspectives: the ontologies, the KGs and the membership relationships. The benchmarks are divided as previous work that 20%, 10% and 70% of all the entity mappings are used as training, validation and test sets, respectively (Sun et al., 2020b; Zhang et al., 2020).</text:p>
          </table:table-cell>
        </table:table-row>
        <table:table-row table:style-name="ro7">
          <table:table-cell office:value-type="float" office:value="2105.07688" calcext:value-type="float">
            <text:p>2105.07688</text:p>
          </table:table-cell>
          <table:table-cell office:value-type="string" calcext:value-type="string">
            <text:p>benchmark</text:p>
          </table:table-cell>
          <table:table-cell office:value-type="float" office:value="117" calcext:value-type="float">
            <text:p>117</text:p>
          </table:table-cell>
          <table:table-cell table:number-columns-repeated="2"/>
          <table:table-cell office:value-type="string" calcext:value-type="string">
            <text:p>Table 7 reports the overall results on the crosslingual benchmarks EN-DE-15K-V1 and EN-DE15K-V2. We have similar ﬁndings in these two EN-DE benchmarks as in the EN-FR benchmarks that OntoEA consistently outperform baselines, w/o SI and w/ SI. On EN-DE-15K-V1, OntoEA generally outperforms competitive models by up to 9.9% in H@1 and the performance gap is larger in the models w/o SI than in the models w/ SI. On the dense benchmark (V2), OntoEA shows limited performance gain (about 4%) compared with the models w/o SI but much larger performance gain (more than 9%) compared with the models w/ SI.</text:p>
          </table:table-cell>
        </table:table-row>
        <table:table-row table:style-name="ro9">
          <table:table-cell office:value-type="float" office:value="2105.07688" calcext:value-type="float">
            <text:p>2105.07688</text:p>
          </table:table-cell>
          <table:table-cell office:value-type="string" calcext:value-type="string">
            <text:p>benchmark</text:p>
          </table:table-cell>
          <table:table-cell office:value-type="float" office:value="141" calcext:value-type="float">
            <text:p>141</text:p>
          </table:table-cell>
          <table:table-cell table:number-columns-repeated="2"/>
          <table:table-cell office:value-type="string" calcext:value-type="string">
            <text:p>The entity mappings by the above methods that do not exploit the ontologies may induce some class conﬂicts. Considering the example in Fig. 1, Victoria in KG1 is often incorrectly aligned to VICTORIA in KG2 by many embedding-based methods, but they belong to two potentially disjointed classes, namely Person and Organization. We ﬁnd such class conﬂicted mappings are quite common in the wrongly predicted mappings. Considering the EN-FR-15K-V1 benchmark by (Sun et al., 2020b), 42.2% and 55.7% of the wrongly pre QueenVictoriaVICTORIAVictoriaRoyaltyORGAgentPoliticianPersonOntologiesKG1KG2e1e2e3EdwardVIIpredecessorJohnBrownemployerFrogmoreEstatesépultureÉdouardVIIsuccesseurLovan HorectorHong KonglocationCitymembershipsubClassOfwrongentity mappingEducational OrganizationOrganizationUniversityclass mappingright entitymapping <text:s text:c="5"/>dicted mappings are class conﬂicted when running BootEA (Sun et al., 2018) and RSN4EA (Guo et al., 2019), respectively. These false positive mappings could be avoided if their ontologies are considered.</text:p>
          </table:table-cell>
        </table:table-row>
        <table:table-row table:style-name="ro13">
          <table:table-cell office:value-type="float" office:value="2105.07688" calcext:value-type="float">
            <text:p>2105.07688</text:p>
          </table:table-cell>
          <table:table-cell office:value-type="string" calcext:value-type="string">
            <text:p>benchmark</text:p>
          </table:table-cell>
          <table:table-cell office:value-type="float" office:value="192" calcext:value-type="float">
            <text:p>192</text:p>
          </table:table-cell>
          <table:table-cell table:number-columns-repeated="2"/>
          <table:table-cell office:value-type="string" calcext:value-type="string">
            <text:p>The benchmarks themselves do not include ontologies, and we thus extract and append an ontology for each KG, which includes the class structure (i.e., rdfs:subClassOf relationships) and membership relationships. Each benchmark therefore contains two KGs, their ontologies, and associated membership relationships. The benchmark statistics are shown in Table 1 where “-15K” and “9K” in the benchmark names are omitted. For the KGs of DBpedia, we use the DBpedia ontology and the membership relationships from the DBpedia SPARQL endpoint3 by querying the classes of each entity with rdfs:type. Note we also utilize the deﬁned class disjointness constraints by owl:disjointWith for initializing CCM. For the two Wikidata KGs in D-W-V1/V2, we extract their ontologies and membership relationships from the Wikidata SPARQL endpoint4 using queries with rdfs:subClassOf and rdfs:type. For the KGs of the industrial benchmark, we use domain knowledge (with the assistance of medical experts) to construct a shared, small-scale, but high-quality ontology, and the corresponding membership relationships.</text:p>
          </table:table-cell>
        </table:table-row>
        <table:table-row table:style-name="ro13">
          <table:table-cell office:value-type="float" office:value="2105.07688" calcext:value-type="float">
            <text:p>2105.07688</text:p>
          </table:table-cell>
          <table:table-cell office:value-type="string" calcext:value-type="string">
            <text:p>benchmark</text:p>
          </table:table-cell>
          <table:table-cell office:value-type="float" office:value="199" calcext:value-type="float">
            <text:p>199</text:p>
          </table:table-cell>
          <table:table-cell table:number-columns-repeated="2"/>
          <table:table-cell office:value-type="string" calcext:value-type="string">
            <text:p>Table 2 reports the overall results of OntoEA and the baselines.8 Overall, in both contexts of using and not using SI, OntoEA performs the best across all the benchmarks on all the metrics, except for H@1 on EN-DE-15K-V2 and D-W-15K-V2. Without SI. Regarding the benchmarks that share one ontology, OntoEA achieves at least 10% higher performance in all the metrics over the best baseline BootEA on EN-FR-15K-V1 which has sparse KG structures. On EN-FR-15K-V2 with dense KG structures, OntoEA achieves higher H@5 and MRR but competitive H@1 in comparison with the best baseline. For the D-W benchmarks whose KGs have different ontologies, we have a similar ﬁnding: the outperformance of OntoEA is more signiﬁcant on the benchmark with sparse KG structures (i.e., D-W-15K-V1) than on the benchmark with dense KG structures (i.e., DW-15K-V2). On the one hand, dense KG structures indicate that more information can be utilized with better performance, and relatively the additional positive impact by the ontology becomes more limited. On the other hand, the ontologies of both</text:p>
          </table:table-cell>
        </table:table-row>
        <table:table-row table:style-name="ro9">
          <table:table-cell office:value-type="float" office:value="2105.07688" calcext:value-type="float">
            <text:p>2105.07688</text:p>
          </table:table-cell>
          <table:table-cell office:value-type="string" calcext:value-type="string">
            <text:p>benchmark</text:p>
          </table:table-cell>
          <table:table-cell office:value-type="float" office:value="217" calcext:value-type="float">
            <text:p>217</text:p>
          </table:table-cell>
          <table:table-cell table:number-columns-repeated="2"/>
          <table:table-cell office:value-type="string" calcext:value-type="string">
            <text:p>EN-FR-15K-V2 and D-W-15K-V2 coincidentally have fewer classes (see Table 1), which would also lead to a lower impact of the ontology guidance. Regarding the industrial MED-BBK-9K, which is quite new and has shown more challenging w.r.t. these baselines (Zhang et al., 2020), OntoEA outperforms the best baseline by more than 10% in all the metrics. Although its ontology has a limited scale, the ontology is of high quality as it is speciﬁcally created with the domain knowledge. With SI. OntoEA shows very promising overall results as OntoEA without SI. It outperforms all the baselines on all the benchmarks, with the improvements over the best baseline ranging from 2% to 68.9%. Regarding the industrial MED-BBK9K, the performance improvement of OntoEA is especially signiﬁcant with more than 60% in all the metrics. As aforementioned, this benchmark is challenging to these baselines and it has highquality ontologies. It is worth mentioning that on the D-W benchmarks, the involvement of SI deteriorates the performance of OntoEA and the best baseline, while the positive impact of the ontologies (i.e., the performance gain of OntoEA over the best baseline) becomes more signiﬁcant.</text:p>
          </table:table-cell>
        </table:table-row>
        <table:table-row table:style-name="ro4">
          <table:table-cell office:value-type="float" office:value="2105.07688" calcext:value-type="float">
            <text:p>2105.07688</text:p>
          </table:table-cell>
          <table:table-cell office:value-type="string" calcext:value-type="string">
            <text:p>benchmark, github, publicly available, code</text:p>
          </table:table-cell>
          <table:table-cell office:value-type="float" office:value="57" calcext:value-type="float">
            <text:p>57</text:p>
          </table:table-cell>
          <table:table-cell table:number-columns-repeated="2"/>
          <table:table-cell office:value-type="string" calcext:value-type="string">
            <text:p>over 35% higher Hits@1, Hits@5, and MRR than the best baseline on MED-BBK-9K — a new and challenging industrial benchmark. Last but not least, we extend the current benchmarks with ontologies and membership relationships. The source code and benchmarks are publicly accessible at https://github.com/ZihengZZH/OntoEA.</text:p>
          </table:table-cell>
        </table:table-row>
        <table:table-row table:style-name="ro2" table:visibility="filter">
          <table:table-cell office:value-type="float" office:value="2105.07688" calcext:value-type="float">
            <text:p>2105.07688</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ummaya Mumtaz and M. Giese. 2020. Frequencybased vs. knowledge-based similarity measures for categorical data. In AAAI Spring Symposium: Combining Machine Learning with Knowledge Engineering.</text:p>
          </table:table-cell>
        </table:table-row>
        <table:table-row table:style-name="ro2" table:visibility="filter">
          <table:table-cell office:value-type="float" office:value="2105.07688" calcext:value-type="float">
            <text:p>2105.0768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Guillaume Lample, Alexis Conneau, Marc’Aurelio Ranzato, Ludovic Denoyer, and Herv´e J´egou. 2018. In InternaWord translation without parallel data. tional Conference on Learning Representations.</text:p>
          </table:table-cell>
        </table:table-row>
        <table:table-row table:style-name="ro3" table:visibility="filter">
          <table:table-cell office:value-type="float" office:value="2105.07688" calcext:value-type="float">
            <text:p>2105.0768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Antoine Bordes, Nicolas Usunier, Alberto Garc´ıaDur´an, Jason Weston, and Oksana Yakhnenko. 2013. Translating embeddings for modeling multirelational data. In 27th Annual Conference on Neural Information Processing Systems 2013, pages 2787–2795.</text:p>
          </table:table-cell>
        </table:table-row>
        <table:table-row table:style-name="ro5" table:visibility="filter">
          <table:table-cell office:value-type="float" office:value="2105.07688" calcext:value-type="float">
            <text:p>2105.07688</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Junheng Hao, Muhao Chen, Wenchao Yu, Yizhou Sun, and Wei Wang. 2019. Universal representation learning of knowledge bases by jointly embedding instances and ontological concepts. In Proceedings of the 25th ACM SIGKDD International Conference on Knowledge Discovery &amp; Data Mining, KDD 2019, pages 1709–1719. ACM.</text:p>
          </table:table-cell>
        </table:table-row>
        <table:table-row table:style-name="ro5">
          <table:table-cell office:value-type="float" office:value="2105.07688" calcext:value-type="float">
            <text:p>2105.07688</text:p>
          </table:table-cell>
          <table:table-cell office:value-type="string" calcext:value-type="string">
            <text:p>data, open-source data</text:p>
          </table:table-cell>
          <table:table-cell office:value-type="float" office:value="56" calcext:value-type="float">
            <text:p>56</text:p>
          </table:table-cell>
          <table:table-cell table:number-columns-repeated="2"/>
          <table:table-cell office:value-type="string" calcext:value-type="string">
            <text:p>S¨oren Auer, Chris Bizer, Georgi Kobilarov, Jens Lehmann, Richard Cyganiak, and Zachary Ives. 2008. DBpedia: A nucleus for a web of open data. In Proceedings of the 6th International Semantic Web Conference, volume 4825 of Lecture Notes in Computer Science, pages 722–735. Springer.</text:p>
          </table:table-cell>
        </table:table-row>
        <table:table-row table:style-name="ro1">
          <table:table-cell office:value-type="float" office:value="2105.07688" calcext:value-type="float">
            <text:p>2105.0768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5.07688" calcext:value-type="float">
            <text:p>2105.07688</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https://fasttext.cc/docs/en/crawl-vectors.html. 7https://github.com/nju-websoft/OpenEA</text:p>
          </table:table-cell>
        </table:table-row>
        <table:table-row table:style-name="ro6">
          <table:table-cell office:value-type="float" office:value="2105.07688" calcext:value-type="float">
            <text:p>2105.07688</text:p>
          </table:table-cell>
          <table:table-cell office:value-type="string" calcext:value-type="string">
            <text:p>open-source</text:p>
          </table:table-cell>
          <table:table-cell office:value-type="float" office:value="127" calcext:value-type="float">
            <text:p>127</text:p>
          </table:table-cell>
          <table:table-cell table:number-columns-repeated="2"/>
          <table:table-cell office:value-type="string" calcext:value-type="string">
            <text:p>We implement OntoEA upon the open source library OpenEA7. We use the AdaGrad optimizer with a learning rate of 0.01. The batch sizes for entity embedding and ontology embedding are set to 4500 and 64, respectively, and their dimensions are both set to 300. The weight hyperparameters are set as λ1 = 1, λ2 = 1, λ3 = 5 and β = 0.5, and other hyperparameters are set as γ1 x = 0.01, γ2 x = 2.0 and αx = 0.2 for all the losses where x ∈ {e, o, m}. These hyperparamters are tuned w.r.t. the MRR on the validation set. Please see Appendix B for more implementation details.</text:p>
          </table:table-cell>
        </table:table-row>
        <table:table-row table:style-name="ro2">
          <table:table-cell office:value-type="float" office:value="2105.07688" calcext:value-type="float">
            <text:p>2105.07688</text:p>
          </table:table-cell>
          <table:table-cell office:value-type="string" calcext:value-type="string">
            <text:p>publicly available</text:p>
          </table:table-cell>
          <table:table-cell office:value-type="float" office:value="7" calcext:value-type="float">
            <text:p>7</text:p>
          </table:table-cell>
          <table:table-cell table:number-columns-repeated="2"/>
          <table:table-cell office:value-type="string" calcext:value-type="string">
            <text:p>6The word embeddings are publicly available at</text:p>
          </table:table-cell>
        </table:table-row>
        <table:table-row table:style-name="ro9" table:visibility="filter">
          <table:table-cell office:value-type="float" office:value="2105.07881" calcext:value-type="float">
            <text:p>2105.07881</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In an online survey in December 2020, 385 journalists in Germany were surveyed about platforms in journalism and about their frequency of use and willingness to adopt emerging technologies. Journalists have a commitment to publish on a journalism platform on a full-time basis. Freelancers have a higher commitment than employed journalists. A platform subscription model is rated more attractive than advertising for a platform. Employed journalists on the other hand consider advertising more attractive than freelance journalists. For German journalists it is important that the platform is developed in Europe or Germany and that it sets high standards on data protection. Multimedia forms and interactive elements are used occasionally, often or always. Stories or Reels are predominantly not used. AI software as well as editorial analytics are rarely or never used. Apart from stories or reels, journalists intend to use multimedia forms and interactive elements more often in the future. They are receptive to software for research process documentation as well as to the analysis of indicators of their own publications. Software as a support for text production, image selection or headline suggestions is mostly rejected.</text:p>
          </table:table-cell>
        </table:table-row>
        <table:table-row table:style-name="ro6">
          <table:table-cell office:value-type="float" office:value="2105.11657" calcext:value-type="float">
            <text:p>2105.11657</text:p>
          </table:table-cell>
          <table:table-cell office:value-type="string" calcext:value-type="string">
            <text:p>benchmark, dataset, case study data</text:p>
          </table:table-cell>
          <table:table-cell office:value-type="float" office:value="45" calcext:value-type="float">
            <text:p>45</text:p>
          </table:table-cell>
          <table:table-cell table:number-columns-repeated="2"/>
          <table:table-cell office:value-type="string" calcext:value-type="string">
            <text:p>[26] Federico Perazzi, Jordi Pont-Tuset, Brian McWilliams, Luc Van Gool, Markus Gross, and Alexander Sorkine-Hornung, “A benchmark dataset and evaluation methodology for video object segmentation,” in CVPR, 2016, pp. 724–732.</text:p>
          </table:table-cell>
        </table:table-row>
        <table:table-row table:style-name="ro13">
          <table:table-cell office:value-type="float" office:value="2105.11657" calcext:value-type="float">
            <text:p>2105.11657</text:p>
          </table:table-cell>
          <table:table-cell office:value-type="string" calcext:value-type="string">
            <text:p>code available, github, dataset, code</text:p>
          </table:table-cell>
          <table:table-cell office:value-type="float" office:value="163" calcext:value-type="float">
            <text:p>163</text:p>
          </table:table-cell>
          <table:table-cell table:number-columns-repeated="2"/>
          <table:table-cell office:value-type="string" calcext:value-type="string">
            <text:p>Representation of semantic context and local details is the essential issue for building modern semantic segmentation models. However, the interrelationship between semantic context and local details is not well explored in previous works. In this paper, we propose a Dynamic Dual Sampling Module (DDSM) to conduct dynamic afﬁnity modeling and propagate semantic context to local details, which yields a more discriminative representation. Speciﬁcally, a dynamic sampling strategy is used to sparsely sample representative pixels and channels in the higher layer, forming adaptive compact support for each pixel and channel in the lower layer. The sampled features with high semantics are aggregated according to the afﬁnities and then propagated to detailed lower-layer features, leading to a ﬁne-grained segmentation result with wellpreserved boundaries. Experiment results on both Cityscapes and Camvid datasets validate the effectiveness and efﬁciency of the proposed approach. Code and models will be available at x3https://github.com/Fantasticarl/DDSM.</text:p>
          </table:table-cell>
        </table:table-row>
        <table:table-row table:style-name="ro15" table:visibility="filter">
          <table:table-cell office:value-type="float" office:value="2105.11657" calcext:value-type="float">
            <text:p>2105.11657</text:p>
          </table:table-cell>
          <table:table-cell office:value-type="string" calcext:value-type="string">
            <text:p>data</text:p>
          </table:table-cell>
          <table:table-cell office:value-type="float" office:value="326" calcext:value-type="float">
            <text:p>326</text:p>
          </table:table-cell>
          <table:table-cell table:number-columns-repeated="2"/>
          <table:table-cell office:value-type="string" calcext:value-type="string">
            <text:p>In order to verify the effectiveness of our proposed DDSM, we conduct thorough experiments on Cityscapes[19] and CamVid[20]. The mean Intersection over Union (mIoU) is adopted as the evaluation metric in all experiments, and F-Score[26] is used to measure the boundary performance. Implementation details: Our method is implemented using the Pytorch framework. For all our experiments, an SGD is used as the optimizer, momentum and weight decay are set to 0.9 and 5e-4, respectively. The learning rate is set as 0.01 and is decayed by multiplying (1 − epoch max epoch )0.9. For data augmentation in training, we employ a random horizontal ﬂip, a random resize with scale range [0.75,2], and then a random crop of 1024 × 1024 for Cityscapes (720 × 720 for Camvid). Ablation study: To verify the effectiveness of each component of our method, we conduct multiple sets of experiments on Cityscapes, including whether to use DCN [17], spatialwise and channel-wise dynamic afﬁnity modeling or not. We insert two DDSMs into the second and third stages of UPerNet [11]. The number of sampled spatial positions and channels are both set to 9. As shown in Table 1, based on UPerNet [11], both spatial and channel-wise dynamic modules will bring more beneﬁts than DCN [17]. A mix of both modules improves the performance by 1.26%. Simultaneously, to verify the applicability of DDSM in different frameworks, we insert one DDSM in Deeplabv3+ [6]. Table 1(right) also shows the performance improvement of DDSM on Deeplabv3+. Analysis of Boundary F-Score and Visualizations: To show the advantages of our model at the boundaries, we</text:p>
          </table:table-cell>
        </table:table-row>
        <table:table-row table:style-name="ro2">
          <table:table-cell office:value-type="float" office:value="2105.11657" calcext:value-type="float">
            <text:p>2105.11657</text:p>
          </table:table-cell>
          <table:table-cell office:value-type="string" calcext:value-type="string">
            <text:p>database</text:p>
          </table:table-cell>
          <table:table-cell office:value-type="float" office:value="47" calcext:value-type="float">
            <text:p>47</text:p>
          </table:table-cell>
          <table:table-cell table:number-columns-repeated="2"/>
          <table:table-cell office:value-type="string" calcext:value-type="string">
            <text:p>[20] Gabriel J Brostow, Julien Fauqueur, and Roberto Cipolla, “Semantic object classes in video: A high-deﬁnition ground truth database,” Pattern Recognition Letters, vol. 30, no. 2, pp. 88– 97, 2009.</text:p>
          </table:table-cell>
        </table:table-row>
        <table:table-row table:style-name="ro2">
          <table:table-cell office:value-type="float" office:value="2105.11657" calcext:value-type="float">
            <text:p>2105.1165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dataset. Table 4 shows our results on CamVid. Our model without Cityscapes pre-training outperforms the others. After pre-training, the mIoU performance is improved to 80.6%.</text:p>
          </table:table-cell>
        </table:table-row>
        <table:table-row table:style-name="ro3">
          <table:table-cell office:value-type="float" office:value="2105.11657" calcext:value-type="float">
            <text:p>2105.1165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19] Marius Cordts, Mohamed Omran, Sebastian Ramos, Timo Rehfeld, Markus Enzweiler, Rodrigo Benenson, Uwe Franke, Stefan Roth, and Bernt Schiele, “The cityscapes dataset for semantic urban scene understanding,” in CVPR, 2016.</text:p>
          </table:table-cell>
        </table:table-row>
        <table:table-row table:style-name="ro6">
          <table:table-cell office:value-type="float" office:value="2105.11657" calcext:value-type="float">
            <text:p>2105.11657</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We propose an end-to-end trainable Dynamic Dual Sampling Module for both spatial-wise dynamic afﬁnity modeling and channel-wise dynamic afﬁnity modeling between two different features. Thus lower layer features are dynamically enhanced by the features of representative pixels and channels from the higher layer simultaneously. Through lots of experiments, our proposed DDSM is veriﬁed to be effective on different networks. Our model achieves advanced performance on the Cityscapes and Camvid datasets while signiﬁcantly reducing computational consumption.</text:p>
          </table:table-cell>
        </table:table-row>
        <table:table-row table:style-name="ro3">
          <table:table-cell office:value-type="float" office:value="2105.11657" calcext:value-type="float">
            <text:p>2105.11657</text:p>
          </table:table-cell>
          <table:table-cell office:value-type="string" calcext:value-type="string">
            <text:p>used dataset, dataset</text:p>
          </table:table-cell>
          <table:table-cell office:value-type="float" office:value="31" calcext:value-type="float">
            <text:p>31</text:p>
          </table:table-cell>
          <table:table-cell table:number-columns-repeated="2"/>
          <table:table-cell office:value-type="string" calcext:value-type="string">
            <text:p>Table 3. Comparison on Cityscapes test set. Only the methods that merely use the ﬁne dataset are listed. GFlops is measured by 1024 × 1024 inputs. Model</text:p>
          </table:table-cell>
        </table:table-row>
        <table:table-row table:style-name="ro5">
          <table:table-cell office:value-type="float" office:value="2105.1391" calcext:value-type="float">
            <text:p>2105.1391</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Our solution could be used in the same manner as the Danish hybrid approach. That is, as a highly private online solution, with a less private oﬄine solution, using the EU QR code. This means that the linkability and traceability is only possible in a minority of uses, and thus that the information that can be learned from this becomes signiﬁcantly less valuable.</text:p>
          </table:table-cell>
        </table:table-row>
        <table:table-row table:style-name="ro6">
          <table:table-cell office:value-type="float" office:value="2105.1391" calcext:value-type="float">
            <text:p>2105.1391</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Currently Deployed DHPs We note that legally speaking, some cross-country regulation and speciﬁcation of DHPs are already in place. In particular the EU requires veriﬁcation of a DHP to consist of validating a digitally signed long-term token encoded as QR code, containing both name and birthday of the user it has been issued towards, along with time-stamps and location information for testing and vaccination 5. This has the advantage of working fully oﬄine, even without the user holding an electronic device. Of course this is also completely linkable and traceable.</text:p>
          </table:table-cell>
        </table:table-row>
        <table:table-row table:style-name="ro3">
          <table:table-cell office:value-type="float" office:value="2105.1391" calcext:value-type="float">
            <text:p>2105.1391</text:p>
          </table:table-cell>
          <table:table-cell office:value-type="string" calcext:value-type="string">
            <text:p>code, source code</text:p>
          </table:table-cell>
          <table:table-cell office:value-type="float" office:value="34" calcext:value-type="float">
            <text:p>34</text:p>
          </table:table-cell>
          <table:table-cell table:number-columns-repeated="2"/>
          <table:table-cell office:value-type="string" calcext:value-type="string">
            <text:p>Provides limited protection against reverse engineering of the app’s source code. This makes it harder for an adversary learning the source code and thus implement an overlay or illegitimate app.</text:p>
          </table:table-cell>
        </table:table-row>
        <table:table-row table:style-name="ro3">
          <table:table-cell office:value-type="float" office:value="2105.1391" calcext:value-type="float">
            <text:p>2105.1391</text:p>
          </table:table-cell>
          <table:table-cell office:value-type="string" calcext:value-type="string">
            <text:p>code, source code</text:p>
          </table:table-cell>
          <table:table-cell office:value-type="float" office:value="56" calcext:value-type="float">
            <text:p>56</text:p>
          </table:table-cell>
          <table:table-cell table:number-columns-repeated="2"/>
          <table:table-cell office:value-type="string" calcext:value-type="string">
            <text:p>Runtime Application Self Protection (RASP): This can be used ensure that an app is not running on a rooted or jail-broken device. It can also be used to detect source code modiﬁcation at runtime and detect whether the app is running a real device or in an emulator. All of this</text:p>
          </table:table-cell>
        </table:table-row>
        <table:table-row table:style-name="ro1" table:visibility="filter">
          <table:table-cell office:value-type="float" office:value="2105.1391" calcext:value-type="float">
            <text:p>2105.1391</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2 Preventing Sensitive Data Replication</text:p>
          </table:table-cell>
        </table:table-row>
        <table:table-row table:style-name="ro1" table:visibility="filter">
          <table:table-cell office:value-type="float" office:value="2105.1391" calcext:value-type="float">
            <text:p>2105.139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has them send data that does not follow the protocol speciﬁcation.</text:p>
          </table:table-cell>
        </table:table-row>
        <table:table-row table:style-name="ro2" table:visibility="filter">
          <table:table-cell office:value-type="float" office:value="2105.1391" calcext:value-type="float">
            <text:p>2105.139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4. All servers compute d := H(auxC) and update their associative data structure Ui[uid ] := (xi, d) and sends a registration acknowledgement to C.</text:p>
          </table:table-cell>
        </table:table-row>
        <table:table-row table:style-name="ro3" table:visibility="filter">
          <table:table-cell office:value-type="float" office:value="2105.1391" calcext:value-type="float">
            <text:p>2105.139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orge-proof A malicious user cannot1 make the reader accept a health status which is not in accordance2 with a certiﬁcate the issuer has sent to that user. That is, the user cannot manipulate the data contained in a certiﬁcate.</text:p>
          </table:table-cell>
        </table:table-row>
        <table:table-row table:style-name="ro2" table:visibility="filter">
          <table:table-cell office:value-type="float" office:value="2105.1391" calcext:value-type="float">
            <text:p>2105.1391</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1. Each server Si veriﬁes that σreg is correct by verifying (cid:62) = DSIG.Vf(pk S , auxC, σreg). If so its it updates its associative data structure Ui[uid ] := auxC and sends a registration acknowledgement to C.</text:p>
          </table:table-cell>
        </table:table-row>
        <table:table-row table:style-name="ro3" table:visibility="filter">
          <table:table-cell office:value-type="float" office:value="2105.1391" calcext:value-type="float">
            <text:p>2105.139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f all parties are honest, the reader should accept the health status of the user controlling the client, in accordance with the data on the user being held by the health authorities. I.e. the information the veriﬁer learns is authorized by the authorities and linked to the user controlling the client.</text:p>
          </table:table-cell>
        </table:table-row>
        <table:table-row table:style-name="ro3" table:visibility="filter">
          <table:table-cell office:value-type="float" office:value="2105.1391" calcext:value-type="float">
            <text:p>2105.139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Our solution only uses a single round of communication between the client and the reader and only two rounds between the client and the servers. The data transmitted is minimal, in particular it is bounded by the security parameter plus the size of the representation of the message being veriﬁed by the reader.</text:p>
          </table:table-cell>
        </table:table-row>
        <table:table-row table:style-name="ro5" table:visibility="filter">
          <table:table-cell office:value-type="float" office:value="2105.1391" calcext:value-type="float">
            <text:p>2105.139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We see that the idea of Pesto can translate to the setting of DHP, allowing us to realize a protocol with password-based authentication, where the issuer aggregates data from authorities and then certiﬁes these in the shape of a time-constrained token. Thus simply using Pesto will greatly improve the overall security of DHP solutions where the issuer is centralized.</text:p>
          </table:table-cell>
        </table:table-row>
        <table:table-row table:style-name="ro5" table:visibility="filter">
          <table:table-cell office:value-type="float" office:value="2105.1391" calcext:value-type="float">
            <text:p>2105.139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being used. This issue could be prevented by using a prepaid SIM card which does not contain a linking to the speciﬁc user in question. Using such a SIM card, along with the Tor network, or a VPN, should provide pretty extensive anonymity of the user, assuming their client device regularly uses the SIM for an arbitrary data connection.</text:p>
          </table:table-cell>
        </table:table-row>
        <table:table-row table:style-name="ro3" table:visibility="filter">
          <table:table-cell office:value-type="float" office:value="2105.1391" calcext:value-type="float">
            <text:p>2105.139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 2: The Pesto Protocol. A client C wishes to ﬁrst enrol and later get arbitrary tokens issued. The client interacts with with servers S = {S1, . . . , Sn} where Si holds key information ki and an initially empty associative data structure Ui. The client wishes to get a token veriﬁed by an arbitrary reader denoted R.</text:p>
          </table:table-cell>
        </table:table-row>
        <table:table-row table:style-name="ro5" table:visibility="filter">
          <table:table-cell office:value-type="float" office:value="2105.1391" calcext:value-type="float">
            <text:p>2105.139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However, distribution does not purely solve problems but also create new ones: The user’s sensitive data (vaccination dates/types, test results, and other data received from the health authorities) will now be located on multiple servers instead of a single one, which allows multiple points for attacks. Furthermore, distribution does not directly help with issues of unlinkability or untraceability.</text:p>
          </table:table-cell>
        </table:table-row>
        <table:table-row table:style-name="ro5" table:visibility="filter">
          <table:table-cell office:value-type="float" office:value="2105.1391" calcext:value-type="float">
            <text:p>2105.139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nd the issuer in a manner where there will not even be a public digital trace if this trust is breached. Basically, the veriﬁers or issuer needs to be caught red-handed data-sharing in order to prove foul play has happened. If the issuer is a government, this presents an issue – in particular in democracy-challenged countries where the government might exert extensive power over private businesses.</text:p>
          </table:table-cell>
        </table:table-row>
        <table:table-row table:style-name="ro5" table:visibility="filter">
          <table:table-cell office:value-type="float" office:value="2105.1391" calcext:value-type="float">
            <text:p>2105.139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Fig. 3: The Full Protocol for DHPs. A client C wishes to ﬁrst enrol and later get DHPs issued. The client interacts with with servers S = {S1, . . . , Sn} where Si holds key information ki and an initially empty associative data structure Ui. The client wishes to get a token (DHP) veriﬁed by an arbitrary reader denoted R.</text:p>
          </table:table-cell>
        </table:table-row>
        <table:table-row table:style-name="ro5" table:visibility="filter">
          <table:table-cell office:value-type="float" office:value="2105.1391" calcext:value-type="float">
            <text:p>2105.1391</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servers then use h directly from the RAM to verify whether the policy of the user is obeyed at that given time. Once the request has been veriﬁed, the servers delete h from the RAM. This approach ensures that the servers don’t store private user data in plain at rest, and that they can only restore a user’s data once all servers agree that this is okay to do.</text:p>
          </table:table-cell>
        </table:table-row>
        <table:table-row table:style-name="ro6" table:visibility="filter">
          <table:table-cell office:value-type="float" office:value="2105.1391" calcext:value-type="float">
            <text:p>2105.139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KHR20. Matt J Keeling, T D´eirdre Hollingsworth, and Jonathan M Read. The eﬃcacy of contact tracing for the containment of the 2019 novel coronavirus (covid-19). Journal of Epidemiology and Community Health, 10(74), October 2020. Dougles J. Leith. Mobile handset privacy: Measuring the data ios and android send to apple and google. Trinity College Dublin, 2021. Joint statement on contact tracing. https://cispa.de/en/news-and-events/news-archive/articles/ 2020/joint-statement-on-contact-tracing. Accessed: 2021-05-06.</text:p>
          </table:table-cell>
        </table:table-row>
        <table:table-row table:style-name="ro5" table:visibility="filter">
          <table:table-cell office:value-type="float" office:value="2105.1391" calcext:value-type="float">
            <text:p>2105.139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Once a user with uid requests a token from the servers, then server i retrieves (d, xi) from U [uid ] → auxC and sends xi to every other server. Thus they can each restore h(cid:48) = (cid:76) i∈[n] xi and verify that h(cid:48) = h by ensuring that H(h(cid:48)) = d, which prevents the possibility of a malicious server manipulating the data.</text:p>
          </table:table-cell>
        </table:table-row>
        <table:table-row table:style-name="ro4" table:visibility="filter">
          <table:table-cell office:value-type="float" office:value="2105.1391" calcext:value-type="float">
            <text:p>2105.1391</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However, if the user is using a mobile data connection, their phone company will have information on which antenna their client is using during issuance. Thus, a collusion between the issuer and phone company could be used to link a speciﬁc user to an approximate location during issuance. It is crucial to notice that even using the Tor network, or a trusted VPN, does not prevent this, as the mobile data provider will necessarily know the identity of the client whose data connection is</text:p>
          </table:table-cell>
        </table:table-row>
        <table:table-row table:style-name="ro4" table:visibility="filter">
          <table:table-cell office:value-type="float" office:value="2105.1391" calcext:value-type="float">
            <text:p>2105.139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t is almost needless to say that a pure visual veriﬁcation does not present much security against fake certiﬁcations given that a user is in control of the client and thus able to make it display any speciﬁc data. That is, they could make it simply display a message saying that they are validated to be safe, when this is not the case. Thus, for the rest of this paper, we assume some sort of interaction between the client and the reader is required to allow the veriﬁer to accept the certiﬁcation.</text:p>
          </table:table-cell>
        </table:table-row>
        <table:table-row table:style-name="ro6" table:visibility="filter">
          <table:table-cell office:value-type="float" office:value="2105.1391" calcext:value-type="float">
            <text:p>2105.139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In this paper we show how to realize an unlinkable DHP solution based on Pesto and how simple secret sharing can be used to ensure the conﬁdentiality of the user’s data at rest – even if some of the servers are malicious and colluding. Furthermore, we will show how replacing the distributed signatures used in Pesto with a blind version can be used to achieve untraceability. Finally, we discuss how commonly deployed hardening techniques, such as secure hardware, can be used to make it hard for malicious users to break the binding requirement.</text:p>
          </table:table-cell>
        </table:table-row>
        <table:table-row table:style-name="ro6" table:visibility="filter">
          <table:table-cell office:value-type="float" office:value="2105.1391" calcext:value-type="float">
            <text:p>2105.1391</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Secret sharing is a secure approach to distributing some sensitive data x to n servers in such a way that less than t ≤ n colluding servers learn nothing about the data x, but t or more servers can completely reconstruct x. A scheme achieving this is called a (t, n) secret sharing scheme. The idea was independently introduced by Shamir [Sha79] and Blakley [Bla79] in 1979, who showed how to do this eﬃciently for any 1 &lt; t ≤ n. However, for our purpose we only need a (n, n) secret sharing scheme which can be realized extremely eﬃciently by simply using XOR from the following folklore construction:</text:p>
          </table:table-cell>
        </table:table-row>
        <table:table-row table:style-name="ro7" table:visibility="filter">
          <table:table-cell office:value-type="float" office:value="2105.1391" calcext:value-type="float">
            <text:p>2105.1391</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Furthermore, if we consider a realistic deployment setting, we note that the issuer will also hold data from multiple health authorities on each user. The reason is that it would otherwise be highly inconvenient and slow for a user to manually share certiﬁcated information from multiple health authorities each time the user wishes to get a certiﬁcation. Hence, we imagine that the user consents to the issuer pulling this information automatically when needed, or getting updates automatically pushed from the authorities. Thus the issuer will not only have the ability to certify users’ health attributes towards veriﬁers on-demand, but also hold a treasure trove of private information, even if unlinkability and untraceability are built into the protocol.</text:p>
          </table:table-cell>
        </table:table-row>
        <table:table-row table:style-name="ro10" table:visibility="filter">
          <table:table-cell office:value-type="float" office:value="2105.1391" calcext:value-type="float">
            <text:p>2105.1391</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We have showed how to make a simple and eﬃcient protocol for DHPs based on multi-factor authentication that is both forge-proof, unlinkable, and untraceable on the protocol level and discussed how this can be deployed to also oﬀer a reasonable level of binding. We also discussed how to increase security of the issuer and the privacy of the users’ health data by using the distributed protocol Pesto and simple secret sharing. We illustrate the overall architecture of our protocol in Fig. 4. For completeness, we also give a semi-formal description of the entire protocol in Fig. 3, although abstracting away the issue of digital identity veriﬁcation and the health authorities since all of these are highly deployment speciﬁc. Finally, we have discussed which external factors could come in play to ensure full end-to-end unlinkability and untraceability for the user.</text:p>
          </table:table-cell>
        </table:table-row>
        <table:table-row table:style-name="ro10" table:visibility="filter">
          <table:table-cell office:value-type="float" office:value="2105.1391" calcext:value-type="float">
            <text:p>2105.1391</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Based on the description of Pesto in Fig. 2, we discuss how to use it to realize a DHP system based on the overall DHP architecture discussed in Section 1. During enrolment the user will provide the servers with consent to contact the health authorities holding the user’s medical data. Assuming this consent can be expressed as some data c, the user’s client simply lets c be part of aux which it sends in step 7 of Enrolment. The servers in turn validate c as part of step 8 and store this as part of auxC in their associative data structure in step 11 in Enrolment. At regular intervals the servers can then use c to pull information from the health authorities. Say the data from the health authority i is denoted as hi, the servers can then retrieve U [uid ] → auxC and update auxC to also contain h1, . . . and store this back in the data structure U .</text:p>
          </table:table-cell>
        </table:table-row>
        <table:table-row table:style-name="ro12" table:visibility="filter">
          <table:table-cell office:value-type="float" office:value="2105.1391" calcext:value-type="float">
            <text:p>2105.1391</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 user requests a certiﬁcation on their health status from an issuer using their personal client device. The client device can then present the certiﬁed health status towards a veriﬁer of the user’s choice. Concretely, the client will execute a protocol with the issuer’s server (optionally using information about the veriﬁer gathered from the veriﬁer’s reader ), in order to retrieve a certiﬁcation on the user’s health status. The data used for constructing the certiﬁcation is based on information the issuer has gathered from one or more health authorities (with the user’s consent). At the user’s will, the client then presents information towards the veriﬁer to allow it to verify the certiﬁcation learned from the issuer. This can be done either visually (based on what is displayed on the client) or digitally by the client communicating with the reader. Alternatively, to prevent reusing single-use information, the reader might validate the information received from the client by communicating with the server.</text:p>
          </table:table-cell>
        </table:table-row>
        <table:table-row table:style-name="ro9" table:visibility="filter">
          <table:table-cell office:value-type="float" office:value="2105.1391" calcext:value-type="float">
            <text:p>2105.1391</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Our online solution which requires a client to contact the issuer when they wish to prove they fulﬁl the health requirements of the veriﬁer is not the only possible approach to realizing DHPs. Speciﬁcally, by weakening the binding a bit further, it is possible to construct an oﬄine solution where the servers construct a credential containing the data from the health authorities and sharing this with the client. The client then stores this credential oﬄine, and when the user wants to convince the veriﬁer that they fulﬁl a public policy, they construct a proof that they hold a credential, signed by the issuing authority, containing values that fulﬁl the policy. It is possible to ensure a limited lifetime of the credential by the issuer embedding timestamps into it. Constraints on the timestamps will then be part of the public policy such that the veriﬁer can ensure that the health attributes are still valid, according to the public policy, at the time of veriﬁcation. Thus a solution based on credentials can be used even when the user does not have an Internet connection, or issuer is not available. This also limits the amount of privacy leakage that can result from the device manufacturer or the user’s phone company sharing location information on the client with the issuer.</text:p>
          </table:table-cell>
        </table:table-row>
        <table:table-row table:style-name="ro9" table:visibility="filter">
          <table:table-cell office:value-type="float" office:value="2105.1391" calcext:value-type="float">
            <text:p>2105.1391</text:p>
          </table:table-cell>
          <table:table-cell office:value-type="string" calcext:value-type="string">
            <text:p>data</text:p>
          </table:table-cell>
          <table:table-cell office:value-type="float" office:value="266" calcext:value-type="float">
            <text:p>266</text:p>
          </table:table-cell>
          <table:table-cell table:number-columns-repeated="2"/>
          <table:table-cell office:value-type="string" calcext:value-type="string">
            <text:p>As previously discussed in Section 1.2, the current approach increases the visibility of sensitive user data since the data from all the issuing authorities will be stored locally on all the servers, which is in contrast to a centralized approach where the data is just stored in a single centralized server. We could imagine solving this by only fetching data on-demand from the medical authorities when a user requests a token. However, this can provide congestion and unnecessary communication. To prevent this, we instead have the servers store all the relevant up-to-date medical data locally. To ensure that an attack on any of the servers does not leak private information, the servers will secret share the data with each other. Let h ∈ {0, 1}(cid:96) denote the authenticated health data on a user the servers receive from the health authorities. Once receiving this (be it through a push or a pull operation with the health authorities) each server i ∈ [n−1] forms an xor secret sharing by picking a random value xi ← {0, 1}(cid:96) and sending this to server n. Server n then computes xn = h (cid:76) i∈[n−1] xi. Finally, each server i also computes d ← H(h) and stores (d, xi) as part of auxC stored in U [uid ], where H(·) is a cryptographic hash function.</text:p>
          </table:table-cell>
        </table:table-row>
        <table:table-row table:style-name="ro16" table:visibility="filter">
          <table:table-cell office:value-type="float" office:value="2105.1391" calcext:value-type="float">
            <text:p>2105.1391</text:p>
          </table:table-cell>
          <table:table-cell office:value-type="string" calcext:value-type="string">
            <text:p>data</text:p>
          </table:table-cell>
          <table:table-cell office:value-type="float" office:value="326" calcext:value-type="float">
            <text:p>326</text:p>
          </table:table-cell>
          <table:table-cell table:number-columns-repeated="2"/>
          <table:table-cell office:value-type="string" calcext:value-type="string">
            <text:p>At some point Issuance will be executed. This happens when a user with ID uid goes to a veriﬁer with ID vid in order to prove that their medical status fulﬁls the requirements put forth by the veriﬁer. This is done by the user’s client communicating with the veriﬁer’s reader. The reader returns a nonce, denoted by q, used to deﬁne a speciﬁc authentication session, and a timestamp of the current time, denoted by t. It also returns an identiﬁer of the veriﬁer and the speciﬁc reader, denoted by vid . Finally, it also returns the speciﬁc requirements the veriﬁer requires the user to fulﬁl. We call these requirements the public policy. This could for example be that the user’s vaccination must be at most 6 months old or that they must have tested negative within 24 hours. We denote the the public policy by pp. If the user accepts the level of detail of the public policy, i.e. they accept that the veriﬁer learns that they fulﬁl this, then they enter their password into the client. In step 3 of Issuance, the client will then construct a message m consisting of (pp, vid , q, t). In step 8 the servers then verify that pp is indeed fulﬁlled in accordance with the data h1, . . . they hold in auxC and that t contains the current time (or is reasonably close to it). The user then gets a signature on m and returns it to the reader. In step 8 the reader then checks the signature on m and that it contains (pp, vid , q, t) that it originally sent to the client and that t is still reasonably close to the current time.</text:p>
          </table:table-cell>
        </table:table-row>
        <table:table-row table:style-name="ro14" table:visibility="filter">
          <table:table-cell office:value-type="float" office:value="2105.1391" calcext:value-type="float">
            <text:p>2105.1391</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Thus the main issue is to ensure that the person using a client is bound to the user for whom the issuer constructs a token. This this means we must prevent two issues; token-sharing (sharing a speciﬁc token) and client-sharing (a user sharing a client linked to them with another user). Considering token-sharing, it seems we have already prevented this through linking the token to the nonce and timestamp of the reader. Unfortunately this is not enough. Since the token does not (and should not) contain any information linking it to the user for which it is issued, there is nothing preventing two users colluding to pretend to be a single user, by having the clients relay data between reader and issuer respectively. More speciﬁcally, user 1’s client initiates the protocol with a reader and thus receives (vid , q, t). The client then transmit this to user 2’s client. User 2’s client then requests a token on a message containing (vid , q, t) from the issuer. User 2’s client then sends the signature σ(cid:48) to user 1’s client. User 1’s client can now present a valid token to the reader without having been authenticated and validated by the issuer! Still, since the token can only be used once and must be constructed at the instant at which it should be used, this attack does not give any advantage over a simpler client sharing attack, where user 2 simply gives their client to user 1 along with their password. The low-tech approach to prevent such misuse, as for example seen in national IDs and passports, is to include a picture or physical description of the user to be validated.</text:p>
          </table:table-cell>
        </table:table-row>
        <table:table-row table:style-name="ro15" table:visibility="filter">
          <table:table-cell office:value-type="float" office:value="2105.1391" calcext:value-type="float">
            <text:p>2105.1391</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Hicks et al. [HBMC20] describe a general framework and features desirable in a DHP and how to realize these in either paper or app form. Their main idea is simply for the user to just present a signed certiﬁcate containing test or vaccination information, along with the user’s picture and name, to a trusted veriﬁer. While simple and eﬃcient, it does not provide any unlinkability or untraceability. Another work by Butler et al. [BHB+20] suggests to use diﬀerential privacy when issuing a DHP. The DHP would contain an integer representing the health risk of the user, which is a diﬀerential private version of the user’s true risk. That is, either their true risk or a randomly sampled risk. On the macro-level their approach ensures that the overall risk of a cohort of users represents the true risk. While this prevents immunization discrimination in the macro setting, it is clear that this approach will not work in all contexts. In particular in settings where it is crucial to know the risk of a single, particular user. Furthermore, the issue of tracing and linking a user’s movement is still an issue with this approach. It also applies that if the user’s identity is not part of the token, there is no binding, for which reason a market for token sharing could arise. If the tokens are issued on demand, the randomness of the issuance allows users to simple try to sample new tokens until they get a low-risk one. Other solutions suggest to store test and vaccination data on the blockchain since the data will be immutable, in a way that can be checked by (trusted) veriﬁers [imm,HSJ+20]. Neither of these solutions provide unlinkability or untraceability.</text:p>
          </table:table-cell>
        </table:table-row>
        <table:table-row table:style-name="ro14" table:visibility="filter">
          <table:table-cell office:value-type="float" office:value="2105.1391" calcext:value-type="float">
            <text:p>2105.1391</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The client then transmit this to user 2’s client. User 2’s client then requests a token on a message containing (vid , q, t) from the issuer. User 2’s client then sends the signature σ(cid:48) to user 1’s client. User 1’s client can now present a valid token to the reader without having been authenticated and validated by the issuer! Still, since the token can only be used once and must be constructed at the instant at which it should be used, this attack does not give any advantage over a simpler client sharing attack, where user 2 simply gives their client to user 1 along with their password. The low-tech approach to prevent such misuse, as for example seen in national IDs and passports, is to include a picture or physical description of the user to be validated. Of course this info cannot be included in the token itself as it would otherwise allow for linkability and traceability. Thus the only solution is to have such information be displayed on the user’s client, hence making it function almost like a physical ID card. It is crucial to actually use a picture rather than and a unique ID linkable to the individual. The reason being that a skilled veriﬁer can easily remember such an ID and note it down as soon as the user has been veriﬁed, thus breaking linkability and traceability. This is not feasible with a picture, as the only way to identify a user from memory of a picture is by looking through all potential pictures. Still, it is crucial that no camera is pointed at the user’s device when the picture is shown, as the user could otherwise be identiﬁed with reverse image search.</text:p>
          </table:table-cell>
        </table:table-row>
        <table:table-row table:style-name="ro17" table:visibility="filter">
          <table:table-cell office:value-type="float" office:value="2105.1391" calcext:value-type="float">
            <text:p>2105.1391</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Despite the fact that corona-based DHPs have been put into commercial service only recently, a non-negligible body of research has already been carried out in this area. Hicks et al. [HBMC20] describe a general framework and features desirable in a DHP and how to realize these in either paper or app form. Their main idea is simply for the user to just present a signed certiﬁcate containing test or vaccination information, along with the user’s picture and name, to a trusted veriﬁer. While simple and eﬃcient, it does not provide any unlinkability or untraceability. Another work by Butler et al. [BHB+20] suggests to use diﬀerential privacy when issuing a DHP. The DHP would contain an integer representing the health risk of the user, which is a diﬀerential private version of the user’s true risk. That is, either their true risk or a randomly sampled risk. On the macro-level their approach ensures that the overall risk of a cohort of users represents the true risk. While this prevents immunization discrimination in the macro setting, it is clear that this approach will not work in all contexts. In particular in settings where it is crucial to know the risk of a single, particular user. Furthermore, the issue of tracing and linking a user’s movement is still an issue with this approach. It also applies that if the user’s identity is not part of the token, there is no binding, for which reason a market for token sharing could arise. If the tokens are issued on demand, the randomness of the issuance allows users to simple try to sample new tokens until they get a low-risk one. Other solutions suggest to store test and vaccination data on the blockchain since the data will be immutable, in a way that can be checked by (trusted) veriﬁers [imm,HSJ+20].</text:p>
          </table:table-cell>
        </table:table-row>
        <table:table-row table:style-name="ro9">
          <table:table-cell office:value-type="float" office:value="2105.1391" calcext:value-type="float">
            <text:p>2105.1391</text:p>
          </table:table-cell>
          <table:table-cell office:value-type="string" calcext:value-type="string">
            <text:p>data, data available</text:p>
          </table:table-cell>
          <table:table-cell office:value-type="float" office:value="227" calcext:value-type="float">
            <text:p>227</text:p>
          </table:table-cell>
          <table:table-cell table:number-columns-repeated="2"/>
          <table:table-cell office:value-type="string" calcext:value-type="string">
            <text:p>Even though it is possible to get decent anonymity even against an issuer colluding with the user’s phone company, there is still a major anonymity issue left. That is the anonymity against a colluding issuer and device manufacturer. It was recently shown [Lei21] that both iOS and Android share location data every few minutes with Apple, respectively Google. Thus if Apple or Google were to collude with the issuer, they can track approximately where the user is when they request issuance. Unfortunately this seems to be an inherent issue with any solution using an Apple or Google smart phone and requiring the user to interact with the issuer each time they need a token issued. The best approach to somewhat prevent this is to use a burner device and burner account with Apple or Google which does not involve any identiﬁable information of the real world identity of the user. However, the tracking will most likely still be linkable to a speciﬁc individual since Apple and Google will quickly learn the user’s home address and work location through the device’s location data. If the issuer has access to this information, it would be easy to even link the burner device and account to a speciﬁc individual.</text:p>
          </table:table-cell>
        </table:table-row>
        <table:table-row table:style-name="ro3" table:visibility="filter">
          <table:table-cell office:value-type="float" office:value="2105.15064" calcext:value-type="float">
            <text:p>2105.15064</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16] Ron Kohavi. 1996. Scaling up the accuracy of naive-bayes classifiers: A decisiontree hybrid.. In Proceedings of the Second International Conference on Knowledge Discovery and Data Mining, Vol. 96. 202–207.</text:p>
          </table:table-cell>
        </table:table-row>
        <table:table-row table:style-name="ro3" table:visibility="filter">
          <table:table-cell office:value-type="float" office:value="2105.15064" calcext:value-type="float">
            <text:p>2105.1506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9] Michael Feldman, Sorelle A Friedler, John Moeller, Carlos Scheidegger, and Suresh Venkatasubramanian. 2015. Certifying and removing disparate impact. In proceedings of the 21th ACM SIGKDD international conference on knowledge discovery and data mining. 259–268.</text:p>
          </table:table-cell>
        </table:table-row>
        <table:table-row table:style-name="ro5" table:visibility="filter">
          <table:table-cell office:value-type="float" office:value="2105.15064" calcext:value-type="float">
            <text:p>2105.1506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his is the ratio of desirable outcomes predicted by the classifier for the sensitive minority compared with what is actually present in the data [6]. If US𝑆 &lt; 1 the classifier is under-predicting desirable outcomes for the minority. It is worth nothing that US𝑆 = 1 does not necessarily mean that the classifier is not biased against the minority group (i.e. poor DI𝑆 ) score.</text:p>
          </table:table-cell>
        </table:table-row>
        <table:table-row table:style-name="ro7" table:visibility="filter">
          <table:table-cell office:value-type="float" office:value="2105.15064" calcext:value-type="float">
            <text:p>2105.15064</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in ML. Negative legacy refers to the problem with the data while underestimation refers to the bias due to the algorithm. Negative legacy may be due to labelling errors or poor sampling; however, it is likely to reflect discriminatory practices in the past. On the other hand, underestimation occurs when the algorithm focuses on strong signals in the data thereby missing more subtle phenomena [6]. Recent work shows that underestimation occurs when an algorithm underfits the training data due to a combination of limitations in training data and model capacity issues [2, 6, 14]. [2] also shows that irreducible error, regularization and feature and class imbalance can contribute to this underestimation.</text:p>
          </table:table-cell>
        </table:table-row>
        <table:table-row table:style-name="ro10" table:visibility="filter">
          <table:table-cell office:value-type="float" office:value="2105.15064" calcext:value-type="float">
            <text:p>2105.15064</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1 INTRODUCTION While Machine learning (ML) systems have revolutionized many aspects of human lives, the growing evidence of algorithmic bias necessitates the need for fairness-aware ML. ML algorithms rely on the training data to make predictions that often have high societal impacts, such as determining the likelihood of convicted criminals re-offending [13]. Thus, algorithms that are trained on a biased representation of the actual population could disproportionately disadvantage a specific group or groups. Although most examples of algorithmic bias in ML occur due to the training data, recent work shows that the algorithm itself can introduce bias or amplify existing bias [2, 6, 12]. When the bias occurs due to the data, it is sometimes euphemistically called negative legacy; it is called underestimation when it is due to the algorithm [6].</text:p>
          </table:table-cell>
        </table:table-row>
        <table:table-row table:style-name="ro7">
          <table:table-cell office:value-type="float" office:value="2105.15064" calcext:value-type="float">
            <text:p>2105.15064</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4 MITIGATING UNDERESTIMATION Given a dataset 𝐷 (𝑋, 𝑌 ), the goal of supervised ML is to learn an input-output mapping function 𝑓 : 𝑋 → 𝑌 that will generalize well on unseen data. From the optimization perspective, the learning process can be viewed as finding the best mapping that performs best in terms of how good the prediction model 𝑓 (𝑋 ) does with regard to the expected outcome 𝑌 . For example, logistic regression, a well-studied algorithm for classification, can be formulated as an optimization problem where the objective is to learn the best mapping of feature vector 𝑋 to the target feature 𝑌 through a probability distribution:</text:p>
          </table:table-cell>
        </table:table-row>
        <table:table-row table:style-name="ro8">
          <table:table-cell office:value-type="float" office:value="2105.15064" calcext:value-type="float">
            <text:p>2105.15064</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ABSTRACT Algorithmic Bias can be due to bias in the training data or issues with the algorithm itself. These algorithmic issues typically relate to problems with model capacity and regularisation. This underestimation bias may arise because the model has been optimized for good generalisation accuracy without any explicit consideration of bias or fairness. In a sense, we should not be surprised that a model might be biased when it hasn’t been ‘asked’ not to be. In this paper, we consider including bias (underestimation) as an additional criterion in model training. We present a multi-objective optimization strategy using Pareto Simulated Annealing that optimizes for both balanced accuracy and underestimation. We demonstrate the effectiveness of this strategy on one synthetic and two real-world datasets.</text:p>
          </table:table-cell>
        </table:table-row>
        <table:table-row table:style-name="ro10">
          <table:table-cell office:value-type="float" office:value="2105.15064" calcext:value-type="float">
            <text:p>2105.15064</text:p>
          </table:table-cell>
          <table:table-cell office:value-type="string" calcext:value-type="string">
            <text:p>data, dataset</text:p>
          </table:table-cell>
          <table:table-cell office:value-type="float" office:value="168" calcext:value-type="float">
            <text:p>168</text:p>
          </table:table-cell>
          <table:table-cell table:number-columns-repeated="2"/>
          <table:table-cell office:value-type="string" calcext:value-type="string">
            <text:p>Models with 𝑈 𝑆𝑆 = 1 on the training data were then tested on the test sets - see Figure 2. For comparison we include results on models optimized using SGD (SGD(log-loss)) and simulated annealing SA(BA). It is clear from Figure 2 that PSA(BA+US) outperforms SA(BA) and SGD(log-loss) in all three datasets in terms of underestimation. In addition, Figure 2 also shows that a logistic regression classifier optimized using SA performs better than SGD. However, it is worth noting that SGD optimizes on log-loss while the simulated annealing directly optimizes on balance accuracy and underestimation, thus it makes sense that SA optimized algorithm performs better in terms of balance accuracy. To conclude, the evaluation shown in Figure 2 suggests that it is possible to achieve near-perfect underestimation score while maintaining good balance accuracy by explicitly considering underestimation bias in model training.</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1: Pareto fronts for the three datasets.</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2: Overall results on the three datasets.</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1: Summary details of the three datasets.</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 A dataset 𝐷 (𝑋, 𝑌, 𝑆)</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Synthetic (reduced) Adult - Income (reduced) Recidivism</text:p>
          </table:table-cell>
        </table:table-row>
        <table:table-row table:style-name="ro2">
          <table:table-cell office:value-type="float" office:value="2105.15064" calcext:value-type="float">
            <text:p>2105.15064</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4] Andrew Cotter, Michael P. Friedlander, Gabriel Goh, and Maya R. Gupta. 2016. Satisfying Real-world Goals with Dataset Constraints. CoRR abs/1606.07558 (2016). arXiv:1606.07558</text:p>
          </table:table-cell>
        </table:table-row>
        <table:table-row table:style-name="ro3">
          <table:table-cell office:value-type="float" office:value="2105.15064" calcext:value-type="float">
            <text:p>2105.15064</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5 EXPERIMENTS In this section, we experimentally validate our framework described in Section 4 on a synthetic dataset introduced in [9], the Census Income dataset [16] and a reduced version of the ProPublica Recidivism dataset [8]. These datasets have been extensively studied</text:p>
          </table:table-cell>
        </table:table-row>
        <table:table-row table:style-name="ro5">
          <table:table-cell office:value-type="float" office:value="2105.15064" calcext:value-type="float">
            <text:p>2105.15064</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specifics of the proposed remediation strategy are presented in more detail in section 4. Before that, the relevant background on key concepts used in this paper is reviewed in section 2 and 3. The paper concludes in section 5 with an assessment of how this repair strategy works on one synthetic and two real datasets.</text:p>
          </table:table-cell>
        </table:table-row>
        <table:table-row table:style-name="ro3">
          <table:table-cell office:value-type="float" office:value="2105.15064" calcext:value-type="float">
            <text:p>2105.15064</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For each of the datasets we use a 70:30 train test split. Figure 1 shows the Pareto front on the training sets. We can see from the Pareto fronts that the two criteria are in conflict. We can also see that one could achieve perfect underestimation (𝑈 𝑆𝑆 = 1) without much loss in balance accuracy.</text:p>
          </table:table-cell>
        </table:table-row>
        <table:table-row table:style-name="ro6">
          <table:table-cell office:value-type="float" office:value="2105.15064" calcext:value-type="float">
            <text:p>2105.15064</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6 CONCLUSION AND FUTURE WORK In this paper we present a multi-objective optimization strategy using Pareto Simulated Annealing that optimizes for both balanced accuracy and underestimation. We demonstrate that our framework can achieve near-perfect underestimation while maintaining high balance accuracy on one synthetic and two real datasets. As an extension to this work, we plan to evaluate our strategy for other unsupervised ML algorithms, e.g., Neural Network, Decision Tree. In addition, we plan to evaluate our strategy on other datasets.</text:p>
          </table:table-cell>
        </table:table-row>
        <table:table-row table:style-name="ro4">
          <table:table-cell office:value-type="float" office:value="2105.15064" calcext:value-type="float">
            <text:p>2105.15064</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o illustrate the effectiveness of PSA to mitigate underestimation, we implement PSA for logistic regression. The aim is to find a set of 𝜃 that gives the highest balance accuracy and 𝑈 𝑆𝑆 = 1. Given a dataset D (𝑋, 𝑌, 𝑆), where 𝑋 represents the feature vector, target label 𝑌 and sensitive attribute 𝑆, let ˆ𝑌 be the prediction output of a logistic regression model M (𝜃, 𝑋, 𝑆). The optimization problem can be formally defined as:</text:p>
          </table:table-cell>
        </table:table-row>
        <table:table-row table:style-name="ro12">
          <table:table-cell office:value-type="float" office:value="2105.15064" calcext:value-type="float">
            <text:p>2105.15064</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in fairness research because there is clear evidence of negative legacy. Summary statistics for these datasets are provided in Table 1. For the Census Income dataset the prediction task is to determine whether a person earns more or less than $50,000 per year based on their demographic information. We remove all the other categorical features in the Census Income (Adult) dataset except Sex. The reduced and anonymized version of the Recidivism dataset includes seven features and the target variable is Recidivism. The goal of our experiment is to learn an underestimation-free classifier while maintaining a high balance accuracy score when Sex and Caucasian as sensitive feature 𝑆 for the Income and Recidivism datasets, respectively. To illustrate the effectiveness of the proposed strategy, we evaluate our framework PSA (BA+US) with logistic regression optimized using SA on balance accuracy SA(BA) and scikit-learn2 implementation of logistic regression optimized on log-loss SGD(log-loss).</text:p>
          </table:table-cell>
        </table:table-row>
        <table:table-row table:style-name="ro1">
          <table:table-cell office:value-type="float" office:value="2105.15064" calcext:value-type="float">
            <text:p>2105.1506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williamblanzeisky/ParetoSimulatedAnnealing</text:p>
          </table:table-cell>
        </table:table-row>
        <table:table-row table:style-name="ro2">
          <table:table-cell office:value-type="float" office:value="2106.0252" calcext:value-type="float">
            <text:p>2106.0252</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Table 2: Per-class quantitative evaluation on SPair-71k [38] benchmark.</text:p>
          </table:table-cell>
        </table:table-row>
        <table:table-row table:style-name="ro2">
          <table:table-cell office:value-type="float" office:value="2106.0252" calcext:value-type="float">
            <text:p>2106.0252</text:p>
          </table:table-cell>
          <table:table-cell office:value-type="string" calcext:value-type="string">
            <text:p>benchmark</text:p>
          </table:table-cell>
          <table:table-cell office:value-type="float" office:value="23" calcext:value-type="float">
            <text:p>23</text:p>
          </table:table-cell>
          <table:table-cell table:number-columns-repeated="2"/>
          <table:table-cell office:value-type="string" calcext:value-type="string">
            <text:p>[38] Juhong Min, Jongmin Lee, Jean Ponce, and Minsu Cho. Spair-71k: A large-scale benchmark for semantic</text:p>
          </table:table-cell>
        </table:table-row>
        <table:table-row table:style-name="ro7">
          <table:table-cell office:value-type="float" office:value="2106.0252" calcext:value-type="float">
            <text:p>2106.0252</text:p>
          </table:table-cell>
          <table:table-cell office:value-type="string" calcext:value-type="string">
            <text:p>benchmark</text:p>
          </table:table-cell>
          <table:table-cell office:value-type="float" office:value="117" calcext:value-type="float">
            <text:p>117</text:p>
          </table:table-cell>
          <table:table-cell table:number-columns-repeated="2"/>
          <table:table-cell office:value-type="string" calcext:value-type="string">
            <text:p>We ﬁrst deﬁne the model without any of these as baseline, which simply feeds the correlation map into the selfattention layer. We evaluate on SPair-71k benchmark by progressively adding the each key component. From I to V, we observe consistent increase in performance when each component is added. II shows a large improvement in performance, which demonstrates that the appearance modelling enabled the model to reﬁne the ambiguous or noisy matching scores. Although relatively small increase in PCK for III, it proves that the proposed model successfully aggregates the multi-level correlation maps. Furthermore, IV and V show apparent increase, proving the signiﬁcance of both components.</text:p>
          </table:table-cell>
        </table:table-row>
        <table:table-row table:style-name="ro14">
          <table:table-cell office:value-type="float" office:value="2106.0252" calcext:value-type="float">
            <text:p>2106.0252</text:p>
          </table:table-cell>
          <table:table-cell office:value-type="string" calcext:value-type="string">
            <text:p>code available, github, code</text:p>
          </table:table-cell>
          <table:table-cell office:value-type="float" office:value="225" calcext:value-type="float">
            <text:p>225</text:p>
          </table:table-cell>
          <table:table-cell table:number-columns-repeated="2"/>
          <table:table-cell office:value-type="string" calcext:value-type="string">
            <text:p>We propose a novel cost aggregation network, called Cost Aggregation Transformers (CATs), to ﬁnd dense correspondences between semantically similar images with additional challenges posed by large intra-class appearance and geometric variations. Cost aggregation is a highly important process in matching tasks, which the matching accuracy depends on the quality of its output. Compared to handcrafted or CNN-based methods addressing the cost aggregation, in that either lacks robustness to severe deformations or inherit the limitation of CNNs that fail to discriminate incorrect matches due to limited receptive ﬁelds, CATs explore global consensus among initial correlation map with the help of some architectural designs that allow us to fully leverage self-attention mechanism. Speciﬁcally, we include appearance afﬁnity modeling to aid the cost aggregation process in order to disambiguate the noisy initial correlation maps and propose multi-level aggregation to efﬁciently capture different semantics from hierarchical feature representations. We then combine with swapping self-attention technique and residual connections not only to enforce consistent matching, but also to ease the learning process, which we ﬁnd that these result in an apparent performance boost. We conduct experiments to demonstrate the effectiveness of the proposed model over the latest methods and provide extensive ablation studies. Code and trained models are available at https://sunghwanhong.github.io/CATs/.</text:p>
          </table:table-cell>
        </table:table-row>
        <table:table-row table:style-name="ro1" table:visibility="filter">
          <table:table-cell office:value-type="float" office:value="2106.0252" calcext:value-type="float">
            <text:p>2106.025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1: Data Augmentation.</text:p>
          </table:table-cell>
        </table:table-row>
        <table:table-row table:style-name="ro3" table:visibility="filter">
          <table:table-cell office:value-type="float" office:value="2106.0252" calcext:value-type="float">
            <text:p>2106.025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55] Hugo Touvron, Matthieu Cord, Matthijs Douze, Francisco Massa, Alexandre Sablayrolles, and Hervé Jégou. Training data-efﬁcient image transformers and distillation through attention. arXiv preprint arXiv:2012.12877, 2020.</text:p>
          </table:table-cell>
        </table:table-row>
        <table:table-row table:style-name="ro3" table:visibility="filter">
          <table:table-cell office:value-type="float" office:value="2106.0252" calcext:value-type="float">
            <text:p>2106.025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6] Ekin D Cubuk, Barret Zoph, Jonathon Shlens, and Quoc V Le. Randaugment: Practical automated data augmentation with a reduced search space. In Proceedings of the IEEE/CVF Conference on Computer Vision and Pattern Recognition Workshops, 2020.</text:p>
          </table:table-cell>
        </table:table-row>
        <table:table-row table:style-name="ro4" table:visibility="filter">
          <table:table-cell office:value-type="float" office:value="2106.0252" calcext:value-type="float">
            <text:p>2106.025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In this section we show an ablation analysis to validate critical components we made to design our architecture, and provide an analysis on use of different backbone features, and data augmentation. We train all the variants on the training split of SPair-71k [38] when evaluating on SPair-71k, and train on PF-PASCAL [12] for evaluating on PF-PASCAL. We measure the PCK, and each ablation experiment is conducted under same experimental setting for a fair comparison.</text:p>
          </table:table-cell>
        </table:table-row>
        <table:table-row table:style-name="ro4" table:visibility="filter">
          <table:table-cell office:value-type="float" office:value="2106.0252" calcext:value-type="float">
            <text:p>2106.0252</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raining Details. For training on both SPair71k [38] and PF-PASCAL [12], we set the initial learning rate for CATs as 3e-5 and backbone networks as 3e-6. We then decrease the learning rate using multistep learning rate decay [40]. We use a batch size of 32. We trained our networks using AdamW [33] with weight decay of 0.05. For data augmentation implementation, we implemented random cropping of image with probability set to 0.5, and used functions implemented by [2] as shown in Table 1.</text:p>
          </table:table-cell>
        </table:table-row>
        <table:table-row table:style-name="ro7" table:visibility="filter">
          <table:table-cell office:value-type="float" office:value="2106.0252" calcext:value-type="float">
            <text:p>2106.025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t is notable that CATs generally report lower PCK on PF-WILLOW [11] compared to other stateof-the-art methods. This is because the Transformer is well known for lacking some of inductive bias. When we evaluate on PF-WILLOW, we infer with the model trained on the training split of PFPASCAL, which only contains 1,351 image pairs, and as only relatively small quantity of image pairs is available within the PF-PASCAL training split, the Transformer shows low generalization power. This demonstrates that the Transformer-based architecture indeed requires a means to compensate for the lack of inductive bias, e.g., data augmentation.</text:p>
          </table:table-cell>
        </table:table-row>
        <table:table-row table:style-name="ro12" table:visibility="filter">
          <table:table-cell office:value-type="float" office:value="2106.0252" calcext:value-type="float">
            <text:p>2106.0252</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Data Augmentation. Transformer is well known for lacking some of inductive bias and its datahungry nature thus necessitates a large quantity of training data to be fed [61, 10]. Recent methods [55, 56, 32] that employ the Transformer to address Computer Vision tasks have empirically shown that data augmentation techniques have positive impact on performance. However, in correspondence task, the question of to what extent can data augmentation affect the performance has not yet been properly addressed. From the experiments, we empirically ﬁnd that data augmentation has positive impacts on performance in semantic correspondence with Transformers as reported in Section 4.4. To apply data augmentation [6, 2] with predetermined probabilities to input images at random. Speciﬁcally, 50% of the time, we randomly crop the input image, and independently for each augmentation function used in [6], we set the probability for applying the augmentation as 20%. More details can be found in supplementary material.</text:p>
          </table:table-cell>
        </table:table-row>
        <table:table-row table:style-name="ro8">
          <table:table-cell office:value-type="float" office:value="2106.0252" calcext:value-type="float">
            <text:p>2106.0252</text:p>
          </table:table-cell>
          <table:table-cell office:value-type="string" calcext:value-type="string">
            <text:p>data, data available</text:p>
          </table:table-cell>
          <table:table-cell office:value-type="float" office:value="137" calcext:value-type="float">
            <text:p>137</text:p>
          </table:table-cell>
          <table:table-cell table:number-columns-repeated="2"/>
          <table:table-cell office:value-type="string" calcext:value-type="string">
            <text:p>Data Augmentation. In Table 5, we compared the PCK performance between our variants and DHPF [39]. We note if the model is trained with augmentation. For a fair comparison, we evaluate both DHPF [39] and CATs trained on SPair-71k [38] using strong supervision, which assumes that the ground-truth keypoints are given. The results show that compared to DHPF, a CNN-based method, data augmentation has a larger inﬂuence on CATs in terms of performance. This demonstrates that not only we eased the data-hunger problem inherent in Transformers, but also found that applying augmentations for matching has positive effects. Augmentation technique would bring a highly likely improvements in performance, and we hope that the future works beneﬁt from this.</text:p>
          </table:table-cell>
        </table:table-row>
        <table:table-row table:style-name="ro8">
          <table:table-cell office:value-type="float" office:value="2106.0252" calcext:value-type="float">
            <text:p>2106.0252</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Datasets. SPair-71k [38] provides total 70,958 image pairs with extreme and diverse viewpoint, scale variations, and rich annotations for each image pair, e.g., keypoints, scale difference, truncation and occlusion difference, and clear data split. Previously, for semantic matching, most of the datasets are limited to a small quantity with similar viewpoints and scales [11, 12]. As our network relies on Transformer which requires a large number of data for training, SPair-71k [38] makes the use of Transformer in our model feasible. we also consider PF-PASCAL [12] containing 1,351 image pairs from 20 categories and PF-WILLOW [11] containing 900 image pairs from 4 categories, each dataset providing corresponding ground-truth annotations.</text:p>
          </table:table-cell>
        </table:table-row>
        <table:table-row table:style-name="ro1">
          <table:table-cell office:value-type="float" office:value="2106.0252" calcext:value-type="float">
            <text:p>2106.0252</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image database. In CVPR, 2009.</text:p>
          </table:table-cell>
        </table:table-row>
        <table:table-row table:style-name="ro13">
          <table:table-cell office:value-type="float" office:value="2106.0252" calcext:value-type="float">
            <text:p>2106.0252</text:p>
          </table:table-cell>
          <table:table-cell office:value-type="string" calcext:value-type="string">
            <text:p>dataset</text:p>
          </table:table-cell>
          <table:table-cell office:value-type="float" office:value="229" calcext:value-type="float">
            <text:p>229</text:p>
          </table:table-cell>
          <table:table-cell table:number-columns-repeated="2"/>
          <table:table-cell office:value-type="string" calcext:value-type="string">
            <text:p>To extract dense feature maps from images, we follow [26, 37, 39] that use multi-level features for construction of correlation maps. We use CNNs that produce a sequence of L feature maps, and Dl represents a feature map at l-th level. As done in [37], we use different combination of multi-level features depending on the dataset trained on, e.g., PF-PASCAL [12] or SPair-71k [38]. Given a sequence of feature maps, we resize all the selected feature maps to Rh×w×c, with height h, width w, and c channels. The resized features then undergo l-2 normalization. Given resized dense features Ds and Dt, we compute a correlation map C ∈ Rhw×hw using the inner product between features: C(i, j) = Dt(i) · Ds(j) with points i and j in the target and source features, respectively. In this way, all pairwise feature matches are computed and stored. However, raw matching scores contain numerous ambiguous matching points as exempliﬁed in Fig. 2, which results inaccurate correspondences. To remedy this, we propose cost aggregation networks in the following that aim to reﬁne the ambiguous or noisy matching scores.</text:p>
          </table:table-cell>
        </table:table-row>
        <table:table-row table:style-name="ro7">
          <table:table-cell office:value-type="float" office:value="2106.0252" calcext:value-type="float">
            <text:p>2106.0252</text:p>
          </table:table-cell>
          <table:table-cell office:value-type="string" calcext:value-type="string">
            <text:p>github</text:p>
          </table:table-cell>
          <table:table-cell office:value-type="float" office:value="135" calcext:value-type="float">
            <text:p>135</text:p>
          </table:table-cell>
          <table:table-cell table:number-columns-repeated="2"/>
          <table:table-cell office:value-type="string" calcext:value-type="string">
            <text:p>In this section, we conduct comprehensive experiments for semantic corrspondence, by evaluating our approach through comparisons to state-of-the-art methods including CNNGeo [42], A2Net [49], WeakAlign [43], NC-Net [45], RTNs [23], SFNet [26], HPF [37], DCC-Net [17], ANC-Net [27], DHPF [39], SCOT [31], GSF [21], and CHMNet [35]. In Section 4.3, we ﬁrst evaluate matching results on several benchmarks with quantitative measures, and then provide an analysis of each component in our framework in Section 4.4. For more implementation details, please refer to our implementation available at https://github.com/SunghwanHong/CATs.</text:p>
          </table:table-cell>
        </table:table-row>
        <table:table-row table:style-name="ro3">
          <table:table-cell office:value-type="float" office:value="2106.0252" calcext:value-type="float">
            <text:p>2106.0252</text:p>
          </table:table-cell>
          <table:table-cell office:value-type="string" calcext:value-type="string">
            <text:p>provide implementation</text:p>
          </table:table-cell>
          <table:table-cell office:value-type="float" office:value="31" calcext:value-type="float">
            <text:p>31</text:p>
          </table:table-cell>
          <table:table-cell table:number-columns-repeated="2"/>
          <table:table-cell office:value-type="string" calcext:value-type="string">
            <text:p>In this document, we provide more implementation details of CATs and more results on SPair71k [38], PF-PASCAL [12], and PF-WILLOW [11].</text:p>
          </table:table-cell>
        </table:table-row>
        <table:table-row table:style-name="ro1" table:visibility="filter">
          <table:table-cell office:value-type="float" office:value="2106.11184" calcext:value-type="float">
            <text:p>2106.1118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s the decline driven by our choice of data sources?</text:p>
          </table:table-cell>
        </table:table-row>
        <table:table-row table:style-name="ro1" table:visibility="filter">
          <table:table-cell office:value-type="float" office:value="2106.11184" calcext:value-type="float">
            <text:p>2106.1118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Scientiﬁc Data, 6(1):1–10, 2019.</text:p>
          </table:table-cell>
        </table:table-row>
        <table:table-row table:style-name="ro2" table:visibility="filter">
          <table:table-cell office:value-type="float" office:value="2106.11184" calcext:value-type="float">
            <text:p>2106.1118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Results presented in both tables are especially noteworthy when recalling that they are based on raw data, with no adjustment or transformation other than basic text preprocessing. Overall, then, these results</text:p>
          </table:table-cell>
        </table:table-row>
        <table:table-row table:style-name="ro3" table:visibility="filter">
          <table:table-cell office:value-type="float" office:value="2106.11184" calcext:value-type="float">
            <text:p>2106.1118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After creating these rewired citation graphs, we then recomputed the CD5 index. Due to the large scale of the WoS data, we base our analyses on a 10% random subsample of papers; the CD5 index was computed on the rewired graph for all patents.</text:p>
          </table:table-cell>
        </table:table-row>
        <table:table-row table:style-name="ro5" table:visibility="filter">
          <table:table-cell office:value-type="float" office:value="2106.11184" calcext:value-type="float">
            <text:p>2106.11184</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Figure S5: CD index over time across other data sources. This ﬁgure shows changes in CD5 over time across four additional data sources (the WoS and USPTO lines are included for reference): JSTOR, the American Physical Society corpus, Microsoft Academic Graph, and PubMD. Colors indicate the six diﬀerent data sources.</text:p>
          </table:table-cell>
        </table:table-row>
        <table:table-row table:style-name="ro7" table:visibility="filter">
          <table:table-cell office:value-type="float" office:value="2106.11184" calcext:value-type="float">
            <text:p>2106.11184</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Declining rates of disruptive activity are unlikely due to a reduction in the quality of science and technology (e.g., Jaﬀe and Lerner, 2011; Ioannidis, 2005). If they were, then the patterns we see in fig. 2A and B should be less visible in high quality work. However, when we restrict our sample to articles published in premier publication venues like Nature, PNAS, and Science or to Nobel-winning discoveries (S5), the downward trend holds (Nobel data from (Li et al., 2019)). Furthermore, the trend is not driven by characteristics of the WoS and UPSTO data; we observe similar trends across four additional corpuses: JSTOR, American Physical Society, Microsoft Academic Graph, and PubMed (S6).</text:p>
          </table:table-cell>
        </table:table-row>
        <table:table-row table:style-name="ro8" table:visibility="filter">
          <table:table-cell office:value-type="float" office:value="2106.11184" calcext:value-type="float">
            <text:p>2106.1118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o evaluate for such changes, we pulled all titles and abstracts for papers and patents in our sample from Web of Science and Patents View. For titles, there was very little missing data in either Web of Science or Patents View, with titles absent in fewer than 0.01% of cases in both the former and the latter. For abstracts, Patents View also provides highly complete coverage, with only 0.32% of cases missing. Web of Science has less robust coverage of abstracts before the early 1990s; from 1945-1991, only 4.45% of papers in our sample include abstracts. Coverage is much better in later years; from 1992-2010, abstracts are included for 90.85% of papers. We therefore limit our analyses of abstract data from WoS to the 1992-2010 period.</text:p>
          </table:table-cell>
        </table:table-row>
        <table:table-row table:style-name="ro12" table:visibility="filter">
          <table:table-cell office:value-type="float" office:value="2106.11184" calcext:value-type="float">
            <text:p>2106.11184</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Observations (and claims) of slowing progress in science and technology are increasingly common, supported not just by the evidence we report above, but also by prior research from diverse methodological and disciplinary perspectives. Yet as noted previously, there is a tension between observations of slowing progress from aggregate data on the one hand, and continuing observations of seemingly major breakthroughs in many ﬁelds of science and technology—spanning everything from the measurement of gravity waves to the sequencing of the human genome—on the other. In an eﬀort to reconcile this tension, we considered the possibility that while overall, discovery and invention may be less disruptive over time, the high-level view taken thus far (and also in prior work) may mask considerable heterogeneity. Put diﬀerently, aggregate evidence of slowing progress does not preclude the possibility that some (smaller) subset of discoveries and inventions are highly disruptive.</text:p>
          </table:table-cell>
        </table:table-row>
        <table:table-row table:style-name="ro12" table:visibility="filter">
          <table:table-cell office:value-type="float" office:value="2106.11184" calcext:value-type="float">
            <text:p>2106.11184</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We also considered whether the patterns we document may be artifacts of our choice of data sources. While we observe consistent trends in both the WoS and USPTO data, and both databases are widely used by the Science of Science community, it remains conceivable that our results are driven by factors like changes in coverage (e.g., journals added or excluded from WoS over time) or even data errors rather than fundamental changes in science and technology. To evaluate this possibility, we therefore calculated the CD5 index for papers in four additional databases—JSTOR, the American Physical Society corpus, Microsoft Academic Graph, and PubMD—the results of which are shown in fig. S5.2 Across all four additional data sources, we continue to observe a decline in disruptiveness. Since six data sources are unlikely to be all biased in the same direction, this replication suggests our ﬁndings do not stem from our reliance on the WoS and USPTO data.</text:p>
          </table:table-cell>
        </table:table-row>
        <table:table-row table:style-name="ro10" table:visibility="filter">
          <table:table-cell office:value-type="float" office:value="2106.11184" calcext:value-type="float">
            <text:p>2106.1118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and patent titles, for which, as noted previously, we have more complete data. However, the patterns we report below are also observable in analyses using paper and patent abstracts. Prior work has studied word frequencies in paper and patent titles extensively, and they are generally thought to provide a good window into the nature of science and technology (e.g., Milojević, 2015). For the present analyses, during preprocessing, we also assigned a part of speech tag to each lemma, after which we extracted all nouns, verbs, adjectives, and adverbs, which we anticipated would provide the most meaningful insights. At this stage, our data consisted of counts of lemmas by part of speech appearing in the titles of sample papers and patents. To facilitate analysis, we subsequently reshaped the data in a long-panel format, separately for papers and patents, where each row was uniquely identiﬁed by a document id × part of speech × token.</text:p>
          </table:table-cell>
        </table:table-row>
        <table:table-row table:style-name="ro9" table:visibility="filter">
          <table:table-cell office:value-type="float" office:value="2106.11184" calcext:value-type="float">
            <text:p>2106.11184</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We see a similar trend of decreasing usage of disruptive words and increasing usage of consolidating words in patent titles. The relative number of disruptive to consolidating words appearing on the list is generally consistent over time. However, the frequency of disruptive words is decreasing while the frequency of consolidating words is increasing. For example, the disruptive word “make,” which appears in all four decades represented in our data, decreases in use in each subsequent decade. Similarly, “produce” appears across all four decades and registers a decrease across two of three decadal transitions (1990 to 2000 and 2000 to 2010). Conversely, the consolidating words “use” and “control” both appear in all four decades, and increase in use in each subsequent decade. Similarly, the consolidating word “have” appears in all four decades and shows an increase across two of the three transitions (1980 to 1990 and 1990 to 2000). Thus, we observe a decrease in the frequency of processes related to disruptive work and a simultaneous increase in the frequency of processes related to consolidating work. These results are consistent with our argument that there is a decrease in disruptive science and technology.</text:p>
          </table:table-cell>
        </table:table-row>
        <table:table-row table:style-name="ro7">
          <table:table-cell office:value-type="float" office:value="2106.11184" calcext:value-type="float">
            <text:p>2106.11184</text:p>
          </table:table-cell>
          <table:table-cell office:value-type="string" calcext:value-type="string">
            <text:p>data, database</text:p>
          </table:table-cell>
          <table:table-cell office:value-type="float" office:value="122" calcext:value-type="float">
            <text:p>122</text:p>
          </table:table-cell>
          <table:table-cell table:number-columns-repeated="2"/>
          <table:table-cell office:value-type="string" calcext:value-type="string">
            <text:p>We address these gaps in knowledge by analyzing 25 million papers (1945-2010) in the Web of Science (“WoS data”) and 4 million patents from (1976-2010) in the United States Patent and Trademark Oﬃce’s Patents View database (“USPTO data”). The WoS data include 159 million citations and 28 million paper titles and abstracts. The USPTO data include 18 million citations and 6 million patent titles and abstracts. Using these data, we join a novel citation-based measure (Funk and Owen-Smith, 2017) with textual analyses of titles and abstracts to understand whether papers and patents forge new directions over time and across ﬁelds.</text:p>
          </table:table-cell>
        </table:table-row>
        <table:table-row table:style-name="ro5">
          <table:table-cell office:value-type="float" office:value="2106.11184" calcext:value-type="float">
            <text:p>2106.11184</text:p>
          </table:table-cell>
          <table:table-cell office:value-type="string" calcext:value-type="string">
            <text:p>data, open-source data</text:p>
          </table:table-cell>
          <table:table-cell office:value-type="float" office:value="19" calcext:value-type="float">
            <text:p>19</text:p>
          </table:table-cell>
          <table:table-cell table:number-columns-repeated="2"/>
          <table:table-cell office:value-type="string" calcext:value-type="string">
            <text:p>Matthew J Salganik and Karen EC Levy. Wiki surveys: Open and quantiﬁable social data collection. PloS</text:p>
          </table:table-cell>
        </table:table-row>
        <table:table-row table:style-name="ro1">
          <table:table-cell office:value-type="float" office:value="2106.11184" calcext:value-type="float">
            <text:p>2106.11184</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2For the Microsoft Academic Graph database, we analyzed 1 million randomly selected papers.</text:p>
          </table:table-cell>
        </table:table-row>
        <table:table-row table:style-name="ro2">
          <table:table-cell office:value-type="float" office:value="2106.11184" calcext:value-type="float">
            <text:p>2106.11184</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Jichao Li, Yian Yin, Santo Fortunato, and Dashun Wang. A dataset of publication records for nobel laureates.</text:p>
          </table:table-cell>
        </table:table-row>
        <table:table-row table:style-name="ro7">
          <table:table-cell office:value-type="float" office:value="2106.11184" calcext:value-type="float">
            <text:p>2106.11184</text:p>
          </table:table-cell>
          <table:table-cell office:value-type="string" calcext:value-type="string">
            <text:p>package, python, open-source</text:p>
          </table:table-cell>
          <table:table-cell office:value-type="float" office:value="129" calcext:value-type="float">
            <text:p>129</text:p>
          </table:table-cell>
          <table:table-cell table:number-columns-repeated="2"/>
          <table:table-cell office:value-type="string" calcext:value-type="string">
            <text:p>After extracting paper and patent titles and abstracts, we completed a series of processing steps using spaCy, an open-source, state-of-the-art Python package for natural language processing. To begin, we tokenized each title and abstract. From the resulting lists of tokens, we then excluded those that were tagged by spaCy as stop words, tokens consisting only of digits or punctuation, and tokens that were shorter than three characters or longer than 250 characters in length. Next, we converted all remaining tokens to their lemmatized form and converted all letters to lowercase. Finally, we aggregated the resulting lists of tokens to the subﬁeld × year level, separately for papers and patents and for titles and abstracts.</text:p>
          </table:table-cell>
        </table:table-row>
        <table:table-row table:style-name="ro2">
          <table:table-cell office:value-type="float" office:value="2106.15157" calcext:value-type="float">
            <text:p>2106.15157</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A. Benchmark Geometries</text:p>
          </table:table-cell>
        </table:table-row>
        <table:table-row table:style-name="ro2">
          <table:table-cell office:value-type="float" office:value="2106.15157" calcext:value-type="float">
            <text:p>2106.15157</text:p>
          </table:table-cell>
          <table:table-cell office:value-type="string" calcext:value-type="string">
            <text:p>benchmark</text:p>
          </table:table-cell>
          <table:table-cell office:value-type="float" office:value="5" calcext:value-type="float">
            <text:p>5</text:p>
          </table:table-cell>
          <table:table-cell table:number-columns-repeated="2"/>
          <table:table-cell office:value-type="string" calcext:value-type="string">
            <text:p>TABLE I BENCHMARK OBJECTS.</text:p>
          </table:table-cell>
        </table:table-row>
        <table:table-row table:style-name="ro2">
          <table:table-cell office:value-type="float" office:value="2106.15157" calcext:value-type="float">
            <text:p>2106.15157</text:p>
          </table:table-cell>
          <table:table-cell office:value-type="string" calcext:value-type="string">
            <text:p>benchmark</text:p>
          </table:table-cell>
          <table:table-cell office:value-type="float" office:value="7" calcext:value-type="float">
            <text:p>7</text:p>
          </table:table-cell>
          <table:table-cell table:number-columns-repeated="2"/>
          <table:table-cell office:value-type="string" calcext:value-type="string">
            <text:p>C. Reference Polarization Tensors and Benchmark Solutions</text:p>
          </table:table-cell>
        </table:table-row>
        <table:table-row table:style-name="ro2">
          <table:table-cell office:value-type="float" office:value="2106.15157" calcext:value-type="float">
            <text:p>2106.15157</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Accurate Benchmark Computations of the Polarizability Tensor for Characterising Small Conducting Inclusions</text:p>
          </table:table-cell>
        </table:table-row>
        <table:table-row table:style-name="ro2">
          <table:table-cell office:value-type="float" office:value="2106.15157" calcext:value-type="float">
            <text:p>2106.15157</text:p>
          </table:table-cell>
          <table:table-cell office:value-type="string" calcext:value-type="string">
            <text:p>benchmark</text:p>
          </table:table-cell>
          <table:table-cell office:value-type="float" office:value="23" calcext:value-type="float">
            <text:p>23</text:p>
          </table:table-cell>
          <table:table-cell table:number-columns-repeated="2"/>
          <table:table-cell office:value-type="string" calcext:value-type="string">
            <text:p>40 000 surface triangles. We believe that at least the ﬁrst four signiﬁcant ﬁgures in our benchmark tensor characterisations are accurate.</text:p>
          </table:table-cell>
        </table:table-row>
        <table:table-row table:style-name="ro2">
          <table:table-cell office:value-type="float" office:value="2106.15157" calcext:value-type="float">
            <text:p>2106.15157</text:p>
          </table:table-cell>
          <table:table-cell office:value-type="string" calcext:value-type="string">
            <text:p>benchmark</text:p>
          </table:table-cell>
          <table:table-cell office:value-type="float" office:value="31" calcext:value-type="float">
            <text:p>31</text:p>
          </table:table-cell>
          <table:table-cell table:number-columns-repeated="2"/>
          <table:table-cell office:value-type="string" calcext:value-type="string">
            <text:p>h obtained on the ﬁnal adaptive mesh. The results are for summarised in Table III for each benchmark object, using η “ max ηi and θ “ 0.6.</text:p>
          </table:table-cell>
        </table:table-row>
        <table:table-row table:style-name="ro5">
          <table:table-cell office:value-type="float" office:value="2106.15157" calcext:value-type="float">
            <text:p>2106.15157</text:p>
          </table:table-cell>
          <table:table-cell office:value-type="string" calcext:value-type="string">
            <text:p>benchmark</text:p>
          </table:table-cell>
          <table:table-cell office:value-type="float" office:value="50" calcext:value-type="float">
            <text:p>50</text:p>
          </table:table-cell>
          <table:table-cell table:number-columns-repeated="2"/>
          <table:table-cell office:value-type="string" calcext:value-type="string">
            <text:p>In this section, we present benchmark computations of the PST obtained using the aforementioned adaptive scheme. We ﬁrst deﬁne the benchmark geometries that will be considered. Then, we consider the performance in detail of the L-shape benchmark geometry before presenting benchmark solutions for all geometries.</text:p>
          </table:table-cell>
        </table:table-row>
        <table:table-row table:style-name="ro3">
          <table:table-cell office:value-type="float" office:value="2106.15157" calcext:value-type="float">
            <text:p>2106.15157</text:p>
          </table:table-cell>
          <table:table-cell office:value-type="string" calcext:value-type="string">
            <text:p>benchmark</text:p>
          </table:table-cell>
          <table:table-cell office:value-type="float" office:value="51" calcext:value-type="float">
            <text:p>51</text:p>
          </table:table-cell>
          <table:table-cell table:number-columns-repeated="2"/>
          <table:table-cell office:value-type="string" calcext:value-type="string">
            <text:p>The benchmark solutions obtained using the adaptive mesh algorithm for each of the benchmark geometries in Section V-A are now presented for the case of k “ 10. We state E for each of the tensors resulting from the ﬁnal adaptive mesh. In addition, by introducing the splitting</text:p>
          </table:table-cell>
        </table:table-row>
        <table:table-row table:style-name="ro5">
          <table:table-cell office:value-type="float" office:value="2106.15157" calcext:value-type="float">
            <text:p>2106.15157</text:p>
          </table:table-cell>
          <table:table-cell office:value-type="string" calcext:value-type="string">
            <text:p>benchmark</text:p>
          </table:table-cell>
          <table:table-cell office:value-type="float" office:value="68" calcext:value-type="float">
            <text:p>68</text:p>
          </table:table-cell>
          <table:table-cell table:number-columns-repeated="2"/>
          <table:table-cell office:value-type="string" calcext:value-type="string">
            <text:p>In the following sections, we present for each benchmark h solution obtained from the adaptive mesh object the best method with the PST coefﬁcients arranged as a 3 ˆ 3 matrix in each case. Note that the solutions are restricted to a mesh with a maximum of 25 000 surface triangles, the only exception being the key object that the mesh can contain up to</text:p>
          </table:table-cell>
        </table:table-row>
        <table:table-row table:style-name="ro4">
          <table:table-cell office:value-type="float" office:value="2106.15157" calcext:value-type="float">
            <text:p>2106.15157</text:p>
          </table:table-cell>
          <table:table-cell office:value-type="string" calcext:value-type="string">
            <text:p>benchmark</text:p>
          </table:table-cell>
          <table:table-cell office:value-type="float" office:value="98" calcext:value-type="float">
            <text:p>98</text:p>
          </table:table-cell>
          <table:table-cell table:number-columns-repeated="2"/>
          <table:table-cell office:value-type="string" calcext:value-type="string">
            <text:p>surrounding the (scaled) object of interest [10]. Inspired by works [23], [14], [24], the transmission problem will be solved using a boundary integral approach using the BEM++ library [25], leading to approximate tensor coefﬁcients for different objects. An adaptive boundary integral scheme, which has already been shown to be effective for a capacitive problem [26], is novelly applied to the computation of the PST to generate a set of accurate benchmark solutions for different geometries.</text:p>
          </table:table-cell>
        </table:table-row>
        <table:table-row table:style-name="ro6">
          <table:table-cell office:value-type="float" office:value="2106.15157" calcext:value-type="float">
            <text:p>2106.15157</text:p>
          </table:table-cell>
          <table:table-cell office:value-type="string" calcext:value-type="string">
            <text:p>benchmark</text:p>
          </table:table-cell>
          <table:table-cell office:value-type="float" office:value="101" calcext:value-type="float">
            <text:p>101</text:p>
          </table:table-cell>
          <table:table-cell table:number-columns-repeated="2"/>
          <table:table-cell office:value-type="string" calcext:value-type="string">
            <text:p>The work proceeds as follows: In Section II, the mathematical model and boundary integral/layer potential formulae to compute the PST are introduced. Then, in Section III, a brief description of how BEM++ can be applied to compute the PST is presented and, in Section IV, the application of an existing adaptive algorithm to the computation of the PST is described. Section V describes our benchmark geometries and presents numerical results for the accurate computation of the PST using the adaptive algorithm. The paper ends with some concluding remarks in Section VI.</text:p>
          </table:table-cell>
        </table:table-row>
        <table:table-row table:style-name="ro8">
          <table:table-cell office:value-type="float" office:value="2106.15157" calcext:value-type="float">
            <text:p>2106.15157</text:p>
          </table:table-cell>
          <table:table-cell office:value-type="string" calcext:value-type="string">
            <text:p>benchmark</text:p>
          </table:table-cell>
          <table:table-cell office:value-type="float" office:value="134" calcext:value-type="float">
            <text:p>134</text:p>
          </table:table-cell>
          <table:table-cell table:number-columns-repeated="2"/>
          <table:table-cell office:value-type="string" calcext:value-type="string">
            <text:p>the hidden object’s position and its shape is inferred by ﬁnding information about the conductivity distribution in the imaging region. However, an alternative approach is offered by combining dictionaries of object characterisations using polarizability tensors with classiﬁcation techniques, such as those in machine learning [22]. For such an approach to be effective, a description of accurate polarizability tensor coefﬁcients is required. The purpose of this paper is to provide novel solutions to a series of benchmark polarizability object characterisations so that others can benchmark their solutions against ours. To achieve this, the coefﬁcients of the PST are computed by post processing the approximate solutions to a transmission problem, which is governed by Laplace’s equation set on an unbounded region</text:p>
          </table:table-cell>
        </table:table-row>
        <table:table-row table:style-name="ro13">
          <table:table-cell office:value-type="float" office:value="2106.15157" calcext:value-type="float">
            <text:p>2106.15157</text:p>
          </table:table-cell>
          <table:table-cell office:value-type="string" calcext:value-type="string">
            <text:p>benchmark</text:p>
          </table:table-cell>
          <table:table-cell office:value-type="float" office:value="181" calcext:value-type="float">
            <text:p>181</text:p>
          </table:table-cell>
          <table:table-cell table:number-columns-repeated="2"/>
          <table:table-cell office:value-type="string" calcext:value-type="string">
            <text:p>VI. CONCLUSIONS In this work, we propose a series of benchmark solutions for the PST for different objects. These benchmark objects were deﬁned to compare the accuracy of the tensor coefﬁcients. Since there is no exact solution of for these benchmark T objects, we have assumed that the tensor coefﬁcients computed using a ﬁne mesh MFixed is indistinguishable from the exact solution. Several convergence studies have been presented to conﬁrm that the adaptive boundary element algorithm reduces the h. computational cost and obtains an accurate approximation In general, the results showed greatest improvements for small contrasts k and for larger values of k were no worse than uniform reﬁnement. We highlight the cases with contrasts 0.1 ď k ď 1.5, for these cases we have obtained the best convergence rate using less degree of freedom for the adaptive boundary element algorithm. Finally, benchmark solutions for the objects are presented, as well as the best approximation of oﬀ (17) are relative error presented for each benchmark object.</text:p>
          </table:table-cell>
        </table:table-row>
        <table:table-row table:style-name="ro13">
          <table:table-cell office:value-type="float" office:value="2106.15157" calcext:value-type="float">
            <text:p>2106.15157</text:p>
          </table:table-cell>
          <table:table-cell office:value-type="string" calcext:value-type="string">
            <text:p>code available, code</text:p>
          </table:table-cell>
          <table:table-cell office:value-type="float" office:value="232" calcext:value-type="float">
            <text:p>232</text:p>
          </table:table-cell>
          <table:table-cell table:number-columns-repeated="2"/>
          <table:table-cell office:value-type="string" calcext:value-type="string">
            <text:p>existing code was available that could be suitably modiﬁed. The basic procedure could be summarised as follows: we solve for φh M0 and use i on a dual grid discretisation of a Zienkiewicz-Zhu type error estimator ηi « }φh i ´ φi}E, where } ¨ }E denotes the energy norm. This is obtained by interpolating solutions on the primal grid; see [26] for further details. We consider two different adaptive schemes, which are driven by ﬂagging elements for reﬁnement according to 3 the elemental contributions to η “ max ηi or η “ i“1 ηi M1. Then, by computing φh leading to a new mesh M1, i on and repeating the error estimation process, a new grid M2 is obtained. By repeating this process, the sequence of grids (cid:96), (cid:96) “ 1, . . . is generated. Note that the D¨oﬂer criterion M [26] is used to mark the elements that will be reﬁned. The reﬁnements are controlled by θ, where θ “ 1 coincides with uniform mesh-reﬁnement. To maintain a balance between the number of reﬁnements and the control of the elements to be reﬁned, the D¨oﬂer parameter is chosen as 0.4 ď θ ď 0.6.</text:p>
          </table:table-cell>
        </table:table-row>
        <table:table-row table:style-name="ro5" table:visibility="filter">
          <table:table-cell office:value-type="float" office:value="2106.15157" calcext:value-type="float">
            <text:p>2106.15157</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16] P. D. Ledger and W. R. B. Lionheart, “Characterising the shape and material properties of hidden targets from magnetic induction data,” IMA Journal of Applied Mathematics, vol. 80, pp. 1776–1798, 2015. [17] ——, “Understanding the magnetic polarizability tensor,” IEEE Trans actions on Magnetics, vol. 52, p. 6201216, 2016.</text:p>
          </table:table-cell>
        </table:table-row>
        <table:table-row table:style-name="ro5">
          <table:table-cell office:value-type="float" office:value="2106.15157" calcext:value-type="float">
            <text:p>2106.15157</text:p>
          </table:table-cell>
          <table:table-cell office:value-type="string" calcext:value-type="string">
            <text:p>python</text:p>
          </table:table-cell>
          <table:table-cell office:value-type="float" office:value="88" calcext:value-type="float">
            <text:p>88</text:p>
          </table:table-cell>
          <table:table-cell table:number-columns-repeated="2"/>
          <table:table-cell office:value-type="string" calcext:value-type="string">
            <text:p>In this work, we use the BEM++ library [25] to compute the coefﬁcients of the PST. BEM++ is a C++ library with Python bindings for the solution of boundary integral equations using Galerkin discretisations [25], [28]. Given the similarity of the transmission problem (2) and the boundary integral solution formulations (6) and (10) to the capacitive problem already successfully considered in [26], we will focus on a dual mesh</text:p>
          </table:table-cell>
        </table:table-row>
        <table:table-row table:style-name="ro3" table:visibility="filter">
          <table:table-cell office:value-type="float" office:value="2106.15731" calcext:value-type="float">
            <text:p>2106.15731</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012 ACM Subject Classification Theory of computation → Shortest paths; Theory of computation → Data structures design and analysis; Theory of computation → Cell probe models and lower bounds; Theory of computation → Pseudorandomness and derandomization</text:p>
          </table:table-cell>
        </table:table-row>
        <table:table-row table:style-name="ro2" table:visibility="filter">
          <table:table-cell office:value-type="float" office:value="2106.15731" calcext:value-type="float">
            <text:p>2106.1573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 Lemma 6. There exists a set D ⊆ V with |D| ⩽ every s-t-path in Ts contains a pivot in D among its last can compute a data structure taking O(n) space that returns D[t] in constant time.</text:p>
          </table:table-cell>
        </table:table-row>
        <table:table-row table:style-name="ro3" table:visibility="filter">
          <table:table-cell office:value-type="float" office:value="2106.15731" calcext:value-type="float">
            <text:p>2106.15731</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Near case. We first describe how to obtain the set D. We also take D to denote a representing data structure. That is, for all t ∈ V , D[t] shall denote the last pivot on the path P (s, t) in Ts. A deterministic greedy algorithm efficiently computes a small sets D.</text:p>
          </table:table-cell>
        </table:table-row>
        <table:table-row table:style-name="ro3" table:visibility="filter">
          <table:table-cell office:value-type="float" office:value="2106.15731" calcext:value-type="float">
            <text:p>2106.15731</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We prove a more general version, which we will reuse later. In it, we require at least one pivot among the last L ⩽ n vertices and get |D| ⩽ n/L for the set, but the preprocessing time and the size of the data structure stays the same. The above formulation of Lemma 6 then follows by setting L =</text:p>
          </table:table-cell>
        </table:table-row>
        <table:table-row table:style-name="ro3" table:visibility="filter">
          <table:table-cell office:value-type="float" office:value="2106.15731" calcext:value-type="float">
            <text:p>2106.1573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With access to the replacement distances, all break points can be revealed by a linear scan of the path P (s, t) in time O(n). Let zi1, . . . , zi|R| be the break points ordered by increasing distance to the source s and ei1 , . . . , ei|R| the corresponding edges. For the data structure,</text:p>
          </table:table-cell>
        </table:table-row>
        <table:table-row table:style-name="ro3" table:visibility="filter">
          <table:table-cell office:value-type="float" office:value="2106.15731" calcext:value-type="float">
            <text:p>2106.15731</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Single-Source DSOs. A Distance Sensitivity Oracle (DSO) is a data structure that answers queries (u, v, e), for vertices u, v and edge e, by returning the replacement distance d(u, v, e), A Single-Source DSO, with fixed source s, answers queries (t, e) with d(s, t, e).</text:p>
          </table:table-cell>
        </table:table-row>
        <table:table-row table:style-name="ro3" table:visibility="filter">
          <table:table-cell office:value-type="float" office:value="2106.15731" calcext:value-type="float">
            <text:p>2106.1573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Lemma 12. With access to G, there is a data structure with O(min{m M n , mn} + n2) preprocessing time, taking O(min{M 1/2 n3/2, n2}) space that, upon query e ∈ E (respectively, v ∈ V ), returns a shortest path tree for G − e (respectively, G − v) rooted in s in time O(n).</text:p>
          </table:table-cell>
        </table:table-row>
        <table:table-row table:style-name="ro3" table:visibility="filter">
          <table:table-cell office:value-type="float" office:value="2106.15731" calcext:value-type="float">
            <text:p>2106.1573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7 Let interval [a′, b′] ⊆ [a, j] lie entirely below zj. We divide it into subintervals [a′, j′] and [j′+1, b′] of roughly equal sizes and check whether the maximum value returned by the RMQ data structure on query [a′, j′] is still larger than δ. If so, we recurse on the interval [a′, j′]; otherwise, on [j′+1, b′].</text:p>
          </table:table-cell>
        </table:table-row>
        <table:table-row table:style-name="ro4" table:visibility="filter">
          <table:table-cell office:value-type="float" office:value="2106.15731" calcext:value-type="float">
            <text:p>2106.1573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We research SSRP algorithms, Single-Source DSO data structures, and the connection between the two. Our first contribution is presented in Section 5. We derandomize the near-optimal combinatorial SSRP algorithm of Chechik and Cohen [11] for undirected, unweighted graphs and the algebraic algorithm of Grandoni and Vassilevska Williams [19, 20] for undirected graphs with integer weights in the range [1, M ]. Both deterministic algorithms have the same asymptotic runtime as their randomized counterparts.</text:p>
          </table:table-cell>
        </table:table-row>
        <table:table-row table:style-name="ro7" table:visibility="filter">
          <table:table-cell office:value-type="float" office:value="2106.15731" calcext:value-type="float">
            <text:p>2106.1573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18 Ran Duan and Tianyi Zhang. Improved Distance Sensitivity Oracles via Tree Partitioning. In Proceedings of the 15th Algorithms and Data Structures Symposium (WADS), pages 349–360, 2017. doi:10.1007/978-3-319-62127-2_30. Fabrizio Grandoni and Virginia Vassilevska Williams. Improved Distance Sensitivity Oracles via Fast Single-Source Replacement Paths. In Proceedings of the 53rd Symposium on Foundations of Computer Science (FOCS), pages 748–757, 2012. doi:10.1109/FOCS.2012.17. Fabrizio Grandoni and Virginia Vassilevska Williams. Faster Replacement Paths and Distance Sensitivity Oracles. ACM Transaction on Algorithms, 16:15:1–15:25, 2020. doi:10.1145/ 3365835.</text:p>
          </table:table-cell>
        </table:table-row>
        <table:table-row table:style-name="ro5" table:visibility="filter">
          <table:table-cell office:value-type="float" office:value="2106.15731" calcext:value-type="float">
            <text:p>2106.1573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M n ) distinct replacement paths R1, . . . , Rk for t that fall in the far case II. More precisely, as already discussed while presenting the Single-Source DSOs, for each Ri we know an edge e∗ i such that Ri is a replacement path of G − e∗ i ) in O(mt) time and store this information in the same data structure we used to store the value d(s, t, e∗ i ). In this way, once we retrieve d(s, t, e∗</text:p>
          </table:table-cell>
        </table:table-row>
        <table:table-row table:style-name="ro4" table:visibility="filter">
          <table:table-cell office:value-type="float" office:value="2106.15731" calcext:value-type="float">
            <text:p>2106.1573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Single-Source DSO. We computed the relevant replacement distances as well as the vertices at which the corresponding replacement paths diverge from the original shortest paths. The Single-Source DSO can now be build using the same techniques we explained in Section 3. Recall that we use a predecessor data structure to make the oracle path-reporting. In particular, pred(t, e) is the predecessor of t in the shortest path tree of G − e rooted at the source vertex s, see the proof of Lemma 11 in Appendix A for more details.</text:p>
          </table:table-cell>
        </table:table-row>
        <table:table-row table:style-name="ro10" table:visibility="filter">
          <table:table-cell office:value-type="float" office:value="2106.15731" calcext:value-type="float">
            <text:p>2106.15731</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Versatile compression. The key observation of our reduction to SSRP is that any shortest s-t-path can be partitioned into O( M n ) segments such that all edges in a segment have the same replacement distance. Gupta and Singh [24] proved this for unweighted graphs. However, it is not obvious how to generalize their approach to the weighted case. We give a simpler proof in the presence of small integer weights, which immediately transfers also to vertex failures. We further show how to extend this to multiple targets and even reuse it to obtain the subquadratic algorithm on sparse graphs. In [24], a randomized oracle was presented that internally uses the rather complicated data structures of Demetrescu et al. [16]. We instead give a deterministic construction implementable with only a few arrays. Unfortunately, the compression scheme crucially depends on the graph being undirected.</text:p>
          </table:table-cell>
        </table:table-row>
        <table:table-row table:style-name="ro8" table:visibility="filter">
          <table:table-cell office:value-type="float" office:value="2106.15731" calcext:value-type="float">
            <text:p>2106.15731</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Several algebraic all-pairs DSOs with subcubic preprocessing time have been developed in the last decade for graphs with integer edge weights in [1, M ] [10, 12, 19, 32, 40]. Very recently, Gu and Ren [21] presented a randomized DSO achieving a O(M n2.5794) preprocessing time with O(1) query time, improving upon the one by Ren [32, 33] with an eO(M n2.6865) preprocessing time. Those DSOs can also be used in the single-source case, but the requirement to store the information for all pairs forces them to take Ω(n2) space [37]. The algebraic SSRP algorithm in [20], seen as a data structure, has a better preprocessing time than any known (general) DSO but also takes O(n2) space, which we have seen to be wasteful.</text:p>
          </table:table-cell>
        </table:table-row>
        <table:table-row table:style-name="ro8" table:visibility="filter">
          <table:table-cell office:value-type="float" office:value="2106.15731" calcext:value-type="float">
            <text:p>2106.15731</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Given a graph with a distinguished source vertex s, the Single Source Replacement Paths (SSRP) problem is to compute and output, for any target vertex t and edge e, the length d(s, t, e) of a shortest path from s to t that avoids a failing edge e. A Single-Source Distance Sensitivity Oracle (Single-Source DSO) is a compact data structure that answers queries of the form (t, e) by returning the distance d(s, t, e). We show how to compress the output of the SSRP problem on n-vertex, m-edge graphs with integer edge weights in the range [1, M ] into a deterministic Single-Source DSO that has size O(M 1/2n3/2) and query time eO(1). We prove that the space requirement is optimal (up to the word size). Our techniques can also handle vertex failures within the same bounds.</text:p>
          </table:table-cell>
        </table:table-row>
        <table:table-row table:style-name="ro10" table:visibility="filter">
          <table:table-cell office:value-type="float" office:value="2106.15731" calcext:value-type="float">
            <text:p>2106.15731</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Near case. The edge e belongs to the near case if it is on the subpath P (s, t)[x..t] from the last pivot to the target. We construct a data structure to quickly identify those edges It is then enough to store the associated replacement distances explicitly. Far case I. The edge e belongs to the far case I if it is on the subpath P (s, t)[s..x] and there is a replacement path for e that uses the vertex x. We handle this by storing a linear number of distances for every pivot in D. Far case II. We are left with edges e on P (s, t)[s..x] for which no replacement path uses x. We show that there are only O(M 1/2 n3/2) many different replacement distances of this kind. We can find the correct distance in eO(1). This is the only case with a quadratic running time, space requirements depending on M , and a super-constant query time. We also show how to avoid the latter at the expense of a higher space complexity.</text:p>
          </table:table-cell>
        </table:table-row>
        <table:table-row table:style-name="ro7" table:visibility="filter">
          <table:table-cell office:value-type="float" office:value="2106.15731" calcext:value-type="float">
            <text:p>2106.15731</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It takes too much space to store the replacement distances for all edges in the far case, or memorize which edge falls in which subcase. Instead, we build two small data structures and, at query time, compute two (potentially different) distances. We show that always the smaller one is correct, which we return as the final answer. First, for every pivot x ∈ D and edge e ∈ P (s, x), we store the replacement distance d(s, x, e). Since |D| ⩽ n and |E(P (s, x))| ⩽ n, we can do so in O(n3/2) time and space. Given a query (t, e) in the far case, we access the storage corresponding to D[t] = x, retrieve d(s, x, e), and add d(x, t) = d(s, t) − d(s, x). This gives the first candidate distance. It may overestimate d(s, t, e), namely, if e belongs to the far case II.</text:p>
          </table:table-cell>
        </table:table-row>
        <table:table-row table:style-name="ro8" table:visibility="filter">
          <table:table-cell office:value-type="float" office:value="2106.15731" calcext:value-type="float">
            <text:p>2106.15731</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In the following, we assume µ &gt; δ[a,b]. We select a candidate replacement path for ej by choosing the shortest one that runs through a random pivot in O(|R|) time via brute-force search in the data we computed above for the targets in R. Ties are broken in favor of the replacement path P (s, χ, ej) that diverges from P (s, x2) at the vertex that is closest to s. (cid:8)d(s, χ, ej) + d(χ, t)(cid:9) be the length of such a replacement path, w.h.p. it is Let δ = minχ∈R the actual replacement distance P (s, t, ej). Let further χj be the minimizing random pivot, and zj the vertex of P (s, x2) at which P (s, χj, ej) diverges. We check whether δ &lt; µ and δ ⩽ ∆[a,b] holds. If either of the two conditions is violated, then there is no need to keep searching in the interval [a, j], as shown in the next lemma. In this case, the algorithm makes</text:p>
          </table:table-cell>
        </table:table-row>
        <table:table-row table:style-name="ro12" table:visibility="filter">
          <table:table-cell office:value-type="float" office:value="2106.15731" calcext:value-type="float">
            <text:p>2106.15731</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Once all the trees Ts,e are known, we use them to compute, for each group of size O((n/M )1/3), the O(M 1/3 n2/3) vertices {zR}R∈Rx , on the path P (s, x) from which the replacement paths of the far case II with respect to that group diverge (those are different from the break points). This can be done by simply computing, for each target vertex t, M n ) vertices of P (s, x) from which the replacement paths that fall in the far case the O( II diverge. By visiting the edges e of P (s, x) in order from s to t, we can find the required vertices in O(n) time per target. Indeed, using LCA data structures, we check if x is an ancestor of t in Ts,e, and if so, we save the edge e. We then explore all saved edges in the order in which they appear on P (s, x) from s to x and we keep a pointer to the last divergence vertex found. As we know that the remaining divergence vertices can only be in the subpath of Ts from the pointer to x, the pointer can only advance along the path. ◀</text:p>
          </table:table-cell>
        </table:table-row>
        <table:table-row table:style-name="ro10" table:visibility="filter">
          <table:table-cell office:value-type="float" office:value="2106.15731" calcext:value-type="float">
            <text:p>2106.15731</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ℓ ∈ [a, b]. We assume a ⩽ b and δ[a,b] ⩽ ∆[a,b] as otherwise no such pair exists. Set µ = maxj∈[a,b]{d(s, x2, ej) + d(x2, t)}. The algorithm keeps searching in the interval only if µ &gt; δ[a,b]. Indeed, if µ ⩽ δ[a,b], we know for sure that such a pair does not exist as there must be a replacement path (of type far case I) that passes through vertex x2. We first compute the largest index j ∈ [a, b] for which µ = d(s, x2, ej) + d(x2, t). We do so by employing a range minimum query (RMQ) data structure to support such queries in constant time after an O(N ) = O(n) time preprocessing [5]. Observe that the same data structure can be reused for all the target vertices t′ for which D2[t′] = x2. It is enough that it stores the values d(s, x2, e), instead of d(s, x2, e) + d(x2, t). The former distances are independent of the considered target and we already computed them above. We use only O(|D|) RMQ data structures, which we prepare in O(n|D|) = O(n3/2) time.</text:p>
          </table:table-cell>
        </table:table-row>
        <table:table-row table:style-name="ro13" table:visibility="filter">
          <table:table-cell office:value-type="float" office:value="2106.15731" calcext:value-type="float">
            <text:p>2106.15731</text:p>
          </table:table-cell>
          <table:table-cell office:value-type="string" calcext:value-type="string">
            <text:p>data</text:p>
          </table:table-cell>
          <table:table-cell office:value-type="float" office:value="300" calcext:value-type="float">
            <text:p>300</text:p>
          </table:table-cell>
          <table:table-cell table:number-columns-repeated="2"/>
          <table:table-cell office:value-type="string" calcext:value-type="string">
            <text:p>Proof. In this proof, we use |P | = |V (P )| to denote the number of vertices of some path P . We define the set D iteratively. Each iteration starts with a subtree T of Ts containing the source vertex s. If all paths in T starting in s have at most L vertices, include s into the set and terminate. That is, we set D[t] = s for all t ∈ V (T ). Otherwise, let v be a leaf in T whose shortest path P (s, v) has the maximum number of vertices. Note that |P (s, v)| &gt; L holds. Let x be the vertex on P (s, v) for which |P (s, v)[x..v]| = L, and let Tx the subtree of T rooted in x. We include x in the set by defining D[t] = x for all vertices in Tx, remove Tx from T , and continue with the next round. At least L vertices get assigned their pivots in D in every iteration, thus there are only n/L iterations in total and as many vertices in D. Updating all pointers of the data structure takes time in O(n). Finding the leaves v can be done using a priority (max-)queue with the number of vertices |P (s, v)| as key. Since every vertex is touched exactly once, returned as ◀ the maximum or removed from the queue, this takes eO(n) total time.</text:p>
          </table:table-cell>
        </table:table-row>
        <table:table-row table:style-name="ro16" table:visibility="filter">
          <table:table-cell office:value-type="float" office:value="2106.15731" calcext:value-type="float">
            <text:p>2106.15731</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In this section, we prove Theorem 2. We describe how to deterministically reduce the task of building a Single-Source DSO to computing the replacement distances in the SSRP problem. Recall that we assume we are given a shortest path tree Ts of the base graph G rooted in the source s. This does not loose generality as we could as well compute it in time O(m) via Thorup’s algorithm [36]. However, the tree Ts focuses our attention to the O(n2) relevant replacement distances in G. The failure of an edge e can only increase the distance from s to some target t if e lies on the s-t-path P (s, t) in Ts. Given a query (e, t), we can thus check whether e is relevant for t in O(1) time using a lowest common ancestor (LCA) data structure of size O(n) [5]. If the maximum weight M is larger than n, we are done as we store the relevant replacement distances, original graph distances, and the LCA data structure. However, for M ⩽ n, there are more space-efficient solutions. Using time O(n2), that is, linear in the number of relevant distances, we compress the space needed to store them down to O(M 1/2 n3/2) while increasing the query time only to eO(1). This scheme also allows several extensions, namely, handling vertex failures, reporting fault-tolerant shortest path trees, or retaining constant query time by using slightly more space. We first give an overview of the reduction. Suppose we have a set of pivots D ⊆ V such that any s-t-path P (s, t) in Ts √ n vertices.</text:p>
          </table:table-cell>
        </table:table-row>
        <table:table-row table:style-name="ro16" table:visibility="filter">
          <table:table-cell office:value-type="float" office:value="2106.15731" calcext:value-type="float">
            <text:p>2106.15731</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Recall that we assume we are given a shortest path tree Ts of the base graph G rooted in the source s. This does not loose generality as we could as well compute it in time O(m) via Thorup’s algorithm [36]. However, the tree Ts focuses our attention to the O(n2) relevant replacement distances in G. The failure of an edge e can only increase the distance from s to some target t if e lies on the s-t-path P (s, t) in Ts. Given a query (e, t), we can thus check whether e is relevant for t in O(1) time using a lowest common ancestor (LCA) data structure of size O(n) [5]. If the maximum weight M is larger than n, we are done as we store the relevant replacement distances, original graph distances, and the LCA data structure. However, for M ⩽ n, there are more space-efficient solutions. Using time O(n2), that is, linear in the number of relevant distances, we compress the space needed to store them down to O(M 1/2 n3/2) while increasing the query time only to eO(1). This scheme also allows several extensions, namely, handling vertex failures, reporting fault-tolerant shortest path trees, or retaining constant query time by using slightly more space. We first give an overview of the reduction. Suppose we have a set of pivots D ⊆ V such that any s-t-path P (s, t) in Ts √ n vertices. For a target t, let x be the pivot has at least one element of D among its last on P (s, t) that is closest to t. We distinguish three cases depending on the failing edge e.</text:p>
          </table:table-cell>
        </table:table-row>
        <table:table-row table:style-name="ro5">
          <table:table-cell office:value-type="float" office:value="2106.15731" calcext:value-type="float">
            <text:p>2106.15731</text:p>
          </table:table-cell>
          <table:table-cell office:value-type="string" calcext:value-type="string">
            <text:p>data, retrieve</text:p>
          </table:table-cell>
          <table:table-cell office:value-type="float" office:value="89" calcext:value-type="float">
            <text:p>89</text:p>
          </table:table-cell>
          <table:table-cell table:number-columns-repeated="2"/>
          <table:table-cell office:value-type="string" calcext:value-type="string">
            <text:p>The near case. We now describe how to handle the replacement paths in the near case with respect to a fixed (regular) pivot x ∈ D. Using the same data structures that we presented in Sections 3 and 6, we can assume that each value d(s, t, e) can be retrieved w.h.p. in eO(1) time for each target vertex t and edge e on the path P (s, D2[t]).</text:p>
          </table:table-cell>
        </table:table-row>
        <table:table-row table:style-name="ro10">
          <table:table-cell office:value-type="float" office:value="2106.15731" calcext:value-type="float">
            <text:p>2106.15731</text:p>
          </table:table-cell>
          <table:table-cell office:value-type="string" calcext:value-type="string">
            <text:p>data, retrieve</text:p>
          </table:table-cell>
          <table:table-cell office:value-type="float" office:value="220" calcext:value-type="float">
            <text:p>220</text:p>
          </table:table-cell>
          <table:table-cell table:number-columns-repeated="2"/>
          <table:table-cell office:value-type="string" calcext:value-type="string">
            <text:p>Proof. We explain how to modify the O(M 1/2 n3/2) space oracle so as, given an edge e in the tree Ts as a query, it reports the shortest paths tree Ts,e of G − e rooted at s in O(n) time. We will not incur the eO(1) penalty for accessing the distances of replacement paths in the far case II. However, we still need to compute their starting points accounting for the O(n2) term in preprocessing time. The extension to vertex failures and M &gt; n is immediate. We use the notation of Lemma 11. Let x ∈ D be a pivot and h be the number of target vertices that have x as a pivot. We only have to describe the storage of the ℓ = O(h M n ) values pred(t, e) of the data structure we use to retrieve the predecessor of a target vertex t for which D[t] = x when the replacement path falls in the far case II. The other values pred(t, e) can always be retrieved in constant time, as discussed above.</text:p>
          </table:table-cell>
        </table:table-row>
        <table:table-row table:style-name="ro2">
          <table:table-cell office:value-type="float" office:value="2106.15731" calcext:value-type="float">
            <text:p>2106.15731</text:p>
          </table:table-cell>
          <table:table-cell office:value-type="string" calcext:value-type="string">
            <text:p>retrieve</text:p>
          </table:table-cell>
          <table:table-cell office:value-type="float" office:value="79" calcext:value-type="float">
            <text:p>79</text:p>
          </table:table-cell>
          <table:table-cell table:number-columns-repeated="2"/>
          <table:table-cell office:value-type="string" calcext:value-type="string">
            <text:p>Near case. If e ∈ P (x, t), then pred(t, e) can be retrieved in O(1) time. Far case I. If e ∈ P (s, x) and d(s, t, e) = d(s, x, e) + d(x, t), we have t′ = pred(t) again.</text:p>
          </table:table-cell>
        </table:table-row>
        <table:table-row table:style-name="ro4">
          <table:table-cell office:value-type="float" office:value="2106.15731" calcext:value-type="float">
            <text:p>2106.15731</text:p>
          </table:table-cell>
          <table:table-cell office:value-type="string" calcext:value-type="string">
            <text:p>retrieve</text:p>
          </table:table-cell>
          <table:table-cell office:value-type="float" office:value="123" calcext:value-type="float">
            <text:p>123</text:p>
          </table:table-cell>
          <table:table-cell table:number-columns-repeated="2"/>
          <table:table-cell office:value-type="string" calcext:value-type="string">
            <text:p>i ), we also know pred(t, e∗ Now that we have this information, the path-reporting oracle that reconstructs some replacement path P (s, t, e) backwards from t to s is straightforward. In fact, upon query (t, e), we report the edge {t′, t} with t′ = pred(t, e), and we recurse on (t′, e). Note first that if e /∈ P (s, t), then t′ = pred(t) can be retrieved in constant time. Otherwise, the predecessor t′ depends on the case in which we are.</text:p>
          </table:table-cell>
        </table:table-row>
        <table:table-row table:style-name="ro7">
          <table:table-cell office:value-type="float" office:value="2106.15731" calcext:value-type="float">
            <text:p>2106.15731</text:p>
          </table:table-cell>
          <table:table-cell office:value-type="string" calcext:value-type="string">
            <text:p>retrieve</text:p>
          </table:table-cell>
          <table:table-cell office:value-type="float" office:value="218" calcext:value-type="float">
            <text:p>218</text:p>
          </table:table-cell>
          <table:table-cell table:number-columns-repeated="2"/>
          <table:table-cell office:value-type="string" calcext:value-type="string">
            <text:p>Let t be a target vertex and let x = D[t]. We let Et be the set of edges of G that are incident to t and mt = |Et| their number. Observe that any pred(t, e) can be computed in O(mt) time by selecting the vertex y of an edge {y, t} ∈ Et such that d(s, t, e) = d(s, y, e) + w({y, t}). Employing this simple selection method for every pred(t, e) is requires up to P t∈V mt = O(nm) time. However, for M ⩽ n, we can do better. We use the simple selection to compute pred(t, e) for every edge e ∈ P (x, t), the edges in the near n ) time in total. Observe that case. This takes O(mt all these values can be retrieved in constant time if we store them in a n × 2 n table with one row for each target t and one column for each of the 2</text:p>
          </table:table-cell>
        </table:table-row>
        <table:table-row table:style-name="ro3">
          <table:table-cell office:value-type="float" office:value="2107.0325" calcext:value-type="float">
            <text:p>2107.0325</text:p>
          </table:table-cell>
          <table:table-cell office:value-type="string" calcext:value-type="string">
            <text:p>benchmark</text:p>
          </table:table-cell>
          <table:table-cell office:value-type="float" office:value="36" calcext:value-type="float">
            <text:p>36</text:p>
          </table:table-cell>
          <table:table-cell table:number-columns-repeated="2"/>
          <table:table-cell office:value-type="string" calcext:value-type="string">
            <text:p>Francesco Croce, Maksym Andriushchenko, Vikash Sehwag, Nicolas Flammarion, Mung Chiang, Prateek Mittal, and Matthias Hein. RobustBench: a standardized adversarial robustness benchmark. arXiv preprint arXiv:2010.09670, 2020.</text:p>
          </table:table-cell>
        </table:table-row>
        <table:table-row table:style-name="ro8">
          <table:table-cell office:value-type="float" office:value="2107.0325" calcext:value-type="float">
            <text:p>2107.0325</text:p>
          </table:table-cell>
          <table:table-cell office:value-type="string" calcext:value-type="string">
            <text:p>benchmark, data</text:p>
          </table:table-cell>
          <table:table-cell office:value-type="float" office:value="112" calcext:value-type="float">
            <text:p>112</text:p>
          </table:table-cell>
          <table:table-cell table:number-columns-repeated="2"/>
          <table:table-cell office:value-type="string" calcext:value-type="string">
            <text:p>Standard concentration fails to sufﬁciently capture intrinsic robustness since it ignores data labels. Based on the deﬁnition of label uncertainty, we observe that the error regions induced by state-ofthe-art classiﬁcation models all tend to have high label uncertainty. This motivates us to develop an empirical method to study the concentration behavior regarding the input regions with high label uncertainty, which results in more accurate intrinsic robustness measures for benchmark image classiﬁcation tasks. Our experiments show the importance of considering labels in understanding intrinsic robustness, and further suggest that abstaining based on label uncertainty could be a potential method to improve the classiﬁer accuracy and robustness.</text:p>
          </table:table-cell>
        </table:table-row>
        <table:table-row table:style-name="ro8">
          <table:table-cell office:value-type="float" office:value="2107.0325" calcext:value-type="float">
            <text:p>2107.0325</text:p>
          </table:table-cell>
          <table:table-cell office:value-type="string" calcext:value-type="string">
            <text:p>benchmark, data</text:p>
          </table:table-cell>
          <table:table-cell office:value-type="float" office:value="124" calcext:value-type="float">
            <text:p>124</text:p>
          </table:table-cell>
          <table:table-cell table:number-columns-repeated="2"/>
          <table:table-cell office:value-type="string" calcext:value-type="string">
            <text:p>A fundamental question in adversarial machine learning is whether a robust classiﬁer exists for a given task. A line of research has made some progress towards this goal by studying the concentration of measure, but we argue standard concentration fails to fully characterize the intrinsic robustness of a classiﬁcation problem since it ignores data labels which are essential to any classiﬁcation task. Building on a novel deﬁnition of label uncertainty, we empirically demonstrate that error regions induced by state-of-the-art models tend to have much higher label uncertainty than randomly-selected subsets. This observation motivates us to adapt a concentration estimation algorithm to account for label uncertainty, resulting in more accurate intrinsic robustness measures for benchmark image classiﬁcation problems.</text:p>
          </table:table-cell>
        </table:table-row>
        <table:table-row table:style-name="ro16">
          <table:table-cell office:value-type="float" office:value="2107.0325" calcext:value-type="float">
            <text:p>2107.0325</text:p>
          </table:table-cell>
          <table:table-cell office:value-type="string" calcext:value-type="string">
            <text:p>benchmark, dataset</text:p>
          </table:table-cell>
          <table:table-cell office:value-type="float" office:value="216" calcext:value-type="float">
            <text:p>216</text:p>
          </table:table-cell>
          <table:table-cell table:number-columns-repeated="2"/>
          <table:table-cell office:value-type="string" calcext:value-type="string">
            <text:p>By adapting the standard concentration estimation method in Mahloujifar et al. (2019b), we propose an empirical estimator for the label uncertainty constrained concentration function. We then theoretically study the asymptotic behavior of the proposed estimator and provide a corresponding heuristic algorithm for typical perturbation metrics (Section 5). We demonstrate that our method is able to produce a more accurate characterization of intrinsic robustness limit for benchmark datasets than was possible using prior methods that do not consider labels (Section 6.2). Figure 1 illustrates the intrinsic robustness estimates resulting from our label uncertainty approach on two CIFAR-10 robust classiﬁcation tasks. The intrinsic robustness estimates we obtain by incorporating label uncertainty are much lower than prior limits, suggesting that compared with the concentration of measure phenomenon, the existence of uncertain inputs may explain more fundamentally the adversarial vulnerability of state-of-the-art robustly-trained models. In addition, we also provide empirical evidence showing that both the clean and robust accuracies of state-of-the-art robust classiﬁcation models are largely affected by the label uncertainty of the tested examples, suggesting that adding an abstain option based on label uncertainty is a promising avenue for improving adversarial robustness of deployed machine learning systems (Section 6.3).</text:p>
          </table:table-cell>
        </table:table-row>
        <table:table-row table:style-name="ro16">
          <table:table-cell office:value-type="float" office:value="2107.0325" calcext:value-type="float">
            <text:p>2107.0325</text:p>
          </table:table-cell>
          <table:table-cell office:value-type="string" calcext:value-type="string">
            <text:p>benchmark, dataset</text:p>
          </table:table-cell>
          <table:table-cell office:value-type="float" office:value="255" calcext:value-type="float">
            <text:p>255</text:p>
          </table:table-cell>
          <table:table-cell table:number-columns-repeated="2"/>
          <table:table-cell office:value-type="string" calcext:value-type="string">
            <text:p>Since the initial reports of adversarial examples against deep neural networks (Szegedy et al., 2014; Goodfellow et al., 2015), many defensive mechanisms have been proposed aiming to enhance the robustness of machine learning classiﬁers. Most have failed, however, against stronger adaptive attacks (Athalye et al., 2018; Tramer et al., 2020). PGD-based adversarial training (M ˛adry et al., 2018) and its variants (Zhang et al., 2019; Carmon et al., 2019) are among the few heuristic defenses that have not been broken so far, but these methods still fail to produce satisfactorily robust classiﬁers, even for classiﬁcation tasks on benchmark datasets like CIFAR-10. Motivated by the empirical hardness of adversarially-robust learning, a line of theoretical works (Gilmer et al., 2018; Fawzi et al., 2018; Mahloujifar et al., 2019a; Shafahi et al., 2019) have argued that adversarial examples are unavoidable. In particular, these works proved that as long as the input distributions are concentrated with respect to the perturbation metric, adversarially robust classiﬁers do not exist. Recently, Mahloujifar et al. (2019b) and Prescott et al. (2021) generalized these results by developing empirical methods for measuring the concentration of arbitrary input distributions to derive an intrinsic robustness limit. (Appendix A provides a more thorough discussion of related work.)</text:p>
          </table:table-cell>
        </table:table-row>
        <table:table-row table:style-name="ro10">
          <table:table-cell office:value-type="float" office:value="2107.0325" calcext:value-type="float">
            <text:p>2107.0325</text:p>
          </table:table-cell>
          <table:table-cell office:value-type="string" calcext:value-type="string">
            <text:p>code available, github, code, code open-source, open-source</text:p>
          </table:table-cell>
          <table:table-cell office:value-type="float" office:value="26" calcext:value-type="float">
            <text:p>26</text:p>
          </table:table-cell>
          <table:table-cell table:number-columns-repeated="2"/>
          <table:table-cell office:value-type="string" calcext:value-type="string">
            <text:p>An implementation of our method, and code for reproducing our experiments, is available under an open source license from: https://github.com/xiaozhanguva/intrinsic_rob_lu.</text:p>
          </table:table-cell>
        </table:table-row>
        <table:table-row table:style-name="ro1" table:visibility="filter">
          <table:table-cell office:value-type="float" office:value="2107.0325" calcext:value-type="float">
            <text:p>2107.032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ata improves adversarial robustness. In NeurIPS, 2019.</text:p>
          </table:table-cell>
        </table:table-row>
        <table:table-row table:style-name="ro1" table:visibility="filter">
          <table:table-cell office:value-type="float" office:value="2107.0325" calcext:value-type="float">
            <text:p>2107.032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Xin Geng. Label distribution learning. IEEE Transactions on Knowledge and Data Engineering, 28</text:p>
          </table:table-cell>
        </table:table-row>
        <table:table-row table:style-name="ro3" table:visibility="filter">
          <table:table-cell office:value-type="float" office:value="2107.0325" calcext:value-type="float">
            <text:p>2107.0325</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We ﬁrst explain a fundamental connection between the concentration of measure and the intrinsic robustness with respect to imperfect classiﬁers shown in previous work, and then argue that standard concentration fails to capture a realistic intrinsic robustness limit because it ignores data labels.</text:p>
          </table:table-cell>
        </table:table-row>
        <table:table-row table:style-name="ro7" table:visibility="filter">
          <table:table-cell office:value-type="float" office:value="2107.0325" calcext:value-type="float">
            <text:p>2107.0325</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adversarially trained models with any tested network architecture. Figure 3(c) summarizes the error region label uncertainty with respect to the state-of-the-art adversarially robust models documented in RobustBench (Croce et al., 2020). Regardless of the perturbation type or the learning method, the average label uncertainty of their misclassiﬁed examples all falls into a range of (0.17, 0.23), whereas the mean label uncertainty of all the testing CIFAR-10 data is less than 0.1. This supports our hypothesis that error regions of state-of-the-art classiﬁers tend to have larger label uncertainty, and our claim that intrinsic robustness estimates should account for labels.</text:p>
          </table:table-cell>
        </table:table-row>
        <table:table-row table:style-name="ro13" table:visibility="filter">
          <table:table-cell office:value-type="float" office:value="2107.0325" calcext:value-type="float">
            <text:p>2107.0325</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Compared with the baseline estimates, our label-uncertainty constrained intrinsic robustness estimates are uniformly lower across all the considered settings (similar results are obtained under other experimental settings, see Table 1 in Appendix F). Although both of these estimates can serve as legitimate upper bounds on the maximum achievable adversarial robustness for the given task, our estimate, which takes data labels into account, being closer to the robust accuracy achieved by stateof-the-art classiﬁers indicates it is a more accurate characterization of intrinsic robustness limit. For instance, under (cid:96)∞ perturbations with (cid:15) = 8/255, the best adversarially-trained classiﬁcation model achieves 66% robust accuracy with approximately 8% clean error, whereas our estimate indicates that the maximum robustness one can hope for is about 82% as long as the classiﬁcation model has at least 8% clean error. In contrast, the intrinsic robustness limit implied by standard concentration is as high as 90% for the same setting, which again shows the insufﬁciency of standard concentration.</text:p>
          </table:table-cell>
        </table:table-row>
        <table:table-row table:style-name="ro9" table:visibility="filter">
          <table:table-cell office:value-type="float" office:value="2107.0325" calcext:value-type="float">
            <text:p>2107.032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To address this question, Mahloujifar et al. (2019b) proposed a general way to empirically measure the concentration for any input distribution using data samples, then employed it to estimate an intrinsic robustness limit for typical image benchmarks. By showing the existence of a large gap between the limit implied by concentration and the empirical robustness achieved by state-of-the-art adversarial training methods, Mahloujifar et al. (2019b) further concluded that concentration of measure can only explain a small portion of adversarial vulnerability of existing image classiﬁers. More recently, Prescott et al. (2021) further strengthened their conclusion by using the set of half-spaces to estimate the concentration function, which achieves enhanced estimation accuracy. Other related works (Fawzi et al., 2018; Krusinga et al., 2019; Zhang et al., 2020b) proposed estimating lower bounds on the concentration of measure by approximating the underlying distribution using generative models. None of these works, however, consider data labels. Our main results show that data labels are essential for understanding intrinsic robustness limits.</text:p>
          </table:table-cell>
        </table:table-row>
        <table:table-row table:style-name="ro13" table:visibility="filter">
          <table:table-cell office:value-type="float" office:value="2107.0325" calcext:value-type="float">
            <text:p>2107.0325</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Witnessing the vulnerability of modern machine learning models to adversarial examples, extensive studies have been carried out aiming to build classiﬁcation models that can be robust against adversarial perturbations. Heuristic defense mechanisms (Goodfellow et al., 2015; Papernot et al., 2016; Guo et al., 2018; Xie et al., 2018; M ˛adry et al., 2018) had been most popular until many of them were broken by stronger adaptive adversaries (Athalye et al., 2018; Tramer et al., 2020). The only scalable defense which seems to hold up well against adaptive adversaries is PGD-based adversarial training (M ˛adry et al., 2018). Several variants of PGD-based adversarial training have been proposed, which either adopt different loss function (Zhang et al., 2019; Wu et al., 2020) or make use of additional training data (Carmon et al., 2019; Alayrac et al., 2019). Nevertheless, the best current adversarially-trained classiﬁers can only achieve around 65% robust accuracy on CIFAR-10 against (cid:96)∞ perturbations with strength (cid:15) = 8/255, even with additional training data (see the leaderboard in Croce et al. (2020)).</text:p>
          </table:table-cell>
        </table:table-row>
        <table:table-row table:style-name="ro5">
          <table:table-cell office:value-type="float" office:value="2107.0325" calcext:value-type="float">
            <text:p>2107.0325</text:p>
          </table:table-cell>
          <table:table-cell office:value-type="string" calcext:value-type="string">
            <text:p>data, data available, dataset</text:p>
          </table:table-cell>
          <table:table-cell office:value-type="float" office:value="66" calcext:value-type="float">
            <text:p>66</text:p>
          </table:table-cell>
          <table:table-cell table:number-columns-repeated="2"/>
          <table:table-cell office:value-type="string" calcext:value-type="string">
            <text:p>dataset. We report both the empirical measure of the optimally-found subset (Empirical Risk in Table 1), and the translated intrinsic robustness estimate. These results show that our estimation of intrinsic robustness generalizes from the training data to the testing data, and support the argument that our estimate is a more accurate characterization of intrinsic robustness compared with standard one.</text:p>
          </table:table-cell>
        </table:table-row>
        <table:table-row table:style-name="ro11">
          <table:table-cell office:value-type="float" office:value="2107.0325" calcext:value-type="float">
            <text:p>2107.0325</text:p>
          </table:table-cell>
          <table:table-cell office:value-type="string" calcext:value-type="string">
            <text:p>data, dataset</text:p>
          </table:table-cell>
          <table:table-cell office:value-type="float" office:value="226" calcext:value-type="float">
            <text:p>226</text:p>
          </table:table-cell>
          <table:table-cell table:number-columns-repeated="2"/>
          <table:table-cell office:value-type="string" calcext:value-type="string">
            <text:p>We conduct the experiments on CIFAR-10 and identify the set of label errors based on conﬁdent learning. We train a ResNet-50 based classiﬁcation model on the CIFAR-10 training data, and select examples in the CIFAR-10 test dataset as labeling errors using the best ranking method suggested in Northcutt et al. (2021b). Figure 7(a) compares the distribution of human label uncertainty (based on the human soft labels from CIFAR-10H) between the set of estimated label error and non-errors. Although the set of examples estimated as label error have relative higher human label uncertainty compared with non-errors, there exist over 30% of estimated label errors have 0 label uncertainty for human annotators. It implies that there is a mismatch between label errors identiﬁed by human and that estimated using conﬁdent learning techniques. This is further conﬁrmed by the precision-recall curve presented in Figure 7(b). We treat examples with human label uncertainty exceeding 0.5 as the ‘ground-truth’ uncertain images, and vary the size of produced set of label errors to plot the precision and recall curve. The fact that precision rate is uniformly lower than 0.25, indicating that over 75% of the estimate error examples have human label uncertainty less than 0.5.</text:p>
          </table:table-cell>
        </table:table-row>
        <table:table-row table:style-name="ro7">
          <table:table-cell office:value-type="float" office:value="2107.0325" calcext:value-type="float">
            <text:p>2107.0325</text:p>
          </table:table-cell>
          <table:table-cell office:value-type="string" calcext:value-type="string">
            <text:p>data, dataset</text:p>
          </table:table-cell>
          <table:table-cell office:value-type="float" office:value="232" calcext:value-type="float">
            <text:p>232</text:p>
          </table:table-cell>
          <table:table-cell table:number-columns-repeated="2"/>
          <table:table-cell office:value-type="string" calcext:value-type="string">
            <text:p>Notation. We use [k] to denote {1, 2, . . . , k} and use In to denote the n × n identity matrix. For any set A, |A| denotes its cardinality, pow(A) is all its measurable subsets, and 1A(·) is the indicator function of A. Consider metric probability space (X , µ, ∆), where ∆ : X × X → R≥0 is a distance metric on X . Deﬁne the empirical measure of µ with respect to a data set S sampled from µ as (cid:98)µS (A) = (cid:80) 1A(x)/|S|. Denote by B(cid:15)(x, ∆) the ball around x with radius (cid:15) measured by ∆. The (cid:15)-expansion of A is deﬁned as A(cid:15)(∆) = {x ∈ X : ∃ x(cid:48) ∈ B(cid:15)(x, ∆) ∩ A}. When ∆ is free of context, we simply write B(cid:15)(x) = B(cid:15)(x, ∆) and A(cid:15) = A(cid:15)(∆).</text:p>
          </table:table-cell>
        </table:table-row>
        <table:table-row table:style-name="ro1">
          <table:table-cell office:value-type="float" office:value="2107.0325" calcext:value-type="float">
            <text:p>2107.032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machine learning benchmarks. In NeurIPS (Datasets and Benchmarks Track), 2021a.</text:p>
          </table:table-cell>
        </table:table-row>
        <table:table-row table:style-name="ro1">
          <table:table-cell office:value-type="float" office:value="2107.0325" calcext:value-type="float">
            <text:p>2107.032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Curtis Northcutt, Lu Jiang, and Isaac Chuang. Conﬁdent learning: Estimating uncertainty in dataset</text:p>
          </table:table-cell>
        </table:table-row>
        <table:table-row table:style-name="ro2">
          <table:table-cell office:value-type="float" office:value="2107.0325" calcext:value-type="float">
            <text:p>2107.0325</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1: Summary of the main results using our method for different settings on CIFAR-10 dataset. We conduct 5 repeated trials for each setting to record the mean statistics and its standard deviation.</text:p>
          </table:table-cell>
        </table:table-row>
        <table:table-row table:style-name="ro2">
          <table:table-cell office:value-type="float" office:value="2107.0325" calcext:value-type="float">
            <text:p>2107.0325</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We perform a 50/50 train-test split on the CIFAR-10 test images: we obtain the optimal subset with the smallest (cid:15)-expansion on the training dataset based on Algorithm 1 and evaluate it on the testing</text:p>
          </table:table-cell>
        </table:table-row>
        <table:table-row table:style-name="ro3">
          <table:table-cell office:value-type="float" office:value="2107.0325" calcext:value-type="float">
            <text:p>2107.0325</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igure 2: (a) Visualization of the CIFAR-10 test images with the soft labels from CIFAR-10H, the original assigned labels from CIFAR-10 and the label uncertainty scores computed based on Deﬁnition 4.1. (b) Histogram of the label uncertainty distribution for the CIFAR-10 test dataset.</text:p>
          </table:table-cell>
        </table:table-row>
        <table:table-row table:style-name="ro5">
          <table:table-cell office:value-type="float" office:value="2107.0325" calcext:value-type="float">
            <text:p>2107.0325</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The proposed concentration estimation framework relies on the knowledge of human soft labels to determine which example has label uncertainty exceeding a certainty threshold. Since most machine learning datasets do not provide such information like CIFAR-10H, this raises the question of how to extend our method to the setting where human soft labels are unavailable.</text:p>
          </table:table-cell>
        </table:table-row>
        <table:table-row table:style-name="ro4">
          <table:table-cell office:value-type="float" office:value="2107.0325" calcext:value-type="float">
            <text:p>2107.0325</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We make an initial attempt to address the aforementioned issue using the conﬁdent learning approach of Northcutt et al. (2021b). Their goal was to identify label errors for a dataset, which is closely related to label uncertainty. The method ﬁrst computes a conﬁdence joint matrix based on the predicted probabilities of a pretrained classiﬁer, then selects the top examples based on a ranking rule, such as self-conﬁdence or max margin. If we are able to approximate human label uncertainty from the raw</text:p>
          </table:table-cell>
        </table:table-row>
        <table:table-row table:style-name="ro4">
          <table:table-cell office:value-type="float" office:value="2107.0325" calcext:value-type="float">
            <text:p>2107.0325</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In this section, we apply Algorithm 1 to estimate the intrinsic robustness limit for the CIFAR-10 dataset under (cid:96)∞ perturbations with (cid:15) = 8/255 and (cid:96)2 perturbations with (cid:15) = 0.5. We set the label uncertainty threshold γ = 0.17 to roughly represent the error region label uncertainty of state-ofthe-art classiﬁcation models (see Figure 3). In particular, we adopt a 50/50 train-test split over the original 10, 000 CIFAR-10 test images (see Appendix E for experimental details).</text:p>
          </table:table-cell>
        </table:table-row>
        <table:table-row table:style-name="ro6">
          <table:table-cell office:value-type="float" office:value="2107.0325" calcext:value-type="float">
            <text:p>2107.0325</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Figures 3(a) and 3(b) demonstrate the relationship between label uncertainty and standard risk for various classiﬁers produced by standard training and adversarial training methods under (cid:96)∞ perturbations with (cid:15) = 8/255. In addition, we plot the label uncertainty with error bars of randomly-selected images from the CIFAR-10 test dataset as a reference. As the model classiﬁcation accuracy increases, the label uncertainty of its induced error region increases, suggesting the misclassiﬁed examples tend to have higher label uncertainty. This observation holds consistently for both standard and</text:p>
          </table:table-cell>
        </table:table-row>
        <table:table-row table:style-name="ro7">
          <table:table-cell office:value-type="float" office:value="2107.0325" calcext:value-type="float">
            <text:p>2107.0325</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We hypothesize that ambiguous or misleading images should also be more likely to be misclassiﬁed as errors by state-of-the-art machine learning classiﬁers. That is, their induced error regions should have larger that typical label uncertainty. To test this hypothesis, we conduct experiments on CIFAR-10 and CIFAR-10H datasets. More speciﬁcally, we train different classiﬁcation models, including intermediate models extracted at different epochs, using the CIFAR-10 training dataset, then empirically compute the standard risk, adversarial risk, and label uncertainty of the corresponding error region. The results are shown in Figure 3 (see Appendix E for experimental details).</text:p>
          </table:table-cell>
        </table:table-row>
        <table:table-row table:style-name="ro8">
          <table:table-cell office:value-type="float" office:value="2107.0325" calcext:value-type="float">
            <text:p>2107.0325</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Contributions. We identify the insufﬁciency of the standard concentration of measure problem and demonstrate why it fails to capture a realistic intrinsic robustness limit (Section 3). Then, we introduce the notion of label uncertainty (Deﬁnition 4.1), which characterizes the average uncertainty of label assignments for an input region. We then incorporate label uncertainty in the standard concentration measure as an initial step towards a more realistic characterization of intrinsic robustness (Section 4). Experiments on the CIFAR-10 and CIFAR-10H (Peterson et al., 2019) datasets demonstrate that error regions induced by state-of-the-art classiﬁcation models all have high label uncertainty (Section 6.1), which validates the proposed label uncertainty constrained concentration problem.</text:p>
          </table:table-cell>
        </table:table-row>
        <table:table-row table:style-name="ro8">
          <table:table-cell office:value-type="float" office:value="2107.0325" calcext:value-type="float">
            <text:p>2107.0325</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We conduct experiments on the CIFAR-10H dataset (Peterson et al., 2019), which contains soft labels reﬂecting human perceptual uncertainty for the 10,000 CIFAR-10 test images (Krizhevsky &amp; Hinton, 2009). These soft labels can be regarded as an approximation of the label distribution function η(·) at each given input, whereas the original CIFAR-10 test dataset provides the class labels given by the concept function c(·). We report on experiments showing the connection between label uncertainty and classiﬁcation error rates (Section 6.1) and that incorporating label uncertainty enables better intrinsic robustness estimates (Section 6.2). Section 6.3 demonstrates the possibility of improving model robustness by abstaining for inputs in high label uncertainty regions.</text:p>
          </table:table-cell>
        </table:table-row>
        <table:table-row table:style-name="ro7">
          <table:table-cell office:value-type="float" office:value="2107.0325" calcext:value-type="float">
            <text:p>2107.0325</text:p>
          </table:table-cell>
          <table:table-cell office:value-type="string" calcext:value-type="string">
            <text:p>dataset</text:p>
          </table:table-cell>
          <table:table-cell office:value-type="float" office:value="136" calcext:value-type="float">
            <text:p>136</text:p>
          </table:table-cell>
          <table:table-cell table:number-columns-repeated="2"/>
          <table:table-cell office:value-type="string" calcext:value-type="string">
            <text:p>Estimation of Intrinsic Robustness. For Figure 4, we ﬁrst conduct a 50/50 train-test split over the 10, 000 CIFAR-10 test images, then run Algorithm 1 for each setting on the training dataset to obtain the optimal subset. Here, we choose the value of α ∈ {0.01, 0.02, . . . , 0.15} and tune the parameter T for each α parameter. Next, we evaluate the empirical measure of the optimally-searched subset (denoted by empirical risk in Figure 4) and the empirical measure of its (cid:15)-expansion using the testing dataset, and translate it into an intrinsic robustness estimate. Finally, we plot the empirical risk and the estimated intrinsic robustness for each parameter setting in Figure 4.</text:p>
          </table:table-cell>
        </table:table-row>
        <table:table-row table:style-name="ro12">
          <table:table-cell office:value-type="float" office:value="2107.0325" calcext:value-type="float">
            <text:p>2107.0325</text:p>
          </table:table-cell>
          <table:table-cell office:value-type="string" calcext:value-type="string">
            <text:p>dataset</text:p>
          </table:table-cell>
          <table:table-cell office:value-type="float" office:value="278" calcext:value-type="float">
            <text:p>278</text:p>
          </table:table-cell>
          <table:table-cell table:number-columns-repeated="2"/>
          <table:table-cell office:value-type="string" calcext:value-type="string">
            <text:p>Before presenting the proofs, we ﬁrst lay out the formal statement of Remark 5.2 in Theorem C.2. The proof technique of Theorem C.2 is inspired by Theorem 3.5 in Mahloujifar et al. (2019b). Theorem C.2 (Formal Statement of Remark 5.2). Consider the input metric probability space (X , µ, ∆), the concept function c and the label distribution function η. Let {G(T )}T ∈N be a series of collection of subsets over X . For any T ∈ N, assume φT and φT (cid:15) are complexity penalties for G(T ) and G(cid:15)(T ) respectively, and (cid:98)η is a function such that (cid:82) Deﬁne h(µ, c, η, α, γ, (cid:15), G) = inf E∈G{µ(E(cid:15)) : µ(E) ≥ α, LU(E; µ, c, η) ≥ γ} to be the constrained concentration function. We simply write h(µ, c, η, α, γ, (cid:15)) when G = pow(X ). Given a sequence of datasets {ST }T ∈N, where ST consists of m(T ) i.i.d. samples from µ and a sequence of real numbers {δ(T )}T ∈N with δ(T ) ∈ (0, α/2), if the following assumptions holds:</text:p>
          </table:table-cell>
        </table:table-row>
        <table:table-row table:style-name="ro14">
          <table:table-cell office:value-type="float" office:value="2107.0325" calcext:value-type="float">
            <text:p>2107.0325</text:p>
          </table:table-cell>
          <table:table-cell office:value-type="string" calcext:value-type="string">
            <text:p>dataset provided, dataset</text:p>
          </table:table-cell>
          <table:table-cell office:value-type="float" office:value="254" calcext:value-type="float">
            <text:p>254</text:p>
          </table:table-cell>
          <table:table-cell table:number-columns-repeated="2"/>
          <table:table-cell office:value-type="string" calcext:value-type="string">
            <text:p>Need for Soft Labels. The proposed approach requires label uncertainty information for training examples. The CIFAR-10H dataset provided soft labels from humans that enabled our experiments, but typical machine learning datasets do not provide such information. Below, we discuss possible avenues to estimating label uncertainty when human soft labels are not available and are too expensive to acquire. A potential solution is to estimate the set of examples with high label uncertainty using the predicted probabilities of a classiﬁcation model. Conﬁdent learning (Natarajan et al., 2013; Lipton et al., 2018; Huang et al., 2019; Northcutt et al., 2021b;a) provides a systematic method to identify label errors in a dataset based on this idea. If the estimated label errors match the examples with high human label uncertainty, then we can directly extend our framework by leveraging the estimated error set. Our experiments on CIFAR-10 (see Appendix G), however, suggest that there is a misalignment between human recognized errors and errors produced by conﬁdent learning. The existence of such misalignment further suggests that one should be cautious when combining the estimated set of label errors into our framework. As the ﬁeld of conﬁdent learning advances to produce a more accurate estimator of label error set, it would serve as a good alternative solution for applying our framework to the setting where human label information is not accessible.</text:p>
          </table:table-cell>
        </table:table-row>
        <table:table-row table:style-name="ro3">
          <table:table-cell office:value-type="float" office:value="2107.0325" calcext:value-type="float">
            <text:p>2107.0325</text:p>
          </table:table-cell>
          <table:table-cell office:value-type="string" calcext:value-type="string">
            <text:p>publicly available, dataset</text:p>
          </table:table-cell>
          <table:table-cell office:value-type="float" office:value="52" calcext:value-type="float">
            <text:p>52</text:p>
          </table:table-cell>
          <table:table-cell table:number-columns-repeated="2"/>
          <table:table-cell office:value-type="string" calcext:value-type="string">
            <text:p>Details of our experimental setup and methods are provided in Appendix E, and all of the datasets we use are publicly available. In addition, we state the assumptions for our theoretical results in each theorem. Detailed proofs of all the presented theorems are provided in Appendix C.</text:p>
          </table:table-cell>
        </table:table-row>
        <table:table-row table:style-name="ro5">
          <table:table-cell office:value-type="float" office:value="2107.0325" calcext:value-type="float">
            <text:p>2107.0325</text:p>
          </table:table-cell>
          <table:table-cell office:value-type="string" calcext:value-type="string">
            <text:p>used dataset, dataset</text:p>
          </table:table-cell>
          <table:table-cell office:value-type="float" office:value="91" calcext:value-type="float">
            <text:p>91</text:p>
          </table:table-cell>
          <table:table-cell table:number-columns-repeated="2"/>
          <table:table-cell office:value-type="string" calcext:value-type="string">
            <text:p>to the description degree of y to x for any x ∈ X and y ∈ Y, and (cid:80) y∈[k][η(x)]y = 1 holds for any x ∈ X . For classiﬁcation tasks that rely on human labeling, one can approximate the label distribution for any input by collecting human labels from multiple human annotators. Our experiments use the CIFAR-10H dataset that did this for the CIFAR-10 test images (Peterson et al., 2019).</text:p>
          </table:table-cell>
        </table:table-row>
        <table:table-row table:style-name="ro1" table:visibility="filter">
          <table:table-cell office:value-type="float" office:value="2107.04058" calcext:value-type="float">
            <text:p>2107.04058</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Noisy data and regularisation</text:p>
          </table:table-cell>
        </table:table-row>
        <table:table-row table:style-name="ro1" table:visibility="filter">
          <table:table-cell office:value-type="float" office:value="2107.04058" calcext:value-type="float">
            <text:p>2107.0405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for ﬁnal time data.</text:p>
          </table:table-cell>
        </table:table-row>
        <table:table-row table:style-name="ro1" table:visibility="filter">
          <table:table-cell office:value-type="float" office:value="2107.04058" calcext:value-type="float">
            <text:p>2107.0405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 The ﬁnal time data</text:p>
          </table:table-cell>
        </table:table-row>
        <table:table-row table:style-name="ro1" table:visibility="filter">
          <table:table-cell office:value-type="float" office:value="2107.04058" calcext:value-type="float">
            <text:p>2107.0405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In the time trace data iteration scheme</text:p>
          </table:table-cell>
        </table:table-row>
        <table:table-row table:style-name="ro1" table:visibility="filter">
          <table:table-cell office:value-type="float" office:value="2107.04058" calcext:value-type="float">
            <text:p>2107.04058</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or ﬁnal time data (46Reconstruction Schemesequation.4.46) using the identity</text:p>
          </table:table-cell>
        </table:table-row>
        <table:table-row table:style-name="ro1" table:visibility="filter">
          <table:table-cell office:value-type="float" office:value="2107.04058" calcext:value-type="float">
            <text:p>2107.0405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Rd. Its recovery from overposed data was recently investigated in [12].</text:p>
          </table:table-cell>
        </table:table-row>
        <table:table-row table:style-name="ro1" table:visibility="filter">
          <table:table-cell office:value-type="float" office:value="2107.04058" calcext:value-type="float">
            <text:p>2107.0405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where y = h in the time trace and y = g in the ﬁnal time data case.</text:p>
          </table:table-cell>
        </table:table-row>
        <table:table-row table:style-name="ro2" table:visibility="filter">
          <table:table-cell office:value-type="float" office:value="2107.04058" calcext:value-type="float">
            <text:p>2107.0405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2: Relative error norms of the iterates for f (u) from time trace (left) and ﬁnal time (right) data. F2(n) = log10</text:p>
          </table:table-cell>
        </table:table-row>
        <table:table-row table:style-name="ro2" table:visibility="filter">
          <table:table-cell office:value-type="float" office:value="2107.04058" calcext:value-type="float">
            <text:p>2107.04058</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In the case of time trace data (45Reconstruction Schemesequation.4.45) using the fact that since p = p(x,t; f ) solves (13The modelequation.2.13) we have the identity</text:p>
          </table:table-cell>
        </table:table-row>
        <table:table-row table:style-name="ro2" table:visibility="filter">
          <table:table-cell office:value-type="float" office:value="2107.04058" calcext:value-type="float">
            <text:p>2107.0405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4] Michael Pilant and William Rundell. Recovery of an unknown speciﬁc heat by means of over posed data. Numerical Methods for Partial Differential Equations, 6(1):1–16, 1990.</text:p>
          </table:table-cell>
        </table:table-row>
        <table:table-row table:style-name="ro3" table:visibility="filter">
          <table:table-cell office:value-type="float" office:value="2107.04058" calcext:value-type="float">
            <text:p>2107.0405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Fixed point formulations of the inverse problem can be obtained by projecting the PDE on the observation manifold and inserting the available measurement data where possible. From this we obtain an iterative reconstruction scheme by applying Picard iteration.</text:p>
          </table:table-cell>
        </table:table-row>
        <table:table-row table:style-name="ro2" table:visibility="filter">
          <table:table-cell office:value-type="float" office:value="2107.04058" calcext:value-type="float">
            <text:p>2107.0405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Corollary 4.3. For f 0 M, M), p0 = G( f 0) a frozen Newton method is well-deﬁned by (57Well-deﬁnedness of Newton’s methodequation.4.57) in both data cases and space dimensions d</text:p>
          </table:table-cell>
        </table:table-row>
        <table:table-row table:style-name="ro2" table:visibility="filter">
          <table:table-cell office:value-type="float" office:value="2107.04058" calcext:value-type="float">
            <text:p>2107.0405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this section we show reconstructions of f from either time trace or ﬁnal time data. The spatial set will be the interval [0, 1] and we will take the time trace measurement point to be the right-hand endpoint x = 1.</text:p>
          </table:table-cell>
        </table:table-row>
        <table:table-row table:style-name="ro3" table:visibility="filter">
          <table:table-cell office:value-type="float" office:value="2107.04058" calcext:value-type="float">
            <text:p>2107.0405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he modeling task of reconstructing f in (12The modelequation.2.12) from overposed data (3Introductionequation.1.3) or (4Introductionequation.1.4) thus amounts to inverting the forward map F = trΣ position of the parameter-to-state-map G : f (12The modelequation.2.12) with the trace operator on Σ =</text:p>
          </table:table-cell>
        </table:table-row>
        <table:table-row table:style-name="ro3" table:visibility="filter">
          <table:table-cell office:value-type="float" office:value="2107.04058" calcext:value-type="float">
            <text:p>2107.04058</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σ &lt; 1, that is, M must be small enough in order to generate a nonempty set of admissible nonlinearities f . In accordance with (30Analysis of the forward problemequation.3.30), this can always be achieved by making the initial data p0, the driving term r, and/or the ﬁnal time T small enough.</text:p>
          </table:table-cell>
        </table:table-row>
        <table:table-row table:style-name="ro5" table:visibility="filter">
          <table:table-cell office:value-type="float" office:value="2107.04058" calcext:value-type="float">
            <text:p>2107.04058</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ypical observations available in such nonlinear acoustic experiments are measurements of the acoustic pressure at an array of transducers or hydrophones. Thus, there are two obvious types of overposed data: one measuring in the spatial dimension and the other in the time domain. In the ﬁrst case, for some subdomain or curve ω lying in Ω and for some ﬁxed time T we measure</text:p>
          </table:table-cell>
        </table:table-row>
        <table:table-row table:style-name="ro3" table:visibility="filter">
          <table:table-cell office:value-type="float" office:value="2107.04058" calcext:value-type="float">
            <text:p>2107.04058</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rollary 4.2. Under the conditions of Corollary 3.1corollary.3.1, Newton’s method is well-deﬁned by (56Well-deﬁnedness of Newton’s methodequation.4.56) in the ﬁnal time data case with d 1, 2, 3 } ∈ { if D is replaced by and in the time trace data case with d = 1. The latter extends to d ˜D := D f ′′kL∞(</text:p>
          </table:table-cell>
        </table:table-row>
        <table:table-row table:style-name="ro3" table:visibility="filter">
          <table:table-cell office:value-type="float" office:value="2107.04058" calcext:value-type="float">
            <text:p>2107.0405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1: Reconstructions of f (u) from time trace (left) and ﬁnal time (right) data with Picard (top row), Anderson accelerated Picard (middle row), frozen Newton (bottom row); ﬁrst (red), second (blue), third (green), fourth (orange) iterate versus exact f (back dashed)</text:p>
          </table:table-cell>
        </table:table-row>
        <table:table-row table:style-name="ro4" table:visibility="filter">
          <table:table-cell office:value-type="float" office:value="2107.04058" calcext:value-type="float">
            <text:p>2107.04058</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We also did reconstructions from time trace data in the fractional case (16Extension to fractional dampingequation.2.16), where as mentioned in section 4Reconstruction Schemessection.4 the time trace data iteration scheme (47Fixed point iterationsequation.4.47) remains the same as in case α = 1, with the dependence on α showing up only in the PDE to be solved. Provided α was not close to zero, the differences in the reconstructions were very little.</text:p>
          </table:table-cell>
        </table:table-row>
        <table:table-row table:style-name="ro5" table:visibility="filter">
          <table:table-cell office:value-type="float" office:value="2107.04058" calcext:value-type="float">
            <text:p>2107.04058</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igure 3: Reconstructions of f (u) for piecewise linear example from time trace data with Picard (top left) and Anderson accelerated Picard (top right); ﬁrst (red), second (blue), third (green), fourth (orange), ﬁfth (yellow), sixth (cyan), seventh (maroon) iterate versus exact f (back dashed); relative error norms of the iterates for f (u) in L∞ (bottom left) and L2 (bottom right) norm</text:p>
          </table:table-cell>
        </table:table-row>
        <table:table-row table:style-name="ro6" table:visibility="filter">
          <table:table-cell office:value-type="float" office:value="2107.04058" calcext:value-type="float">
            <text:p>2107.04058</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With fractional damping (16Extension to fractional dampingequation.2.16), the time trace data iteration scheme (47Fixed point iterationsequation.4.47) remains exactly the same as in the strong damping case α = 1, just the PDE to be solved in between is modiﬁed. For ﬁnal time data, the possibility of inserting observations becomes very limited, since except for the very ﬁrst term in (16Extension to fractional dampingequation.2.16), p only appears under an integral over time; so we do not pursue the ﬁnal time data case in the context of (16Extension to fractional dampingequation.2.16).</text:p>
          </table:table-cell>
        </table:table-row>
        <table:table-row table:style-name="ro4" table:visibility="filter">
          <table:table-cell office:value-type="float" office:value="2107.04058" calcext:value-type="float">
            <text:p>2107.04058</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Data consisted of the measurements h(t) = p(1,t) or g(x) = p(x, T ). As a practical matter we used the above mentioned solver to obtain this data and collected a sample at 50 equally spaced points on the interval [0, T ] or [0, 1]. Uniformly distributed random noise was then added to these values to obtain hmeas(t) or gmeas(x). This was then pre-ﬁltered by smoothing and up-resolving to the working resolution of the number of points taken ( 200 for the interval x</text:p>
          </table:table-cell>
        </table:table-row>
        <table:table-row table:style-name="ro6" table:visibility="filter">
          <table:table-cell office:value-type="float" office:value="2107.04058" calcext:value-type="float">
            <text:p>2107.0405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 where s = sign(d′) and least H2) basis functions that allow to approximate the exact data up to precision distL∞ ≤ γ/2. Minimality of ˆd and admissibility of d for the above optimization problem immediately yield ˆd Lp. The optimization problem itself is well-posed and relatively simple to solve as a k minimization of a convex cost function over a ﬁnite dimensional set under linear inequality constraints. Clearly, this involves a priori information on the exact data, more precisely on the lower bound γ &gt; 0 and the sign of d′, and additionally on the curve ξ in the ﬁnal time case.</text:p>
          </table:table-cell>
        </table:table-row>
        <table:table-row table:style-name="ro6" table:visibility="filter">
          <table:table-cell office:value-type="float" office:value="2107.04058" calcext:value-type="float">
            <text:p>2107.04058</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Figure 1Reconstructions of f (u) from time trace (left) and ﬁnal time (right) data with Picard (top row), Anderson accelerated Picard (middle row), frozen Newton (bottom row); ﬁrst (red), second (blue), third (green), fourth (orange) iterate versus exact f (back dashed) ﬁgure.caption.5 we show reconstructions of the functions (58Reconstructionsequation.5.58) and (59Reconstructionsequation.5.59), while Figure 2Relative error norms of the iterates for f (u) from time trace (left) and ﬁnal time (right) data.F2(n) = log10 displays the convergence history of the three different methods we use.</text:p>
          </table:table-cell>
        </table:table-row>
        <table:table-row table:style-name="ro8" table:visibility="filter">
          <table:table-cell office:value-type="float" office:value="2107.04058" calcext:value-type="float">
            <text:p>2107.04058</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regularization strategy that we employ here and in the ﬁxed point schemes (54Well-deﬁnedness of projection based reconstruction schemesequation.4.54), (55Well-deﬁnedness of projection based reconstruction schemesequation.4.55) themselves as well as in the Newton type iterations (56Well-deﬁnedness of Newton’s methodequation.4.56), (57Well-deﬁnedness of Newton’s methodequation.4.57) is projection or restriction onto a (weakly) compact set. Indeed, considering a family of noisy data with ∞, analogously to Remarks 4.1remark.4.1, 4.2remark.4.2 we obδ tain weak subsequential convergence of the iterates fk(δ) to a solution of the inverse problem with exact data. Thus the proposed schemes are regularization methods in the classical sense of, e.g., [3, Section 3].</text:p>
          </table:table-cell>
        </table:table-row>
        <table:table-row table:style-name="ro4" table:visibility="filter">
          <table:table-cell office:value-type="float" office:value="2107.04058" calcext:value-type="float">
            <text:p>2107.04058</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The linearization of the forward operator F = trΣ G′( f ), ◦ where G′( f )d f = d p solves (49Newton type schemesequation.4.49) that is, d p = ut where u solves (22Analysis of the forward problemequation.3.22) with σ = f (p), η = f ′(p)pt, ˜r = d f pt , u0 = 0, u1 = 0. In order to obtain a well-deﬁned Lp trace on Σ, we need at least d p = ut Lp([0, T ];C(Ω)) Cw([0, T ]; Lp(Ω)) in the ﬁnal time data case, respectively. We in the time trace data and d p = ut employ Lemma 3.1lemma.3.1 and the estimates</text:p>
          </table:table-cell>
        </table:table-row>
        <table:table-row table:style-name="ro12" table:visibility="filter">
          <table:table-cell office:value-type="float" office:value="2107.04058" calcext:value-type="float">
            <text:p>2107.04058</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It is well-known in undetermined coefﬁcient problems that recovering a function of an independent variable from data in an orthogonal variable direction leads to severe ill-posedness whereas data given in a parallel direction often yields only mild ill-conditioning. In the case of the unknown depending on the state variable, here u(x,t), one might assume that little difference would be found provided both data sets meet the range condition. However, previous work on such problems has shown that this is not always the case. In particular, for a parabolic type equation time trace data frequently leads to superior reconstructions over measurement data obtained in spatial manner see, e.g., [10]. As we will see below, this is also the situation here. As a result, one is able to reconstruct more complex functions using time trace data for a given level of accuracy. In selecting functions for testing we concentrated on highlighting this difference rather than functions that might correspond to a known physical reality. The chosen functions were</text:p>
          </table:table-cell>
        </table:table-row>
        <table:table-row table:style-name="ro6" table:visibility="filter">
          <table:table-cell office:value-type="float" office:value="2107.04058" calcext:value-type="float">
            <text:p>2107.04058</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e can say more about injectivity as well as ill-posedness of the inverse problem linearised at f = 0 for specially chosen driving and initial functions r(x,t) = ξ(x)η′′(t) ξ(x)η(t), p0(x) = ξ(x)η(0), p1(x) = ξ(x)η′(0) leading to p0(x,t) = ξ(x)η(t). Indeed, in the time trace case, setting ξ = 1, and choosing η such that η(0) = 0 and η′(0) = 0 we can explicitly write the (unique) s solution of (49Newton type schemesequation.4.49) as z0(x,t) = 0 d f (τ) dτ, which gives the explicit reconstruction d f (s) = h′(η− . Ill-posedness therefore results from differR η′(η− entiation of the data and from η′(0) = 0.</text:p>
          </table:table-cell>
        </table:table-row>
        <table:table-row table:style-name="ro13" table:visibility="filter">
          <table:table-cell office:value-type="float" office:value="2107.04058" calcext:value-type="float">
            <text:p>2107.04058</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e consider an undetermined coefﬁcient inverse problem for a nonlinear partial differential equation describing high intensity ultrasound propagation as widely used in medical imaging and therapy. The usual nonlinear term in the standard model using the Westervelt equation in pressure formulation is of the form ppt . However, this should be considered as a low order approximation to a more complex physical model where higher order terms will be required. Here we assume a more general case where the form taken is f (p) pt and f is unknown and must be recovered from data measurements. Corresponding to the typical measurement setup, the overposed data consists of time trace observations of the acoustic pressure at a single point or on a one dimensional set Σ representing the receiving transducer array at a ﬁxed time. Additionally to an analysis of wellposedness of the resulting PDE, we show injectivity of the linearized forward map from f to the overposed data and use this as motivation for several iterative schemes to recover f . Numerical simulations will also be shown to illustrate the efﬁciency of the methods.</text:p>
          </table:table-cell>
        </table:table-row>
        <table:table-row table:style-name="ro13" table:visibility="filter">
          <table:table-cell office:value-type="float" office:value="2107.04058" calcext:value-type="float">
            <text:p>2107.04058</text:p>
          </table:table-cell>
          <table:table-cell office:value-type="string" calcext:value-type="string">
            <text:p>data</text:p>
          </table:table-cell>
          <table:table-cell office:value-type="float" office:value="223" calcext:value-type="float">
            <text:p>223</text:p>
          </table:table-cell>
          <table:table-cell table:number-columns-repeated="2"/>
          <table:table-cell office:value-type="string" calcext:value-type="string">
            <text:p>In realistic measurements scenarios, the measured data h or g will typically be contaminated by noise and therefore only approximations ˜h g are available. Their distance from the exact data can (if at all) only be estimated in some Lp norm corresponding to our choice of the data space Y , ˜h δ, and they will typically lack differentiability. Still, the iteration schemes k (54Well-deﬁnedness of projection based reconstruction schemesequation.4.54), (55Well-deﬁnedness of projection based reconstruction schemesequation.4.55) are well-deﬁned upon replacement of ˜h, ˜g by smoothed versions ˆh, ˆg in such a way that the prerequisites of Corollary 4.1corollary.4.1 are preserved, that is, ˆh′ ∈ ˆγ &gt; 0 a.e., in the time trace | ˆγ &gt; 0 a.e., for some curve ξ contained in ω, in the ﬁnal time case. case and ˆg ξ)′| ≥ Indeed, if the exact data satisﬁes these conditions, the smoothed approximation can be chosen so that its distance from the exact data in the Lp norm is of the order of magnitude of the original noise level. This can for example be achieved by deﬁning ˆd = ˆh or ˆd = ˆg ξ according to argminb ∈ b1, . . . , bn</text:p>
          </table:table-cell>
        </table:table-row>
        <table:table-row table:style-name="ro9" table:visibility="filter">
          <table:table-cell office:value-type="float" office:value="2107.04058" calcext:value-type="float">
            <text:p>2107.04058</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The two examples shown above represent smooth functions and a reasonable question is what is the ability to reconstruction a function lying at the boundary of the regularity theorems in section 3Analysis of the forward problemsection.3, namely a function that is just Lipschitz continuous. In Figure 3Reconstructions of f (u) for piecewise linear example from time trace data with Picard (top left) and Anderson accelerated Picard (top right); ﬁrst (red), second (blue), third (green), fourth (orange), ﬁfth (yellow), sixth (cyan), seventh (maroon) iterate versus exact f (back dashed); relative error norms of the iterates for f (u) in L∞ (bottom left) and L2 (bottom right) normﬁgure.caption.7 we therefore show the results of the ﬁxed point scheme and its Anderson accelerated version using time trace data. For doing this with Newton, the optimal basis would probably have to be piecewise linear, as for example in [11]. To avoid a mismatch between the actual location of the non-differentiability points and the nodes of the basis functions requires a large number of basis functions in general, unless these points are a priori known. Thus without this knowledge, the computational complexity of</text:p>
          </table:table-cell>
        </table:table-row>
        <table:table-row table:style-name="ro1" table:visibility="filter">
          <table:table-cell office:value-type="float" office:value="2107.04691" calcext:value-type="float">
            <text:p>2107.04691</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 Data Augmentation</text:p>
          </table:table-cell>
        </table:table-row>
        <table:table-row table:style-name="ro2" table:visibility="filter">
          <table:table-cell office:value-type="float" office:value="2107.04691" calcext:value-type="float">
            <text:p>2107.04691</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he source and target domains differ in three respects. Speech and text data are inherently different meaning the textbased MC model is required to handle the natural disﬂuencies</text:p>
          </table:table-cell>
        </table:table-row>
        <table:table-row table:style-name="ro2" table:visibility="filter">
          <table:table-cell office:value-type="float" office:value="2107.04691" calcext:value-type="float">
            <text:p>2107.0469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2] S. J. Pan and Q. Yang, “A survey on transfer learning,” IEEE Transactions on Knowledge and Data Engineering, vol. 22, no. 10, pp. 1345–1359, 2010.</text:p>
          </table:table-cell>
        </table:table-row>
        <table:table-row table:style-name="ro2" table:visibility="filter">
          <table:table-cell office:value-type="float" office:value="2107.04691" calcext:value-type="float">
            <text:p>2107.0469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0] X. Cui et al., “Data augmentation for deep neural network acoustic modeling,” IEEE/ACM Transactions on Audio, Speech, and Language Processing, vol. 23, pp. 1469–1477, 2015.</text:p>
          </table:table-cell>
        </table:table-row>
        <table:table-row table:style-name="ro5" table:visibility="filter">
          <table:table-cell office:value-type="float" office:value="2107.04691" calcext:value-type="float">
            <text:p>2107.0469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research in this paper is supported by funding from the EPSRC DTP Studentship. Thanks to Cambridge English Language Assessment for support and access to the Linguaskill data. The authors would like to thank members of the ALTA Speech Team for generating the ASR transcriptions for the responses.</text:p>
          </table:table-cell>
        </table:table-row>
        <table:table-row table:style-name="ro5" table:visibility="filter">
          <table:table-cell office:value-type="float" office:value="2107.04691" calcext:value-type="float">
            <text:p>2107.0469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present in speech. As the SQA task is part of a candidate assessment of English learners, grammatical errors may be present as the candidates are non-native speakers; these errors will not be present in the text source domain. ASR is used to transcribe the responses in the target SQA domain, again these errors will not be present in the SQuAD2.0 data.</text:p>
          </table:table-cell>
        </table:table-row>
        <table:table-row table:style-name="ro5" table:visibility="filter">
          <table:table-cell office:value-type="float" office:value="2107.04691" calcext:value-type="float">
            <text:p>2107.0469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31] J. Wei and K. Zou, “EDA: Easy data augmentation techniques for boosting performance on text classiﬁcation tasks,” in Proceedings of the 2019 Conference on Empirical Methods in Natural Language Processing and the 9th International Joint Conference on Natural Language Processing (EMNLP-IJCNLP). Hong Kong, China: Association for Computational Linguistics, Nov. 2019, pp. 6382–6388.</text:p>
          </table:table-cell>
        </table:table-row>
        <table:table-row table:style-name="ro4" table:visibility="filter">
          <table:table-cell office:value-type="float" office:value="2107.04691" calcext:value-type="float">
            <text:p>2107.0469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ext-to-speech systems can be used to convert a textual passage from SQuAD 2.0 into a synthetic spoken equivalent. Passing the synthetic spoken passage through an ASR system returns a textual passage with ASR errors. The ASR errors can be seen to mimic the natural disﬂuencies present in the nonnative speech domain. Therefore, text-to-speech transcriptions are treated as an additional data augmentation strategy to improve portability of MC models trained in the text domain and evaluated in the non-native speech domain.</text:p>
          </table:table-cell>
        </table:table-row>
        <table:table-row table:style-name="ro7" table:visibility="filter">
          <table:table-cell office:value-type="float" office:value="2107.04691" calcext:value-type="float">
            <text:p>2107.04691</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he MC models are trained in the source text domain but they are evaluated in the target speech domain with non-native speakers. The lack of speech data prohibits ﬁnetuning in the target domain. Data augmentation, where the training data undergoes some form of modiﬁcation to create new examples, is readily used in low resource tasks (e.g. [30, 31]). Here, the purpose of data augmentation is to introduce disﬂuencies in the text domain such that the passages are closer in nature to the nonnative spoken responses in the target domain. Two unstructured data augmentation approaches are considered: back-translation and text-to-speech transcriptions.</text:p>
          </table:table-cell>
        </table:table-row>
        <table:table-row table:style-name="ro11" table:visibility="filter">
          <table:table-cell office:value-type="float" office:value="2107.04691" calcext:value-type="float">
            <text:p>2107.0469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Figure 2 shows the effect of the augmented ELECTRA models on the assessment scores of the SQA task for manual transcriptions and ASR transcriptions with WERs up to 47%. Table 3 contrasts the TOS and AOS scores with the baseline models. The TOS is linearly improved with the back-translation and the transcribed text-to-speech augmentation approaches. AOS is signiﬁcantly improved with the back-translation augmentation and text-to-speech augmentation for small WERs but struggles to improve over baseline results for high WERs. A possible reason for reduced boosting of AOS for high WERs is that both augmentation strategies have been performed on text data and hence are not robust to large word error rates and so the model struggles to ﬁnd the answer region in noisy responses. Both augmentation approaches are mildly effective at improving transferability between the source and target domains as the corruption of the textual training data helps to mimic the natural disﬂuencies present in non-native speech. It is evident that the improvements brought about by the augmentation strategies are in the speech domain and not in the text domain as from Table 2, the augmentation strategies do not improve the baseline TOS scores on SQuAD 2.0.</text:p>
          </table:table-cell>
        </table:table-row>
        <table:table-row table:style-name="ro11" table:visibility="filter">
          <table:table-cell office:value-type="float" office:value="2107.04691" calcext:value-type="float">
            <text:p>2107.04691</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To address the lack of data, a transfer learning [22] style approach is adopted. A system trained on a text-based MC task is directly evaluated on the SQA task with non-native spoken responses transcribed manually and with automatic speech recognition (ASR) systems. There are several mismatches that occur between training and evaluation: a domain shift from comprehension of text documents to spoken responses; grammatical irregularities not present in native speech due to non-native speakers of English; word errors due to ASR transcriptions. In deployment of SQA models, ASR systems will inevitably be involved at the beginning of the pipeline. Therefore, it is important to explore the direct consequence of ASR errors on various automated assessment tasks. The impact of these ASR errors on several spoken language assessment tasks has previously been evaluated [23, 24]. [19] demonstrates that ASR errors have catastrophic impact on machine comprehension. This paper extends the investigation of the sensitivity of SQA systems to ASR errors. The empirical relationship between ASR errors and SQA assessment scores is explored here. Simple data augmentation approaches are considered in order to bridge the differences between the text and speech domains.</text:p>
          </table:table-cell>
        </table:table-row>
        <table:table-row table:style-name="ro9" table:visibility="filter">
          <table:table-cell office:value-type="float" office:value="2107.04691" calcext:value-type="float">
            <text:p>2107.04691</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Business English test 4. In this test, a candidate is required to provide spoken responses to prompts from ﬁve sections (A-E). For this paper, prompt-response pairs are only considered from section C, D and E that correspond to the more challenging long free-speaking parts of the test. Prompts for section C and D tend to be more open-ended e.g. “talk about your colleague” or “describe graph X” respectively, while section E prompts are more directed e.g. “where can you get a loan”. The portability of text-based MC models was evaluated on test data from L-Bus, comprising 220 speakers across the CEFR grades A1C2; mapping the grades to a six-point scale of 0-6, the average grade is 3.9 with a standard deviation of 1.2. Manual transcripts are available for the spoken responses, as well as ASR transcriptions. All utterances with “unclear” words were removed. Audio time-stamp information was obtained by force-aligning the audio and manual transcriptions using a baseline ASR system. The manual transcriptions were annotated to indicate the regions of the response that answer the prompt. These answer regions were used as the ground-truth labels for the SQA task. Figure 1 depicts example annotations from questions in sections C and E of L-Bus.</text:p>
          </table:table-cell>
        </table:table-row>
        <table:table-row table:style-name="ro4">
          <table:table-cell office:value-type="float" office:value="2107.04691" calcext:value-type="float">
            <text:p>2107.04691</text:p>
          </table:table-cell>
          <table:table-cell office:value-type="string" calcext:value-type="string">
            <text:p>data, data available</text:p>
          </table:table-cell>
          <table:table-cell office:value-type="float" office:value="89" calcext:value-type="float">
            <text:p>89</text:p>
          </table:table-cell>
          <table:table-cell table:number-columns-repeated="2"/>
          <table:table-cell office:value-type="string" calcext:value-type="string">
            <text:p>Unstructured data augmentation approaches were applied to the ELECTRA model to see if they improved transferability of the MC model to the SQA task. Back-translation augmentation of the SQuAD 2.0 data was performed using two languages and hence 4 trained machine translation models were used 5. Text-to-speech transcriptions of the SQuAD data are made available by [19] using an ASR system with a WER of 44%. For the augmentation, the ELECTRA model is trained on both the original and augmented data.</text:p>
          </table:table-cell>
        </table:table-row>
        <table:table-row table:style-name="ro13">
          <table:table-cell office:value-type="float" office:value="2107.04691" calcext:value-type="float">
            <text:p>2107.04691</text:p>
          </table:table-cell>
          <table:table-cell office:value-type="string" calcext:value-type="string">
            <text:p>data, data available</text:p>
          </table:table-cell>
          <table:table-cell office:value-type="float" office:value="178" calcext:value-type="float">
            <text:p>178</text:p>
          </table:table-cell>
          <table:table-cell table:number-columns-repeated="2"/>
          <table:table-cell office:value-type="string" calcext:value-type="string">
            <text:p>This paper has examined the impact of ASR errors on ported text-based machine comprehension model for a non-native spoken question answering task. The transferred model was evaluated on a free-speaking section of an English assessment test, Linguaskill Business. It was required to extract the answer to a question from a candidate’s spoken response. Two standard metrics were used to assess the system performance: text overlap score and audio overlap score. It was found that an ELECTRA text-based model trained on the SQuAD 2.0 machine comprehension task transfers well to this SQA task. Grammatical errors have a low impact on the transferability from text to speech domains for question-answering related tasks. However, speech recognition errors introduced do impact performance. Interestingly, both text and audio overlap performance metrics degraded in a linear fashion with increasing WER. Unstructured augmentation approaches introduced disﬂuencies in the text data that were found to be effective in boosting performance on the SQA task across a diverse range of ASR WERs.</text:p>
          </table:table-cell>
        </table:table-row>
        <table:table-row table:style-name="ro13">
          <table:table-cell office:value-type="float" office:value="2107.04691" calcext:value-type="float">
            <text:p>2107.04691</text:p>
          </table:table-cell>
          <table:table-cell office:value-type="string" calcext:value-type="string">
            <text:p>data, dataset</text:p>
          </table:table-cell>
          <table:table-cell office:value-type="float" office:value="180" calcext:value-type="float">
            <text:p>180</text:p>
          </table:table-cell>
          <table:table-cell table:number-columns-repeated="2"/>
          <table:table-cell office:value-type="string" calcext:value-type="string">
            <text:p>propose machine comprehension of spoken content using the TOEFL listening comprehension test as their corpus. Several deep models have been evaluated on this task: [16] uses attention-based RNN, [17] uses tree-structured RNN and [18] explores transfer learning from text-based question-answering. However, the TOEFL comprehension is a multiple-choice test that does not address the more challenging SQA task of extracting the answer region. [19] propose Spoken SQuAD as an extraction-based SQA task. The Spoken SQuAD dataset takes the SQuAD MC dataset [6] and passes the passages through a text-to-speech system to generate spoken equivalents. SpeechBERT [20] is an end-to-end SQA model trained on Spoken SQuAD. However, Spoken SQuAD is artiﬁcially constructed from text data, meaning it does not capture the elements of speech that distinguishes it from written text such as relaxed discourse, grammatical inconsistencies and disﬂuencies. [21] release a large scale SQA dataset with real speech but this dataset is in Chinese.</text:p>
          </table:table-cell>
        </table:table-row>
        <table:table-row table:style-name="ro2">
          <table:table-cell office:value-type="float" office:value="2107.04691" calcext:value-type="float">
            <text:p>2107.04691</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unanswerable questions are incorporated in the dataset. Hence, the MC models are required to abstain from giving an answer if it is not present in the passage.</text:p>
          </table:table-cell>
        </table:table-row>
        <table:table-row table:style-name="ro5">
          <table:table-cell office:value-type="float" office:value="2107.04691" calcext:value-type="float">
            <text:p>2107.04691</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10] M. Joshi et al., “TriviaQA: A large scale distantly supervised challenge dataset for reading comprehension,” in Proceedings of the 55th Annual Meeting of the Association for Computational Linguistics (Volume 1: Long Papers). Vancouver, Canada: Association for Computational Linguistics, Jul. 2017, pp. 1601–1611.</text:p>
          </table:table-cell>
        </table:table-row>
        <table:table-row table:style-name="ro5">
          <table:table-cell office:value-type="float" office:value="2107.04691" calcext:value-type="float">
            <text:p>2107.0469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 question-answering models are trained on the textbased MC dataset SQuAD2.0 and ported to the SQA task without any ﬁne-tuning. Text predictions for the TOS are found using the transcriptions of the spoken response while the predicted audio segments for the AOS are found by forced alignment between the words in a transcription and the audio recording using a modiﬁed Damerau-Levenshtein algorithm [29].</text:p>
          </table:table-cell>
        </table:table-row>
        <table:table-row table:style-name="ro8">
          <table:table-cell office:value-type="float" office:value="2107.04691" calcext:value-type="float">
            <text:p>2107.04691</text:p>
          </table:table-cell>
          <table:table-cell office:value-type="string" calcext:value-type="string">
            <text:p>dataset</text:p>
          </table:table-cell>
          <table:table-cell office:value-type="float" office:value="148" calcext:value-type="float">
            <text:p>148</text:p>
          </table:table-cell>
          <table:table-cell table:number-columns-repeated="2"/>
          <table:table-cell office:value-type="string" calcext:value-type="string">
            <text:p>Extractive reading comprehension tasks aim to locate the correct answer to a question in a context document. Hence, the task can be described by the set (cid:104)Q, P, A(cid:105), where Q denotes the question, P denotes the passage and A denotes the answer span within the passage. Typical MC models take the question, Q, and the passage, P , as the input and return the start and end positions of the answer, A. Exact Match and F1 score are the typical performance metrics used for assessing text-based MC models. The work in this paper focuses on MC models trained using SQuAD 2.0 [7], the most recent version of the Stanford Question Answering Dataset. SQuAD 2.0 makes the task of extractive reading comprehension increasingly challenging as</text:p>
          </table:table-cell>
        </table:table-row>
        <table:table-row table:style-name="ro10">
          <table:table-cell office:value-type="float" office:value="2107.04691" calcext:value-type="float">
            <text:p>2107.04691</text:p>
          </table:table-cell>
          <table:table-cell office:value-type="string" calcext:value-type="string">
            <text:p>dataset</text:p>
          </table:table-cell>
          <table:table-cell office:value-type="float" office:value="162" calcext:value-type="float">
            <text:p>162</text:p>
          </table:table-cell>
          <table:table-cell table:number-columns-repeated="2"/>
          <table:table-cell office:value-type="string" calcext:value-type="string">
            <text:p>The text-based ELECTRA MC model was trained on SQuAD 2.0 [7]. This training dataset contains 87K answerable and 43K unanswerable questions. The performance of the ELECTRA model was evaluated on the SQuAD 2.0 validation set. The validation set consists of 5.9K answerable and 5.9K unanswerable questions. The ELECTRA MC model was trained for 2 epochs (4 hours) with hyper-parameters as speciﬁed in [5] 1 and results ensembled over 8 seeds on an nVidia GTX 980M graphics card. An equivalent trained BERT MC model 2 was considered for comparison with ELECTRA. The implementation of the ELECTRA model in this paper 3 achieves an EM of 86.9 and F1 score of 89.7 while the BERT model achieves an EM of 80.2 and F1 score of 83.2 on the validation set from SQuAD2.0. The experiments for the target domain were run on promptresponse pairs from the Linguaskill-Business (L-Bus) Use of</text:p>
          </table:table-cell>
        </table:table-row>
        <table:table-row table:style-name="ro1">
          <table:table-cell office:value-type="float" office:value="2107.04691" calcext:value-type="float">
            <text:p>2107.04691</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3https://github.com/VatsalRaina/question answering squad2</text:p>
          </table:table-cell>
        </table:table-row>
        <table:table-row table:style-name="ro5">
          <table:table-cell office:value-type="float" office:value="2107.04691" calcext:value-type="float">
            <text:p>2107.04691</text:p>
          </table:table-cell>
          <table:table-cell office:value-type="string" calcext:value-type="string">
            <text:p>open-source data, dataset</text:p>
          </table:table-cell>
          <table:table-cell office:value-type="float" office:value="71" calcext:value-type="float">
            <text:p>71</text:p>
          </table:table-cell>
          <table:table-cell table:number-columns-repeated="2"/>
          <table:table-cell office:value-type="string" calcext:value-type="string">
            <text:p>[20] Y.-S. Chuang et al., “SpeechBERT: An Audio-and-Text Jointly Learned Language Model for End-to-End Spoken Question Answering,” in Proc. Interspeech 2020, 2020, pp. 4168–4172. [21] C. Lee et al., “Odsqa: Open-domain spoken question answering dataset,” in 2018 IEEE Spoken Language Technology Workshop (SLT), 2018, pp. 949–956.</text:p>
          </table:table-cell>
        </table:table-row>
        <table:table-row table:style-name="ro7">
          <table:table-cell office:value-type="float" office:value="2107.04691" calcext:value-type="float">
            <text:p>2107.04691</text:p>
          </table:table-cell>
          <table:table-cell office:value-type="string" calcext:value-type="string">
            <text:p>publicly available</text:p>
          </table:table-cell>
          <table:table-cell office:value-type="float" office:value="111" calcext:value-type="float">
            <text:p>111</text:p>
          </table:table-cell>
          <table:table-cell table:number-columns-repeated="2"/>
          <table:table-cell office:value-type="string" calcext:value-type="string">
            <text:p>Back-translation is applied on the textual passages in SQuAD 2.0. A machine translation model translates a given passage to a foreign language and a reverse machine translation model translates back to English. In both directions, the maximum likelihood outputs are taken. The back-translated passage can expect to have similar meaning to the original passage but some disﬂuencies may be present due to translation errors. The back-translated passage is used as an additional training example paired with the original question that allows the MC model to become more robust to disﬂuencies and hence improved transferability to non-native speech. Pre-trained machine translation models are publicly available.</text:p>
          </table:table-cell>
        </table:table-row>
        <table:table-row table:style-name="ro7">
          <table:table-cell office:value-type="float" office:value="2107.06325" calcext:value-type="float">
            <text:p>2107.06325</text:p>
          </table:table-cell>
          <table:table-cell office:value-type="string" calcext:value-type="string">
            <text:p>benchmark, dataset, case study data, code</text:p>
          </table:table-cell>
          <table:table-cell office:value-type="float" office:value="96" calcext:value-type="float">
            <text:p>96</text:p>
          </table:table-cell>
          <table:table-cell table:number-columns-repeated="2"/>
          <table:table-cell office:value-type="string" calcext:value-type="string">
            <text:p>Moreover, we are the ﬁrst group to conduct experiments and publish the code on generated scene graphs for the GQA dataset4.The remainder of this work is organized as follows. We review related literature in the next section. Section 3 introduces the notation and describes the methodology of Graphhopper. Section 4 and Section 5 detail an experimental study on the benchmark dataset GQA. Furthermore, through a rigorous study using both manually-curated ground-truth and generated scene graphs, we examine the reasoning capabilities of Graphhopper. We conclude in Section 6.</text:p>
          </table:table-cell>
        </table:table-row>
        <table:table-row table:style-name="ro6">
          <table:table-cell office:value-type="float" office:value="2107.06325" calcext:value-type="float">
            <text:p>2107.06325</text:p>
          </table:table-cell>
          <table:table-cell office:value-type="string" calcext:value-type="string">
            <text:p>code</text:p>
          </table:table-cell>
          <table:table-cell office:value-type="float" office:value="108" calcext:value-type="float">
            <text:p>108</text:p>
          </table:table-cell>
          <table:table-cell table:number-columns-repeated="2"/>
          <table:table-cell office:value-type="string" calcext:value-type="string">
            <text:p>Reproducing NSM: [15] proposed the state of the art method named NSM for VQA. NSM is the conceptually most similar method, as it also exploits the scene graph reasoning for VQA. We consider NSM to be our baseline method for comparison. However, their approach to reasoning is diﬀerent from ours. To compare the reasoning ability of our method with the same generated scene graph, we tried to reproduce NSM, as the code for NSM is not open-sourced. We have used the the available parameters from [15] and the implementation from [9].</text:p>
          </table:table-cell>
        </table:table-row>
        <table:table-row table:style-name="ro5">
          <table:table-cell office:value-type="float" office:value="2107.06325" calcext:value-type="float">
            <text:p>2107.06325</text:p>
          </table:table-cell>
          <table:table-cell office:value-type="string" calcext:value-type="string">
            <text:p>code available, github, code</text:p>
          </table:table-cell>
          <table:table-cell office:value-type="float" office:value="9" calcext:value-type="float">
            <text:p>9</text:p>
          </table:table-cell>
          <table:table-cell table:number-columns-repeated="2"/>
          <table:table-cell office:value-type="string" calcext:value-type="string">
            <text:p>4 Code is available at :https://github.com/rajatkoner08/Graphhopper</text:p>
          </table:table-cell>
        </table:table-row>
        <table:table-row table:style-name="ro6">
          <table:table-cell office:value-type="float" office:value="2107.06325" calcext:value-type="float">
            <text:p>2107.06325</text:p>
          </table:table-cell>
          <table:table-cell office:value-type="string" calcext:value-type="string">
            <text:p>code, open-source code, open-source</text:p>
          </table:table-cell>
          <table:table-cell office:value-type="float" office:value="46" calcext:value-type="float">
            <text:p>46</text:p>
          </table:table-cell>
          <table:table-cell table:number-columns-repeated="2"/>
          <table:table-cell office:value-type="string" calcext:value-type="string">
            <text:p>In this work, we adress all of these challenges as our model’s performance is directly dependent on the quality of the scene graph. We will also open-source our code base for transparency and accelerate the development scene graphbased reasoning for VQA.</text:p>
          </table:table-cell>
        </table:table-row>
        <table:table-row table:style-name="ro8">
          <table:table-cell office:value-type="float" office:value="2107.06325" calcext:value-type="float">
            <text:p>2107.06325</text:p>
          </table:table-cell>
          <table:table-cell office:value-type="string" calcext:value-type="string">
            <text:p>code, open-source code, open-source, source code</text:p>
          </table:table-cell>
          <table:table-cell office:value-type="float" office:value="14" calcext:value-type="float">
            <text:p>14</text:p>
          </table:table-cell>
          <table:table-cell table:number-columns-repeated="2"/>
          <table:table-cell office:value-type="string" calcext:value-type="string">
            <text:p>– There is no open source code for GQA scene graph generation or object</text:p>
          </table:table-cell>
        </table:table-row>
        <table:table-row table:style-name="ro3" table:visibility="filter">
          <table:table-cell office:value-type="float" office:value="2107.06325" calcext:value-type="float">
            <text:p>2107.06325</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process of generating a graph representation for visual data is a costly and complex procedure. Although the scene graph generation is not the main focus of this work, it constituted one of the major challenges to create good scene graph for GQA due to the following facts:</text:p>
          </table:table-cell>
        </table:table-row>
        <table:table-row table:style-name="ro10" table:visibility="filter">
          <table:table-cell office:value-type="float" office:value="2107.06325" calcext:value-type="float">
            <text:p>2107.06325</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raining the Graphhopper: In terms of the training procedure, the GAT, the Transformer, and the policy networks are initialized with Glorot [11] initialization. We train our model with data from the val balanced questions tier. We use a batch size of 64 and sample a batch of questions along with their associated graphs. We collect 20 stochastic rollouts for each question performed in a vectorized form to utilize parallel computation. For each batch, we collect the rewards when a complete forward pass is done. Then the gradients are approximated from the rewards and applied to update the weights. We employ the Adam optimizer [21] with a learning rate of 10−4 for all trainable weights. The coeﬃcient for the action entropy, which balances exploration and exploitation, starts from 0.2 and decreases exponentially at each step with a factor 0.99.</text:p>
          </table:table-cell>
        </table:table-row>
        <table:table-row table:style-name="ro4">
          <table:table-cell office:value-type="float" office:value="2107.06325" calcext:value-type="float">
            <text:p>2107.06325</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been argued that, in the VQA data set, many of the apparently challenging reasoning tasks can be solved by an algorithm through exploiting trivial prior knowledge, and thus by shortcuts to proper reasoning (e.g., clouds are white or doors are made of wood). To address these shortcomings, the GQA dataset [17] has been developed. Compared to other real-world datasets, GQA is more suitable for evaluating reasoning abilities since the images and questions are carefully ﬁltered to make the data less prone to biases.</text:p>
          </table:table-cell>
        </table:table-row>
        <table:table-row table:style-name="ro6">
          <table:table-cell office:value-type="float" office:value="2107.06325" calcext:value-type="float">
            <text:p>2107.06325</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Visual Question Answering (VQA) is a challenging task that involves understanding and reasoning over two data modalities, i.e., images and natural language. Given an image and a free-form question which formulates a query about the presented scene — the issue is for the algorithm to ﬁnd the correct answer. VQA has been studied from the perspective of scene and knowledge graphs [33,6], as well as vision-language reasoning [10,1]. To study VQA, various realworld data sets, such as the VQA data set [4,24], have been generated. It has</text:p>
          </table:table-cell>
        </table:table-row>
        <table:table-row table:style-name="ro10">
          <table:table-cell office:value-type="float" office:value="2107.06325" calcext:value-type="float">
            <text:p>2107.06325</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Visual Question Answering: Various models have been proposed that perform VQA on both real-world [4,17] and artiﬁcial datasets [18]. Currently, leading VQA approaches can be categorized into two diﬀerent branches: First, monolithic neural networks, which perform implicit reasoning on latent representations obtained from fusing the two data modalities. Second, multi-hop methods that form explicit symbolic reasoning chains on a structured representation of the data. Monolithic network architectures obtain visual features from the image either in the form of individual detected objects or by processing the whole image directly via convolutional neural networks (CNNs). The derived embeddings are usually scored against a ﬁxed answer set along with the embedding of the question obtained from a sequence model. Moreover, co-attention mechanisms</text:p>
          </table:table-cell>
        </table:table-row>
        <table:table-row table:style-name="ro15">
          <table:table-cell office:value-type="float" office:value="2107.06325" calcext:value-type="float">
            <text:p>2107.06325</text:p>
          </table:table-cell>
          <table:table-cell office:value-type="string" calcext:value-type="string">
            <text:p>data, used dataset, dataset</text:p>
          </table:table-cell>
          <table:table-cell office:value-type="float" office:value="316" calcext:value-type="float">
            <text:p>316</text:p>
          </table:table-cell>
          <table:table-cell table:number-columns-repeated="2"/>
          <table:table-cell office:value-type="string" calcext:value-type="string">
            <text:p>The GQA dataset [17] has been introduced with the goal of addressing key shortcomings of previous VQA datasets, such as CLEVR [18] or the VQA dataset [4]. GQA is more suitable for evaluating the reasoning and compositional abilities of a model in a realistic setting. It contains 113K images, and around 1.2M questions split into roughly 80%/10%/10% for the training, validation, and testing. The overall vocabulary size consists of 3097 words, including 1702 object classes, 310 relationships, and 610 object attributes. Due to the large number of objects and relationships present in GQA, we used a pruned version of the dataset (see Section 5) for our generated scene graph. In this work, we have conducted two primary experiments. First, we report the results on manually curated scene graphs provided in the GQA dataset. In this setting, the true reasoning and language understanding capabilities of our model can be analyzed. Afterward, we evaluate the performance of our model with the generated scene graphs on pruned GQA dataset. It shows the performance of our model on noisy generated data. We have used state of the art Relation Transformer Network (RTN) [23] for the scene graph generation and DetectoRS [30] for object detection. We have conducted all the experiments on “test-dev” split of the GQA. Question Types: The questions are designed to evaluate the reasoning abilities such as visual veriﬁcation, relational reasoning, spatial reasoning, comparison, and logical reasoning. These questions can be categorized either according to structural or semantic criteria. An overview of the diﬀerent question types is given in supplementary (see Table 4).</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1 Dataset</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 Dataset and Experimental Setup</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B Additional Details on the Dataset GQA</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able 4. List of question examples in the GQA dataset.</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In this section we introduce the dataset and detail the experimental protocol.</text:p>
          </table:table-cell>
        </table:table-row>
        <table:table-row table:style-name="ro2">
          <table:table-cell office:value-type="float" office:value="2107.06325" calcext:value-type="float">
            <text:p>2107.06325</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 We conduct a thorough experimental study on the challenging VQA dataset named QGA to show the compositional and interpretable nature of our model.</text:p>
          </table:table-cell>
        </table:table-row>
        <table:table-row table:style-name="ro2">
          <table:table-cell office:value-type="float" office:value="2107.06325" calcext:value-type="float">
            <text:p>2107.06325</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 A large number of instances and an uneven class distribution in GQA leads to a signiﬁcant drop in the accuracy compared to existing scene graph datasets (see [24]).</text:p>
          </table:table-cell>
        </table:table-row>
        <table:table-row table:style-name="ro3">
          <table:table-cell office:value-type="float" office:value="2107.06325" calcext:value-type="float">
            <text:p>2107.0632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In this section, we report on an experimental study with Graphhopper on the manually curated scene graphs provided along with the GQA dataset. Table 1 shows the performance of Graphhopper and compares it with the human performance reported in [17] and with the performance of NSM on the same underlying</text:p>
          </table:table-cell>
        </table:table-row>
        <table:table-row table:style-name="ro4">
          <table:table-cell office:value-type="float" office:value="2107.06325" calcext:value-type="float">
            <text:p>2107.06325</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are frequently employed to couple the vision and the language models allowing for interactions between objects from both modalities [20,2,5,40,41]. Monolithic networks are among the dominant methods on previous real-world VQA datasets such as [4]. However, they suﬀer from the black-box problem and possess limited reasoning capabilities with respect to complex questions that require long reasoning chains (see [7] for a detailed discussion).</text:p>
          </table:table-cell>
        </table:table-row>
        <table:table-row table:style-name="ro4">
          <table:table-cell office:value-type="float" office:value="2107.06325" calcext:value-type="float">
            <text:p>2107.06325</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17. Hudson, D.A., Manning, C.D.: Gqa: A new dataset for real-world visual reasoning and compositional question answering. arXiv preprint arXiv:1902.09506 (2019) 18. Johnson, J., Hariharan, B., van der Maaten, L., Fei-Fei, L., Lawrence Zitnick, C., Girshick, R.: Clevr: A diagnostic dataset for compositional language and elementary visual reasoning. In: Proceedings of the IEEE Conference on Computer Vision and Pattern Recognition. pp. 2901–2910 (2017)</text:p>
          </table:table-cell>
        </table:table-row>
        <table:table-row table:style-name="ro7">
          <table:table-cell office:value-type="float" office:value="2107.06325" calcext:value-type="float">
            <text:p>2107.06325</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challenging, real-world datasets such as GQA (see [17]). Similar to other existing methods, our architecture involves multiple components, and it important to be able to analyse the performance of the diﬀerent modules and processing steps in isolation. Therefore we ﬁrst present the results of our experiments on manually curated, ground-truth scene graphs provided in the GQA dataset and compare the performance of Graphhopper against NSM and humans. This setting allows us to isolate the noise from the visual perception component and quantify our methods’ reasoning capabilities. Subsequently, we present the results with our own generated scene graphs.</text:p>
          </table:table-cell>
        </table:table-row>
        <table:table-row table:style-name="ro11">
          <table:table-cell office:value-type="float" office:value="2107.06325" calcext:value-type="float">
            <text:p>2107.06325</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Plenty of VQA approaches are agnostic towards the explicit relational structure of the objects in the presented scene and rely on monolithic neural network architectures that process regional features of the image separately [2,39]. While these methods led to promising results on previous datasets, they lack explicit compositional reasoning abilities, which results in weaker performance on more challenging datasets such as GQA. Other works [34,31,15] perform reasoning on explicitly detected objects and interactive semantic and spatial relationships among them. These approaches are closely related to the scene graph representations [19] of an image, where detected objects are labeled as nodes and relationships between the objects are labeled as edges. In this work, we aim to combine VQA techniques with recent research advances in the area of statistical relation learning on knowledge graphs (KGs). KGs provide human-understandable, structured representations of knowledge about the real world via collections of factual statements. Inspired by multi-hop reasoning methods on KGs such as [8,38,12], we propose Graphhopper, a novel method that models the VQA task as a path-ﬁnding problem on scene graphs. The underlying idea can be summarized</text:p>
          </table:table-cell>
        </table:table-row>
        <table:table-row table:style-name="ro14">
          <table:table-cell office:value-type="float" office:value="2107.06325" calcext:value-type="float">
            <text:p>2107.06325</text:p>
          </table:table-cell>
          <table:table-cell office:value-type="string" calcext:value-type="string">
            <text:p>dataset</text:p>
          </table:table-cell>
          <table:table-cell office:value-type="float" office:value="240" calcext:value-type="float">
            <text:p>240</text:p>
          </table:table-cell>
          <table:table-cell table:number-columns-repeated="2"/>
          <table:table-cell office:value-type="string" calcext:value-type="string">
            <text:p>Abstract. Visual Question Answering (VQA) is concerned with answering free-form questions about an image. Since it requires a deep semantic and linguistic understanding of the question and the ability to associate it with various objects that are present in the image, it is an ambitious task and requires multi-modal reasoning from both computer vision and natural language processing. We propose Graphhopper, a novel method that approaches the task by integrating knowledge graph reasoning, computer vision, and natural language processing techniques. Concretely, our method is based on performing context-driven, sequential reasoning based on the scene entities and their semantic and spatial relationships. As a ﬁrst step, we derive a scene graph that describes the objects in the image, as well as their attributes and their mutual relationships. Subsequently, a reinforcement learning agent is trained to autonomously navigate in a multi-hop manner over the extracted scene graph to generate reasoning paths, which are the basis for deriving answers. We conduct an experimental study on the challenging dataset GQA, based on both manually curated and automatically generated scene graphs. Our results show that we keep up with human performance on manually curated scene graphs. Moreover, we ﬁnd that Graphhopper outperforms another state-of-the-art scene graph reasoning model on both manually curated and automatically generated scene graphs by a signiﬁcant margin.</text:p>
          </table:table-cell>
        </table:table-row>
        <table:table-row table:style-name="ro20">
          <table:table-cell office:value-type="float" office:value="2107.06325" calcext:value-type="float">
            <text:p>2107.06325</text:p>
          </table:table-cell>
          <table:table-cell office:value-type="string" calcext:value-type="string">
            <text:p>dataset</text:p>
          </table:table-cell>
          <table:table-cell office:value-type="float" office:value="320" calcext:value-type="float">
            <text:p>320</text:p>
          </table:table-cell>
          <table:table-cell table:number-columns-repeated="2"/>
          <table:table-cell office:value-type="string" calcext:value-type="string">
            <text:p>Explicit reasoning methods combine the sub-symbolic representation learning paradigm with symbolic reasoning approaches over structured representations of the image. Most of the popular explicit reasoning approaches follow the idea of neural module networks (NMNs) [3] which perform a sequence of reasoning steps realized by forward passes through specialized neural networks that each correspond to predeﬁned reasoning subtasks. Thereby, NMNs construct functional programs by dynamically assembling the modules resulting in a question-speciﬁc neural network architecture. In contrast to the monolithic neural network architectures described above, these methods contain a natural transparency mechanism via functional programs. However, while NMN-related methods (e.g., [14,26]) exhibit good performance on synthetic datasets such as CLEVR [18], they require functional module layouts as additional supervision signals to obtain good results. Closely related to our method is the Neural State Machine (NSM) proposed by [16]. NSM’s underlying idea consists of ﬁrst constructing a scene graph from an image and treating it as a state machine. Concretely, the nodes correspond to states and edges to transitions. Then, conditioned on the question, a sequence of instructions is derived that indicates how to traverse the scene graph and arrive at the answer. In contrast to NSM, we treat path-ﬁnding as a decision problem in a reinforcement learning setting. Concretely, we outline in the next section how extracting predictive paths from scene graphs can be naturally formulated in terms of a goal-oriented random walk induced by a stochastic policy that allows the approach to balance between exploration and exploitation. Moreover, our framework integrates state-of-theart techniques from graph representation learning and NLP. This paper only considers basic policy gradient methods, but more sophisticated reinforcement learning techniques will be employed in future works.</text:p>
          </table:table-cell>
        </table:table-row>
        <table:table-row table:style-name="ro3">
          <table:table-cell office:value-type="float" office:value="2107.06325" calcext:value-type="float">
            <text:p>2107.06325</text:p>
          </table:table-cell>
          <table:table-cell office:value-type="string" calcext:value-type="string">
            <text:p>github</text:p>
          </table:table-cell>
          <table:table-cell office:value-type="float" office:value="54" calcext:value-type="float">
            <text:p>54</text:p>
          </table:table-cell>
          <table:table-cell table:number-columns-repeated="2"/>
          <table:table-cell office:value-type="string" calcext:value-type="string">
            <text:p>9. Eyzaguirre, C.: Nsm. https://github.com/charlespwd/project-title (2019) 10. Gan, Z., Chen, Y.C., Li, L., Zhu, C., Cheng, Y., Liu, J.: Large-scale adversarial training for vision-and-language representation learning. arXiv preprint arXiv:2006.06195 (2020)</text:p>
          </table:table-cell>
        </table:table-row>
        <table:table-row table:style-name="ro3">
          <table:table-cell office:value-type="float" office:value="2107.06325" calcext:value-type="float">
            <text:p>2107.06325</text:p>
          </table:table-cell>
          <table:table-cell office:value-type="string" calcext:value-type="string">
            <text:p>python</text:p>
          </table:table-cell>
          <table:table-cell office:value-type="float" office:value="56" calcext:value-type="float">
            <text:p>56</text:p>
          </table:table-cell>
          <table:table-cell table:number-columns-repeated="2"/>
          <table:table-cell office:value-type="string" calcext:value-type="string">
            <text:p>Next to other standard Python libraries, we mainly employed PyTorch [28]. All experiments were conducted on a machine with one NVIDIA RTX 2080 Ti GPU and 64 GB RAM. Training the scene graph reasoner of Graphhopper for 40 epochs on GQA takes around 10 hours, testing about 1 hour.</text:p>
          </table:table-cell>
        </table:table-row>
        <table:table-row table:style-name="ro3">
          <table:table-cell office:value-type="float" office:value="2107.06325" calcext:value-type="float">
            <text:p>2107.06325</text:p>
          </table:table-cell>
          <table:table-cell office:value-type="string" calcext:value-type="string">
            <text:p>supplementary data</text:p>
          </table:table-cell>
          <table:table-cell office:value-type="float" office:value="31" calcext:value-type="float">
            <text:p>31</text:p>
          </table:table-cell>
          <table:table-cell table:number-columns-repeated="2"/>
          <table:table-cell office:value-type="string" calcext:value-type="string">
            <text:p>Additional details on the model, the training and the inference procedure along with sketches of the algorithms, and a complexity analysis can be found in the supplementary material.</text:p>
          </table:table-cell>
        </table:table-row>
        <table:table-row table:style-name="ro8">
          <table:table-cell office:value-type="float" office:value="2107.06325" calcext:value-type="float">
            <text:p>2107.06325</text:p>
          </table:table-cell>
          <table:table-cell office:value-type="string" calcext:value-type="string">
            <text:p>used dataset, dataset</text:p>
          </table:table-cell>
          <table:table-cell office:value-type="float" office:value="145" calcext:value-type="float">
            <text:p>145</text:p>
          </table:table-cell>
          <table:table-cell table:number-columns-repeated="2"/>
          <table:table-cell office:value-type="string" calcext:value-type="string">
            <text:p>Pruning of GQA: GQA has more than 6 times the number of relationships compared to Visual Genome [24], which is the most used scene graph generation dataset, and contains more than 18 times the number of objects compared to the most common object detection dataset COCO [25]. Also, the class distribution is highly skewed which causes a signiﬁcant drop in the accuracy for both the object detection and the scene graph generation task. To eﬃciently prune the number of instances, we take the ﬁrst 800 classes, 170 relationships, and 200 attributes based on their frequency of occurrence in the training questions and answers. This pruning allows us to reduce more than 60% of the words while covering more than 96% of the combined answers in the training set.</text:p>
          </table:table-cell>
        </table:table-row>
        <table:table-row table:style-name="ro1">
          <table:table-cell office:value-type="float" office:value="2107.07246" calcext:value-type="float">
            <text:p>2107.07246</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The same is repeated but with EnKBF in the place of KBF. Algorithm 7.2 is pseudo code showing the</text:p>
          </table:table-cell>
        </table:table-row>
        <table:table-row table:style-name="ro2" table:visibility="filter">
          <table:table-cell office:value-type="float" office:value="2107.07246" calcext:value-type="float">
            <text:p>2107.0724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8] J. Lewis, S. Lakshmivarahan, and S. Dhall, Dynamic Data Assimilation: A Least Squares Approach, Cambridge</text:p>
          </table:table-cell>
        </table:table-row>
        <table:table-row table:style-name="ro3" table:visibility="filter">
          <table:table-cell office:value-type="float" office:value="2107.07246" calcext:value-type="float">
            <text:p>2107.0724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10] H. L¨u, Z. Yu, Y. Zhu, S. Drake, Z. Hao, and E. A. Sudicky, Dual State-Parameter Estimation of Root Zone Soil Moisture by Optimal Parameter Estimation and Extended Kalman Filter Data Assimilation, Advances in Water Resources, 34 (2011), pp. 395–406.</text:p>
          </table:table-cell>
        </table:table-row>
        <table:table-row table:style-name="ro8" table:visibility="filter">
          <table:table-cell office:value-type="float" office:value="2107.07246" calcext:value-type="float">
            <text:p>2107.07246</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Parameter estimation problem concerns ﬁnding the optimal parameter so that the signal best ﬁts the data [6, 15]. This is, classically, achieved by optimization procedure where a cost function is minimized [8]. The cost function mostly deﬁnes the discrepancy between the state and the measurements. Intuitively, parameter estimation can be seen as a procedure for seeking a parameter value that gives the least discrepancy between the state and the corresponding measurements (also known as the algebraic distance or the residual). The method of least squares has been extensively used to deﬁne an objective function. Given the increment in (θ), in the least squares sense, is given measurement, dyt, of the state, xt, at time t, the objective function, by</text:p>
          </table:table-cell>
        </table:table-row>
        <table:table-row table:style-name="ro3">
          <table:table-cell office:value-type="float" office:value="2107.08151" calcext:value-type="float">
            <text:p>2107.08151</text:p>
          </table:table-cell>
          <table:table-cell office:value-type="string" calcext:value-type="string">
            <text:p>code available, code</text:p>
          </table:table-cell>
          <table:table-cell office:value-type="float" office:value="41" calcext:value-type="float">
            <text:p>41</text:p>
          </table:table-cell>
          <table:table-cell table:number-columns-repeated="2"/>
          <table:table-cell office:value-type="string" calcext:value-type="string">
            <text:p>[24] K. Lai, J. Lei, Y. Deng, L. Wen, and G. Chen, “Analyzing uplink grantfree sparse code multiple access system in massive IoT networks,” arXiv preprint arXiv:2103.10241, Mar 2021.</text:p>
          </table:table-cell>
        </table:table-row>
        <table:table-row table:style-name="ro14">
          <table:table-cell office:value-type="float" office:value="2107.08151" calcext:value-type="float">
            <text:p>2107.08151</text:p>
          </table:table-cell>
          <table:table-cell office:value-type="string" calcext:value-type="string">
            <text:p>code available, code</text:p>
          </table:table-cell>
          <table:table-cell office:value-type="float" office:value="255" calcext:value-type="float">
            <text:p>255</text:p>
          </table:table-cell>
          <table:table-cell table:number-columns-repeated="2"/>
          <table:table-cell office:value-type="string" calcext:value-type="string">
            <text:p>In [21], the authors propose a queueing model to compare the throughput performance of packet-based (grant-free) and connection-based (grant-based) random access. They conclude that packet-based systems with sensing can achieve greater throughput than connection-based one for small packet transmissions. In [22], [23], the optimization of grant-free access networks is investigated. The former considers the dynamic optimization of HARQ and scheduling parameters with nonorthogonal multiple access (NOMA), while the former considers the distributed link adaptation problem. Both papers formulate the respective optimization tasks as multiagent reinforcement learning (MARL) problems. The probability of success and the area spectral efﬁciency of a grant-free sparse code multiple access (SCMA) system is evaluated in [24], [25], in an mMTC context, using stochastic geometry. However, none of the works consider the temporal aspects of the system, which are crucial to analyze the latency and reliability of URLLC service. In [26], the probability of success of grantfree RA with massive MIMO in the sub-6 GHz band is investigated, and analytical expressions are derived for conjugate and zero-forcing beamforming. Despite its contribution, the authors do not evaluate the system´s temporal behavior, which is fundamental to characterize URLLC service’s performance. Moreover, due to its distinct propagation characteristics, this model is unsuitable for mmWave frequency bands.</text:p>
          </table:table-cell>
        </table:table-row>
        <table:table-row table:style-name="ro2" table:visibility="filter">
          <table:table-cell office:value-type="float" office:value="2107.08151" calcext:value-type="float">
            <text:p>2107.08151</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o successfully recover the data transmitted by a given user, the BS must be able to accurately estimate its channel response.</text:p>
          </table:table-cell>
        </table:table-row>
        <table:table-row table:style-name="ro3" table:visibility="filter">
          <table:table-cell office:value-type="float" office:value="2107.08151" calcext:value-type="float">
            <text:p>2107.0815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Deﬁnition 3 (Latent Access Failure Probability Requirement). Latent access failure probability PF (T ≤ τ ), where T is the user-plane latency and τ is the latency constraint, is the probability that the UE data cannot be successfully decoded.</text:p>
          </table:table-cell>
        </table:table-row>
        <table:table-row table:style-name="ro5" table:visibility="filter">
          <table:table-cell office:value-type="float" office:value="2107.08151" calcext:value-type="float">
            <text:p>2107.0815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incorporates the reliability and latency requirements needed in such applications. The requirements for URLLC applications vary from 1 − 10−5 transmission reliability to transmit 32 bytes of data with a user-plane latency of less than 1 ms to a 1 − 10−5 reliability to transmit 300 bytes with a user-plane latency of between 3 and 10 ms, depending on the application [3].</text:p>
          </table:table-cell>
        </table:table-row>
        <table:table-row table:style-name="ro5" table:visibility="filter">
          <table:table-cell office:value-type="float" office:value="2107.08151" calcext:value-type="float">
            <text:p>2107.0815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Long-term evolution (LTE) and prior networks were not designed with such constraints in mind. Scheduling in LTE follows a grant-based approach, where the user equipment (UE) must request resources in a 4-step random access (RA) procedure before transmitting data [4]. In the best-case scenario, it takes at least 10 ms for a UE to start transmitting its payload.</text:p>
          </table:table-cell>
        </table:table-row>
        <table:table-row table:style-name="ro5" table:visibility="filter">
          <table:table-cell office:value-type="float" office:value="2107.08151" calcext:value-type="float">
            <text:p>2107.08151</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here τ is the latency constraint and (cid:15) is the minimum reliability, and both are application-dependent. Thus, to satisfy the QoS requirement, the probability that an UE cannot transmit its data before τ must be bounded by (cid:15). Typically, τ varies between 1 and 10 ms and (cid:15) varies between 10−5 and 10−6 depending on the URLLC application.</text:p>
          </table:table-cell>
        </table:table-row>
        <table:table-row table:style-name="ro6" table:visibility="filter">
          <table:table-cell office:value-type="float" office:value="2107.08151" calcext:value-type="float">
            <text:p>2107.0815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Under the K-repetition HARQ, the same data is repeated Krep times for every transmission attempt, and after the BS receives all the repetitions, it sends either an ACK or a NACK signal depending whether any of the repetitions sent in the transmission could be successfully decoded. Additionally, the UE selects a new random subcarrier and preamble for the transmission of each distinct repetition. To obtain a closedform expression for the latent access failure probability, we follow the same steps as were taken for the reactive HARQ derivation.</text:p>
          </table:table-cell>
        </table:table-row>
        <table:table-row table:style-name="ro4" table:visibility="filter">
          <table:table-cell office:value-type="float" office:value="2107.08151" calcext:value-type="float">
            <text:p>2107.0815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most cellular applications, uplink transmissions use a dedicated resource (frequency, time or a MIMO spatial layer) previously assigned by the network to transmit their data payload. Thus, when an UE receives new data, it must send a request for the network to schedule a resource. With dedicated resources, each UE can utilize the wireless channel to its full capacity, thus maintaining good quality of service (QoS). TIn 5G NR networks, the schedule request consists of four steps, illustrated in Figure 1:</text:p>
          </table:table-cell>
        </table:table-row>
        <table:table-row table:style-name="ro9" table:visibility="filter">
          <table:table-cell office:value-type="float" office:value="2107.08151" calcext:value-type="float">
            <text:p>2107.08151</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amounts of data (e.g., video streaming) or data that’s being continuously generated (e.g., voice). However, in some URLLC applications, UEs sporadically generate data that need to be transmitted reliably and with low latency, such as cIoT and sensors for industrial automation. In such scenarios, the time spent on the schedule request renders grant-based schemes inefﬁcient. A more suitable alternative is to transmit the data directly on the PRACH and thereby avoidall the overhead involved in requesting a grant, as illustrated in Fig. 1. Nonetheless, with grant-free transmission comes the possibility of collisions whenever two UEs randomly select the same preambles. Therefore, HARQ is used to ensure the reliability and robustness of grant-free transmission. HARQ consists of using feedback information from the BS so the UE can retransmit packets that were not successfully received. Despite this, it can be quite challenging to scale grant-free networks because wireless resources are ﬁnite and expensive. To this end, massive MIMO and beamforming can be applied to reduce the interference of spatially uncorrelated UEs and thereby increasing the reliability of the system.</text:p>
          </table:table-cell>
        </table:table-row>
        <table:table-row table:style-name="ro11" table:visibility="filter">
          <table:table-cell office:value-type="float" office:value="2107.08151" calcext:value-type="float">
            <text:p>2107.08151</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Abstract—5G cellular networks are designed to support a new range of applications not supported by previous standards. Among these, ultra-reliable low-latency communication (URLLC) applications are arguably the most challenging. URLLC service requires the user equipment (UE) to be able to transmit its data under strict latency constraints with high reliability. To address these requirements, new technologies, such as mini-slots, semipersistent scheduling and grant-free access were introduced in 5G standards. In this work, we formulate a spatiotemporal mathematical model to evaluate the user-plane latency and reliability performance of millimetre wave (mmWave) massive multipleinput multiple-output (MIMO) URLLC with reactive and Krepetition hybrid automatic repeat request (HARQ) protocols. We derive closed-form approximate expressions for the latent access failure probability and validate them using numerical simulations. The results show that, under certain conditions, mmWave massive MIMO can reduce the failure probability by a factor of 32. Moreover, we identify that beyond a certain number of antennas there is no signiﬁcant improvement in reliability. Finally, we conclude that mmWave massive MIMO alone is not enough to provide the performance guarantees required by the most stringent URLLC applications.</text:p>
          </table:table-cell>
        </table:table-row>
        <table:table-row table:style-name="ro11" table:visibility="filter">
          <table:table-cell office:value-type="float" office:value="2107.08151" calcext:value-type="float">
            <text:p>2107.08151</text:p>
          </table:table-cell>
          <table:table-cell office:value-type="string" calcext:value-type="string">
            <text:p>data</text:p>
          </table:table-cell>
          <table:table-cell office:value-type="float" office:value="246" calcext:value-type="float">
            <text:p>246</text:p>
          </table:table-cell>
          <table:table-cell table:number-columns-repeated="2"/>
          <table:table-cell office:value-type="string" calcext:value-type="string">
            <text:p>Therefore, new mechanisms were introduced into the 5G NR speciﬁcation to support the latency requirements of URLLC applications. Firstly, a ﬂexible numerology was proposed, introducing the concept of a mini-slot that last as little as 0.125 ms [5], in contrast to the 1 ms minimum slot duration on LTE, enabling ﬁne-grained scheduling of network resources [6]. Secondly, the introduction of semi-persistent scheduling (SPS) of grants [7], [8], where some of the network´s resource blocks are periodically reserved for URLLC applications, thereby avoiding the grant request procedure. Despite the efforts, not all URLLC applications have a periodic trafﬁc pattern and are therefore unable to beneﬁt greatly from SPS. Additionally, some services require low latency and reliable transmission to transmit small sporadic packets. With that in mind, both the standards committee [9] and researchers have put a lot of effort to investigate grant-free transmission, where the UEs transmit their payload directly in the RA channel. This culminated with the introduction of the 2-step RA procedure introduced in Release 16 [9]. The 2-step RA procedure follows a grant-free approach, where instead of waiting for a dedicated channel to be assigned by the network, it transmits its data directly into the RA channel and waits for feedback from the network [10].</text:p>
          </table:table-cell>
        </table:table-row>
        <table:table-row table:style-name="ro1">
          <table:table-cell office:value-type="float" office:value="2107.13249" calcext:value-type="float">
            <text:p>2107.13249</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the have made the code of our and also experimental bae-drift-detection-zema-hydraulic.</text:p>
          </table:table-cell>
        </table:table-row>
        <table:table-row table:style-name="ro1" table:visibility="filter">
          <table:table-cell office:value-type="float" office:value="2107.13249" calcext:value-type="float">
            <text:p>2107.1324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 Data processing</text:p>
          </table:table-cell>
        </table:table-row>
        <table:table-row table:style-name="ro1" table:visibility="filter">
          <table:table-cell office:value-type="float" office:value="2107.13249" calcext:value-type="float">
            <text:p>2107.1324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i corresponding to each data point xi.</text:p>
          </table:table-cell>
        </table:table-row>
        <table:table-row table:style-name="ro1" table:visibility="filter">
          <table:table-cell office:value-type="float" office:value="2107.13249" calcext:value-type="float">
            <text:p>2107.1324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o compute epistemic uncertainty on a new single data the variance of reconstructed signals from the</text:p>
          </table:table-cell>
        </table:table-row>
        <table:table-row table:style-name="ro2" table:visibility="filter">
          <table:table-cell office:value-type="float" office:value="2107.13249" calcext:value-type="float">
            <text:p>2107.1324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This study is the ﬁrst to shed light on the behaviour of quantiﬁed epistemic and aleatoric uncertainties in autoencoders for unsupervised learning within the context of real and virtual drift in sensor data.</text:p>
          </table:table-cell>
        </table:table-row>
        <table:table-row table:style-name="ro3" table:visibility="filter">
          <table:table-cell office:value-type="float" office:value="2107.13249" calcext:value-type="float">
            <text:p>2107.1324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where M is the number of ensembled autoencoders, ¯x is the mean of reconstructed signals ˆx∗ j . In addition to the reconstructed signals, the Bayesian Autoencoder also outputs the log variance of data, log σi, by which we can recover the heteroscedastic aleatoric uncertainty, σ2 i with the exponential function.</text:p>
          </table:table-cell>
        </table:table-row>
        <table:table-row table:style-name="ro5" table:visibility="filter">
          <table:table-cell office:value-type="float" office:value="2107.13249" calcext:value-type="float">
            <text:p>2107.1324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where p(X|θ) is the data likelihood which can be modelled as a diagonal Gaussian distribution with i.i.d assumption and the likelihood mean is the Bayesian Autoencoder’s output. p(θ) is the prior distribution of the Bayesian Autoencoder’s parameters. For simplicity, one can assume a diagonal Gaussian prior which corresponds to an L2 regularisation. Since</text:p>
          </table:table-cell>
        </table:table-row>
        <table:table-row table:style-name="ro5" table:visibility="filter">
          <table:table-cell office:value-type="float" office:value="2107.13249" calcext:value-type="float">
            <text:p>2107.1324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Due to the inconsistent sampling frequencies, we resample the data to 1Hz. As such, this results in 60 (time points) * 17 (sensors) for each cycle. The features are then normalised using a standard scaler for each sensor with careful implementations to prevent train-test bias. We do not compute speciﬁc features from the data but instead we feed the resampled and</text:p>
          </table:table-cell>
        </table:table-row>
        <table:table-row table:style-name="ro4" table:visibility="filter">
          <table:table-cell office:value-type="float" office:value="2107.13249" calcext:value-type="float">
            <text:p>2107.13249</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and aleatoric uncertainties, a difference is noticed in the quality of prediction in each case, which can be leveraged for distinguishing real and virtual drifts in sensors data. Since uncertainty quantiﬁcation using Bayesian Autoencoders is mostly unexplored in the industrial context, this appears to be a promising ﬁeld of research which deepens our understanding and trust of these deep models. We leave the detailed analysis of these observations for future studies.</text:p>
          </table:table-cell>
        </table:table-row>
        <table:table-row table:style-name="ro4" table:visibility="filter">
          <table:table-cell office:value-type="float" office:value="2107.13249" calcext:value-type="float">
            <text:p>2107.1324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sensor data as shown in Fig. 4. From a qualitative perspective, we note that the points form clusters which are separable. This implies we can apply a clustering algorithm (e.g k-means or hierarchical clustering) on these three metrics: reconstruction loss, epistemic uncertainty and aleatoric uncertainty of every data point to achieve unsupervised classiﬁcation. To the best of our knowledge, we are the ﬁrst to elicit this application within Bayesian Autoencoders.</text:p>
          </table:table-cell>
        </table:table-row>
        <table:table-row table:style-name="ro4" table:visibility="filter">
          <table:table-cell office:value-type="float" office:value="2107.13249" calcext:value-type="float">
            <text:p>2107.1324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Due to the dynamic and ad-hoc environment of factories, the collected data by multiple sensors are often non-stationary [3]. In condition monitoring and quality prediction, machine learning (ML) methods rely on quantifying and detecting real changes in the environment and object of interest (real drift). As sensors degrade over time with increasing noise and drift level, ML methods which rely on the measurements of these sensors are affected (virtual drift).</text:p>
          </table:table-cell>
        </table:table-row>
        <table:table-row table:style-name="ro5" table:visibility="filter">
          <table:table-cell office:value-type="float" office:value="2107.13249" calcext:value-type="float">
            <text:p>2107.13249</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general structure of an autoencoder maps a given set of unlabelled training data; X = {x1, x2, x3, ...xN }, xi ∈ IRD into an output ˆx (i.e reconstructed signal), through a latent representation, h [7]. Structurally, every autoencoder consists of two parts: an encoder f for mapping original data x into h (i.e. h = f (x)) and a decoder g for mapping h to a reconstructed signal of the input ˆx (i.e. ˆx = g(h) = g(f (x)).</text:p>
          </table:table-cell>
        </table:table-row>
        <table:table-row table:style-name="ro7" table:visibility="filter">
          <table:table-cell office:value-type="float" office:value="2107.13249" calcext:value-type="float">
            <text:p>2107.1324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s the variance of the data point, which is also known as aleatoric uncertainty for regression tasks. Note that a typical autoencoder minimises the reconstruction loss, ||xi − ˆxi||2 which corresponds to a diagonal Gaussian likelihood with a ﬁxed variance of 1. Instead of a ﬁxed variance, by ‘learning‘ the variance term as an output of the autoencoder, the model can estimate the noise level for every data point xi. Following the method proposed by [2] to compute heteroscedastic aleatoric uncertainty for regression tasks, an extra layer is added to the ﬁnal layer of autoencoder with dimensions equal to the size of the inputs, to predict the log variance, log σ2</text:p>
          </table:table-cell>
        </table:table-row>
        <table:table-row table:style-name="ro8" table:visibility="filter">
          <table:table-cell office:value-type="float" office:value="2107.13249" calcext:value-type="float">
            <text:p>2107.13249</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In smart factories, machine learning algorithms are increasingly used to extract values from multi-sensor data that monitor manufacturing processes whose characteristics are often complex and non-linear. In typical predictive models for manufacturing, the trust and safety in predictive models should be improved. As such, it is crucial to quantify and explain the conﬁdence of the outcomes for the predictive models. An emerging area of research is the uncertainty quantiﬁcation of deep learning models [1]. Primarily, there are two types of uncertainties, epistemic and aleatoric - the former is the uncertainty in the model parameters due to limited data availability, while the latter arises from the noise in data [2]. Nonetheless, to this end, the uncertainty of deep learning models remains understudied in most of realistic Industry 4.0 applications.</text:p>
          </table:table-cell>
        </table:table-row>
        <table:table-row table:style-name="ro3">
          <table:table-cell office:value-type="float" office:value="2107.13249" calcext:value-type="float">
            <text:p>2107.13249</text:p>
          </table:table-cell>
          <table:table-cell office:value-type="string" calcext:value-type="string">
            <text:p>data available, dataset</text:p>
          </table:table-cell>
          <table:table-cell office:value-type="float" office:value="2" calcext:value-type="float">
            <text:p>2</text:p>
          </table:table-cell>
          <table:table-cell table:number-columns-repeated="2"/>
          <table:table-cell office:value-type="string" calcext:value-type="string">
            <text:p>A. Dataset</text:p>
          </table:table-cell>
        </table:table-row>
        <table:table-row table:style-name="ro7">
          <table:table-cell office:value-type="float" office:value="2107.13249" calcext:value-type="float">
            <text:p>2107.13249</text:p>
          </table:table-cell>
          <table:table-cell office:value-type="string" calcext:value-type="string">
            <text:p>data, dataset</text:p>
          </table:table-cell>
          <table:table-cell office:value-type="float" office:value="142" calcext:value-type="float">
            <text:p>142</text:p>
          </table:table-cell>
          <table:table-cell table:number-columns-repeated="2"/>
          <table:table-cell office:value-type="string" calcext:value-type="string">
            <text:p>the number of hidden nodes and layers of the Bayesian Autoencoder to 1020-500-250-3-250-500-1020 with 10 samples in the ensemble. The Bayesian Autoencoder is trained and tested with 70% and 30%, respectively of the sensor data where the cooler condition is known to be healthy. Then, for the case of real drift, we test the model on data which the cooler condition has degraded to 20% and 3% (near failure) efﬁciency. To simulate virtual drifts scenarios, we create two datasets from the ‘healthy‘ test set and artiﬁcially inject a range of noise from 5-25% (i.e. injected noise of uniform distribution) and constant sensor drift of 5-25% of the mean in each one of the sensors (i.e. injected drift). our</text:p>
          </table:table-cell>
        </table:table-row>
        <table:table-row table:style-name="ro13">
          <table:table-cell office:value-type="float" office:value="2107.13249" calcext:value-type="float">
            <text:p>2107.13249</text:p>
          </table:table-cell>
          <table:table-cell office:value-type="string" calcext:value-type="string">
            <text:p>data, dataset</text:p>
          </table:table-cell>
          <table:table-cell office:value-type="float" office:value="173" calcext:value-type="float">
            <text:p>173</text:p>
          </table:table-cell>
          <table:table-cell table:number-columns-repeated="2"/>
          <table:table-cell office:value-type="string" calcext:value-type="string">
            <text:p>Abstract—Autoencoders are unsupervised models which have been used for detecting anomalies in multi-sensor environments. A typical use includes training a predictive model with data from sensors operating under normal conditions and using the model to detect anomalies. Anomalies can come either from real changes in the environment (real drift) or from faulty sensory devices (virtual drift); however, the use of Autoencoders to distinguish between different anomalies has not yet been considered. To this end, we ﬁrst propose the development of Bayesian Autoencoders to quantify epistemic and aleatoric uncertainties. We then test the Bayesian Autoencoder using a real-world industrial dataset for hydraulic condition monitoring. The system is injected with noise and drifts, and we have found the epistemic uncertainty to be less sensitive to sensor perturbations as compared to the reconstruction loss. By observing the reconstructed signals with the uncertainties, we gain interpretable insights, and these uncertainties offer a potential avenue for distinguishing real and virtual drifts.</text:p>
          </table:table-cell>
        </table:table-row>
        <table:table-row table:style-name="ro2">
          <table:table-cell office:value-type="float" office:value="2107.13249" calcext:value-type="float">
            <text:p>2107.13249</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This section explains the real-world dataset used in our evaluation, the reproducibility of our results and the evaluation criteria of our proposed method.</text:p>
          </table:table-cell>
        </table:table-row>
        <table:table-row table:style-name="ro5">
          <table:table-cell office:value-type="float" office:value="2107.13249" calcext:value-type="float">
            <text:p>2107.13249</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he paper is structured as follows. Section II provides the required background and our proposed approach. The performance evaluation including dataset, reproducibility of experimental results and evaluation are included in Section III and Section IV. We conclude the paper and explain the future directions of our research in Section V.</text:p>
          </table:table-cell>
        </table:table-row>
        <table:table-row table:style-name="ro7">
          <table:table-cell office:value-type="float" office:value="2107.13249" calcext:value-type="float">
            <text:p>2107.13249</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Future work will involve using a Gaussian likelihood with a full covariance matrix, instead of a diagonal only (as in our conducted experiments), which may reveal more insights in interpreting the model’s aleatoric uncertainty measures. Other than a Gaussian likelihood, the effects of using different likelihood distributions can also be explored. Moreover, we can leverage the Bayesian Autoencoder’s outputs for a novel unsupervised classiﬁcation method. We will also extend the experiments to study the effect of variant Bayesian Autoencoder architectures on various datasets for identifying the real and virtual drifts and their uncertainties.</text:p>
          </table:table-cell>
        </table:table-row>
        <table:table-row table:style-name="ro1">
          <table:table-cell office:value-type="float" office:value="2107.13249" calcext:value-type="float">
            <text:p>2107.13249</text:p>
          </table:table-cell>
          <table:table-cell office:value-type="string" calcext:value-type="string">
            <text:p>github</text:p>
          </table:table-cell>
          <table:table-cell office:value-type="float" office:value="11" calcext:value-type="float">
            <text:p>11</text:p>
          </table:table-cell>
          <table:table-cell table:number-columns-repeated="2"/>
          <table:table-cell office:value-type="string" calcext:value-type="string">
            <text:p>results, we implementation available conﬁgurable set-up at https://github.com/bangxiangyong/</text:p>
          </table:table-cell>
        </table:table-row>
        <table:table-row table:style-name="ro8">
          <table:table-cell office:value-type="float" office:value="2107.13249" calcext:value-type="float">
            <text:p>2107.13249</text:p>
          </table:table-cell>
          <table:table-cell office:value-type="string" calcext:value-type="string">
            <text:p>publicly available, dataset</text:p>
          </table:table-cell>
          <table:table-cell office:value-type="float" office:value="146" calcext:value-type="float">
            <text:p>146</text:p>
          </table:table-cell>
          <table:table-cell table:number-columns-repeated="2"/>
          <table:table-cell office:value-type="string" calcext:value-type="string">
            <text:p>We have tested our proposed approach on a publicly available dataset for condition monitoring of hydraulic system [12]. The dataset is obtained from a hydraulic test rig which permits safe and non-destructive changes to the states of various components (cooler, valve, pump and accumulator) to emulate faults and degradation. Redundant sensors are equipped on the test system on multiple locations to measure pressure, ﬂow, temperature, power and vibration. There is a total of 17 sensors and various sampling frequencies of 1Hz, 10Hz and 100Hz. In the dataset, there is a total of 2205 cycles, and each working cycle of the hydraulic system lasts for 60 seconds. The methods developed in our study are not limited to condition monitoring and can be applied to other Industry 4.0 use cases.</text:p>
          </table:table-cell>
        </table:table-row>
        <table:table-row table:style-name="ro3">
          <table:table-cell office:value-type="float" office:value="2108.03757" calcext:value-type="float">
            <text:p>2108.03757</text:p>
          </table:table-cell>
          <table:table-cell office:value-type="string" calcext:value-type="string">
            <text:p>benchmark</text:p>
          </table:table-cell>
          <table:table-cell office:value-type="float" office:value="37" calcext:value-type="float">
            <text:p>37</text:p>
          </table:table-cell>
          <table:table-cell table:number-columns-repeated="2"/>
          <table:table-cell office:value-type="string" calcext:value-type="string">
            <text:p>ibrun -np 1 advixe-cl -collect=tripcounts –flop –mark-up-list= src/benchmark.cpp -project-dir= outputDir – MVCChannel baseLevel boundaryLevel eleOrder outputFile where: outputDir must be same directory as the survey directory and MVCChannel must be called with the same arguments.</text:p>
          </table:table-cell>
        </table:table-row>
        <table:table-row table:style-name="ro13">
          <table:table-cell office:value-type="float" office:value="2108.03757" calcext:value-type="float">
            <text:p>2108.03757</text:p>
          </table:table-cell>
          <table:table-cell office:value-type="string" calcext:value-type="string">
            <text:p>benchmark</text:p>
          </table:table-cell>
          <table:table-cell office:value-type="float" office:value="198" calcext:value-type="float">
            <text:p>198</text:p>
          </table:table-cell>
          <table:table-cell table:number-columns-repeated="2"/>
          <table:table-cell office:value-type="string" calcext:value-type="string">
            <text:p>4.6 Comparison with Existing Method Here, we compare the performance of the proposed algorithm with the existing octree based framework, specifically Dendro [26, 51, 56]. Dendro is a well-validated software and has been widely used in various large scale scientific simulations [24, 32, 44–46, 53, 66] and has over 200 citations. Dendro has additional support for carrying out carving operations [66]. We choose Dendro as our benchmark for comparison. For comparison, we choose an elongated channel of dimensions 128 × 4 × 1. The overall mesh is determined by two levels of refinement: base refinement and boundary refinement. Such a channel is commonly found in microfluidic devices, and simulating such devices is an active area of research [19, 54]. Table 4 compares the time for mesh generation and total matvec time6 for Navier–Stokes equation. Unlike the 3D Poisson operator used for scaling case, the time to compute elemental operator (denoted by leaf matvec) is substantially more expensive. The extra overhead introduced by performing top-down and bottom-up</text:p>
          </table:table-cell>
        </table:table-row>
        <table:table-row table:style-name="ro1">
          <table:table-cell office:value-type="float" office:value="2108.03757" calcext:value-type="float">
            <text:p>2108.03757</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A.1 Libraries dependencies The following dependencies are required to compile the code:</text:p>
          </table:table-cell>
        </table:table-row>
        <table:table-row table:style-name="ro2">
          <table:table-cell office:value-type="float" office:value="2108.03757" calcext:value-type="float">
            <text:p>2108.03757</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signedDistance: The computation of signedDistance. In B.4.3 order to find the signed distance, we successively refined near the boundaries and computed the signed distance. In order to run the code:</text:p>
          </table:table-cell>
        </table:table-row>
        <table:table-row table:style-name="ro3">
          <table:table-cell office:value-type="float" office:value="2108.03757" calcext:value-type="float">
            <text:p>2108.03757</text:p>
          </table:table-cell>
          <table:table-cell office:value-type="string" calcext:value-type="string">
            <text:p>code</text:p>
          </table:table-cell>
          <table:table-cell office:value-type="float" office:value="44" calcext:value-type="float">
            <text:p>44</text:p>
          </table:table-cell>
          <table:table-cell table:number-columns-repeated="2"/>
          <table:table-cell office:value-type="string" calcext:value-type="string">
            <text:p>B.3 Downloading and installing the code This section presents how to run and reproduce the results presented in the paper. You can clone the repository using, git clone bitbucket.org/baskargroup/sc21-kt.git. We use CMake to configure and build. In Frontera node,</text:p>
          </table:table-cell>
        </table:table-row>
        <table:table-row table:style-name="ro7">
          <table:table-cell office:value-type="float" office:value="2108.03757" calcext:value-type="float">
            <text:p>2108.03757</text:p>
          </table:table-cell>
          <table:table-cell office:value-type="string" calcext:value-type="string">
            <text:p>code</text:p>
          </table:table-cell>
          <table:table-cell office:value-type="float" office:value="125" calcext:value-type="float">
            <text:p>125</text:p>
          </table:table-cell>
          <table:table-cell table:number-columns-repeated="2"/>
          <table:table-cell office:value-type="string" calcext:value-type="string">
            <text:p>Fig. 12. Figure showing roofline plot for the Poisson matvec for linear and quadratic basis function for two different meshes on Frontera. The plot was generated using Intel Advisor. The green dashed line shows the achieved bandwidth from our code. All values reported in the plot corresponds to double precision floating point operations. needs exchange of information) grows as O ((𝑝 + 1)𝑑−1). Since the partition is similar at the elemental level, the average number of ghost nodes that are needed for ghost exchange is higher for the quadratic compared to the linear elements. The solid lines in Fig. 11 show the comparison for linear and quadratic case.</text:p>
          </table:table-cell>
        </table:table-row>
        <table:table-row table:style-name="ro8">
          <table:table-cell office:value-type="float" office:value="2108.03757" calcext:value-type="float">
            <text:p>2108.03757</text:p>
          </table:table-cell>
          <table:table-cell office:value-type="string" calcext:value-type="string">
            <text:p>code, open-source code, open-source, source code</text:p>
          </table:table-cell>
          <table:table-cell office:value-type="float" office:value="101" calcext:value-type="float">
            <text:p>101</text:p>
          </table:table-cell>
          <table:table-cell table:number-columns-repeated="2"/>
          <table:table-cell office:value-type="string" calcext:value-type="string">
            <text:p>Software and Libraries: We used PETSc [8] as the numerical algebra solver for solving system of equations. The DistTreeSort and TreeSort implementation is taken from Dendro [25]. All comparison with the immersed (IBM) method is performed using the open-source code [52] based on Saurabh et al. [53]. Additionally, Matlab [41] is used for analyzing the condition number of matrices, and trimesh [20] is used to compute the signed distance. The roofline plot was generated by using Intel Advisor.</text:p>
          </table:table-cell>
        </table:table-row>
        <table:table-row table:style-name="ro11">
          <table:table-cell office:value-type="float" office:value="2108.03757" calcext:value-type="float">
            <text:p>2108.03757</text:p>
          </table:table-cell>
          <table:table-cell office:value-type="string" calcext:value-type="string">
            <text:p>code, open-source code, open-source, source code</text:p>
          </table:table-cell>
          <table:table-cell office:value-type="float" office:value="252" calcext:value-type="float">
            <text:p>252</text:p>
          </table:table-cell>
          <table:table-cell table:number-columns-repeated="2"/>
          <table:table-cell office:value-type="string" calcext:value-type="string">
            <text:p>Tab. 5 compares the IMGA based immersed implementation (based on the open-source code [52]) with the carved-out approach. The overall mesh consists of three refinement levels: base refinement, exit refinement (near the velocity inlet and pressure outlet), and object refinement (near the monitors, tables, and mannequin). To get the refined final mesh, we start the mesh at the base level and successively refine the mesh until the required refinement level is reached. At each iteration, we perform a series of ray-tracing to determine In or Out relative to the object. Overall, we see an approximately 50% increase in element size for the immersed case. We achieve a speedup of approximately 2.2× during the mesh creation stage and 2.8× for the complete solve time. The speedup obtained in this case is significantly smaller than the channel case described in Sec. 4.6 mainly because of the nature of objects being carved out. The mannequin or the table considered here has a large surface area to volume ratio. The small volume resulted in most of the octants percolating close to the finest level before they can be discarded. Additionally, ray-tracing based In -Out test needs to be performed at each iteration of refinement, which is quite expensive [53]. Once the mesh is generated, we see a significant speedup in the overall</text:p>
          </table:table-cell>
        </table:table-row>
        <table:table-row table:style-name="ro5">
          <table:table-cell office:value-type="float" office:value="2108.03757" calcext:value-type="float">
            <text:p>2108.03757</text:p>
          </table:table-cell>
          <table:table-cell office:value-type="string" calcext:value-type="string">
            <text:p>code, python</text:p>
          </table:table-cell>
          <table:table-cell office:value-type="float" office:value="68" calcext:value-type="float">
            <text:p>68</text:p>
          </table:table-cell>
          <table:table-cell table:number-columns-repeated="2"/>
          <table:table-cell office:value-type="string" calcext:value-type="string">
            <text:p>where: stlFileName is the name of stl file, 4 is the minimum refinement level and 14 is the maximum level of refinement at the stl boundary. After each successive iteration, the code output the information of boundary nodes. Then we compute the signed distance, using the python script provided under the scripts folder. In order the run the python scripts:</text:p>
          </table:table-cell>
        </table:table-row>
        <table:table-row table:style-name="ro2" table:visibility="filter">
          <table:table-cell office:value-type="float" office:value="2108.03757" calcext:value-type="float">
            <text:p>2108.0375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Fig. 13. Drag crisis: Variation in 𝐶𝑑 close to the region of drag crisis. We see a good agreement with the experimental data and past numerical results.</text:p>
          </table:table-cell>
        </table:table-row>
        <table:table-row table:style-name="ro2" table:visibility="filter">
          <table:table-cell office:value-type="float" office:value="2108.03757" calcext:value-type="float">
            <text:p>2108.03757</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AI is measured as the amount of floating point operations performed per byte of data loaded into the memory. 6This time include top-down, bottom up, leaf matvec and ghost exchange time</text:p>
          </table:table-cell>
        </table:table-row>
        <table:table-row table:style-name="ro3" table:visibility="filter">
          <table:table-cell office:value-type="float" office:value="2108.03757" calcext:value-type="float">
            <text:p>2108.0375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3] Benjamin Karl Bergen and Frank Hülsemann. 2004. Hierarchical hybrid grids: data structures and core algorithms for multigrid. Numerical Linear Algebra with Applications 11, 2-3 (2004), 279–291. https://doi.org/10.1002/nla.382 arXiv:https://onlinelibrary.wiley.com/doi/pdf/10.1002/nla.382</text:p>
          </table:table-cell>
        </table:table-row>
        <table:table-row table:style-name="ro4" table:visibility="filter">
          <table:table-cell office:value-type="float" office:value="2108.03757" calcext:value-type="float">
            <text:p>2108.03757</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Previous work [17, 23, 30, 46, 56] have demonstrated efficient methods to construct 2:1-balanced complete octrees and additional data structures to perform efficient numerical computations at a large scale. These methods order the octants of the octree using a space-filling curve (SFC) (such as the Hilbert or Morton curve) to achieve better memory accesses locality and improved distributedmemory domain decomposition. This paper presents parallel algorithms to extend numerical computations on incomplete octrees.</text:p>
          </table:table-cell>
        </table:table-row>
        <table:table-row table:style-name="ro6" table:visibility="filter">
          <table:table-cell office:value-type="float" office:value="2108.03757" calcext:value-type="float">
            <text:p>2108.03757</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36] Marc Levoy, J Gerth, B Curless, and K Pull. 2005. The Stanford 3D scanning repository. URL http://www-graphics. stanford. edu/data/3dscanrep 5 (2005). [37] Frank Losasso, Frédéric Gibou, and Ron Fedkiw. 2004. Simulating water and smoke with an octree data structure. In ACM SIGGRAPH 2004 Papers. 457–462. [38] Michael Macri and Suvranu De. 2008. An octree partition of unity method (OctPUM) with enrichments for multiscale modeling of heterogeneous media. Computers &amp; structures 86, 7-8 (2008), 780–795.</text:p>
          </table:table-cell>
        </table:table-row>
        <table:table-row table:style-name="ro7" table:visibility="filter">
          <table:table-cell office:value-type="float" office:value="2108.03757" calcext:value-type="float">
            <text:p>2108.0375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 It is essential that the partitioning algorithm only looks at the active region of the octree. This ensures that FEM computations are evenly distributed and hence load-balanced. The data structure used in previous literature [66] first builds a complete octree distributed among processors before canceling out the inactive regions. This leads to the generation of complete trees with a substantial fraction of the trees in inactive regions. (see Sec. 3.2) • Efficient pruning of trees at coarser levels is essential. Earlier approaches first generate the complete octrees before pruning. This can lead to substantial overheads for non-cube geometries, such as an elongated channel. (see Sec. 3.2)</text:p>
          </table:table-cell>
        </table:table-row>
        <table:table-row table:style-name="ro8" table:visibility="filter">
          <table:table-cell office:value-type="float" office:value="2108.03757" calcext:value-type="float">
            <text:p>2108.03757</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Further, we analyzed the distribution of ghost nodes per processor for the above sphere case, which is indicative of bytes of data communicated. In our experiment, we kept a similar distribution of the elements across processors for both linear and quadratic basis function but has different degrees of freedom associated with them. The amount of data communicated across processors is a function of the total number of ghost elements that share partition boundaries. With the increase in the number of processors, the total number of ghost elements increases, but the average number of ghost elements decreases. For an arbitrary order element 𝑝, the number of nodes that share faces across the processor boundaries (and hence</text:p>
          </table:table-cell>
        </table:table-row>
        <table:table-row table:style-name="ro7" table:visibility="filter">
          <table:table-cell office:value-type="float" office:value="2108.03757" calcext:value-type="float">
            <text:p>2108.03757</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ree-based grid generation (quadtrees in 2D and octrees in 3D) is common in computational sciences [6, 11, 17, 24, 28, 30, 48, 56, 58] largely due to its simplicity and parallel scalability. The ability to efficiently refine (and coarsen) regions of interest using tree-based data structures have made it possible to deploy them on large-scale multi-physics simulations [2, 3, 14, 24, 32, 33, 37, 37, 49, 53]. Existing algorithms for tree-based grid generation are mainly focused on axis-aligned hierarchical splitting on isotropic domains (i.e., spheres, squares, and cubes). Such approaches cannot easily support anisotropic domains (for example, an elongated channel) or</text:p>
          </table:table-cell>
        </table:table-row>
        <table:table-row table:style-name="ro10" table:visibility="filter">
          <table:table-cell office:value-type="float" office:value="2108.03757" calcext:value-type="float">
            <text:p>2108.03757</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Fig. 3. Left most figure shows an octree which violates the 2:1 balanced constraint, where the octants that cause the violation is showed in (■). In the middle figure auxiliary balanced octants are showed in (■), in other words these are the octants needed to remove the balance constraint violation in (■). Right most figure shows the constructed octree with auxiliary balanced octants which satisfies the 2:1 balance constraint. The nodes marked by gray circles in the final 2:1 balanced mesh are hanging nodes. 3.3 2:1 Balancing In a 2:1-balanced octree (Fig. 3), a pair of octants sharing any parts of their boundaries may differ in scale by at most a factor of 2:1. In other words, they may differ by at most one level in the tree. Numerical computations on the octree grid are simpler in terms of the neighborhood data structures if the octree obeys the 2:1balancing constraint .</text:p>
          </table:table-cell>
        </table:table-row>
        <table:table-row table:style-name="ro9" table:visibility="filter">
          <table:table-cell office:value-type="float" office:value="2108.03757" calcext:value-type="float">
            <text:p>2108.03757</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Fig. 1. Difference between the adaptive mesh for immersed and carved out for the sphere case. In immersed case, we retain the full octree and this gives to a significantly large number of elements and nodes compared to the carved out case. It must be noted the elements that are inside the object do not contribute to the accuracy of the solution. Eventually Dirichlet Boundary condition are imposed on all the In nodes. grids [42, 47], thus avoiding any requirement of the grid conforming to the immersed geometric object (Fig. 1a). Naively immersing the object can lead to large void regions. These regions do not participate in the solution but require the associated matrix and vector storage as they form a part of the mesh data structure. This problem is exacerbated in the presence of multiple objects. This paper presents a strategy wherein the void regions are first carved out from the main computational domain (Fig. 1c) —in the vein of the finite cell approach [60] with the object then immersed in the carved domain. This approach reduces the number of degrees of freedom and, hence, the memory footprint associated with the void regions.</text:p>
          </table:table-cell>
        </table:table-row>
        <table:table-row table:style-name="ro17" table:visibility="filter">
          <table:table-cell office:value-type="float" office:value="2108.03757" calcext:value-type="float">
            <text:p>2108.03757</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Algorithm 3 uses the octree partitioning method based on DistTreeSort [23, 30] to distribute octrees in parallel. DistTreeSort uses TreeSort based comparison-free search algorithm for octree construction. Instead of performing comparison-based binary searches, TreeSort performs MSD radix sort, except that the ordering of buckets are permuted at each level according to the specified SFC. By performing a fixed number of passes over the input data in a highly localized manner, TreeSort avoids cache misses and random memory access leading to better memory performance. [23, 24] Since the constructed octrees from previous algorithms entail only the active regions of the isotropic domain, DistTreeSort distributes only these aforementioned active portion. This is the main difference from the past approaches, where the sorting algorithm looks at the complete tree. This step is pivotal to ensure load-balanced computation. Similar to Algorithm 2, a set of seed octants is used to control the output tree depth. In the distributed setting, the seed octants also inform the domain decomposition so that each rank will own approximately the same number of elements. Note that DistTreeSort accepts a tunable load-balance tolerance. A large tolerance will partition the tree at coarse levels. A small tolerance will balance the load more evenly at the expense of splitting coarse subtrees over multiple processes. Once the depth-constraining seed octants have been partitioned, each rank constructs a tree satisfying the local constraints. Then, overlaps between trees must be resolved. Duplicate octants are deleted. Finer octants are preferred to coarser overlapping octants in order to satisfy the depth constraints globally.</text:p>
          </table:table-cell>
        </table:table-row>
        <table:table-row table:style-name="ro9">
          <table:table-cell office:value-type="float" office:value="2108.03757" calcext:value-type="float">
            <text:p>2108.03757</text:p>
          </table:table-cell>
          <table:table-cell office:value-type="string" calcext:value-type="string">
            <text:p>data, code</text:p>
          </table:table-cell>
          <table:table-cell office:value-type="float" office:value="225" calcext:value-type="float">
            <text:p>225</text:p>
          </table:table-cell>
          <table:table-cell table:number-columns-repeated="2"/>
          <table:table-cell office:value-type="string" calcext:value-type="string">
            <text:p>Fig. 12 shows the single core roofline plot for 4.5.3 Roofline: the elemental matvec computation of Poisson operator using linear and quadratic basis function on Frontera. Overall, we can see that the code is memory bound as is common for finite element codes. We observe higher arithmetic intensity 5 (AI) for quadratic (0.121) as compared to linear (0.072) elements. The amount of data needed for matvec computation grows as O ((𝑝 + 1)𝑑 ) whereas the matvec computation complexity grows as O (𝑑 (𝑝 + 1)𝑑+1). Therefore, AI tends to increase with polynomial order, which explains the observed behavior. We are able to achieve a performance of about 4 GFLOP/s using linear basis function and 7 GFLOP/s using quadratic basis functions for two different meshes, which corresponds to a bandwidth of approximately 60 GB/s as shown by the green lines. We note that we have not used any hand-coded explicit vectorization to ensure the portability of the code across various platforms and relied on compiler-directed vectorization. We would like to explore some future avenues from the code optimization point of view pertaining to more efficient cache blocking techniques and architecture-specific efficient vectorized implementation of tensor products.</text:p>
          </table:table-cell>
        </table:table-row>
        <table:table-row table:style-name="ro1">
          <table:table-cell office:value-type="float" office:value="2108.03757" calcext:value-type="float">
            <text:p>2108.03757</text:p>
          </table:table-cell>
          <table:table-cell office:value-type="string" calcext:value-type="string">
            <text:p>python</text:p>
          </table:table-cell>
          <table:table-cell office:value-type="float" office:value="9" calcext:value-type="float">
            <text:p>9</text:p>
          </table:table-cell>
          <table:table-cell table:number-columns-repeated="2"/>
          <table:table-cell office:value-type="string" calcext:value-type="string">
            <text:p>4) python3/3.7.0 5) autotools/1.2 6) cmake/3.16.1</text:p>
          </table:table-cell>
        </table:table-row>
        <table:table-row table:style-name="ro2">
          <table:table-cell office:value-type="float" office:value="2108.03757" calcext:value-type="float">
            <text:p>2108.03757</text:p>
          </table:table-cell>
          <table:table-cell office:value-type="string" calcext:value-type="string">
            <text:p>python</text:p>
          </table:table-cell>
          <table:table-cell office:value-type="float" office:value="31" calcext:value-type="float">
            <text:p>31</text:p>
          </table:table-cell>
          <table:table-cell table:number-columns-repeated="2"/>
          <table:table-cell office:value-type="string" calcext:value-type="string">
            <text:p>python3 signedDistance stlFileName. Note that you might need to change the number of processor on your machine as the python script is parallel and make use of multiprocessing library.</text:p>
          </table:table-cell>
        </table:table-row>
        <table:table-row table:style-name="ro1" table:visibility="filter">
          <table:table-cell office:value-type="float" office:value="2108.09892" calcext:value-type="float">
            <text:p>2108.0989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data x collect a few measurements</text:p>
          </table:table-cell>
        </table:table-row>
        <table:table-row table:style-name="ro1" table:visibility="filter">
          <table:table-cell office:value-type="float" office:value="2108.09892" calcext:value-type="float">
            <text:p>2108.0989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Dynamic Orthogonal Matching Pursuit for Sparse Data Reconstruction∗</text:p>
          </table:table-cell>
        </table:table-row>
        <table:table-row table:style-name="ro1" table:visibility="filter">
          <table:table-cell office:value-type="float" office:value="2108.09892" calcext:value-type="float">
            <text:p>2108.09892</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Key words. Sparse optimization, data reconstruction, error bound, orthogonal matching</text:p>
          </table:table-cell>
        </table:table-row>
        <table:table-row table:style-name="ro1" table:visibility="filter">
          <table:table-cell office:value-type="float" office:value="2108.09892" calcext:value-type="float">
            <text:p>2108.0989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Rn to be reconstructed is called the target data. To reconstruct the data, one may ﬁrst</text:p>
          </table:table-cell>
        </table:table-row>
        <table:table-row table:style-name="ro2" table:visibility="filter">
          <table:table-cell office:value-type="float" office:value="2108.09892" calcext:value-type="float">
            <text:p>2108.0989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heorem 4.2 Suppose that y := Ax + ν are the measurements of the target data x ν are the measurement errors. Let γ matrix A satisﬁes</text:p>
          </table:table-cell>
        </table:table-row>
        <table:table-row table:style-name="ro2" table:visibility="filter">
          <table:table-cell office:value-type="float" office:value="2108.09892" calcext:value-type="float">
            <text:p>2108.0989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Corollary 4.4 Let y := Ax + ν be the measurements of the target data x the measurement errors. Let γ (tmax &gt; 2k) of the matrix A satisﬁes</text:p>
          </table:table-cell>
        </table:table-row>
        <table:table-row table:style-name="ro2" table:visibility="filter">
          <table:table-cell office:value-type="float" office:value="2108.09892" calcext:value-type="float">
            <text:p>2108.0989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Shenzhen Research Institute of Big Data, Chinese University of Hong Kong, Shenzhen, Guangdong Province, luozq@cuhk.edu.cn). The work of this author was supported by the National Natural Science</text:p>
          </table:table-cell>
        </table:table-row>
        <table:table-row table:style-name="ro2" table:visibility="filter">
          <table:table-cell office:value-type="float" office:value="2108.09892" calcext:value-type="float">
            <text:p>2108.0989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sparse data can be remarkably lower than that of OMP. This means the proposed algorithms work faster than OMP and CoSaMP in general, and they perform quite similarly to SP in time consumption.</text:p>
          </table:table-cell>
        </table:table-row>
        <table:table-row table:style-name="ro2" table:visibility="filter">
          <table:table-cell office:value-type="float" office:value="2108.09892" calcext:value-type="float">
            <text:p>2108.0989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heorem 4.11 Let y := Ax + ν be the measurements of the data x errors ν, and denote by S = Lk(x). Given a constant γ the matrix A obeys</text:p>
          </table:table-cell>
        </table:table-row>
        <table:table-row table:style-name="ro3" table:visibility="filter">
          <table:table-cell office:value-type="float" office:value="2108.09892" calcext:value-type="float">
            <text:p>2108.0989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6 error decays provided that p p∗. In the setting of large-scale compressed sensing, Theorem 4.11 further claims that the exact reconstruction of the sparse data can be also possible under the assumption of the theorem.</text:p>
          </table:table-cell>
        </table:table-row>
        <table:table-row table:style-name="ro2" table:visibility="filter">
          <table:table-cell office:value-type="float" office:value="2108.09892" calcext:value-type="float">
            <text:p>2108.0989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x k2/ k where x(p) is the iterate produced by the algorithm and x is the target data to reconstruct. If x(p) satisﬁes (71), we say that the algorithm succeeds in reconstructing x.</text:p>
          </table:table-cell>
        </table:table-row>
        <table:table-row table:style-name="ro3" table:visibility="filter">
          <table:table-cell office:value-type="float" office:value="2108.09892" calcext:value-type="float">
            <text:p>2108.0989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b) The reconstruction error bounds via DOMP and EDOMP are established under the RIP assumption. These results imply the guaranteed performance of the two algorithms in sparse data reconstruction and the ﬁnite convergence of the two algorithms in large-scale compressed sensing scenarios.</text:p>
          </table:table-cell>
        </table:table-row>
        <table:table-row table:style-name="ro3" table:visibility="filter">
          <table:table-cell office:value-type="float" office:value="2108.09892" calcext:value-type="float">
            <text:p>2108.09892</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problem in such a setting may be referred to as a large-scale compressed sensing problem for which the proposed algorithms can perform enough iterations so that signiﬁcant information of the target data can be guaranteed to reconstruct. In fact, recall that p∗ denotes the largest</text:p>
          </table:table-cell>
        </table:table-row>
        <table:table-row table:style-name="ro3" table:visibility="filter">
          <table:table-cell office:value-type="float" office:value="2108.09892" calcext:value-type="float">
            <text:p>2108.0989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a) The DOMP algorithm and an enhanced version called enhanced dynamic orthogonal matching pursuit (EDOMP) are proposed in this paper. The two algorithms dynamically select vector bases to reconstruct the target data according to the major gradient information of the error metric at every iteration.</text:p>
          </table:table-cell>
        </table:table-row>
        <table:table-row table:style-name="ro3" table:visibility="filter">
          <table:table-cell office:value-type="float" office:value="2108.09892" calcext:value-type="float">
            <text:p>2108.09892</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Rn is nondegenerated k-compressible. Let y := Ax + ν Theorem 4.13 Assume that the data x be the slightly inaccurate measurements of x in the sense that the errors ν are suﬃciently small. Let γ (0, 1] be a given constant in DOMP and EDOMP. Then under Assumption 4.12, the following two statements are valid:</text:p>
          </table:table-cell>
        </table:table-row>
        <table:table-row table:style-name="ro4" table:visibility="filter">
          <table:table-cell office:value-type="float" office:value="2108.09892" calcext:value-type="float">
            <text:p>2108.0989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Shenzhen Research Institute of Big Data, Chinese University of Hong Kong, Shenzhen, Guangdong Province, China (Email: yunbinzhao@cuhk.edu.cn). The study of this author was supported by the National Natural Science Foundation of China (NSFC) under Grant 12071307. Part of the work was done while the author worked at the School of Mathematics, University of Birmingham, Birmingham B15 2TT, United Kingdom.</text:p>
          </table:table-cell>
        </table:table-row>
        <table:table-row table:style-name="ro4" table:visibility="filter">
          <table:table-cell office:value-type="float" office:value="2108.09892" calcext:value-type="float">
            <text:p>2108.0989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It is worth mentioning that the error bound (21) combined with Lemma 6.23 in [20] can imply the stability of DOMP and EDOMP for sparse data reconstruction under the conditions similar to that of Theorem 4.2. Such stability results are omitted in this paper. The main results above can also imply the ﬁnite convergence of the proposed algorithms for a class of large-scale compressed sensing problems (see Section 4.4 for details).</text:p>
          </table:table-cell>
        </table:table-row>
        <table:table-row table:style-name="ro4" table:visibility="filter">
          <table:table-cell office:value-type="float" office:value="2108.09892" calcext:value-type="float">
            <text:p>2108.09892</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analysis in the paper is focused on the DOMP algorithm. Based on the result for DOMP, it is not diﬃcult to obtain the result for EDOMP. The main purpose of this analysis is to establish the reconstruction error bounds for the two algorithms, which bound the error between the target data and the iterates generated by the proposed algorithms. To facilitate the analysis of the proposed algorithms, let us ﬁrst deﬁne an auxiliary optimization model in the next section.</text:p>
          </table:table-cell>
        </table:table-row>
        <table:table-row table:style-name="ro4" table:visibility="filter">
          <table:table-cell office:value-type="float" office:value="2108.09892" calcext:value-type="float">
            <text:p>2108.09892</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The basic assumption in compressed sensing is that the number of measurements m is much lower than the signal length n, i.e., m n. It is also well known that to ensure the target k-sparse data being exactly reconstructed, the target data should be sparse enough so that it is the unique sparsest solution to the underdetermined linear system y = Ax (see, e.g., [18]). Thus in this section, we consider the reconstruction problems satisfying the following assumption.</text:p>
          </table:table-cell>
        </table:table-row>
        <table:table-row table:style-name="ro4" table:visibility="filter">
          <table:table-cell office:value-type="float" office:value="2108.09892" calcext:value-type="float">
            <text:p>2108.09892</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error bounds are established in this paper for DOMP and EDOMP under the RIP assumption. It is worth pointing out that the RIP assumption is not the unique one that can be used to analyze the eﬃciency of sparse-data-reconstruction algorithms. There exist other essential tools such as the spark [18], mutual coherence [18], null space property [20], and range space property of AT [55, 56]. The interested reader may examine the performance of the algorithms by using other tools including the above-mentioned ones.</text:p>
          </table:table-cell>
        </table:table-row>
        <table:table-row table:style-name="ro4" table:visibility="filter">
          <table:table-cell office:value-type="float" office:value="2108.09892" calcext:value-type="float">
            <text:p>2108.09892</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t is important to address the following questions: How does the reconstruction error decay in the course of iterations? Equivalently, after a few iterations are performed, how close is the current iterate x(p) to the target data? In other words, we would like to measure the quality of the iterate generated by the algorithm as an approximation to the target data. The main result for DOMP is summarized in Theorem 4.2, whose proof is postponed to the end of the next subsection after we establish some helpful technical results.</text:p>
          </table:table-cell>
        </table:table-row>
        <table:table-row table:style-name="ro7" table:visibility="filter">
          <table:table-cell office:value-type="float" office:value="2108.09892" calcext:value-type="float">
            <text:p>2108.0989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In this section, we establish the reconstruction error bounds for DOMP and EDOMP. The guaranteed performance of the algorithms for sparse data reconstruction can be interpreted via such error bounds which measure the distance of the generated k-sparse solution and the signiﬁcant components of the target data. The error bound not only indicates the eﬃciency and capability of an algorithm in sparse data reconstruction, but also may directly imply some other desired attributes of the algorithm such as the stability and convergence of the algorithm. Let us ﬁrst recall the following matrix property that will be used in our analysis.</text:p>
          </table:table-cell>
        </table:table-row>
        <table:table-row table:style-name="ro6" table:visibility="filter">
          <table:table-cell office:value-type="float" office:value="2108.09892" calcext:value-type="float">
            <text:p>2108.0989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Finally, we compare the success rates in sparse data reconstruction with DOMP and EDOMP and a few existing methods including OMP, SP CoSaMP and ℓ1-minimization. The parameter γ = 0.9 is set in DOMP and EDOMP which are performed the same number of iterations as OMP (which is set be the sparsity level k of the target data). CoSaMP and SP are allowed to perform a total of 500 iterations for every problem instance in this experiment. For accurate measurements, all algorithms use the stopping criterion (71). For noisy measurements, however, we adopt the following criterion:</text:p>
          </table:table-cell>
        </table:table-row>
        <table:table-row table:style-name="ro6" table:visibility="filter">
          <table:table-cell office:value-type="float" office:value="2108.09892" calcext:value-type="float">
            <text:p>2108.0989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e OMP algorithm only select one index corresponding to the largest magnitude of r(p) at every iteration. To increase the chance for the correct support of the target data being identiﬁed, it would be helpful to select indices at every iteration in a dynamic and adaptive manner. To this goal, we propose the so-called dynamic orthogonal matching pursuit (DOMP), which select vector bases (i.e., the column vectors of A) at every iteration to approximate the target data through eﬃciently exploiting the information of the underlying gradient vector. The DOMP algorithm is described as Algorithm 2.</text:p>
          </table:table-cell>
        </table:table-row>
        <table:table-row table:style-name="ro4" table:visibility="filter">
          <table:table-cell office:value-type="float" office:value="2108.09892" calcext:value-type="float">
            <text:p>2108.09892</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n, ai is a given measurement vector, and νi denotes the measurement error. Let A where m n matrix whose row vectors consist of (ai)T , i = 1, . . . , m, and let y = (y1, . . . , ym)T be the m and ν = (ν1, . . . , νm)T be the vectors of measurements and errors, respectively. Then the system (1) can be written as y := Ax + ν. Under the assumption that the target data x is k-sparse or Rn from the measurements y can be formulated as the k-compressible, the reconstruction of x sparse optimization problem:</text:p>
          </table:table-cell>
        </table:table-row>
        <table:table-row table:style-name="ro8" table:visibility="filter">
          <table:table-cell office:value-type="float" office:value="2108.09892" calcext:value-type="float">
            <text:p>2108.09892</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The main feature of OMP is that the support of the target data is gradually identiﬁed as the algorithm proceeds. This means that the support of the target data (which is usually unknown beforehand) cannot be fully obtained if the number of iterations performed is too low. Similarly, the proposed algorithms need to perform enough iterations before being terminated. However, after the necessary iterations have been performed, can any further iterations continue to remarkably improve the performance of the proposed algorithms for data reconstruction? To ﬁnd a possible answer, it is useful to carry out an experiment to test the performance of algorithms against the number of iterations excuted. According to our theory, under the RIP assumption, the DOMP</text:p>
          </table:table-cell>
        </table:table-row>
        <table:table-row table:style-name="ro10" table:visibility="filter">
          <table:table-cell office:value-type="float" office:value="2108.09892" calcext:value-type="float">
            <text:p>2108.09892</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The reconstruction error bounds for two new OMP-type algorithms are established in this paper under the RIP assumption. Finite convergence of the two algorithms is also shown in the scenario of large-scale compressed sensing. Simulations indicate that the proposed methods (especially, EDOMP) are more eﬃcient than OMP in sense that they may take much less average computational times and iterations to reconstruct the sparse data, and they can compete against several state-of-art methods in this ﬁeld. Distinguished from the existing OMP-type methods, the main feature of the proposed algorithms lies in their dynamic and eﬃcient exploiting the gradient information of the error metric at every iteration to recognize the support of the target data. This development maintains the good attribute of OMP such as low computational cost and in the meantime speeds up the support identiﬁcation for the target data.</text:p>
          </table:table-cell>
        </table:table-row>
        <table:table-row table:style-name="ro7" table:visibility="filter">
          <table:table-cell office:value-type="float" office:value="2108.09892" calcext:value-type="float">
            <text:p>2108.09892</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x k2/ k2 ≤ k 2000, and the sparsity level k of the random In this comparison, the size of matrices is 500 R2000 is ranged from 1 to 300 with stepsize 3, i.e., k = 1, 4, 7, . . . , 299. For each given data x sparsity level, 200 random pairs of (A, x) were realized and used to estimate the success rates of the algorithms for data reconstruction. The accurate measurements are taken as y := Ax and inaccurate measurements are taken as y := Ax + 0.001h, where h is a standard Gaussian random vector. When an algorithm terminates, if x(p) satisﬁes the reconstruction criterion, then a ‘success’ is counted for the algorithm. The success rates of the proposed algorithms using</text:p>
          </table:table-cell>
        </table:table-row>
        <table:table-row table:style-name="ro8" table:visibility="filter">
          <table:table-cell office:value-type="float" office:value="2108.09892" calcext:value-type="float">
            <text:p>2108.09892</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o illustrate how the value of γ aﬀects the reconstruction ability of the proposed algorithms, we compare the success rates of the proposed algorithms in k-sparse data reconstruction using the following 20 diﬀerent values: γ = t/20, where t = 1, 2, . . . , 20. The size of matrix is 500 2000, R2000 are and the sparsity levels k = 120, 140, 150, 160, 170 and 180 of the sparse vectors x examined in this experiment. For every given sparsity level k, the success rates for k-sparse data reconstruction via DOMP and EDOMP with each given γ are obtained respectively by attempting 500 random pairs (A, x) with measurements y := Ax. Each of the algorithms is performed a total of k iterations, where k is the sparsity level of the vector to reconstruct. The results for DOMP</text:p>
          </table:table-cell>
        </table:table-row>
        <table:table-row table:style-name="ro8" table:visibility="filter">
          <table:table-cell office:value-type="float" office:value="2108.09892" calcext:value-type="float">
            <text:p>2108.09892</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prescribed value of γ and the number of signiﬁcant entries of r(p). Such a dynamic selection of indices eﬃciently utilizes the gradient information of the error metric, and thus it might speed up the algorithm by increasing the chance for the correct support of target data being identiﬁed at every iteration. This is quite diﬀerent from existing modiﬁcations of OMP. For instance, the indices chosen at each step of WOMP is not necessarily in Lk(r(p)), and the number of indices 1 no matter what structure the vector r(p) selected in each step of gOMP is ﬁxed to be N possesses. When r(p) contains very few large magnitudes whose number is less than N, the gOMP algorithm would select an index corresponding to a small magnitude of r(p) that is less likely to be correct in general.</text:p>
          </table:table-cell>
        </table:table-row>
        <table:table-row table:style-name="ro10" table:visibility="filter">
          <table:table-cell office:value-type="float" office:value="2108.09892" calcext:value-type="float">
            <text:p>2108.09892</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main results established in this section provide the estimation for the distance between the signiﬁcant components of the target data and the solution generated by the proposed algorithms. The results claim that the reconstruction quality becomes better and better as the iteration proceeds provided that 2)k, where k is the sparsity level of the target data and ck is the order of the RIC of the measurement matrix. In this process, the algorithm gradually identiﬁes the correct support of the sparse data and the iterate x(p) gets closer and closer to the signiﬁcant components of the target data. When m, n are particularly large with n m and the highest order RIC of A satisﬁes that tmax 2k, the proposed algorithms can perform enough iterations to guarantee that the reconstruction error becomes so small that the ﬁnite convergence of the algorithms can be achieved, as discussed in the next subsection.</text:p>
          </table:table-cell>
        </table:table-row>
        <table:table-row table:style-name="ro10" table:visibility="filter">
          <table:table-cell office:value-type="float" office:value="2108.09892" calcext:value-type="float">
            <text:p>2108.09892</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are given in Fig. 2. As expected, the algorithms require to perform necessary iterations in order to possibly reconstruct the data. The ﬁgure indicates that with the increment of iterations, the success frequencies of the two algorithms for data reconstruction increase to some highest point, after that the performance of algorithms would generally not be improved no matter how many further iterations are performed. From Fig. 2, it can be easily seen that the highest point of the reconstruction curve appears after a certain number of iterations that is much lower than the sparsity level k of the vector. This means that unlike the classic OMP, the DOMP and EDOMP algorithms do not need to perform at least k iterations in order to reconstruct a k-sparse signal. Thus we carry out further simulations to examine the average number of iterations as well as runtime needed for the proposed algorithms to reconstruct the sparse data.</text:p>
          </table:table-cell>
        </table:table-row>
        <table:table-row table:style-name="ro10" table:visibility="filter">
          <table:table-cell office:value-type="float" office:value="2108.09892" calcext:value-type="float">
            <text:p>2108.09892</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Data reconstruction/recovery is a common request in various information processing such as signal denoising, imaging reconstruction, statistical model selection, pattern recognition, streaming data tracking, wireless channel estimation, and so on (see, e.g., [18, 19, 21, 3, 26]). For instance, reconstruction of a sparse signal from limited measurements (observations) is a central task in compressed-sensing-based signal processing [7, 16, 18, 19, 20]. Thus developing fast and robust algorithms for data reconstruction is signiﬁcantly important in these practical scenarios. Without Rn denote the data (e.g., signal or image) which admits some sparsity loss of generality, let x n nonzero components) structure in the sense that x is either k-sparse (i.e., x has at most k or k-compressible (i.e., x can be approximated by a k-sparse vector). In this paper, the unknown</text:p>
          </table:table-cell>
        </table:table-row>
        <table:table-row table:style-name="ro7" table:visibility="filter">
          <table:table-cell office:value-type="float" office:value="2108.09892" calcext:value-type="float">
            <text:p>2108.09892</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DOMP algorithm dynamically select the vector basis according to the criterion | ≥ Lk(r(p)). This rule guarantees that only the indices corresponding to the signiﬁr(p) γ k cant entries of r(p) can be used to identify the support of target data. If Θ(p) is a singleton, then the current step of DOMP is reduced exactly to that of OMP. In general, however, Θ(p) contains more than one elements corresponding to the indices of a few largest magnitudes of r(p). Even when γ = 1, the DOMP algorithm may not necessarily be the same as OMP since the set Θ(p) may still contain more than one indices if r(p) possesses multiple entries whose absolute values . The cardinality of Θ(p) can be any value between 1 and k, depending on are equal to</text:p>
          </table:table-cell>
        </table:table-row>
        <table:table-row table:style-name="ro8" table:visibility="filter">
          <table:table-cell office:value-type="float" office:value="2108.09892" calcext:value-type="float">
            <text:p>2108.0989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In each iteration, the OMP algorithm only select one index corresponding to the largest magnitude of AT (y 2 2/2. Thus the OMP algorithm k does not utilize the gradient information eﬃciently when the gradient vector possesses several large magnitudes whose absolute values are close to each other. In addition, if one of the ﬁrst k iterations fails to pick a correct basis, then OMP would largely fail to reconstruct the target data in exact k iterations. As a modiﬁcation of OMP, the gOMP algorithm may select a ﬁxed number (N &gt; 1) of bases at each iteration, but such a selection rule remains very rigid, and it might signiﬁcantly increase the chance for a wrong basis being selected. For instance, if r(p) is τ -compressible, where τ &lt; N, then the N indices selected by gOMP would include an index corresponding to a vanished or insigniﬁcant entry of r(p).</text:p>
          </table:table-cell>
        </table:table-row>
        <table:table-row table:style-name="ro13" table:visibility="filter">
          <table:table-cell office:value-type="float" office:value="2108.09892" calcext:value-type="float">
            <text:p>2108.09892</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bstract. The orthogonal matching pursuit (OMP) is one of the mainstream algorithms for sparse data reconstruction or approximation. It acts as a driving force for the development of several other greedy methods for sparse data reconstruction, and it also plays a vital role in the development of compressed sensing theory for sparse signal and image reconstruction. In this paper, we propose the so-called dynamic orthogonal matching pursuit (DOMP) algorithm and an enhanced version of this method which are more eﬃcient than the OMP algorithm for sparse data reconstruction from a numerical point of view. We perform a rigorous analysis and establish the reconstruction error bounds for the two algorithms in terms of the restricted isometry property of the measurement matrix. The main results claim that the reconstruction error via the two algorithms can be controlled and measured in terms of the number of iterations, sparsity level of data, and the noise level of measurements. Moveover, the ﬁnite convergence of the proposed algorithms for a class of large-scale compressed sensing problems is also shown.</text:p>
          </table:table-cell>
        </table:table-row>
        <table:table-row table:style-name="ro12" table:visibility="filter">
          <table:table-cell office:value-type="float" office:value="2108.09892" calcext:value-type="float">
            <text:p>2108.09892</text:p>
          </table:table-cell>
          <table:table-cell office:value-type="string" calcext:value-type="string">
            <text:p>data</text:p>
          </table:table-cell>
          <table:table-cell office:value-type="float" office:value="208" calcext:value-type="float">
            <text:p>208</text:p>
          </table:table-cell>
          <table:table-cell table:number-columns-repeated="2"/>
          <table:table-cell office:value-type="string" calcext:value-type="string">
            <text:p>accurate measurements are shown in Fig. 4(a), and the results with inaccurate measurements are given in Fig. 4(b). One can see that the EDOMP outperforms the traditional OMP, and it performs quite similarly to SP in both noiseless and noisy cases. In noiseless setting, DOMP and EDOMP perform similarly and both outperform OMP, CoSaMP and ℓ1-minimization. However, the performance of DOMP is subject to the eﬀect of noises, and it performs comparably to ℓ1-minimization in noisy situations. One can also observe that DOMP, in noisy cases, may still perform better than OMP when the sparsity level is low (e.g., k/m &lt; 1/4), but it is less successful than OMP when handling the target data with a relatively high sparsity level (e.g., k/m &gt; 1/4 in Fig. 4(b)). Overall, DOMP and EDOMP proposed in this paper are very competitive to the existing mainstream sparse data reconstruction methods. In particular, the EDOMP method is fast, stable and less sensitive to noises, and it is very easy to implement like CoSaMP and SP.</text:p>
          </table:table-cell>
        </table:table-row>
        <table:table-row table:style-name="ro12" table:visibility="filter">
          <table:table-cell office:value-type="float" office:value="2108.09892" calcext:value-type="float">
            <text:p>2108.09892</text:p>
          </table:table-cell>
          <table:table-cell office:value-type="string" calcext:value-type="string">
            <text:p>data</text:p>
          </table:table-cell>
          <table:table-cell office:value-type="float" office:value="222" calcext:value-type="float">
            <text:p>222</text:p>
          </table:table-cell>
          <table:table-cell table:number-columns-repeated="2"/>
          <table:table-cell office:value-type="string" calcext:value-type="string">
            <text:p>in [8], which is situated between 1/(√k +1) and 1/√k. Examples are given in [34, 51] to show that the OMP algorithm might fail to achieve the correct support identiﬁcation in exact k iterations when δk+1 = 1/√k. In noiseless situations (i.e., the measurements are accurate), it was eventually shown that the condition δk+1 &lt; 1/√k + 1 is sharp to guarantee the success of OMP for k-sparse data reconstruction in exact k iterations [33]. In noisy settings (the measurements are inaccurate), the guaranteed performance of OMP has been shown in [4] and [53] under the condition (3) and a certain assumption on the signal to recover. A similar result was also established in [8] under the condition (4). Another improvement was achieved recently in [52], and it was shown that the condition δk+1 &lt; 1/√k + 1 together with a condition on the signal is suﬃcient for OMP to correctly identify the support of a k-sparse vector in exact k iterations. Moreover, the stability of OMP was also studied under the RIP in the literature (e.g., [54]).</text:p>
          </table:table-cell>
        </table:table-row>
        <table:table-row table:style-name="ro12" table:visibility="filter">
          <table:table-cell office:value-type="float" office:value="2108.09892" calcext:value-type="float">
            <text:p>2108.09892</text:p>
          </table:table-cell>
          <table:table-cell office:value-type="string" calcext:value-type="string">
            <text:p>data</text:p>
          </table:table-cell>
          <table:table-cell office:value-type="float" office:value="237" calcext:value-type="float">
            <text:p>237</text:p>
          </table:table-cell>
          <table:table-cell table:number-columns-repeated="2"/>
          <table:table-cell office:value-type="string" calcext:value-type="string">
            <text:p>(ii) Under (61), Theorem 4.11 shows that the error bound (62) is valid. By the same analysis p such that the iterate above, we conclude that under the assumption of the theorem, there exists x(p) generated by EDOMP must satisfy that supp(x(p)) = S provided that p∗. If x is k-sparse and the measurements y are accurate, then supp(x(p)) = supp(x). Furthermore, when the b measurements are accurate, by optimality of x(p) (which is a solution to the orthogonal projection b problem in the last step of EDOMP), we have that k2 = 0. Since both Ax x(p) and x are k-sparse solutions to the underdetermined linear system y = Az. Under the RIP assumption, the system y = Az can only have a unique k-sparse solution. Therefore, x(p) = x. (cid:3) The error bounds established in this paper measure how close the iterates generated by the algorithm to the true target data in terms of δck, the number of iterations p, and the measurement k2. The bounds indicate that as the number of iterations p increases, the reconstruction error</text:p>
          </table:table-cell>
        </table:table-row>
        <table:table-row table:style-name="ro13" table:visibility="filter">
          <table:table-cell office:value-type="float" office:value="2108.09892" calcext:value-type="float">
            <text:p>2108.09892</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to Θ(p) at every iteration, but it may also increase the chance for an incorrect index being added to Θp, and thus a small γ may lower the success rates of DOMP for data reconstruction as shown in Fig. 1(a). However, as shown in Fig. 1 (b), it seems that the performance of EDOMP is less sensitive to the change of γ compared with DOMP. On the other side, the results in Fig. 1 indicate that the success rates of the proposed algorithms with γ = 1 are not the highest ones. This indicates that the algorithm with γ = 1 (including OMP) are not working to their potentials to identify the support of the target data. One can also see from Fig. 1(a) that the sparser the target data, the wider range of values for γ can be used in DOMP. From Fig. 1(b), a much wider range of values for γ can be used in EDOMP than DOMP. The numerical experiments indicate that the values of γ situated between 0.7 and 1 are generally good for DOMP, and EDOMP has more freedom in the choice of γ. As a result, we may use γ = 0.9 as a default choice for the two algorithms.</text:p>
          </table:table-cell>
        </table:table-row>
        <table:table-row table:style-name="ro10">
          <table:table-cell office:value-type="float" office:value="2108.09892" calcext:value-type="float">
            <text:p>2108.09892</text:p>
          </table:table-cell>
          <table:table-cell office:value-type="string" calcext:value-type="string">
            <text:p>data, dataset provided</text:p>
          </table:table-cell>
          <table:table-cell office:value-type="float" office:value="175" calcext:value-type="float">
            <text:p>175</text:p>
          </table:table-cell>
          <table:table-cell table:number-columns-repeated="2"/>
          <table:table-cell office:value-type="string" calcext:value-type="string">
            <text:p>and EDOMP algorithms keep ﬁnding the correct support of the target data provided that the performed iterations are lower than p∗, the largest integer number p such that 2)k where c &gt; 2 is the constant associated with the RIC. But when iterations go beyond p∗, there would be no guarantee for the algorithms to continue to ﬁnd the correct support of xS. With the same random matrices and sparse vectors in ﬁrst experiment, we compare the performance of DOMP and EDOMP when they are allowed to perform diﬀerent numbers of iterations: p = 1 + 3j where j = 0, 1, . . . , 59. For every given sparsity level k = 120, 140, 150, 160, 170, 180 and the prescribed number for iterations, the success rates for data reconstruction via the two algorithms with γ = 0.9 are obtained by 500 random tries of (A, x) with accurate measurements. The results</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  code </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5" calcext:value-type="float">
            <text:p>5</text:p>
          </table:table-cell>
          <table:table-cell table:number-columns-repeated="2"/>
          <table:table-cell office:value-type="string" calcext:value-type="string">
            <text:p>  code  </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  code   4 </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Code 5 0 1 2 0 1 0 1 2 0 1 2</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Code 0 0 0 0 5 0 0 1.2 0 0 1.2 1 0 1 5 1 0 0</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26" calcext:value-type="float">
            <text:p>26</text:p>
          </table:table-cell>
          <table:table-cell table:number-columns-repeated="2"/>
          <table:table-cell office:value-type="string" calcext:value-type="string">
            <text:p>code 0 0 0 1 1 1 0 1.2 0 1.2 2 0 1 1 0 0 1 2 0 1 2 0 2 2 0</text:p>
          </table:table-cell>
        </table:table-row>
        <table:table-row table:style-name="ro6">
          <table:table-cell office:value-type="float" office:value="2108.10205" calcext:value-type="float">
            <text:p>2108.10205</text:p>
          </table:table-cell>
          <table:table-cell office:value-type="string" calcext:value-type="string">
            <text:p>code</text:p>
          </table:table-cell>
          <table:table-cell office:value-type="float" office:value="123" calcext:value-type="float">
            <text:p>123</text:p>
          </table:table-cell>
          <table:table-cell table:number-columns-repeated="2"/>
          <table:table-cell office:value-type="string" calcext:value-type="string">
            <text:p>The principle of fault detection is simple and is as follows once a combination of codes matches the code pattern of the fault the fault is detected [13, 22]. As a result of the amount of doable code combination is larger than the amount of fault sorts, the typical result of Ratio’ strategies such as Doernenburg ratios, Rogers ratios and IEC ratios is generally «no decision» [13], this is one of their important limitations, several of their limitations are described in [12], these limitations either no decision or false detection were verified in our study as shown at the end of this article in Table 15.</text:p>
          </table:table-cell>
        </table:table-row>
        <table:table-row table:style-name="ro1" table:visibility="filter">
          <table:table-cell office:value-type="float" office:value="2108.10205" calcext:value-type="float">
            <text:p>2108.1020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Samples data</text:p>
          </table:table-cell>
        </table:table-row>
        <table:table-row table:style-name="ro1" table:visibility="filter">
          <table:table-cell office:value-type="float" office:value="2108.10205" calcext:value-type="float">
            <text:p>2108.1020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inputs data are</text:p>
          </table:table-cell>
        </table:table-row>
        <table:table-row table:style-name="ro1" table:visibility="filter">
          <table:table-cell office:value-type="float" office:value="2108.10205" calcext:value-type="float">
            <text:p>2108.1020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Input data. The</text:p>
          </table:table-cell>
        </table:table-row>
        <table:table-row table:style-name="ro1" table:visibility="filter">
          <table:table-cell office:value-type="float" office:value="2108.10205" calcext:value-type="float">
            <text:p>2108.1020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the sample data set</text:p>
          </table:table-cell>
        </table:table-row>
        <table:table-row table:style-name="ro1" table:visibility="filter">
          <table:table-cell office:value-type="float" office:value="2108.10205" calcext:value-type="float">
            <text:p>2108.1020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sets trained by Rogers Ratios technique</text:p>
          </table:table-cell>
        </table:table-row>
        <table:table-row table:style-name="ro2" table:visibility="filter">
          <table:table-cell office:value-type="float" office:value="2108.10205" calcext:value-type="float">
            <text:p>2108.1020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Other details like the variability of dissolved-gas data, loading and environmental conditions effects on these data are typically often taken into account in a real power transformer diagnostic process [24].</text:p>
          </table:table-cell>
        </table:table-row>
        <table:table-row table:style-name="ro3" table:visibility="filter">
          <table:table-cell office:value-type="float" office:value="2108.10205" calcext:value-type="float">
            <text:p>2108.1020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gas concentrations given by the chromatographic analysis tests of the oil samples, these samples are taken over the life of the transformer (training step), or suspected in the data set sample (net value under regular conditions of use). Table 12 displays in concentrations of principal gases in ppm.</text:p>
          </table:table-cell>
        </table:table-row>
        <table:table-row table:style-name="ro5" table:visibility="filter">
          <table:table-cell office:value-type="float" office:value="2108.10205" calcext:value-type="float">
            <text:p>2108.10205</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n ANN is a complex and dynamic system of different topology which is composed by weights linked together either complete or partial depending on the type of ANN, these weights are an element of complex data processing. We can summarize the principal advantages when we apply ANN in the diagnosis process of power transformer by dissolved gas as follow [28]:</text:p>
          </table:table-cell>
        </table:table-row>
        <table:table-row table:style-name="ro5" table:visibility="filter">
          <table:table-cell office:value-type="float" office:value="2108.10205" calcext:value-type="float">
            <text:p>2108.10205</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ypes of feed-forward neural network classifiers for power transformer diagnosis has been designed and used by Seifeddine et al. in [21], the two types are MLP and the Radial Basis Function (RBF). In order to train the two NN classifier the authors get the experimental data from the Tunisian Company of Electricity and Gas (STEG).</text:p>
          </table:table-cell>
        </table:table-row>
        <table:table-row table:style-name="ro5" table:visibility="filter">
          <table:table-cell office:value-type="float" office:value="2108.10205" calcext:value-type="float">
            <text:p>2108.10205</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Enriquez et al. in [19] propose as tools for power transformer diagnosis a K-Nearest Neighbors algorithm (K-NN) classifier with weighted classification distance, applied to a DGA data, where K-NN is one of the most fundamental and basic classifiers widely used in pattern recognition applications, this classifier was developed by T.M Cover et al in 1967 [20].</text:p>
          </table:table-cell>
        </table:table-row>
        <table:table-row table:style-name="ro5" table:visibility="filter">
          <table:table-cell office:value-type="float" office:value="2108.10205" calcext:value-type="float">
            <text:p>2108.10205</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he optimized ANNs used in the process of power transformer diagnosis is carried out by adjusting the number of hidden layer and the number of units in each hidden layer of the MLP. Rogers Ratios and IEC Ratios methods are two Ratios approaches investigated in this study. We are using the cross-validation error method over multiple sets both for Rogers and IEC training data to find the best results.</text:p>
          </table:table-cell>
        </table:table-row>
        <table:table-row table:style-name="ro5" table:visibility="filter">
          <table:table-cell office:value-type="float" office:value="2108.10205" calcext:value-type="float">
            <text:p>2108.1020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he codes for various gas ratios and their description for the IEC method are presented in Table 4 and 5. On the other hand, the downside to these Ratios approaches is that all data ranges are not covered and ratios fall beyond the reach of the tables very frequently [13]. In this work, an ANN technique was used to resolve the above limited ratios process limitation.</text:p>
          </table:table-cell>
        </table:table-row>
        <table:table-row table:style-name="ro4" table:visibility="filter">
          <table:table-cell office:value-type="float" office:value="2108.10205" calcext:value-type="float">
            <text:p>2108.1020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artificial neural network (ANN) method was also applied to this type of study, by exploiting their capacities, their properties in terms of learning and their processing of complex data in order to extract the ambiguous relations between dissolved gases inside the power transformer and the type of faults. Zhang et al. in [11] use a two-step ANN approach in order to detect faults in the diagnosis of power transformers by DGA without cellulose involved or even with cellulose involved.</text:p>
          </table:table-cell>
        </table:table-row>
        <table:table-row table:style-name="ro6" table:visibility="filter">
          <table:table-cell office:value-type="float" office:value="2108.10205" calcext:value-type="float">
            <text:p>2108.1020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Artificial Neural Networks. ANN has demonstrated their capacity in a varied engineering such as, estimation, process control, application diagnostics [27], it is ANN's ability and malleability to approximate functions, data meaning and classifications that have nominated it to be a proposed and promising solution that can be used in various types of complex issues. These properties are particularly very significant when the process or the state variables of the process model are nonlinear, poorly identified and uncertain, therefore hard to model by known traditional methods.</text:p>
          </table:table-cell>
        </table:table-row>
        <table:table-row table:style-name="ro6" table:visibility="filter">
          <table:table-cell office:value-type="float" office:value="2108.10205" calcext:value-type="float">
            <text:p>2108.10205</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is method is classified among effective methods. Several diagnostic criteria have been developed to the power interpret transformers [3], the interested reader is referred to IEEE Guide [12] for more details. These methods should be able to get the relations between the dissolved gases inside a power transformer and distinguishing the type of fault that occurred. Some of these relations are clear, others are less obvious and ambiguous, or even hidden relations [13]. Yet, much of the power transformer diagnostic data requires expert hands to properly analyze, approve and interpret its results[3, 13].</text:p>
          </table:table-cell>
        </table:table-row>
        <table:table-row table:style-name="ro20" table:visibility="filter">
          <table:table-cell office:value-type="float" office:value="2108.10205" calcext:value-type="float">
            <text:p>2108.10205</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Introduction. Nowadays, power transformer aging and failures are viewed with great attention in power transmission industry. Dissolved gas analysis (DGA) is classified among the biggest widely used methods used within the context of asset management policy to detect the incipient faults in their earlier stage in power transformers. Up to now, several procedures have been employed for the lecture of DGA results. Among these useful means, we find Key Gases, Rogers Ratios, IEC Ratios, the historical technique less used today Doernenburg Ratios, the two types of Duval Pentagons methods, several versions of the Duval Triangles method and Logarithmic Nomograph. Problem. DGA data extracted from different units in service served to verify the ability and reliability of these methods in assessing the state of health of the power transformer. Aim. An improving the quality of diagnostics of electrical power transformer by artificial neural network tools based on two conventional methods in the case of a functional power transformer at Sétif province in East North of Algeria. Methodology. Design an inelegant tool for power transformer diagnosis using neural networks based on traditional methods IEC and Rogers, which allows to early detection faults, to increase the reliability, of the entire electrical energy system from transport to consumers and improve a continuity and quality of service. Results. The solution of the problem was carried out by using feed-forward back-propagation neural networks implemented in MATLAB- Simulink environment. Four real power transformers working under different environment and climate conditions such as: desert, humid, cold were taken into account. The practical results of the diagnosis of these power transformers by the DGA are presented. Practical value. The structure and specific features of power transformer winding insulation ageing and defect state diagnosis by the application of the artificial neural network (ANN) has been briefly given. MATLAB programs were then developed to automate the evaluation of each method.</text:p>
          </table:table-cell>
        </table:table-row>
        <table:table-row table:style-name="ro20" table:visibility="filter">
          <table:table-cell office:value-type="float" office:value="2108.10205" calcext:value-type="float">
            <text:p>2108.10205</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Up to now, several procedures have been employed for the lecture of DGA results. Among these useful means, we find Key Gases, Rogers Ratios, IEC Ratios, the historical technique less used today Doernenburg Ratios, the two types of Duval Pentagons methods, several versions of the Duval Triangles method and Logarithmic Nomograph. Problem. DGA data extracted from different units in service served to verify the ability and reliability of these methods in assessing the state of health of the power transformer. Aim. An improving the quality of diagnostics of electrical power transformer by artificial neural network tools based on two conventional methods in the case of a functional power transformer at Sétif province in East North of Algeria. Methodology. Design an inelegant tool for power transformer diagnosis using neural networks based on traditional methods IEC and Rogers, which allows to early detection faults, to increase the reliability, of the entire electrical energy system from transport to consumers and improve a continuity and quality of service. Results. The solution of the problem was carried out by using feed-forward back-propagation neural networks implemented in MATLAB- Simulink environment. Four real power transformers working under different environment and climate conditions such as: desert, humid, cold were taken into account. The practical results of the diagnosis of these power transformers by the DGA are presented. Practical value. The structure and specific features of power transformer winding insulation ageing and defect state diagnosis by the application of the artificial neural network (ANN) has been briefly given. MATLAB programs were then developed to automate the evaluation of each method. This paper presents another tool to review the results obtained by the delta X software widely used by the electricity company in Algeria. References 29, table 15, figures 9. Key words: analysis of dissolved gases in oil, diagnostics of power transformers, feed-forward neural networks, Rogers method, IEC method.</text:p>
          </table:table-cell>
        </table:table-row>
        <table:table-row table:style-name="ro5">
          <table:table-cell office:value-type="float" office:value="2108.10205" calcext:value-type="float">
            <text:p>2108.10205</text:p>
          </table:table-cell>
          <table:table-cell office:value-type="string" calcext:value-type="string">
            <text:p>data, database</text:p>
          </table:table-cell>
          <table:table-cell office:value-type="float" office:value="69" calcext:value-type="float">
            <text:p>69</text:p>
          </table:table-cell>
          <table:table-cell table:number-columns-repeated="2"/>
          <table:table-cell office:value-type="string" calcext:value-type="string">
            <text:p>The database of diagnostics was created at the power transformer park in the Sétif region, then has helped us to make sure for the sensitivity of our programs and the degree of its reproducibility; where several comparisons of the acquired results was making with the DELTA X software used in the Sonelgaz-GRTE laboratories or the shared data and others are considered to view the established convergences.</text:p>
          </table:table-cell>
        </table:table-row>
        <table:table-row table:style-name="ro5">
          <table:table-cell office:value-type="float" office:value="2108.10205" calcext:value-type="float">
            <text:p>2108.10205</text:p>
          </table:table-cell>
          <table:table-cell office:value-type="string" calcext:value-type="string">
            <text:p>data, dataset</text:p>
          </table:table-cell>
          <table:table-cell office:value-type="float" office:value="61" calcext:value-type="float">
            <text:p>61</text:p>
          </table:table-cell>
          <table:table-cell table:number-columns-repeated="2"/>
          <table:table-cell office:value-type="string" calcext:value-type="string">
            <text:p>Results and discussions. The two artificial neural networks elaborate previously needs to be checked after the training step is done. In order to test and verify the robustness and the best performance of the trained ANN, a data set pattern of known cause of power transformer faults was considered in 10 test samples given in Table 12.</text:p>
          </table:table-cell>
        </table:table-row>
        <table:table-row table:style-name="ro6">
          <table:table-cell office:value-type="float" office:value="2108.10205" calcext:value-type="float">
            <text:p>2108.10205</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Conclusions. The dissolved gas analysis has been acknowledged as an important instrument in the health-state monitoring and the diagnosis of faults of power transformer. The principal benefit of using ratios techniques is that only ratios of gases are needed in the computation process, therefore, the oil quantity that is participated in gas dissolution is not needed. On the other hand, the downside is that they struggle to cover all dissolved gas analysis data set ranges. Each traditional method has their own limitations generally no decision or false decision as found in this work.</text:p>
          </table:table-cell>
        </table:table-row>
        <table:table-row table:style-name="ro1">
          <table:table-cell office:value-type="float" office:value="2108.10205" calcext:value-type="float">
            <text:p>2108.10205</text:p>
          </table:table-cell>
          <table:table-cell office:value-type="string" calcext:value-type="string">
            <text:p>database</text:p>
          </table:table-cell>
          <table:table-cell office:value-type="float" office:value="6" calcext:value-type="float">
            <text:p>6</text:p>
          </table:table-cell>
          <table:table-cell table:number-columns-repeated="2"/>
          <table:table-cell office:value-type="string" calcext:value-type="string">
            <text:p>Database trained by IEC Ratios Method</text:p>
          </table:table-cell>
        </table:table-row>
        <table:table-row table:style-name="ro6">
          <table:table-cell office:value-type="float" office:value="2108.11328" calcext:value-type="float">
            <text:p>2108.11328</text:p>
          </table:table-cell>
          <table:table-cell office:value-type="string" calcext:value-type="string">
            <text:p>benchmark</text:p>
          </table:table-cell>
          <table:table-cell office:value-type="float" office:value="102" calcext:value-type="float">
            <text:p>102</text:p>
          </table:table-cell>
          <table:table-cell table:number-columns-repeated="2"/>
          <table:table-cell office:value-type="string" calcext:value-type="string">
            <text:p>Table 1: Comparisons of our methods with several benchmark models as discussed in the text. We display the tuned RMSE and MAE values for the diﬀerent models, along with the corresponding number of covariates. LMs and AMs that include pairwise interaction eﬀects are denoted by “..+Interactions”. The shorthand 16 Mn + 174 Int (for example) refers to 16 main eﬀects and 174 interaction eﬀects in the selected model, this model contains 160 eﬀective features. The best metrics are highlighted in bold. Numbers within parentheses provide the standard errors.</text:p>
          </table:table-cell>
        </table:table-row>
        <table:table-row table:style-name="ro13">
          <table:table-cell office:value-type="float" office:value="2108.11328" calcext:value-type="float">
            <text:p>2108.11328</text:p>
          </table:table-cell>
          <table:table-cell office:value-type="string" calcext:value-type="string">
            <text:p>benchmark, python</text:p>
          </table:table-cell>
          <table:table-cell office:value-type="float" office:value="214" calcext:value-type="float">
            <text:p>214</text:p>
          </table:table-cell>
          <table:table-cell table:number-columns-repeated="2"/>
          <table:table-cell office:value-type="string" calcext:value-type="string">
            <text:p>Benchmark Methods. We evaluate and compare our models against existing linear and nonparametric approaches. We consider the following linear models with main eﬀects only (i.e., without interactions): (i) Ridge regression; (ii) Lasso regression [Hastie et al., 2015]; (iii) (cid:96)0-penalized regression with additional ridge regularization (denoted as (cid:96)0 − (cid:96)2), implemented via L0Learn proposed in [Hazimeh and Mazumder, 2020a]. In addition, we consider the following linear models with interaction eﬀects: (iv) Lasso with main eﬀects and all pairwise linear interactions, (v) hierScale: convex estimation framework for learning sparse interactions under a strong hierarchy constraint [Hazimeh and Mazumder, 2020b]. For (i), (ii) and (iv) we use Python’s scikit-learn library [Pedregosa et al., 2011]. In addition to the aforementioned linear model benchmarks, we also compare against stateof-the-art black-box machine learning methods such as (vi) XGBoost (gradient Boosting machines) [Chen and Guestrin, 2016]; and (vii) Feedforward neural networks13.</text:p>
          </table:table-cell>
        </table:table-row>
        <table:table-row table:style-name="ro15">
          <table:table-cell office:value-type="float" office:value="2108.11328" calcext:value-type="float">
            <text:p>2108.11328</text:p>
          </table:table-cell>
          <table:table-cell office:value-type="string" calcext:value-type="string">
            <text:p>code available, data, github, code, python, database</text:p>
          </table:table-cell>
          <table:table-cell office:value-type="float" office:value="232" calcext:value-type="float">
            <text:p>232</text:p>
          </table:table-cell>
          <table:table-cell table:number-columns-repeated="2"/>
          <table:table-cell office:value-type="string" calcext:value-type="string">
            <text:p>Accurate and interpretable prediction of survey response rates is important from an operational standpoint. The US Census Bureau’s well-known ROAM application uses principled statistical models trained on the US Census Planning Database data to identify hard-to-survey areas. An earlier crowdsourcing competition revealed that an ensemble of regression trees led to the best performance in predicting survey response rates; however, the corresponding models could not be adopted for the intended application due to limited interpretability. In this paper, we present new interpretable statistical methods to predict, with high accuracy, response rates in surveys. We study sparse nonparametric additive models with pairwise interactions via (cid:96)0-regularization, as well as hierarchically structured variants that provide enhanced interpretability. Despite strong methodological underpinnings, such models can be computationally challenging – we present new scalable algorithms for learning these models. We also establish novel non-asymptotic error bounds for the proposed estimators. Experiments based on the US Census Planning Database demonstrate that our methods lead to high-quality predictive models that permit actionable interpretability for diﬀerent segments of the population. Interestingly, our methods provide signiﬁcant gains in interpretability without losing in predictive performance to state-of-the-art black-box machine learning methods based on gradient boosting and feedforward neural networks. Our code implementation in python is available at https: //github.com/ShibalIbrahim/Additive-Models-with-Structured-Interactions.</text:p>
          </table:table-cell>
        </table:table-row>
        <table:table-row table:style-name="ro1" table:visibility="filter">
          <table:table-cell office:value-type="float" office:value="2108.11328" calcext:value-type="float">
            <text:p>2108.1132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Grace Wahba. Spline Models for Observational Data. Society for Industrial and Applied Mathematics,</text:p>
          </table:table-cell>
        </table:table-row>
        <table:table-row table:style-name="ro2" table:visibility="filter">
          <table:table-cell office:value-type="float" office:value="2108.11328" calcext:value-type="float">
            <text:p>2108.11328</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Zhiqiang Tan and Cun-Hui Zhang. Doubly penalized estimation in additive regression with high dimensional data. The Annals of Statistics, 47(5):2567–2600, 2019.</text:p>
          </table:table-cell>
        </table:table-row>
        <table:table-row table:style-name="ro1" table:visibility="filter">
          <table:table-cell office:value-type="float" office:value="2108.11328" calcext:value-type="float">
            <text:p>2108.11328</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We assume that the observed data follows the model y = f ∗ + (cid:15), where f ∗ = (cid:0)f (x1), ...,</text:p>
          </table:table-cell>
        </table:table-row>
        <table:table-row table:style-name="ro2" table:visibility="filter">
          <table:table-cell office:value-type="float" office:value="2108.11328" calcext:value-type="float">
            <text:p>2108.1132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Peter Buhlmann and Sara van de Geer. Statistics for High-Dimensional Data: Methods, Theory and Applications. Springer Publishing Company, Incorporated, 1st edition, 2011. ISBN 3642201911.</text:p>
          </table:table-cell>
        </table:table-row>
        <table:table-row table:style-name="ro3" table:visibility="filter">
          <table:table-cell office:value-type="float" office:value="2108.11328" calcext:value-type="float">
            <text:p>2108.1132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corresponding pairwise interactions. However, as we use nonparametric models, which seek to learn nonlinearities in the main and interaction eﬀects, such feature engineering may not be necessary. We apply covariate-wise standardization with training data means and variances, and use the same</text:p>
          </table:table-cell>
        </table:table-row>
        <table:table-row table:style-name="ro3" table:visibility="filter">
          <table:table-cell office:value-type="float" office:value="2108.11328" calcext:value-type="float">
            <text:p>2108.1132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Simon N. Wood, Zheyuan Li, Gavin Shaddick, and Nicole H. Augustin. Generalized additive models for gigadata: Modeling the u.k. black smoke network daily data. Journal of the American Statistical Association, 112(519):1199–1210, April 2017. doi: 10.1080/01621459.2016.1195744.</text:p>
          </table:table-cell>
        </table:table-row>
        <table:table-row table:style-name="ro3" table:visibility="filter">
          <table:table-cell office:value-type="float" office:value="2108.11328" calcext:value-type="float">
            <text:p>2108.11328</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Tianqi Chen and Carlos Guestrin. XGBoost: A scalable tree boosting system. In Proceedings of the 22nd ACM SIGKDD International Conference on Knowledge Discovery and Data Mining, KDD ’16, pages 785–794, New York, NY, USA, 2016. ACM. ISBN 978-1-4503-4232-2. doi: 10.1145/2939672. 2939785.</text:p>
          </table:table-cell>
        </table:table-row>
        <table:table-row table:style-name="ro5" table:visibility="filter">
          <table:table-cell office:value-type="float" office:value="2108.11328" calcext:value-type="float">
            <text:p>2108.1132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e assume that the components {fj} and {fj,k} are smooth (for example, twice continuously diﬀerentiable). For illustration, consider Figure 1, which shows that the marginal ﬁts for the selfresponse rate appear to be well-approximated by smooth nonlinear functions. Using squared (cid:96)2-loss as the data ﬁdelity term, the task of learning model (1) can be expressed as the following inﬁnite dimensional optimization problem:</text:p>
          </table:table-cell>
        </table:table-row>
        <table:table-row table:style-name="ro5" table:visibility="filter">
          <table:table-cell office:value-type="float" office:value="2108.11328" calcext:value-type="float">
            <text:p>2108.11328</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evaluations of the function m(u) at the n data points can be stacked together in the form of a vector Bβ, where B is an n × K matrix of basis functions evaluated at the observations, and β ∈ RK contains the corresponding basis coeﬃcients that need to be estimated from the data. The univariate function ﬁtting problem then reduces to a regularized least squares problem given by minβ∈RK {(cid:107)y − Bβ(cid:107)2</text:p>
          </table:table-cell>
        </table:table-row>
        <table:table-row table:style-name="ro6" table:visibility="filter">
          <table:table-cell office:value-type="float" office:value="2108.11328" calcext:value-type="float">
            <text:p>2108.11328</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We note that a popular approach in the literature, even in the linear setting, has been to assume a sparse underlying model for the data. In contrast, Theorem 1 does not assume a ground truth sparse additive model, allowing for model misspeciﬁcation and incorporating the approximation error into the bound. This feature is especially appealing for our application of interest where the ground truth is not available. The following corollary complements the general result in Theorem 1 by establishing a non-asymptotic prediction error bound for the proposed approach in the case where the additive model is correctly speciﬁed.</text:p>
          </table:table-cell>
        </table:table-row>
        <table:table-row table:style-name="ro10" table:visibility="filter">
          <table:table-cell office:value-type="float" office:value="2108.11328" calcext:value-type="float">
            <text:p>2108.11328</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illustrate how our methodology can guide us to obtain a set of interpretable features and derive associated actionable insights into the factors contributing towards low response-rates in surveys. An important aspect of our framework is that it provides an automated scheme to identify a collection of models, balancing out the complexity of the model and the data-ﬁdelity (or prediction accuracy). For example, Figure 6[left panel] plots the number of main and interaction eﬀects versus the associated prediction error for model (7). The plot illustrates that by trading oﬀ a little in the predictive performance (in terms of RMSE, which is shown by the red dashed line), we can limit the number of eﬀects at any level, as desired by the practitioner, who intends to obtain a more granular understanding of the factors impacting the survey response rates.</text:p>
          </table:table-cell>
        </table:table-row>
        <table:table-row table:style-name="ro12" table:visibility="filter">
          <table:table-cell office:value-type="float" office:value="2108.11328" calcext:value-type="float">
            <text:p>2108.11328</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We randomly split the data into 58K observations for training, 7.2K observations for validation (used for hyperparameter selection), and 7.2K observations for ﬁnal evaluation (testing). We train all models with the standard squared error loss. In terms of evaluation metrics, we consider root mean square error (RMSE) and mean absolute error (MAE) on the held-out test set (validation is done using In addition, we consider variable selection performance – for example, the corresponding metric). with respect to the number of features retained and the associated interpretations they oﬀer. As noted in Bates and Mulry [2011], the standard current approach for such analysis is based on a linear regression model with ∼ 25 hand-selected features. The authors also discuss using tailored variable transformations on some of the features to incorporate nonlinear eﬀects. Such a pursuit would be impractical in our situation, as we have to deal with a large number of features along with</text:p>
          </table:table-cell>
        </table:table-row>
        <table:table-row table:style-name="ro10" table:visibility="filter">
          <table:table-cell office:value-type="float" office:value="2108.11328" calcext:value-type="float">
            <text:p>2108.11328</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n additive model with nonlinear main eﬀects and pairwise interactions extends the traditional AM framework with main eﬀects alone [Hastie et al., 2001, Radchenko and James, 2010], and is given by model (1), where the unknown components {fj}j and {fj,k}j,k need to be estimated from the data. This leads to two key challenges. The presence of O(p2)-many unknown nonparametric functions results in statistical challenges even for a moderate value of p. Additional regularization (for example, in the form of sparsity in the components) may be necessary to obtain a reliable statistical model with good generalization properties – this is addressed in Sections 2.2 and 2.3. Furthermore, as we mention in Section 1, estimating model (1) leads to severe computational challenges for large problems (for example, those with n ≈ 105 and p2 ≈ 105, similar to the instances we consider in our applications) – this is addressed in Section 4.</text:p>
          </table:table-cell>
        </table:table-row>
        <table:table-row table:style-name="ro9" table:visibility="filter">
          <table:table-cell office:value-type="float" office:value="2108.11328" calcext:value-type="float">
            <text:p>2108.11328</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Context and background. Sample surveys and censuses are primary data sources in social science studies. However, low and often unpredictable response rates in surveys remain a continual source of concern [Erdman and Bates, 2016, Smith, 2014, Tourangeau et al., 2014]. Tourangeau et al. [2014] discuss a multitude of factors that make parts of the population hard-to-survey – such factors are often used to improve sampling strategies, questionnaire designs, recruitment methods, and the language in which the interview is conducted, among others. Erdman and Bates [2016] emphasize the usefulness of having an indicator for hard-to-survey areas to guide targeted surveying (including oversampling), staﬀ recruitment strategies, and targeted follow-ups for non-responders. For major campaigns such as the decennial US Census, this approach can help guide resource allocation for advertisements and building community partnership activities. Eliciting responses from non-self-responding households through nonresponse follow-up operations can be very costly and time consuming. The Census Bureau estimates that a single percentage increase in the self-response rate amounts to roughly 85 million</text:p>
          </table:table-cell>
        </table:table-row>
        <table:table-row table:style-name="ro7" table:visibility="filter">
          <table:table-cell office:value-type="float" office:value="2108.11328" calcext:value-type="float">
            <text:p>2108.11328</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the evaluations of the function m(u, v) at the n data points can be stacked together in a vector written as Rγ. We denote the vectors evaluating the two marginal functional bases, {bk(·)} and {cl(·)}, at the i-th data point as Bi ∈ RK and Ci ∈ RL, respectively. In matrix notation, the model matrix R ∈ Rn×KL can be expressed as R = (B ⊗ 1L) (cid:12) (1K ⊗ C), where operations ⊗ and (cid:12) denote Kronecker product and element-wise multiplication respectively. The basis coeﬃcients δk,l are appropriately ordered into the vector γ ∈ RKL via the vectorization operation γ = vec(δ) = [δ1,1, · · · , δK,1, δ1,2, · · · , δK,2, · · · , δ1,L, · · · , δK,L](cid:62), where δ = [δk,l]k∈[K],l∈[L] stores the basis coeﬃcients in matrix form.</text:p>
          </table:table-cell>
        </table:table-row>
        <table:table-row table:style-name="ro8" table:visibility="filter">
          <table:table-cell office:value-type="float" office:value="2108.11328" calcext:value-type="float">
            <text:p>2108.11328</text:p>
          </table:table-cell>
          <table:table-cell office:value-type="string" calcext:value-type="string">
            <text:p>data</text:p>
          </table:table-cell>
          <table:table-cell office:value-type="float" office:value="208" calcext:value-type="float">
            <text:p>208</text:p>
          </table:table-cell>
          <table:table-cell table:number-columns-repeated="2"/>
          <table:table-cell office:value-type="string" calcext:value-type="string">
            <text:p>The one-dimensional and two-dimensional building blocks allow us to parametrize model (1) using a ﬁnite basis representation. Let fj = (fj(x1j), . . . , fj(xnj)) and fj,k = (fj,k(x1j, x1k), . . . , fj,k(xnj, xnk)) denote the evaluations of the main eﬀect component fj and the interaction component fj,k, respectively, at the n data points. Then, fj = Bjβj, where Bj ∈ Rn×Kj is the model matrix and βj ∈ RKj is the vector of coeﬃcients for each main eﬀect component. Similarly, fj,k = Bj,kθj,k, where Bj,k ∈ RN ×Kj,k is the model matrix and θj,k ∈ RKj,k is the vector of coeﬃcients for each interaction eﬀect component. Here, Kj and Kj,k denote the corresponding dimensions of the bases – in our implementation, all the values Kj are taken to be the same and all the Kj,k are taken to be the same as well.</text:p>
          </table:table-cell>
        </table:table-row>
        <table:table-row table:style-name="ro13" table:visibility="filter">
          <table:table-cell office:value-type="float" office:value="2108.11328" calcext:value-type="float">
            <text:p>2108.11328</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Problem (7) limits the total number of main and interaction eﬀects and works well in our experiments (see Section 5 for the details) in terms of obtaining a sparse model with good predictive performance. In terms of variable selection properties, however, (7) can lead to the inclusion of an interaction eﬀect, say, {(j, k)} where at least one of the corresponding main-eﬀects {j} or {k} is excluded from the model. This may be somewhat problematic from an interpretation viewpoint. Hence, it may be desirable to enforce additional constraints in (7), imposing the so-called hierarchy constraints [McCullagh and Nelder, 1989, Bien et al., 2013]. Here, we consider the well-known strong hierarchy constraint, where an interaction eﬀect {(j, k)} is included in the model only if the corresponding main eﬀects are also included. In addition to improved interpretation, strong hierarchy can reduce the eﬀective number of features in the model, which in turn can reduce the operational costs associated with data collection [Bien et al., 2013, Hazimeh and Mazumder, 2020b].</text:p>
          </table:table-cell>
        </table:table-row>
        <table:table-row table:style-name="ro11" table:visibility="filter">
          <table:table-cell office:value-type="float" office:value="2108.11328" calcext:value-type="float">
            <text:p>2108.11328</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Given data {(yi, xi)}n 1 , our key objective is to learn a multivariate conditional mean function f (x) := E(y|x), where f : Rp (cid:55)→ R is an unknown smooth function [Wahba, 1990]. It is well known that such functions become diﬃcult to estimate even for moderately high p due to the curse of dimensionality, therefore we will focus on a smaller class of models corresponding to additive structures [Hastie and Tibshirani, 1987, Stone, 1986]. A popular approach considered in the literature estimates a nonparametric additive model containing main-eﬀects only, with f (x) = (cid:80)p j=1 fj(xj), where each fj is an unknown univariate smooth function of the j-th coordinate in x, namely xj. In various applications, however, additive models based on main-eﬀects alone may not lead to a suﬃciently rich representation for predicting the outcome of interest: including interaction terms can lead to better predictive models that still remain interpretable to a practitioner [Hastie et al., 2001, Hastie and Tibshirani, 1987]. Learning interpretable linear models with interactions is a fundamental problem in statistical modeling, with widespread applications in medical sciences and healthcare, e-commerce applications, recommender system problems, and sentiment analysis, among others [Bien et al., 2013, Hastie et al., 2015].</text:p>
          </table:table-cell>
        </table:table-row>
        <table:table-row table:style-name="ro1">
          <table:table-cell office:value-type="float" office:value="2108.11328" calcext:value-type="float">
            <text:p>2108.11328</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US Census Bureau. Planning database, Jun 2019.</text:p>
          </table:table-cell>
        </table:table-row>
        <table:table-row table:style-name="ro10">
          <table:table-cell office:value-type="float" office:value="2108.11328" calcext:value-type="float">
            <text:p>2108.11328</text:p>
          </table:table-cell>
          <table:table-cell office:value-type="string" calcext:value-type="string">
            <text:p>database</text:p>
          </table:table-cell>
          <table:table-cell office:value-type="float" office:value="146" calcext:value-type="float">
            <text:p>146</text:p>
          </table:table-cell>
          <table:table-cell table:number-columns-repeated="2"/>
          <table:table-cell office:value-type="string" calcext:value-type="string">
            <text:p>Applied Contributions. While our methodological contributions are broadly applicable, we focus on the performance of our proposal on the Census application that motivates our study. Our empirical results on the Planning Database show that our framework leads to improved prediction of the response rates when compared to the currently used methods based on linear regression [Erdman and Bates, 2016]. At the same time, our nonlinear models are substantially more compact, using 8-20 times fewer interaction eﬀects than the corresponding linear models. Interestingly, the prediction accuracy of our interpretable models is comparable to that of black-box machine learning methods such as neural networks and XGBoost. We interpret our models to gather deeper operational insights into what factors inﬂuence response rates in surveys, and how the predictions vary across diﬀerent segments of the population.</text:p>
          </table:table-cell>
        </table:table-row>
        <table:table-row table:style-name="ro11">
          <table:table-cell office:value-type="float" office:value="2108.11328" calcext:value-type="float">
            <text:p>2108.11328</text:p>
          </table:table-cell>
          <table:table-cell office:value-type="string" calcext:value-type="string">
            <text:p>database</text:p>
          </table:table-cell>
          <table:table-cell office:value-type="float" office:value="199" calcext:value-type="float">
            <text:p>199</text:p>
          </table:table-cell>
          <table:table-cell table:number-columns-repeated="2"/>
          <table:table-cell office:value-type="string" calcext:value-type="string">
            <text:p>Low-response rates in surveys and censuses remain a continual source of concern. We present new interpretable statistical methods to accurately predict response rates in surveys based on the US Census Planning Database. We use a nonparametric additive model with nonlinear main eﬀects and pairwise interactions for the conditional mean of the output. We employ (cid:96)0-penalization to promote sparsity in the components, and also allow for structured variants to promote variable selection under a strong hierarchy constraint – to our knowledge, this is the ﬁrst time such approaches are being studied in the context of nonparametric additive models with pairwise interactions. We also present novel statistical guarantees for our estimators, establishing non-asymptotic error bounds that allow for model misspeciﬁcation and apply to the high-dimensional setting. Despite their appeal and strong methodological underpinnings, the proposed models lead to computational challenges. To this end, we present, to the best of our knowledge, the ﬁrst scalable algorithms for structured feature selection within these nonparametric models, which scale to instances with n ≈ 105 observations and p ≈ 500 features, with p2 ≈ 105 interactions.</text:p>
          </table:table-cell>
        </table:table-row>
        <table:table-row table:style-name="ro7">
          <table:table-cell office:value-type="float" office:value="2108.11328" calcext:value-type="float">
            <text:p>2108.11328</text:p>
          </table:table-cell>
          <table:table-cell office:value-type="string" calcext:value-type="string">
            <text:p>database, dataset</text:p>
          </table:table-cell>
          <table:table-cell office:value-type="float" office:value="128" calcext:value-type="float">
            <text:p>128</text:p>
          </table:table-cell>
          <table:table-cell table:number-columns-repeated="2"/>
          <table:table-cell office:value-type="string" calcext:value-type="string">
            <text:p>The importance of incorporating interaction eﬀects when predicting the self-response rate has been highlighted in the Census report by Erdman and Bates [2016], even though the authors focus on a linear model with main eﬀects only (i.e., with no interactions). Indeed, our exploratory analysis suggests that many of the features provided in the US Census Bureau Planning Database dataset typically “interact” to predict the response. For example, there is interaction between the percentage of people who do not speak English well and the percentage of renters in the area. In areas with relatively high concentration of poor English speakers (≥ 5.4%), the self-response rate decreases at the rate of 0.33%</text:p>
          </table:table-cell>
        </table:table-row>
        <table:table-row table:style-name="ro7">
          <table:table-cell office:value-type="float" office:value="2108.11328" calcext:value-type="float">
            <text:p>2108.11328</text:p>
          </table:table-cell>
          <table:table-cell office:value-type="string" calcext:value-type="string">
            <text:p>database, dataset</text:p>
          </table:table-cell>
          <table:table-cell office:value-type="float" office:value="131" calcext:value-type="float">
            <text:p>131</text:p>
          </table:table-cell>
          <table:table-cell table:number-columns-repeated="2"/>
          <table:table-cell office:value-type="string" calcext:value-type="string">
            <text:p>observe that the notion of parsimony is linked to the model being used and changes, for example, depending on whether we use a linear interaction model of the form E(y|x) = (cid:80) j&lt;k xjxkβjk or model (1) that has nonlinear components. For motivation, we consider Figure 2, which presents our ﬁndings on a 2019 US Census Bureau Planning Database dataset with 40 covariates7. These include covariates used for the low-response-score [Erdman and Bates, 2014], important covariates highlighted in Appendix C of the 019 US Census Bureau Planning Database Documentation US Census Bureau [2019], plus some additional covariates capturing internet penetration and urbanization. Speciﬁcally, we observe that:</text:p>
          </table:table-cell>
        </table:table-row>
        <table:table-row table:style-name="ro8">
          <table:table-cell office:value-type="float" office:value="2108.11328" calcext:value-type="float">
            <text:p>2108.11328</text:p>
          </table:table-cell>
          <table:table-cell office:value-type="string" calcext:value-type="string">
            <text:p>database, dataset</text:p>
          </table:table-cell>
          <table:table-cell office:value-type="float" office:value="143" calcext:value-type="float">
            <text:p>143</text:p>
          </table:table-cell>
          <table:table-cell table:number-columns-repeated="2"/>
          <table:table-cell office:value-type="string" calcext:value-type="string">
            <text:p>Figure 2: Sparsity pattern of the main and interaction eﬀects presented in a p × p matrix: a black square on the diagonal indicates the presence of a main eﬀect, and an oﬀ-diagonal black square indicates the presence of an interaction eﬀect in the joint model. [Left] Panel illustrates the sparsity pattern of a Lasso model with main and interaction eﬀects. [Right] Panel illustrates the sparsity pattern of a nonlinear model with main and interaction eﬀects, i.e., model (7). Both models were trained on a 2019 US Census Bureau Planning Database dataset (predicting the tract-level self-response rate) with p = 40 covariates and 74, 000 samples. Nonlinear models lead to much more compact and hence, easier to interpret models compared to linear models.</text:p>
          </table:table-cell>
        </table:table-row>
        <table:table-row table:style-name="ro1">
          <table:table-cell office:value-type="float" office:value="2108.11328" calcext:value-type="float">
            <text:p>2108.11328</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without interactions. SAM would not run on the dataset we consider here.</text:p>
          </table:table-cell>
        </table:table-row>
        <table:table-row table:style-name="ro3">
          <table:table-cell office:value-type="float" office:value="2108.11328" calcext:value-type="float">
            <text:p>2108.11328</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The above observation suggests that the nonlinear model with sparse interactions may be preferable over its linear model counterpart. While the above discussion is based on a smaller dataset with p = 40 features, our ﬁndings generally carry over to the expanded dataset, as discussed in Section 5.</text:p>
          </table:table-cell>
        </table:table-row>
        <table:table-row table:style-name="ro2">
          <table:table-cell office:value-type="float" office:value="2108.11328" calcext:value-type="float">
            <text:p>2108.11328</text:p>
          </table:table-cell>
          <table:table-cell office:value-type="string" calcext:value-type="string">
            <text:p>package</text:p>
          </table:table-cell>
          <table:table-cell office:value-type="float" office:value="20" calcext:value-type="float">
            <text:p>20</text:p>
          </table:table-cell>
          <table:table-cell table:number-columns-repeated="2"/>
          <table:table-cell office:value-type="string" calcext:value-type="string">
            <text:p>9In terms of existing implementations, R package SAM presents specialized algorithms for a convex relaxation of (7)</text:p>
          </table:table-cell>
        </table:table-row>
        <table:table-row table:style-name="ro3">
          <table:table-cell office:value-type="float" office:value="2108.11328" calcext:value-type="float">
            <text:p>2108.11328</text:p>
          </table:table-cell>
          <table:table-cell office:value-type="string" calcext:value-type="string">
            <text:p>package, code package</text:p>
          </table:table-cell>
          <table:table-cell office:value-type="float" office:value="19" calcext:value-type="float">
            <text:p>19</text:p>
          </table:table-cell>
          <table:table-cell table:number-columns-repeated="2"/>
          <table:table-cell office:value-type="string" calcext:value-type="string">
            <text:p>5Based on our experience, currently available software (for example, R package SAM) encounters numerical diﬃculties</text:p>
          </table:table-cell>
        </table:table-row>
        <table:table-row table:style-name="ro12">
          <table:table-cell office:value-type="float" office:value="2108.11328" calcext:value-type="float">
            <text:p>2108.11328</text:p>
          </table:table-cell>
          <table:table-cell office:value-type="string" calcext:value-type="string">
            <text:p>package, publicly available, python</text:p>
          </table:table-cell>
          <table:table-cell office:value-type="float" office:value="178" calcext:value-type="float">
            <text:p>178</text:p>
          </table:table-cell>
          <table:table-cell table:number-columns-repeated="2"/>
          <table:table-cell office:value-type="string" calcext:value-type="string">
            <text:p>Current state-of-art. To appreciate the computational challenges of sparse nonlinear additive models with interactions, and nonparametric additive models in general, we provide a few examples of the problem instances that can be handled by current state-of-the-art algorithms with publicly available implementations. Current implementations based on R package SAM [Zhao and Liu, 2012], the stepwise GAM function in R package step.gam (which performs greedy variable selection), and Python package pyGAM, take on the order of days to run and/or face numerical diﬃculties for instances with n ≈ 105 to obtain a single solution without interactions. Furthermore, pyGAM is unable to do automated variable selection. Wood et al. [2017] present an interesting approach for AMs that scales to largen settings (see R package mgcv) but is unable to perform automated variable selection in the presence of a large number of features (Wood et al., 2017 report instances containing fewer than 20 pre-speciﬁed main and interaction eﬀects).</text:p>
          </table:table-cell>
        </table:table-row>
        <table:table-row table:style-name="ro7">
          <table:table-cell office:value-type="float" office:value="2108.11328" calcext:value-type="float">
            <text:p>2108.11328</text:p>
          </table:table-cell>
          <table:table-cell office:value-type="string" calcext:value-type="string">
            <text:p>package, python</text:p>
          </table:table-cell>
          <table:table-cell office:value-type="float" office:value="130" calcext:value-type="float">
            <text:p>130</text:p>
          </table:table-cell>
          <table:table-cell table:number-columns-repeated="2"/>
          <table:table-cell office:value-type="string" calcext:value-type="string">
            <text:p>13We tune both of the non-parametric models (vi) and (vii) with random search procedures using Python package hyperopt [Bergstra et al., 2015] for hyperparameter optimization. XGBoost is tuned with respect to the maximum depth, number of estimators, gamma, learning rate, minimum child weight, and lambda. Neural networks are tuned with respect to the number of dense layers, number of units in dense layers, choice and strength of regularizers ((cid:96)1, (cid:96)2, dropout), learning rates for Adam optimizer [Kingma and Ba, 2015], and batch sizes. The number of tuning parameters for all the nonparametric models is capped at 2000.</text:p>
          </table:table-cell>
        </table:table-row>
        <table:table-row table:style-name="ro17">
          <table:table-cell office:value-type="float" office:value="2108.11328" calcext:value-type="float">
            <text:p>2108.11328</text:p>
          </table:table-cell>
          <table:table-cell office:value-type="string" calcext:value-type="string">
            <text:p>publicly available, data, database</text:p>
          </table:table-cell>
          <table:table-cell office:value-type="float" office:value="315" calcext:value-type="float">
            <text:p>315</text:p>
          </table:table-cell>
          <table:table-cell table:number-columns-repeated="2"/>
          <table:table-cell office:value-type="string" calcext:value-type="string">
            <text:p>The HTC score, however, has some limitations and was later improved to the low-response-score, or LRS [Erdman and Bates, 2016]. The LRS plays a key role in the US Census Bureau’s Response Outreach Area Mapper (ROAM) application1 to identify hard-to-survey areas. The LRS appears to have been partly motivated by the 2012 nationwide competition, organized by the Census Bureau in partnership with Kaggle, on predicting the mail-return rates [Erdman and Bates, 2016]. This competition aimed to solicit models that were highly predictive of the decennial census response rates, easily replicable, inherently interpretable, and consistent for the use in the ﬁeld at various levels of geography [Erdman and Bates, 2016]. Even though the winning models from the competition had good predictive performance, they lacked reproducibility and interpretability. Some of the winning models included covariates that are not publicly available; in particular, they were not chosen from within the US Census Bureau Planning Database. Additionally, as pointed out by Erdman and Bates [2016], the winning models included covariates that were good predictors but not actionable2. Interpretability suﬀered due to a multitude of factors. First, the winning models were based on complex ensemble methods (for example, random forests and gradient boosting). Second, these methods employed a large number of covariates (the best model had nearly 340), which hurt the model parsimony. After careful analysis, Erdman and Bates [2016] proposed a linear model based on 25 covariates to deﬁne the LRS. While this model suﬀered in terms of predictive accuracy compared to the black-box machine learning methods, it was highly interpretable and led to useful actionable insights.</text:p>
          </table:table-cell>
        </table:table-row>
        <table:table-row table:style-name="ro18">
          <table:table-cell office:value-type="float" office:value="2108.11328" calcext:value-type="float">
            <text:p>2108.11328</text:p>
          </table:table-cell>
          <table:table-cell office:value-type="string" calcext:value-type="string">
            <text:p>publicly available, data, database</text:p>
          </table:table-cell>
          <table:table-cell office:value-type="float" office:value="342" calcext:value-type="float">
            <text:p>342</text:p>
          </table:table-cell>
          <table:table-cell table:number-columns-repeated="2"/>
          <table:table-cell office:value-type="string" calcext:value-type="string">
            <text:p>Both the UK Oﬃce for National Statistics and the US Census Bureau have created measures that help quantify the diﬃculty in gathering data across diﬀerent geographic areas [Erdman and Bates, 2016]. Bruce et al. [2001] of the US Census Bureau introduced a hard-to-count (HTC) score for identifying diﬃcult to enumerate segments of the population. The HTC score, which is based on 12 carefully chosen covariates (for example, housing variables and socio-demographic/economic indicators) has found its use in the planning for the 2010 Census and many other national surveys. The HTC score, however, has some limitations and was later improved to the low-response-score, or LRS [Erdman and Bates, 2016]. The LRS plays a key role in the US Census Bureau’s Response Outreach Area Mapper (ROAM) application1 to identify hard-to-survey areas. The LRS appears to have been partly motivated by the 2012 nationwide competition, organized by the Census Bureau in partnership with Kaggle, on predicting the mail-return rates [Erdman and Bates, 2016]. This competition aimed to solicit models that were highly predictive of the decennial census response rates, easily replicable, inherently interpretable, and consistent for the use in the ﬁeld at various levels of geography [Erdman and Bates, 2016]. Even though the winning models from the competition had good predictive performance, they lacked reproducibility and interpretability. Some of the winning models included covariates that are not publicly available; in particular, they were not chosen from within the US Census Bureau Planning Database. Additionally, as pointed out by Erdman and Bates [2016], the winning models included covariates that were good predictors but not actionable2. Interpretability suﬀered due to a multitude of factors. First, the winning models were based on complex ensemble methods (for example, random forests and gradient boosting).</text:p>
          </table:table-cell>
        </table:table-row>
        <table:table-row table:style-name="ro19">
          <table:table-cell office:value-type="float" office:value="2108.11328" calcext:value-type="float">
            <text:p>2108.11328</text:p>
          </table:table-cell>
          <table:table-cell office:value-type="string" calcext:value-type="string">
            <text:p>publicly available, data, database, data available</text:p>
          </table:table-cell>
          <table:table-cell office:value-type="float" office:value="333" calcext:value-type="float">
            <text:p>333</text:p>
          </table:table-cell>
          <table:table-cell table:number-columns-repeated="2"/>
          <table:table-cell office:value-type="string" calcext:value-type="string">
            <text:p>We also present an interpretation of our results and discuss managerial implications. As we mention in the Introduction, obtaining interpretable models with good predictive capabilities is critically important to practitioners in this application context – such models have the potential to directly inﬂuence the planning of outreach campaigns and enable stakeholders to make well-informed decisions on the allocation of spending for diﬀerent communications channels (for example, TV, radio, digital), advertising messages with properly tailored content, and the timing of spending during the campaigns [Kulzick et al., 2019]. The data we use for this study is publicly available in the US Census Planning Database, which provides a range of demographic, socioeconomic, housing, and Census operational data [US Census Bureau, 2019]. The data in the Planning Database includes covariates from the 2010 Census and the 2013-2017 American Community Survey (ACS), aggregated at both the Census tract level and the block level. We use tract level data, with approximately 74, 000 observations and 500 covariates. We take the dependent variable to be the ACS self-response rate. Based on discussions with the stakeholders, for interpretability reasons, we exclude the following covariates from our model: spatial covariates (State, County, Tract, Flag, AIAN Land); and variables that serve as a proxy to our response (for example, Low response score, number of housing units that returned ﬁrst forms, replacement forms or bilingual forms in Census 2010). We also remove the margin of error variables corresponding to the ACS. After excluding these variables, we are left with p = 295 covariates. To clarify, the numerical results that follow are based on p = 295 features, though we have tested the scalability of our approach for up to p = 500.</text:p>
          </table:table-cell>
        </table:table-row>
        <table:table-row table:style-name="ro18">
          <table:table-cell office:value-type="float" office:value="2108.11328" calcext:value-type="float">
            <text:p>2108.11328</text:p>
          </table:table-cell>
          <table:table-cell office:value-type="string" calcext:value-type="string">
            <text:p>publicly available, data, database, data available</text:p>
          </table:table-cell>
          <table:table-cell office:value-type="float" office:value="334" calcext:value-type="float">
            <text:p>334</text:p>
          </table:table-cell>
          <table:table-cell table:number-columns-repeated="2"/>
          <table:table-cell office:value-type="string" calcext:value-type="string">
            <text:p>In this section, we focus on the Census application and present the performance of our approaches in terms of prediction and model parsimony, comparing it to that of existing methods. We also present an interpretation of our results and discuss managerial implications. As we mention in the Introduction, obtaining interpretable models with good predictive capabilities is critically important to practitioners in this application context – such models have the potential to directly inﬂuence the planning of outreach campaigns and enable stakeholders to make well-informed decisions on the allocation of spending for diﬀerent communications channels (for example, TV, radio, digital), advertising messages with properly tailored content, and the timing of spending during the campaigns [Kulzick et al., 2019]. The data we use for this study is publicly available in the US Census Planning Database, which provides a range of demographic, socioeconomic, housing, and Census operational data [US Census Bureau, 2019]. The data in the Planning Database includes covariates from the 2010 Census and the 2013-2017 American Community Survey (ACS), aggregated at both the Census tract level and the block level. We use tract level data, with approximately 74, 000 observations and 500 covariates. We take the dependent variable to be the ACS self-response rate. Based on discussions with the stakeholders, for interpretability reasons, we exclude the following covariates from our model: spatial covariates (State, County, Tract, Flag, AIAN Land); and variables that serve as a proxy to our response (for example, Low response score, number of housing units that returned ﬁrst forms, replacement forms or bilingual forms in Census 2010). We also remove the margin of error variables corresponding to the ACS. After excluding these variables, we are left with p = 295 covariates.</text:p>
          </table:table-cell>
        </table:table-row>
        <table:table-row table:style-name="ro3">
          <table:table-cell office:value-type="float" office:value="2108.11328" calcext:value-type="float">
            <text:p>2108.11328</text:p>
          </table:table-cell>
          <table:table-cell office:value-type="string" calcext:value-type="string">
            <text:p>python</text:p>
          </table:table-cell>
          <table:table-cell office:value-type="float" office:value="42" calcext:value-type="float">
            <text:p>42</text:p>
          </table:table-cell>
          <table:table-cell table:number-columns-repeated="2"/>
          <table:table-cell office:value-type="string" calcext:value-type="string">
            <text:p>James Bergstra, Brent Komer, Chris Eliasmith, Dan Yamins, and David D Cox. Hyperopt: a python library for model selection and hyperparameter optimization. Computational Science &amp; Discovery, 8(1):014008, 2015.</text:p>
          </table:table-cell>
        </table:table-row>
        <table:table-row table:style-name="ro5">
          <table:table-cell office:value-type="float" office:value="2108.11328" calcext:value-type="float">
            <text:p>2108.11328</text:p>
          </table:table-cell>
          <table:table-cell office:value-type="string" calcext:value-type="string">
            <text:p>python</text:p>
          </table:table-cell>
          <table:table-cell office:value-type="float" office:value="75" calcext:value-type="float">
            <text:p>75</text:p>
          </table:table-cell>
          <table:table-cell table:number-columns-repeated="2"/>
          <table:table-cell office:value-type="string" calcext:value-type="string">
            <text:p>Fabian Pedregosa, Ga¨el Varoquaux, Alexandre Gramfort, Vincent Michel, Bertrand Thirion, Olivier Grisel, Mathieu Blondel, Peter Prettenhofer, Ron Weiss, Vincent Dubourg, Jake Vanderplas, Alexandre Passos, David Cournapeau, Matthieu Brucher, Matthieu Perrot, and ´Edouard Duchesnay. Scikitlearn: Machine learning in python. J. Mach. Learn. Res., 12(null):2825–2830, November 2011. ISSN 1532-4435.</text:p>
          </table:table-cell>
        </table:table-row>
        <table:table-row table:style-name="ro4">
          <table:table-cell office:value-type="float" office:value="2108.11328" calcext:value-type="float">
            <text:p>2108.11328</text:p>
          </table:table-cell>
          <table:table-cell office:value-type="string" calcext:value-type="string">
            <text:p>python</text:p>
          </table:table-cell>
          <table:table-cell office:value-type="float" office:value="101" calcext:value-type="float">
            <text:p>101</text:p>
          </table:table-cell>
          <table:table-cell table:number-columns-repeated="2"/>
          <table:table-cell office:value-type="string" calcext:value-type="string">
            <text:p>All our algorithms for estimators (a)–(c) above are implemented in Python. We use cubic B-splines with 10 knots for the main eﬀects. For the interaction eﬀects we use tensor spline bases of degree 3 with 5 knots in each coordinate, leading to a total of 5 × 5 = 25 knots. Because the problem at hand has 295 covariates and 43, 365 possible pairwise interactions, we need to be careful with implementation aspects while generating spline-transformed representations for all the interaction eﬀects, which can be memory intensive.</text:p>
          </table:table-cell>
        </table:table-row>
        <table:table-row table:style-name="ro1" table:visibility="filter">
          <table:table-cell office:value-type="float" office:value="2109.00916" calcext:value-type="float">
            <text:p>2109.0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4 Czech Speech Data</text:p>
          </table:table-cell>
        </table:table-row>
        <table:table-row table:style-name="ro1" table:visibility="filter">
          <table:table-cell office:value-type="float" office:value="2109.00916" calcext:value-type="float">
            <text:p>2109.0091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 Data and Models Used</text:p>
          </table:table-cell>
        </table:table-row>
        <table:table-row table:style-name="ro3" table:visibility="filter">
          <table:table-cell office:value-type="float" office:value="2109.00916" calcext:value-type="float">
            <text:p>2109.0091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20] Daniel S Park, William Chan, Yu Zhang, ChungCheng Chiu, Barret Zoph, Ekin D Cubuk, and Quoc V Le. 2019. Specaugment: A simple data augmentation method for automatic speech recognition. Proc. Interspeech 2019, pages 2613–2617.</text:p>
          </table:table-cell>
        </table:table-row>
        <table:table-row table:style-name="ro3" table:visibility="filter">
          <table:table-cell office:value-type="float" office:value="2109.00916" calcext:value-type="float">
            <text:p>2109.0091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his paper is organized as follows. In Section 2, we give an overview of related work. In Section 3, we describe the used models and data. Our proposed method is described in Section 4, and the results are presented and discussed in Section 5. Finally, in Section 6 we summarize the work.</text:p>
          </table:table-cell>
        </table:table-row>
        <table:table-row table:style-name="ro5" table:visibility="filter">
          <table:table-cell office:value-type="float" office:value="2109.00916" calcext:value-type="float">
            <text:p>2109.0091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The corpus includes two held out sets: the development set extracted from the training data and reﬂecting the distribution of speakers and topics, and the test set which comes from a different period of hearings. We choose the latter for our experiments because we prefer the more realistic setting with a lower chance of speaker and topic overlap.</text:p>
          </table:table-cell>
        </table:table-row>
        <table:table-row table:style-name="ro4" table:visibility="filter">
          <table:table-cell office:value-type="float" office:value="2109.00916" calcext:value-type="float">
            <text:p>2109.00916</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ultilingual transfer learning in ASR is studied by Cho et al. [3]. First, they jointly train one model (encoder and decoder) on ten languages (approximately 600 hours in total). Second, they adapt the model for a particular target language (4 languages, not included in the previous 10, with 40 to 60 hours of training data). They show that adapting both encoder and decoder boosts the performance in terms of character error rate.</text:p>
          </table:table-cell>
        </table:table-row>
        <table:table-row table:style-name="ro12" table:visibility="filter">
          <table:table-cell office:value-type="float" office:value="2109.00916" calcext:value-type="float">
            <text:p>2109.00916</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ransfer learning in end-to-end ASR is studied by Kunze et al. [16]. They show that (partial) cross-lingual model adaptation is sufﬁcient for obtaining good results. Their method exploits the layered structure of the network. In essence, they take an English model and freeze weights in the upper part of the network (closer to the input). Then they adapt the lower part for German speech recognition yielding very good results while reducing training time and the amount of needed transcribed German speech data. More recent study on cross-lingual ASR transfer is Huang et al. [9]. They start with an English QuartzNet [14] model trained on more than three thousand hours of transcribed speech. Further, they ﬁne-tune the model on German, Spanish and Russian. Because the languages have a different alphabet, the authors randomly initialize a new shallow decoder. Compared with the baseline (trained from scratch), the authors report a substantial reduction in terms of WER ranging from 20</text:p>
          </table:table-cell>
        </table:table-row>
        <table:table-row table:style-name="ro5">
          <table:table-cell office:value-type="float" office:value="2109.00916" calcext:value-type="float">
            <text:p>2109.00916</text:p>
          </table:table-cell>
          <table:table-cell office:value-type="string" calcext:value-type="string">
            <text:p>data, data available</text:p>
          </table:table-cell>
          <table:table-cell office:value-type="float" office:value="68" calcext:value-type="float">
            <text:p>68</text:p>
          </table:table-cell>
          <table:table-cell table:number-columns-repeated="2"/>
          <table:table-cell office:value-type="string" calcext:value-type="string">
            <text:p>Transfer learning [22] is an established method in machine learning because many tasks do not have enough training data available, or they are too computationally demanding. In transfer learning, the model of interest is trained with the help of a more or less related “parent” task, reusing its data, fully or partially trained model, or its parts.</text:p>
          </table:table-cell>
        </table:table-row>
        <table:table-row table:style-name="ro5">
          <table:table-cell office:value-type="float" office:value="2109.00916" calcext:value-type="float">
            <text:p>2109.00916</text:p>
          </table:table-cell>
          <table:table-cell office:value-type="string" calcext:value-type="string">
            <text:p>data, dataset</text:p>
          </table:table-cell>
          <table:table-cell office:value-type="float" office:value="63" calcext:value-type="float">
            <text:p>63</text:p>
          </table:table-cell>
          <table:table-cell table:number-columns-repeated="2"/>
          <table:table-cell office:value-type="string" calcext:value-type="string">
            <text:p>Table 2: Results in column reﬂects WER after the training on simpliﬁed dataset (both training and test data without accents). “Adaptation” column contains WER immediately after the decoder adaptation phase to the full Czech alphabet including accents. Finally, “Full” column contains performance on the test set with accents after the full training.</text:p>
          </table:table-cell>
        </table:table-row>
        <table:table-row table:style-name="ro4">
          <table:table-cell office:value-type="float" office:value="2109.00916" calcext:value-type="float">
            <text:p>2109.00916</text:p>
          </table:table-cell>
          <table:table-cell office:value-type="string" calcext:value-type="string">
            <text:p>data, dataset</text:p>
          </table:table-cell>
          <table:table-cell office:value-type="float" office:value="84" calcext:value-type="float">
            <text:p>84</text:p>
          </table:table-cell>
          <table:table-cell table:number-columns-repeated="2"/>
          <table:table-cell office:value-type="string" calcext:value-type="string">
            <text:p>To outperform traditional hybrid models, deep-learning ASR systems must be trained on vast amounts of training data in the order of a thousand hours. Currently, there is only a limited number of public datasets that meet these quantity criteria. The variety of covered languages is also minimal. In fact, most of these large datasets contain only English [24]. Although new speech datasets are continually emerging, producing them is a tedious and expensive task.</text:p>
          </table:table-cell>
        </table:table-row>
        <table:table-row table:style-name="ro4">
          <table:table-cell office:value-type="float" office:value="2109.00916" calcext:value-type="float">
            <text:p>2109.00916</text:p>
          </table:table-cell>
          <table:table-cell office:value-type="string" calcext:value-type="string">
            <text:p>data, dataset</text:p>
          </table:table-cell>
          <table:table-cell office:value-type="float" office:value="85" calcext:value-type="float">
            <text:p>85</text:p>
          </table:table-cell>
          <table:table-cell table:number-columns-repeated="2"/>
          <table:table-cell office:value-type="string" calcext:value-type="string">
            <text:p>Figure 2 presents the examined setups. In all cases, we aim at the best possible Czech ASR, disregarding the model’s performance in the original English task. The baseline (not in the diagram) is to train the network from scratch on the whole Czech dataset, converting the speech signal directly to Czech graphemes, i.e., words in fully correct orthography, except punctuation and casing which are missing in both the training and evaluation data.</text:p>
          </table:table-cell>
        </table:table-row>
        <table:table-row table:style-name="ro7">
          <table:table-cell office:value-type="float" office:value="2109.00916" calcext:value-type="float">
            <text:p>2109.00916</text:p>
          </table:table-cell>
          <table:table-cell office:value-type="string" calcext:value-type="string">
            <text:p>data, dataset</text:p>
          </table:table-cell>
          <table:table-cell office:value-type="float" office:value="122" calcext:value-type="float">
            <text:p>122</text:p>
          </table:table-cell>
          <table:table-cell table:number-columns-repeated="2"/>
          <table:table-cell office:value-type="string" calcext:value-type="string">
            <text:p>Abstract: End-to-end neural automatic speech recognition systems achieved recently state-of-the-art results but they require large datasets and extensive computing resources. Transfer learning has been proposed to overcome these difﬁculties even across languages, e.g., German ASR trained from an English model. We experiment with much less related languages, reusing an English model for Czech ASR. To simplify the transfer, we propose to use an intermediate alphabet, Czech without accents, and document that it is a highly effective strategy. The technique is also useful on Czech data alone, in the style of coarse-to-ﬁne training. We achieve substantial reductions in training time as well as word error rate (WER).</text:p>
          </table:table-cell>
        </table:table-row>
        <table:table-row table:style-name="ro1">
          <table:table-cell office:value-type="float" office:value="2109.00916" calcext:value-type="float">
            <text:p>2109.0091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6https://commonvoice.mozilla.org/en/datasets</text:p>
          </table:table-cell>
        </table:table-row>
        <table:table-row table:style-name="ro1">
          <table:table-cell office:value-type="float" office:value="2109.00916" calcext:value-type="float">
            <text:p>2109.00916</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whole network on the Czech dataset.</text:p>
          </table:table-cell>
        </table:table-row>
        <table:table-row table:style-name="ro3">
          <table:table-cell office:value-type="float" office:value="2109.00916" calcext:value-type="float">
            <text:p>2109.00916</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In this experiment, we ﬁrst initialize both encoder and decoder weights from the English checkpoint (English and simpliﬁed Czech vocabularies are identical so the decoder dimensions match), and we train the network on the simpliﬁed Czech dataset for 39 thousand steps.</text:p>
          </table:table-cell>
        </table:table-row>
        <table:table-row table:style-name="ro1">
          <table:table-cell office:value-type="float" office:value="2109.00916" calcext:value-type="float">
            <text:p>2109.00916</text:p>
          </table:table-cell>
          <table:table-cell office:value-type="string" calcext:value-type="string">
            <text:p>python</text:p>
          </table:table-cell>
          <table:table-cell office:value-type="float" office:value="3" calcext:value-type="float">
            <text:p>3</text:p>
          </table:table-cell>
          <table:table-cell table:number-columns-repeated="2"/>
          <table:table-cell office:value-type="string" calcext:value-type="string">
            <text:p>hyperparameter-tuning-in-python/informed-search?ex=1</text:p>
          </table:table-cell>
        </table:table-row>
        <table:table-row table:style-name="ro1">
          <table:table-cell office:value-type="float" office:value="2109.01483" calcext:value-type="float">
            <text:p>2109.01483</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Necula, G. C. 1997. Proof-carrying code. In Conference Record of the 24th Symposium on</text:p>
          </table:table-cell>
        </table:table-row>
        <table:table-row table:style-name="ro8">
          <table:table-cell office:value-type="float" office:value="2109.01483" calcext:value-type="float">
            <text:p>2109.01483</text:p>
          </table:table-cell>
          <table:table-cell office:value-type="string" calcext:value-type="string">
            <text:p>code</text:p>
          </table:table-cell>
          <table:table-cell office:value-type="float" office:value="135" calcext:value-type="float">
            <text:p>135</text:p>
          </table:table-cell>
          <table:table-cell table:number-columns-repeated="2"/>
          <table:table-cell office:value-type="string" calcext:value-type="string">
            <text:p>If we consider programming as merely the activity of “writing and shipping code with the hope that it does not do much harm”—which characterizes much about programming to date—then it seems unlikely that logic programming languages will impact the building of software systems. However, it seems clear that we should broaden the discipline of programming to include many other activities that can improve the quality and correctness of programming. Such activities can include automated testing, various kinds of static analyses, program transformation and reﬁnement, and proving partial or full functional correctness of code. Once we add all of these activities to the programming discipline, then logic programming can play a sizable role since it has important uses in all of these additional activities.</text:p>
          </table:table-cell>
        </table:table-row>
        <table:table-row table:style-name="ro10">
          <table:table-cell office:value-type="float" office:value="2109.01483" calcext:value-type="float">
            <text:p>2109.01483</text:p>
          </table:table-cell>
          <table:table-cell office:value-type="string" calcext:value-type="string">
            <text:p>code</text:p>
          </table:table-cell>
          <table:table-cell office:value-type="float" office:value="158" calcext:value-type="float">
            <text:p>158</text:p>
          </table:table-cell>
          <table:table-cell table:number-columns-repeated="2"/>
          <table:table-cell office:value-type="string" calcext:value-type="string">
            <text:p>Figure 2. In both of those formulas, the only constants that appear free are the predicates empty, enter, and remove. The formula on the left is an implementation of a stack: here, emp denotes the empty stack, and stk denotes the non-empty stack constructor. In this case, the enter/remove predicates implement the last-in-ﬁrst-out protocol. The formula on the right is an implementation of a queue: here qu forms a diﬀerence list in the usual style familiar to Prolog programmers (Clocksin and Mellish 1994). In this case, the enter/remove predicates implement the ﬁrst-in-ﬁrst-out protocol. Note that by hiding the internal implementation of the three predicates, it is possible to change one of these implementations with the other without the calling code becoming broken. Of course, the calling code might well have a diﬀerent behavior when we swap implementations.</text:p>
          </table:table-cell>
        </table:table-row>
        <table:table-row table:style-name="ro6">
          <table:table-cell office:value-type="float" office:value="2109.01483" calcext:value-type="float">
            <text:p>2109.01483</text:p>
          </table:table-cell>
          <table:table-cell office:value-type="string" calcext:value-type="string">
            <text:p>code available, code</text:p>
          </table:table-cell>
          <table:table-cell office:value-type="float" office:value="133" calcext:value-type="float">
            <text:p>133</text:p>
          </table:table-cell>
          <table:table-cell table:number-columns-repeated="2"/>
          <table:table-cell office:value-type="string" calcext:value-type="string">
            <text:p>The use of hypothetical goals to load code available for a certain scope is not supported by classical logic. In particular, the intuitionistic logic interpretation of the goal (D ⊃ G)∨ H means that D is available during the search for the proof of G but not H. In classical logic, this scoping breaks down since, classically, this formula is equivalent to G∨(D ⊃ H) and to (D ⊃ (G ∨ H)) (using the classical equivalences mentioned above). An overview of modularity proposals for logic programming based on proof theory, Kripke semantics, modal operators, and algebraic operators can be found in the survey by Bugliesi et al. (1994).</text:p>
          </table:table-cell>
        </table:table-row>
        <table:table-row table:style-name="ro1" table:visibility="filter">
          <table:table-cell office:value-type="float" office:value="2109.01483" calcext:value-type="float">
            <text:p>2109.01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In Semantics of Data</text:p>
          </table:table-cell>
        </table:table-row>
        <table:table-row table:style-name="ro1" table:visibility="filter">
          <table:table-cell office:value-type="float" office:value="2109.01483" calcext:value-type="float">
            <text:p>2109.01483</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6.4 Abstract data types in logic programming</text:p>
          </table:table-cell>
        </table:table-row>
        <table:table-row table:style-name="ro1" table:visibility="filter">
          <table:table-cell office:value-type="float" office:value="2109.01483" calcext:value-type="float">
            <text:p>2109.0148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6 Universal goals, binder mobility, and abstract data types</text:p>
          </table:table-cell>
        </table:table-row>
        <table:table-row table:style-name="ro3" table:visibility="filter">
          <table:table-cell office:value-type="float" office:value="2109.01483" calcext:value-type="float">
            <text:p>2109.01483</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Similar to implications, universal quantiﬁers in goals can provide scope for term constructors within goal formulas: exploiting such a scoping mechanism for constructors provides a logic-based notion of abstract data type.</text:p>
          </table:table-cell>
        </table:table-row>
        <table:table-row table:style-name="ro2" table:visibility="filter">
          <table:table-cell office:value-type="float" office:value="2109.01483" calcext:value-type="float">
            <text:p>2109.0148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Miller, D. 2003. Encryption as an abstract data-type: An extended abstract. In Proceedings of FCS’03: Foundations of Computer Security, I. Cervesato, Ed. ENTCS, vol. 84. Elsevier, 18–29.</text:p>
          </table:table-cell>
        </table:table-row>
        <table:table-row table:style-name="ro2" table:visibility="filter">
          <table:table-cell office:value-type="float" office:value="2109.01483" calcext:value-type="float">
            <text:p>2109.0148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Church, A. 1940. A formulation of the Simple Theory of Types. J. of Symbolic Logic 5, 56–68. Clark, K. L. 1978. Negation as failure. In Logic and Data Bases, J. Gallaire and J. Minker,</text:p>
          </table:table-cell>
        </table:table-row>
        <table:table-row table:style-name="ro5" table:visibility="filter">
          <table:table-cell office:value-type="float" office:value="2109.01483" calcext:value-type="float">
            <text:p>2109.0148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Abstraction mechanisms: The logic behind Prolog does not directly support modern notions of abstractions, such as modules, abstract data types, higher-order programming, and binding structures. Various extensions to Prolog addressing modular programming have been developed (ISO.org 2000) and incorporated into most modern implementations of Prolog.</text:p>
          </table:table-cell>
        </table:table-row>
        <table:table-row table:style-name="ro5" table:visibility="filter">
          <table:table-cell office:value-type="float" office:value="2109.01483" calcext:value-type="float">
            <text:p>2109.0148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Constraints: The usual approach to data structures in Prolog encodes them as ﬁrstorder terms using uninterpreted symbols. Occasionally, certain domains contain values that are much better handled by special-purpose algorithms instead of uniﬁcation and strict syntactic equality. Constraint logic programming (Jaﬀar and Lassez 1987) is a general framework for organizing the treatment of such domains.</text:p>
          </table:table-cell>
        </table:table-row>
        <table:table-row table:style-name="ro6" table:visibility="filter">
          <table:table-cell office:value-type="float" office:value="2109.01483" calcext:value-type="float">
            <text:p>2109.01483</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Structural proof theory has played an essential role in understanding the nature and structure of logic programming languages. This role has been signiﬁcant when one wants to have more expressive, dynamic, and modern versions of Prolog. The proof theory of ﬁrst-order and higher-order versions of intuitionistic and linear logics have provided designs for logic programming languages that support higher-order and modular programming, abstract data-types, and state. Additionally, the theory of focused proofs provides a satisfying description of how to specify forward chaining and backward chaining during proof search.</text:p>
          </table:table-cell>
        </table:table-row>
        <table:table-row table:style-name="ro6" table:visibility="filter">
          <table:table-cell office:value-type="float" office:value="2109.01483" calcext:value-type="float">
            <text:p>2109.01483</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2. Given that sequent calculus proof systems were known for ﬁrst-order and higherorder classical and intuitionistic logics, the ﬁrst proof-theoretic extensions of logic programming were investigated in these logics. For example, developing proof search results within higher-order intuitionistic logic provided logic programming with various forms of abstractions, including higher-order programming, modules, and abstract data types (see Sections 5.3 and 5.4). The sequent calculus also enables a new treatment of binding structures (within terms, formulas, and proofs): this treatment is described in Section 6.</text:p>
          </table:table-cell>
        </table:table-row>
        <table:table-row table:style-name="ro10" table:visibility="filter">
          <table:table-cell office:value-type="float" office:value="2109.01483" calcext:value-type="float">
            <text:p>2109.0148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term higher-order abstract syntax (Pfenning and Elliott 1988) is often used to describe systems in which the bindings in data structures are implemented using bindings in a programming language. Unfortunately, this term is ambiguous since such identiﬁcation in the functional programming setting has almost no relationship with the approach described above. For example, if one uses bindings in an ML-style language, then functions are used to encode the syntax of terms with bindings. Such an encoding has many shortcomings (Despeyroux et al. 1995; Hofmann 1999), and it does not generally support checking the equality of syntax. Thus, the approach described above—providing binder mobility and equality via (at least) α-conversion—has been named the λ-tree syntax approach to diﬀerentiate it from the functional programming approach (Miller 2019).</text:p>
          </table:table-cell>
        </table:table-row>
        <table:table-row table:style-name="ro10" table:visibility="filter">
          <table:table-cell office:value-type="float" office:value="2109.01483" calcext:value-type="float">
            <text:p>2109.01483</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Given that the logic programming speciﬁcations used to encode programming language semantics and inference rules are concise and based on logic itself, there should be rich ways to reason on such speciﬁcations directly. In the context of the Typol system, such reasoning could be done by treating provable atomic goals as belonging to an inductive data type (Despeyroux 1986). A more sophisticated approach to reasoning directly on logic programming has been developed within the Abella theorem prover (Baelde et al. 2014). That prover includes such innovations as the ∇-quantiﬁer (Miller and Tiu 2005; Gacek et al. 2011) and the two-level logic approach to reasoning (Gacek et al. 2012). As we mentioned above, the cut-elimination result for the object-logic (the logic programming speciﬁcation) is turned into a proof technique in Abella for reasoning about such logic speciﬁcations.</text:p>
          </table:table-cell>
        </table:table-row>
        <table:table-row table:style-name="ro10" table:visibility="filter">
          <table:table-cell office:value-type="float" office:value="2109.01483" calcext:value-type="float">
            <text:p>2109.01483</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In Section 2, we listed several shortcomings of Horn clause logic programming languages, such as Prolog. Some of these shortcomings are addressed, to some degree, by linking logic programming more closely to proof theory. Probably the most signiﬁcant improvement to the logic programming paradigm is the inclusion of programming level abstractions: as we have seen, the sequent calculus supports higher-order programming (Section 5.3), modular program construction (Section 5.4), abstract syntax for data containing bindings (Section 6.2), and abstract data types (Section 6.4). Making a connection to linear logic also allows for certain forms of assert and retract to be provided (Section 7). The use of the proof-theoretic notion of polarization and focused proof has also provided descriptions of both bottom-up and top-down proof search as well as combinations of these two (Section 8.4).</text:p>
          </table:table-cell>
        </table:table-row>
        <table:table-row table:style-name="ro11" table:visibility="filter">
          <table:table-cell office:value-type="float" office:value="2109.01483" calcext:value-type="float">
            <text:p>2109.0148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Several formal systems, such as resolution and minimal model semantics, provide a framework for logic programming. In this paper, we will survey the use of structural proof theory as an alternative foundation. Researchers have been using this foundation for the past 35 years to elevate logic programming from its roots in ﬁrst-order classical logic into higher-order versions of intuitionistic and linear logic. These more expressive logic programming languages allow for capturing stateful computations and rich forms of abstractions, including higher-order programming, modularity, and abstract data types. Term-level bindings are another kind of abstraction, and these are given an elegant and direct treatment within both proof theory and these extended logic programming languages. Logic programming has also inspired new results in proof theory, such as those involving polarity and focused proofs. These recent results provide a high-level means for presenting the diﬀerences between forward-chaining and backward-chaining style inferences. Anchoring logic programming in proof theory has also helped identify its connections and diﬀerences with functional programming, deductive databases, and model checking. [To appear in Theory and Practice of Logic Programming (TPLP).]</text:p>
          </table:table-cell>
        </table:table-row>
        <table:table-row table:style-name="ro7">
          <table:table-cell office:value-type="float" office:value="2109.01483" calcext:value-type="float">
            <text:p>2109.01483</text:p>
          </table:table-cell>
          <table:table-cell office:value-type="string" calcext:value-type="string">
            <text:p>data, code</text:p>
          </table:table-cell>
          <table:table-cell office:value-type="float" office:value="128" calcext:value-type="float">
            <text:p>128</text:p>
          </table:table-cell>
          <table:table-cell table:number-columns-repeated="2"/>
          <table:table-cell office:value-type="string" calcext:value-type="string">
            <text:p>Early use of logic programming to implement proof checkers was explored within the Proof Carrying Code project (Necula 1997; Appel and Felty 1999). In that context, logic programming allowed for compact, ﬂexible, and easy to understand proof checkers. Logic programming was used as the core motivation of the foundational proof certiﬁcate (FPC) project (Chihani et al. 2017). In that project, a proof certiﬁcate can be seen as a data structure that incorporates control information for a simplistic sequent calculus theorem prover. The FPC framework can be used as both a kernel itself (assuming that one is willing to admit a logic programming implementation into the trusted base) or as part</text:p>
          </table:table-cell>
        </table:table-row>
        <table:table-row table:style-name="ro11">
          <table:table-cell office:value-type="float" office:value="2109.01483" calcext:value-type="float">
            <text:p>2109.01483</text:p>
          </table:table-cell>
          <table:table-cell office:value-type="string" calcext:value-type="string">
            <text:p>data, code</text:p>
          </table:table-cell>
          <table:table-cell office:value-type="float" office:value="275" calcext:value-type="float">
            <text:p>275</text:p>
          </table:table-cell>
          <table:table-cell table:number-columns-repeated="2"/>
          <table:table-cell office:value-type="string" calcext:value-type="string">
            <text:p>Assume that the variable y is free in the formula D but not in G. The interpreter attempting to prove ∀y(D ⊃ G) will then introduce a new eigenvariable for y, say k, and restrict all the current free variables so that they cannot be instantiated with terms containing k. The program code [k/y]D can use the constant k to build data structures. Of course, if we are building an interpreter that uses uniﬁcation, care must be taken to deal with the fact that some eigenvariables (constants) might be introduced before or after logic variables are introduced. We addressed this issue in Section 6.3. In the discussions above, the scope of y is, in a sense, only over D while we needed to use the universal quantiﬁer ∀y over the compound formula D ⊃ G, even though y is not free in G. To provide for a more natural scoping mechanism, note that (∃x D) ⊃ G and ∀x(D ⊃ G) are equivalent (in intuitionistic logic) provided x is not free in G. Thus, we can use an existential quantiﬁer over program clauses to limit the scope of constants used in those programs. Although (∃x D) ⊃ G is not a valid hereditary Harrop formula, it is equivalent to ∀x(D ⊃ G), which is a valid such formula. To allow for the most interesting examples, we shall allow higher-order quantiﬁcation for such locally scoped variables.</text:p>
          </table:table-cell>
        </table:table-row>
        <table:table-row table:style-name="ro6">
          <table:table-cell office:value-type="float" office:value="2109.01483" calcext:value-type="float">
            <text:p>2109.01483</text:p>
          </table:table-cell>
          <table:table-cell office:value-type="string" calcext:value-type="string">
            <text:p>data, data available, code</text:p>
          </table:table-cell>
          <table:table-cell office:value-type="float" office:value="107" calcext:value-type="float">
            <text:p>107</text:p>
          </table:table-cell>
          <table:table-cell table:number-columns-repeated="2"/>
          <table:table-cell office:value-type="string" calcext:value-type="string">
            <text:p>To prove an instance of the reverse relationship, this code instructs the proof search mechanism to create a new eigenvariable that plays the role of an auxiliary predicate rev and then loads two Horn clauses that deﬁne that auxiliary predicate before making a call to that auxiliary predicate. As a result, it is impossible to access this auxiliary predicate and its code from any other logic programming clauses that may be in the same context. More examples of this approach to abstract data types in logic programming can be found in (Miller 2003) and (Miller and Nadathur 2012).</text:p>
          </table:table-cell>
        </table:table-row>
        <table:table-row table:style-name="ro4">
          <table:table-cell office:value-type="float" office:value="2109.01483" calcext:value-type="float">
            <text:p>2109.01483</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Logic programs have often been and continue to be deployed to build various kinds of database systems, interpreters of other languages, parsers, and type inference engines: for such examples, see the popular texts (Maier and Warren 1988; O’Keefe 1990; Clocksin and Mellish 1994). Given the prominence of proof theory in this paper, the following comments on the prospects for logic programming are limited to those tasks that demand eﬀective implementation of trustworthy logical deduction.</text:p>
          </table:table-cell>
        </table:table-row>
        <table:table-row table:style-name="ro13">
          <table:table-cell office:value-type="float" office:value="2109.01483" calcext:value-type="float">
            <text:p>2109.01483</text:p>
          </table:table-cell>
          <table:table-cell office:value-type="string" calcext:value-type="string">
            <text:p>database</text:p>
          </table:table-cell>
          <table:table-cell office:value-type="float" office:value="211" calcext:value-type="float">
            <text:p>211</text:p>
          </table:table-cell>
          <table:table-cell table:number-columns-repeated="2"/>
          <table:table-cell office:value-type="string" calcext:value-type="string">
            <text:p>• The LO (linear objects) language designed by Andreoli and Pareschi (1991) was the ﬁrst of those languages. LO was a kind of Horn clause logic where atomic formulas were generalized to be more like a multiset of atomic formulas. The design provided a natural notion of an object-as-process that has a built-in notion of inheritance. • Lolli is a simple extension to hereditary Harrop formulas (Hodas and Miller 1991; Hodas and Miller 1994). Essentially, the linear implication ⊸ is allowed to appear in the same way as the intuitionistic implication can appear: at the top-level of both deﬁnite clauses and goals. Lolli had the property that if a program never uses ⊸ as a goal formula, then proofs and proof search are essentially the same as when using intuitionistic logic. A new feature that Lolli provides over λProlog is a mechanism for describing state and state change, including database updates and retraction. • The Lygon system of Harland and Pym (1996) was designed following a prooftheoretic analysis of goal-directed proof in linear logic (Pym and Harland 1994). The application areas of Lygon and Lolli overlap signiﬁcantly.</text:p>
          </table:table-cell>
        </table:table-row>
        <table:table-row table:style-name="ro16">
          <table:table-cell office:value-type="float" office:value="2109.01483" calcext:value-type="float">
            <text:p>2109.01483</text:p>
          </table:table-cell>
          <table:table-cell office:value-type="string" calcext:value-type="string">
            <text:p>provide implementation</text:p>
          </table:table-cell>
          <table:table-cell office:value-type="float" office:value="252" calcext:value-type="float">
            <text:p>252</text:p>
          </table:table-cell>
          <table:table-cell table:number-columns-repeated="2"/>
          <table:table-cell office:value-type="string" calcext:value-type="string">
            <text:p>The logic programming paradigm is a natural candidate for performing proof checking (Miller 2017) for several reasons. First, there are many kinds of proof certiﬁcates in use these days. In almost all cases, those certiﬁcates do not contain all the required details to formally check a proof. Instead, many details are left implicit, and so the proof checker will, in general, need to perform some forms of proof reconstruction. Here, standard logic programming technology—uniﬁcation and backtracking search—can be employed. For example, a certiﬁcate might not contain the actual substitution terms needed to instantiate a quantiﬁer. Logic variables and uniﬁcation can infer such substitution terms. Similarly, claiming that a goal formula is already present in the context requires an index into the context as the witness of that claim. Backtracking search can also be used to ﬁnd such a witness. Second, quantiﬁcational logic formulas and their proofs often contain variable bindings to capture both quantiﬁers and eigenvariables. There are several logical frameworks, in particular, higher-order hereditary Harrop formulas (by virtue of being based on Church’s STT (1940)) and the LF logical framework (Harper et al. 1993), that provide a purely logic-based representation of such binding structures. Implementations of such frameworks—λProlog and Twelf (Pfenning and Schürmann 1999)—treat binding structures via both uniﬁcation and backtracking search.</text:p>
          </table:table-cell>
        </table:table-row>
        <table:table-row table:style-name="ro3">
          <table:table-cell office:value-type="float" office:value="2109.04144" calcext:value-type="float">
            <text:p>2109.04144</text:p>
          </table:table-cell>
          <table:table-cell office:value-type="string" calcext:value-type="string">
            <text:p>benchmark</text:p>
          </table:table-cell>
          <table:table-cell office:value-type="float" office:value="42" calcext:value-type="float">
            <text:p>42</text:p>
          </table:table-cell>
          <table:table-cell table:number-columns-repeated="2"/>
          <table:table-cell office:value-type="string" calcext:value-type="string">
            <text:p>GLUE: A multi-task benchmark and analysis platIn Proform for natural language understanding. ceedings of the 2018 EMNLP Workshop BlackboxNLP: Analyzing and Interpreting Neural Networks for NLP, pages 353–355, Brussels, Belgium. Association for Computational Linguistics.</text:p>
          </table:table-cell>
        </table:table-row>
        <table:table-row table:style-name="ro5">
          <table:table-cell office:value-type="float" office:value="2109.04144" calcext:value-type="float">
            <text:p>2109.04144</text:p>
          </table:table-cell>
          <table:table-cell office:value-type="string" calcext:value-type="string">
            <text:p>benchmark</text:p>
          </table:table-cell>
          <table:table-cell office:value-type="float" office:value="56" calcext:value-type="float">
            <text:p>56</text:p>
          </table:table-cell>
          <table:table-cell table:number-columns-repeated="2"/>
          <table:table-cell office:value-type="string" calcext:value-type="string">
            <text:p>Yixin Nie, Adina Williams, Emily Dinan, Mohit Bansal, Jason Weston, and Douwe Kiela. 2020. Adversarial NLI: A new benchmark for natural language understanding. In Proceedings of the 58th Annual Meeting of the Association for Computational Linguistics, pages 4885–4901, Online. Association for Computational Linguistics.</text:p>
          </table:table-cell>
        </table:table-row>
        <table:table-row table:style-name="ro4">
          <table:table-cell office:value-type="float" office:value="2109.04144" calcext:value-type="float">
            <text:p>2109.04144</text:p>
          </table:table-cell>
          <table:table-cell office:value-type="string" calcext:value-type="string">
            <text:p>benchmark, dataset</text:p>
          </table:table-cell>
          <table:table-cell office:value-type="float" office:value="108" calcext:value-type="float">
            <text:p>108</text:p>
          </table:table-cell>
          <table:table-cell table:number-columns-repeated="2"/>
          <table:table-cell office:value-type="string" calcext:value-type="string">
            <text:p>Task and Datasets We evaluate on three English language datasets included in the GLUE benchmark (Wang et al., 2018) for which there are challenge datasets to evaluate the lexical overlap heuristic: MNLI (Williams et al., 2018), SNLI (Bowman et al., 2015), and Quora Question Pairs (QQP). In MNLI and SNLI, the task is to determine whether premise sentence s1 entails, contradicts, or is neutral to the hypothesis sentence s2. In QQP, s1 and s2 are a pair of questions that are labeled as either duplicate or non-duplicate.</text:p>
          </table:table-cell>
        </table:table-row>
        <table:table-row table:style-name="ro5">
          <table:table-cell office:value-type="float" office:value="2109.04144" calcext:value-type="float">
            <text:p>2109.04144</text:p>
          </table:table-cell>
          <table:table-cell office:value-type="string" calcext:value-type="string">
            <text:p>code available, github, code</text:p>
          </table:table-cell>
          <table:table-cell office:value-type="float" office:value="8" calcext:value-type="float">
            <text:p>8</text:p>
          </table:table-cell>
          <table:table-cell table:number-columns-repeated="2"/>
          <table:table-cell office:value-type="string" calcext:value-type="string">
            <text:p>1The code is available at https://github.com/</text:p>
          </table:table-cell>
        </table:table-row>
        <table:table-row table:style-name="ro2" table:visibility="filter">
          <table:table-cell office:value-type="float" office:value="2109.04144" calcext:value-type="float">
            <text:p>2109.0414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2: Relative difference between median accuracy of prompt-based ﬁnetuning across data regimes (y axis) with and without regularization on MNLI and HANS.</text:p>
          </table:table-cell>
        </table:table-row>
        <table:table-row table:style-name="ro2" table:visibility="filter">
          <table:table-cell office:value-type="float" office:value="2109.04144" calcext:value-type="float">
            <text:p>2109.04144</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Figure 5: Relative difference between median accuracy of prompt-based ﬁnetuning across data regimes (y axis) with and without regularization on QQP / PAWS and SNLI / Scramble Test.</text:p>
          </table:table-cell>
        </table:table-row>
        <table:table-row table:style-name="ro3" table:visibility="filter">
          <table:table-cell office:value-type="float" office:value="2109.04144" calcext:value-type="float">
            <text:p>2109.04144</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Jesse Dodge, Gabriel Ilharco, Roy Schwartz, Ali Farhadi, Hannaneh Hajishirzi, and Noah Smith. 2020. Fine-tuning pretrained language models: Weight initializations, data orders, and early stopping. arXiv preprint arXiv:2002.06305.</text:p>
          </table:table-cell>
        </table:table-row>
        <table:table-row table:style-name="ro3" table:visibility="filter">
          <table:table-cell office:value-type="float" office:value="2109.04144" calcext:value-type="float">
            <text:p>2109.0414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Performance impact caused by hidden bias of training data for recogIn Proceedings of the nizing textual entailment. Eleventh International Conference on Language Resources and Evaluation (LREC 2018), Miyazaki, Japan. European Language Resources Association (ELRA).</text:p>
          </table:table-cell>
        </table:table-row>
        <table:table-row table:style-name="ro3" table:visibility="filter">
          <table:table-cell office:value-type="float" office:value="2109.04144" calcext:value-type="float">
            <text:p>2109.0414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Regularization across data regimes Figure 5 shows the results improvement of L2 weight regularization over vanilla prompt-based ﬁnetuning on QQP and SNLI. Similar to results in MNLI/HANS, the improvements are highest on mid data regimes, e.g., 32 examples per label.</text:p>
          </table:table-cell>
        </table:table-row>
        <table:table-row table:style-name="ro3" table:visibility="filter">
          <table:table-cell office:value-type="float" office:value="2109.04144" calcext:value-type="float">
            <text:p>2109.0414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Divyansh Kaushik, Eduard Hovy, and Zachary Lipton. 2020. Learning the difference that makes a difference with counterfactually-augmented data. In 8th International Conference on Learning Representations, ICLR 2020, Virtual Conference, 26 April - 1 May, 2019. OpenReview.net.</text:p>
          </table:table-cell>
        </table:table-row>
        <table:table-row table:style-name="ro3" table:visibility="filter">
          <table:table-cell office:value-type="float" office:value="2109.04144" calcext:value-type="float">
            <text:p>2109.0414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a strong advantage on low data regimes where the standard ﬁnetuning paradigm struggles. However, the success of this prompting approach has only been shown using common held-out evaluations, which often conceal certain undesirable behaviors of models (Niven and Kao, 2019).</text:p>
          </table:table-cell>
        </table:table-row>
        <table:table-row table:style-name="ro3" table:visibility="filter">
          <table:table-cell office:value-type="float" office:value="2109.04144" calcext:value-type="float">
            <text:p>2109.0414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even Le Scao and Alexander Rush. 2021. How many data points is a prompt worth? In Proceedings of the 2021 Conference of the North American Chapter of the Association for Computational Linguistics: Human Language Technologies, pages 2627–2636, Online. Association for Computational Linguistics.</text:p>
          </table:table-cell>
        </table:table-row>
        <table:table-row table:style-name="ro5" table:visibility="filter">
          <table:table-cell office:value-type="float" office:value="2109.04144" calcext:value-type="float">
            <text:p>2109.0414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Junghyun Min, R. Thomas McCoy, Dipanjan Das, Syntactic Emily Pitler, and Tal Linzen. 2020. data augmentation increases robustness to inference heuristics. In Proceedings of the 58th Annual Meeting of the Association for Computational Linguistics, pages 2339–2352, Online. Association for Computational Linguistics.</text:p>
          </table:table-cell>
        </table:table-row>
        <table:table-row table:style-name="ro4" table:visibility="filter">
          <table:table-cell office:value-type="float" office:value="2109.04144" calcext:value-type="float">
            <text:p>2109.0414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zero-shot performance. The results also suggest that the beneﬁt of rFT peaks at mid data regimes (e.g., K = 32), before saturating when training data size is increased further. We also note that our results are consistent when we evaluate alternative prompt templates, or ﬁnetune for varying number of epochs.5 The latter indicates that the adoption of inference heuristics is more likely attributed to the amount of training examples rather than the number of learning steps.</text:p>
          </table:table-cell>
        </table:table-row>
        <table:table-row table:style-name="ro4" table:visibility="filter">
          <table:table-cell office:value-type="float" office:value="2109.04144" calcext:value-type="float">
            <text:p>2109.0414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Prompt-based ﬁnetuning has emerged as a promising paradigm to adapt Pretrained Language Models (PLM) for downstream tasks with limited number of labeled examples (Schick and Schütze, 2021a; Radford et al., 2019). This approach reformulates downstream task instances as a language modeling input,2 allowing PLMs to make non-trivial taskspeciﬁc predictions even in zero-shot settings. This in turn, provides a good initialization point for data efﬁcient ﬁnetuning (Gao et al., 2021), resulting in</text:p>
          </table:table-cell>
        </table:table-row>
        <table:table-row table:style-name="ro8" table:visibility="filter">
          <table:table-cell office:value-type="float" office:value="2109.04144" calcext:value-type="float">
            <text:p>2109.04144</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we ﬁnetune on 512 examples for 1 until 10 epochs to see if the difference in learning steps results in different behavior. We plot the results in Figure 3. We observe that both ﬁnetuning settings result in similar trajectories, i.e., models start to adopt heuristics immediately in early epochs and later stagnate even with increasing number of learning steps. For instance, ﬁnetuning on 32 examples for the same number of training steps as in 512 examples ﬁnetuning for 1 epoch still result in higher overall HANS performance. We conclude that the number of ﬁnetuning data plays a more signiﬁcant role over the number of training steps. Intuitively, larger training data is more likely to contain more examples that disproportionately support the heuristics; e.g. NLI pairs with lexical overlap are rarely of non-entailment relation (McCoy et al., 2019).</text:p>
          </table:table-cell>
        </table:table-row>
        <table:table-row table:style-name="ro13" table:visibility="filter">
          <table:table-cell office:value-type="float" office:value="2109.04144" calcext:value-type="float">
            <text:p>2109.04144</text:p>
          </table:table-cell>
          <table:table-cell office:value-type="string" calcext:value-type="string">
            <text:p>data</text:p>
          </table:table-cell>
          <table:table-cell office:value-type="float" office:value="200" calcext:value-type="float">
            <text:p>200</text:p>
          </table:table-cell>
          <table:table-cell table:number-columns-repeated="2"/>
          <table:table-cell office:value-type="string" calcext:value-type="string">
            <text:p>Efﬁciency and Robustness Prompting formulation enables language models to learn efﬁciently from a small number of training examples, which in turn reduces the computational cost for training (Le Scao and Rush, 2021). The efﬁciency beneﬁt from prompting is very relevant to the larger efforts towards sustainable and green NLP models (Moosavi et al., 2020b; Schwartz et al., 2020a) which encompass a ﬂurry of techniques including knowledge distillation (Hinton et al., 2015; Sanh et al., 2019), pruning (Han et al., 2015), quantization (Jacob et al., 2018), and early exiting (Schwartz et al., 2020b; Xin et al., 2020). Recently, Hooker et al. (2020) show that methods improving compute and memory efﬁciency using pruning and quantization may be at odds with robustness and fairness. They report that while performance on standard test sets is largely unchanged, the performance of efﬁcient models on certain underrepresented subsets of the data is disproportionately reduced, suggesting the importance of a more comprehensive evaluation to estimate overall changes in performance.</text:p>
          </table:table-cell>
        </table:table-row>
        <table:table-row table:style-name="ro7">
          <table:table-cell office:value-type="float" office:value="2109.04144" calcext:value-type="float">
            <text:p>2109.04144</text:p>
          </table:table-cell>
          <table:table-cell office:value-type="string" calcext:value-type="string">
            <text:p>data, data available</text:p>
          </table:table-cell>
          <table:table-cell office:value-type="float" office:value="96" calcext:value-type="float">
            <text:p>96</text:p>
          </table:table-cell>
          <table:table-cell table:number-columns-repeated="2"/>
          <table:table-cell office:value-type="string" calcext:value-type="string">
            <text:p>Our experiments shed light on the negative impact of low resource ﬁnetuning to the models’ overall performance that is previously obscured by standard evaluation setup. The results indicate that while ﬁnetuning helps prompt-based models to rapidly gain the in-distribution improvement as more labeled data are available, it also gradually increases models’ reliance on surface heuristics, which we show to be less present in the zero-shot evaluation. We further demonstrate that applying regularization that preserves pretrained weights during ﬁnetuning mitigates the adoption of heuristics while also maintains high in-distribution performances.</text:p>
          </table:table-cell>
        </table:table-row>
        <table:table-row table:style-name="ro6">
          <table:table-cell office:value-type="float" office:value="2109.04144" calcext:value-type="float">
            <text:p>2109.04144</text:p>
          </table:table-cell>
          <table:table-cell office:value-type="string" calcext:value-type="string">
            <text:p>data, data available, dataset</text:p>
          </table:table-cell>
          <table:table-cell office:value-type="float" office:value="109" calcext:value-type="float">
            <text:p>109</text:p>
          </table:table-cell>
          <table:table-cell table:number-columns-repeated="2"/>
          <table:table-cell office:value-type="string" calcext:value-type="string">
            <text:p>Impact of learning steps We investigate the degradation of the challenge datasets performance as the function of the number of training data available during ﬁnetuning. However, adding more training examples while ﬁxing the number of epochs introduces a confound factor to our ﬁnding, which is the number of learning steps to the model’s weights. To factor out the number of steps, we perform similar evaluation with a ﬁxed amount of training data and varying number of training epochs. On 32 examples per label, we ﬁnetune for 10, 20, 30, 40, and 50 epochs. Additionally,</text:p>
          </table:table-cell>
        </table:table-row>
        <table:table-row table:style-name="ro13">
          <table:table-cell office:value-type="float" office:value="2109.04144" calcext:value-type="float">
            <text:p>2109.04144</text:p>
          </table:table-cell>
          <table:table-cell office:value-type="string" calcext:value-type="string">
            <text:p>data, data available, dataset</text:p>
          </table:table-cell>
          <table:table-cell office:value-type="float" office:value="167" calcext:value-type="float">
            <text:p>167</text:p>
          </table:table-cell>
          <table:table-cell table:number-columns-repeated="2"/>
          <table:table-cell office:value-type="string" calcext:value-type="string">
            <text:p>non-prompt ﬁnetuning with additional classiﬁer head (CLS) can converge to that of prompt-based counterpart after certain amount of data, e.g., 512. It is then interesting to compare both ﬁnetuning paradigm in terms of their heuristics-related behavior. Figure 4 shows the results of standard ﬁnetuning using standard classiﬁer head across varying data regimes on MNLI and the 3 subsets of HANS. We observe high instability of the results when only small amount of data is available (e.g., K = 64). The learning trajectories are consistent across the HANS subsets, i.e., they start making random predictions on lower data regime and im mediately adopt heuristics by predicting almost all examples exhibiting lexical overlap as entailment. We observe that standard prompt-based ﬁnetuning still performs better than CLS ﬁnetuning, indicating that prompt-based approach provides good initialization to mitigate heuristics, and employing regularization during ﬁnetuning can improve the challenge datasets (out-of-distribution) performance further.</text:p>
          </table:table-cell>
        </table:table-row>
        <table:table-row table:style-name="ro16">
          <table:table-cell office:value-type="float" office:value="2109.04144" calcext:value-type="float">
            <text:p>2109.04144</text:p>
          </table:table-cell>
          <table:table-cell office:value-type="string" calcext:value-type="string">
            <text:p>data, data available, dataset</text:p>
          </table:table-cell>
          <table:table-cell office:value-type="float" office:value="234" calcext:value-type="float">
            <text:p>234</text:p>
          </table:table-cell>
          <table:table-cell table:number-columns-repeated="2"/>
          <table:table-cell office:value-type="string" calcext:value-type="string">
            <text:p>Inference heuristics across data regimes We show the results of the prompt-based ﬁnetuning across different K in Figure 1. For the indistribution evaluations (leftmost of each plot), the prompt-based models ﬁnetuned on MNLI, SNLI, and QQP improve rapidly with more training data before saturating at K = 512. In contrast to the in-distribution results, we observe a different trajectory of performance on the three challenge datasets. On the Scramble and HANS sets, promptbased models show non-trivial zero-shot performance (K = 0) that is above its in-distribution counterpart. However, as more data is available, the models exhibit stronger indication of adopting heuristics. Namely, the performance on examples subset that support the heuristics increases, while the performance on cases that are against heuristics decreases. This pattern is most pronounced on the lexical overlap subset of HANS, where the median accuracy on non-entailment subset drops to below 10% while the entailment performance reaches 100%. The results suggest that few-shot ﬁnetuning can be destructive against the initial ability of prompt-based classiﬁer to ignore surface features like lexical overlap. Finetuning appears to overadjust model parameters to the small target data, which contain very few to no counter-examples to the heuristics (Min et al., 2020; Lovering et al., 2021).</text:p>
          </table:table-cell>
        </table:table-row>
        <table:table-row table:style-name="ro5">
          <table:table-cell office:value-type="float" office:value="2109.04144" calcext:value-type="float">
            <text:p>2109.04144</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Figure 1: In-distribution (bold) vs. challenge datasets (italic) evaluation results of prompt-based ﬁnetuning across different data size K (x axis), where K = 0 indicates zero-shot evaluation. In all challenge sets, the overall zero-shot performance (both blue and green plots) degrades as the model is ﬁnetuned using more data.</text:p>
          </table:table-cell>
        </table:table-row>
        <table:table-row table:style-name="ro7">
          <table:table-cell office:value-type="float" office:value="2109.04144" calcext:value-type="float">
            <text:p>2109.04144</text:p>
          </table:table-cell>
          <table:table-cell office:value-type="string" calcext:value-type="string">
            <text:p>data, dataset</text:p>
          </table:table-cell>
          <table:table-cell office:value-type="float" office:value="132" calcext:value-type="float">
            <text:p>132</text:p>
          </table:table-cell>
          <table:table-cell table:number-columns-repeated="2"/>
          <table:table-cell office:value-type="string" calcext:value-type="string">
            <text:p>Model and Finetuning Our training and standard evaluation setup closely follow Gao et al. (2021), which measure ﬁnetuning performances across ﬁve different randomly sampled training data of size K to account for ﬁnetuning instability on small datasets (Dodge et al., 2020; Mosbach et al., 2021). We perform ﬁve data subsampling for each dataset and each data size K, where K ∈ {16, 32, 64, 128, 256, 512}. Note that K indicates the number of examples per label. We use the original development sets of each training dataset for testing the in-distribution performance. We per 3See appendix A for details of HANS, PAWS, and Scram ble Test test sets.</text:p>
          </table:table-cell>
        </table:table-row>
        <table:table-row table:style-name="ro10">
          <table:table-cell office:value-type="float" office:value="2109.04144" calcext:value-type="float">
            <text:p>2109.04144</text:p>
          </table:table-cell>
          <table:table-cell office:value-type="string" calcext:value-type="string">
            <text:p>data, dataset</text:p>
          </table:table-cell>
          <table:table-cell office:value-type="float" office:value="164" calcext:value-type="float">
            <text:p>164</text:p>
          </table:table-cell>
          <table:table-cell table:number-columns-repeated="2"/>
          <table:table-cell office:value-type="string" calcext:value-type="string">
            <text:p>Here we look to mitigate the adverse impact of ﬁnetuning by viewing the issue as an instance of catastrophic forgetting (French, 1999), which is characterized by the loss of performance on the original dataset after subsequent ﬁnetuning on new data. We then propose a regularized prompt-based ﬁnetuning based on the Elastic Weight Consolidation (EWC) method (Kirkpatrick et al., 2017), which penalizes updates on weights crucial for the original zero-shot performance. EWC identiﬁes these weights using empirical Fisher matrix (Martens, 2020), which requires samples of the original dataset. To omit the need of accessing the pretraining data, we follow Chen et al. (2020) that assume stronger independence between the Fisher information and the corresponding weights. The penalty term is now akin to the L2 loss between updated weights θi and the original weights θ∗ i , resulting in the following overall loss:</text:p>
          </table:table-cell>
        </table:table-row>
        <table:table-row table:style-name="ro13">
          <table:table-cell office:value-type="float" office:value="2109.04144" calcext:value-type="float">
            <text:p>2109.04144</text:p>
          </table:table-cell>
          <table:table-cell office:value-type="string" calcext:value-type="string">
            <text:p>data, dataset</text:p>
          </table:table-cell>
          <table:table-cell office:value-type="float" office:value="164" calcext:value-type="float">
            <text:p>164</text:p>
          </table:table-cell>
          <table:table-cell table:number-columns-repeated="2"/>
          <table:table-cell office:value-type="string" calcext:value-type="string">
            <text:p>Recent prompt-based approaches allow pretrained language models to achieve strong performances on few-shot ﬁnetuning by reformulating downstream tasks as a language modeling problem. In this work, we demonstrate that, despite its advantages on low data regimes, ﬁnetuned prompt-based models for sentence pair classiﬁcation tasks still suffer from a common pitfall of adopting inference heuristics based on lexical overlap, e.g., models incorrectly assuming a sentence pair is of the same meaning because they consist of the Interestingly, we ﬁnd same set of words. that this particular inference heuristic is signiﬁcantly less present in the zero-shot evaluation of the prompt-based model, indicating how ﬁnetuning can be destructive to useful knowledge learned during the pretraining. We then show that adding a regularization that preserves pretraining weights is effective in mitigating this destructive tendency of few-shot ﬁnetuning. Our evaluation on three datasets demonstrates promising improvements on the three corresponding challenge datasets used to diagnose the inference heuristics.1</text:p>
          </table:table-cell>
        </table:table-row>
        <table:table-row table:style-name="ro12">
          <table:table-cell office:value-type="float" office:value="2109.04144" calcext:value-type="float">
            <text:p>2109.04144</text:p>
          </table:table-cell>
          <table:table-cell office:value-type="string" calcext:value-type="string">
            <text:p>data, dataset</text:p>
          </table:table-cell>
          <table:table-cell office:value-type="float" office:value="179" calcext:value-type="float">
            <text:p>179</text:p>
          </table:table-cell>
          <table:table-cell table:number-columns-repeated="2"/>
          <table:table-cell office:value-type="string" calcext:value-type="string">
            <text:p>At the same time, there is a mounting evidence that pre-training on large text corpora extracts rich linguistic information (Hewitt and Manning, 2019; Tenney et al., 2019). However, based on recent studies, standard ﬁnetuned models often overlook this information in the presence of lexical overlap (Nie et al., 2019; Dasgupta et al., 2018). We therefore question whether direct adaptation of PLMs using prompts can better transfer the use of this information during ﬁnetuning. We investigate this question by systematically studying the heuristics in a prompt-based model ﬁnetuned across three datasets with varying data regimes. Our intriguing results reveal that: (i) zero-shot prompt-based models are more robust to using the lexical overlap heuristic during inference, indicated by their high performance on the corresponding challenge datasets; (ii) however, prompt-based ﬁnetuned models quickly adopt this heuristic as they learn from more labeled data, which is indicated by gradual degradation of the performance in challenge datasets.</text:p>
          </table:table-cell>
        </table:table-row>
        <table:table-row table:style-name="ro11">
          <table:table-cell office:value-type="float" office:value="2109.04144" calcext:value-type="float">
            <text:p>2109.04144</text:p>
          </table:table-cell>
          <table:table-cell office:value-type="string" calcext:value-type="string">
            <text:p>data, dataset</text:p>
          </table:table-cell>
          <table:table-cell office:value-type="float" office:value="221" calcext:value-type="float">
            <text:p>221</text:p>
          </table:table-cell>
          <table:table-cell table:number-columns-repeated="2"/>
          <table:table-cell office:value-type="string" calcext:value-type="string">
            <text:p>Results We evaluate all the considered ﬁnetuning strategies by taking their median performance after ﬁnetuning on 512 examples (for each label) and compare them with the original zero-shot performance. We report the results on Table 2, which also include the results of standard classiﬁer head ﬁnetuning (last row). We observe the following: (1) Freezing the layers has mixed challenge set results, e.g., FT-ﬁx18 improves over vanilla prompt-based ﬁnetuning on HANS and PAWS, but degrades Scramble and all in-distribution performances; (2) The L2 regularization strategy, rFT, achieves consistent improvements on the challenge sets while only costs small drop on the corresponding in-distribution performance, e.g., +6pp, +8pp, and +5pp on HANS, PAWS, and Scramble, respectively; (3) Although vanilla prompt-based ﬁnetuning performs relatively poorly, it still has an advantage over standard classiﬁer head ﬁnetuning by +2.5pp, +2.0pp, and +1.0pp on the average scores of each in-distribution and challenge dataset pair. Additionally, Figure 2 shows rFT’s improvement over vanilla prompt-based ﬁnetuning across data regimes on MNLI and HANS. We observe that the advantage of rFT is the strongest on the lexical overlap subset, which initially shows the highest</text:p>
          </table:table-cell>
        </table:table-row>
        <table:table-row table:style-name="ro14">
          <table:table-cell office:value-type="float" office:value="2109.04144" calcext:value-type="float">
            <text:p>2109.04144</text:p>
          </table:table-cell>
          <table:table-cell office:value-type="string" calcext:value-type="string">
            <text:p>data, dataset</text:p>
          </table:table-cell>
          <table:table-cell office:value-type="float" office:value="243" calcext:value-type="float">
            <text:p>243</text:p>
          </table:table-cell>
          <table:table-cell table:number-columns-repeated="2"/>
          <table:table-cell office:value-type="string" calcext:value-type="string">
            <text:p>MNLILex-overlap (ent)Lex-overlap (non)Const. (ent)Const. (non)Subseq. (ent)Subseq. (non)512256128643216-1.60-2.6825.56-3.1817.88-8.709.82-2.41-2.3827.28-6.527.76-3.428.52-3.65-2.5436.26-2.907.761.2211.48-6.40-11.9639.10-11.6817.84-7.3220.34-5.63-15.2641.26-2.6417.24-10.1219.12-3.34-9.4232.72-2.9415.02-9.148.94MNLI / HANS402002040ous work shows that the artifacts of data annotations result in spurious surface cues, which gives away the labels, allowing models to perform well without properly learning the intended task. For instance, models are shown to adopt heuristics based on the presence of certain indicative words or phrases in tasks such as reading comprehension (Kaushik and Lipton, 2018), story cloze completion (Schwartz et al., 2017; Cai et al., 2017), fact veriﬁcation (Schuster et al., 2019), argumentation mining (Niven and Kao, 2019), and natural language inference (Gururangan et al., 2020). Heuristics in models are often investigated using constructed “challenge datasets” consisting of counter-examples to the spurious cues, which mostly result in incorrect predictions (Jia and Liang, 2017; Glockner et al., 2018; Naik et al., 2018; McCoy et al., 2019). Although the problem has been extensively studied, most works focus on models that are trained in standard settings where larger training datasets are available. Our work provides new insights in inference heuristics in models that are trained in zero- and few-shot settings.</text:p>
          </table:table-cell>
        </table:table-row>
        <table:table-row table:style-name="ro11">
          <table:table-cell office:value-type="float" office:value="2109.04144" calcext:value-type="float">
            <text:p>2109.04144</text:p>
          </table:table-cell>
          <table:table-cell office:value-type="string" calcext:value-type="string">
            <text:p>data, dataset</text:p>
          </table:table-cell>
          <table:table-cell office:value-type="float" office:value="274" calcext:value-type="float">
            <text:p>274</text:p>
          </table:table-cell>
          <table:table-cell table:number-columns-repeated="2"/>
          <table:table-cell office:value-type="string" calcext:value-type="string">
            <text:p>Heuristics Mitigation Signiﬁcant prior work attempt to mitigate the heuristics in models by improving the training dataset. Zellers et al. (2019); Sakaguchi et al. (2020) propose to reduce artifacts in the training data by using adversarial ﬁltering methods; Nie et al. (2020); Kaushik et al. (2020) aim at a similar improvement via iterative data collection using human-in-the-loop; Min et al. (2020); Schuster et al. (2021); Liu et al. (2019a); Rozen et al. (2019) augment the training dataset with adversarial instances; and Moosavi et al. (2020a) augment each training instances with their semantic roles information. Complementary to this, recent work introduces various learning algorithms to avoid adopting heuristics including by re-weighting (He et al., 2019; Karimi Mahabadi et al., 2020; Clark et al., 2020) or regularizing the conﬁdence (Utama et al., 2020a; Du et al., 2021) on the training instances which exhibit certain biases. The type of bias can be identiﬁed automatically (Yaghoobzadeh et al., 2021; Utama et al., 2020b; Sanh et al., 2021; Clark et al., 2020) or by hand-crafted models designed based on prior knowledge about the bias. Our ﬁnding suggests that prompted zero-shot models are less reliant on heuristics when tested against examples containing the cues, and preserving this learned behavior is crucial to obtain more robust ﬁnetuned models.</text:p>
          </table:table-cell>
        </table:table-row>
        <table:table-row table:style-name="ro1">
          <table:table-cell office:value-type="float" office:value="2109.04144" calcext:value-type="float">
            <text:p>2109.041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4: Sampled examples from each of the challenge datasets we used for evaluation.</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Christopher Clark, Mark Yatskar, and Luke Zettlemoyer. 2020. Learning to model and ignore dataset In Findings bias with mixed capacity ensembles. of the Association for Computational Linguistics: EMNLP 2020, pages 3031–3045, Online. Association for Computational Linguistics.</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he last 3 rows are automatically generated templates and label words that are shown by Gao et al. (2021) to improve the few-shot ﬁnetuning further. Note that we use the corresponding task’s template when evaluating on the challenge datasets.</text:p>
          </table:table-cell>
        </table:table-row>
        <table:table-row table:style-name="ro5">
          <table:table-cell office:value-type="float" office:value="2109.04144" calcext:value-type="float">
            <text:p>2109.04144</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Table 2: Results of different strategies for ﬁnetuning prompt-based model (using #k examples). Models are evaluated against the in-distribution set and corresponding challenge sets. The zero-shot row indicates prompting results before ﬁnetuning. The avg columns report the average score on in-distribution and challenge datasets.</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Victor Sanh, Thomas Wolf, Yonatan Belinkov, and Alexander M. Rush. 2021. Learning from others’ mistakes: Avoiding dataset biases without modeling them. In 9th International Conference on Learning Representations, ICLR 2021, Virtual Event, Austria, May 3-7, 2021. OpenReview.net.</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He He, Sheng Zha, and Haohan Wang. 2019. Unlearn dataset bias in natural language inference by ﬁtting the residual. In Proceedings of the 2nd Workshop on Deep Learning Approaches for Low-Resource NLP (DeepLo 2019), pages 132–142, Hong Kong, China. Association for Computational Linguistics.</text:p>
          </table:table-cell>
        </table:table-row>
        <table:table-row table:style-name="ro5">
          <table:table-cell office:value-type="float" office:value="2109.04144" calcext:value-type="float">
            <text:p>2109.04144</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Ohad Rozen, Vered Shwartz, Roee Aharoni, and Ido Dagan. 2019. Diversify your datasets: Analyzing generalization via controlled variance in adversarIn Proceedings of the 23rd Conferial datasets. ence on Computational Natural Language Learning (CoNLL), pages 196–205, Hong Kong, China. Association for Computational Linguistics.</text:p>
          </table:table-cell>
        </table:table-row>
        <table:table-row table:style-name="ro5">
          <table:table-cell office:value-type="float" office:value="2109.04144" calcext:value-type="float">
            <text:p>2109.04144</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Impact of pretrained model In addition to evaluating RoBERTa-large, we also evaluate on other commonly used pretrained language models based on transformers such as RoBERTa-base, BERT-base-uncased, and BERT-large-uncased. The results are shown in Table 6. We observe similar pattern across PLMs, i.e., improved in-distribution scores come at the cost of the degradation in the corresponding challenge datasets.</text:p>
          </table:table-cell>
        </table:table-row>
        <table:table-row table:style-name="ro5">
          <table:table-cell office:value-type="float" office:value="2109.04144" calcext:value-type="float">
            <text:p>2109.0414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Inference Heuristics Our work relates to a large body of literature on the problem of “bias” in the training datasets and the ramiﬁcations to the resulting models across various language understanding tasks (Niven and Kao, 2019; Poliak et al., 2018; Tsuchiya, 2018; Gururangan et al., 2020). Previ 5See Appendix B for the detailed results.</text:p>
          </table:table-cell>
        </table:table-row>
        <table:table-row table:style-name="ro5">
          <table:table-cell office:value-type="float" office:value="2109.04144" calcext:value-type="float">
            <text:p>2109.04144</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Nelson F. Liu, Roy Schwartz, and Noah A. Smith. Inoculation by ﬁne-tuning: A method for 2019a. analyzing challenge datasets. In Proceedings of the 2019 Conference of the North American Chapter of the Association for Computational Linguistics: Human Language Technologies, Volume 1 (Long and Short Papers), pages 2171–2179, Minneapolis, Minnesota. Association for Computational Linguistics.</text:p>
          </table:table-cell>
        </table:table-row>
        <table:table-row table:style-name="ro4">
          <table:table-cell office:value-type="float" office:value="2109.04144" calcext:value-type="float">
            <text:p>2109.0414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dating the weights too far from their original pretrained values, is an effective approach to improve the in-distribution performance on target datasets, while mitigating the adoption of inference heuristics. Overall, our work suggests that while promptbased ﬁnetuning has gained impressive results on standard benchmarks, it can has a negative impact regarding inference heuristics, which in turn suggests the importance of a more thorough evaluation setup to ensure meaningful progress.</text:p>
          </table:table-cell>
        </table:table-row>
        <table:table-row table:style-name="ro6">
          <table:table-cell office:value-type="float" office:value="2109.04144" calcext:value-type="float">
            <text:p>2109.04144</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Challenge datasets We provide examples from each challenge datasets considered in our evaluation to illustrate sentence pairs that support or are against the heuristics. Table 4 shows examples for HANS, PAWS, and Scramble Test. Following McCoy et al. (2019), we obtain the probability for the non-entailment label by summing the probabilities assigned by models trained on MNLI to the neutral and contradiction labels. We use the same-type subset of Scramble Test (Dasgupta et al., 2018) which contain examples of both entailment (support) and contradiction (against) relations.</text:p>
          </table:table-cell>
        </table:table-row>
        <table:table-row table:style-name="ro6">
          <table:table-cell office:value-type="float" office:value="2109.04144" calcext:value-type="float">
            <text:p>2109.04144</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HANS details HANS dataset is designed based on the insight that the word overlapping between premise and hypothesis in NLI datasets is spuriously correlated with the entailment label. HANS consists of examples in which relying to this correlation leads to incorrect label, i.e., hypotheses are not entailed by their word-overlapping premises. HANS is split into three test cases: (a) Lexical overlap (e.g., “The doctor was paid by the actor” → “The doctor paid the actor”), (b) Subsequence (e.g., “The doctor near the actor danced” → “The actor danced”), and (c) Constituent (e.g., “If the artist slept, the actor ran” → “The artist</text:p>
          </table:table-cell>
        </table:table-row>
        <table:table-row table:style-name="ro10">
          <table:table-cell office:value-type="float" office:value="2109.04144" calcext:value-type="float">
            <text:p>2109.04144</text:p>
          </table:table-cell>
          <table:table-cell office:value-type="string" calcext:value-type="string">
            <text:p>dataset</text:p>
          </table:table-cell>
          <table:table-cell office:value-type="float" office:value="159" calcext:value-type="float">
            <text:p>159</text:p>
          </table:table-cell>
          <table:table-cell table:number-columns-repeated="2"/>
          <table:table-cell office:value-type="string" calcext:value-type="string">
            <text:p>Researchers constructed corresponding challenge sets for the above datasets, which are designed to contain examples that are against the heuristics, i.e., the examples exhibit word overlap between the two input sentences but are labeled as non-entailment for NLI or non-duplicate for QQP. We evaluate each few-shot model against its corresponding challenge dataset. Namely, we evaluate models trained on MNLI against entailment and non-entailment subsets of the HANS dataset (McCoy et al., 2019), which are further categorized into lexical overlap (lex.), subsequence (subseq.), and constituent (const.) subsets; SNLI models against the long and short subsets of the Scramble Test challenge set (Dasgupta et al., 2018); and QQP models against the PAWS dataset (Zhang et al., 2019).3 We illustrate challenge datasets examples and their reformulation as prompts in Table 1.</text:p>
          </table:table-cell>
        </table:table-row>
        <table:table-row table:style-name="ro1" table:visibility="filter">
          <table:table-cell office:value-type="float" office:value="2109.04522" calcext:value-type="float">
            <text:p>2109.045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32] T. Hastie, R. Tibshirani, and J. H. Friedman. The Elements of Statistical Learning: Data Mining,</text:p>
          </table:table-cell>
        </table:table-row>
        <table:table-row table:style-name="ro2" table:visibility="filter">
          <table:table-cell office:value-type="float" office:value="2109.04522" calcext:value-type="float">
            <text:p>2109.0452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19] Jeﬀrey Dean and Sanjay Ghemawat. MapReduce: Simpliﬁed data processing on large clusters. Commu nications of the ACM, 51(1):107–113, 2008.</text:p>
          </table:table-cell>
        </table:table-row>
        <table:table-row table:style-name="ro6" table:visibility="filter">
          <table:table-cell office:value-type="float" office:value="2109.04522" calcext:value-type="float">
            <text:p>2109.04522</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With the ubiquitous digitalization and automation of society, decision problems are rapidly expanding in size and scope. Increasingly often, we face problems where data, computations, and decisions need to be distributed on multiple nodes. These nodes may be individual cores in a CPU, diﬀerent processors in a multi-CPU platform, or servers in a geographically dispersed cluster. Representative examples include control and coordination of infrastructure-scale systems, machine learning on data sets that are too large to conveniently store in a single computer, and real-time decision-making based on high-velocity data streams.</text:p>
          </table:table-cell>
        </table:table-row>
        <table:table-row table:style-name="ro8" table:visibility="filter">
          <table:table-cell office:value-type="float" office:value="2109.04522" calcext:value-type="float">
            <text:p>2109.045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igure 1: The three classes of algorithms studied in Section 3 and the typical parallel architectures on which they are implemented. The Piag algorithm on the parameter server (left) parallelizes data over multiple nodes able to evaluate the corresponding loss function gradients, while the master maintains and updates the decision vector. In the ARock framework (middle), multiple computing units access to shared memory and update (randomly selected) sub-vectors of the overall decision vector in parallel. Finally, the totally asynchronous framework (right) allows to model loosely coupled distributed architectures where computing nodes retrieve parts of the global decision vector from remote nodes, and evaluate components of an operator to update their local decisions.</text:p>
          </table:table-cell>
        </table:table-row>
        <table:table-row table:style-name="ro9" table:visibility="filter">
          <table:table-cell office:value-type="float" office:value="2109.04522" calcext:value-type="float">
            <text:p>2109.04522</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Data-driven optimization problems can grow large both in the number of decision variables and in the number of data points that are used to deﬁne the objective and constraints. It may therefore make sense to parallelize the associated optimization algorithms over both data and decision variables, see Figure 1. One popular framework for parallelizing algorithms in the data dimension is the parameter server [41]. Here, a master node (the server) maintains the decision vector, while the data is divided between a number of worker nodes. When a worker node is queried by the server, it computes and returns the gradient of the part of the objective function deﬁned by its own data. The master maintains an estimate of the gradient of the full objective function, and executes a (proximal) gradient update whenever it receives gradient information from one of the workers. As soon as the master completes an update, it queries idle worker nodes with the updated decision vector. If the asynchrony, measured in terms of the maximum number of iterations carried out by the master between two consecutive gradient updates from any worker, is bounded, then convergence can be guaranteed under mild assumptions on the objective function [5, 40].</text:p>
          </table:table-cell>
        </table:table-row>
        <table:table-row table:style-name="ro7">
          <table:table-cell office:value-type="float" office:value="2109.04522" calcext:value-type="float">
            <text:p>2109.04522</text:p>
          </table:table-cell>
          <table:table-cell office:value-type="string" calcext:value-type="string">
            <text:p>retrieve</text:p>
          </table:table-cell>
          <table:table-cell office:value-type="float" office:value="101" calcext:value-type="float">
            <text:p>101</text:p>
          </table:table-cell>
          <table:table-cell table:number-columns-repeated="2"/>
          <table:table-cell office:value-type="string" calcext:value-type="string">
            <text:p>The natural way to parallelize problems with high-dimensional decision vectors is to use block-coordinate updates. In these methods, the decision vector is divided into sub-vectors, and diﬀerent processing elements update the sub-vectors in parallel. In the partially and totally asynchronous models of Bertsekas and Tststiklis [11], each processing element is responsible for storing and updating one sub-vector, and it does so using delayed information of the remaining decision variables retrieved from the other (remote) processors. Under weak assumptions on the communications delays and update rates of individual processors, convergence</text:p>
          </table:table-cell>
        </table:table-row>
        <table:table-row table:style-name="ro2" table:visibility="filter">
          <table:table-cell office:value-type="float" office:value="2109.06773" calcext:value-type="float">
            <text:p>2109.06773</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mclData: Robot poseLaserData: Points cloudMapData: Global MapCostmap Data: Obstacles positionDWAData: Translational and rotational velocities <text:s text:c="5"/>Fig. 6. Experiment environment.</text:p>
          </table:table-cell>
        </table:table-row>
        <table:table-row table:style-name="ro8">
          <table:table-cell office:value-type="float" office:value="2109.06773" calcext:value-type="float">
            <text:p>2109.06773</text:p>
          </table:table-cell>
          <table:table-cell office:value-type="string" calcext:value-type="string">
            <text:p>data, open-source</text:p>
          </table:table-cell>
          <table:table-cell office:value-type="float" office:value="128" calcext:value-type="float">
            <text:p>128</text:p>
          </table:table-cell>
          <table:table-cell table:number-columns-repeated="2"/>
          <table:table-cell office:value-type="string" calcext:value-type="string">
            <text:p>Abstract. In recent years, the mobile robot has been considerable attention to researchers for its application in various environments. For a mobile robot navigating its way from starting point to a goal point while traversing through deterrents, needs to recognize the obstacles and generate new trajectories to reach the destination. This paper presents an obstacle avoidance method for mobile robots using an open-source in robot operation system (ROS) combining with the dynamic window approach (DWA) algorithm. The experiment is carried out using a mobile robot in which the navigation data is based on data collecting by a laser scanner. The experimental results show that the robot can work well in environments containing static and dynamic obstacles.</text:p>
          </table:table-cell>
        </table:table-row>
        <table:table-row table:style-name="ro5">
          <table:table-cell office:value-type="float" office:value="2109.06773" calcext:value-type="float">
            <text:p>2109.06773</text:p>
          </table:table-cell>
          <table:table-cell office:value-type="string" calcext:value-type="string">
            <text:p>package</text:p>
          </table:table-cell>
          <table:table-cell office:value-type="float" office:value="60" calcext:value-type="float">
            <text:p>60</text:p>
          </table:table-cell>
          <table:table-cell table:number-columns-repeated="2"/>
          <table:table-cell office:value-type="string" calcext:value-type="string">
            <text:p>The experimental results show that the Costmap package incorporates with a Laser scanner in this paper has successfully recognized both static and dynamic obstacles to provide information about obstacle boundaries. The DWA algorithm helps calculate instant velocity, angular velocity, and robot direction, which allows controlling the robot traversing through deterrents to get the goal point.</text:p>
          </table:table-cell>
        </table:table-row>
        <table:table-row table:style-name="ro8">
          <table:table-cell office:value-type="float" office:value="2109.06773" calcext:value-type="float">
            <text:p>2109.06773</text:p>
          </table:table-cell>
          <table:table-cell office:value-type="string" calcext:value-type="string">
            <text:p>package</text:p>
          </table:table-cell>
          <table:table-cell office:value-type="float" office:value="129" calcext:value-type="float">
            <text:p>129</text:p>
          </table:table-cell>
          <table:table-cell table:number-columns-repeated="2"/>
          <table:table-cell office:value-type="string" calcext:value-type="string">
            <text:p>The present paper introduces a collision-avoidance approach for mobile robots using a combination of different techniques. The information about the working environment is collected using a laser scanner for map building and obstacle detection. A combination of a 2D Costmap package on ROS and DWA algorithm has been used to calculate the translational and rotational velocities in the case of any obstacle occurring on the robot’s motion path. Three experimental scenarios are carried out to examine the operation of the system. The robot has successfully passed the working area involving static and dynamic obstacles to reach the goal point. This allows extending the proposed approach to further study of mobile robot applications and to avoid dynamic moving obstacles in flexible environments.</text:p>
          </table:table-cell>
        </table:table-row>
        <table:table-row table:style-name="ro4">
          <table:table-cell office:value-type="float" office:value="2109.06773" calcext:value-type="float">
            <text:p>2109.06773</text:p>
          </table:table-cell>
          <table:table-cell office:value-type="string" calcext:value-type="string">
            <text:p>package, data</text:p>
          </table:table-cell>
          <table:table-cell office:value-type="float" office:value="69" calcext:value-type="float">
            <text:p>69</text:p>
          </table:table-cell>
          <table:table-cell table:number-columns-repeated="2"/>
          <table:table-cell office:value-type="string" calcext:value-type="string">
            <text:p>This paper addresses a collision-avoidance approach for mobile robots using a combination of a 2D Costmap package on ROS and DWA algorithm. The environment data and obstacle information are collected through a laser scanner. The proposed method is examined by operating a mobile robot in static and dynamic environments. The results indicate that the robot can generate new paths to avoid obstacles during its motion.</text:p>
          </table:table-cell>
        </table:table-row>
        <table:table-row table:style-name="ro7">
          <table:table-cell office:value-type="float" office:value="2109.06773" calcext:value-type="float">
            <text:p>2109.06773</text:p>
          </table:table-cell>
          <table:table-cell office:value-type="string" calcext:value-type="string">
            <text:p>package, data</text:p>
          </table:table-cell>
          <table:table-cell office:value-type="float" office:value="132" calcext:value-type="float">
            <text:p>132</text:p>
          </table:table-cell>
          <table:table-cell table:number-columns-repeated="2"/>
          <table:table-cell office:value-type="string" calcext:value-type="string">
            <text:p>The control program was developed using the ROS platform, in which a Hector Slam [12] package was applied for real-time map building (Fig. 4). To estimate the position of the robot in the environment, the adaptive Monte Carlo method (AMCL) was used in the localization system. This technique is also known as particle filter localization. The position and orientation data representing the robot’s pose are resampled every time step for the robot localization (Fig. 5). Besides, the AMCL also helps recognize if any obstacle appears in the working area. After that, the DWA algorithm will calculate transitional and rotational velocities to control the robot the motion following the desired trajectories.</text:p>
          </table:table-cell>
        </table:table-row>
        <table:table-row table:style-name="ro11">
          <table:table-cell office:value-type="float" office:value="2109.06773" calcext:value-type="float">
            <text:p>2109.06773</text:p>
          </table:table-cell>
          <table:table-cell office:value-type="string" calcext:value-type="string">
            <text:p>package, data</text:p>
          </table:table-cell>
          <table:table-cell office:value-type="float" office:value="232" calcext:value-type="float">
            <text:p>232</text:p>
          </table:table-cell>
          <table:table-cell table:number-columns-repeated="2"/>
          <table:table-cell office:value-type="string" calcext:value-type="string">
            <text:p>Many obstacle avoidance methods have been proposed in the field of robotics and each algorithm differs in the way of avoiding static or dynamic obstacles. By using a collision avoidance algorithm allows the robot to reach its target without colliding with any obstacles that may exist in its path. The obstacle avoidance algorithm is integrated with a local path planning algorithm, thus it has been used to modify the direction and the velocity of the mobile robot based on obstacles detection in its path. If any obstacle is found on the mobile robot path, the old path will be replaced with a new one to avoid that obstacle. In the present study, a 2D-Costmap package in ROS is used to take in obstacle data through a laser scanner. The obstacle information is automatically updated and stored as purely a two-dimensional interface, therefore it can only be made in columns. Then, this information is used as boundary constraints of the dynamic window approach (DWA) optimization problem. The (DWA) generates the local path for obstacle avoidance. The search for the robot controlling information is performed in the workspace of velocities. An optimal function is applied to determine the velocity maximizing of the objective function. The dynamic constraints are created to reduce the search space.</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P(A, θ|data) =</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P(A, θ|data) ≥</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log P(θ|data) = log</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E[log P(θ|data)] ≥</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P(A, θ|data) q(A)</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E[log P(θ|data)] ≥ E[</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P(data|A, θ)P(A|θ) =</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E[log P(A, θ|data)] = logΓ +</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P(data|A, θ)P(A|θ)P(θ) P(data)</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1] M. E. J. Newman, “Network structure from rich but noisy data”, Nature</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networks to analyze expression data”, Biology, vol. 7, pp. 601–620, 2000.</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 we can apply the well-known Jensen’s inequality on the log of P(θ|data):</text:p>
          </table:table-cell>
        </table:table-row>
        <table:table-row table:style-name="ro1" table:visibility="filter">
          <table:table-cell office:value-type="float" office:value="2109.11642" calcext:value-type="float">
            <text:p>2109.1164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q(A)(cid:0)E[log P(A, θ|data)] − log q(A)(cid:1).</text:p>
          </table:table-cell>
        </table:table-row>
        <table:table-row table:style-name="ro3" table:visibility="filter">
          <table:table-cell office:value-type="float" office:value="2109.11642" calcext:value-type="float">
            <text:p>2109.1164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9] S. Bourigault, S. Lamprier, and P. Gallinari, “Representation Learning for Information Diffusion through Social Networks: an Embedded Cascade Model”, in International Conference on Web Search and Data Mining, 2016, pp. 573-582.</text:p>
          </table:table-cell>
        </table:table-row>
        <table:table-row table:style-name="ro2" table:visibility="filter">
          <table:table-cell office:value-type="float" office:value="2109.11642" calcext:value-type="float">
            <text:p>2109.116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o ﬁnd E[log P(A, θ|data)], we replace (8) into (7). Setting Γ = P(θ)/P(data), the expectation of the log of (7) becomes:</text:p>
          </table:table-cell>
        </table:table-row>
        <table:table-row table:style-name="ro3" table:visibility="filter">
          <table:table-cell office:value-type="float" office:value="2109.11642" calcext:value-type="float">
            <text:p>2109.11642</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5] D. Kempe, J. Kleinberg, and ´E. Tardos, “Maximizing the spread of inﬂuence through a social network”, in Proceedings of the ninth ACM SIGKDD international conference on Knowledge discovery and data mining, 2003, pp. 137–146.</text:p>
          </table:table-cell>
        </table:table-row>
        <table:table-row table:style-name="ro3" table:visibility="filter">
          <table:table-cell office:value-type="float" office:value="2109.11642" calcext:value-type="float">
            <text:p>2109.11642</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Our algorithm works for OSN traces that include hundreds of thousands to millions of nodes. We focus the analysis on data from Twitter but we could apply the constraint set on other domains as well. However, to do so, the feasibility constraints should be adjusted each time to the type of data that we work with.</text:p>
          </table:table-cell>
        </table:table-row>
        <table:table-row table:style-name="ro5" table:visibility="filter">
          <table:table-cell office:value-type="float" office:value="2109.11642" calcext:value-type="float">
            <text:p>2109.1164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s mentioned in the introduction, we develop a non-trivial modiﬁcation of Newman’s EM algorithm proposed in [1] that was designed for network inference given erroneous data. In our case, our data is not erroneous, but rather incomplete; however, we take advantage of Newman’s probabilistic modeling and we adapt its parameters and the EM equations to our case.</text:p>
          </table:table-cell>
        </table:table-row>
        <table:table-row table:style-name="ro3" table:visibility="filter">
          <table:table-cell office:value-type="float" office:value="2109.11642" calcext:value-type="float">
            <text:p>2109.1164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P(A, θ|data) q(A) (9) where q(A) is any probability distribution over networks A satisfying (cid:80) A q(A) = 1. We also deﬁne the posterior probability of an edge existing between i and j by Qij = P(Aij = 1|data, θ) = (cid:80) A q(A)Aij.</text:p>
          </table:table-cell>
        </table:table-row>
        <table:table-row table:style-name="ro4" table:visibility="filter">
          <table:table-cell office:value-type="float" office:value="2109.11642" calcext:value-type="float">
            <text:p>2109.1164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cases like the above, we say that the trace is not feasible with respect to the inferred network. We argue that the concept of trace feasibility is an important condition that an inference framework must meet if we wish to understand the produced networks with relation to the trace and get them to explain every instance of our data. Therefore, we approach the problem of network inference in a novel way by developing a method that infers a posterior distribution of feasible networks that</text:p>
          </table:table-cell>
        </table:table-row>
        <table:table-row table:style-name="ro4" table:visibility="filter">
          <table:table-cell office:value-type="float" office:value="2109.11642" calcext:value-type="float">
            <text:p>2109.11642</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7] A. Goyal, F. Bonchi, and L. Lakshmanan, “Learning inﬂuence probabilities in social networks”, in Proceedings of the 3rd ACM International Conference on Web Search and Data Mining, 2010, pp. 241-250. [8] K. Saito, R. Nakano, and M. Kimura, “Prediction of Information Diffusion Probabilities for Independent Cascade Model”, in International Conference on Knowledge-Based and Intelligent Information and Engineering Systems, vol. 5179, 2008, pp. 67-75.</text:p>
          </table:table-cell>
        </table:table-row>
        <table:table-row table:style-name="ro4" table:visibility="filter">
          <table:table-cell office:value-type="float" office:value="2109.11642" calcext:value-type="float">
            <text:p>2109.1164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irstly, in a similar fashion to Newman [1], we assume that the relationship between the underlying network G and the trace can be expressed in the form of a probability function P(data|A, θ), which is the probability of generating the particular trace P, given the adjacency matrix A and a set of additional model parameters, denoted by θ. The parameters θ, added to cover a larger range of possibilities for the type of graph and the way the data is generated, are the following:</text:p>
          </table:table-cell>
        </table:table-row>
        <table:table-row table:style-name="ro5" table:visibility="filter">
          <table:table-cell office:value-type="float" office:value="2109.11642" calcext:value-type="float">
            <text:p>2109.1164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or the M-step of the EM algorithm, the function that we want to maximize is E[log P(θ|data)]. To do so, we need to ﬁnd the unknown values, q(A) and θ ={α, β, ρ, σ}, that maximize the expectation on the left-hand side of (12), under the feasibility constraints on the parameters set θ. From these, only the σij have an important constraint set, speciﬁed in (5) and (6).</text:p>
          </table:table-cell>
        </table:table-row>
        <table:table-row table:style-name="ro5" table:visibility="filter">
          <table:table-cell office:value-type="float" office:value="2109.11642" calcext:value-type="float">
            <text:p>2109.11642</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Given this type of modeling, when Aij = 1, the Yij out of the Mij experiments are successful, each with probability α. When Aij = 0, the Yij out of Mij experiments are successful, each with probability β. For the whole set of parameters θ, we assume a uniform prior probability P(θ). If we sum (7) over all possible networks A, we ﬁnd that P(θ|data) = (cid:80) A P(A, θ|data). Then, as suggested by Newman</text:p>
          </table:table-cell>
        </table:table-row>
        <table:table-row table:style-name="ro4" table:visibility="filter">
          <table:table-cell office:value-type="float" office:value="2109.11642" calcext:value-type="float">
            <text:p>2109.1164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16) The expression here is also different from Newman, since in the exponents we get the expected number of events (using Mijσij) instead of the number of times j reposts from origin i directly (that is provided directly by the data). Notice also that for Mij = 0, Qij becomes equal to the prior probability ρ. Moreover, from (14) we observe that q(A) is the posterior probability distribution over all possible networks A, P(A, θ|data) when Yij is replaced by its expected value Mijσij.</text:p>
          </table:table-cell>
        </table:table-row>
        <table:table-row table:style-name="ro7" table:visibility="filter">
          <table:table-cell office:value-type="float" office:value="2109.11642" calcext:value-type="float">
            <text:p>2109.11642</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To ﬁnd the most probable value of the parameters θ given the observed data and infer a graph with maximum likelihood, we will develop an application of Expectation-Maximization (EM): an iterative algorithm designed to ﬁnd the maximum a posteriori (MAP) estimates of parameters in statistical models that depend on unobserved latent variables. Each EM iteration will alternate between two steps: i) an expectation (E) step, which creates the expectation of the log-likelihood using the current estimate for the parameters θ; and ii) a maximization (M) step, which ﬁnds the parameters that maximize the expected log-likelihood of the E-step. The estimated parameters are then used in the next E-step and so on until convergence is reached.</text:p>
          </table:table-cell>
        </table:table-row>
        <table:table-row table:style-name="ro10" table:visibility="filter">
          <table:table-cell office:value-type="float" office:value="2109.11642" calcext:value-type="float">
            <text:p>2109.11642</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Network inference, or reconstruction is the problem of predicting the presence or absence of edges between a set of nodes that form the vertices of a graph, given an observed set of data, i.e., the trace [2]. Network inference has long been considered an important it attracted a lot of attention in computational biology with various works reconstructing biological networks using representation learning, Bayesian networks, etc [3]. At the same time, studies applying network inference on social network data began emerging in literature and continue until today, thanks to the rapid growth of Online Social Networks (OSNs) [4]–[6]. The main goal of such works is to infer the inﬂuence between users - an important property of a social network [7] - and usually rely on diffusion models that capture the way information is diffused through the network. Such models include the Independent Cascade</text:p>
          </table:table-cell>
        </table:table-row>
        <table:table-row table:style-name="ro12" table:visibility="filter">
          <table:table-cell office:value-type="float" office:value="2109.11642" calcext:value-type="float">
            <text:p>2109.11642</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After the choice of a diffusion model, the corresponding model parameters can be learned with several approaches, such as maximum likelihood [7], [11], Expectation-Maximization (EM) [1], [8], [9] and other static or continuous-time models [7]. For example, Saito et al. [8], used the IC model and applied the EM algorithm to learn the pairwise transmission probabilities of inﬂuence between users. More recently, Bourigault et al. [9] presented an embedded version of the IC model on OSNs that learns information diffusion probabilities along with the representation of users in the latent space. More recently, Newman [1] proposed an EM algorithm that is designed for network inference given unreliable data with the help of a set of parameters that estimate the size of the errors. Peixoto [12] approached network reconstruction similarly to Newman and combined it with community detection, proving that the task of inferring edges can improve the accuracy of community detection and vice-versa.</text:p>
          </table:table-cell>
        </table:table-row>
        <table:table-row table:style-name="ro14" table:visibility="filter">
          <table:table-cell office:value-type="float" office:value="2109.11642" calcext:value-type="float">
            <text:p>2109.11642</text:p>
          </table:table-cell>
          <table:table-cell office:value-type="string" calcext:value-type="string">
            <text:p>data</text:p>
          </table:table-cell>
          <table:table-cell office:value-type="float" office:value="267" calcext:value-type="float">
            <text:p>267</text:p>
          </table:table-cell>
          <table:table-cell table:number-columns-repeated="2"/>
          <table:table-cell office:value-type="string" calcext:value-type="string">
            <text:p>Abstract—Network inference is the process of deciding what is the true unknown graph underlying a set of interactions between nodes. There is a vast literature on the subject, but most known methods have an important drawback: the inferred graph is not guaranteed to explain every interaction from the input trace. We consider this an important issue since such inferred graph cannot be used as input for applications that require a reliable estimate of the true graph. On the other hand, a graph having trace feasibility guarantees can help us better understand the true (hidden) interactions that may have taken place between nodes of interest. The inference of such graph is the goal of this paper. Firstly, given an activity log from a social network, we introduce a set of constraints that take into consideration all the hidden paths that are possible between the nodes of the trace, given their timestamps of interaction. Then, we develop a non-trivial modiﬁcation of the Expectation-Maximization algorithm by Newman [1], that we call Constrained-EM, which incorporates the constraints and a set of auxiliary variables into the inference process to guide it towards the feasibility of the trace. Experimental results on real-world data from Twitter conﬁrm that Constrained-EM generates a posterior distribution of graphs that explains all the events observed in the trace while presenting the desired properties of a scale-free, small-world graph. Our method also outperforms established methods in terms of feasibility and quality of the inferred graph.</text:p>
          </table:table-cell>
        </table:table-row>
        <table:table-row table:style-name="ro1">
          <table:table-cell office:value-type="float" office:value="2109.11642" calcext:value-type="float">
            <text:p>2109.1164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text:p>
          </table:table-cell>
        </table:table-row>
        <table:table-row table:style-name="ro3">
          <table:table-cell office:value-type="float" office:value="2109.11642" calcext:value-type="float">
            <text:p>2109.11642</text:p>
          </table:table-cell>
          <table:table-cell office:value-type="string" calcext:value-type="string">
            <text:p>python, open-source</text:p>
          </table:table-cell>
          <table:table-cell office:value-type="float" office:value="43" calcext:value-type="float">
            <text:p>43</text:p>
          </table:table-cell>
          <table:table-cell table:number-columns-repeated="2"/>
          <table:table-cell office:value-type="string" calcext:value-type="string">
            <text:p>1) Environment: We run the experiments on a Google Cloud virtual instance with 16 vCPUs and 128 GB RAM. For the solution of the optimization problem, we use PuLP 2, an open-source linear programming library for Python.</text:p>
          </table:table-cell>
        </table:table-row>
        <table:table-row table:style-name="ro7">
          <table:table-cell office:value-type="float" office:value="2109.11642" calcext:value-type="float">
            <text:p>2109.11642</text:p>
          </table:table-cell>
          <table:table-cell office:value-type="string" calcext:value-type="string">
            <text:p>used dataset, dataset</text:p>
          </table:table-cell>
          <table:table-cell office:value-type="float" office:value="132" calcext:value-type="float">
            <text:p>132</text:p>
          </table:table-cell>
          <table:table-cell table:number-columns-repeated="2"/>
          <table:table-cell office:value-type="string" calcext:value-type="string">
            <text:p>To evaluate our approach we use a real-world Twitter dataset coming from Kaggle, referred to as Russian 1. It contains almost 2 million tweets and retweets emitted from 181,621 users during the Russian presidential elections of 2018. Users are anonymous and tweets are ordered in time. We choose the ﬁrst 500,000 lines of the trace. Each line is a quadruple [PostID, TimeStamp, UserID, RePostID]. We remove all the tweets that have not been retweeted by any users and all the retweets for which we do not know the user who originally posted it. In addition, we delete retweets that appear more than once for the same user and tweet. The ﬁnal statistics are summarised in Table II.</text:p>
          </table:table-cell>
        </table:table-row>
        <table:table-row table:style-name="ro2">
          <table:table-cell office:value-type="float" office:value="2109.11808" calcext:value-type="float">
            <text:p>2109.11808</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P. N. Loxley. A sparse code increases the speed and efﬁciency of neuro-dynamic programming for optimal control</text:p>
          </table:table-cell>
        </table:table-row>
        <table:table-row table:style-name="ro6" table:visibility="filter">
          <table:table-cell office:value-type="float" office:value="2109.11808" calcext:value-type="float">
            <text:p>2109.11808</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D. J. C. MacKay. Information-based objective functions for active data selection. Neural Comput., 4:590–604, 1992. D. J. C. MacKay. Information theory, inference, and learning algorithms. Cambridge University Press, 2003. J. A. Placed and J. A. Castellanos. A deep reinforcement learning approach for active slam. Appl. Sci, 10:8386, 2020. C. E. Rasmussen and C. K. I. Williams. Gaussian Processes for Machine Learning. MIT Press, 2006. C. J. Shannon. A mathematical theory of communication. Bell Systems Technical Journal, 27:379–423, 623–656,</text:p>
          </table:table-cell>
        </table:table-row>
        <table:table-row table:style-name="ro16" table:visibility="filter">
          <table:table-cell office:value-type="float" office:value="2109.11808" calcext:value-type="float">
            <text:p>2109.11808</text:p>
          </table:table-cell>
          <table:table-cell office:value-type="string" calcext:value-type="string">
            <text:p>data</text:p>
          </table:table-cell>
          <table:table-cell office:value-type="float" office:value="273" calcext:value-type="float">
            <text:p>273</text:p>
          </table:table-cell>
          <table:table-cell table:number-columns-repeated="2"/>
          <table:table-cell office:value-type="string" calcext:value-type="string">
            <text:p>The closest related previous work is that of Low et al. [2009] and Cao et al. [2013] in the active-sensing domain. Active sensing is the task of deciding what data to gather next [MacKay, 1992], and is closely related to explorative behavior [Little and Sommer, 2011, 2013]: for example, should an animal or agent gather more data to reduce its ignorance about a new environment, or should it omit gathering some data that are expected to be least informative. The work of Low et al. [2009] and Cao et al. [2013] models spatially-varying environmental phenomena using Gaussian processes [Rasmussen and Williams, 2006, Gibbs, 1997, MacKay, 2003]. Informative sampling paths are planned using various forms of dynamic programming. Gaussian processes are also described within our general dynamic programming framework. However, in the work of Low et al. [2009] and Cao et al. [2013], it is not clear that dynamic programming is necessary for ﬁnding informative paths, as greedy algorithms are shown to achieve comparable results for the examples shown [Low et al., 2009, Cao et al., 2013]. Krause et al. [2008] showed that ﬁnding optimal static sensor placements for a Gaussian process requires solving a combinatorial optimization problem that is NP-complete [Krause et al., 2008]. Nevertheless, a greedy algorithm can achieve near-optimal performance when the information</text:p>
          </table:table-cell>
        </table:table-row>
        <table:table-row table:style-name="ro19" table:visibility="filter">
          <table:table-cell office:value-type="float" office:value="2109.11808" calcext:value-type="float">
            <text:p>2109.11808</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Less well-recognized is the fact that greedy approaches can sometimes lead to suboptimal measurement sequences. This is not usually the case for simple systems such as in the weighing problem described above. However, in other cases, an optimal sequence of measurements may involve trade-offs where earlier measurements in the sequence lead to modest information gains, rather than the maximum gains attainable at those stages, so that later measurements can access larger information gains than would otherwise be possible. A greedy approach never allows for such trade-offs. This is seen in the robotics literature, such as for path planning and trajectory optimization for robots building maps from sensor data [Placed and Castellanos, 2020, Kollar and Roy, 2008], path planning for active sensing [Low et al., 2009, Cao et al., 2013], and robots exploring unknown environments [Ay et al., 2008, Kollar and Roy, 2008]. These approaches generally have in common the application of information theory objectives, and the use of sequential optimization methods such as dynamic programming or reinforcement learning [Bertsekas, 2017, 2020, Sutton and Barto, 2018]. Such methods speciﬁcally allow for the possibility of delayed information gains and nonmyopic paths, and attempt to deal with the combinatorial nature of the underlying optimization problem. Exact dynamic programming is often computationally prohibitive or too time-consuming due to the need to consider all states of the problem. However, introducing efﬁcient parametric approximations [Bertsekas and Tsitsiklis, 1996, Bertsekas, 2017, Loxley, 2021], on-line approximations [Tesauro and Galperin, 1997, Bertsekas, 2017, 2020], or realtime heuristics [Barto et al., 1995], allows very good suboptimal solutions (also called near-optimal solutions) to be found.</text:p>
          </table:table-cell>
        </table:table-row>
        <table:table-row table:style-name="ro7" table:visibility="filter">
          <table:table-cell office:value-type="float" office:value="2109.14755" calcext:value-type="float">
            <text:p>2109.14755</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Empirical game-theoretic analysis (EGTA) [12], [15] was proposed in the computational economics community as a data-driven approach to analyze highly complex games that are difﬁcult to solve otherwise. It does so by approximating the complex game with a small normal-form game, called the meta-game, that only includes strategies of interest to the analysis. In the case of dynamic games, the meta-game reduces the complexity of the analysis by only considering a small set of controllers relevant to the analysis, instead of searching for a solution over all possible controllers as a dynamic game solver does. Next, we explain how to construct a meta-game from a dynamic game given the set of controllers of interest.</text:p>
          </table:table-cell>
        </table:table-row>
        <table:table-row table:style-name="ro11">
          <table:table-cell office:value-type="float" office:value="2109.14797" calcext:value-type="float">
            <text:p>2109.14797</text:p>
          </table:table-cell>
          <table:table-cell office:value-type="string" calcext:value-type="string">
            <text:p>benchmark, data</text:p>
          </table:table-cell>
          <table:table-cell office:value-type="float" office:value="223" calcext:value-type="float">
            <text:p>223</text:p>
          </table:table-cell>
          <table:table-cell table:number-columns-repeated="2"/>
          <table:table-cell office:value-type="string" calcext:value-type="string">
            <text:p>Abstract— Emergency vehicles in service have right-of-way over all other vehicles. Hence, all other vehicles are supposed to take proper actions to yield emergency vehicles with active sirens. As this task requires the cooperation between ears and it also needs audio detection as a eyes for human drivers, supplement to vision-based algorithms for fully autonomous driving vehicles. In urban driving scenarios, we need to know both the existence of emergency vehicles and their relative positions to us to decide the proper actions. We present a novel system from collecting the real-world siren data to the deployment of models using only two cost-efﬁcient microphones. We are able to achieve promising performance for each task separately, especially within the crucial 10m to 50m distance range to react (the size of our ego vehicle is around 5m in length and 2m in width). The recall rate to determine the existence of sirens is 99.16% , the median and mean angle absolute error is 9.64° and 19.18° respectively, and the median and mean distance absolute error of 9.30m and 10.58m respectively within that range. We also benchmark various machine learning approaches that can determine the siren existence and sound source localization which includes direction and distance simultaneously within 50ms of latency.</text:p>
          </table:table-cell>
        </table:table-row>
        <table:table-row table:style-name="ro1" table:visibility="filter">
          <table:table-cell office:value-type="float" office:value="2109.14797" calcext:value-type="float">
            <text:p>2109.1479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Collection</text:p>
          </table:table-cell>
        </table:table-row>
        <table:table-row table:style-name="ro1" table:visibility="filter">
          <table:table-cell office:value-type="float" office:value="2109.14797" calcext:value-type="float">
            <text:p>2109.1479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Our data collection system can collect</text:p>
          </table:table-cell>
        </table:table-row>
        <table:table-row table:style-name="ro2" table:visibility="filter">
          <table:table-cell office:value-type="float" office:value="2109.14797" calcext:value-type="float">
            <text:p>2109.1479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e offboard architecture is described in Figure 3, which includes data auto labeling, feature extraction and model training.</text:p>
          </table:table-cell>
        </table:table-row>
        <table:table-row table:style-name="ro2" table:visibility="filter">
          <table:table-cell office:value-type="float" office:value="2109.14797" calcext:value-type="float">
            <text:p>2109.1479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 Long-Distance Real-World data: While most of the papers tackling audio challenges use synthetic data, we collect the audio data in real urban driving environments. The signal-noise ratio is more stable and</text:p>
          </table:table-cell>
        </table:table-row>
        <table:table-row table:style-name="ro2" table:visibility="filter">
          <table:table-cell office:value-type="float" office:value="2109.14797" calcext:value-type="float">
            <text:p>2109.1479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In contrast, the angle MAE is decreasing with the increase of the distance when the sound source is less than 30m away from the AV. This is because our data is collected when both</text:p>
          </table:table-cell>
        </table:table-row>
        <table:table-row table:style-name="ro3" table:visibility="filter">
          <table:table-cell office:value-type="float" office:value="2109.14797" calcext:value-type="float">
            <text:p>2109.1479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satisfactory feedback. The robustness of the model performance degrades when the siren distance is beyond a certain distance, i.e. 70m in our model. This can be potentially improved by utilizing a larger number of microphone arrays and more data collected.</text:p>
          </table:table-cell>
        </table:table-row>
        <table:table-row table:style-name="ro3" table:visibility="filter">
          <table:table-cell office:value-type="float" office:value="2109.14797" calcext:value-type="float">
            <text:p>2109.1479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2] X. Yan and J. Zhao, “Application of improved convolution neural network in ﬁnancial forecasting,” in 2019 IEEE 4th International Conference on Cloud Computing and Big Data Analysis (ICCCBDA). IEEE, 2019, pp. 321–326.</text:p>
          </table:table-cell>
        </table:table-row>
        <table:table-row table:style-name="ro3" table:visibility="filter">
          <table:table-cell office:value-type="float" office:value="2109.14797" calcext:value-type="float">
            <text:p>2109.14797</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 Sequence Models: Sequence models take sequential data as input or output. Sequential data, such as ﬁnancial data, text and audio, are the data where the order matters. While Convolutional Neural Network (CNN) is mainly developed for computer vision applications, its ability to extract</text:p>
          </table:table-cell>
        </table:table-row>
        <table:table-row table:style-name="ro5" table:visibility="filter">
          <table:table-cell office:value-type="float" office:value="2109.14797" calcext:value-type="float">
            <text:p>2109.1479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dditionally, the cost of hardware installation required for audio-based detection is reasonably low compared to the beneﬁts it can provide. In our experiments, we use the audio data collected by general-purpose microphones that are economical yet still obtain satisfactory performance. Therefore, audio-based emergency vehicle detection is worth more exploration, while the literature in this area is relatively limited.</text:p>
          </table:table-cell>
        </table:table-row>
        <table:table-row table:style-name="ro4" table:visibility="filter">
          <table:table-cell office:value-type="float" office:value="2109.14797" calcext:value-type="float">
            <text:p>2109.1479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All siren data with distances above 100m are discarded because the siren sound is hardly perceivable in that range. 2) Feature Extraction: For the purpose of the data consistency between onboard and offboard, we use the data preprocessing part of the onboard workﬂow to dump the features needed in the model training. The extracted features consist of 8 channels of 1.5 seconds audio signals after the band-pass ﬁlter.</text:p>
          </table:table-cell>
        </table:table-row>
        <table:table-row table:style-name="ro4" table:visibility="filter">
          <table:table-cell office:value-type="float" office:value="2109.14797" calcext:value-type="float">
            <text:p>2109.1479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e accuracies are reported for the is-siren binary classiﬁcation task. Mean absolute errors are calculated for both the direction angle and distance detection tasks. We train the model to detect the direction angle and distance of siren sound by masking the negative input data in calculating the loss for these two tasks. We choose the models with the best performance on the valid set and report their performance on the test set.</text:p>
          </table:table-cell>
        </table:table-row>
        <table:table-row table:style-name="ro4" table:visibility="filter">
          <table:table-cell office:value-type="float" office:value="2109.14797" calcext:value-type="float">
            <text:p>2109.14797</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3) Auto-labeling Method: We collect the siren data in real driving environments where the AVs with microphones and emergency vehicles with sirens are all moving at normal speed. The large number of data needed for the deep learning makes it even more difﬁcult to manually label the data in such scenario. Therefore, we develop an auto-labeling method by taking advantage of the centimeter-level accurate localization module installed on Apollo autonomous driving system [20].</text:p>
          </table:table-cell>
        </table:table-row>
        <table:table-row table:style-name="ro4" table:visibility="filter">
          <table:table-cell office:value-type="float" office:value="2109.14797" calcext:value-type="float">
            <text:p>2109.14797</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hree data collection scenarios, where the blue one is the ego Fig. 4. vehicle, the red one is the emergency vehicle. The left part is an intersection scenario where the two vehicles’ trajectories are orthogonal to each other. The middle and right parts are the scenarios of regular road where the two vehicles’ trajectories are parallel. The two vehicles’ are in opposite directions in the middle part and in the same direction in the right part.</text:p>
          </table:table-cell>
        </table:table-row>
        <table:table-row table:style-name="ro4" table:visibility="filter">
          <table:table-cell office:value-type="float" office:value="2109.14797" calcext:value-type="float">
            <text:p>2109.14797</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We set up three scenarios for data collection as shown by Figure 4. Under these settings, we are able to collect siren sound data from different directions at different distances with different ambient noise levels. Those collected records, including the siren sound recorded from the microphones and also the localization information of vehicles, are uploaded to our cloud platform. The auto labeling tool II-C.1 is running in the cloud to generate machine learning-ready signal features and ground truth labels.</text:p>
          </table:table-cell>
        </table:table-row>
        <table:table-row table:style-name="ro4" table:visibility="filter">
          <table:table-cell office:value-type="float" office:value="2109.14797" calcext:value-type="float">
            <text:p>2109.14797</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1) Data Auto Labeling: One of the straightforward ways to collecting siren data is to follow an emergency vehicle with the siren on, and record the sound from different angles and distances. However, it is impossible (and possibly illegal) to measure the real-time positions of emergency vehicles and it is even harder for a person to recognize or manually label it ofﬂine. Deep learning models need hundreds of thousands of data points, therefore manual labeling is not feasible.</text:p>
          </table:table-cell>
        </table:table-row>
        <table:table-row table:style-name="ro6" table:visibility="filter">
          <table:table-cell office:value-type="float" office:value="2109.14797" calcext:value-type="float">
            <text:p>2109.14797</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 real-world sirens data in urban driving environments without tedious human labor. With cost-effective microphones, we are able to achieve excellent performance in three tasks when emergency vehicles are within a distance that is crucial for AV to react, 10m to 50, by training the model with the siren data within 100m distance range. This emergency audio detection system compensates for the limitation of vision-based object detection with state-of-the-art performance. We also test our system in actual autonomous driving scenarios and receive</text:p>
          </table:table-cell>
        </table:table-row>
        <table:table-row table:style-name="ro4" table:visibility="filter">
          <table:table-cell office:value-type="float" office:value="2109.14797" calcext:value-type="float">
            <text:p>2109.14797</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he local features from noisy data has attracted researchers and professionals to its applications with sequential data [5][12][13]. On the other hand, the local connectivity also comes with the limitation in capturing the global interaction. Therefore, transformers that directly handle the global information with the self-attention mechanism are gaining popularity in sequence models [14][15]. The downside of such a structure is the high memory cost, which is quadratic of the length of the sequence L.</text:p>
          </table:table-cell>
        </table:table-row>
        <table:table-row table:style-name="ro6" table:visibility="filter">
          <table:table-cell office:value-type="float" office:value="2109.14797" calcext:value-type="float">
            <text:p>2109.14797</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1) Data Preparation: The audio data is recorded at 48 kHz sampling rate by two 4-channel microphones. Every 1.5s length of audio is considered as one data point and we collect data points every 0.17s. We experiment with a time window interval of 1.5s, 1s, 0.5s and 0.25s as model input and ﬁnd that 0.5s input achieves the best overall performance so we report all the results with 0.5s input. Band-pass ﬁlter is used to only keep the signal with frequency from 500Hz to 1800Hz so the model can focus on the part of the audio that is more likely to be a siren sound.</text:p>
          </table:table-cell>
        </table:table-row>
        <table:table-row table:style-name="ro8" table:visibility="filter">
          <table:table-cell office:value-type="float" office:value="2109.14797" calcext:value-type="float">
            <text:p>2109.14797</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b) Attention Mechanism: In addition to CNN deployed in the base model, we also experiment with transformer and reformer mentioned in I-B.3 to process the features from the waveform. To overcome the memory constraint from the length (0.5s * 48k * 8) of each audio data point, we consider 1000 consecutive data points as one token in our sequence data. Since the self-attention mechanism ignores the order of the input data, we add the positional encoding as suggested by [14]. Instead of summing the positional encoding with the audio encoding, we concatenate them together by setting the length of positional encoding as 100. Note that we also experiment with the summing method but ﬁnd that the concatenation method works consistently better with our data.</text:p>
          </table:table-cell>
        </table:table-row>
        <table:table-row table:style-name="ro7" table:visibility="filter">
          <table:table-cell office:value-type="float" office:value="2109.14797" calcext:value-type="float">
            <text:p>2109.14797</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2) Sound Source Localization: [6][7][8] apply rule-based algorithms based on the time difference of arrivals. These methods are only capable to determine to the direction of the sound source, but lack the capability of distance estimation. Plus, the performance is easily inﬂuenced by surrounding noise. Because of the inevitably large ambient noise in urban driving, they are not suitable for AVs. [8] only uses the siren data collected by their AVs when the AVs are parked still introducing much wind noise. [9][10][11] apply learning-based models. However, they focus on locating sounds in a relatively quiet indoor environment and the sound sources are close to the microphone devices within 10m distance range.</text:p>
          </table:table-cell>
        </table:table-row>
        <table:table-row table:style-name="ro8" table:visibility="filter">
          <table:table-cell office:value-type="float" office:value="2109.14797" calcext:value-type="float">
            <text:p>2109.14797</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We collect a total of 20 hours of positive records with siren sound and 10 hours of negative records without siren sound in urban driving environments. Then we down-sample some positive data where the emergency vehicle with the siren on is strictly in front of and behind our AV to balance the direction distribution of our data. When data sets are split into training, validation, and testing set, we make sure that the data from the training set and the data from the valid/test set are not collected on the same day because the training data consists of consecutive sliding time windows of 1.5s interval of data. The model is validated and tested on data sets collected from different days from those in training. In this way, we decorrelate the data for better generalization. The samples from training, validation, and testing roughly follow a ratio of 8:1:1.</text:p>
          </table:table-cell>
        </table:table-row>
        <table:table-row table:style-name="ro3">
          <table:table-cell office:value-type="float" office:value="2109.14797" calcext:value-type="float">
            <text:p>2109.14797</text:p>
          </table:table-cell>
          <table:table-cell office:value-type="string" calcext:value-type="string">
            <text:p>data, database</text:p>
          </table:table-cell>
          <table:table-cell office:value-type="float" office:value="52" calcext:value-type="float">
            <text:p>52</text:p>
          </table:table-cell>
          <table:table-cell table:number-columns-repeated="2"/>
          <table:table-cell office:value-type="string" calcext:value-type="string">
            <text:p>2) Signal Pre-processing: The pre-processing step applies a band-pass ﬁlter to ﬁlter out noise in the frequency range where the sound is less likely to be siren. This processed data are then dumped into the database for model training. The details will be described in Section II-C.</text:p>
          </table:table-cell>
        </table:table-row>
        <table:table-row table:style-name="ro4">
          <table:table-cell office:value-type="float" office:value="2109.14797" calcext:value-type="float">
            <text:p>2109.14797</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the noise is more stationary in the synthetic data. Data collected by holding microphones still can also result in a ”reality gap” to the real autonomous driving situation, as the wind noise caused by the moving speed is a signiﬁcant factor for model performance. In our data set, the distance and the ambient noise during each audio sample can vary in a wide spectrum. The sound sources can be as far as 100m in distances, so the trained models can be generalized to actual autonomous driving testing and operation.</text:p>
          </table:table-cell>
        </table:table-row>
        <table:table-row table:style-name="ro7">
          <table:table-cell office:value-type="float" office:value="2109.14797" calcext:value-type="float">
            <text:p>2109.14797</text:p>
          </table:table-cell>
          <table:table-cell office:value-type="string" calcext:value-type="string">
            <text:p>data, dataset</text:p>
          </table:table-cell>
          <table:table-cell office:value-type="float" office:value="121" calcext:value-type="float">
            <text:p>121</text:p>
          </table:table-cell>
          <table:table-cell table:number-columns-repeated="2"/>
          <table:table-cell office:value-type="string" calcext:value-type="string">
            <text:p>The key factor in detecting the direction angle of the sound source is the difference time of arrivals among different channels, especially among different microphones for signiﬁcant time differences. CNN is able to compute the relationship of the signals from different channels in each batch. Transformer and Reformer should be able to do that theoretically. However, they rely on positional encoding to understand the timestamp of the signals in each token input. This information requires more training of the model to capture aside from the signal information, thus requiring a much larger data set. We speculate that 264,506 positive training data points after data pre-processing result in the underﬁtting of Transformer-based models.</text:p>
          </table:table-cell>
        </table:table-row>
        <table:table-row table:style-name="ro8">
          <table:table-cell office:value-type="float" office:value="2109.14797" calcext:value-type="float">
            <text:p>2109.14797</text:p>
          </table:table-cell>
          <table:table-cell office:value-type="string" calcext:value-type="string">
            <text:p>data, open-source</text:p>
          </table:table-cell>
          <table:table-cell office:value-type="float" office:value="143" calcext:value-type="float">
            <text:p>143</text:p>
          </table:table-cell>
          <table:table-cell table:number-columns-repeated="2"/>
          <table:table-cell office:value-type="string" calcext:value-type="string">
            <text:p>We design an automatic labeling algorithm to label issiren binary classes, sound source direction and distance relative to the AV. A siren device is installed on another vehicle with Apollo open-source autonomous driving system that has a centimeter-level precise localization module. The locations of vehicles are recorded and later serve as ground truth labels. Vehicles are moving during our data collection, and their locations during the time frame for each data point are changing at different rates. We use the locations of the vehicles at the end of each data point to calculate the direction angle and the distance of the sound source relative to our AVs. The location message at the time of our interest can be either extract from the localization module or calculated by linear interpolation of locations from two nearest timestamps.</text:p>
          </table:table-cell>
        </table:table-row>
        <table:table-row table:style-name="ro1">
          <table:table-cell office:value-type="float" office:value="2109.14797" calcext:value-type="float">
            <text:p>2109.14797</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20] Apollo-Platform, “https://github.com/apolloauto/apollo,” Apr 2017.</text:p>
          </table:table-cell>
        </table:table-row>
        <table:table-row table:style-name="ro2">
          <table:table-cell office:value-type="float" office:value="2109.14797" calcext:value-type="float">
            <text:p>2109.14797</text:p>
          </table:table-cell>
          <table:table-cell office:value-type="string" calcext:value-type="string">
            <text:p>open-source</text:p>
          </table:table-cell>
          <table:table-cell office:value-type="float" office:value="18" calcext:value-type="float">
            <text:p>18</text:p>
          </table:table-cell>
          <table:table-cell table:number-columns-repeated="2"/>
          <table:table-cell office:value-type="string" calcext:value-type="string">
            <text:p>Fig. 2. Onboard architecture of the siren detection module on Apollo autonomous driving open-source platform.</text:p>
          </table:table-cell>
        </table:table-row>
        <table:table-row table:style-name="ro2">
          <table:table-cell office:value-type="float" office:value="2109.14797" calcext:value-type="float">
            <text:p>2109.14797</text:p>
          </table:table-cell>
          <table:table-cell office:value-type="string" calcext:value-type="string">
            <text:p>open-source</text:p>
          </table:table-cell>
          <table:table-cell office:value-type="float" office:value="18" calcext:value-type="float">
            <text:p>18</text:p>
          </table:table-cell>
          <table:table-cell table:number-columns-repeated="2"/>
          <table:table-cell office:value-type="string" calcext:value-type="string">
            <text:p>Fig. 3. Offboard architecture of the siren detection module on Apollo autonomous driving open-source platform.</text:p>
          </table:table-cell>
        </table:table-row>
        <table:table-row table:style-name="ro3">
          <table:table-cell office:value-type="float" office:value="2110.04541" calcext:value-type="float">
            <text:p>2110.04541</text:p>
          </table:table-cell>
          <table:table-cell office:value-type="string" calcext:value-type="string">
            <text:p>benchmark</text:p>
          </table:table-cell>
          <table:table-cell office:value-type="float" office:value="39" calcext:value-type="float">
            <text:p>39</text:p>
          </table:table-cell>
          <table:table-cell table:number-columns-repeated="2"/>
          <table:table-cell office:value-type="string" calcext:value-type="string">
            <text:p>Alex Wang, Amanpreet Singh, Julian Michael, Felix Hill, Omer Levy, and Samuel R Bowman. Glue: A multi-task benchmark and analysis platform for natural language understanding. arXiv preprint arXiv:1804.07461, 2018.</text:p>
          </table:table-cell>
        </table:table-row>
        <table:table-row table:style-name="ro3">
          <table:table-cell office:value-type="float" office:value="2110.04541" calcext:value-type="float">
            <text:p>2110.04541</text:p>
          </table:table-cell>
          <table:table-cell office:value-type="string" calcext:value-type="string">
            <text:p>benchmark</text:p>
          </table:table-cell>
          <table:table-cell office:value-type="float" office:value="47" calcext:value-type="float">
            <text:p>47</text:p>
          </table:table-cell>
          <table:table-cell table:number-columns-repeated="2"/>
          <table:table-cell office:value-type="string" calcext:value-type="string">
            <text:p>Yi Tay, Mostafa Dehghani, Samira Abnar, Yikang Shen, Dara Bahri, Philip Pham, Jinfeng Rao, Liu Yang, Sebastian Ruder, and Donald Metzler. Long range arena: A benchmark for efﬁcient transformers. arXiv preprint arXiv:2011.04006, 2020.</text:p>
          </table:table-cell>
        </table:table-row>
        <table:table-row table:style-name="ro5">
          <table:table-cell office:value-type="float" office:value="2110.04541" calcext:value-type="float">
            <text:p>2110.04541</text:p>
          </table:table-cell>
          <table:table-cell office:value-type="string" calcext:value-type="string">
            <text:p>benchmark</text:p>
          </table:table-cell>
          <table:table-cell office:value-type="float" office:value="55" calcext:value-type="float">
            <text:p>55</text:p>
          </table:table-cell>
          <table:table-cell table:number-columns-repeated="2"/>
          <table:table-cell office:value-type="string" calcext:value-type="string">
            <text:p>Tom Kwiatkowski, Jennimaria Palomaki, Olivia Redﬁeld, Michael Collins, Ankur Parikh, Chris Alberti, Danielle Epstein, Illia Polosukhin, Jacob Devlin, Kenton Lee, et al. Natural questions: a benchmark for question answering research. Transactions of the Association for Computational Linguistics, 7:453–466, 2019.</text:p>
          </table:table-cell>
        </table:table-row>
        <table:table-row table:style-name="ro8">
          <table:table-cell office:value-type="float" office:value="2110.04541" calcext:value-type="float">
            <text:p>2110.04541</text:p>
          </table:table-cell>
          <table:table-cell office:value-type="string" calcext:value-type="string">
            <text:p>benchmark</text:p>
          </table:table-cell>
          <table:table-cell office:value-type="float" office:value="130" calcext:value-type="float">
            <text:p>130</text:p>
          </table:table-cell>
          <table:table-cell table:number-columns-repeated="2"/>
          <table:table-cell office:value-type="string" calcext:value-type="string">
            <text:p>sentence similarity benchmark (Conneau &amp; Kiela, 2018), and during TAPT introduce the following augmentation: along with SentEval sentences, we simultaneously pretrain on related sentences from Wikipedia, the general pretraining corpus. The related sentences are found via k-Nearest Neighbors (kNN) search between the embeddings of SentEval examples and all Wikipedia sentences; we thus dub this approach kNN-TAPT. Importantly, during kNN-TAPT, each input includes a training example from the task, appended in-context by its Wikipedia neighbors. We demonstrate signiﬁcant gains of the kNN-TAPT over regular TAPT on SentEval sentence similarity tasks. A dedicated ablation study shows the signiﬁcance of adding the general corpus neighbors in-context, versus in separate training examples, during kNN-TAPT.</text:p>
          </table:table-cell>
        </table:table-row>
        <table:table-row table:style-name="ro9">
          <table:table-cell office:value-type="float" office:value="2110.04541" calcext:value-type="float">
            <text:p>2110.04541</text:p>
          </table:table-cell>
          <table:table-cell office:value-type="string" calcext:value-type="string">
            <text:p>benchmark</text:p>
          </table:table-cell>
          <table:table-cell office:value-type="float" office:value="219" calcext:value-type="float">
            <text:p>219</text:p>
          </table:table-cell>
          <table:table-cell table:number-columns-repeated="2"/>
          <table:table-cell office:value-type="string" calcext:value-type="string">
            <text:p>In order to directly probe the acquired ability to integrate non-neighboring sentences, we evaluated the resultant models on the very challenging setup of zero-shot closed-book open domain question answering. In this setup, the unidirectional pretrained model decodes an answer conditioned on the given open ended question. We evaluated the models on questions from the Natural Questions (NQ) benchmark (Kwiatkowski et al., 2019), using the same phrasing employed in Brown et al. (2020), and employing the standard “open-domain” version as used e.g. by Lee et al. (2019); Asai et al. (2019); Roberts et al. (2020). NQ is composed of questions that have answers within Wikipedia, our pretraining corpus. kNN pretraining can imtuitively improve in cases where the passage containing the answer has elucidating nearest neighbors from across wikipedia that would help the model to better internalize the answer, such that it is more accessible to the model in zero shot. As ﬁgure 1 demonstrates, 3 baseline models, pretrained with the regular scheme, achieve very low F1&lt; 10−3 scores on this task. In contrast, kNN-Pretraining shows a low-scoring but signiﬁcant improvement.</text:p>
          </table:table-cell>
        </table:table-row>
        <table:table-row table:style-name="ro6">
          <table:table-cell office:value-type="float" office:value="2110.04541" calcext:value-type="float">
            <text:p>2110.04541</text:p>
          </table:table-cell>
          <table:table-cell office:value-type="string" calcext:value-type="string">
            <text:p>benchmark, data</text:p>
          </table:table-cell>
          <table:table-cell office:value-type="float" office:value="114" calcext:value-type="float">
            <text:p>114</text:p>
          </table:table-cell>
          <table:table-cell table:number-columns-repeated="2"/>
          <table:table-cell office:value-type="string" calcext:value-type="string">
            <text:p>We conducted the network training described in section 3.2 of the main text with AdamW optimizer (with the parameters suggested in the original GPT-2 paper: β1 = 0.9, β2 = 0.95, ε = 10−8 and weight decay of 0.1), with batch size of 512 and sequences of 256 tokens each. We pretrained a HuggingFace Transformers implementation of GPT-2 from scratch on Wikipedia with the standard LM objective, and switched to a mixture of the standard data and our generated kNN data in two different points during training. After the training was ﬁnished, we evaluated the models’ performance on the Natural Questions benchmark.</text:p>
          </table:table-cell>
        </table:table-row>
        <table:table-row table:style-name="ro12">
          <table:table-cell office:value-type="float" office:value="2110.04541" calcext:value-type="float">
            <text:p>2110.04541</text:p>
          </table:table-cell>
          <table:table-cell office:value-type="string" calcext:value-type="string">
            <text:p>benchmark, data, dataset</text:p>
          </table:table-cell>
          <table:table-cell office:value-type="float" office:value="180" calcext:value-type="float">
            <text:p>180</text:p>
          </table:table-cell>
          <table:table-cell table:number-columns-repeated="2"/>
          <table:table-cell office:value-type="string" calcext:value-type="string">
            <text:p>The main text describes experiments on the Natural Questions dataset. We test how kNN-Pretraining affects other NLU tasks, by examining several tasks from the GLUE benchmark (Wang et al., 2018) – Multi-Genre Natural Language Inference (MNLI) (Williams et al., 2017), Recognizing Textual Entailment (RTE) (Dagan et al. (2010) and others), and the The Winograd Schema Challenge (WNLI) (Levesque et al., 2012). As in the case of Natural Questions, we evaluate the zero-shot performance of our models since it is a direct probe to the abilities of the model straight after the process of pretraining. In contrast to Natural Questions, the GLUE tasks we examined are classiﬁcation tasks and not generation tasks, so assessing zero shot performance on them is not straightforward. We therefore follow the template-based method of Gao et al. (2021a) for converting the tasks’ data into a format processable by unidirectional language models.</text:p>
          </table:table-cell>
        </table:table-row>
        <table:table-row table:style-name="ro1" table:visibility="filter">
          <table:table-cell office:value-type="float" office:value="2110.04541" calcext:value-type="float">
            <text:p>2110.04541</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Transactions on Big Data, 2019.</text:p>
          </table:table-cell>
        </table:table-row>
        <table:table-row table:style-name="ro2" table:visibility="filter">
          <table:table-cell office:value-type="float" office:value="2110.04541" calcext:value-type="float">
            <text:p>2110.04541</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able 3: Zero-shot accuracy scores on several GLUE tasks of a kNN-Pretrained model versus 3 baselines that trained regularly on the same data.</text:p>
          </table:table-cell>
        </table:table-row>
        <table:table-row table:style-name="ro2" table:visibility="filter">
          <table:table-cell office:value-type="float" office:value="2110.04541" calcext:value-type="float">
            <text:p>2110.04541</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We demonstrate that in-context bias motivated “pretraining example design" elicits better representations from the same data: kNN-Pretraining improves on several NLU tasks.</text:p>
          </table:table-cell>
        </table:table-row>
        <table:table-row table:style-name="ro3" table:visibility="filter">
          <table:table-cell office:value-type="float" office:value="2110.04541" calcext:value-type="float">
            <text:p>2110.0454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Nandan Thakur, Nils Reimers, Johannes Daxenberger, and Iryna Gurevych. Augmented sbert: Data augmentation method for improving bi-encoders for pairwise sentence scoring tasks. arXiv preprint arXiv:2010.08240, 2020.</text:p>
          </table:table-cell>
        </table:table-row>
        <table:table-row table:style-name="ro4" table:visibility="filter">
          <table:table-cell office:value-type="float" office:value="2110.04541" calcext:value-type="float">
            <text:p>2110.0454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Noam Wies, Yoav Levine, Daniel Jannai, and Amnon Shashua. Which transformer architecture ﬁts my data? a vocabulary bottleneck in self-attention. In Marina Meila and Tong Zhang (eds.), Proceedings of the 38th International Conference on Machine Learning, volume 139 of Proceedings of Machine Learning Research, pp. 11170–11181. PMLR, 18–24 Jul 2021. URL https://proceedings.mlr.press/v139/wies21a.html.</text:p>
          </table:table-cell>
        </table:table-row>
        <table:table-row table:style-name="ro8" table:visibility="filter">
          <table:table-cell office:value-type="float" office:value="2110.04541" calcext:value-type="float">
            <text:p>2110.04541</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The advantage in including related text in the input of the NLM is noticed and leveraged in the empirical landscape. With that, it is clear that showing the model related data is meaningful even if it is in different training examples, and many leading methods elect to do just that. Our quantiﬁcation of this trade-off is intended to aid informed decisions and highlight the expressivity advantage to be gained by smarter training example designs. We follow up on these recommendations and demonstrate the immediately available gains to be achieved by designing training examples that include nearest neighbors in embedding space. This method can be enhanced, and other more explicit biases can be introduced. For example, multiple mentions of the same entity, event, or concept can be concatenated within the same training example.</text:p>
          </table:table-cell>
        </table:table-row>
        <table:table-row table:style-name="ro10" table:visibility="filter">
          <table:table-cell office:value-type="float" office:value="2110.04541" calcext:value-type="float">
            <text:p>2110.04541</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able 1, shows zero-shot SentEval sentence similarity scores, attained by using the average word embedding of an inserted sentence as its examined sentence representation (shown by Reimers &amp; Gurevych (2019) to be most meaningful in zero shot). All models were trained according to the above prescription, besides the baseline RoBERTa which was simply evaluated. kNN-TAPT improves over regular TAPT, by over 1 point on average, implying that the Wikipedia neighbors are indeed useful to the TAPT stage. We compared 4 kNN-TAPT variants as an ablations study. Importantly all variants labeled with kNN-TAPT train on the same training data during the TAPT stage – the SentEval sentence similarity tasks training sets and their Wikipedia nearest neighbors, and differ only in the arrangement of the data into training examples. The “neighbors" ﬂag relates a SentEval example to</text:p>
          </table:table-cell>
        </table:table-row>
        <table:table-row table:style-name="ro10" table:visibility="filter">
          <table:table-cell office:value-type="float" office:value="2110.04541" calcext:value-type="float">
            <text:p>2110.0454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We conducted the network training described in section 3.1 of the main text with AdamW optimizer (with the parameters suggested in the original RoBERTa paper: β1 = 0.9, β2 = 0.98, ε = 10−6 and weight decay of 0.01), with batch sizes of 128 or 256 (depending on model size) and sequences of 256 tokens each. We started with pretrained RoBERTA-base weights from the HuggingFace Transformers repository 4, and continued training them on the MLM task with masking probability of 15%, where each masked token had a probability of 80% of being replaced with the special [MASK] token, 10% of being replaced with a random token and 10% of being kept the same. The data used for this phase of training was created using the four different procedures described in section 3.1. After the training was ﬁnished, we evaluated the models’ performance using the SentEval kit.</text:p>
          </table:table-cell>
        </table:table-row>
        <table:table-row table:style-name="ro12" table:visibility="filter">
          <table:table-cell office:value-type="float" office:value="2110.04541" calcext:value-type="float">
            <text:p>2110.04541</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Notably, the examined GLUE classiﬁcation tasks are not easy for the examined unidirectional models in zero shot. Table 3 includes the zero-shot scores of the 345M parameter model that trained regularly for 200K steps and then continued training for 20K steps of kNN-Pretraining, versus the average of 3 baselines that trained regularly for the same number of overall steps (the same models used in ﬁgure 1). Similarly to the results on Natural Questions (ﬁgure 1), all examined models score only slightly better than random guess on the examined GLUE tasks. However (and again similarly to the case of Natural Questions), we get a clear signal that kNN-Pretraining signiﬁcantly moves the needle when applied for just 10% of the regular pretraining time. We conjecture that when using stronger models (that train for longer and over more data), the positive effect of kNN-Pretraining will be enhanced, since as the model improves, it can better understand and utilize the various in-context hints that kNN-Pretraining provides.</text:p>
          </table:table-cell>
        </table:table-row>
        <table:table-row table:style-name="ro11" table:visibility="filter">
          <table:table-cell office:value-type="float" office:value="2110.04541" calcext:value-type="float">
            <text:p>2110.04541</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Turning our focus to methods that leverage the in-context bias for improved pretraining, the most straightforward effort is a body of work aimed at reducing the quadratic dependence of the Transformer computation on input sequence length (Tay et al., 2020). While allowing for more text in-context during training, this does not improve the model’s ability to integrate text across different documents in the corpus. The following approaches take a further step and enable direct cross-corpus connections during pretraining. Lewis et al. (2020) attend to related documents when maximizing the likelihood of a target document. The scope of related documents is restricted by meta-data: taken from the same Wikipedia entry as the input, or published on the same date. Guu et al. (2020) expand the scope of the related documents, by training a Knowledge-Retrieval model that has access to the entire Wikipedia corpus. They retrieve several related documents per target document, but condition on each related document independently. Outside of the natural language domain, Rao et al. (2021) train a Transformer based protein-LM that receives multiple related protein sequences in-context. Their protein-LM surpasses previous methods which process one sequence per input by a wide margin, with signiﬁcant parameter efﬁciency.</text:p>
          </table:table-cell>
        </table:table-row>
        <table:table-row table:style-name="ro9">
          <table:table-cell office:value-type="float" office:value="2110.04541" calcext:value-type="float">
            <text:p>2110.04541</text:p>
          </table:table-cell>
          <table:table-cell office:value-type="string" calcext:value-type="string">
            <text:p>data, data available</text:p>
          </table:table-cell>
          <table:table-cell office:value-type="float" office:value="183" calcext:value-type="float">
            <text:p>183</text:p>
          </table:table-cell>
          <table:table-cell table:number-columns-repeated="2"/>
          <table:table-cell office:value-type="string" calcext:value-type="string">
            <text:p>Modern NLM pretraining schemes have tremendously advanced the natural language landscape, since they allowed powerful models to train on huge amounts of unlabeled text. But NLMs are now challenged with tasks which require deeper and more nuanced understanding of text, and means of improving the basic pretraining process should be considered. For a given architecture, pretraining can be improved by adding more data or ﬁnding more sophisticated training objectives to apply over existing data. In this paper we highlight a parallel path for improvement, which employs the same data and objective, but redistributes the available strength of the Transformer architecture such that important connections within the pretraining corpus are learned more effectively. Speciﬁcally, we highlight the bias of the trained NLM towards modeling dependencies between chunks of text that appeared within the same training examples. In current pretraining schemes, this means that dependencies between non-neighboring chunks of text are under-favored. If such dependencies matter for the task at hand, we suggest rearranging the data into corresponding training examples.</text:p>
          </table:table-cell>
        </table:table-row>
        <table:table-row table:style-name="ro2">
          <table:table-cell office:value-type="float" office:value="2110.10457" calcext:value-type="float">
            <text:p>2110.10457</text:p>
          </table:table-cell>
          <table:table-cell office:value-type="string" calcext:value-type="string">
            <text:p>benchmark, data</text:p>
          </table:table-cell>
          <table:table-cell office:value-type="float" office:value="29" calcext:value-type="float">
            <text:p>29</text:p>
          </table:table-cell>
          <table:table-cell table:number-columns-repeated="2"/>
          <table:table-cell office:value-type="string" calcext:value-type="string">
            <text:p>In this section, we ﬁrst describe four data sets which we use for benchmark ing of our method. Next we discuss the empirical evaluation of the proposed</text:p>
          </table:table-cell>
        </table:table-row>
        <table:table-row table:style-name="ro6">
          <table:table-cell office:value-type="float" office:value="2110.10457" calcext:value-type="float">
            <text:p>2110.10457</text:p>
          </table:table-cell>
          <table:table-cell office:value-type="string" calcext:value-type="string">
            <text:p>benchmark, dataset, case study data</text:p>
          </table:table-cell>
          <table:table-cell office:value-type="float" office:value="22" calcext:value-type="float">
            <text:p>22</text:p>
          </table:table-cell>
          <table:table-cell table:number-columns-repeated="2"/>
          <table:table-cell office:value-type="string" calcext:value-type="string">
            <text:p>[39] W. Y. Wang, “liar, liar pants on ﬁre”: A new benchmark dataset for fake</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set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 Data set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for all four data sets respectively.</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ound concepts is comparable across data set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6.3. Evaluation of word features in the data</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he data splits are summarised in Table 3.</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or document representations based on data from the WikiData5m knowledge</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preprocessed the data by lower-casing the document content and removing</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BERT model that considered Twitter data scraped from the COVID-19 period</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ncreasing amounts of freely available data both in textual and relational</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he fake news problem space captured in the aforementioned data set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YouTube. The data contains COVID-19 related posts, comments and</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nd the factual knowledge of concepts appearing in the data.</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media: A data mining perspective, ACM SIGKDD explorations newsletter</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prepared data for feature construction. For the feature construction we</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1:30pm every day our data Team collates results received from all testing</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 this subsection we showcase the distribution of concepts per each data</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o better understand data sets and obtained models, we inspected word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ranslating embeddings for modeling multi-relational data, in: C. J. C.</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iscuss the data sets related to each problem considered in this work.</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cluding all features in the intermediate features. The evaluation of the data</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news text classiﬁcation refers to classiﬁcation of data based on social media.</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bserved that very diﬀerent types of features correspond to diﬀerent data set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validation data splits to select the best-performing model to be used for ﬁnal</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6.2. Exploratory data analysis study on the knowledge graph features from doc ument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chosen data sets have more than 98% of their instances covered by</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data sets that focus on fake news in the political spectrum (LIAR</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ll four data sets, followed by the concepts derived from the document metadata</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general properties of individual data sets; e.g., high scores of statistical feature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esent across the data sets. Even though in data sets like FakeNewsNet and</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4: Overview of the most relevant feature subspaces for individual data sets.</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sets, we present the radial plot-based visualization, shown in Figure 4.</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rm of a knowledge graph KG about concepts C appearing in the data D. To</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data is split in three diﬀerent sets: train, validation and test.</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data is task with respect to the models is shown in Table 4.</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 team,An important part of our work is data collection and analysis At</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of the data is task with respect to the models is shown in Table 7.</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3.22%. The evaluation of the data is task with respect to the models is shown</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igure 5: Inspection of ranked subspaces for individual data sets. Note that not all feature</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sets. For the FakeNewsNet and LIAR data sets, we additionally report the most popular</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at for data sets like AAAI-COVID19, e.g., mostly LSA and statistical features are suﬃcient.</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6: Most common concepts from the WikiData5m KG per article (training data) of the</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e.g., numbers, we can link this observation to the type of the data – noisy, short</text:p>
          </table:table-cell>
        </table:table-row>
        <table:table-row table:style-name="ro1" table:visibility="filter">
          <table:table-cell office:value-type="float" office:value="2110.10457" calcext:value-type="float">
            <text:p>2110.1045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in: 2020 IEEE 36th Interna tional Conference on Data Engineering (ICDE), 2020, pp. 1826–1829.</text:p>
          </table:table-cell>
        </table:table-row>
        <table:table-row table:style-name="ro2" table:visibility="filter">
          <table:table-cell office:value-type="float" office:value="2110.10457" calcext:value-type="float">
            <text:p>2110.1045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embedding, it is considered for constructing the KG-ENTITY repre sentation of a given document. For the data sets where the metadata</text:p>
          </table:table-cell>
        </table:table-row>
        <table:table-row table:style-name="ro2" table:visibility="filter">
          <table:table-cell office:value-type="float" office:value="2110.10457" calcext:value-type="float">
            <text:p>2110.1045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Individual data sets are inspected in Figure 5. For diﬀer ent data sets, diﬀerent subspaces were the most relevant. For example, for the</text:p>
          </table:table-cell>
        </table:table-row>
        <table:table-row table:style-name="ro2" table:visibility="filter">
          <table:table-cell office:value-type="float" office:value="2110.10457" calcext:value-type="float">
            <text:p>2110.1045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concepts appearing in the data we propose an intermediate joint representa tion to be learnt with a neural network. For this purpose, we propose stacking</text:p>
          </table:table-cell>
        </table:table-row>
        <table:table-row table:style-name="ro2" table:visibility="filter">
          <table:table-cell office:value-type="float" office:value="2110.10457" calcext:value-type="float">
            <text:p>2110.1045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Racial Data Tracker in partnership with @DrIbram and the @Antiracism Ctr. This has been a major eﬀort by our project’s volunteers—and we hope</text:p>
          </table:table-cell>
        </table:table-row>
        <table:table-row table:style-name="ro2" table:visibility="filter">
          <table:table-cell office:value-type="float" office:value="2110.10457" calcext:value-type="float">
            <text:p>2110.10457</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however, concerns the representation of such data in a form, suitable for learn ing. Substantial advancements were made in this direction in the last years,</text:p>
          </table:table-cell>
        </table:table-row>
        <table:table-row table:style-name="ro2" table:visibility="filter">
          <table:table-cell office:value-type="float" office:value="2110.10457" calcext:value-type="float">
            <text:p>2110.10457</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knowledge (LM) with models incorporating text knowledge graph embeddings (KG) and meta data knowledge graph-embeddings (KG-ENTITY). LR in the representation column denotes</text:p>
          </table:table-cell>
        </table:table-row>
        <table:table-row table:style-name="ro3">
          <table:table-cell office:value-type="float" office:value="2110.10457" calcext:value-type="float">
            <text:p>2110.10457</text:p>
          </table:table-cell>
          <table:table-cell office:value-type="string" calcext:value-type="string">
            <text:p>data https, dataset</text:p>
          </table:table-cell>
          <table:table-cell office:value-type="float" office:value="22" calcext:value-type="float">
            <text:p>22</text:p>
          </table:table-cell>
          <table:table-cell table:number-columns-repeated="2"/>
          <table:table-cell office:value-type="string" calcext:value-type="string">
            <text:p>[40] F. S. A. J. B. H. Amirkhani, Fnid: Fake news inference dataset (2020).</text:p>
          </table:table-cell>
        </table:table-row>
        <table:table-row table:style-name="ro3">
          <table:table-cell office:value-type="float" office:value="2110.10457" calcext:value-type="float">
            <text:p>2110.10457</text:p>
          </table:table-cell>
          <table:table-cell office:value-type="string" calcext:value-type="string">
            <text:p>data, data available</text:p>
          </table:table-cell>
          <table:table-cell office:value-type="float" office:value="12" calcext:value-type="float">
            <text:p>12</text:p>
          </table:table-cell>
          <table:table-cell table:number-columns-repeated="2"/>
          <table:table-cell office:value-type="string" calcext:value-type="string">
            <text:p>absolute improvement over the LM-only representation. The low amount of data</text:p>
          </table:table-cell>
        </table:table-row>
        <table:table-row table:style-name="ro3">
          <table:table-cell office:value-type="float" office:value="2110.10457" calcext:value-type="float">
            <text:p>2110.10457</text:p>
          </table:table-cell>
          <table:table-cell office:value-type="string" calcext:value-type="string">
            <text:p>data, data available</text:p>
          </table:table-cell>
          <table:table-cell office:value-type="float" office:value="13" calcext:value-type="float">
            <text:p>13</text:p>
          </table:table-cell>
          <table:table-cell table:number-columns-repeated="2"/>
          <table:table-cell office:value-type="string" calcext:value-type="string">
            <text:p>most of the data available was shorter than this maximum length. The</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 calcext:value-type="float">
            <text:p>2</text:p>
          </table:table-cell>
          <table:table-cell table:number-columns-repeated="2"/>
          <table:table-cell office:value-type="string" calcext:value-type="string">
            <text:p>data set</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Table 5: Comparison of representations on the FakeNewsNet data set without background</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situation can be observed for the PAN2020 data set, where statistical features</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we compared our approach to the state-of-the-art for each data set separately.</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4" calcext:value-type="float">
            <text:p>14</text:p>
          </table:table-cell>
          <table:table-cell table:number-columns-repeated="2"/>
          <table:table-cell office:value-type="string" calcext:value-type="string">
            <text:p>Next we analyze how much coverage of concepts per data set has the method</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As the performance metrics diﬀer from data set to data set, we compare our</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FNID: FakeNewsNet [40] is a data set containing news from the PolitiFact</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additional information, from one or more concepts. For the LIAR data set we</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document for every data set in the Appendix in Figure B.9. The number of</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the case. Given that only for this data set most frequent concepts also include</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extract those present in the KG. For each data set we present the top 10 most</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the AAAI data set, however irrelevant for the others. On the other hand, where</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2" calcext:value-type="float">
            <text:p>22</text:p>
          </table:table-cell>
          <table:table-cell table:number-columns-repeated="2"/>
          <table:table-cell office:value-type="string" calcext:value-type="string">
            <text:p>news data set it is not surprising that words such as ”new”, ”covid19”, ”death”</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5" calcext:value-type="float">
            <text:p>25</text:p>
          </table:table-cell>
          <table:table-cell table:number-columns-repeated="2"/>
          <table:table-cell office:value-type="string" calcext:value-type="string">
            <text:p>subspaces are represented. The simplE-based features were also the most rel evant for the LIAR-PANTS data set. However, for the AAAI-COVID19 data</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6" calcext:value-type="float">
            <text:p>26</text:p>
          </table:table-cell>
          <table:table-cell table:number-columns-repeated="2"/>
          <table:table-cell office:value-type="string" calcext:value-type="string">
            <text:p>not indicate their uselessness when considering construction of document rep resentations. For example, if transitivity is crucial for a given data set, and</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6" calcext:value-type="float">
            <text:p>26</text:p>
          </table:table-cell>
          <table:table-cell table:number-columns-repeated="2"/>
          <table:table-cell office:value-type="string" calcext:value-type="string">
            <text:p>representation via SNN with 1024 nodes. This data set did not contain meta data information, so we ommited the KG-ENITTY evaluation. The evaluation</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9" calcext:value-type="float">
            <text:p>29</text:p>
          </table:table-cell>
          <table:table-cell table:number-columns-repeated="2"/>
          <table:table-cell office:value-type="string" calcext:value-type="string">
            <text:p>COVID-19 Fake News detection data set [13, 38] is a collection of social me dia posts from various social media platforms Twitter, Facebook, and</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9" calcext:value-type="float">
            <text:p>29</text:p>
          </table:table-cell>
          <table:table-cell table:number-columns-repeated="2"/>
          <table:table-cell office:value-type="string" calcext:value-type="string">
            <text:p>such as death, conﬁrmed and reported cases, patients, pandemic, vaccine, hos pital appeared as the most representative in the COVID-19 data set. Twitter</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30" calcext:value-type="float">
            <text:p>30</text:p>
          </table:table-cell>
          <table:table-cell table:number-columns-repeated="2"/>
          <table:table-cell office:value-type="string" calcext:value-type="string">
            <text:p>Table 4: Comparison of representations on the Liar data set without background knowl edge (LM) with models incorporating text knowledge graph embeddings (KG) and metadata</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30" calcext:value-type="float">
            <text:p>30</text:p>
          </table:table-cell>
          <table:table-cell table:number-columns-repeated="2"/>
          <table:table-cell office:value-type="string" calcext:value-type="string">
            <text:p>posts are of limited length and of very versatile nature, making the most com mon concept in the PAN2020 data set URLs to other sources. Following this,</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32" calcext:value-type="float">
            <text:p>32</text:p>
          </table:table-cell>
          <table:table-cell table:number-columns-repeated="2"/>
          <table:table-cell office:value-type="string" calcext:value-type="string">
            <text:p>Table 6: Comparison of representations on the PAN2020 data set without background knowl edge (LM) with models incorporating text knowledge graph embeddings (KG). LR in the</text:p>
          </table:table-cell>
        </table:table-row>
        <table:table-row table:style-name="ro3">
          <table:table-cell office:value-type="float" office:value="2110.10457" calcext:value-type="float">
            <text:p>2110.10457</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Table 7: Comparison of representations on the COVID-19 data set without background knowl edge (LM) with models incorporating text knowledge graph embeddings (KG). LR in the rep resentation column denotes the linear regression learner and SNN denotes the Shallow Neural</text:p>
          </table:table-cell>
        </table:table-row>
        <table:table-row table:style-name="ro3">
          <table:table-cell office:value-type="float" office:value="2110.10457" calcext:value-type="float">
            <text:p>2110.10457</text:p>
          </table:table-cell>
          <table:table-cell office:value-type="string" calcext:value-type="string">
            <text:p>data, dataset provided</text:p>
          </table:table-cell>
          <table:table-cell office:value-type="float" office:value="14" calcext:value-type="float">
            <text:p>14</text:p>
          </table:table-cell>
          <table:table-cell table:number-columns-repeated="2"/>
          <table:table-cell office:value-type="string" calcext:value-type="string">
            <text:p>representations more successfully due to the lack of data examples(only 300 were</text:p>
          </table:table-cell>
        </table:table-row>
        <table:table-row table:style-name="ro3">
          <table:table-cell office:value-type="float" office:value="2110.10457" calcext:value-type="float">
            <text:p>2110.10457</text:p>
          </table:table-cell>
          <table:table-cell office:value-type="string" calcext:value-type="string">
            <text:p>data, dataset provided</text:p>
          </table:table-cell>
          <table:table-cell office:value-type="float" office:value="15" calcext:value-type="float">
            <text:p>15</text:p>
          </table:table-cell>
          <table:table-cell table:number-columns-repeated="2"/>
          <table:table-cell office:value-type="string" calcext:value-type="string">
            <text:p>representations to a greater extent due to the lack of data examples(only 300</text:p>
          </table:table-cell>
        </table:table-row>
        <table:table-row table:style-name="ro3">
          <table:table-cell office:value-type="float" office:value="2110.10457" calcext:value-type="float">
            <text:p>2110.10457</text:p>
          </table:table-cell>
          <table:table-cell office:value-type="string" calcext:value-type="string">
            <text:p>data, dataset provided</text:p>
          </table:table-cell>
          <table:table-cell office:value-type="float" office:value="16" calcext:value-type="float">
            <text:p>16</text:p>
          </table:table-cell>
          <table:table-cell table:number-columns-repeated="2"/>
          <table:table-cell office:value-type="string" calcext:value-type="string">
            <text:p>0.03% instances. In the case of PAN2020 and LIAR data sets we succeed to</text:p>
          </table:table-cell>
        </table:table-row>
        <table:table-row table:style-name="ro5">
          <table:table-cell office:value-type="float" office:value="2110.10457" calcext:value-type="float">
            <text:p>2110.10457</text:p>
          </table:table-cell>
          <table:table-cell office:value-type="string" calcext:value-type="string">
            <text:p>data, dataset provided, dataset</text:p>
          </table:table-cell>
          <table:table-cell office:value-type="float" office:value="30" calcext:value-type="float">
            <text:p>30</text:p>
          </table:table-cell>
          <table:table-cell table:number-columns-repeated="2"/>
          <table:table-cell office:value-type="string" calcext:value-type="string">
            <text:p>data sets we provided KG embedding based on the aggregated concept embed ding from their metadata. In the case of the Liar data set we use if present the</text:p>
          </table:table-cell>
        </table:table-row>
        <table:table-row table:style-name="ro5">
          <table:table-cell office:value-type="float" office:value="2110.10457" calcext:value-type="float">
            <text:p>2110.10457</text:p>
          </table:table-cell>
          <table:table-cell office:value-type="string" calcext:value-type="string">
            <text:p>data, used dataset, dataset</text:p>
          </table:table-cell>
          <table:table-cell office:value-type="float" office:value="17" calcext:value-type="float">
            <text:p>17</text:p>
          </table:table-cell>
          <table:table-cell table:number-columns-repeated="2"/>
          <table:table-cell office:value-type="string" calcext:value-type="string">
            <text:p>We use the train splits of each data set to learn the models, and use the</text:p>
          </table:table-cell>
        </table:table-row>
        <table:table-row table:style-name="ro1">
          <table:table-cell office:value-type="float" office:value="2110.10457" calcext:value-type="float">
            <text:p>2110.10457</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news dataset, arXiv preprint arXiv:2011.03327.</text:p>
          </table:table-cell>
        </table:table-row>
        <table:table-row table:style-name="ro1">
          <table:table-cell office:value-type="float" office:value="2110.10457" calcext:value-type="float">
            <text:p>2110.10457</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cored lowest on the dataset. The lowest scoring representation is the one based</text:p>
          </table:table-cell>
        </table:table-row>
        <table:table-row table:style-name="ro1">
          <table:table-cell office:value-type="float" office:value="2110.10457" calcext:value-type="float">
            <text:p>2110.1045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whole dataset, due to the small number of examples. For every problem</text:p>
          </table:table-cell>
        </table:table-row>
        <table:table-row table:style-name="ro3">
          <table:table-cell office:value-type="float" office:value="2110.10457" calcext:value-type="float">
            <text:p>2110.10457</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Knowledge graph only based representation yielded too general spaces, mak ing for the lowest-performing spaces for the COVID-19 task. Notable improve ment for the dataset was achieved by the addition of language models to the</text:p>
          </table:table-cell>
        </table:table-row>
        <table:table-row table:style-name="ro9">
          <table:table-cell office:value-type="float" office:value="2110.10457" calcext:value-type="float">
            <text:p>2110.10457</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01002003004000100200300400500600700Counttrain split50100150200250300020406080100120Countdev split50100150200020406080100120Counttest splitDistribution of concepts per split in FakeNewsNet dataset02040608010012002505007501000125015001750Counttrain split0.02.55.07.510.012.515.0050100150200Countdev split0204060801001200255075100125150175200Counttest splitDistribution of concepts per split in LIAR_PANTS dataset0501001502002500200400600800Counttrain split01020304050050100150200250300Countdev split0255075100125150175050100150200250300Counttest splitDistribution of concepts per split in AAAI2021_COVID19_fake_news dataset501001502002503003504000510152025303540Counttrain split501001502002503003500.02.55.07.510.012.515.017.520.0Countdev split10015020025030035005101520253035Counttest splitDistribution of concepts per split in pan2020 datasetAppendix C. Performance of individual feature spaces</text:p>
          </table:table-cell>
        </table:table-row>
        <table:table-row table:style-name="ro1">
          <table:table-cell office:value-type="float" office:value="2110.10457" calcext:value-type="float">
            <text:p>2110.1045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codename_fn_b/,https://github.com/bkolosk1/KBNR.</text:p>
          </table:table-cell>
        </table:table-row>
        <table:table-row table:style-name="ro2">
          <table:table-cell office:value-type="float" office:value="2110.10457" calcext:value-type="float">
            <text:p>2110.10457</text:p>
          </table:table-cell>
          <table:table-cell office:value-type="string" calcext:value-type="string">
            <text:p>github, code</text:p>
          </table:table-cell>
          <table:table-cell office:value-type="float" office:value="9" calcext:value-type="float">
            <text:p>9</text:p>
          </table:table-cell>
          <table:table-cell table:number-columns-repeated="2"/>
          <table:table-cell office:value-type="string" calcext:value-type="string">
            <text:p>The code is freely accessible at https://gitlab.com/boshko.koloski/</text:p>
          </table:table-cell>
        </table:table-row>
        <table:table-row table:style-name="ro1">
          <table:table-cell office:value-type="float" office:value="2110.10457" calcext:value-type="float">
            <text:p>2110.10457</text:p>
          </table:table-cell>
          <table:table-cell office:value-type="string" calcext:value-type="string">
            <text:p>package</text:p>
          </table:table-cell>
          <table:table-cell office:value-type="float" office:value="15" calcext:value-type="float">
            <text:p>15</text:p>
          </table:table-cell>
          <table:table-cell table:number-columns-repeated="2"/>
          <table:table-cell office:value-type="string" calcext:value-type="string">
            <text:p>(cid:63)Fully documented templates are available in the elsarticle package on CTAN.</text:p>
          </table:table-cell>
        </table:table-row>
        <table:table-row table:style-name="ro7">
          <table:table-cell office:value-type="float" office:value="2110.10457" calcext:value-type="float">
            <text:p>2110.10457</text:p>
          </table:table-cell>
          <table:table-cell office:value-type="string" calcext:value-type="string">
            <text:p>retrieve, dataset</text:p>
          </table:table-cell>
          <table:table-cell office:value-type="float" office:value="30" calcext:value-type="float">
            <text:p>30</text:p>
          </table:table-cell>
          <table:table-cell table:number-columns-repeated="2"/>
          <table:table-cell office:value-type="string" calcext:value-type="string">
            <text:p>complEx-entityquatErotatEStatisticalRoBERTadistilBERTrotatE-entityDistMultsimplEtransE-entityLSAtransEquatE-entitycomplExDistMult-entitysimplE-entity01020304050Appeared in top 200 featuresStatisticaltransErotatEcomplExquatERoBERTacomplEx-entitysimplEdistilBERTtransE-entityrotatE-entityquatE-entityDistMult-entitysimplE-entity0102030405060Appeared in top 200 featuressimplEtransEDistMultcomplExStatisticalLSA01020304050607080Appeared in top 200 featuresDistMultLSAtransEsimplERoBERTarotatEquatEdistilBERTcomplExStatistical05101520253035Appeared in top 200 featuresfor the LIAR and FakeNewsNet dataset. The retrieved concepts are shown in</text:p>
          </table:table-cell>
        </table:table-row>
        <table:table-row table:style-name="ro3">
          <table:table-cell office:value-type="float" office:value="2110.10457" calcext:value-type="float">
            <text:p>2110.10457</text:p>
          </table:table-cell>
          <table:table-cell office:value-type="string" calcext:value-type="string">
            <text:p>used dataset, dataset</text:p>
          </table:table-cell>
          <table:table-cell office:value-type="float" office:value="13" calcext:value-type="float">
            <text:p>13</text:p>
          </table:table-cell>
          <table:table-cell table:number-columns-repeated="2"/>
          <table:table-cell office:value-type="string" calcext:value-type="string">
            <text:p>original distribution. The only exception is the PAN2020 dataset where we use</text:p>
          </table:table-cell>
        </table:table-row>
        <table:table-row table:style-name="ro1" table:visibility="filter">
          <table:table-cell office:value-type="float" office:value="2110.1185" calcext:value-type="float">
            <text:p>2110.118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4https://huggingface.co/gpt2-large 5https://data.world/elenadata/</text:p>
          </table:table-cell>
        </table:table-row>
        <table:table-row table:style-name="ro2" table:visibility="filter">
          <table:table-cell office:value-type="float" office:value="2110.1185" calcext:value-type="float">
            <text:p>2110.118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The results for all measures can be seen in Table 3. We run signiﬁcance tests (Mann-Whitney rank test for non-parametric data) on all conditions</text:p>
          </table:table-cell>
        </table:table-row>
        <table:table-row table:style-name="ro2" table:visibility="filter">
          <table:table-cell office:value-type="float" office:value="2110.1185" calcext:value-type="float">
            <text:p>2110.118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We use ﬁve topics randomly sampled from Wikipedia’s list of Computer Science topics:3 cryptography, human-computer interaction, support vector machines, databases, and data structures.</text:p>
          </table:table-cell>
        </table:table-row>
        <table:table-row table:style-name="ro8" table:visibility="filter">
          <table:table-cell office:value-type="float" office:value="2110.1185" calcext:value-type="float">
            <text:p>2110.1185</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In this work we seek to improve the speciﬁcity of language model outputs by introducing lightweight decoding strategies. This work has both positive and negative impacts. The positive impacts include making the control of large, pre-trained language models more accessible to researchers and practitioners, as well as decreasing the compute costs (and therefore environmental and ﬁnancial costs) of controlling large, pre-trained language models. However, the use of large, pre-trained language models has been called into question given the gargantuan amounts of data they are trained on, which re-enforce hegemonic societal perspective and can introduce harm in downstream tasks (Bender et al., 2021). Making these models easier to control and use may encourage people to neglect the dangers involved with these models.</text:p>
          </table:table-cell>
        </table:table-row>
        <table:table-row table:style-name="ro12" table:visibility="filter">
          <table:table-cell office:value-type="float" office:value="2110.1185" calcext:value-type="float">
            <text:p>2110.1185</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Language models (LMs) are known to produce vague and generic outputs (Holtzman et al., 2019). In domains like summarization (Fan et al., 2018a), dialogue generation (Yao et al., 2016), and creative computing (Fan et al., 2018b), outputs with higher speciﬁcity are often desired. While controlling the speciﬁcity of model outputs has been explored previously, it is primarily approached as a supervised learning problem where access to large, in-domain training sets are prerequisites for implementation. However, pre-trained LMs are increasingly of sufﬁcient quality such that only a text prompt is necessary to obtain a task speciﬁc language generator (Brown et al., 2020). It would be beneﬁcial to control the speciﬁcity of these models’ outputs in an unsupervised manner because re-training or ﬁnetuning such models are non-trivial or impossible tasks—for instance because the language model is too large, only accessible by an API, or the generation task does not have training data.</text:p>
          </table:table-cell>
        </table:table-row>
        <table:table-row table:style-name="ro8">
          <table:table-cell office:value-type="float" office:value="2110.1185" calcext:value-type="float">
            <text:p>2110.1185</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To assess the generalizability of our speciﬁcity reweightings, we apply them to summarization. In Table 2 we compare baseline summarization to generating summaries with speciﬁcity reweightings. To compute the summaries, we use the Hugging Face implementation of (pegasus), ﬁne-tuned on the CNN Dailymail dataset.7 Each summary is generated from the same article on the Colonial Pipeline cyber-attack.8 To calculate the NIWF reweighting, we calculate word counts from the Wikipedia page on “Market (Economics)”. To calculate the PPMI reweighting, we use “ransomware attack” as our context and use the news article to obtain word and context co-occurrence counts. Both the NIWF corpus and PPMI context are handpicked by the user.</text:p>
          </table:table-cell>
        </table:table-row>
        <table:table-row table:style-name="ro2" table:visibility="filter">
          <table:table-cell office:value-type="float" office:value="2111.06604" calcext:value-type="float">
            <text:p>2111.0660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3: dk dpk ApRel(G; p) (dash green line) and dk 3-by-5 hammock network with input data Nl−1, Nn−w, Nn−w+1.</text:p>
          </table:table-cell>
        </table:table-row>
        <table:table-row table:style-name="ro2" table:visibility="filter">
          <table:table-cell office:value-type="float" office:value="2111.06604" calcext:value-type="float">
            <text:p>2111.0660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4: dk dpk ApRel(G; p) (dash green line) and dk 3-by-5 hammock network with input data Nl, Nn−w, Nn−w+1.</text:p>
          </table:table-cell>
        </table:table-row>
        <table:table-row table:style-name="ro2" table:visibility="filter">
          <table:table-cell office:value-type="float" office:value="2111.06604" calcext:value-type="float">
            <text:p>2111.0660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Secondly, we have implemented the algorithm with input data Nl, Nn−w, Nn−w+1. In this scenario we had to change the systems of equation (21), (22). More exactly, the new equations we had to solve are</text:p>
          </table:table-cell>
        </table:table-row>
        <table:table-row table:style-name="ro3" table:visibility="filter">
          <table:table-cell office:value-type="float" office:value="2111.06604" calcext:value-type="float">
            <text:p>2111.0660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e have conducted simulations for hammock networks of size w = 3, l = 5. The exact coeﬃcients are extracted from [2]. Firstly, we have implemented our algorithm and with input data Nl−1 = 0, Nn−w, Nn−w+1.</text:p>
          </table:table-cell>
        </table:table-row>
        <table:table-row table:style-name="ro7" table:visibility="filter">
          <table:table-cell office:value-type="float" office:value="2111.06604" calcext:value-type="float">
            <text:p>2111.0660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Properties of the approximated polynomials The approximated polynomials were also computed and some of the theoretical results were veriﬁed. Indeed, when we investigate the shape properties of the approximated polynomials we notice that they preserve the complementary properties. Of the properties we choose to illustrate here is the behavior of the derivatives. In Figure 3 we plot the derivatives of the approximated polynomials using the variant of the algorithm with input data Nl−1, Nn−w, Nn−w+1, and in Figure 4 those obtained with input data Nl, Nn−w, Nn−w+1. We plot the ﬁrst two derivatives, and observe the following:</text:p>
          </table:table-cell>
        </table:table-row>
        <table:table-row table:style-name="ro8" table:visibility="filter">
          <table:table-cell office:value-type="float" office:value="2111.06604" calcext:value-type="float">
            <text:p>2111.06604</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In this subsection we also suppose that both l ≥ 2 and w ≥ 2 and at least one of the inequalities is strict. The small amount of initial data and of theoretic information on the reliability polynomial of a MMN arise diﬃculties in assessing the error of the approximation. The error of the corresponding approximated reliability polynomial is determined using the Chebychev distance between functions, because it gives information on the number of exact decimals obtained by approximation. As consequence, one can prove that the same upper bound of the error of this approximation as obtained in [6]. All the same, a more reﬁned upper bound than the result from [6] is proved in this subsection in case of approximation using quadratic spline functions.</text:p>
          </table:table-cell>
        </table:table-row>
        <table:table-row table:style-name="ro10" table:visibility="filter">
          <table:table-cell office:value-type="float" office:value="2111.06604" calcext:value-type="float">
            <text:p>2111.06604</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In this paper we have studied the shape properties of the reliability polynomials of two dual networks. Mutual behaviour of these polynomials, referring to high level convexity, inﬂection points, extremal properties of coeﬃcients functions are studied. The research from [4] and [6] is developed on new bases, taking into account some requirements of shape preserving. We have proposed a technique for simultaneously approximating the reliability polynomials of two dual MMNs, choosing the input data based on their shape properties, in order to obtain results preserving some shapes. Our simulations point out that quadratic splines approach gives much better results than other types of approximation operators, if shape criteria are taken into account together with the size of the error and the complexity of computation. Some possibilities of improving the output are discussed.</text:p>
          </table:table-cell>
        </table:table-row>
        <table:table-row table:style-name="ro4">
          <table:table-cell office:value-type="float" office:value="2111.06604" calcext:value-type="float">
            <text:p>2111.06604</text:p>
          </table:table-cell>
          <table:table-cell office:value-type="string" calcext:value-type="string">
            <text:p>retrieve</text:p>
          </table:table-cell>
          <table:table-cell office:value-type="float" office:value="88" calcext:value-type="float">
            <text:p>88</text:p>
          </table:table-cell>
          <table:table-cell table:number-columns-repeated="2"/>
          <table:table-cell office:value-type="string" calcext:value-type="string">
            <text:p>Remark 25. As a consequence of (28), it follows that all the properties of the derivatives of the reliability polynomials of two dual networks proved in the previous section, Theorem 14, stay valid in case of the approximation polynomials. The corollaries of Theorem 14 stay also valid, implying that the same type of high order convexity are retrieved to the approximation polynomials. Simulations on small size MMNs, showing these shape properties are in Figures 3 and 4.</text:p>
          </table:table-cell>
        </table:table-row>
        <table:table-row table:style-name="ro6" table:visibility="filter">
          <table:table-cell office:value-type="float" office:value="2111.07244" calcext:value-type="float">
            <text:p>2111.07244</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We ﬁrst establish suitable upper and lower bounds for tℓ. Deﬁne κ := maxj∈J E[Xj] (which can be easily computed from input data). Let W denote the random load vector induced by an optimal solution and OPTℓ := E[Topℓ(W )] denote the optimal value. By the contrapositive of part (ii) of Lemmas 3.5 and 3.7, E[X ≥θ for any θ ≥ 2OPTℓ/ℓ the following inequalities hold: j /4θ) ≤ j E[Xj] ≤ nκ, these two inequalities hold for 8m. In particular, since OPTℓ ≤ E[ Pi∈[m] Wi] = θ = hi := 2nκ ≥ 2OPTℓ/ℓ. Next, observe that for any job k and θ = E[Xk]/(m + 2), we have</text:p>
          </table:table-cell>
        </table:table-row>
        <table:table-row table:style-name="ro1" table:visibility="filter">
          <table:table-cell office:value-type="float" office:value="2111.11616" calcext:value-type="float">
            <text:p>2111.11616</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5] C. Sun, A. Shrivastava, S. Singh, and A. Gupta, “Revisiting unreasonable effectiveness of data</text:p>
          </table:table-cell>
        </table:table-row>
        <table:table-row table:style-name="ro5" table:visibility="filter">
          <table:table-cell office:value-type="float" office:value="2111.11616" calcext:value-type="float">
            <text:p>2111.11616</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Data augmentation is an important techinque that will be very handy to imporove out architecture and for improving prediction on out of domain data. In this method we follow mixup (Deatiled explnation in section 3), cropping and random horizontal ﬂipping. As the images dimmensions in CIFAR-10 [12] is small the cropping and ﬂipping would be very useful.</text:p>
          </table:table-cell>
        </table:table-row>
        <table:table-row table:style-name="ro4" table:visibility="filter">
          <table:table-cell office:value-type="float" office:value="2111.11616" calcext:value-type="float">
            <text:p>2111.11616</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e use the idea of data augmentation task, mixup as a regularization [6] task to improve our test set validation error (there by increasing accuracy) which would also help us to do better classiﬁcation if we want to classify a new image that completely out of domain of our train set. We also do Bayes hyper-parameters sweep using wandb [7] to ﬁnd the best hyper-parameters for our model after applying this regularization task.</text:p>
          </table:table-cell>
        </table:table-row>
        <table:table-row table:style-name="ro6" table:visibility="filter">
          <table:table-cell office:value-type="float" office:value="2111.11616" calcext:value-type="float">
            <text:p>2111.1161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hile novel computer vision architectures are gaining traction, the impact of model architectures is often related to changes or exploring in training methods. Identity mapping based architectures ResNets [1] and DenseNets [2] have promised path breaking results in the image classiﬁcation task and are go to methods for even now if the data given is fairly limited. Considering the ease of training with limited resources this work revisits the ResNets and improves the ResNet50 [1] by using mixup data-augmentation as regularization and tuning the hyper-parameters.</text:p>
          </table:table-cell>
        </table:table-row>
        <table:table-row table:style-name="ro7">
          <table:table-cell office:value-type="float" office:value="2111.11616" calcext:value-type="float">
            <text:p>2111.11616</text:p>
          </table:table-cell>
          <table:table-cell office:value-type="string" calcext:value-type="string">
            <text:p>data, dataset</text:p>
          </table:table-cell>
          <table:table-cell office:value-type="float" office:value="122" calcext:value-type="float">
            <text:p>122</text:p>
          </table:table-cell>
          <table:table-cell table:number-columns-repeated="2"/>
          <table:table-cell office:value-type="string" calcext:value-type="string">
            <text:p>The performance of a vision model is dependent on both model architecture and training methods. With the ﬁndings of attention [3] based architectures the vision transformers [4] achieved the state of art results on the image classiﬁcation tasks. But training time is expensive and we need to large data-sets for learning. Vision transformers are trained using JFT 300M [5] which happens to be private data. Keeping in view of all these shortcomings and if the provided dataset is not large enough we go back to skip connection and Identity mapping based ResNet [1] and DenseNet [2] architectures which performs reasonably well till date on Image classiﬁcation tasks.</text:p>
          </table:table-cell>
        </table:table-row>
        <table:table-row table:style-name="ro2">
          <table:table-cell office:value-type="float" office:value="2111.11616" calcext:value-type="float">
            <text:p>2111.11616</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9] J. Deng, W. Dong, R. Socher, L.-J. Li, K. Li, and L. Fei-Fei, “Imagenet: A large-scale hierarchical image database,” in 2009 IEEE Conference on Computer Vision and Pattern Recognition, 2009, pp. 248–255.</text:p>
          </table:table-cell>
        </table:table-row>
        <table:table-row table:style-name="ro3">
          <table:table-cell office:value-type="float" office:value="2111.11616" calcext:value-type="float">
            <text:p>2111.1161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his method achieves an overall accuracy of 94.57% on the CIFAR-10 dataset [12]. Below Table 2 shows comparisions with the exisitng ResNet architectures. The ResNet50 could perform well when compared to other higher dept architectures by introducing this idea of mixup.</text:p>
          </table:table-cell>
        </table:table-row>
        <table:table-row table:style-name="ro5" table:visibility="filter">
          <table:table-cell office:value-type="float" office:value="2112.0182" calcext:value-type="float">
            <text:p>2112.018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5] Andrei Asinowski, Jean Cardinal, Nathann Cohen, Sébastien Collette, Thomas Hackl, Michael Hoﬀmann, Kolja Knauer, Stefan Langerman, Michał Lasoń, Piotr Micek, Günter Rote, and Torsten Ueckerdt. Coloring hypergraphs induced by dynamic point sets and bottomless rectangles. In Algorithms and data structures, volume 8037 of Lecture Notes in Comput. Sci., 73–84. Springer, Heidelberg, 2013.</text:p>
          </table:table-cell>
        </table:table-row>
        <table:table-row table:style-name="ro2" table:visibility="filter">
          <table:table-cell office:value-type="float" office:value="2112.14811" calcext:value-type="float">
            <text:p>2112.1481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that can achieve greater accuracy with fewer labeled training instances, for having the ability to ask oracles to label the most valuable unlabeled data chosen iteratively by query strategies[3].</text:p>
          </table:table-cell>
        </table:table-row>
        <table:table-row table:style-name="ro3" table:visibility="filter">
          <table:table-cell office:value-type="float" office:value="2112.14811" calcext:value-type="float">
            <text:p>2112.14811</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However, since the ground truth of y+ and U ’s label values are unknown, the expected new model ˆM + is trained with the current model M ’s prediction of (cid:0)x+, ˆy+(cid:1) and training set D, then the expected test loss of ˆM + is evaluated with M ’s predictions of unlabeled data ˆU in substitution of U .</text:p>
          </table:table-cell>
        </table:table-row>
        <table:table-row table:style-name="ro6" table:visibility="filter">
          <table:table-cell office:value-type="float" office:value="2112.14811" calcext:value-type="float">
            <text:p>2112.1481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Active learning (AL) is a machine learning algorithm that can train models to achieve greater accuracy or less error with relatively fewer labeled training instances. Figure 7 illustrates the procedure of poolbased AL where all the unlabeled data are maintained as a pool and are queried by query strategies till the pool is empty. Carefully designed query strategies will actively choose the most valuable unlabeled data for oracles to label, thus a more representative training set and a better-trained model can be obtained. The most common query strategies include uncertainty sampling, least conﬁdent and margin sampling[7].</text:p>
          </table:table-cell>
        </table:table-row>
        <table:table-row table:style-name="ro2">
          <table:table-cell office:value-type="float" office:value="2112.14811" calcext:value-type="float">
            <text:p>2112.14811</text:p>
          </table:table-cell>
          <table:table-cell office:value-type="string" calcext:value-type="string">
            <text:p>data, dataset</text:p>
          </table:table-cell>
          <table:table-cell office:value-type="float" office:value="37" calcext:value-type="float">
            <text:p>37</text:p>
          </table:table-cell>
          <table:table-cell table:number-columns-repeated="2"/>
          <table:table-cell office:value-type="string" calcext:value-type="string">
            <text:p>[6] Yifan Hu, Yehuda Koren, and Chris Volinsky. Collaborative ﬁltering for implicit feedback datasets. In 2008 Eighth IEEE International Conference on Data Mining, pages 263–272. Ieee, 2008.</text:p>
          </table:table-cell>
        </table:table-row>
        <table:table-row table:style-name="ro13">
          <table:table-cell office:value-type="float" office:value="2112.14811" calcext:value-type="float">
            <text:p>2112.14811</text:p>
          </table:table-cell>
          <table:table-cell office:value-type="string" calcext:value-type="string">
            <text:p>data, dataset</text:p>
          </table:table-cell>
          <table:table-cell office:value-type="float" office:value="169" calcext:value-type="float">
            <text:p>169</text:p>
          </table:table-cell>
          <table:table-cell table:number-columns-repeated="2"/>
          <table:table-cell office:value-type="string" calcext:value-type="string">
            <text:p>Active learning (AL) is a machine learning algorithm that can achieve greater accuracy with fewer labeled training instances, for having the ability to ask oracles to label the most valuable unlabeled data chosen iteratively and heuristically by query strategies. Scientiﬁc experiments nowadays, though becoming increasingly automated, are still suﬀering from human involvement in the designing process and the exhaustive search in the experimental space. This article performs a retrospective study on a drug response dataset using the proposed AL scheme comprised of the matrix factorization method of alternating least square (ALS) and deep neural networks (DNN). This article also proposes an AL query strategy based on expected loss minimization. As a result, the retrospective study demonstrates that scientiﬁc experimental design, instead of being manually set, can be optimized by AL, and the proposed query strategy ELM sampling shows better experimental performance than other ones such as random sampling and uncertainty sampling.</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2 Dataset</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1 Dataset Description</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3 Dataset Redeﬁnition</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ure 2: Heatmap visualization of the redeﬁned dataset</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herefore, the dataset contains 10710 instances in total.</text:p>
          </table:table-cell>
        </table:table-row>
        <table:table-row table:style-name="ro3">
          <table:table-cell office:value-type="float" office:value="2112.14811" calcext:value-type="float">
            <text:p>2112.14811</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f nquery &gt; nmaxq uery, terminate the scheme. Otherwise, select nperq uery samples to be added to D from the unlabeled dataset using ELM query strategy, nquery = nquery + 1, then return to procedure Training.</text:p>
          </table:table-cell>
        </table:table-row>
        <table:table-row table:style-name="ro2">
          <table:table-cell office:value-type="float" office:value="2112.14811" calcext:value-type="float">
            <text:p>2112.1481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4] Peter K. Sorger. Breast cancer proﬁling project, drug sensitivity 1: Fixed-cell gr measures of 35 breast cell lines to 34 small molecule perturbagens. dataset 1 of 2: Normalized growth rate inhibition values., 2018.</text:p>
          </table:table-cell>
        </table:table-row>
        <table:table-row table:style-name="ro3">
          <table:table-cell office:value-type="float" office:value="2112.14811" calcext:value-type="float">
            <text:p>2112.14811</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Notably, the explicit physical or chemical properties of cells and molecules are not given in the dataset. The independent variables measuring sensitivity are continuous. Thus, a regression model with regression metrics, such as rooted mean square error, is needed to perform prediction work.</text:p>
          </table:table-cell>
        </table:table-row>
        <table:table-row table:style-name="ro5">
          <table:table-cell office:value-type="float" office:value="2112.14811" calcext:value-type="float">
            <text:p>2112.14811</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High interdependencies exist among the independent variables. For example, Cell HMS LINCS ID and Cell Name have a one-to-one mapping relationship, and Primary Target and Pathway are both determined by each certain combination of cell and molecule. Thus, the independent variables of the dataset can be restated as Cell Type, Molecule Type and Molecule Concentration (uM).</text:p>
          </table:table-cell>
        </table:table-row>
        <table:table-row table:style-name="ro5">
          <table:table-cell office:value-type="float" office:value="2112.14811" calcext:value-type="float">
            <text:p>2112.14811</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herefore, the problem space will be redeﬁned to one containing 4760 samples. Although the size of the dataset is halved, it is still worth studying since one single experiment takes three days to complete in the physical world in a serialized manner[4], and a better experimental design can avoid excessive consumption of resources and can also produce more accurate predictive models.</text:p>
          </table:table-cell>
        </table:table-row>
        <table:table-row table:style-name="ro5">
          <table:table-cell office:value-type="float" office:value="2112.14811" calcext:value-type="float">
            <text:p>2112.14811</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The independent and dependent variables of the dataset are described as follows. The independents variables are Cell HMS LINCS ID, Cell Name, Small Molecule HMS LINCS ID, Small Molecule Name, Small Mol Concentration (uM), Primary Target and Pathway. The dependent variables are two measurements of sensitivity that are Mean Normalized Growth Rate Inhibition Value (GR) and Increased Fraction Dead (IFD).</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In the regard of above, this article performs a retrospective study on a dataset produced by the mentioned pipeline and discusses the feasibility of adaptive design of scientiﬁc experiments using AL strategy. Insights and inspiration can be found in this article for scientists to harness the strength of AL to avoid human involvement in experimental design, heuristically achieve experimental design optimization and train satisfying predictive models with relatively fewer physical experiments.</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e work in this article can be an inspiration for optimizing the design of automated scientiﬁc experiments, especially whose consumption of physical experimental resources is tremendous and the knowledge of experimental subjects’ properties is limited, such as drug response experiments in the ﬁeld of biomedicine. In the future, more datasets would be tested and more experiments would be conducted on the proposed AL scheme to further improve its generality.</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This article proposed an AL scheme that combines ALS, DNN and a query strategy variant for conducting scientiﬁc experiments design without prior knowledge of the properties of experimental subjects. After performing a retrospective study on a dataset of scientiﬁc experiment results, it was demonstrated that the optimization of experimental design that builds better predictive models more eﬃciently can be automatically reached by the AL scheme and the proposed ELM query strategy outperforms several others.</text:p>
          </table:table-cell>
        </table:table-row>
        <table:table-row table:style-name="ro5">
          <table:table-cell office:value-type="float" office:value="2112.14811" calcext:value-type="float">
            <text:p>2112.14811</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Both ninit and nperq uery are set to 40 and nmaxq uery is 8. The ALSDL model has the same settings as in the former experiment. The RMSE loss and accuracy of the ALSDL model evaluated on the full dataset are recorded after every training procedure. The RMSE loss is used for new model evaluation in the ELM query strategy and is evaluated after 200 epochs of ALS training to speed up the query procedure.</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he dataset used in this article is Breast Cancer Proﬁling Project, Drug Sensitivity 1[4]. This dataset, produced from the mentioned drug response experiment pipeline[1] of Hafner’s as shown in Figure 1, contains the exhausted experimental results of measuring the sensitivities of 35 breast cancer cell lines to 34 small molecule perturbagens. Every combination of cell and molecule is treated with 9 doses of diﬀerent concentrations of small molecule perturbagens respectively.</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he diﬃculty of building predictive models for the dataset lies in that the independent variables do not represent the explicit features of cells and molecules, therefore cannot be used to train predictive models directly. In this section, a matrix factorization method called Alternating Least Square (ALS) will be used to produce the latent features of cells and molecules, then an ALS improvement method with the combination of Deep Neural Network (DNN) will be proposed.</text:p>
          </table:table-cell>
        </table:table-row>
        <table:table-row table:style-name="ro7">
          <table:table-cell office:value-type="float" office:value="2112.14811" calcext:value-type="float">
            <text:p>2112.14811</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Scientiﬁc experiments have become progressively reliant on automated machines overtime to cope with large datasets and high concurrency. For instance, Hafner et al.[1] propose a mostly automated pipeline for drug response experiments implementation and results quantiﬁcation. However, the remained human involvement in the process of experimental design has a high tendency to generate errors that are diﬃcult to tackle. The most conventional replacement for manual experimental design is an exhaustive one. But without heuristic sampling methods, the exhaustive exploration in the experiment space tends to lead to excessive consumption of experimental resources and manpower.</text:p>
          </table:table-cell>
        </table:table-row>
        <table:table-row table:style-name="ro6">
          <table:table-cell office:value-type="float" office:value="2112.14811" calcext:value-type="float">
            <text:p>2112.14811</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To implement an AL algorithm on the predictive model, a query strategy based on the minimization of the expected loss (ELM) of the model is proposed. The core idea of ELM query strategy is to choose the unlabeled sample (cid:0)x+, y+(cid:1) from the unlabeled dataset U such that when (cid:0)x+, y+(cid:1) is removed from U and added to the current model M ’s training set D to train a new model M +, the new model produces the least test loss. The test loss is measured with the combination of D and U , i.e. the whole dataset.</text:p>
          </table:table-cell>
        </table:table-row>
        <table:table-row table:style-name="ro2" table:visibility="filter">
          <table:table-cell office:value-type="float" office:value="2201.10257" calcext:value-type="float">
            <text:p>2201.1025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Alignment of Data, Algorithms, and Models for Stacking Ensemble Learning Using Performance Metrics. ArXiv:200501575 [Cs, Stat] 2020.</text:p>
          </table:table-cell>
        </table:table-row>
        <table:table-row table:style-name="ro2" table:visibility="filter">
          <table:table-cell office:value-type="float" office:value="2201.10257" calcext:value-type="float">
            <text:p>2201.1025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In summary, the OLFF approach does perform better for most of the validation data, while the GCN approach provides a more stable estimation across the whole solution space.</text:p>
          </table:table-cell>
        </table:table-row>
        <table:table-row table:style-name="ro2" table:visibility="filter">
          <table:table-cell office:value-type="float" office:value="2201.10257" calcext:value-type="float">
            <text:p>2201.1025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16] Brutzkus A, Globerson A, Malach E, Shalev-Shwartz S. SGD Learns Over-parameterized Networks that Provably Generalize on Linearly Separable Data. ArXiv:171010174 [Cs] 2017.</text:p>
          </table:table-cell>
        </table:table-row>
        <table:table-row table:style-name="ro3" table:visibility="filter">
          <table:table-cell office:value-type="float" office:value="2201.10257" calcext:value-type="float">
            <text:p>2201.1025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or mapping an arbitrary set of parameters to the solution space, an LLSF with a basis generated by PCA performed on the training data is chosen. The generation of the basis via PCA will be briefly described in the following.</text:p>
          </table:table-cell>
        </table:table-row>
        <table:table-row table:style-name="ro3" table:visibility="filter">
          <table:table-cell office:value-type="float" office:value="2201.10257" calcext:value-type="float">
            <text:p>2201.1025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training data used by the ML approaches was obtained by generating FE-simulation ensembles. The used car hood itself is an assembly containing seven individual sheet metal parts, connected by spot welds and different types of adhesives (see Figure 2).</text:p>
          </table:table-cell>
        </table:table-row>
        <table:table-row table:style-name="ro3" table:visibility="filter">
          <table:table-cell office:value-type="float" office:value="2201.10257" calcext:value-type="float">
            <text:p>2201.1025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5] Fan-Yin Tzeng, Kwan-Liu Ma. Opening the Black Box - Data Driven Visualization of Neural Networks. VIS 05. IEEE Visualization, 2005., Minneapolis, MN, USA: IEEE; 2005, p. 383–90. https://doi.org/10.1109/VISUAL.2005.1532820.</text:p>
          </table:table-cell>
        </table:table-row>
        <table:table-row table:style-name="ro10" table:visibility="filter">
          <table:table-cell office:value-type="float" office:value="2201.10257" calcext:value-type="float">
            <text:p>2201.10257</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We introduced PREVIS as a concept for combining visual analytics and predictive machine learning with visual interpolation. It addresses the challenges of building reliable and explainable machine learning models, especially under data set shifts. We introduced how a direct interpolation method can increase the explainability of predictive models, as it allows for an inverse mapping of the predicted attributes in the original domain space. Based on an assembly use-case of an automotive engine-hood, we demonstrated the workflow and usage of this technique to compare multiple regression models at once. Moreover, this applies to the predicted attributes and the domain space, e.g., the part geometry. In a single view, we can compare the predictive error in parameter and domain space and distinguish the impact of different machine learning model approaches in more detail.</text:p>
          </table:table-cell>
        </table:table-row>
        <table:table-row table:style-name="ro8" table:visibility="filter">
          <table:table-cell office:value-type="float" office:value="2201.10257" calcext:value-type="float">
            <text:p>2201.10257</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used architecture consists of three layers: (1) graph convolution, (2) fully connected layer and (3) output layer. The graph convolution is slightly modified to operate on the first µ smallest eigenvectors (Fourier basis) and neglects the inverse Fourier transformation. Besides, the Fourier basis is computed explicitly, instead of approximating it using the Chebyshev polynomials, and the Chebyshev polynomials are modified to enforce a convergence to zero at the µth frequency. Thus, the followed fully connected layers approximate the six boundaries using a continuous function [14] in the spectral domain. The core concept of this architecture is to build a space in the spectral domain using the trained filters of the graph convolution, which represents the whole data, and to solve the approximation within this space as a regression.</text:p>
          </table:table-cell>
        </table:table-row>
        <table:table-row table:style-name="ro12" table:visibility="filter">
          <table:table-cell office:value-type="float" office:value="2201.10257" calcext:value-type="float">
            <text:p>2201.10257</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As a consequence, the visual analytics approach switched more to the output side. Samek et al. [6] for example, introduced a direct visualization approach, which highlighted the learned features of images using the three techniques of a sensitivity analysis [7], Deconvolution Method [8], <text:s/>and the LRP Algorithm <text:s/>[9]. Inspired by the focus on the output performance, Smilkov et al. [10] introduced a directmanipulation visualization approach, which communicates the method of neural networks via an interactive playground rather than coding. Focusing on the output, Zintgraf et al. [11] present the prediction difference analysis method for visualizing the response of a neural network. While this work is focused mainly on image classification, it contains the base idea of our visual analytics pipeline for the regression task. Finally, for the combination and comparison of multiple models and input data, Chatzimparmpas et al. [12] introduced StackGenVis.</text:p>
          </table:table-cell>
        </table:table-row>
        <table:table-row table:style-name="ro3">
          <table:table-cell office:value-type="float" office:value="2201.10257" calcext:value-type="float">
            <text:p>2201.10257</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For instance, low average error on initial training data does not give assurances under data set shift [2]. A model with low average error can also still make significant pointwise errors on individual predictions for some types of inputs [3].</text:p>
          </table:table-cell>
        </table:table-row>
        <table:table-row table:style-name="ro8">
          <table:table-cell office:value-type="float" office:value="2201.10257" calcext:value-type="float">
            <text:p>2201.10257</text:p>
          </table:table-cell>
          <table:table-cell office:value-type="string" calcext:value-type="string">
            <text:p>data, dataset</text:p>
          </table:table-cell>
          <table:table-cell office:value-type="float" office:value="144" calcext:value-type="float">
            <text:p>144</text:p>
          </table:table-cell>
          <table:table-cell table:number-columns-repeated="2"/>
          <table:table-cell office:value-type="string" calcext:value-type="string">
            <text:p>A PCA is performed on the training data set's solution space to obtain an optimal basis for the LLSF. As the PCA cannot handle vector fields, the simulation results are compressed by condensing the displacement vector fields to scalar fields. It is achieved by calculating the displacement magnitude per node in the surface normal direction (signed magnitude). The PCA can then decompose the resulting 729 scalar fields into seven principal components (PCs). Adding more PCs does not change the amount of information carried by the basis in a relevant way as most information is carried by PCs 1-7. To ensure not lose the information we, however, decided to add three more PCs. Together the first 10 PCs explain 99.99985% of the variance in the current data set.</text:p>
          </table:table-cell>
        </table:table-row>
        <table:table-row table:style-name="ro13">
          <table:table-cell office:value-type="float" office:value="2201.10257" calcext:value-type="float">
            <text:p>2201.10257</text:p>
          </table:table-cell>
          <table:table-cell office:value-type="string" calcext:value-type="string">
            <text:p>data, dataset</text:p>
          </table:table-cell>
          <table:table-cell office:value-type="float" office:value="183" calcext:value-type="float">
            <text:p>183</text:p>
          </table:table-cell>
          <table:table-cell table:number-columns-repeated="2"/>
          <table:table-cell office:value-type="string" calcext:value-type="string">
            <text:p>The outputs of the PCA are weights for each of the 729 input scalar fields per PC. A linear combination on the parameter space is calculated for each PC with these weights, resulting in one displacement field per PC. The same linear combination is also calculated in the parameter space. Thus, ten displacement fields with ten corresponding parameter sets are obtained that can be used to explain the whole simulation ensemble. Note that the generated basis displacement fields are artificially created and do not represent any performed simulation run. With this PCA-generated basis, an LLSF can be performed using any parameter set as a target resulting in an estimation of the corresponding displacement field. Note that this method cannot used for interpolation in general and works only in special cases where the number of needed PCs is small enough that the LLSF performed on the parameter space converges to the desired the the approximation of a displacement field based on a given parameter set was tested with the whole validation data set and</text:p>
          </table:table-cell>
        </table:table-row>
        <table:table-row table:style-name="ro1">
          <table:table-cell office:value-type="float" office:value="2201.10257" calcext:value-type="float">
            <text:p>2201.10257</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Dataset shift in machine learning. Mit Press; 2009.</text:p>
          </table:table-cell>
        </table:table-row>
        <table:table-row table:style-name="ro2">
          <table:table-cell office:value-type="float" office:value="2201.10945" calcext:value-type="float">
            <text:p>2201.10945</text:p>
          </table:table-cell>
          <table:table-cell office:value-type="string" calcext:value-type="string">
            <text:p>benchmark</text:p>
          </table:table-cell>
          <table:table-cell office:value-type="float" office:value="30" calcext:value-type="float">
            <text:p>30</text:p>
          </table:table-cell>
          <table:table-cell table:number-columns-repeated="2"/>
          <table:table-cell office:value-type="string" calcext:value-type="string">
            <text:p>Second, more importantly, source and target networks often manifest different scales in terms of the number of nodes. The NA task has been carried out using benchmark</text:p>
          </table:table-cell>
        </table:table-row>
        <table:table-row table:style-name="ro3">
          <table:table-cell office:value-type="float" office:value="2201.10945" calcext:value-type="float">
            <text:p>2201.10945</text:p>
          </table:table-cell>
          <table:table-cell office:value-type="string" calcext:value-type="string">
            <text:p>benchmark, dataset</text:p>
          </table:table-cell>
          <table:table-cell office:value-type="float" office:value="46" calcext:value-type="float">
            <text:p>46</text:p>
          </table:table-cell>
          <table:table-cell table:number-columns-repeated="2"/>
          <table:table-cell office:value-type="string" calcext:value-type="string">
            <text:p>In this section, we ﬁrst describe datasets used in the evaluation. We also present ﬁve state-of-the-art NA methods for comparison. After presenting performance metrics and our experimental settings, we comprehensively evaluate the performance of our Grad-Align method and ﬁve benchmark methods.</text:p>
          </table:table-cell>
        </table:table-row>
        <table:table-row table:style-name="ro3">
          <table:table-cell office:value-type="float" office:value="2201.10945" calcext:value-type="float">
            <text:p>2201.10945</text:p>
          </table:table-cell>
          <table:table-cell office:value-type="string" calcext:value-type="string">
            <text:p>code available, cod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5">
          <table:table-cell office:value-type="float" office:value="2201.10945" calcext:value-type="float">
            <text:p>2201.10945</text:p>
          </table:table-cell>
          <table:table-cell office:value-type="string" calcext:value-type="string">
            <text:p>code, github, source code</text:p>
          </table:table-cell>
          <table:table-cell office:value-type="float" office:value="15" calcext:value-type="float">
            <text:p>15</text:p>
          </table:table-cell>
          <table:table-cell table:number-columns-repeated="2"/>
          <table:table-cell office:value-type="string" calcext:value-type="string">
            <text:p>1. The source code used in this paper (https://github.com/jindeok/Grad-Align-full).</text:p>
          </table:table-cell>
        </table:table-row>
        <table:table-row table:style-name="ro2" table:visibility="filter">
          <table:table-cell office:value-type="float" office:value="2201.10945" calcext:value-type="float">
            <text:p>2201.1094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8] Z. Zhang, P. Cui, and W. Zhu, “Deep learning on graphs: A survey,” IEEE Trans. Knowl. Data Eng., vol. 34, no. 1, pp. 249–270, Jan. 2022.</text:p>
          </table:table-cell>
        </table:table-row>
        <table:table-row table:style-name="ro2" table:visibility="filter">
          <table:table-cell office:value-type="float" office:value="2201.10945" calcext:value-type="float">
            <text:p>2201.1094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7] P. Cui, X. Wang, J. Pei, and W. Zhu, “A survey on network embedding,” IEEE Trans. Knowl. Data Eng., vol. 31, no. 5, pp. 833– 852, May 2019.</text:p>
          </table:table-cell>
        </table:table-row>
        <table:table-row table:style-name="ro2" table:visibility="filter">
          <table:table-cell office:value-type="float" office:value="2201.10945" calcext:value-type="float">
            <text:p>2201.1094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S. Zhang and H. Tong, “FINAL: Fast attributed network alignment,” in Proc. 22nd ACM SIGKDD Int. Conf. Knowledge Discovery &amp; Data Mining (KDD’16), San Francisco, CA, Aug. 2016, pp. 1345– 1354.</text:p>
          </table:table-cell>
        </table:table-row>
        <table:table-row table:style-name="ro2" table:visibility="filter">
          <table:table-cell office:value-type="float" office:value="2201.10945" calcext:value-type="float">
            <text:p>2201.10945</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4] D. Koutra, H. Tong, and D. Lubensky, “BIG-ALIGN: Fast bipartite graph alignment,” in Proc. IEEE 13th Int. Conf. Data Mining, (ICDM’13), Dallas, TX, Dec. 2013, pp. 389–398.</text:p>
          </table:table-cell>
        </table:table-row>
        <table:table-row table:style-name="ro3" table:visibility="filter">
          <table:table-cell office:value-type="float" office:value="2201.10945" calcext:value-type="float">
            <text:p>2201.10945</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32] A. Prado, M. Plantevit, C. Robardet, and J.-F. Boulicaut, “Mining graph topological patterns: Finding covariations among vertex descriptors,” IEEE Trans. Knowl. Data Eng., vol. 25, no. 9, pp. 2090– 2104, Sept. 2013.</text:p>
          </table:table-cell>
        </table:table-row>
        <table:table-row table:style-name="ro3" table:visibility="filter">
          <table:table-cell office:value-type="float" office:value="2201.10945" calcext:value-type="float">
            <text:p>2201.1094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33] B. Perozzi, R. Al-Rfou, and S. Skiena, “DeepWalk: Online learning of social representations,” in Proc. 20th ACM SIGKDD Int. Conf. Knowledge Discovery &amp; Data Mining (KDD’14), New York City, NY, Aug. 2014, pp. 701–710.</text:p>
          </table:table-cell>
        </table:table-row>
        <table:table-row table:style-name="ro3" table:visibility="filter">
          <table:table-cell office:value-type="float" office:value="2201.10945" calcext:value-type="float">
            <text:p>2201.10945</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11] E. Zhong, W. Fan, J. Wang, L. Xiao, and Y. Li, “ComSoc: adaptive transfer of user behaviors over composite social network,” in Proc. 18th ACM SIGKDD Int. Conf. Knowl. Discovery &amp; Data Mining (KDD’12), Beijing, China, Aug. 2012, pp. 696–704.</text:p>
          </table:table-cell>
        </table:table-row>
        <table:table-row table:style-name="ro3" table:visibility="filter">
          <table:table-cell office:value-type="float" office:value="2201.10945" calcext:value-type="float">
            <text:p>2201.1094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2] H. T. Trung, T. Van Vinh, N. T. Tam, H. Yin, M. Weidlich, and N. Q. V. Hung, “Adaptive network alignment with unsupervised and multi-order convolutional networks,” in Proc. 36th Int. Conf. Data Eng. (ICDE’20), Dallas, TX, Apr. 2020, pp. 85–96.</text:p>
          </table:table-cell>
        </table:table-row>
        <table:table-row table:style-name="ro5" table:visibility="filter">
          <table:table-cell office:value-type="float" office:value="2201.10945" calcext:value-type="float">
            <text:p>2201.10945</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9] R. Singh, J. Xu, and B. Berger, “Global alignment of multiple protein interaction networks with application to functional orthology detection,” Nat. Acad. Sci., vol. 105, no. 35, pp. 12 763–12 768, 2008. [10] M. Bayati, M. Gerritsen, D. F. Gleich, A. Saberi, and Y. Wang, “Algorithms for large, sparse network alignment problems,” in Proc. 9th Int Conf. Data Mining (ICDM ’09), Miami Beach, FL, Dec. 2009, pp. 705–710.</text:p>
          </table:table-cell>
        </table:table-row>
        <table:table-row table:style-name="ro4" table:visibility="filter">
          <table:table-cell office:value-type="float" office:value="2201.10945" calcext:value-type="float">
            <text:p>2201.10945</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4] X. Kong, J. Zhang, and P. S. Yu, “Inferring anchor links across multiple heterogeneous social networks,” in Proc. 22nd ACM Int. Conf. Inf. Knowl. Manage. (CIKM’13), New York, NY, Oct. 2013, pp. 179–188. J. Ni, H. Tong, W. Fan, and X. Zhang, “Inside the atoms: ranking on a network of networks,” in Proc. 20th ACM SIGKDD Int. Conf. Knowledge Discovery &amp; Data Mining (KDD’14), New York City, NY, Aug. 2014, pp. 1356–1365.</text:p>
          </table:table-cell>
        </table:table-row>
        <table:table-row table:style-name="ro4" table:visibility="filter">
          <table:table-cell office:value-type="float" office:value="2201.10945" calcext:value-type="float">
            <text:p>2201.10945</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15] J. Zhang, B. Chen, X. Wang, H. Chen, C. Li, F. Jin, G. Song, and Y. Zhang, “MEgo2Vec: Embedding matched ego networks for user alignment across social networks,” in Proc. 27th ACM Int. Conf. Inf. Knowl. Manage. (CIKM’18), Turin, Italy, Oct. 2018, pp. 327–336. [16] X. Mu, F. Zhu, E.-P. Lim, J. Xiao, J. Wang, and Z.-H. Zhou, “User identity linkage by latent user space modelling,” in Proc. 22th ACM SIGKDD Int. Conf. Knowledge Discovery &amp; Data Mining (KDD’16), San Francisco, CA, Aug. 2016, pp. 1775–1784.</text:p>
          </table:table-cell>
        </table:table-row>
        <table:table-row table:style-name="ro6">
          <table:table-cell office:value-type="float" office:value="2201.10945" calcext:value-type="float">
            <text:p>2201.10945</text:p>
          </table:table-cell>
          <table:table-cell office:value-type="string" calcext:value-type="string">
            <text:p>data available, dataset</text:p>
          </table:table-cell>
          <table:table-cell office:value-type="float" office:value="99" calcext:value-type="float">
            <text:p>99</text:p>
          </table:table-cell>
          <table:table-cell table:number-columns-repeated="2"/>
          <table:table-cell office:value-type="string" calcext:value-type="string">
            <text:p>tends to be much higher than Grad-Align and other variants especially for the Fb-Tw dataset in which node attributes are not available. This ﬁnding indicates that the Tversky similarity calculation is indeed very crucial while the other modules further boost the performance as a supplementary role. Furthermore, in comparison with Grad-Align-EA, it is observed that the performance is enhanced compared to the original Grad-Align method since the edge augmentation module reinforces the structural consistency of given networks over iterations. However, such a gain is possible at the cost of extra computational complexities.</text:p>
          </table:table-cell>
        </table:table-row>
        <table:table-row table:style-name="ro3">
          <table:table-cell office:value-type="float" office:value="2201.10945" calcext:value-type="float">
            <text:p>2201.10945</text:p>
          </table:table-cell>
          <table:table-cell office:value-type="string" calcext:value-type="string">
            <text:p>data, data repository</text:p>
          </table:table-cell>
          <table:table-cell office:value-type="float" office:value="47" calcext:value-type="float">
            <text:p>47</text:p>
          </table:table-cell>
          <table:table-cell table:number-columns-repeated="2"/>
          <table:table-cell office:value-type="string" calcext:value-type="string">
            <text:p>[31] R. Rossi and N. Ahmed, “The network data repository with interactive graph analytics and visualization,” in Proc. 29th AAAI Conf. on Artif. Intell. (AAAI’15), Austin, Texas, Jan. 2015.</text:p>
          </table:table-cell>
        </table:table-row>
        <table:table-row table:style-name="ro6">
          <table:table-cell office:value-type="float" office:value="2201.10945" calcext:value-type="float">
            <text:p>2201.10945</text:p>
          </table:table-cell>
          <table:table-cell office:value-type="string" calcext:value-type="string">
            <text:p>data, dataset</text:p>
          </table:table-cell>
          <table:table-cell office:value-type="float" office:value="94" calcext:value-type="float">
            <text:p>94</text:p>
          </table:table-cell>
          <table:table-cell table:number-columns-repeated="2"/>
          <table:table-cell office:value-type="string" calcext:value-type="string">
            <text:p>In addition to the above three real-world datasets, we synthesize network data to comprehensively evaluate noisy conditions on the network structure and node attributes similarly as in [2], [19]. From the original network, we generate its noisy version by randomly removing a certain number of edges and replacing a portion of node attributes with zeros, while preserving the number of ground truth cross-network node pairs. We use three synthetic datasets, consisting of one non-attributed network and two attributed networks, as follows.</text:p>
          </table:table-cell>
        </table:table-row>
        <table:table-row table:style-name="ro1">
          <table:table-cell office:value-type="float" office:value="2201.10945" calcext:value-type="float">
            <text:p>2201.10945</text:p>
          </table:table-cell>
          <table:table-cell office:value-type="string" calcext:value-type="string">
            <text:p>database</text:p>
          </table:table-cell>
          <table:table-cell office:value-type="float" office:value="6" calcext:value-type="float">
            <text:p>6</text:p>
          </table:table-cell>
          <table:table-cell table:number-columns-repeated="2"/>
          <table:table-cell office:value-type="string" calcext:value-type="string">
            <text:p>9. https://www.kaggle.com/ayushkalla1/rotten-tomatoes-movie database.</text:p>
          </table:table-cell>
        </table:table-row>
        <table:table-row table:style-name="ro2">
          <table:table-cell office:value-type="float" office:value="2201.10945" calcext:value-type="float">
            <text:p>2201.10945</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one common actor.9 The IMDb network is constructed from IMDb (an online database of information on movies, TV, and celebrities).10 Its nodes and edges are created similarly as in Allmovie.</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5.1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5.1.1 Real-World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5.1.2 Synthetic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source network of Fb-Tw dataset in Section 5.1.1.</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ABLE 2: Statistics of the six datasets used in our experimen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is condition (i.e., |X (i) alignment process in three real-world datasets under consideration.</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ig. 11: The runtime complexity of Grad-Align and ﬁve stateof-the-art methods on the three real-world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We validate the performance of Grad-Align through extensive experiments using real-world datasets as well as synthetic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Fig. 7: Alignment accuracy according to different aggregators in our Grad-Align method on the three real-world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 6: Alignment accuracy according to different GNN models in our Grad-Align method on the three real-world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 Our Grad-Align method consistently and signiﬁcantly outperforms all the state-of-the-art methods regardless of the datasets and the performance metric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 10: Alignment accuracy according to different levels of the attribute noise (%) on two synthetic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 8: Alignment accuracy according to different values of hyperparameters in our Grad-Align method on the three real-world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 9: Alignment accuracy according to different levels of the structural noise (%) on three synthetic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We use three real-world datasets, each of which consists of two networks (i.e., source and target network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 The second-best performer depends on the datasets, which implies that one does not dominate others among the ﬁve state-of-the-art NA method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 Grad-Align-EA: The edge augmentation module is added to our original Grad-Align method. The threshold τ is set to 0.7 for the three real-world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4: Performance comparison among Grad-Align and its variants in terms of the Acc and Precision@q on the three real-world datasets. Here, the best case is highlighted using underline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Douban Online vs. Douban Ofﬂine (Douban). The Douban dataset is a Chinese social network collected and published by [11]. User accounts and their friendships are treated as nodes and edges, respectively.</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acebook vs. Twitter (Fb-Tw). The Fb-Tw dataset is composed of two real-world social networks collected and published by [30]. User accounts and friendships of accounts are treated as nodes and edges, respectively.</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DBLP. The DBLP dataset is a co-authorship network collected and published by [32]. Authors and their academic interactions are treated as nodes and edges, respectively. An attribute vector represents the number of publications in computer science conferences [19].</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 The performance gap between our Grad-Align method (X) and the second-best performer (Y ) is the largest when the Douban dataset is used; the maximum improvement rate of 75.54% is achieved in terms of Acc, where the improvement rate (%) is given by X−Y</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 The effect of k: From Fig. 8a, setting k = 2 consistently leads to the best performance for all the datasets. If k &lt; 2, then the proximity information is limited to the direct neighbors, which can be vulnerable to structural and attribute inconsistencies of nodes. If k &gt; 2, then our Grad-Align method may</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In Fig. 10, we show how the performance varies when we randomly replace {10, · · · , 50}% of node attributes in each dataset. Due to the fact that node attributes are unavailable on Facebook, the performance is presented using the Econ and DBLP datasets. It is veriﬁed that Grad-Align tends to be quite robust to node attribute noises.</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conduct experiments on several real-world and synthetic datasets across various domains, which are widely adopted for evaluating the performance of NA. The main statistics of each dataset, including the number of nodes, the number of edges, the number of attributes, and the number of node pairs, are summarized in Table 2. In the following, we explain important characteristics of the datasets brieﬂy.</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In Fig. 8, we investigate the impact of four key hyperparameters, including k, α, iter, and t addressed in Section 5.4, on the performance of Grad-Align in terms of the Acc score using three real-world datasets. When a hyperparameter varies so that its effect is clearly revealed, other parameters are set to the pivot values in Section 5.4. Our ﬁndings are as follows.</text:p>
          </table:table-cell>
        </table:table-row>
        <table:table-row table:style-name="ro4">
          <table:table-cell office:value-type="float" office:value="2201.10945" calcext:value-type="float">
            <text:p>2201.10945</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In Fig. 7, we show how Acc performance behaves according to several AGGREGATE functions in (3), including the sum, mean, and max aggregators, when Grad-Align-GIN is used for the three real-world datasets. It is observed that the sum aggregator has the most expressive power among three AGGREGATE functions while achieving the highest Acc. This ﬁnding is consistent with the statements in [22].</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 The effect of iter: In Fig. 8c, the performance is improved with increasing iter regardless of the datasets, which veriﬁes the power of gradual alignment. It is also worthwhile to note that using only a small number of iterations for some datasets (e.g., iter = 5 for Am-ID) is sufﬁcient to achieve a signiﬁcant gain over the case of ﬁnding all node correspondences at once (i.e., iter = 1).</text:p>
          </table:table-cell>
        </table:table-row>
        <table:table-row table:style-name="ro6">
          <table:table-cell office:value-type="float" office:value="2201.10945" calcext:value-type="float">
            <text:p>2201.10945</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o validate the superiority of our Grad-Align method, we comprehensively perform empirical evaluations using various real-world and synthetic datasets. Experimental re sults show that our method consistently outperforms stateof-the-art NA methods regardless of the datasets while showing substantial gains up to 75.54% compared with the second-best performer. We also scrutinize the impact of each module in Grad-Align via ablation studies. Moreover, our experimental results demonstrate the robustness of our Grad-Align method to both structural and attribute noises owing to our dual-perception similarity.</text:p>
          </table:table-cell>
        </table:table-row>
        <table:table-row table:style-name="ro4">
          <table:table-cell office:value-type="float" office:value="2201.10945" calcext:value-type="float">
            <text:p>2201.10945</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We now compare our Grad-Align method to the ﬁve stateof-the-art NA methods in more difﬁcult settings that often occur in real environments: 1) the case in which a large portion of edges in two given networks Gs and Gt are removed and 2) the case in which a large portion of node attributes in Gs and Gt are missing and replaced with zeros. The performance on Acc is presented according to different structural and attribute noise levels in Figs. 9 and 10, respectively, using synthetic datasets.</text:p>
          </table:table-cell>
        </table:table-row>
        <table:table-row table:style-name="ro4">
          <table:table-cell office:value-type="float" office:value="2201.10945" calcext:value-type="float">
            <text:p>2201.10945</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datasets consisting of two imbalanced networks (see [1], [2], [3], [6], [8], and references therein)—for example, the Douban Online and Douban Ofﬂine networks have 3,906 and 1,118 users, respectively [11]. Unfortunately, the problem raised by such networks with different scales exacerbates the inconsistency of cross-network node pairs, which thus results in a low alignment accuracy. It is another open challenge how to overcome this network imbalance problem in conducting NA.</text:p>
          </table:table-cell>
        </table:table-row>
        <table:table-row table:style-name="ro7">
          <table:table-cell office:value-type="float" office:value="2201.10945" calcext:value-type="float">
            <text:p>2201.10945</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The performance comparison among the original Grad-Align and its variants, including three methods with each component removal and Grad-Align-EA, is presented in Table 4 with respect to Acc and Precision@q using three realworld datasets. In comparison with three methods with each component removal (i.e., ablation studies), one can see that the original Grad-Align method always exhibits potential gains over other variants, which demonstrate that each module plays a critical role together in discovering node correspondences. More interestingly, we observe that the performance gap between Grad-Align and Grad-Align-3</text:p>
          </table:table-cell>
        </table:table-row>
        <table:table-row table:style-name="ro4">
          <table:table-cell office:value-type="float" office:value="2201.10945" calcext:value-type="float">
            <text:p>2201.10945</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5.5.1 Comparative Study Among GNN Models (Q1) In Fig. 6, we show the performance on Acc of various GNN models in Grad-Align using three real-world datasets. Since our method is GNN-model-agnostic, any existing models can be adopted; however, in our experiments, we adopt the following three milestone GNN models from the literature, namely GCN [20] (Grad-Align-GCN), GraphSAGE [21] (Grad-Align-SAGE), and GIN [22] (Grad-Align-GIN).11 Here, we use the sum aggregator as a default AGGREGATE function in (3).</text:p>
          </table:table-cell>
        </table:table-row>
        <table:table-row table:style-name="ro6">
          <table:table-cell office:value-type="float" office:value="2201.10945" calcext:value-type="float">
            <text:p>2201.10945</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From Fig. 6, it is seen that Grad-Align-GIN consistently outperforms other models regardless of the datasets although the gains over other models are not signiﬁcant. It is worth noting that, GIN was proposed to generalize the Weisfeiler-Lehman (WL) graph isomorphism test to achieve its maximum discriminative power among GNNs [22]. Due to the fact that the higher the expressiveness of the node representation, the more probable it is to ﬁnd the correct node correspondence without any ambiguity, the GIN model-aided approach (i.e., Grad-Align-GIN) achieves the best performance with more expressive power.</text:p>
          </table:table-cell>
        </table:table-row>
        <table:table-row table:style-name="ro6">
          <table:table-cell office:value-type="float" office:value="2201.10945" calcext:value-type="float">
            <text:p>2201.10945</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 Let us discuss the performance regarding three synthetic datasets. As addressed before, GAlign is quite inferior to other methods in Facebook (not having node attributes), but becomes the second-best performer in Econ and DBLP (having node attributes). In contrast, CENALP and PALE reveal convincing results in Facebook but weakly perform in Econ and DBLP. This implies that state-of-the-art methods are highly dependent on either the topological consistency or the attribute consistency. However, our method is shown to be robust to both structural and attribute noises by virtue of the dual-perception similarity measures.</text:p>
          </table:table-cell>
        </table:table-row>
        <table:table-row table:style-name="ro6">
          <table:table-cell office:value-type="float" office:value="2201.10945" calcext:value-type="float">
            <text:p>2201.10945</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In Fig. 9, we show how Acc behaves when we randomly remove {10, · · · , 50}% of existing edges in each dataset. Our ﬁndings demonstrate that, while the performance tends to degrade with an increasing portion of missing edges for all the methods, our Grad-Align consistently achieves superior performance compared to state-of-the-art methods. It is also seen that Grad-Align tends to be quite robust to such structural noises except for Facebook having no node attributes. Moreover, since PALE and DeepLink depend solely on the structural consistency of nodes, the performance degradation is signiﬁcant.</text:p>
          </table:table-cell>
        </table:table-row>
        <table:table-row table:style-name="ro6">
          <table:table-cell office:value-type="float" office:value="2201.10945" calcext:value-type="float">
            <text:p>2201.10945</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Next, as a default experimental setting for all the methods, 10% of ground truth node correspondences are randomly selected and used as the training set over all the datasets as in [2]. For each synthetic dataset in Section 5.1.2, to generate its noisy version, we randomly remove 10% of edges and replace 10% of node attributes with zeros unless otherwise speciﬁed. We conduct each experiment over 10 different random seeds to evaluate the average performance. All experiments are carried out with Intel (R) 12-Core (TM) i7-9700K CPUs @ 3.60 GHz and 32GB RAM.</text:p>
          </table:table-cell>
        </table:table-row>
        <table:table-row table:style-name="ro7">
          <table:table-cell office:value-type="float" office:value="2201.10945" calcext:value-type="float">
            <text:p>2201.10945</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We describe experimental settings of neural networks (i.e., the GNN model) in our Grad-Align method. The GNN model is implemented by PyTorch Geometric [34], which is a geometric deep learning extension library in PyTorch. We set the dimension of each GNN hidden layer as 150. We train our GNN model using Adam optimizer [35] with a learning rate of 0.005. Since Fb-Tw and Facebook (and its noisy version) datasets do not contain node attributes, we use all-ones vectors 1 ∈ R1×ns and 1 ∈ R1×nt as the input node attribute vectors for the GNN model on the datasets. We use the following key hyperparameters in Grad-Align.</text:p>
          </table:table-cell>
        </table:table-row>
        <table:table-row table:style-name="ro10">
          <table:table-cell office:value-type="float" office:value="2201.10945" calcext:value-type="float">
            <text:p>2201.10945</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dual-perception similarity for gradual matching. Additionally, to boost the performance of the original Grad-Align, we developed Grad-Align-EA integrating an edge augmentation module into Grad-Align, which helps reinforce the structural consistency across different networks. Using various realworld and synthetic datasets, we demonstrated that our Grad-Align method remarkably outperforms all state-of-theart NA methods in terms of the Acc and Precision@q. while showing signiﬁcant gains over the second-best performer by up to 75.54%. We also empirically validated the robustness of Grad-Align to both structural and attribute noises by virtue of our judiciously devised dual-perception similarity. Furthermore, not only the effect of key hyperparameters including α but also the impacts of each module in GradAlign were comprehensively investigated.</text:p>
          </table:table-cell>
        </table:table-row>
        <table:table-row table:style-name="ro8">
          <table:table-cell office:value-type="float" office:value="2201.10945" calcext:value-type="float">
            <text:p>2201.10945</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To empirically validate the average runtime complexity of our Grad-Align method, we conduct experiments using the three real-world datasets whose number of nodes is sufﬁciently large (see Table 2). Fig. 11 illustrates the execution time (in seconds) of Grad-Align and ﬁve state-of-the-art methods. It is seen that CENALP has the highest runtime for all the datasets. On the other hand, the computational complexity of Grad-Align is quite comparable to that of lightweight models such as GAlign, FINAL, and PALE. Besides, from Fig. 8d, due to the fact that reliable performance is still guaranteed even with small iter for the Am-ID dataset having the largest graph size, we can greatly reduce the runtime of Grad-Align by setting iter sufﬁciently small (e.g., iter = 5) while maintaining the satisfactory performance.</text:p>
          </table:table-cell>
        </table:table-row>
        <table:table-row table:style-name="ro10">
          <table:table-cell office:value-type="float" office:value="2201.10945" calcext:value-type="float">
            <text:p>2201.10945</text:p>
          </table:table-cell>
          <table:table-cell office:value-type="string" calcext:value-type="string">
            <text:p>dataset</text:p>
          </table:table-cell>
          <table:table-cell office:value-type="float" office:value="150" calcext:value-type="float">
            <text:p>150</text:p>
          </table:table-cell>
          <table:table-cell table:number-columns-repeated="2"/>
          <table:table-cell office:value-type="string" calcext:value-type="string">
            <text:p>• The Douban dataset is relatively challenging since it exhibits not only quite different scales between two networks Gs and Gt but also the inconsistent network topological structure between Gs and Gt [1], [19]. In the dataset, FINAL and GAlign, corresponding to the second and third best performers, respectively, perform satisfactorily by taking advantage of node attribute information; however, other NA methods such as CENALP, PALE, and DeepLink that depend heavily on the topological structure do not perform well. For the non-attributed networks such as Fb-Tw and Facebook (and its noisy version), Grad-Align is far superior to state-of-the-art methods. In such datasets, GAlign built upon the GCN model performs the worst. This implies that designing a NA method based solely on GNN models would not guarantee satisfactory performance.</text:p>
          </table:table-cell>
        </table:table-row>
        <table:table-row table:style-name="ro10">
          <table:table-cell office:value-type="float" office:value="2201.10945" calcext:value-type="float">
            <text:p>2201.10945</text:p>
          </table:table-cell>
          <table:table-cell office:value-type="string" calcext:value-type="string">
            <text:p>dataset</text:p>
          </table:table-cell>
          <table:table-cell office:value-type="float" office:value="180" calcext:value-type="float">
            <text:p>180</text:p>
          </table:table-cell>
          <table:table-cell table:number-columns-repeated="2"/>
          <table:table-cell office:value-type="string" calcext:value-type="string">
            <text:p>• The effect of α: From Theorem 4.2, we recall that using the Tversky similarity is beneﬁcial in conducting the NA task compared to the case of the Jaccard similarity (i.e., α = β = 1). From Fig. 8b, we show that setting α near nt achieves the best performance ns for all the datasets, where nt corresponds to 1, 0.29, ns and 0.95 for the Fb-Tw, Douban, and Am-ID datasets, respectively. This empirical ﬁnding is vital in the design perspective. Speciﬁcally, by setting α (cid:39) nt ns according to the ratio of the number of nodes in two unbalanced networks, we are capable of balancing between two terms in (9), |X (i) v | and |Y (i) u |, which thus enhances the degree of topological consistency across the two networks and then improves the alignment accuracy. This demonstrates the effectiveness of our Tversky similarity with proper parameter settings.</text:p>
          </table:table-cell>
        </table:table-row>
        <table:table-row table:style-name="ro14">
          <table:table-cell office:value-type="float" office:value="2201.10945" calcext:value-type="float">
            <text:p>2201.10945</text:p>
          </table:table-cell>
          <table:table-cell office:value-type="string" calcext:value-type="string">
            <text:p>dataset</text:p>
          </table:table-cell>
          <table:table-cell office:value-type="float" office:value="227" calcext:value-type="float">
            <text:p>227</text:p>
          </table:table-cell>
          <table:table-cell table:number-columns-repeated="2"/>
          <table:table-cell office:value-type="string" calcext:value-type="string">
            <text:p>Abstract—Network alignment (NA) is the task of ﬁnding the correspondence of nodes between two networks based on the network structure and node attributes. Our study is motivated by the fact that, since most of existing NA methods have attempted to discover all node pairs at once, they do not harness information enriched through interim discovery of node correspondences to more accurately ﬁnd the next correspondences during the node matching. To tackle this challenge, we propose Grad-Align, a new NA method that gradually discovers node pairs by making full use of node pairs exhibiting strong consistency, which are easy to be discovered in the early stage of gradual matching. Speciﬁcally, Grad-Align ﬁrst generates node embeddings of the two networks based on graph neural networks along with our layer-wise reconstruction loss, a loss built upon capturing the ﬁrst-order and higher-order neighborhood structures. Then, nodes are gradually aligned by computing dual-perception similarity measures including the multi-layer embedding similarity as well as the Tversky similarity, an asymmetric set similarity using the Tversky index applicable to networks with different scales. Additionally, we incorporate an edge augmentation module into Grad-Align to reinforce the structural consistency. Through comprehensive experiments using real-world and synthetic datasets, we empirically demonstrate that Grad-Align consistently outperforms state-of-the-art NA methods.</text:p>
          </table:table-cell>
        </table:table-row>
        <table:table-row table:style-name="ro7">
          <table:table-cell office:value-type="float" office:value="2201.10945" calcext:value-type="float">
            <text:p>2201.10945</text:p>
          </table:table-cell>
          <table:table-cell office:value-type="string" calcext:value-type="string">
            <text:p>dataset provided, dataset</text:p>
          </table:table-cell>
          <table:table-cell office:value-type="float" office:value="125" calcext:value-type="float">
            <text:p>125</text:p>
          </table:table-cell>
          <table:table-cell table:number-columns-repeated="2"/>
          <table:table-cell office:value-type="string" calcext:value-type="string">
            <text:p>5.5.3 Comparison with State-of-the-Art Approaches (Q3) The performance comparison between our Grad-Align method and ﬁve state-of-the-art NA methods, including GAlign [2], CENALP [19], FINAL [1], PALE [7], and DeepLink [3], is comprehensively presented in Table 3 with respect to Acc and P recision@q using three real-world and three synthetic datasets. We note that the hyperparameters in all the aforementioned state-of-the-art methods are tuned differently according to each individual dataset so as to provide the best performance. In Table 3, the value with an underline indicates the best performer for each case. We would like to make the following insightful observations:</text:p>
          </table:table-cell>
        </table:table-row>
        <table:table-row table:style-name="ro1">
          <table:table-cell office:value-type="float" office:value="2201.10945" calcext:value-type="float">
            <text:p>2201.10945</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https://github.com/jindeok/Grad-Align-full/tree/main/GradAlign-EA).</text:p>
          </table:table-cell>
        </table:table-row>
        <table:table-row table:style-name="ro6">
          <table:table-cell office:value-type="float" office:value="2202.01908" calcext:value-type="float">
            <text:p>2202.01908</text:p>
          </table:table-cell>
          <table:table-cell office:value-type="string" calcext:value-type="string">
            <text:p>benchmark, dataset</text:p>
          </table:table-cell>
          <table:table-cell office:value-type="float" office:value="94" calcext:value-type="float">
            <text:p>94</text:p>
          </table:table-cell>
          <table:table-cell table:number-columns-repeated="2"/>
          <table:table-cell office:value-type="string" calcext:value-type="string">
            <text:p>In this section, we describe experiments on real-world datasets to examine how eﬀective CRHMC is and compare it with existing samplers. We start by elaborating on experimental settings for reproducibility in Section 3.1. Then we demonstrate that CRHMC is able to sample larger models than previously known to be possible, and is signiﬁcantly faster in terms of rate of convergence and sampling time in Section 3.2 and Section 3.3, respectively. We also examine its behavior on benchmark instances such as simplices and Birkhoﬀ polytopes in Section 3.4.</text:p>
          </table:table-cell>
        </table:table-row>
        <table:table-row table:style-name="ro1" table:visibility="filter">
          <table:table-cell office:value-type="float" office:value="2202.01908" calcext:value-type="float">
            <text:p>2202.01908</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http://www.netlib.org/lp/data/</text:p>
          </table:table-cell>
        </table:table-row>
        <table:table-row table:style-name="ro5" table:visibility="filter">
          <table:table-cell office:value-type="float" office:value="2202.01908" calcext:value-type="float">
            <text:p>2202.0190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 third example is from Machine Learning, a ﬁeld that is increasingly turning to sampling models of data according to their performance in some objective. One such commonly used criterion is the logistic regression function. The popularity of logistic regression has led to sampling being incorporated into widely used packages such as STAN [41], PyMC3 [38], and Pyro [2].</text:p>
          </table:table-cell>
        </table:table-row>
        <table:table-row table:style-name="ro2">
          <table:table-cell office:value-type="float" office:value="2202.01908" calcext:value-type="float">
            <text:p>2202.0190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and the last term can be computed eﬃciently using S. In our experiment, the cost of computing leverage score is roughly twice the cost of computing Cholesky decomposition in all datasets.</text:p>
          </table:table-cell>
        </table:table-row>
        <table:table-row table:style-name="ro2">
          <table:table-cell office:value-type="float" office:value="2202.01908" calcext:value-type="float">
            <text:p>2202.01908</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Dataset. As listed in Table 1, we used twelve constraint-based metabolic models from molecular systems biology in the COBRA Toolbox v3.0 [18]2 and ten real-world LP examples randomly chosen from NETLIB</text:p>
          </table:table-cell>
        </table:table-row>
        <table:table-row table:style-name="ro2">
          <table:table-cell office:value-type="float" office:value="2202.01908" calcext:value-type="float">
            <text:p>2202.01908</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The mixing rate of CRHMC was sub-linear in both dimension and nnz, whereas previous implementations based on CHAR required at least n2 steps per sample as seen in Figure 3.1. On the dataset, mixing rate</text:p>
          </table:table-cell>
        </table:table-row>
        <table:table-row table:style-name="ro4">
          <table:table-cell office:value-type="float" office:value="2202.01908" calcext:value-type="float">
            <text:p>2202.01908</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Figure 3.1: Mixing rate of CRHMC and the competitors. Mixing rate of CRHMC was sub-linear in dimension and the nnz of a preprocessed matrix A in a model, whereas the others needed quadratically many steps to converge to uniform distribution. In particular for our dataset, CRHMC mixed up to 6 orders of magnitude earlier than the others. Note that mixing rate of CHAR was very close to quadratic growth when using the full-dimensional scale (the ﬁrst column in Table 1).</text:p>
          </table:table-cell>
        </table:table-row>
        <table:table-row table:style-name="ro6">
          <table:table-cell office:value-type="float" office:value="2202.01908" calcext:value-type="float">
            <text:p>2202.01908</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Figure 3.2: Sampling time of CRHMC and the competitors. The sampling time per eﬀective sample of CRHMC was sub-quadratic in dimension and the nnz of a preprocessed matrix A in a model, while the others indicates at least a cubic dependency on dimension. In particular for our dataset, CRHMC was able to obtain a statistically independent sample up to 4 orders of magnitude faster than the others. This beneﬁt of speed-up was actually straightforward from the ﬁgure, since CHRR could not obtain enough samples from instances with more than 5000 variables until it ran out of time.</text:p>
          </table:table-cell>
        </table:table-row>
        <table:table-row table:style-name="ro6">
          <table:table-cell office:value-type="float" office:value="2202.01908" calcext:value-type="float">
            <text:p>2202.01908</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Competitors. For comparison, we used as a baseline the Coordinate Hit-and-Run algorithm implemented in two diﬀerent languages. The former is Coordinate Hit-and-Run with Rounding (CHRR) written in MATLAB [9, 17] and the latter is the same algorithm (CDHR) with an R interface and a C++ library, VolEsti [5]. We note that popular sampling packages such as STAN and Pyro were not included in the experiments as they do not support constrained-based models. Even after transforming our dataset to their formats, the transformed dataset were too ill-conditioned for those algorithms to run.</text:p>
          </table:table-cell>
        </table:table-row>
        <table:table-row table:style-name="ro6">
          <table:table-cell office:value-type="float" office:value="2202.01908" calcext:value-type="float">
            <text:p>2202.01908</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As shown in Figure 3.2 and Table 2, we found that the per-step complexity was small enough to make the sampling time sub-quadratic in both dimension and nnz, whereas prior implementations based on CHAR had at least a cubic dependency on dimension, despite of a low per-step complexity. On our dataset, the sampling time of CRHMC was up to 4 orders of magnitude less than that of CHRR and CDHR. While CHRR can be used on dimension only up to a few thousands, increasing beneﬁts of sampling time in higher dimension allows CRHMC to run on dimension up to 0.1 million.</text:p>
          </table:table-cell>
        </table:table-row>
        <table:table-row table:style-name="ro1">
          <table:table-cell office:value-type="float" office:value="2202.01908" calcext:value-type="float">
            <text:p>2202.0190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opencobra/cobratoolbox</text:p>
          </table:table-cell>
        </table:table-row>
        <table:table-row table:style-name="ro2">
          <table:table-cell office:value-type="float" office:value="2202.01908" calcext:value-type="float">
            <text:p>2202.01908</text:p>
          </table:table-cell>
          <table:table-cell office:value-type="string" calcext:value-type="string">
            <text:p>package</text:p>
          </table:table-cell>
          <table:table-cell office:value-type="float" office:value="22" calcext:value-type="float">
            <text:p>22</text:p>
          </table:table-cell>
          <table:table-cell table:number-columns-repeated="2"/>
          <table:table-cell office:value-type="string" calcext:value-type="string">
            <text:p>4When running CDHR from the VolEsti package on some instances, we got an error message “R session aborted and R</text:p>
          </table:table-cell>
        </table:table-row>
        <table:table-row table:style-name="ro1">
          <table:table-cell office:value-type="float" office:value="2202.01908" calcext:value-type="float">
            <text:p>2202.01908</text:p>
          </table:table-cell>
          <table:table-cell office:value-type="string" calcext:value-type="string">
            <text:p>package</text:p>
          </table:table-cell>
          <table:table-cell office:value-type="float" office:value="22" calcext:value-type="float">
            <text:p>22</text:p>
          </table:table-cell>
          <table:table-cell table:number-columns-repeated="2"/>
          <table:table-cell office:value-type="string" calcext:value-type="string">
            <text:p>[41] Stan Development Team. RStan: the R interface to Stan, 2020. R package version 2.21.2.</text:p>
          </table:table-cell>
        </table:table-row>
        <table:table-row table:style-name="ro8">
          <table:table-cell office:value-type="float" office:value="2202.01908" calcext:value-type="float">
            <text:p>2202.01908</text:p>
          </table:table-cell>
          <table:table-cell office:value-type="string" calcext:value-type="string">
            <text:p>package</text:p>
          </table:table-cell>
          <table:table-cell office:value-type="float" office:value="137" calcext:value-type="float">
            <text:p>137</text:p>
          </table:table-cell>
          <table:table-cell table:number-columns-repeated="2"/>
          <table:table-cell office:value-type="string" calcext:value-type="string">
            <text:p>where S is a stoichiometric matrix with coeﬃcients for each metabolite and reaction. The linear equalities ensure that the ﬂuxes into and out of every node are balanced. The inequalities arise from thermodynamical and environmental constraints. Sampling constraint-based models is a powerful tool for evaluating the metabolic capabilities of biochemical networks [30, 43]. While the most common distribution used is uniform over the feasible region, researchers have also argued for sampling from the Gaussian density restricted to the feasible region; the latter has the advantage that the feasible set does not have to be bounded. A previous approach to sampling, using hit-and-run with rounding [17], has been incorporated into the COBRA package [18] for metabolic systems analysis (Bioinformatics).</text:p>
          </table:table-cell>
        </table:table-row>
        <table:table-row table:style-name="ro6">
          <table:table-cell office:value-type="float" office:value="2202.01908" calcext:value-type="float">
            <text:p>2202.01908</text:p>
          </table:table-cell>
          <table:table-cell office:value-type="string" calcext:value-type="string">
            <text:p>package, benchmark, data, case study data</text:p>
          </table:table-cell>
          <table:table-cell office:value-type="float" office:value="52" calcext:value-type="float">
            <text:p>52</text:p>
          </table:table-cell>
          <table:table-cell table:number-columns-repeated="2"/>
          <table:table-cell office:value-type="string" calcext:value-type="string">
            <text:p>On benchmark data sets in systems biology and linear programming, our algorithm outperforms existing packages by orders of magnitude. In particular, we achieve a 1,000-fold speed-up for sampling from the largest published human metabolic network (RECON3D). Our package has been incorporated into the COBRA toolbox.</text:p>
          </table:table-cell>
        </table:table-row>
        <table:table-row table:style-name="ro6">
          <table:table-cell office:value-type="float" office:value="2202.01908" calcext:value-type="float">
            <text:p>2202.01908</text:p>
          </table:table-cell>
          <table:table-cell office:value-type="string" calcext:value-type="string">
            <text:p>package, benchmark, github, dataset</text:p>
          </table:table-cell>
          <table:table-cell office:value-type="float" office:value="107" calcext:value-type="float">
            <text:p>107</text:p>
          </table:table-cell>
          <table:table-cell table:number-columns-repeated="2"/>
          <table:table-cell office:value-type="string" calcext:value-type="string">
            <text:p>In Section 2, we describe the algorithm in detail starting with its main ingredients, and concluding with a proof that it converges to the desired distribution. We also bound the error of the simple ODE solver we use (midpoint Euler). Following that, in Section 3, we present empirical results on several benchmark datasets, showing that CRHMC successfully samples much larger models than previously known to be possible, and is signiﬁcantly faster in terms of rate of convergence (“number of steps”) and total sampling time. Our complete package is available on Github.</text:p>
          </table:table-cell>
        </table:table-row>
        <table:table-row table:style-name="ro4">
          <table:table-cell office:value-type="float" office:value="2202.01908" calcext:value-type="float">
            <text:p>2202.01908</text:p>
          </table:table-cell>
          <table:table-cell office:value-type="string" calcext:value-type="string">
            <text:p>package, data</text:p>
          </table:table-cell>
          <table:table-cell office:value-type="float" office:value="85" calcext:value-type="float">
            <text:p>85</text:p>
          </table:table-cell>
          <table:table-cell table:number-columns-repeated="2"/>
          <table:table-cell office:value-type="string" calcext:value-type="string">
            <text:p>We proceeded with the following additional steps for fair comparison. First, as the VolEsti package does not support the MVE rounding, we rounded each polytope by the MVE algorithm in the CHRR package and then transformed the rounded polytope so that the R interface can read the data ﬁle. Next, we limited all algorithms to a single core, since the R interface uses a single core as a default whereas MATLAB uses as many available cores as possible.</text:p>
          </table:table-cell>
        </table:table-row>
        <table:table-row table:style-name="ro1">
          <table:table-cell office:value-type="float" office:value="2202.01908" calcext:value-type="float">
            <text:p>2202.01908</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38] John Salvatier, Thomas V Wiecki, and Christopher Fonnesbeck. Probabilistic programming in Python</text:p>
          </table:table-cell>
        </table:table-row>
        <table:table-row table:style-name="ro10">
          <table:table-cell office:value-type="float" office:value="2202.0231" calcext:value-type="float">
            <text:p>2202.0231</text:p>
          </table:table-cell>
          <table:table-cell office:value-type="string" calcext:value-type="string">
            <text:p>benchmark, github, publicly available</text:p>
          </table:table-cell>
          <table:table-cell office:value-type="float" office:value="141" calcext:value-type="float">
            <text:p>141</text:p>
          </table:table-cell>
          <table:table-cell table:number-columns-repeated="2"/>
          <table:table-cell office:value-type="string" calcext:value-type="string">
            <text:p>Juan G ´omez-Luna is a senior researcher and lecturer at SAFARI Research Group @ ETH Z ¨urich. He received the BS and MS degrees in Telecommunication Engineering from the University of Sevilla, Spain, in 2001, and the PhD degree in Computer Science from the University of C ´ordoba, Spain, in 2012. Between 2005 and 2017, he was a faculty member of the University of C ´ordoba. His research interests focus on processing-in-memory, memory systems, heterogeneous computing, and hardware and software acceleration of medical imaging and bioinformatics. He is the lead author of PrIM (https://github.com/CMU-SAFARI/prim-benchmarks), the ﬁrst publicly-available benchmark suite for a real-world processing-inmemory architecture, and Chai (https://github.com/chai-benchmarks/ chai), a benchmark suite for heterogeneous systems with CPU/GPU/FPGA.</text:p>
          </table:table-cell>
        </table:table-row>
        <table:table-row table:style-name="ro2" table:visibility="filter">
          <table:table-cell office:value-type="float" office:value="2202.0231" calcext:value-type="float">
            <text:p>2202.0231</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Fig. 6: Dataﬂow for each data type for transpose and dilated convolutions used in CNN training to calculate the input and ﬁlter gradients.</text:p>
          </table:table-cell>
        </table:table-row>
        <table:table-row table:style-name="ro2" table:visibility="filter">
          <table:table-cell office:value-type="float" office:value="2202.0231" calcext:value-type="float">
            <text:p>2202.0231</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79] H. Mao, M. Song, T. Li, Y. Dai, and J. Shu, “LerGAN: A zerofree, low data movement and PIM-based GAN architecture,” in MICRO, 2018.</text:p>
          </table:table-cell>
        </table:table-row>
        <table:table-row table:style-name="ro2" table:visibility="filter">
          <table:table-cell office:value-type="float" office:value="2202.0231" calcext:value-type="float">
            <text:p>2202.023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164] S. Lym, A. Behroozi, W. Wen, G. Li, Y. Kwon, and M. Erez, “Minibatch serialization: CNN training with inter-layer data reuse,” arXiv preprint arXiv:1810.00307, 2018.</text:p>
          </table:table-cell>
        </table:table-row>
        <table:table-row table:style-name="ro7" table:visibility="filter">
          <table:table-cell office:value-type="float" office:value="2202.0231" calcext:value-type="float">
            <text:p>2202.023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8-stride4-stride2-stride1-stride0255075100Multiplications by Zero (%)Transpose convolutionDilated convolutionStride 1Ae21e12e10e11e01e02e20e22e00e21e12e10e11e01e02e20e22e00CDStride 2e01e10e11e00e01e10e11e00BStride 1e01e10e11e00e01e10e11e00e01e10e11e00Stride 2Filter padding in a Dilated ConvolutionInput padding in a Transpose Convolutione21e12e10e11e01e02e20e22e00e21e12e10e11e01e02e20e22e00e21e12e10e11e01e02e20e22e00convolutions. EcoFlow requires small modiﬁcations in the network-on-chip to enable efﬁcient data movements without wasting hardware resources.</text:p>
          </table:table-cell>
        </table:table-row>
        <table:table-row table:style-name="ro2" table:visibility="filter">
          <table:table-cell office:value-type="float" office:value="2202.0231" calcext:value-type="float">
            <text:p>2202.023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97] P. Chatarasi, H. Kwon, A. Parashar, M. Pellauer, T. Krishna, and V. Sarkar, “Marvel: A data-centric approach for mapping deep learning operators on spatial accelerators,” TACO, 2021.</text:p>
          </table:table-cell>
        </table:table-row>
        <table:table-row table:style-name="ro2" table:visibility="filter">
          <table:table-cell office:value-type="float" office:value="2202.0231" calcext:value-type="float">
            <text:p>2202.023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93] G. Singh, M. Alser, D. S. Cali, D. Diamantopoulos, J. G ´omezLuna, H. Corporaal, and O. Mutlu, “FPGA-based near-memory acceleration of modern data-intensive applications,” IEEE Micro, 2021.</text:p>
          </table:table-cell>
        </table:table-row>
        <table:table-row table:style-name="ro3" table:visibility="filter">
          <table:table-cell office:value-type="float" office:value="2202.0231" calcext:value-type="float">
            <text:p>2202.023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We make the following key contributions: • We propose EcoFlow, a new set of dataﬂows and data mappings that enable efﬁcient execution of transpose and dilated convolutions on CNN inference accelerators by introducing minimal hardware changes (Section 4).</text:p>
          </table:table-cell>
        </table:table-row>
        <table:table-row table:style-name="ro3" table:visibility="filter">
          <table:table-cell office:value-type="float" office:value="2202.0231" calcext:value-type="float">
            <text:p>2202.023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4 ECOFLOW We introduce EcoFlow, a new set of dataﬂows and data mapping algorithms for calculating transpose convolutions (Section 4.1) and dilated convolutions (Section 4.2) in spatial architectures of CNN accelerators that are optimized for executing direct convolutions.</text:p>
          </table:table-cell>
        </table:table-row>
        <table:table-row table:style-name="ro3" table:visibility="filter">
          <table:table-cell office:value-type="float" office:value="2202.0231" calcext:value-type="float">
            <text:p>2202.023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inograd and Frequency-Domain Algorithms. Winograd is an alternative algorithm to perform matrix multiplications [178–180] that reduces the number of computations in CNNs via a series of data transformations. GradFlow, however, targets the orthogonal problem of the zero padding</text:p>
          </table:table-cell>
        </table:table-row>
        <table:table-row table:style-name="ro3" table:visibility="filter">
          <table:table-cell office:value-type="float" office:value="2202.0231" calcext:value-type="float">
            <text:p>2202.023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For a dilated convolution, EcoFlow performs computation scheduling and data mapping using a three-step process. For clarity, we walk through compilation using Figure 7 which illustrates ﬁlter gradient calculation with a 5×4 ifmap, 3×3 ﬁlter, and stride 2 convolutional layer.</text:p>
          </table:table-cell>
        </table:table-row>
        <table:table-row table:style-name="ro3" table:visibility="filter">
          <table:table-cell office:value-type="float" office:value="2202.0231" calcext:value-type="float">
            <text:p>2202.023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35] C. Zhang, D. Song, Y. Chen, X. Feng, C. Lumezanu, W. Cheng, J. Ni, B. Zong, H. Chen, and N. V. Chawla, “A deep neural network for unsupervised anomaly detection and diagnosis in multivariate time series data,” in AAAI, 2019.</text:p>
          </table:table-cell>
        </table:table-row>
        <table:table-row table:style-name="ro5" table:visibility="filter">
          <table:table-cell office:value-type="float" office:value="2202.0231" calcext:value-type="float">
            <text:p>2202.0231</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he dataﬂow in EcoFlow leverages existing connections between vertically adjacent PEs and the on-chip multicast network present in spatial architectures. In this section, we describe data feeding and ﬂow of the partial sums, weights, and error maps through the PE array. Figure 6 summarizes the dataﬂow of the three data types through the PE array.</text:p>
          </table:table-cell>
        </table:table-row>
        <table:table-row table:style-name="ro5" table:visibility="filter">
          <table:table-cell office:value-type="float" office:value="2202.0231" calcext:value-type="float">
            <text:p>2202.023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6.3.2 Energy Results Figure 12 shows the energy breakdown of the backward (Input,Filter) and the forward passes of selected GAN layers, for TPU, RS and EcoFlow dataﬂows, in absolute values. We could not compare to GANAX because some implementation details are missing in the paper (e.g., data reuse in each memory).</text:p>
          </table:table-cell>
        </table:table-row>
        <table:table-row table:style-name="ro5" table:visibility="filter">
          <table:table-cell office:value-type="float" office:value="2202.0231" calcext:value-type="float">
            <text:p>2202.0231</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2] K. Sharma, A. Aggarwal, T. Singhania, D. Gupta, and A. Khanna, “Hiding data in images using cryptography and deep neural network,” arXiv preprint arXiv:1912.10413, 2019. J. Hermann, Z. Sch¨atzle, and F. No´e, “Deep-neural-network solution of the electronic schr ¨odinger equation,” Nature Chemistry, 2020.</text:p>
          </table:table-cell>
        </table:table-row>
        <table:table-row table:style-name="ro4" table:visibility="filter">
          <table:table-cell office:value-type="float" office:value="2202.0231" calcext:value-type="float">
            <text:p>2202.0231</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Finally, partial sums are accumulated within the PE. Each PE is responsible for multiplying and accumulating all the data it receives, and for storing the resulting ﬁlter gradient into off-chip memory. With expansion, each PE follows a similar procedure: it multiplies and accumulates all the data mapped to it, and sends the ﬁnal value to its vertical neighbor. The top PE, after performing all the local operations, accumulates any passed-in results, and writes the ﬁnal gradient to memory.</text:p>
          </table:table-cell>
        </table:table-row>
        <table:table-row table:style-name="ro4" table:visibility="filter">
          <table:table-cell office:value-type="float" office:value="2202.0231" calcext:value-type="float">
            <text:p>2202.023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GAN Accelerators. Prior works focus on accelerating GANs by performing transposed convolutions on new memory technologies [78, 79], FPGAs [177], and signiﬁcantly modiﬁed spatial architectures [80, 81, 144]. Our work is unique in that 1) it focuses on both transposed and dilated convolutions, 2) it requires fewer hardware changes, 3) it proposes a multicast network that is able to effectively distribute the input data into the corresponding PEs, and 4) it evaluates GAN training and CNN training.</text:p>
          </table:table-cell>
        </table:table-row>
        <table:table-row table:style-name="ro6" table:visibility="filter">
          <table:table-cell office:value-type="float" office:value="2202.0231" calcext:value-type="float">
            <text:p>2202.023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We implement a clock-gating mechanism that activates when the PE receives a zero value [50]. This is included in all our baselines. The NoC of Eyeriss and EcoFlow are similar, implementing dedicated networks for each data type. We use the on-chip networks described in Table 1. The TPU uses a much simpler NoC with only two uni-directional connections between neighbour PEs (for propagating input and ﬁlter values), while the partial sums are accumulated locally. We evaluate CNN training in Section 6.2 and GANs in Section 6.3.</text:p>
          </table:table-cell>
        </table:table-row>
        <table:table-row table:style-name="ro4" table:visibility="filter">
          <table:table-cell office:value-type="float" office:value="2202.0231" calcext:value-type="float">
            <text:p>2202.023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We observe that the results of SASiML are similar to the real chip Eyeriss measurements, and follow the same trends across layers. We make three key observations. First, the reported SASiML execution time is within 0.07% to 10% of the real Eyeriss accelerator. Second, the amount of data accessed in memory (GB and DRAM) by SASiML has a deviation of 0% to 24% from real measurements. Third, the power consumption reported by SASiML shows a good approximation, and the results are relatively accurate,</text:p>
          </table:table-cell>
        </table:table-row>
        <table:table-row table:style-name="ro7" table:visibility="filter">
          <table:table-cell office:value-type="float" office:value="2202.0231" calcext:value-type="float">
            <text:p>2202.023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Specialized Training Accelerators. Cambricon-Q [165] proposes a hybrid architecture consisting of an ASIC acceleration core and a near-data-processing (NDP) engine with the goal of improving the efﬁciency of statistic-based quantization. Equinox [166] proposes a custom inference accelerator that has the main goal of interleaving training during idle inference cycles. FPRaker [167] proposes a processing element that can perform MAC operations concurrently to accelerate DNN training. Unlike these works, EcoFlow targets a different problem, which is the inefﬁciency of convolutional dataﬂows used in DNN training and other DNN workloads.</text:p>
          </table:table-cell>
        </table:table-row>
        <table:table-row table:style-name="ro4" table:visibility="filter">
          <table:table-cell office:value-type="float" office:value="2202.0231" calcext:value-type="float">
            <text:p>2202.023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We describe EcoFlow’s data reuse using two concepts from [50]. First, a PE set is the subset of PEs used to run a 2D convolution. If the physical array is large enough, several PE sets can be mapped concurrently in the array. Second, a processing pass is the contained, simultaneous execution of 2D convolutions in the PE array. In a single transpose convolution processing pass, each input element is read once from the global buffer, and the partial sums are stored back to the global buffer only once.</text:p>
          </table:table-cell>
        </table:table-row>
        <table:table-row table:style-name="ro6" table:visibility="filter">
          <table:table-cell office:value-type="float" office:value="2202.0231" calcext:value-type="float">
            <text:p>2202.023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spatial architectures. The RS dataﬂow attempts to minimize the overall energy consumed by off-chip data accesses by re-using the convolutional ﬁlters and ifmaps. RS minimizes data movement across all data types by effectively assigning each PE a 1D convolution to perform. The results of these 1D convolutions (or partial sums) are accumulated with other partial sums from other PEs to produce the ﬁnal ofmap. RS has been shown to be the most energy efﬁcient dataﬂow on spatial architectures [50], compared to Weight Stationary (WS)[133–135] and Output Stationary (OS) [136– 138] dataﬂows.</text:p>
          </table:table-cell>
        </table:table-row>
        <table:table-row table:style-name="ro8" table:visibility="filter">
          <table:table-cell office:value-type="float" office:value="2202.0231" calcext:value-type="float">
            <text:p>2202.0231</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o address this issue, we introduce EcoFlow, a new set of dataﬂows and data mappings designed to efﬁciently perform transposed and dilated convolutions on low-cost, small-scale spatial architectures that are already widely in-use for regular CNN inference. We identify key bottlenecks introduced by these operations, originating from padding and zero-insertions required to up- and down <text:s text:c="6"/>sample feature maps. EcoFlow circumvents these bottlenecks by meticulously orchestrating the data mapping and dataﬂows onto the target spatial architecture. By eliminating unnecessary operations, EcoFlow achieves signiﬁcant improvements in performance and energy consumption, with minimal changes to the spatial array of a common CNN inference accelerator.</text:p>
          </table:table-cell>
        </table:table-row>
        <table:table-row table:style-name="ro4" table:visibility="filter">
          <table:table-cell office:value-type="float" office:value="2202.0231" calcext:value-type="float">
            <text:p>2202.023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In Figure 5, the ﬁrst six computation blocks are not shifted ((cid:98) w idx 3×2 (cid:99) = 0 for 0 ≤ w idx &lt; 6), but the next three blocks are shifted over to the horizontally adjacent PE ((cid:98) w idx 3×2 (cid:99) = 1 for 6 ≤ w idx ≤ 9). As a result of this reorganization, all the data that needs to be accumulated together is placed vertically. For example, the light blue multiply operations (w22 ∗ e01 and w02 ∗ e11) are shifted so they accumulate across on vertically adjacent PEs, PE00 and PE10.</text:p>
          </table:table-cell>
        </table:table-row>
        <table:table-row table:style-name="ro7" table:visibility="filter">
          <table:table-cell office:value-type="float" office:value="2202.0231" calcext:value-type="float">
            <text:p>2202.023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SASiML models the on-chip hardware of a spatial architecture and off-chip DRAM memory. SASiML contains architecture models for Eyeriss [50] and TPU [97]. SASiML is extensible and fully programmable. The level of abstraction of SASiML is similar to RTL: we model a synchronous digital circuit in terms of the ﬂow of digital signals (data) between hardware registers, and the logical operations performed on those signals. In addition to a timing simulator, SASiML is a functional simulator that propagates the input values through the PE array to get the output, which allows to validate that the implementation of the dataﬂow at microprogramming level is correctly implemented.</text:p>
          </table:table-cell>
        </table:table-row>
        <table:table-row table:style-name="ro8" table:visibility="filter">
          <table:table-cell office:value-type="float" office:value="2202.0231" calcext:value-type="float">
            <text:p>2202.023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o address this issue, we propose EcoFlow, a new set of mapping and dataﬂows for transpose and dilated convolutions. EcoFlow eliminates zero-padding by meticulously orchestrating the scheduling, dataﬂow, and data mapping to ﬁt the characteristics of the target CNN inference accelerator. We show that, by introducing minimal changes to the CNN inference hardware, EcoFlow can signiﬁcantly improve the energy efﬁciency and performance of common CNN training workloads. We conclude that EcoFlow enables commonly-used low-power CNN inference accelerators to efﬁciently perform CNN training, GAN training and other workloads that use transpose and dilated convolutions, with minimal hardware changes. We hope EcoFlow inspires future works on ML acceleration that take into account such important training workloads.</text:p>
          </table:table-cell>
        </table:table-row>
        <table:table-row table:style-name="ro6" table:visibility="filter">
          <table:table-cell office:value-type="float" office:value="2202.0231" calcext:value-type="float">
            <text:p>2202.023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132] B. Zhang, H. Gu, K. Wang, and Y. Yang, “A novel conv acceleration strategy based on logical pe set segmentation for row stationary dataﬂow,” IEEE Transactions on Computers, 2021. [133] M. Sankaradas, V. Jakkula, S. Cadambi, S. Chakradhar, I. Durdanovic, E. Cosatto, and H. P. Graf, “A massively parallel coprocessor for convolutional neural networks,” in ASAP, 2009. [134] H.-J. Yoo, S. Park, K. Bong, D. Shin, J. Lee, and S. Choi, “A 1.93 tops/w scalable deep learning/inference processor with tetraparallel mimd architecture for big data applications,” in ISSCC, 2015.</text:p>
          </table:table-cell>
        </table:table-row>
        <table:table-row table:style-name="ro7" table:visibility="filter">
          <table:table-cell office:value-type="float" office:value="2202.0231" calcext:value-type="float">
            <text:p>2202.0231</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A spatial compute array is the key component in many popular low-cost CNN accelerators [50, 58, 97, 113–123]. A spatial architecture consists of a matrix of simple processing elements (PEs), interconnected with one or several internal networks. Each PE is able to perform a MAC operation. By orchestrating data into and out of the PE network, spatial architectures can efﬁciently implement either matrix multiplications or convolutions. Examples of spatial architectures include Eyeriss V1/V2 [50, 113], Google’s TPU [97, 117], NVIDIA’s CUDA Tensor Cores [124], Nanofabrics [125], TRIPS [126], RAW [127], SmartMemories [128], FlexFlow [114–116], SCNN [129], and Morph [130].</text:p>
          </table:table-cell>
        </table:table-row>
        <table:table-row table:style-name="ro13" table:visibility="filter">
          <table:table-cell office:value-type="float" office:value="2202.0231" calcext:value-type="float">
            <text:p>2202.0231</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Other Techniques to Improve the Efﬁciency of DNN Workloads. There are other techniques to improve performance and reduce energy consumption in DNN workloads [131, 184–226]. For example, EDEN [187] reduces energy consumption by reducing the timing parameters and the voltage of DRAM, while [188] improves energy efﬁciency by reducing the voltage of SRAM in a DNN accelerator. Mensa [189, 190] tackle the problem of heterogeneity in ML workloads by considering several aspects (e.g., off-chip memory, on-chip buffers, compute-centric vs. data-centric acceleration, dataﬂow, etc.) to propose a family of accelerators where each accelerator tackles a different ML workload or layer. FloatPIM [203] is a Processing-inMemory (PIM) [227, 228] approach that natively supports ﬂoating-point representation in resistive memories for CNN training workloads. Unlike EcoFlow, these approaches do not fundamentally re-design the dataﬂow of dilated and transposed convolutions to avoid inefﬁciencies in low-cost accelerators with limited hardware resources.</text:p>
          </table:table-cell>
        </table:table-row>
        <table:table-row table:style-name="ro12" table:visibility="filter">
          <table:table-cell office:value-type="float" office:value="2202.0231" calcext:value-type="float">
            <text:p>2202.0231</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Figure 2 illustrates the core elements of a common spatial architecture for CNN inference. At the core is an array of interconnected PEs. Data is cached on a global on-chip buffer, which utilizes various network-on-chips (NoCs) to exchange data with the PE array. In common designs [50, 114], this network enables data transfer between vertically adjacent PEs, simultaneous broadcast to all PEs, and multicasting values to individual sets of PEs. On the left of Figure 2 we can see the off-chip memory that stores temporary data that overﬂows the global buffer, and the complete set of ifmaps, ﬁlters, and ﬁnal ofmaps. The internal architecture of the PEs (right side of Figure 2) can differ slightly, based on the chosen dataﬂow, accelerator function (e.g. sparse/nonsparse CNN acceleration), and other optimizations (e.g. reduced precision, clock-gating). PEs generally store small amounts of weight or partial sum data which is reused during dataﬂow [50, 131].</text:p>
          </table:table-cell>
        </table:table-row>
        <table:table-row table:style-name="ro12" table:visibility="filter">
          <table:table-cell office:value-type="float" office:value="2202.0231" calcext:value-type="float">
            <text:p>2202.0231</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Meanwhile, specialized architectures for CNN inference have gained traction to support the demand for low-cost deep learning on a variety of devices [50, 51]: Internetof-Things devices (IoT) [52–55], phones, wearables [56], servers, and various embedded electronics [57, 58]. While these works demonstrate efﬁcient execution of direct convolutions (i.e., regular or ‘standard’ convolutions), we ﬁnd that existing dataﬂows for transposed and dilated convolutions are poorly tailored for these architectures, causing signiﬁcant bottlenecks for emerging edge workloads that use transpose and dilated convolutions. Despite this issue, these workloads are of growing interest to manufacturers, because they can enable: (1) on-device model training for improved user data privacy [59–61], (2) high-resolution image generation critical for augmented reality [62, 63], (3) real-time speech recognition and generation [42, 45], and many other applications employing dilated and transposed convolutions [40, 41, 46, 47, 49, 64–72, 72–77].</text:p>
          </table:table-cell>
        </table:table-row>
        <table:table-row table:style-name="ro20" table:visibility="filter">
          <table:table-cell office:value-type="float" office:value="2202.0231" calcext:value-type="float">
            <text:p>2202.0231</text:p>
          </table:table-cell>
          <table:table-cell office:value-type="string" calcext:value-type="string">
            <text:p>data</text:p>
          </table:table-cell>
          <table:table-cell office:value-type="float" office:value="286" calcext:value-type="float">
            <text:p>286</text:p>
          </table:table-cell>
          <table:table-cell table:number-columns-repeated="2"/>
          <table:table-cell office:value-type="string" calcext:value-type="string">
            <text:p>4Input GradientsFilterRw00w10w20w01w11w21w02w12w22w00w10w20w01w11w21w02w12w22e00e01e10e11e00e01e10e11Target Computation:Scheduling and mapping:Execution orderTarget Architecture:PE00PE01PE10PE11PE00PE01PE10PE11PE arrayPyPxPE00PE01PE10PE11PE arrayPyPxPE00PE01PE10PE11PE arrayPyPx12 ❶ Matrix2Vec <text:s/>❷ Outer Product ❸ Group Terms ❹ PE Mapping <text:s/>❺ Data Reorganization55Same color accumulates together (except white) to produce one output(e.g. <text:s text:c="18"/>)δi01w00*e01w01*e00δi01w00*e01w01*e003c3c4c1c2PE10PE11PE00PE01PE10PE11PE00PE01c3c4c1c2δi32δi00δi01δi02δi03δi10δi11δi13δi20δi21δi22δi23δi30δi31δi33δi12δi40δi41δi42δi43δi04δi14δi24δi34δi44w22w21w20w12w11w10w02w01w00w22w21w20w12w11w10w02w01w00w10*e00w20*e00w01*e00w11*e00w21*e00w02*e00w12*e00w22*e00w00*e01w10*e01w20*e01w01*e01w11*e01w21*e01w02*e01w12*e01w22*e01w00*e10w10*e10w20*e10w01*e10w11*e10w21*e10w02*e10w12*e10w22*e10w00*e11w10*e11w20*e11w01*e11w11*e11w21*e11w02*e11w12*e11w00*e00w22*e11w01*e00w11*e00w21*e00w01*e01w11*e01w21*e01w00*e00w10*e00w20*e00w01*e10w11*e10w21*e10w01*e11w11*e11w21*e11w00*e01w10*e01w20*e01w00*e01w10*e01w20*e01w02*e01w12*e01w22*e01w02*e01w12*e01w22*e01w02*e00w12*e00w22*e00w02*e00w12*e00w22*e00w00*e10w10*e10w20*e10w00*e10w10*e10w20*e10w00*e11w10*e11w20*e11w02*e10w12*e10w22*e10w02*e11w12*e11w22*e11w02*e11w12*e11w22*e11Shift-1Shift-0Shift-1Shift-0Shift-1Shift-0Shift-1Shift-0Padded Errore00e01e10e11e00e01e10e11Padded Errore00e01e10e11Filter weights are sequentially broadcast to all PEs and consumed every cycle. In Figure 5, the ﬁrst set of multiplications use w00, which is used by all PEs (w00×e00, w00×e01, w00 × e10, w00 × e11). The next broadcast weight is w10, and so on.</text:p>
          </table:table-cell>
        </table:table-row>
        <table:table-row table:style-name="ro3">
          <table:table-cell office:value-type="float" office:value="2202.0231" calcext:value-type="float">
            <text:p>2202.0231</text:p>
          </table:table-cell>
          <table:table-cell office:value-type="string" calcext:value-type="string">
            <text:p>data, dataset</text:p>
          </table:table-cell>
          <table:table-cell office:value-type="float" office:value="75" calcext:value-type="float">
            <text:p>75</text:p>
          </table:table-cell>
          <table:table-cell table:number-columns-repeated="2"/>
          <table:table-cell office:value-type="string" calcext:value-type="string">
            <text:p>[17] R. Li, W. Zhang, H.-I. Suk, L. Wang, J. Li, D. Shen, and S. Ji, “Deep learning based imaging data completion for improved brain disease diagnosis,” in MICCAI, 2014. S. Feng, H. Zhou, and H. Dong, “Using deep neural network with small dataset to predict material defects,” Materials &amp; Design, 2019.</text:p>
          </table:table-cell>
        </table:table-row>
        <table:table-row table:style-name="ro21">
          <table:table-cell office:value-type="float" office:value="2202.0231" calcext:value-type="float">
            <text:p>2202.0231</text:p>
          </table:table-cell>
          <table:table-cell office:value-type="string" calcext:value-type="string">
            <text:p>data, github, open-source</text:p>
          </table:table-cell>
          <table:table-cell office:value-type="float" office:value="337" calcext:value-type="float">
            <text:p>337</text:p>
          </table:table-cell>
          <table:table-cell table:number-columns-repeated="2"/>
          <table:table-cell office:value-type="string" calcext:value-type="string">
            <text:p>Abstract—Dilated and transposed convolutions are widely used in modern convolutional neural networks (CNNs). These kernels are used extensively during CNN training and inference of applications such as image segmentation and high-resolution image generation. Although these kernels have grown in popularity, they stress current compute systems due to their high memory intensity, exascale compute demands, and large energy consumption. We ﬁnd that commonly-used low-power CNN inference accelerators based on spatial architectures are not optimized for both of these convolutional kernels. Dilated and transposed convolutions introduce signiﬁcant zero padding when mapped to the underlying spatial architecture, signiﬁcantly degrading performance and energy efﬁciency. Existing approaches that address this issue require signiﬁcant design changes to the otherwise simple, efﬁcient, and well-adopted architectures used to compute direct convolutions. To address this challenge, we propose EcoFlow, a new set of dataﬂows and mapping algorithms for dilated and transposed convolutions. These algorithms are tailored to execute efﬁciently on existing low-cost, small-scale spatial architectures and requires minimal changes to the network-on-chip of existing accelerators. At its core, EcoFlow eliminates zero padding through careful dataﬂow orchestration and data mapping tailored to the spatial architecture. EcoFlow enables ﬂexible and high-performance transpose and dilated convolutions on architectures that are otherwise optimized for CNN inference. We evaluate the efﬁciency of our dataﬂows on CNN training workloads and Generative Adversarial Network (GAN) training workloads. Experiments in our new cycle-accurate spatial architecture simulator show that EcoFlow 1) reduces end-to-end CNN training time between 7-85%, and 2) improves end-to-end GAN training performance between 29-42%, compared to state-of-the-art CNN inference accelerators. [Open-Source Artifact] We open-source both our Spatial Architecture Simulator for Machine Learning (SASiML) and the SASiML compiler to help enable the development of new dataﬂows and high-accuracy simulation environments for new spatial architectures and dataﬂows. This can be freely found at https://github.com/CMU-SAFARI/sasiml.</text:p>
          </table:table-cell>
        </table:table-row>
        <table:table-row table:style-name="ro4">
          <table:table-cell office:value-type="float" office:value="2202.0231" calcext:value-type="float">
            <text:p>2202.0231</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he tested CNNs, when they replace pooling with a convolutional layer with 2-stride, there is no accuracy loss. We corroborate and extend these results with experiments of our own on six larger, more recent CNNs. We train two variants of each CNN topology: one with pooling layers and one with pooling layers replaced with larger stride. We use the CIFAR-10 [153] and ImageNet [104] training and test datasets, and retain the default learning hyper-parameters given in [154, 155].</text:p>
          </table:table-cell>
        </table:table-row>
        <table:table-row table:style-name="ro1">
          <table:table-cell office:value-type="float" office:value="2202.0231" calcext:value-type="float">
            <text:p>2202.023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kuangliu/</text:p>
          </table:table-cell>
        </table:table-row>
        <table:table-row table:style-name="ro7">
          <table:table-cell office:value-type="float" office:value="2202.0231" calcext:value-type="float">
            <text:p>2202.0231</text:p>
          </table:table-cell>
          <table:table-cell office:value-type="string" calcext:value-type="string">
            <text:p>github</text:p>
          </table:table-cell>
          <table:table-cell office:value-type="float" office:value="129" calcext:value-type="float">
            <text:p>129</text:p>
          </table:table-cell>
          <table:table-cell table:number-columns-repeated="2"/>
          <table:table-cell office:value-type="string" calcext:value-type="string">
            <text:p>Lois Orosa is a senior researcher at SAFARI Research group @ ETH Z ¨urich, Switzerland. He received his BS and MS degrees in Telecommunication Engineering from the University of Vigo, Spain, his PhD degree from the University of Santiago de Compostela, Spain, and he held a postDoc position in the University of Campinas, Brazil. He was a visiting researcher at multiple companies (IBM, Recore Systems, Xilinx and Huawei) and universities (UIUC and Universidade Nova de Lisboa). His current research interests are in computer architecture, hardware security, reliability, memory systems, and machine learning (ML) accelerators. For more information, please see his webpage at https://loisorosa.github.io/.</text:p>
          </table:table-cell>
        </table:table-row>
        <table:table-row table:style-name="ro10">
          <table:table-cell office:value-type="float" office:value="2202.0231" calcext:value-type="float">
            <text:p>2202.0231</text:p>
          </table:table-cell>
          <table:table-cell office:value-type="string" calcext:value-type="string">
            <text:p>github, open-source</text:p>
          </table:table-cell>
          <table:table-cell office:value-type="float" office:value="149" calcext:value-type="float">
            <text:p>149</text:p>
          </table:table-cell>
          <table:table-cell table:number-columns-repeated="2"/>
          <table:table-cell office:value-type="string" calcext:value-type="string">
            <text:p>To evaluate EcoFlow, we develop SASiML, a new cycleaccurate simulator that mimics the hardware of a spatial architecture. SASiML models all the components of the PEs, the network, and the memory hierarchy. Each component of SASiML can be fully microprogrammed, and all the latency and energy parameters are fully parametrizable. SASiML can estimate the latency and energy consumed by direct, transpose and dilated convolutions of a particular layer; many other metrics such as PE utilization and bandwidth can be measured. We also develop a new compiler that automatically generates the signals required by SASiML to execute a particular CNN layer. We open-source both the simulator and the compiler to help enable the development of new dataﬂows and high-accuracy simulation environments for new spatial architectures and dataﬂows. This can be freely found at https://github.com/CMU-SAFARI/sasiml.</text:p>
          </table:table-cell>
        </table:table-row>
        <table:table-row table:style-name="ro5">
          <table:table-cell office:value-type="float" office:value="2202.03149" calcext:value-type="float">
            <text:p>2202.03149</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All layers, but the last one uses a ReLU activation layer which allows simple implementation. The last one uses a clip after the convolution. The input blocks are enlarged with a border of N pixels on each side. The layer before the concatenation has a depth of 14 in order to get a layer of depth 16 after concatenation with the two inputs. This allows a more friendly implementation when using SIMD code on CPU (see sec. III-C).</text:p>
          </table:table-cell>
        </table:table-row>
        <table:table-row table:style-name="ro2" table:visibility="filter">
          <table:table-cell office:value-type="float" office:value="2202.03149" calcext:value-type="float">
            <text:p>2202.0314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7] J. B´egaint, F. Galpin, P. Guillotel, and C. Guillemot, “Deep frame interpolation for video compression,” in 2019 Data Compression Conference (DCC), 2019, pp. 556–556.</text:p>
          </table:table-cell>
        </table:table-row>
        <table:table-row table:style-name="ro4">
          <table:table-cell office:value-type="float" office:value="2202.03149" calcext:value-type="float">
            <text:p>2202.03149</text:p>
          </table:table-cell>
          <table:table-cell office:value-type="string" calcext:value-type="string">
            <text:p>database, dataset</text:p>
          </table:table-cell>
          <table:table-cell office:value-type="float" office:value="97" calcext:value-type="float">
            <text:p>97</text:p>
          </table:table-cell>
          <table:table-cell table:number-columns-repeated="2"/>
          <table:table-cell office:value-type="string" calcext:value-type="string">
            <text:p>[12] D. Ma, F. Zhang, and D. Bull, “Bvi-dvc: A training database for deep video compression,” IEEE Transactions on Multimedia, pp. 1–1, 2021. [13] A. Mercat, M. Viitanen, and J. Vanne, “Uvg dataset: 50/120fps 4k sequences for video codec analysis and development,” in Proceedings of the 11th ACM Multimedia Systems Conference, ser. MMSys ’20. New York, NY, USA: Association for Computing Machinery, 2020, p. 297–302.</text:p>
          </table:table-cell>
        </table:table-row>
        <table:table-row table:style-name="ro2">
          <table:table-cell office:value-type="float" office:value="2202.03149" calcext:value-type="float">
            <text:p>2202.03149</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Properties GPU Type Framework Number of epoch Batch size Training time Dataset creation Patch size Learning rate Optimizer Loss function</text:p>
          </table:table-cell>
        </table:table-row>
        <table:table-row table:style-name="ro8">
          <table:table-cell office:value-type="float" office:value="2202.03149" calcext:value-type="float">
            <text:p>2202.03149</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Tensorﬂow 2.0 is used as the training platform. The BVIDVC[12] and UVG[13] datasets are used to train the network. The network information in the training stage is provided in Table IV. The pair of blocks are extracted using blocks used in BDOF for a subset of each sequence in the dataset. The total dataset contains ∼50M of blocks. As depicted in the table, we use the SATD (Sum of Absolute Transform Difference) as the error function in the loss, using the Hadamard matrix for the transformation. This function is widely used in video codec to get a better estimate of the prediction error as it does not only take into account the pixel to pixel error (as it is typically done by a L1 or L2 norm), but also try to assess the cost of the residual error coding, which is ultimately what we want to minimize.</text:p>
          </table:table-cell>
        </table:table-row>
        <table:table-row table:style-name="ro12">
          <table:table-cell office:value-type="float" office:value="2202.05488" calcext:value-type="float">
            <text:p>2202.05488</text:p>
          </table:table-cell>
          <table:table-cell office:value-type="string" calcext:value-type="string">
            <text:p>code</text:p>
          </table:table-cell>
          <table:table-cell office:value-type="float" office:value="175" calcext:value-type="float">
            <text:p>175</text:p>
          </table:table-cell>
          <table:table-cell table:number-columns-repeated="2"/>
          <table:table-cell office:value-type="string" calcext:value-type="string">
            <text:p>FGSM + NoiseAug. Compared with GradAlign and LogitAlign, a major advantage of NoiseAug is that it causes zero 1 additional overhead. Following the practice in (Andriushchenko &amp; Flammarion, 2020), our proposed NoiseAug by default initializes the perturbation as zero, rendering our single-step AT method as FGSM + NoiseAug. Without any conditional intervention like early stop, our single-step AT alleviates CO by combining the very ﬁrst FGSM AT method with a common noise augmentation. Our proposed NoiseAug is also easily compatible with the multiple-step PGD (see results in Table 2. Implementationwise, it is no more than a single line of code as shown in Algorithm 2 based on the classical PGD-N AT pseudo code. In the following, we mainly focus on the special case PGD-1, i.e. FGSM, by discussing its relation with two seminal single-step approaches with FGSM + GradAlign (Andriushchenko &amp; Flammarion, 2020) and FGSM-RS (Wong et al., 2020).</text:p>
          </table:table-cell>
        </table:table-row>
        <table:table-row table:style-name="ro9">
          <table:table-cell office:value-type="float" office:value="2202.05488" calcext:value-type="float">
            <text:p>2202.05488</text:p>
          </table:table-cell>
          <table:table-cell office:value-type="string" calcext:value-type="string">
            <text:p>code, retrieve, dataset</text:p>
          </table:table-cell>
          <table:table-cell office:value-type="float" office:value="249" calcext:value-type="float">
            <text:p>249</text:p>
          </table:table-cell>
          <table:table-cell table:number-columns-repeated="2"/>
          <table:table-cell office:value-type="string" calcext:value-type="string">
            <text:p>Basic results. Table 1 reports the results for both multistep and single-step setups. Speciﬁcally, multiple setup includes PGD-10 (Madry et al., 2018), YOPO (Zhang et al., 2019), AT for free (Shafahi et al., 2019); single-step setup includes FGSM (Goodfellow et al., 2015), FGSM-RS (Wong et al., 2020), FGSM+GradAlign (Andriushchenko &amp; Flammarion, 2020), FGSM+Checkpoint (Kim et al., 2020), FGSM+FLAT (Chen et al., 2021). All the results are either retrieved from the original works or reproduced with their ofﬁcial code. Since (Andriushchenko &amp; Flammarion, 2020) only reports results on a subset of the evaluation dataset, we reproduce it on the full evaluation dataset. The parameter λ is set to 0.2 and 2 for (cid:15) = 8/255 and (cid:15) = 16/255, respectively, as their paper suggested. Among all existing singlestep AT methods, our simple FGSM+NoiseAug performs the best, bridging its gap with PGD-10. We highlight that Checkpoint, GradAlign and FLAT all induce extra computation overhead to different degrees over the baseline FGSM AT, while our NoiseAug is overhead-free. FGSM-RS is also overhead-free but it yields less satisfactory performance. Moreover, it can fail in the following more challenging setup ((cid:15) = 16/255).</text:p>
          </table:table-cell>
        </table:table-row>
        <table:table-row table:style-name="ro1" table:visibility="filter">
          <table:table-cell office:value-type="float" office:value="2202.05488" calcext:value-type="float">
            <text:p>2202.0548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 A., and Mann, T. A. generated data. NeurIPS, 2021.</text:p>
          </table:table-cell>
        </table:table-row>
        <table:table-row table:style-name="ro2" table:visibility="filter">
          <table:table-cell office:value-type="float" office:value="2202.05488" calcext:value-type="float">
            <text:p>2202.0548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Carmon, Y., Raghunathan, A., Schmidt, L., Liang, P., and Duchi, J. C. Unlabeled data improves adversarial robustness. arXiv preprint arXiv:1905.13736, 2019.</text:p>
          </table:table-cell>
        </table:table-row>
        <table:table-row table:style-name="ro2" table:visibility="filter">
          <table:table-cell office:value-type="float" office:value="2202.05488" calcext:value-type="float">
            <text:p>2202.0548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Rebufﬁ, S.-A., Gowal, S., Calian, D. A., Stimberg, F., Wiles, O., and Mann, T. Fixing data augmentation to improve adversarial robustness. NeruIPS, 2021.</text:p>
          </table:table-cell>
        </table:table-row>
        <table:table-row table:style-name="ro3" table:visibility="filter">
          <table:table-cell office:value-type="float" office:value="2202.05488" calcext:value-type="float">
            <text:p>2202.05488</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Standard vs. Adversarial Training. Let’s assume D is a data distribution with (x, y) pairs and f (·, θ) is a model parametrized by θ. Standard training (ST) minimizes the risk of E(x,y)∼D[l(f (x, θ), y)], where l indicates the crossentropy loss. By contrast, adversarial training (AT) ﬁnds</text:p>
          </table:table-cell>
        </table:table-row>
        <table:table-row table:style-name="ro6" table:visibility="filter">
          <table:table-cell office:value-type="float" office:value="2202.05488" calcext:value-type="float">
            <text:p>2202.05488</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As shown above, NoiseAug outperforms other regularization methods for improving FGSM AT without suffering from CO. It is natural to ask why such a simple regularization is so effective to avoid CO. Overﬁtting is a general concern in machine learning and data augmentation like adding noise to the input (Bishop et al., 1995; Reed &amp; MarksII, 1999; Goodfellow et al., 2016; Vincent et al., 2010; Brownlee, 2019) is the most widely used technique to avoid such concerns for training DNNs. Thus, a tempting guess on why NoiseAug improves FGSM AT is as follows:</text:p>
          </table:table-cell>
        </table:table-row>
        <table:table-row table:style-name="ro6" table:visibility="filter">
          <table:table-cell office:value-type="float" office:value="2202.05488" calcext:value-type="float">
            <text:p>2202.05488</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beneﬁt comes from the effect of data augmentation, i.e. more training samples. Here, we roughly divide the common data augmentation into two types based on their characteristic. The Noise-type augmentation does not change the image content itself except adding some additional noise, such as Gaussian noise or Uniform noise. The other type of augmentation techniques does not involve noise but introduces content change, such as Mixup (Zhang et al., 2017), Cutout (DeVries &amp; Taylor, 2017), CutMix (Yun et al., 2019). To facilitate discussion, non-noise augmentation is termed Content-type.</text:p>
          </table:table-cell>
        </table:table-row>
        <table:table-row table:style-name="ro9" table:visibility="filter">
          <table:table-cell office:value-type="float" office:value="2202.05488" calcext:value-type="float">
            <text:p>2202.05488</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Adopting the same metric in (Benz et al., 2020; Andriushchenko &amp; Flammarion, 2020), we investigate whether augmenting images with noise improves local linearity. The results in Figure 3 show that NoiseAug signiﬁcantly improves the local linearity. We argue that improved local linearity might be the reason that our proposed NoiseAugment. To further corroborate this claim, we also test with other Content-type data augmentations and ﬁnd that they do not improve the local linearity. Note that GradAlign also improves FGSM AT through increasing local linearity. On the one hand, this result suggests that local linearity can be increased by directly regularizing on the input itself, which is overhead-free and renders the regularizing on input gradient like GradAlign unnecessary. On the other hand, it also challenges a claim in (Andriushchenko &amp; Flammarion, 2020) regarding why random initialization in FGSM-RS helps mitigate CO. Speciﬁcally, (Andriushchenko &amp; Flammarion, 2020) claims that it “boils down to reducing the average magnitude of the perturbations”. Note that random noise in NoiseAug does not decrease the perturbation magnitude but it still helps avoid CO.</text:p>
          </table:table-cell>
        </table:table-row>
        <table:table-row table:style-name="ro9" table:visibility="filter">
          <table:table-cell office:value-type="float" office:value="2202.05488" calcext:value-type="float">
            <text:p>2202.05488</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Abstract Adversarial training (AT) and its variants are the most effective approaches for obtaining adversarially robust models. A unique characteristic of AT is that an inner maximization problem needs to be solved repeatedly before the model weights can be updated, which makes the training slow. FGSM AT signiﬁcantly improves its efﬁciency but it fails when the step size grows. The SOTA GradAlign makes FGSM AT compatible with a higher step size, however, its regularization on input gradient makes it 3 to 4 times slower than FGSM AT. Our proposed NoiseAug removes the extra computation overhead by directly regularizing on the input itself. The key contribution of this work lies in an empirical ﬁnding that single-step FGSM AT is not as hard as suggested in the past line of work: noise augmentation is all you need for (FGSM) fast AT. Towards understanding the success of our NoiseAug, we perform an extensive analysis and ﬁnd that mitigating Catastrophic Overﬁtting (CO) and Robust Overﬁtting (RO) need different augmentations. Instead of more samples caused by data augmentation, we identify what makes NoiseAug effective for preventing CO might lie in its improved local linearity.</text:p>
          </table:table-cell>
        </table:table-row>
        <table:table-row table:style-name="ro11" table:visibility="filter">
          <table:table-cell office:value-type="float" office:value="2202.05488" calcext:value-type="float">
            <text:p>2202.05488</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FGSM+NoiseAug resemble each other in the sense that both adopt random noise for improving FGSM AT. NoiseAug can be interpreted as separating the δ in FGSM-RS into a disentangled random noise and FGSM perturbation. This disentangling might look trivial but yield a signiﬁcant difference. First, due to constraint on perturbation magnitude, the initialized random noise in FGSM-RS can not be set to be larger than U(−(cid:15), (cid:15)). Our results in Table 4 suggest that an appropriate noise magnitude is critical for achieving high robustness. Disentangling random noise from the perturbation, NoiseAug allows to freely choose the optimal noise type or magnitude by just treating it as data augmentation. Second, random initialization can yield inferior performance (See Table 5). It is worth mentioning that (Andriushchenko &amp; Flammarion, 2020) also shows that removing random initialization results in a stronger PGD-2 baseline. (b) This motivates FGSM+GradAlign and our FGSM+NoiseAug to not use the random initialization as in FGSM-RS. Our work differs from (Andriushchenko &amp; Flammarion, 2020) mainly by replacing their GradAlign with our proposed NoiseAug. Conceptually, GradAlign regularizes input gradient while NoiseAug regularizes input itself.</text:p>
          </table:table-cell>
        </table:table-row>
        <table:table-row table:style-name="ro14" table:visibility="filter">
          <table:table-cell office:value-type="float" office:value="2202.05488" calcext:value-type="float">
            <text:p>2202.05488</text:p>
          </table:table-cell>
          <table:table-cell office:value-type="string" calcext:value-type="string">
            <text:p>data</text:p>
          </table:table-cell>
          <table:table-cell office:value-type="float" office:value="268" calcext:value-type="float">
            <text:p>268</text:p>
          </table:table-cell>
          <table:table-cell table:number-columns-repeated="2"/>
          <table:table-cell office:value-type="string" calcext:value-type="string">
            <text:p>In this work, we argue that single-step FGSM AT is not as had hard as suggested by the past line of work (Vivek &amp; Babu, 2020; Andriushchenko &amp; Flammarion, 2020; Kim et al., 2020; Chen et al., 2021). The result of our investigation conveys to the community a simple yet non-trivial message: noise augmentation is all you need for fast adversarial training. This empirical ﬁnding motivates us to improve FGSM with our proposed NoiseAug which causes zero computation overhead yet outperform other SOTA regularization methods. Towards understanding why NoiseAug helps improve FGSM AT, we investigate it from various perspectives, such as data augmentation and local linearity. Since adding noise to input is one of the most widely used data augmentation techniques, it might be tempting to guess that increased training samples due to data augmentation effect help avoid CO. However, this is not supported by our empirical ﬁnding: other types of augmentation that avoid RO via increasing training samples do not help alleviate CO. Moreover, Through the lens of data augmentation, our study on CO and RO reveals that they require different types of augmentation: mitigating RO requires Content-type augmentation, such as MixUp or CutOut, while CO needs Noise-type augmentation, such as uniform noise or Gaussian noise. Instead, we ﬁnd that local linearity constitutes a better perspective to explain the effectiveness NoiseAug for mitigating CO. Overall, the contributions of our work are summarized as follows:</text:p>
          </table:table-cell>
        </table:table-row>
        <table:table-row table:style-name="ro10">
          <table:table-cell office:value-type="float" office:value="2202.05488" calcext:value-type="float">
            <text:p>2202.05488</text:p>
          </table:table-cell>
          <table:table-cell office:value-type="string" calcext:value-type="string">
            <text:p>data, data available</text:p>
          </table:table-cell>
          <table:table-cell office:value-type="float" office:value="131" calcext:value-type="float">
            <text:p>131</text:p>
          </table:table-cell>
          <table:table-cell table:number-columns-repeated="2"/>
          <table:table-cell office:value-type="string" calcext:value-type="string">
            <text:p>This work has studied how to improve FGSM AT, especially in terms of preventing CO. With the motivation to avoid double backpropagation in GradAlign, our investigation shows that LogitAlign achieves comparable performance. More interestingly, we ﬁnd that simply augmenting images with noise achieves the best performance. Despite the simplicity, our proposed NoiseAugment outperforms existing regularization methods by a visible margin yet causes zero computation overhead. We investigate why NoiseAugment improves FGSM AT. Speciﬁcally, we have performed a comprehensive study on CO and RO through the lens of data augmentation and found that they need different augmentations. We have shown that in both AT and standard training, only Noise-type augmentation improves local linearity of model and thus improve FGSM AT.</text:p>
          </table:table-cell>
        </table:table-row>
        <table:table-row table:style-name="ro8">
          <table:table-cell office:value-type="float" office:value="2202.05488" calcext:value-type="float">
            <text:p>2202.05488</text:p>
          </table:table-cell>
          <table:table-cell office:value-type="string" calcext:value-type="string">
            <text:p>data, data available</text:p>
          </table:table-cell>
          <table:table-cell office:value-type="float" office:value="146" calcext:value-type="float">
            <text:p>146</text:p>
          </table:table-cell>
          <table:table-cell table:number-columns-repeated="2"/>
          <table:table-cell office:value-type="string" calcext:value-type="string">
            <text:p>et al., 2021). Moreover, unlabeled data is also found in (Carmon et al., 2019; Gowal et al., 2021) to alleviate RO for improving robustness. The ﬁndings support that RO can be mitigated by creating more training samples. Interestingly, we ﬁnd that Noise-type brings little beneﬁt to mitigate RO, suggesting Noise-type might not be as strong as other Content-type augmentation for generating more training samples. This is somewhat reasonable because the extra samples created by Content-type augmentation might be more diverse than just adding noise. It is worth mentioning that (Andriushchenko &amp; Flammarion, 2020) also reports that, like our NoiseAug, their GradAlign does not prevent RO. This suggests that RO and CO might be less related as their shared term “overﬁtting” could imply.</text:p>
          </table:table-cell>
        </table:table-row>
        <table:table-row table:style-name="ro4">
          <table:table-cell office:value-type="float" office:value="2202.05488" calcext:value-type="float">
            <text:p>2202.05488</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pared with the baseline, NoiseAug improves local linearity in the whole training process. Before the advent of adversarial attack and defense, adding noise to images has been a well-established practice in standard training for avoiding overﬁtting to the training dataset. In other words, it has been mainly perceived as one of the many data augmentation techniques. We advocate that future researchers who study noise augmentation should also be aware of its effect to improve local linearity.</text:p>
          </table:table-cell>
        </table:table-row>
        <table:table-row table:style-name="ro2">
          <table:table-cell office:value-type="float" office:value="2202.05488" calcext:value-type="float">
            <text:p>2202.05488</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Algorithm 1 Classical PGD-N AT for a network fθ with T epochs, given some radius (cid:15), adversarial step size α and N PGD steps and a dataset of size M</text:p>
          </table:table-cell>
        </table:table-row>
        <table:table-row table:style-name="ro2">
          <table:table-cell office:value-type="float" office:value="2202.05488" calcext:value-type="float">
            <text:p>2202.05488</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Algorithm 2 NoiseAug-based PGD-N AT for a network fθ with T epochs, given some radius (cid:15), adversarial step size α and N PGD steps and a dataset of size M</text:p>
          </table:table-cell>
        </table:table-row>
        <table:table-row table:style-name="ro3">
          <table:table-cell office:value-type="float" office:value="2202.05488" calcext:value-type="float">
            <text:p>2202.05488</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as a failure mode termed as CO. On the other hand, (Rice et al., 2020) has reported that the robustness on the evaluation dataset decreases in the later stage of training, and termed this phenomenon RO (RO). CO and RO are two intriguing phenomena in AT, yet there is no consensus on the underlying reason.</text:p>
          </table:table-cell>
        </table:table-row>
        <table:table-row table:style-name="ro1">
          <table:table-cell office:value-type="float" office:value="2202.09161" calcext:value-type="float">
            <text:p>2202.09161</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Keywords: augmented reality, foreign language, QR code, virtual tour, communicative competence.</text:p>
          </table:table-cell>
        </table:table-row>
        <table:table-row table:style-name="ro2">
          <table:table-cell office:value-type="float" office:value="2202.09161" calcext:value-type="float">
            <text:p>2202.09161</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Fig. 3. A fragment of a web page with textual information about the bell tower of the Kyiv Pechersk Lavra, access is generated by a QR code.</text:p>
          </table:table-cell>
        </table:table-row>
        <table:table-row table:style-name="ro2">
          <table:table-cell office:value-type="float" office:value="2202.09161" calcext:value-type="float">
            <text:p>2202.09161</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Fig. 4. A fragment of a web page with graphic information about the bell tower of the Kyiv Pechersk Lavra, access is generated by a QR code.</text:p>
          </table:table-cell>
        </table:table-row>
        <table:table-row table:style-name="ro2">
          <table:table-cell office:value-type="float" office:value="2202.09161" calcext:value-type="float">
            <text:p>2202.0916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Fig. 5. A fragment of a web page with video information about the bell tower of the Kyiv Pechersk Lavra, access is generated by a QR code (Reisen Kiew).</text:p>
          </table:table-cell>
        </table:table-row>
        <table:table-row table:style-name="ro5">
          <table:table-cell office:value-type="float" office:value="2202.09161" calcext:value-type="float">
            <text:p>2202.09161</text:p>
          </table:table-cell>
          <table:table-cell office:value-type="string" calcext:value-type="string">
            <text:p>code</text:p>
          </table:table-cell>
          <table:table-cell office:value-type="float" office:value="78" calcext:value-type="float">
            <text:p>78</text:p>
          </table:table-cell>
          <table:table-cell table:number-columns-repeated="2"/>
          <table:table-cell office:value-type="string" calcext:value-type="string">
            <text:p>On this basis, when designing virtual excursions, students integrated thematic films and videos by linking to video portals such as You Tube and Google Video. We show an example of a link to the corresponding video fragment encoded by a QR code (fig. 5). Topically relevant videos can be quickly found using targeted keyword searches. As with photographs, we also need to respect copyrights regarding videos and films.</text:p>
          </table:table-cell>
        </table:table-row>
        <table:table-row table:style-name="ro4">
          <table:table-cell office:value-type="float" office:value="2202.09161" calcext:value-type="float">
            <text:p>2202.09161</text:p>
          </table:table-cell>
          <table:table-cell office:value-type="string" calcext:value-type="string">
            <text:p>code</text:p>
          </table:table-cell>
          <table:table-cell office:value-type="float" office:value="83" calcext:value-type="float">
            <text:p>83</text:p>
          </table:table-cell>
          <table:table-cell table:number-columns-repeated="2"/>
          <table:table-cell office:value-type="string" calcext:value-type="string">
            <text:p>We asked students to solve this problem by creating a system of QR codes that provide information support for a virtual tour, providing quick access to information about a particular object of the tour in different forms. It is known that a QR code can be generated for textual information, a URL, an e-mail, a phone number, etc. They can be easily and stably scanned by special scanners and provides quick access to encoded information.</text:p>
          </table:table-cell>
        </table:table-row>
        <table:table-row table:style-name="ro6">
          <table:table-cell office:value-type="float" office:value="2202.09161" calcext:value-type="float">
            <text:p>2202.09161</text:p>
          </table:table-cell>
          <table:table-cell office:value-type="string" calcext:value-type="string">
            <text:p>code</text:p>
          </table:table-cell>
          <table:table-cell office:value-type="float" office:value="105" calcext:value-type="float">
            <text:p>105</text:p>
          </table:table-cell>
          <table:table-cell table:number-columns-repeated="2"/>
          <table:table-cell office:value-type="string" calcext:value-type="string">
            <text:p>At the initial stage, we conducted a training for students to develop the skills of generating QR codes for these types of information using freely available systems. After that, students processed open Internet resources with text, photo and video information about the objects of the excursion, selected the most successful of them, and then, using QR-code generators, formed the corresponding set of codes. We show an example of a set of QR codes for information about one of such excursion objects, the bell tower of the Kyiv Pechersk Lavra (fig. 2).</text:p>
          </table:table-cell>
        </table:table-row>
        <table:table-row table:style-name="ro6">
          <table:table-cell office:value-type="float" office:value="2202.09161" calcext:value-type="float">
            <text:p>2202.09161</text:p>
          </table:table-cell>
          <table:table-cell office:value-type="string" calcext:value-type="string">
            <text:p>code</text:p>
          </table:table-cell>
          <table:table-cell office:value-type="float" office:value="107" calcext:value-type="float">
            <text:p>107</text:p>
          </table:table-cell>
          <table:table-cell table:number-columns-repeated="2"/>
          <table:table-cell office:value-type="string" calcext:value-type="string">
            <text:p>Murat Akçayir and Gökçe Akçayir investigated the students’ attitude to their use of AR applications in learning English, in particular, for learning new vocabulary. According to the results of the study, they found that the technology saves time by simplifying the search for a new word. In addition, AR programs help students remember words. The problem that students encountered during the study, the authors indicated the recognition of the QR code. According to students, the small screens of mobile phones make it difficult to use them in teaching and learning a language [1].</text:p>
          </table:table-cell>
        </table:table-row>
        <table:table-row table:style-name="ro12">
          <table:table-cell office:value-type="float" office:value="2202.09161" calcext:value-type="float">
            <text:p>2202.09161</text:p>
          </table:table-cell>
          <table:table-cell office:value-type="string" calcext:value-type="string">
            <text:p>code</text:p>
          </table:table-cell>
          <table:table-cell office:value-type="float" office:value="184" calcext:value-type="float">
            <text:p>184</text:p>
          </table:table-cell>
          <table:table-cell table:number-columns-repeated="2"/>
          <table:table-cell office:value-type="string" calcext:value-type="string">
            <text:p>especially important. In order for the image to be used in a virtual tour, they must be presented in digital form. The range of such images can be very diverse and range from simple photographs to interactive maps, managed panoramic images, 3D images and the like. Image types such as satellite images are also well suited for inclusion in virtual tours. The use of mobile devices in the process of conducting virtual excursions with access to images about the object has significant advantages compared to providing these images in print, primarily due to the possibility of increasing images, changing their brightness and contrast, making even small details visible. When preparing virtual excursions, students sought to provide access through a QR code not to individual images about the object, but to a collection of photographs that would allow them to get the most out of a particular architectural landmark (fig. 4). For this purpose, students used the resources of Google Images, Wikiway and the like.</text:p>
          </table:table-cell>
        </table:table-row>
        <table:table-row table:style-name="ro13">
          <table:table-cell office:value-type="float" office:value="2202.09161" calcext:value-type="float">
            <text:p>2202.09161</text:p>
          </table:table-cell>
          <table:table-cell office:value-type="string" calcext:value-type="string">
            <text:p>open-source</text:p>
          </table:table-cell>
          <table:table-cell office:value-type="float" office:value="194" calcext:value-type="float">
            <text:p>194</text:p>
          </table:table-cell>
          <table:table-cell table:number-columns-repeated="2"/>
          <table:table-cell office:value-type="string" calcext:value-type="string">
            <text:p>Japanese researchers Marc Ericson C. Santos, Angie Chen, Takafumi Taketomi, Goshiro Yamamoto, Jun Miyazaki and Hirokazu Kato [19] identified the benefits of AR technology, which included real annotation, contextual visualization, and haptic visualization. Scientists substantiate these advantages with several latest theories – multimedia learning, experimental learning and the theory of animation visualization. In the context of our study, the developments of scientists and practical teachers on the use of AR in the study of foreign languages are of particular interest. In particular, Robert Godwin-Jones [6] focuses on the links between AR and modern theories of foreign language learning, which emphasize localized, contextual learning and semantic connections with the real world. The researcher considers this possibility using mobile games created using the ARIS platform (AR and Interactive Storytelling), a free open source game editor of the University of Wisconsin. From his point of view, there are various ways for teachers to use the AR, because it is advisable to study the language in connection with expanded digital spaces.</text:p>
          </table:table-cell>
        </table:table-row>
        <table:table-row table:style-name="ro3">
          <table:table-cell office:value-type="float" office:value="2202.09161" calcext:value-type="float">
            <text:p>2202.09161</text:p>
          </table:table-cell>
          <table:table-cell office:value-type="string" calcext:value-type="string">
            <text:p>publicly available</text:p>
          </table:table-cell>
          <table:table-cell office:value-type="float" office:value="55" calcext:value-type="float">
            <text:p>55</text:p>
          </table:table-cell>
          <table:table-cell table:number-columns-repeated="2"/>
          <table:table-cell office:value-type="string" calcext:value-type="string">
            <text:p>of materials and multimedia play an important role in creating a virtual tour. Another important aspect was also the understanding that when integrating information into a virtual tour, we should respect copyrights, that is, use only those sources that are publicly available or those for which a permit is granted.</text:p>
          </table:table-cell>
        </table:table-row>
        <table:table-row table:style-name="ro2">
          <table:table-cell office:value-type="float" office:value="2202.11456" calcext:value-type="float">
            <text:p>2202.11456</text:p>
          </table:table-cell>
          <table:table-cell office:value-type="string" calcext:value-type="string">
            <text:p>benchmark</text:p>
          </table:table-cell>
          <table:table-cell office:value-type="float" office:value="49" calcext:value-type="float">
            <text:p>49</text:p>
          </table:table-cell>
          <table:table-cell table:number-columns-repeated="2"/>
          <table:table-cell office:value-type="string" calcext:value-type="string">
            <text:p>[45] S. Yang, W. Wang, and J. Liu, “TE141K: Artistic text benchmark for text effect transfer,” IEEE Trans. Pattern Anal. Mach. Intell., vol. 43, no. 10, pp. 3709–3723, 2020.</text:p>
          </table:table-cell>
        </table:table-row>
        <table:table-row table:style-name="ro13">
          <table:table-cell office:value-type="float" office:value="2202.11456" calcext:value-type="float">
            <text:p>2202.11456</text:p>
          </table:table-cell>
          <table:table-cell office:value-type="string" calcext:value-type="string">
            <text:p>benchmark, data, dataset</text:p>
          </table:table-cell>
          <table:table-cell office:value-type="float" office:value="224" calcext:value-type="float">
            <text:p>224</text:p>
          </table:table-cell>
          <table:table-cell table:number-columns-repeated="2"/>
          <table:table-cell office:value-type="string" calcext:value-type="string">
            <text:p>The font style (text effect) transfer is a subtopic of general image style transfer [40]. Recent works [41], [42], [43], [44], [45], [46], [47] have intensively studied the text effect on a printed single character and achieved great success. However, these approaches cannot be directly deployed for handwriting synthesis. First, almost all the font style transfer approaches require laborious annotations for supervision, such as paired training samples, which consist of input images and corresponding pixel-level aligned ground-truth images. Meanwhile, additional annotation of attributes is required to achieve editable attributes [46]. Second, the approaches were designed for a few speciﬁc font effects. The number of font styles is relatively limited. For instance, the representative benchmark, TE141K [45], comprised only 152 font effects, whereas the handwriting dataset IAM [3] was collected from 657 writers. Third, previous studies focused on the effects of only a single character, however, a handwritten text image typically contains multiple characters. Finally, these approaches were proposed for design industry, rather than data synthesis for text recognition.</text:p>
          </table:table-cell>
        </table:table-row>
        <table:table-row table:style-name="ro1" table:visibility="filter">
          <table:table-cell office:value-type="float" office:value="2202.11456" calcext:value-type="float">
            <text:p>2202.1145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Training Data WER</text:p>
          </table:table-cell>
        </table:table-row>
        <table:table-row table:style-name="ro1" table:visibility="filter">
          <table:table-cell office:value-type="float" office:value="2202.11456" calcext:value-type="float">
            <text:p>2202.1145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Synth. Data Size</text:p>
          </table:table-cell>
        </table:table-row>
        <table:table-row table:style-name="ro2" table:visibility="filter">
          <table:table-cell office:value-type="float" office:value="2202.11456" calcext:value-type="float">
            <text:p>2202.1145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ndex Terms—Handwriting, recognition, style parameteriza tion, data synthesis, generative adversarial network.</text:p>
          </table:table-cell>
        </table:table-row>
        <table:table-row table:style-name="ro2" table:visibility="filter">
          <table:table-cell office:value-type="float" office:value="2202.11456" calcext:value-type="float">
            <text:p>2202.1145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various synthesized data signiﬁcantly contribute to the diversity of the training samples, thereby beneﬁting the</text:p>
          </table:table-cell>
        </table:table-row>
        <table:table-row table:style-name="ro2" table:visibility="filter">
          <table:table-cell office:value-type="float" office:value="2202.11456" calcext:value-type="float">
            <text:p>2202.1145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We are also interested in the relationship between the data augmentation and the data synthesis. As discussed in the</text:p>
          </table:table-cell>
        </table:table-row>
        <table:table-row table:style-name="ro2" table:visibility="filter">
          <table:table-cell office:value-type="float" office:value="2202.11456" calcext:value-type="float">
            <text:p>2202.1145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ABLE IX COMPLEMENTARINESS OF THE DATA SYNTHESIS AND THE DATA AUGMENTATION. WE OBTAIN THE BEST RESULT USING BOTH DATA SYNTHESIS AND DATA AUGMENTATION.</text:p>
          </table:table-cell>
        </table:table-row>
        <table:table-row table:style-name="ro3" table:visibility="filter">
          <table:table-cell office:value-type="float" office:value="2202.11456" calcext:value-type="float">
            <text:p>2202.1145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ABLE VIII DIVERSE SYNTHESIZED DATA INCREASES THE ROBUSTNESS OF THE RECOGNIZER. THE “+∞” INDICATES TRAINING USING AS MANY AS POSSIBLE SYNTHESIZED DATA. IN OUR PRACTICE, APPROXIMATELY TEN MILLION SAMPLES ARE SUFFICIENT FOR TRAINING.</text:p>
          </table:table-cell>
        </table:table-row>
        <table:table-row table:style-name="ro2" table:visibility="filter">
          <table:table-cell office:value-type="float" office:value="2202.11456" calcext:value-type="float">
            <text:p>2202.1145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7] C. Luo, Y. Zhu, L. Jin, and Y. Wang, “Learn to augment: Joint data augmentation and network optimization for text recognition,” in CVPR, 2020, pp. 13 746–13 755.</text:p>
          </table:table-cell>
        </table:table-row>
        <table:table-row table:style-name="ro3" table:visibility="filter">
          <table:table-cell office:value-type="float" office:value="2202.11456" calcext:value-type="float">
            <text:p>2202.1145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generator learns to generate images according to the input printed style image Iprint and the latent style vector zzz. Once we change the Iprint and zzz, the generated image achieves different effects, which increases the diversity of the training data.</text:p>
          </table:table-cell>
        </table:table-row>
        <table:table-row table:style-name="ro2" table:visibility="filter">
          <table:table-cell office:value-type="float" office:value="2202.11456" calcext:value-type="float">
            <text:p>2202.1145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39] C. Wigington, S. Stewart, B. Davis, B. Barrett, B. Price, and S. Cohen, “Data augmentation for recognition of handwritten words and lines using a CNN-LSTM network,” in ICDAR, 2017, pp. 639–645.</text:p>
          </table:table-cell>
        </table:table-row>
        <table:table-row table:style-name="ro3" table:visibility="filter">
          <table:table-cell office:value-type="float" office:value="2202.11456" calcext:value-type="float">
            <text:p>2202.1145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Recent data-driven approaches [4], [5] have signiﬁcantly improved the recognition performance. However, recognizing and processing of a plethora of distinct individual handwriting styles still remain a great challenge [6], [7], [8]. As shown in</text:p>
          </table:table-cell>
        </table:table-row>
        <table:table-row table:style-name="ro2" table:visibility="filter">
          <table:table-cell office:value-type="float" office:value="2202.11456" calcext:value-type="float">
            <text:p>2202.1145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49] A. Gupta, A. Vedaldi, and A. Zisserman, “Synthetic data for text localisation in natural images,” in CVPR, 2016, pp. 2315–2324. [50] D. Bahdanau, K. Cho, and Y. Bengio, “Neural machine translation by</text:p>
          </table:table-cell>
        </table:table-row>
        <table:table-row table:style-name="ro3" table:visibility="filter">
          <table:table-cell office:value-type="float" office:value="2202.11456" calcext:value-type="float">
            <text:p>2202.114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Here, Ifake contains the same content as Iprint and corresponds to the handwriting style of zzz. Following the methods for scene text data synthesis [48], [49], we render printed style text on a white background to obtain Iprint, which can be easily rendered online during training.</text:p>
          </table:table-cell>
        </table:table-row>
        <table:table-row table:style-name="ro5" table:visibility="filter">
          <table:table-cell office:value-type="float" office:value="2202.11456" calcext:value-type="float">
            <text:p>2202.114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Unlike the above-mentioned font-transfer approaches, the proposed method can generate an image containing a long text string, instead of only a single character. Our motivation is to enrich the data diversity and improve the robustness of the text recognizers. In this regard, previous studies have only demonstrated the visual effects.</text:p>
          </table:table-cell>
        </table:table-row>
        <table:table-row table:style-name="ro4" table:visibility="filter">
          <table:table-cell office:value-type="float" office:value="2202.11456" calcext:value-type="float">
            <text:p>2202.1145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past decade has witnessed signiﬁcant advances in deep learning. Recurrent Neural Networks (RNNs) [26], [27] have been widely used for modeling complex sequences with longrange structures [10], [11], [12]. The approaches made use of online handwriting data for training and predicted data points recurrently in a step-by-step manner. Nevertheless, the online sequence cannot represent certain ofﬂine handwriting features, such as stroke width, textures, and paper backgrounds.</text:p>
          </table:table-cell>
        </table:table-row>
        <table:table-row table:style-name="ro6" table:visibility="filter">
          <table:table-cell office:value-type="float" office:value="2202.11456" calcext:value-type="float">
            <text:p>2202.11456</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Another promising way to improve the diversity of the training data is text image augmentation, which is typically achieved through the geometry augmentation. Wigington et al. [39] augmented the existing text images using random perturbations on a regular grid. Bhunia et al. [6] elastically warped the extracted features in a scalable manner. Luo et al. [7] proposed a learnable augmentation method to obtain more effective and speciﬁc samples. These methods have made signiﬁcant progress and considerably boost the performance of the recognizers.</text:p>
          </table:table-cell>
        </table:table-row>
        <table:table-row table:style-name="ro4" table:visibility="filter">
          <table:table-cell office:value-type="float" office:value="2202.11456" calcext:value-type="float">
            <text:p>2202.11456</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Following the settings of [1], [9], the evaluation metrics are the widely used GAN metrics of Fr´echet Inception Distance (FID) [52] and Geometric-Score (GS) [61]. The FID captures the similarity of generated images to real ones, which is validated to be consistent with human judgment. The GS compares the geometrical properties of the underlying data manifold and the generated one, which provides both qualitative and quantitative means for evaluation. Lower values of FID and GS are preferable.</text:p>
          </table:table-cell>
        </table:table-row>
        <table:table-row table:style-name="ro4" table:visibility="filter">
          <table:table-cell office:value-type="float" office:value="2202.11456" calcext:value-type="float">
            <text:p>2202.1145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We also compare our method to the advanced GANwriting [13]. As demonstrated in Figure 10, we randomly generate various styles of the word “deep” following the setting of Kang et al. [13] and visualize the distribution via t-SNE. It can be seen that the distribution of our generated samples is more even, which suggests the superiority of the diversity of our data synthesis. Because the original paper did not report recognition accuracy gains, we only conduct a comparison based on the visual effects for reference.</text:p>
          </table:table-cell>
        </table:table-row>
        <table:table-row table:style-name="ro6" table:visibility="filter">
          <table:table-cell office:value-type="float" office:value="2202.11456" calcext:value-type="float">
            <text:p>2202.1145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paper, we have presented SLOGAN for enriching the handwriting training samples for robust recognition. We synthesize handwriting data from the perspective of parameterizing style and controlling the parameters to generate new styles. This is achieved by using a style bank to parameterize a handwritten style as a latent vector, which is taken by the generator as a style prior to imitate the speciﬁc handwriting style. The joint training of the style bank and the generator requires only the supervision of the writer ID. By this way, it is possible to generate diverse handwriting styles by simply manipulating the latent vector.</text:p>
          </table:table-cell>
        </table:table-row>
        <table:table-row table:style-name="ro6" table:visibility="filter">
          <table:table-cell office:value-type="float" office:value="2202.11456" calcext:value-type="float">
            <text:p>2202.11456</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Figure 1 (a), the handwriting styles of a word (e.g., “the”) written by different people can be signiﬁcantly different. In fact, the style in which the word is written, changes observably every time the same person writes it, as shown in Figure 1 (b). This suggests that the number of handwriting styles is almost limitless. Meanwhile, existing training data are insufﬁcient and cannot represent all possible writing styles. To further illustrate the handwriting style distribution, we provide the styles in the popular IAM training set [3] parameterized via our proposed</text:p>
          </table:table-cell>
        </table:table-row>
        <table:table-row table:style-name="ro7" table:visibility="filter">
          <table:table-cell office:value-type="float" office:value="2202.11456" calcext:value-type="float">
            <text:p>2202.11456</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Extensive experiments reveal the superiority of our method in terms of the generated quality and diversity, and its contribution to the robust training of recognizers. Our data synthesis method can also complement data augmentation methods and further boost recognition performance. It is also notable that our method is potentially capable of domain-adaptation tasks. Finally, the Turing Test shows that our artiﬁcially synthesized samples are quite plausible that they can cheat the human judgment. In the future, we will explore online hard example generation by studying the interpretability of the GAN latent space. By this way, more effective and speciﬁc handwriting samples for training may be available.</text:p>
          </table:table-cell>
        </table:table-row>
        <table:table-row table:style-name="ro7" table:visibility="filter">
          <table:table-cell office:value-type="float" office:value="2202.11456" calcext:value-type="float">
            <text:p>2202.11456</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robustness of the text recognizers. To validate the effectiveness of the generated samples and compare them with previous studies [1], [9], we follow the setting that adds 100K generated samples for training. However, previous studies used different recognizers, which are not directly comparable. Thus, we use a more common and generalized recognizer [6], [7] in the subsequent experiments. As presented in Table VIII, the extra synthesized data signiﬁcantly boost the recognition performance. For instance, the WER of IAM signiﬁcantly decreases (↓1.83%, from 19.12% to 17.29%). Actually, our baseline is higher than that of [1], indicating less room for</text:p>
          </table:table-cell>
        </table:table-row>
        <table:table-row table:style-name="ro7" table:visibility="filter">
          <table:table-cell office:value-type="float" office:value="2202.11456" calcext:value-type="float">
            <text:p>2202.11456</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Automatically generating handwritten text images can reverse the annotation process to save costs, by starting from a given word and generating a corresponding image of the handwritten text [9]. Previous studies [10], [11], [12] have made use of online handwriting data for training. A well-trained network can generate complex sequences with long-range structures by recurrently predicting data points in a step-by-step manner. Recently, non-recurrent generative methods [1], [9], [13], [14] have been shown to directly produce a synthetic handwriting image according to a given text string. They also demonstrated the superiority of imitating ofﬂine handwriting features (vivid strokes, textures, paper background, etc.).</text:p>
          </table:table-cell>
        </table:table-row>
        <table:table-row table:style-name="ro15" table:visibility="filter">
          <table:table-cell office:value-type="float" office:value="2202.11456" calcext:value-type="float">
            <text:p>2202.11456</text:p>
          </table:table-cell>
          <table:table-cell office:value-type="string" calcext:value-type="string">
            <text:p>data</text:p>
          </table:table-cell>
          <table:table-cell office:value-type="float" office:value="265" calcext:value-type="float">
            <text:p>265</text:p>
          </table:table-cell>
          <table:table-cell table:number-columns-repeated="2"/>
          <table:table-cell office:value-type="string" calcext:value-type="string">
            <text:p>Abstract—Large amounts of labeled data are urgently required for the training of robust text recognizers. However, collecting handwriting data of diverse styles, along with an immense lexicon, is considerably expensive. Although data synthesis is a promising way to relieve data hunger, two key issues of handwriting synthesis, namely, style representation and content embedding, remain unsolved. To this end, we propose a novel method that can synthesize parameterized and controllable handwriting Styles for arbitrary-Length and Out-of-vocabulary text based on a Generative Adversarial Network (GAN), termed SLOGAN. Speciﬁcally, we propose a style bank to parameterize the speciﬁc handwriting styles as latent vectors, which are input to a generator as style priors to achieve the corresponding handwritten styles. The training of the style bank requires only the writer identiﬁcation of the source images, rather than attribute annotations. Moreover, we embed the text content by providing an easily obtainable printed style image, so that the diversity of the content can be ﬂexibly achieved by changing the input printed image. Finally, the generator is guided by dual discriminators to handle both the handwriting characteristics that appear as separated characters and in a series of cursive joins. Our method can synthesize words that are not included in the training vocabulary and with various new styles. Extensive experiments have shown that high-quality text images with great style diversity and rich vocabulary can be synthesized using our method, thereby enhancing the robustness of the recognizer.</text:p>
          </table:table-cell>
        </table:table-row>
        <table:table-row table:style-name="ro10">
          <table:table-cell office:value-type="float" office:value="2202.11456" calcext:value-type="float">
            <text:p>2202.11456</text:p>
          </table:table-cell>
          <table:table-cell office:value-type="string" calcext:value-type="string">
            <text:p>data, data available</text:p>
          </table:table-cell>
          <table:table-cell office:value-type="float" office:value="139" calcext:value-type="float">
            <text:p>139</text:p>
          </table:table-cell>
          <table:table-cell table:number-columns-repeated="2"/>
          <table:table-cell office:value-type="string" calcext:value-type="string">
            <text:p>Related Work section, data augmentation is performed on existing samples and cannot create new images containing words out of the training vocabulary, whereas data synthesis makes these images available. Therefore, we integrate our data synthesis method with data augmentation by using the opensource toolkit1 and performing random augmentation [7] on the synthesized samples. For a fair comparison, the methods listed in Table IX share similar training settings. Methods using additional data or language models are outside the scope of this study. As shown in Table IX, independent augmentation and synthesis beneﬁt the robustness of the recognizer. Moreover, the recognizer trained using both data synthesis and data augmentation achieves the best performance, which suggests the complementariness of the data synthesis and the data augmentation.</text:p>
          </table:table-cell>
        </table:table-row>
        <table:table-row table:style-name="ro8">
          <table:table-cell office:value-type="float" office:value="2202.11456" calcext:value-type="float">
            <text:p>2202.11456</text:p>
          </table:table-cell>
          <table:table-cell office:value-type="string" calcext:value-type="string">
            <text:p>data, data available</text:p>
          </table:table-cell>
          <table:table-cell office:value-type="float" office:value="166" calcext:value-type="float">
            <text:p>166</text:p>
          </table:table-cell>
          <table:table-cell table:number-columns-repeated="2"/>
          <table:table-cell office:value-type="string" calcext:value-type="string">
            <text:p>Despite such impressive efforts, handwriting data synthesis remains challenging and unsolved. For instance, we found that the random noisy latent vector zzz ∼ N (0, 1), which has been extensively employed in existing Generative Adversarial Networks (GANs) [18], [19], [20], is insufﬁcient for modeling speciﬁc handwriting styles. Moreover, previous studies embedded content via complex modules, including recurrent embeddings [9], character-wise and string-level encoders [13], a series of convolutional ﬁlters [1] and ﬁlter maps [14], which limit the ﬂexibility and practicability of content input. For instance, the adjacent character interval cannot be easily adjusted [1], [9], [14]. It is also impossible to generate a text string longer than the maximum number in the training phase [9], [13].</text:p>
          </table:table-cell>
        </table:table-row>
        <table:table-row table:style-name="ro5">
          <table:table-cell office:value-type="float" office:value="2202.11456" calcext:value-type="float">
            <text:p>2202.11456</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However, images that are nonexistent in the training data, such as images containing out-of-vocabulary words, cannot be created through data augmentation. Thus, the augmentation is bounded by the existing dataset. The proposed data synthesis method can be the complement of data augmentation and further beneﬁt the recognition robustness.</text:p>
          </table:table-cell>
        </table:table-row>
        <table:table-row table:style-name="ro8">
          <table:table-cell office:value-type="float" office:value="2202.11456" calcext:value-type="float">
            <text:p>2202.11456</text:p>
          </table:table-cell>
          <table:table-cell office:value-type="string" calcext:value-type="string">
            <text:p>data, dataset</text:p>
          </table:table-cell>
          <table:table-cell office:value-type="float" office:value="133" calcext:value-type="float">
            <text:p>133</text:p>
          </table:table-cell>
          <table:table-cell table:number-columns-repeated="2"/>
          <table:table-cell office:value-type="string" calcext:value-type="string">
            <text:p>We further explore the potential capacity for domain adaptation by training the recognizer using the IAM training set and CVL-like generated samples, and evaluating on the CVL testing set. Following the settings of ScrabbleGAN [1], we train our GAN using only the IAM training dataset and generate 100K samples using the CVL lexicon as additional training data. We repeat the training ﬁve times and report the averages and standard deviations thereof. As shown in Table X, the reproduced baseline is comparable to that of the original study. After adding 100K generated samples, the recognition performance is signiﬁcantly boosted. The recognizer trained using our synthesized data achieves lower WER and CER, indicating the superior quality and diversity of our generated data.</text:p>
          </table:table-cell>
        </table:table-row>
        <table:table-row table:style-name="ro2">
          <table:table-cell office:value-type="float" office:value="2202.11456" calcext:value-type="float">
            <text:p>2202.11456</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57] F. Kleber, S. Fiel, M. Diem, and R. Sablatnig, “CVL-database: An offline database for writer retrieval, writer identiﬁcation and word spotting,” in ICDAR, 2013, pp. 560–564.</text:p>
          </table:table-cell>
        </table:table-row>
        <table:table-row table:style-name="ro3">
          <table:table-cell office:value-type="float" office:value="2202.11456" calcext:value-type="float">
            <text:p>2202.11456</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2] H. Choudhury and S. R. M. Prasanna, “Synthesis of handwriting dynamics using sinusoidal model,” in ICDAR, 2019, pp. 870–875. [3] U.-V. Marti and H. Bunke, “The IAM-database: An English sentence database for ofﬂine handwriting recognition,” Int. J. Doc. Anal. Recogn., vol. 5, no. 1, pp. 39–46, 2003.</text:p>
          </table:table-cell>
        </table:table-row>
        <table:table-row table:style-name="ro1">
          <table:table-cell office:value-type="float" office:value="2202.11456" calcext:value-type="float">
            <text:p>2202.1145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1">
          <table:table-cell office:value-type="float" office:value="2202.11456" calcext:value-type="float">
            <text:p>2202.1145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subsets of the above datasets for the following experiments.</text:p>
          </table:table-cell>
        </table:table-row>
        <table:table-row table:style-name="ro3">
          <table:table-cell office:value-type="float" office:value="2202.11456" calcext:value-type="float">
            <text:p>2202.1145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ABLE X DOMAIN ADAPTATION BY USING IAM TRAINING DATASET AND USING CVL LEXICON TO SYNTHESIZE SAMPLES. WE EVALUATE THE RECOGNITION PERFORMANCE ON THE CVL TESTING DATASET.</text:p>
          </table:table-cell>
        </table:table-row>
        <table:table-row table:style-name="ro2">
          <table:table-cell office:value-type="float" office:value="2202.11456" calcext:value-type="float">
            <text:p>2202.11456</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manipulating the elements of the latent vector, a new handwriting style that does not exist in the dataset can be created. The training of the style parameterization requires only the writer IDs of the source images.</text:p>
          </table:table-cell>
        </table:table-row>
        <table:table-row table:style-name="ro5">
          <table:table-cell office:value-type="float" office:value="2202.11456" calcext:value-type="float">
            <text:p>2202.11456</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method, in which the style vector dimensionality is set to three for visualization. As shown in Figure 2, a wide empty space indicates a lack of handwriting styles. Simultaneously, we observed signiﬁcant biases in terms of both the style and frequency distributions. For instance, the dataset contains 3,811 samples from Writer #0, but only 10 samples from Writer #6.</text:p>
          </table:table-cell>
        </table:table-row>
        <table:table-row table:style-name="ro6">
          <table:table-cell office:value-type="float" office:value="2202.11456" calcext:value-type="float">
            <text:p>2202.11456</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ig. 2. Imbalanced distribution of handwriting styles revealed using our method. The handwriting styles are from the popular IAM training set [3]. Our method can parameterize the styles as vectors. The dimensionality of the style vector is set to three, so that each style can be visualized in a threedimensional coordinate system. The color (and also the size) of every point denotes the frequency at which a speciﬁc style occurs in the dataset. There are signiﬁcant biases in terms of both the style and frequency distribution. A vast expanse of empty space indicates a lack of styles.</text:p>
          </table:table-cell>
        </table:table-row>
        <table:table-row table:style-name="ro1">
          <table:table-cell office:value-type="float" office:value="2202.11456" calcext:value-type="float">
            <text:p>2202.1145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Canjie-Luo/Text-Image-Augmentation</text:p>
          </table:table-cell>
        </table:table-row>
        <table:table-row table:style-name="ro5">
          <table:table-cell office:value-type="float" office:value="2202.11456" calcext:value-type="float">
            <text:p>2202.11456</text:p>
          </table:table-cell>
          <table:table-cell office:value-type="string" calcext:value-type="string">
            <text:p>used dataset, dataset</text:p>
          </table:table-cell>
          <table:table-cell office:value-type="float" office:value="71" calcext:value-type="float">
            <text:p>71</text:p>
          </table:table-cell>
          <table:table-cell table:number-columns-repeated="2"/>
          <table:table-cell office:value-type="string" calcext:value-type="string">
            <text:p>Fig. 1. Samples collected from a widely used IAM dataset [3]. Recognizing text in distinct individual handwriting styles is challenging, because (a) the handwriting styles of a word (for instance, “the”) written by different people can be signiﬁcantly different, and (b) the style of the word changes observably every time the same person writes.</text:p>
          </table:table-cell>
        </table:table-row>
        <table:table-row table:style-name="ro1" table:number-rows-repeated="1046584">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3.A1:labels_3.F1991" table:display-filter-buttons="true">
          <table:filter>
            <table:filter-and>
              <table:filter-condition table:value="benchmark" table:operator="=" table:field-number="1">
                <table:filter-set-item table:value="benchmark"/>
                <table:filter-set-item table:value="benchmark, code"/>
                <table:filter-set-item table:value="benchmark, data"/>
                <table:filter-set-item table:value="benchmark, data, case study data"/>
                <table:filter-set-item table:value="benchmark, data, database"/>
                <table:filter-set-item table:value="benchmark, data, dataset"/>
                <table:filter-set-item table:value="benchmark, database"/>
                <table:filter-set-item table:value="benchmark, dataset"/>
                <table:filter-set-item table:value="benchmark, dataset, case study data"/>
                <table:filter-set-item table:value="benchmark, dataset, case study data, code"/>
                <table:filter-set-item table:value="benchmark, github, publicly available"/>
                <table:filter-set-item table:value="benchmark, github, publicly available, code"/>
                <table:filter-set-item table:value="benchmark, open-source data, dataset"/>
                <table:filter-set-item table:value="benchmark, python"/>
                <table:filter-set-item table:value="code"/>
                <table:filter-set-item table:value="code available, code"/>
                <table:filter-set-item table:value="code available, code, source code"/>
                <table:filter-set-item table:value="code available, data, github, code, python, database"/>
                <table:filter-set-item table:value="code available, github, code"/>
                <table:filter-set-item table:value="code available, github, code, code open-source, open-source"/>
                <table:filter-set-item table:value="code available, github, dataset, code"/>
                <table:filter-set-item table:value="code open-source, data, python, code"/>
                <table:filter-set-item table:value="code, data, code available, source code"/>
                <table:filter-set-item table:value="code, database"/>
                <table:filter-set-item table:value="code, dataset"/>
                <table:filter-set-item table:value="code, dataset, source code"/>
                <table:filter-set-item table:value="code, github, source code"/>
                <table:filter-set-item table:value="code, open-source code, open-source"/>
                <table:filter-set-item table:value="code, open-source code, open-source, source code"/>
                <table:filter-set-item table:value="code, python"/>
                <table:filter-set-item table:value="code, retrieve, dataset"/>
                <table:filter-set-item table:value="code, source code"/>
                <table:filter-set-item table:value="data available, code available, data, code, github, data https, source code"/>
                <table:filter-set-item table:value="data available, dataset"/>
                <table:filter-set-item table:value="data https, dataset"/>
                <table:filter-set-item table:value="data, code"/>
                <table:filter-set-item table:value="data, code, github, source code"/>
                <table:filter-set-item table:value="data, data available"/>
                <table:filter-set-item table:value="data, data available, code"/>
                <table:filter-set-item table:value="data, data available, data https"/>
                <table:filter-set-item table:value="data, data available, dataset"/>
                <table:filter-set-item table:value="data, data available, python, dataset"/>
                <table:filter-set-item table:value="data, data https"/>
                <table:filter-set-item table:value="data, data repository"/>
                <table:filter-set-item table:value="data, data repository, dataset"/>
                <table:filter-set-item table:value="data, database"/>
                <table:filter-set-item table:value="data, database, dataset"/>
                <table:filter-set-item table:value="data, dataset"/>
                <table:filter-set-item table:value="data, dataset provided"/>
                <table:filter-set-item table:value="data, dataset provided, dataset"/>
                <table:filter-set-item table:value="data, dataset, code"/>
                <table:filter-set-item table:value="data, download"/>
                <table:filter-set-item table:value="data, download, data https, data available"/>
                <table:filter-set-item table:value="data, github, data available, data https"/>
                <table:filter-set-item table:value="data, github, data https"/>
                <table:filter-set-item table:value="data, github, dataset"/>
                <table:filter-set-item table:value="data, github, open-source"/>
                <table:filter-set-item table:value="data, open-source"/>
                <table:filter-set-item table:value="data, open-source code, open-source, code"/>
                <table:filter-set-item table:value="data, open-source data"/>
                <table:filter-set-item table:value="data, open-source data, data available"/>
                <table:filter-set-item table:value="data, open-source data, data https"/>
                <table:filter-set-item table:value="data, python"/>
                <table:filter-set-item table:value="data, retrieve"/>
                <table:filter-set-item table:value="data, used dataset, dataset"/>
                <table:filter-set-item table:value="database"/>
                <table:filter-set-item table:value="database, dataset"/>
                <table:filter-set-item table:value="database, python"/>
                <table:filter-set-item table:value="database, retrieve"/>
                <table:filter-set-item table:value="dataset"/>
                <table:filter-set-item table:value="dataset provided, data, data available, data https"/>
                <table:filter-set-item table:value="dataset provided, dataset"/>
                <table:filter-set-item table:value="dataset, open-source"/>
                <table:filter-set-item table:value="download"/>
                <table:filter-set-item table:value="download, dataset"/>
                <table:filter-set-item table:value="github"/>
                <table:filter-set-item table:value="github, code"/>
                <table:filter-set-item table:value="github, open-source"/>
                <table:filter-set-item table:value="github, python"/>
                <table:filter-set-item table:value="open-source"/>
                <table:filter-set-item table:value="open-source data, dataset"/>
                <table:filter-set-item table:value="package"/>
                <table:filter-set-item table:value="package, benchmark, data, case study data"/>
                <table:filter-set-item table:value="package, benchmark, github, dataset"/>
                <table:filter-set-item table:value="package, code package"/>
                <table:filter-set-item table:value="package, data"/>
                <table:filter-set-item table:value="package, publicly available, python"/>
                <table:filter-set-item table:value="package, python"/>
                <table:filter-set-item table:value="package, python, open-source"/>
                <table:filter-set-item table:value="provide implementation"/>
                <table:filter-set-item table:value="provide implementation, open-source"/>
                <table:filter-set-item table:value="publicly available"/>
                <table:filter-set-item table:value="publicly available, data"/>
                <table:filter-set-item table:value="publicly available, data, database"/>
                <table:filter-set-item table:value="publicly available, data, database, data available"/>
                <table:filter-set-item table:value="publicly available, dataset"/>
                <table:filter-set-item table:value="python"/>
                <table:filter-set-item table:value="python, open-source"/>
                <table:filter-set-item table:value="retrieve"/>
                <table:filter-set-item table:value="retrieve, dataset"/>
                <table:filter-set-item table:value="retrieve, open-source"/>
                <table:filter-set-item table:value="supplementary data"/>
                <table:filter-set-item table:value="used dataset, dataset"/>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03">00/00/0000</text:date>, <text:time style:data-style-name="N2" text:time-value="14:38:53.52909731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7-03T19:44:28.683670745</dc:date>
    <meta:editing-duration>PT5H7M8S</meta:editing-duration>
    <meta:editing-cycles>22</meta:editing-cycles>
    <meta:document-statistic meta:table-count="1" meta:cell-count="8163" meta:object-count="0"/>
  </office:meta>
</office:document-meta>
</file>